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y Underwood" svg:font-family="'My Underwood'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3.286cm"/>
    </style:style>
    <style:style style:name="co4" style:family="table-column">
      <style:table-column-properties fo:break-before="auto" style:column-width="3.445cm"/>
    </style:style>
    <style:style style:name="co5" style:family="table-column">
      <style:table-column-properties fo:break-before="auto" style:column-width="3.921cm"/>
    </style:style>
    <style:style style:name="co6" style:family="table-column">
      <style:table-column-properties fo:break-before="auto" style:column-width="2.99cm"/>
    </style:style>
    <style:style style:name="co7" style:family="table-column">
      <style:table-column-properties fo:break-before="auto" style:column-width="3.194cm"/>
    </style:style>
    <style:style style:name="co8" style:family="table-column">
      <style:table-column-properties fo:break-before="auto" style:column-width="2.201cm"/>
    </style:style>
    <style:style style:name="co9" style:family="table-column">
      <style:table-column-properties fo:break-before="auto" style:column-width="2.923cm"/>
    </style:style>
    <style:style style:name="co10" style:family="table-column">
      <style:table-column-properties fo:break-before="auto" style:column-width="6.26cm"/>
    </style:style>
    <style:style style:name="co11" style:family="table-column">
      <style:table-column-properties fo:break-before="auto" style:column-width="5.078cm"/>
    </style:style>
    <style:style style:name="co12" style:family="table-column">
      <style:table-column-properties fo:break-before="auto" style:column-width="3.013cm"/>
    </style:style>
    <style:style style:name="co13" style:family="table-column">
      <style:table-column-properties fo:break-before="auto" style:column-width="2.514cm"/>
    </style:style>
    <style:style style:name="co14" style:family="table-column">
      <style:table-column-properties fo:break-before="auto" style:column-width="5.306cm"/>
    </style:style>
    <style:style style:name="co15" style:family="table-column">
      <style:table-column-properties fo:break-before="auto" style:column-width="3.078cm"/>
    </style:style>
    <style:style style:name="co16" style:family="table-column">
      <style:table-column-properties fo:break-before="auto" style:column-width="5.805cm"/>
    </style:style>
    <style:style style:name="co17" style:family="table-column">
      <style:table-column-properties fo:break-before="auto" style:column-width="5.669cm"/>
    </style:style>
    <style:style style:name="co18" style:family="table-column">
      <style:table-column-properties fo:break-before="auto" style:column-width="3.291cm"/>
    </style:style>
    <style:style style:name="co19" style:family="table-column">
      <style:table-column-properties fo:break-before="auto" style:column-width="2.6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208" style:family="table-cell" style:parent-style-name="Default">
      <style:table-cell-properties fo:background-color="#c9211e" style:text-align-source="fix" style:repeat-content="false" style:vertical-align="middle"/>
      <style:paragraph-properties fo:text-align="center" fo:margin-left="0cm"/>
      <style:text-properties fo:color="#000000" style:font-name="My Underwood"/>
    </style:style>
    <style:style style:name="ce209" style:family="table-cell" style:parent-style-name="Default">
      <style:table-cell-properties fo:background-color="#c9211e" style:text-align-source="fix" style:repeat-content="false"/>
      <style:paragraph-properties fo:text-align="center" fo:margin-left="0cm"/>
      <style:text-properties style:font-name="My Underwood"/>
    </style:style>
    <style:style style:name="ce210" style:family="table-cell" style:parent-style-name="Default">
      <style:table-cell-properties fo:background-color="#c9211e" style:text-align-source="fix" style:repeat-content="false"/>
      <style:paragraph-properties fo:text-align="center" fo:margin-left="0cm"/>
      <style:text-properties fo:color="#000000" style:font-name="My Underwood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y Underwood"/>
    </style:style>
    <style:style style:name="ce2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y Underwood"/>
    </style:style>
    <style:style style:name="ce217" style:family="table-cell" style:parent-style-name="Default">
      <style:table-cell-properties fo:background-color="#c9211e" style:text-align-source="fix" style:repeat-content="false" style:vertical-align="middle"/>
      <style:paragraph-properties fo:text-align="center"/>
      <style:text-properties style:font-name="My Underwood"/>
    </style:style>
    <style:style style:name="ce219" style:family="table-cell" style:parent-style-name="Default">
      <style:table-cell-properties fo:background-color="#c9211e"/>
      <style:text-properties style:font-name="My Underwood"/>
    </style:style>
    <style:style style:name="ce220" style:family="table-cell" style:parent-style-name="Default">
      <style:table-cell-properties fo:background-color="#c9211e"/>
      <style:text-properties fo:color="#000000" style:font-name="My Underwood"/>
    </style:style>
    <style:style style:name="ce222" style:family="table-cell" style:parent-style-name="Default">
      <style:text-properties style:font-name="My Underwood"/>
    </style:style>
    <style:style style:name="ce223" style:family="table-cell" style:parent-style-name="Default">
      <style:table-cell-properties fo:background-color="transparent"/>
      <style:text-properties style:font-name="My Underwood"/>
    </style:style>
    <style:style style:name="ce224" style:family="table-cell" style:parent-style-name="Default">
      <style:table-cell-properties fo:background-color="#c9211e"/>
      <style:text-properties style:font-name="My Underwood"/>
    </style:style>
    <style:style style:name="ce226" style:family="table-cell" style:parent-style-name="Default">
      <style:table-cell-properties fo:background-color="#ff3838" style:text-align-source="fix" style:repeat-content="false" style:vertical-align="middle"/>
      <style:paragraph-properties fo:text-align="center" fo:margin-left="0cm"/>
      <style:text-properties fo:color="#000000" style:font-name="My Underwood"/>
    </style:style>
    <style:style style:name="ce227" style:family="table-cell" style:parent-style-name="Default">
      <style:text-properties style:font-name="My Underwood"/>
    </style:style>
    <style:style style:name="ce228" style:family="table-cell" style:parent-style-name="Default">
      <style:table-cell-properties fo:background-color="#ff3838"/>
      <style:text-properties fo:color="#000000" style:font-name="My Underwood"/>
    </style:style>
    <style:style style:name="ce229" style:family="table-cell" style:parent-style-name="Default">
      <style:table-cell-properties fo:background-color="#ff3838" style:text-align-source="fix" style:repeat-content="false" style:vertical-align="middle"/>
      <style:paragraph-properties fo:text-align="center" fo:margin-left="0cm"/>
      <style:text-properties fo:color="#000000" style:font-name="My Underwood"/>
    </style:style>
    <style:style style:name="ce230" style:family="table-cell" style:parent-style-name="Default">
      <style:text-properties style:font-name="My Underwood"/>
    </style:style>
    <style:style style:name="ce231" style:family="table-cell" style:parent-style-name="Default">
      <style:text-properties style:font-name="My Underwood"/>
    </style:style>
    <style:style style:name="ce232" style:family="table-cell" style:parent-style-name="Default">
      <style:table-cell-properties fo:background-color="#bbe33d"/>
      <style:text-properties style:font-name="My Underwood"/>
    </style:style>
    <style:style style:name="ce233" style:family="table-cell" style:parent-style-name="Default">
      <style:table-cell-properties fo:background-color="#224b12"/>
      <style:text-properties style:font-name="My Underwood"/>
    </style:style>
    <style:style style:name="ce234" style:family="table-cell" style:parent-style-name="Default">
      <style:table-cell-properties fo:background-color="transparent"/>
      <style:text-properties style:use-window-font-color="true" style:font-name="My Underwood"/>
    </style:style>
    <style:style style:name="ce235" style:family="table-cell" style:parent-style-name="Default">
      <style:table-cell-properties fo:background-color="#3465a4"/>
      <style:text-properties style:font-name="My Underwood"/>
    </style:style>
    <style:style style:name="ce236" style:family="table-cell" style:parent-style-name="Default">
      <style:table-cell-properties fo:background-color="#ffffff"/>
      <style:text-properties style:font-name="My Underwood"/>
    </style:style>
    <style:style style:name="ce237" style:family="table-cell" style:parent-style-name="Default">
      <style:table-cell-properties fo:background-color="#ff0000"/>
      <style:text-properties style:font-name="My Underwood"/>
    </style:style>
    <style:style style:name="ce238" style:family="table-cell" style:parent-style-name="Default">
      <style:table-cell-properties fo:background-color="#4e102d"/>
      <style:text-properties style:font-name="My Underwood"/>
    </style:style>
    <style:style style:name="ce239" style:family="table-cell" style:parent-style-name="Default">
      <style:table-cell-properties fo:background-color="#ea7500"/>
      <style:text-properties fo:color="#000000" style:font-name="My Underwood"/>
    </style:style>
    <style:style style:name="ce240" style:family="table-cell" style:parent-style-name="Default">
      <style:text-properties style:font-name="My Underwood"/>
    </style:style>
    <style:style style:name="ce241" style:family="table-cell" style:parent-style-name="Default">
      <style:text-properties style:font-name="My Underwood"/>
    </style:style>
    <style:style style:name="ce242" style:family="table-cell" style:parent-style-name="Default">
      <style:table-cell-properties fo:background-color="#ff3838"/>
      <style:text-properties fo:color="#000000" style:font-name="My Underwood"/>
    </style:style>
    <style:style style:name="ce244" style:family="table-cell" style:parent-style-name="Default">
      <style:text-properties style:font-name="My Underwood"/>
    </style:style>
    <style:style style:name="ce246" style:family="table-cell" style:parent-style-name="Default">
      <style:table-cell-properties fo:background-color="transparent"/>
      <style:text-properties style:font-name="My Underwood"/>
    </style:style>
    <style:style style:name="ce247" style:family="table-cell" style:parent-style-name="Default">
      <style:table-cell-properties fo:background-color="#395511" style:text-align-source="fix" style:repeat-content="false" style:vertical-align="middle"/>
      <style:paragraph-properties fo:text-align="center" fo:margin-left="0cm"/>
      <style:text-properties style:font-name="My Underwood"/>
    </style:style>
    <style:style style:name="ce2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y Underwood"/>
    </style:style>
    <style:style style:name="ce249" style:family="table-cell" style:parent-style-name="Default">
      <style:table-cell-properties fo:background-color="#395511"/>
      <style:text-properties fo:color="#ffffff" style:font-name="My Underwood"/>
    </style:style>
    <style:style style:name="ce250" style:family="table-cell" style:parent-style-name="Default">
      <style:text-properties style:font-name="My Underwood"/>
    </style:style>
    <style:style style:name="ce251" style:family="table-cell" style:parent-style-name="Default">
      <style:text-properties style:font-name="My Underwood"/>
    </style:style>
    <style:style style:name="ce252" style:family="table-cell" style:parent-style-name="Default">
      <style:text-properties style:font-name="My Underwood"/>
    </style:style>
    <style:style style:name="ce253" style:family="table-cell" style:parent-style-name="Default">
      <style:text-properties style:font-name="My Underwood"/>
    </style:style>
    <style:style style:name="ce254" style:family="table-cell" style:parent-style-name="Default">
      <style:table-cell-properties fo:background-color="transparent"/>
      <style:text-properties style:font-name="My Underwood"/>
    </style:style>
    <style:style style:name="ce255" style:family="table-cell" style:parent-style-name="Default">
      <style:text-properties style:font-name="My Underwood"/>
    </style:style>
    <style:style style:name="ce256" style:family="table-cell" style:parent-style-name="Default">
      <style:text-properties style:font-name="My Underwood"/>
    </style:style>
    <style:style style:name="ce257" style:family="table-cell" style:parent-style-name="Default">
      <style:table-cell-properties fo:background-color="#395511" style:text-align-source="fix" style:repeat-content="false"/>
      <style:paragraph-properties fo:text-align="center" fo:margin-left="0cm"/>
      <style:text-properties style:font-name="My Underwood"/>
    </style:style>
    <style:style style:name="ce258" style:family="table-cell" style:parent-style-name="Default">
      <style:table-cell-properties fo:background-color="#383d3c" style:text-align-source="fix" style:repeat-content="false"/>
      <style:paragraph-properties fo:text-align="center" fo:margin-left="0cm"/>
      <style:text-properties style:font-name="My Underwood"/>
    </style:style>
    <style:style style:name="ce259" style:family="table-cell" style:parent-style-name="Default">
      <style:text-properties style:font-name="My Underwood"/>
    </style:style>
    <style:style style:name="ce260" style:family="table-cell" style:parent-style-name="Default" style:data-style-name="N2">
      <style:table-cell-properties fo:background-color="#395511" style:text-align-source="fix" style:repeat-content="false"/>
      <style:paragraph-properties fo:text-align="center" fo:margin-left="0cm"/>
      <style:text-properties style:font-name="My Underwood"/>
    </style:style>
    <style:style style:name="ce261" style:family="table-cell" style:parent-style-name="Default" style:data-style-name="N2">
      <style:table-cell-properties fo:background-color="#383d3c" style:text-align-source="fix" style:repeat-content="false"/>
      <style:paragraph-properties fo:text-align="center" fo:margin-left="0cm"/>
      <style:text-properties style:font-name="My Underwood"/>
    </style:style>
    <style:style style:name="ce262" style:family="table-cell" style:parent-style-name="Default" style:data-style-name="N2">
      <style:table-cell-properties fo:background-color="#395511"/>
      <style:text-properties fo:color="#ffffff" style:font-name="My Underwood"/>
    </style:style>
    <style:style style:name="ce263" style:family="table-cell" style:parent-style-name="Default" style:data-style-name="N2">
      <style:text-properties style:font-name="My Underwood"/>
    </style:style>
    <style:style style:name="ce264" style:family="table-cell" style:parent-style-name="Default" style:data-style-name="N2">
      <style:table-cell-properties fo:background-color="transparent"/>
      <style:text-properties style:font-name="My Underwood"/>
    </style:style>
    <style:style style:name="ce265" style:family="table-cell" style:parent-style-name="Default" style:data-style-name="N2">
      <style:text-properties style:font-name="My Underwood"/>
    </style:style>
    <style:style style:name="ce266" style:family="table-cell" style:parent-style-name="Default">
      <style:table-cell-properties fo:background-color="#383d3c"/>
      <style:text-properties style:font-name="My Underwood"/>
    </style:style>
    <style:style style:name="ce267" style:family="table-cell" style:parent-style-name="Default">
      <style:table-cell-properties fo:background-color="transparent"/>
      <style:text-properties style:font-name="My Underwood"/>
    </style:style>
    <style:style style:name="ce268" style:family="table-cell" style:parent-style-name="Default" style:data-style-name="N2">
      <style:text-properties style:font-name="My Underwood"/>
    </style:style>
    <style:style style:name="ce269" style:family="table-cell" style:parent-style-name="Default" style:data-style-name="N2">
      <style:table-cell-properties fo:background-color="#383d3c"/>
      <style:text-properties style:font-name="My Underwood"/>
    </style:style>
    <style:style style:name="ce270" style:family="table-cell" style:parent-style-name="Default" style:data-style-name="N2">
      <style:text-properties style:font-name="My Underwood"/>
    </style:style>
    <style:style style:name="ce271" style:family="table-cell" style:parent-style-name="Default" style:data-style-name="N2">
      <style:table-cell-properties fo:background-color="transparent"/>
      <style:text-properties style:font-name="My Underwood"/>
    </style:style>
    <style:style style:name="ce272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My Underwood"/>
    </style:style>
    <style:style style:name="ce273" style:family="table-cell" style:parent-style-name="Default">
      <style:table-cell-properties fo:background-color="#355269" style:text-align-source="fix" style:repeat-content="false"/>
      <style:paragraph-properties fo:text-align="center" fo:margin-left="0cm"/>
      <style:text-properties style:use-window-font-color="true" style:font-name="My Underwood"/>
    </style:style>
    <style:style style:name="ce274" style:family="table-cell" style:parent-style-name="Default">
      <style:table-cell-properties fo:background-color="#780373"/>
      <style:text-properties style:use-window-font-color="true" style:font-name="My Underwood"/>
    </style:style>
    <style:style style:name="ce275" style:family="table-cell" style:parent-style-name="Default">
      <style:text-properties style:font-name="My Underwood"/>
    </style:style>
    <style:style style:name="ce276" style:family="table-cell" style:parent-style-name="Default">
      <style:text-properties style:font-name="My Underwood"/>
    </style:style>
    <style:style style:name="ce277" style:family="table-cell" style:parent-style-name="Default">
      <style:table-cell-properties fo:background-color="#729fcf"/>
      <style:text-properties style:font-name="My Underwood"/>
    </style:style>
    <style:style style:name="ce278" style:family="table-cell" style:parent-style-name="Default">
      <style:table-cell-properties fo:background-color="#ffff6d"/>
      <style:text-properties style:font-name="My Underwood"/>
    </style:style>
    <style:style style:name="ce279" style:family="table-cell" style:parent-style-name="Default">
      <style:table-cell-properties fo:background-color="#28471f"/>
      <style:text-properties style:font-name="My Underwood"/>
    </style:style>
    <style:style style:name="ce280" style:family="table-cell" style:parent-style-name="Default">
      <style:table-cell-properties fo:background-color="transparent"/>
      <style:map style:condition="cell-content()=&quot;MMA&quot;" style:apply-style-name="PMK" style:base-cell-address="Master.A1"/>
    </style:style>
    <style:style style:name="ce281" style:family="table-cell" style:parent-style-name="Default">
      <style:table-cell-properties fo:background-color="#a1467e"/>
      <style:text-properties fo:color="#000000" style:font-name="My Underwood"/>
    </style:style>
    <style:style style:name="ce282" style:family="table-cell" style:parent-style-name="Default">
      <style:text-properties style:font-name="My Underwood"/>
    </style:style>
    <style:style style:name="ce283" style:family="table-cell" style:parent-style-name="Default" style:data-style-name="N2">
      <style:table-cell-properties fo:background-color="#bf819e"/>
      <style:text-properties fo:color="#000000" style:font-name="My Underwood"/>
    </style:style>
    <style:style style:name="ce284" style:family="table-cell" style:parent-style-name="Default" style:data-style-name="N2">
      <style:table-cell-properties fo:background-color="transparent"/>
      <style:text-properties style:font-name="My Underwood"/>
    </style:style>
    <style:style style:name="ce285" style:family="table-cell" style:parent-style-name="Default">
      <style:table-cell-properties fo:background-color="#3465a4" style:text-align-source="fix" style:repeat-content="false"/>
      <style:paragraph-properties fo:text-align="center" fo:margin-left="0cm"/>
      <style:text-properties style:font-name="My Underwood"/>
    </style:style>
    <style:style style:name="ce286" style:family="table-cell" style:parent-style-name="Default">
      <style:table-cell-properties fo:background-color="#780373"/>
      <style:text-properties style:font-name="My Underwood"/>
    </style:style>
    <style:style style:name="ce287" style:family="table-cell" style:parent-style-name="Default">
      <style:text-properties style:font-name="My Underwood"/>
    </style:style>
    <style:style style:name="ce288" style:family="table-cell" style:parent-style-name="Default">
      <style:text-properties style:font-name="My Underwood"/>
    </style:style>
    <style:style style:name="ce289" style:family="table-cell" style:parent-style-name="Default">
      <style:table-cell-properties fo:background-color="#8d1d75"/>
      <style:text-properties style:font-name="My Underwood"/>
    </style:style>
    <style:style style:name="ce290" style:family="table-cell" style:parent-style-name="Default">
      <style:text-properties style:font-name="My Underwood"/>
    </style:style>
    <style:style style:name="ce291" style:family="table-cell" style:parent-style-name="Default">
      <style:table-cell-properties fo:background-color="#224b12"/>
      <style:text-properties style:font-name="My Underwood"/>
    </style:style>
    <style:style style:name="ce292" style:family="table-cell" style:parent-style-name="Default">
      <style:text-properties fo:color="#ffffff" style:font-name="My Underwood"/>
    </style:style>
    <style:style style:name="ce293" style:family="table-cell" style:parent-style-name="Default" style:data-style-name="N119">
      <style:text-properties style:font-name="My Underwood"/>
    </style:style>
    <style:style style:name="ce294" style:family="table-cell" style:parent-style-name="Default" style:data-style-name="N119">
      <style:table-cell-properties fo:background-color="#bf819e"/>
      <style:text-properties fo:color="#000000" style:font-name="My Underwood"/>
    </style:style>
    <style:style style:name="ce295" style:family="table-cell" style:parent-style-name="Default" style:data-style-name="N119">
      <style:text-properties style:font-name="My Underwood"/>
    </style:style>
    <style:style style:name="ce296" style:family="table-cell" style:parent-style-name="Default">
      <style:table-cell-properties fo:background-color="#5983b0" style:text-align-source="fix" style:repeat-content="false"/>
      <style:paragraph-properties fo:text-align="center" fo:margin-left="0cm"/>
      <style:text-properties fo:color="#000000" style:font-name="My Underwood"/>
    </style:style>
    <style:style style:name="ce297" style:family="table-cell" style:parent-style-name="Default">
      <style:table-cell-properties fo:background-color="#5eb91e"/>
      <style:text-properties style:font-name="My Underwood"/>
    </style:style>
    <style:style style:name="ce298" style:family="table-cell" style:parent-style-name="Default">
      <style:table-cell-properties fo:background-color="#5eb91e"/>
      <style:text-properties style:font-name="My Underwood"/>
    </style:style>
    <style:style style:name="ce299" style:family="table-cell" style:parent-style-name="Default">
      <style:text-properties style:font-name="My Underwood"/>
    </style:style>
    <style:style style:name="ce300" style:family="table-cell" style:parent-style-name="Default">
      <style:table-cell-properties fo:background-color="transparent"/>
      <style:text-properties style:font-name="My Underwood"/>
    </style:style>
    <style:style style:name="ce301" style:family="table-cell" style:parent-style-name="Default">
      <style:table-cell-properties fo:background-color="#c9211e"/>
      <style:text-properties style:font-name="My Underwood"/>
    </style:style>
    <style:style style:name="ce302" style:family="table-cell" style:parent-style-name="Default">
      <style:text-properties style:font-name="My Underwood"/>
    </style:style>
    <style:style style:name="ce303" style:family="table-cell" style:parent-style-name="Default" style:data-style-name="N2">
      <style:text-properties style:font-name="My Underwood"/>
    </style:style>
    <style:style style:name="ce304" style:family="table-cell" style:parent-style-name="Default" style:data-style-name="N2">
      <style:table-cell-properties fo:background-color="transparent"/>
      <style:text-properties style:font-name="My Underwood"/>
    </style:style>
    <style:style style:name="ce305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My Underwood"/>
    </style:style>
    <style:style style:name="ce306" style:family="table-cell" style:parent-style-name="Default">
      <style:table-cell-properties fo:background-color="#355269"/>
      <style:text-properties style:use-window-font-color="true" style:font-name="My Underwood"/>
    </style:style>
    <style:style style:name="ce307" style:family="table-cell" style:parent-style-name="Default">
      <style:table-cell-properties fo:background-color="#355269"/>
      <style:text-properties style:font-name="My Underwood"/>
    </style:style>
    <style:style style:name="ce308" style:family="table-cell" style:parent-style-name="Default">
      <style:table-cell-properties fo:background-color="#ec9ba4"/>
      <style:text-properties style:font-name="My Underwood"/>
    </style:style>
    <style:style style:name="ce309" style:family="table-cell" style:parent-style-name="Default">
      <style:table-cell-properties fo:background-color="#127622"/>
      <style:text-properties style:font-name="My Underwood"/>
    </style:style>
    <style:style style:name="ce310" style:family="table-cell" style:parent-style-name="Default">
      <style:table-cell-properties fo:background-color="#ff0000"/>
      <style:text-properties fo:color="#000000" style:font-name="My Underwood"/>
    </style:style>
    <style:style style:name="ce311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style:font-name="My Underwood"/>
    </style:style>
    <style:style style:name="ce312" style:family="table-cell" style:parent-style-name="Default">
      <style:table-cell-properties fo:background-color="#5eb91e"/>
      <style:text-properties style:font-name="My Underwood"/>
    </style:style>
    <style:style style:name="ce313" style:family="table-cell" style:parent-style-name="Default">
      <style:table-cell-properties fo:background-color="#5eb91e"/>
      <style:text-properties fo:color="#000000" style:font-name="My Underwood"/>
    </style:style>
    <style:style style:name="ce314" style:family="table-cell" style:parent-style-name="Default">
      <style:table-cell-properties fo:background-color="#5eb91e"/>
      <style:text-properties style:use-window-font-color="true" style:font-name="My Underwood"/>
    </style:style>
    <style:style style:name="ce315" style:family="table-cell" style:parent-style-name="Default">
      <style:table-cell-properties fo:background-color="#861141"/>
      <style:text-properties style:font-name="My Underwood"/>
    </style:style>
    <style:style style:name="ce316" style:family="table-cell" style:parent-style-name="Default">
      <style:table-cell-properties fo:background-color="#ec9ba4"/>
      <style:text-properties style:font-name="My Underwood"/>
    </style:style>
    <style:style style:name="ce317" style:family="table-cell" style:parent-style-name="Default">
      <style:table-cell-properties fo:background-color="#2a6099"/>
      <style:text-properties fo:color="#000000" style:font-name="My Underwood"/>
    </style:style>
    <style:style style:name="ce3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My Underwood"/>
    </style:style>
    <style:style style:name="ce319" style:family="table-cell" style:parent-style-name="Default" style:data-style-name="N2">
      <style:table-cell-properties fo:background-color="transparent"/>
      <style:text-properties style:use-window-font-color="true" style:font-name="My Underwood"/>
    </style:style>
    <style:style style:name="ce320" style:family="table-cell" style:parent-style-name="Default" style:data-style-name="N4">
      <style:table-cell-properties fo:background-color="transparent"/>
      <style:text-properties style:use-window-font-color="true" style:font-name="My Underwood"/>
    </style:style>
    <style:style style:name="ce321" style:family="table-cell" style:parent-style-name="Default" style:data-style-name="N4">
      <style:text-properties style:font-name="My Underwood"/>
    </style:style>
    <style:style style:name="ce322" style:family="table-cell" style:parent-style-name="Default" style:data-style-name="N4">
      <style:table-cell-properties fo:background-color="transparent"/>
      <style:text-properties style:font-name="My Underwood"/>
    </style:style>
    <style:style style:name="ce323" style:family="table-cell" style:parent-style-name="Default"/>
    <style:style style:name="ce32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Master" table:style-name="ta1">
        <office:forms form:automatic-focus="false" form:apply-design-mode="false"/>
        <table:table-column table:style-name="co1" table:default-cell-style-name="ce211"/>
        <table:table-column table:style-name="co2" table:default-cell-style-name="ce222"/>
        <table:table-column table:style-name="co3" table:default-cell-style-name="ce222"/>
        <table:table-column table:style-name="co4" table:default-cell-style-name="ce222"/>
        <table:table-column table:style-name="co5" table:default-cell-style-name="ce222"/>
        <table:table-column table:style-name="co1" table:number-columns-repeated="4" table:default-cell-style-name="ce222"/>
        <table:table-column table:style-name="co6" table:default-cell-style-name="ce222"/>
        <table:table-column table:style-name="co7" table:default-cell-style-name="ce222"/>
        <table:table-column table:style-name="co8" table:default-cell-style-name="ce222"/>
        <table:table-column table:style-name="co9" table:default-cell-style-name="ce222"/>
        <table:table-column table:style-name="co8" table:default-cell-style-name="ce244"/>
        <table:table-column table:style-name="co1" table:number-columns-repeated="2" table:default-cell-style-name="ce222"/>
        <table:table-column table:style-name="co1" table:default-cell-style-name="ce265"/>
        <table:table-column table:style-name="co1" table:default-cell-style-name="ce222"/>
        <table:table-column table:style-name="co1" table:number-columns-repeated="2" table:default-cell-style-name="ce265"/>
        <table:table-column table:style-name="co1" table:number-columns-repeated="2" table:default-cell-style-name="ce222"/>
        <table:table-column table:style-name="co10" table:default-cell-style-name="ce222"/>
        <table:table-column table:style-name="co1" table:default-cell-style-name="ce222"/>
        <table:table-column table:style-name="co1" table:default-cell-style-name="ce265"/>
        <table:table-column table:style-name="co1" table:number-columns-repeated="2" table:default-cell-style-name="ce222"/>
        <table:table-column table:style-name="co11" table:default-cell-style-name="ce222"/>
        <table:table-column table:style-name="co1" table:default-cell-style-name="ce222"/>
        <table:table-column table:style-name="co1" table:default-cell-style-name="ce295"/>
        <table:table-column table:style-name="co12" table:default-cell-style-name="ce222"/>
        <table:table-column table:style-name="co13" table:default-cell-style-name="ce222"/>
        <table:table-column table:style-name="co14" table:default-cell-style-name="ce222"/>
        <table:table-column table:style-name="co1" table:default-cell-style-name="ce222"/>
        <table:table-column table:style-name="co1" table:default-cell-style-name="ce295"/>
        <table:table-column table:style-name="co15" table:default-cell-style-name="ce222"/>
        <table:table-column table:style-name="co13" table:default-cell-style-name="ce222"/>
        <table:table-column table:style-name="co16" table:default-cell-style-name="ce222"/>
        <table:table-column table:style-name="co1" table:default-cell-style-name="ce222"/>
        <table:table-column table:style-name="co1" table:default-cell-style-name="ce265"/>
        <table:table-column table:style-name="co15" table:default-cell-style-name="ce222"/>
        <table:table-column table:style-name="co13" table:default-cell-style-name="ce222"/>
        <table:table-column table:style-name="co17" table:default-cell-style-name="ce222"/>
        <table:table-column table:style-name="co1" table:default-cell-style-name="ce222"/>
        <table:table-column table:style-name="co1" table:default-cell-style-name="ce265"/>
        <table:table-column table:style-name="co1" table:number-columns-repeated="2" table:default-cell-style-name="ce222"/>
        <table:table-column table:style-name="co1" table:default-cell-style-name="ce265"/>
        <table:table-column table:style-name="co1" table:number-columns-repeated="2" table:default-cell-style-name="ce222"/>
        <table:table-column table:style-name="co18" table:default-cell-style-name="ce222"/>
        <table:table-column table:style-name="co1" table:default-cell-style-name="ce222"/>
        <table:table-column table:style-name="co1" table:default-cell-style-name="ce321"/>
        <table:table-column table:style-name="co1" table:number-columns-repeated="4" table:default-cell-style-name="ce222"/>
        <table:table-column table:style-name="co1" table:default-cell-style-name="ce265"/>
        <table:table-column table:style-name="co1" table:number-columns-repeated="4" table:default-cell-style-name="ce222"/>
        <table:table-column table:style-name="co1" table:default-cell-style-name="ce265"/>
        <table:table-column table:style-name="co1" table:number-columns-repeated="4" table:default-cell-style-name="ce222"/>
        <table:table-column table:style-name="co1" table:default-cell-style-name="ce265"/>
        <table:table-column table:style-name="co1" table:number-columns-repeated="2" table:default-cell-style-name="ce222"/>
        <table:table-column table:style-name="co19" table:default-cell-style-name="ce222"/>
        <table:table-column table:style-name="co1" table:default-cell-style-name="ce222"/>
        <table:table-column table:style-name="co1" table:default-cell-style-name="ce265"/>
        <table:table-column table:style-name="co1" table:number-columns-repeated="16310" table:default-cell-style-name="ce222"/>
        <table:table-column table:style-name="co1" table:default-cell-style-name="ce323"/>
        <table:table-row table:style-name="ro1">
          <table:table-cell table:style-name="ce208" office:value-type="string" calcext:value-type="string" table:number-columns-spanned="3" table:number-rows-spanned="2">
            <text:p>Geography /2016</text:p>
          </table:table-cell>
          <table:covered-table-cell table:style-name="ce217"/>
          <table:covered-table-cell table:style-name="ce224"/>
          <table:table-cell table:style-name="ce226" office:value-type="string" calcext:value-type="string" table:number-columns-spanned="11" table:number-rows-spanned="2">
            <text:p>Factors</text:p>
          </table:table-cell>
          <table:covered-table-cell table:style-name="ce229"/>
          <table:covered-table-cell table:number-columns-repeated="8" table:style-name="ce231"/>
          <table:covered-table-cell table:style-name="ce240"/>
          <table:table-cell table:style-name="ce247" office:value-type="string" calcext:value-type="string" table:number-columns-spanned="6" table:number-rows-spanned="2">
            <text:p>Base Data</text:p>
          </table:table-cell>
          <table:covered-table-cell table:style-name="ce257"/>
          <table:covered-table-cell table:style-name="ce260"/>
          <table:covered-table-cell table:style-name="ce231"/>
          <table:covered-table-cell table:number-columns-repeated="2" table:style-name="ce268"/>
          <table:table-cell table:style-name="ce272" office:value-type="float" office:value="2021" calcext:value-type="float" table:number-columns-spanned="25" table:number-rows-spanned="1">
            <text:p>2021</text:p>
          </table:table-cell>
          <table:covered-table-cell table:number-columns-repeated="3" table:style-name="ce231"/>
          <table:covered-table-cell table:style-name="ce268"/>
          <table:covered-table-cell table:number-columns-repeated="4" table:style-name="ce231"/>
          <table:covered-table-cell table:style-name="ce293"/>
          <table:covered-table-cell table:number-columns-repeated="4" table:style-name="ce231"/>
          <table:covered-table-cell table:style-name="ce293"/>
          <table:covered-table-cell table:number-columns-repeated="4" table:style-name="ce231"/>
          <table:covered-table-cell table:style-name="ce268"/>
          <table:covered-table-cell table:number-columns-repeated="4" table:style-name="ce231"/>
          <table:covered-table-cell table:style-name="ce268"/>
          <table:table-cell table:style-name="ce318"/>
          <table:table-cell table:style-name="ce234"/>
          <table:table-cell table:style-name="ce319"/>
          <table:table-cell table:style-name="ce234" table:number-columns-repeated="4"/>
          <table:table-cell table:style-name="ce320"/>
          <table:table-cell table:style-name="ce234" table:number-columns-repeated="4"/>
          <table:table-cell table:style-name="ce319"/>
          <table:table-cell table:style-name="ce234" table:number-columns-repeated="4"/>
          <table:table-cell table:style-name="ce319"/>
          <table:table-cell table:style-name="ce234" table:number-columns-repeated="4"/>
          <table:table-cell table:style-name="ce319"/>
          <table:table-cell table:style-name="ce234" table:number-columns-repeated="4"/>
          <table:table-cell table:style-name="ce319"/>
          <table:table-cell table:number-columns-repeated="16311"/>
        </table:table-row>
        <table:table-row table:style-name="ro1">
          <table:covered-table-cell table:style-name="ce209"/>
          <table:covered-table-cell table:number-columns-repeated="2" table:style-name="ce219"/>
          <table:covered-table-cell table:style-name="ce227"/>
          <table:covered-table-cell table:number-columns-repeated="9" table:style-name="ce230"/>
          <table:covered-table-cell table:style-name="ce241"/>
          <table:covered-table-cell table:style-name="ce248"/>
          <table:covered-table-cell table:style-name="ce258"/>
          <table:covered-table-cell table:style-name="ce261"/>
          <table:covered-table-cell table:style-name="ce266"/>
          <table:covered-table-cell table:number-columns-repeated="2" table:style-name="ce269"/>
          <table:table-cell table:style-name="ce273" office:value-type="string" calcext:value-type="string" table:number-columns-spanned="5" table:number-rows-spanned="1">
            <text:p>First</text:p>
          </table:table-cell>
          <table:covered-table-cell table:number-columns-repeated="3" table:style-name="ce231"/>
          <table:covered-table-cell table:style-name="ce268"/>
          <table:table-cell table:style-name="ce285" office:value-type="string" calcext:value-type="string" table:number-columns-spanned="5" table:number-rows-spanned="1">
            <text:p>Second</text:p>
          </table:table-cell>
          <table:covered-table-cell table:number-columns-repeated="3" table:style-name="ce231"/>
          <table:covered-table-cell table:style-name="ce293"/>
          <table:table-cell table:style-name="ce296" office:value-type="string" calcext:value-type="string" table:number-columns-spanned="5" table:number-rows-spanned="1">
            <text:p>Third</text:p>
          </table:table-cell>
          <table:covered-table-cell table:number-columns-repeated="3" table:style-name="ce231"/>
          <table:covered-table-cell table:style-name="ce293"/>
          <table:table-cell table:style-name="ce305" office:value-type="string" calcext:value-type="string" table:number-columns-spanned="5" table:number-rows-spanned="1">
            <text:p>Fourth </text:p>
          </table:table-cell>
          <table:covered-table-cell table:number-columns-repeated="3" table:style-name="ce231"/>
          <table:covered-table-cell table:style-name="ce268"/>
          <table:table-cell table:style-name="ce311" office:value-type="string" calcext:value-type="string" table:number-columns-spanned="5" table:number-rows-spanned="1">
            <text:p>Fifth</text:p>
          </table:table-cell>
          <table:covered-table-cell table:number-columns-repeated="3" table:style-name="ce231"/>
          <table:covered-table-cell table:style-name="ce268"/>
          <table:table-cell table:style-name="ce318"/>
          <table:table-cell table:style-name="ce234"/>
          <table:table-cell table:style-name="ce319"/>
          <table:table-cell table:style-name="ce318"/>
          <table:table-cell table:style-name="ce234" table:number-columns-repeated="3"/>
          <table:table-cell table:style-name="ce320"/>
          <table:table-cell table:style-name="ce318"/>
          <table:table-cell table:style-name="ce234" table:number-columns-repeated="3"/>
          <table:table-cell table:style-name="ce319"/>
          <table:table-cell table:style-name="ce318"/>
          <table:table-cell table:style-name="ce234" table:number-columns-repeated="3"/>
          <table:table-cell table:style-name="ce319"/>
          <table:table-cell table:style-name="ce318"/>
          <table:table-cell table:style-name="ce234" table:number-columns-repeated="3"/>
          <table:table-cell table:style-name="ce319"/>
          <table:table-cell table:style-name="ce318"/>
          <table:table-cell table:style-name="ce234" table:number-columns-repeated="3"/>
          <table:table-cell table:style-name="ce319"/>
          <table:table-cell table:number-columns-repeated="16311"/>
        </table:table-row>
        <table:table-row table:style-name="ro1">
          <table:table-cell table:style-name="ce210" office:value-type="string" calcext:value-type="string">
            <text:p>Number</text:p>
          </table:table-cell>
          <table:table-cell table:style-name="ce220" office:value-type="string" calcext:value-type="string">
            <text:p>Name</text:p>
          </table:table-cell>
          <table:table-cell table:style-name="ce220" office:value-type="string" calcext:value-type="string">
            <text:p>District</text:p>
          </table:table-cell>
          <table:table-cell table:style-name="ce228" office:value-type="string" calcext:value-type="string">
            <text:p>Region</text:p>
          </table:table-cell>
          <table:table-cell table:style-name="ce228" office:value-type="string" calcext:value-type="string">
            <text:p>Subregion</text:p>
          </table:table-cell>
          <table:table-cell table:style-name="ce228" office:value-type="string" calcext:value-type="string">
            <text:p>Urbanism</text:p>
          </table:table-cell>
          <table:table-cell table:style-name="ce228" office:value-type="string" calcext:value-type="string">
            <text:p>Reserved</text:p>
          </table:table-cell>
          <table:table-cell table:style-name="ce228" office:value-type="string" calcext:value-type="string">
            <text:p>Special </text:p>
          </table:table-cell>
          <table:table-cell table:style-name="ce228" office:value-type="string" calcext:value-type="string">
            <text:p>Leader</text:p>
          </table:table-cell>
          <table:table-cell table:style-name="ce228" office:value-type="string" calcext:value-type="string">
            <text:p>Satrapy</text:p>
          </table:table-cell>
          <table:table-cell table:style-name="ce228" office:value-type="string" calcext:value-type="string">
            <text:p>Legacy Satrapy</text:p>
          </table:table-cell>
          <table:table-cell table:style-name="ce228" office:value-type="string" calcext:value-type="string">
            <text:p>Kottai</text:p>
          </table:table-cell>
          <table:table-cell table:style-name="ce228" office:value-type="string" calcext:value-type="string">
            <text:p>Legacy Kottai</text:p>
          </table:table-cell>
          <table:table-cell table:style-name="ce242" office:value-type="string" calcext:value-type="string">
            <text:p>Heritage</text:p>
          </table:table-cell>
          <table:table-cell table:style-name="ce249" office:value-type="string" calcext:value-type="string">
            <text:p>Electorate</text:p>
          </table:table-cell>
          <table:table-cell table:style-name="ce249" office:value-type="string" calcext:value-type="string">
            <text:p>Turnout</text:p>
          </table:table-cell>
          <table:table-cell table:style-name="ce262" office:value-type="string" calcext:value-type="string">
            <text:p>Turnout %</text:p>
          </table:table-cell>
          <table:table-cell table:style-name="ce249" office:value-type="string" calcext:value-type="string">
            <text:p>Margin</text:p>
          </table:table-cell>
          <table:table-cell table:style-name="ce262" office:value-type="string" calcext:value-type="string">
            <text:p>Margin %</text:p>
          </table:table-cell>
          <table:table-cell table:style-name="ce262" office:value-type="string" calcext:value-type="string">
            <text:p>Anna Index</text:p>
          </table:table-cell>
          <table:table-cell table:style-name="ce274" office:value-type="string" calcext:value-type="string">
            <text:p>Alliance</text:p>
          </table:table-cell>
          <table:table-cell table:style-name="ce274" office:value-type="string" calcext:value-type="string">
            <text:p>Party</text:p>
          </table:table-cell>
          <table:table-cell table:style-name="ce274" office:value-type="string" calcext:value-type="string">
            <text:p>Name</text:p>
          </table:table-cell>
          <table:table-cell table:style-name="ce281" office:value-type="string" calcext:value-type="string">
            <text:p>Vote </text:p>
          </table:table-cell>
          <table:table-cell table:style-name="ce283" office:value-type="string" calcext:value-type="string">
            <text:p>Vote Share</text:p>
          </table:table-cell>
          <table:table-cell table:style-name="ce286" office:value-type="string" calcext:value-type="string">
            <text:p>Alliance</text:p>
          </table:table-cell>
          <table:table-cell table:style-name="ce289" office:value-type="string" calcext:value-type="string">
            <text:p>Party</text:p>
          </table:table-cell>
          <table:table-cell table:style-name="ce289" office:value-type="string" calcext:value-type="string">
            <text:p>Name</text:p>
          </table:table-cell>
          <table:table-cell table:style-name="ce281" office:value-type="string" calcext:value-type="string">
            <text:p>Vote </text:p>
          </table:table-cell>
          <table:table-cell table:style-name="ce294" office:value-type="string" calcext:value-type="string">
            <text:p>Vote Share</text:p>
          </table:table-cell>
          <table:table-cell table:style-name="ce286" office:value-type="string" calcext:value-type="string">
            <text:p>Alliance</text:p>
          </table:table-cell>
          <table:table-cell table:style-name="ce289" office:value-type="string" calcext:value-type="string">
            <text:p>Party</text:p>
          </table:table-cell>
          <table:table-cell table:style-name="ce289" office:value-type="string" calcext:value-type="string">
            <text:p>Name</text:p>
          </table:table-cell>
          <table:table-cell table:style-name="ce281" office:value-type="string" calcext:value-type="string">
            <text:p>Vote </text:p>
          </table:table-cell>
          <table:table-cell table:style-name="ce294" office:value-type="string" calcext:value-type="string">
            <text:p>Vote Share</text:p>
          </table:table-cell>
          <table:table-cell table:style-name="ce286" office:value-type="string" calcext:value-type="string">
            <text:p>Alliance</text:p>
          </table:table-cell>
          <table:table-cell table:style-name="ce289" office:value-type="string" calcext:value-type="string">
            <text:p>Party</text:p>
          </table:table-cell>
          <table:table-cell table:style-name="ce289" office:value-type="string" calcext:value-type="string">
            <text:p>Name</text:p>
          </table:table-cell>
          <table:table-cell table:style-name="ce281" office:value-type="string" calcext:value-type="string">
            <text:p>Vote </text:p>
          </table:table-cell>
          <table:table-cell table:style-name="ce283" office:value-type="string" calcext:value-type="string">
            <text:p>Vote Share</text:p>
          </table:table-cell>
          <table:table-cell table:style-name="ce286" office:value-type="string" calcext:value-type="string">
            <text:p>Alliance</text:p>
          </table:table-cell>
          <table:table-cell table:style-name="ce289" office:value-type="string" calcext:value-type="string">
            <text:p>Party</text:p>
          </table:table-cell>
          <table:table-cell table:style-name="ce289" office:value-type="string" calcext:value-type="string">
            <text:p>Name</text:p>
          </table:table-cell>
          <table:table-cell table:style-name="ce281" office:value-type="string" calcext:value-type="string">
            <text:p>Vote </text:p>
          </table:table-cell>
          <table:table-cell table:style-name="ce283" office:value-type="string" calcext:value-type="string">
            <text:p>Vote Share</text:p>
          </table:table-cell>
          <table:table-cell table:style-name="ce234" table:number-columns-repeated="2"/>
          <table:table-cell table:style-name="ce319"/>
          <table:table-cell table:style-name="ce234" table:number-columns-repeated="4"/>
          <table:table-cell table:style-name="ce320"/>
          <table:table-cell table:style-name="ce234" table:number-columns-repeated="4"/>
          <table:table-cell table:style-name="ce319"/>
          <table:table-cell table:style-name="ce234" table:number-columns-repeated="4"/>
          <table:table-cell table:style-name="ce319"/>
          <table:table-cell table:style-name="ce234" table:number-columns-repeated="4"/>
          <table:table-cell table:style-name="ce319"/>
          <table:table-cell table:style-name="ce234" table:number-columns-repeated="4"/>
          <table:table-cell table:style-name="ce319"/>
          <table:table-cell table:number-columns-repeated="163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ummidipoondi</text:p>
          </table:table-cell>
          <table:table-cell office:value-type="string" calcext:value-type="string">
            <text:p>Tiruvallur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eri Chennai</text:p>
          </table:table-cell>
          <table:table-cell office:value-type="string" calcext:value-type="string">
            <text:p>Rural</text:p>
          </table:table-cell>
          <table:table-cell table:number-columns-repeated="8" office:value-type="string" calcext:value-type="string">
            <text:p>No</text:p>
          </table:table-cell>
          <table:table-cell table:style-name="ce250" office:value-type="float" office:value="260912" calcext:value-type="float">
            <text:p>260912</text:p>
          </table:table-cell>
          <table:table-cell table:style-name="ce250" office:value-type="float" office:value="214348" calcext:value-type="float">
            <text:p>214348</text:p>
          </table:table-cell>
          <table:table-cell table:style-name="ce263" table:formula="of:=([.P4]/[.O4])*100" office:value-type="float" office:value="82.1533697185258" calcext:value-type="float">
            <text:p>82.15</text:p>
          </table:table-cell>
          <table:table-cell table:style-name="ce250" table:formula="of:=[.X4]-[.AC4]" office:value-type="float" office:value="23395" calcext:value-type="float">
            <text:p>23395</text:p>
          </table:table-cell>
          <table:table-cell table:style-name="ce270" table:formula="of:=([.R4]/[.P4])*100" office:value-type="float" office:value="10.914494187023" calcext:value-type="float">
            <text:p>10.91</text:p>
          </table:table-cell>
          <table:table-cell table:style-name="ce263" table:formula="of:=[.Y4]+[.AD4]" office:value-type="float" office:value="72.4378114094836" calcext:value-type="float">
            <text:p>72.44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Vijayakumar K S</text:p>
          </table:table-cell>
          <table:table-cell office:value-type="float" office:value="89332" calcext:value-type="float">
            <text:p>89332</text:p>
          </table:table-cell>
          <table:table-cell table:formula="of:=([.X4]/[.P4])*100" office:value-type="float" office:value="41.6761527982533" calcext:value-type="float">
            <text:p>41.68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ekar C H</text:p>
          </table:table-cell>
          <table:table-cell office:value-type="float" office:value="65937" calcext:value-type="float">
            <text:p>65937</text:p>
          </table:table-cell>
          <table:table-cell table:style-name="ce265" table:formula="of:=([.AC4]/[.P4])*100" office:value-type="float" office:value="30.7616586112303" calcext:value-type="float">
            <text:p>30.76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Selvaraj M</text:p>
          </table:table-cell>
          <table:table-cell office:value-type="float" office:value="43055" calcext:value-type="float">
            <text:p>43055</text:p>
          </table:table-cell>
          <table:table-cell table:style-name="ce303" table:formula="of:=([.AH4]/[.P4])*100" office:value-type="float" office:value="20.0864948588277" calcext:value-type="float">
            <text:p>20.09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Geetha K</text:p>
          </table:table-cell>
          <table:table-cell office:value-type="float" office:value="6585" calcext:value-type="float">
            <text:p>6585</text:p>
          </table:table-cell>
          <table:table-cell table:formula="of:=([.AM4]/[.P4])*100" office:value-type="float" office:value="3.07210704088678" calcext:value-type="float">
            <text:p>3.07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Bhaskaran M</text:p>
          </table:table-cell>
          <table:table-cell office:value-type="float" office:value="2092" calcext:value-type="float">
            <text:p>2092</text:p>
          </table:table-cell>
          <table:table-cell table:formula="of:=([.AR4]/[.P4])*100" office:value-type="float" office:value="0.975982980946871" calcext:value-type="float">
            <text:p>0.98</text:p>
          </table:table-cell>
          <table:table-cell table:number-columns-repeated="1633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nneri</text:p>
          </table:table-cell>
          <table:table-cell office:value-type="string" calcext:value-type="string">
            <text:p>Tiruvallur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eri Chennai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No</text:p>
          </table:table-cell>
          <table:table-cell table:style-name="ce250" office:value-type="float" office:value="250403" calcext:value-type="float">
            <text:p>250403</text:p>
          </table:table-cell>
          <table:table-cell table:style-name="ce250" office:value-type="float" office:value="197648" calcext:value-type="float">
            <text:p>197648</text:p>
          </table:table-cell>
          <table:table-cell table:style-name="ce263" table:formula="of:=([.P5]/[.O5])*100" office:value-type="float" office:value="78.9319616777754" calcext:value-type="float">
            <text:p>78.93</text:p>
          </table:table-cell>
          <table:table-cell table:style-name="ce250" table:formula="of:=[.X5]-[.AC5]" office:value-type="float" office:value="19336" calcext:value-type="float">
            <text:p>19336</text:p>
          </table:table-cell>
          <table:table-cell table:style-name="ce270" table:formula="of:=([.R5]/[.P5])*100" office:value-type="float" office:value="9.78304865214928" calcext:value-type="float">
            <text:p>9.78</text:p>
          </table:table-cell>
          <table:table-cell table:style-name="ce263" table:formula="of:=[.Y5]+[.AD5]" office:value-type="float" office:value="87.3380960090666" calcext:value-type="float">
            <text:p>87.34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Balaraman P</text:p>
          </table:table-cell>
          <table:table-cell office:value-type="float" office:value="95979" calcext:value-type="float">
            <text:p>95979</text:p>
          </table:table-cell>
          <table:table-cell table:formula="of:=([.X5]/[.P5])*100" office:value-type="float" office:value="48.560572330608" calcext:value-type="float">
            <text:p>48.56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Parimalam K Doctor</text:p>
          </table:table-cell>
          <table:table-cell office:value-type="float" office:value="76643" calcext:value-type="float">
            <text:p>76643</text:p>
          </table:table-cell>
          <table:table-cell table:style-name="ce265" table:formula="of:=([.AC5]/[.P5])*100" office:value-type="float" office:value="38.7775236784587" calcext:value-type="float">
            <text:p>38.78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Pandian A</text:p>
          </table:table-cell>
          <table:table-cell office:value-type="float" office:value="9586" calcext:value-type="float">
            <text:p>9586</text:p>
          </table:table-cell>
          <table:table-cell table:style-name="ce303" table:formula="of:=([.AH5]/[.P5])*100" office:value-type="float" office:value="4.85003642839796" calcext:value-type="float">
            <text:p>4.85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VCK</text:p>
          </table:table-cell>
          <table:table-cell office:value-type="string" calcext:value-type="string">
            <text:p>Senthil Kumar V</text:p>
          </table:table-cell>
          <table:table-cell office:value-type="float" office:value="5566" calcext:value-type="float">
            <text:p>5566</text:p>
          </table:table-cell>
          <table:table-cell table:formula="of:=([.AM5]/[.P5])*100" office:value-type="float" office:value="2.81611754229742" calcext:value-type="float">
            <text:p>2.82</text:p>
          </table:table-cell>
          <table:table-cell table:style-name="ce312" office:value-type="string" calcext:value-type="string">
            <text:p>NOTA</text:p>
          </table:table-cell>
          <table:table-cell table:number-columns-repeated="2" office:value-type="string" calcext:value-type="string">
            <text:p>NOTA</text:p>
          </table:table-cell>
          <table:table-cell office:value-type="float" office:value="2284" calcext:value-type="float">
            <text:p>2284</text:p>
          </table:table-cell>
          <table:table-cell table:formula="of:=([.AR5]/[.P5])*100" office:value-type="float" office:value="1.15558973528697" calcext:value-type="float">
            <text:p>1.16</text:p>
          </table:table-cell>
          <table:table-cell table:number-columns-repeated="1633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iruttani</text:p>
          </table:table-cell>
          <table:table-cell office:value-type="string" calcext:value-type="string">
            <text:p>Tiruvallur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eri Chennai</text:p>
          </table:table-cell>
          <table:table-cell office:value-type="string" calcext:value-type="string">
            <text:p>Town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3" office:value-type="string" calcext:value-type="string">
            <text:p>No</text:p>
          </table:table-cell>
          <table:table-cell table:style-name="ce250" office:value-type="float" office:value="274818" calcext:value-type="float">
            <text:p>274818</text:p>
          </table:table-cell>
          <table:table-cell table:style-name="ce250" office:value-type="float" office:value="222409" calcext:value-type="float">
            <text:p>222409</text:p>
          </table:table-cell>
          <table:table-cell table:style-name="ce263" table:formula="of:=([.P6]/[.O6])*100" office:value-type="float" office:value="80.9295606546878" calcext:value-type="float">
            <text:p>80.93</text:p>
          </table:table-cell>
          <table:table-cell table:style-name="ce250" table:formula="of:=[.X6]-[.AC6]" office:value-type="float" office:value="23141" calcext:value-type="float">
            <text:p>23141</text:p>
          </table:table-cell>
          <table:table-cell table:style-name="ce270" table:formula="of:=([.R6]/[.P6])*100" office:value-type="float" office:value="10.4047048455773" calcext:value-type="float">
            <text:p>10.40</text:p>
          </table:table-cell>
          <table:table-cell table:style-name="ce263" table:formula="of:=[.Y6]+[.AD6]" office:value-type="float" office:value="73.2654703721522" calcext:value-type="float">
            <text:p>73.27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arasimhan P M</text:p>
          </table:table-cell>
          <table:table-cell office:value-type="float" office:value="93045" calcext:value-type="float">
            <text:p>93045</text:p>
          </table:table-cell>
          <table:table-cell table:formula="of:=([.X6]/[.P6])*100" office:value-type="float" office:value="41.8350876088648" calcext:value-type="float">
            <text:p>41.84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hidambaram A G</text:p>
          </table:table-cell>
          <table:table-cell office:value-type="float" office:value="69904" calcext:value-type="float">
            <text:p>69904</text:p>
          </table:table-cell>
          <table:table-cell table:style-name="ce265" table:formula="of:=([.AC6]/[.P6])*100" office:value-type="float" office:value="31.4303827632875" calcext:value-type="float">
            <text:p>31.43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Vaithilingam A</text:p>
          </table:table-cell>
          <table:table-cell office:value-type="float" office:value="29596" calcext:value-type="float">
            <text:p>29596</text:p>
          </table:table-cell>
          <table:table-cell table:style-name="ce303" table:formula="of:=([.AH6]/[.P6])*100" office:value-type="float" office:value="13.3070154535113" calcext:value-type="float">
            <text:p>13.31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Krishnamurthy D</text:p>
          </table:table-cell>
          <table:table-cell office:value-type="float" office:value="15648" calcext:value-type="float">
            <text:p>15648</text:p>
          </table:table-cell>
          <table:table-cell table:formula="of:=([.AM6]/[.P6])*100" office:value-type="float" office:value="7.03568650549213" calcext:value-type="float">
            <text:p>7.04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Chakravarthy M</text:p>
          </table:table-cell>
          <table:table-cell office:value-type="float" office:value="5525" calcext:value-type="float">
            <text:p>5525</text:p>
          </table:table-cell>
          <table:table-cell table:formula="of:=([.AR6]/[.P6])*100" office:value-type="float" office:value="2.48416206178707" calcext:value-type="float">
            <text:p>2.48</text:p>
          </table:table-cell>
          <table:table-cell table:number-columns-repeated="1633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iruvallur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eri Chennai</text:p>
          </table:table-cell>
          <table:table-cell office:value-type="string" calcext:value-type="string">
            <text:p>Town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3" office:value-type="string" calcext:value-type="string">
            <text:p>No</text:p>
          </table:table-cell>
          <table:table-cell table:style-name="ce250" office:value-type="float" office:value="257558" calcext:value-type="float">
            <text:p>257558</text:p>
          </table:table-cell>
          <table:table-cell table:style-name="ce250" office:value-type="float" office:value="206244" calcext:value-type="float">
            <text:p>206244</text:p>
          </table:table-cell>
          <table:table-cell table:style-name="ce263" table:formula="of:=([.P7]/[.O7])*100" office:value-type="float" office:value="80.0767205833249" calcext:value-type="float">
            <text:p>80.08</text:p>
          </table:table-cell>
          <table:table-cell table:style-name="ce250" table:formula="of:=[.X7]-[.AC7]" office:value-type="float" office:value="5138" calcext:value-type="float">
            <text:p>5138</text:p>
          </table:table-cell>
          <table:table-cell table:style-name="ce270" table:formula="of:=([.R7]/[.P7])*100" office:value-type="float" office:value="2.49122398712205" calcext:value-type="float">
            <text:p>2.49</text:p>
          </table:table-cell>
          <table:table-cell table:style-name="ce263" table:formula="of:=[.Y7]+[.AD7]" office:value-type="float" office:value="75.5454704136848" calcext:value-type="float">
            <text:p>75.55</text:p>
          </table:table-cell>
          <table:table-cell office:value-type="string" calcext:value-type="string">
            <text:p>DMK+</text:p>
          </table:table-cell>
          <table:table-cell table:style-name="ce276" office:value-type="string" calcext:value-type="string">
            <text:p>DMK</text:p>
          </table:table-cell>
          <table:table-cell office:value-type="string" calcext:value-type="string">
            <text:p>Raajendran V G</text:p>
          </table:table-cell>
          <table:table-cell office:value-type="float" office:value="80473" calcext:value-type="float">
            <text:p>80473</text:p>
          </table:table-cell>
          <table:table-cell table:formula="of:=([.X7]/[.P7])*100" office:value-type="float" office:value="39.0183472004034" calcext:value-type="float">
            <text:p>39.02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Baskaran A</text:p>
          </table:table-cell>
          <table:table-cell office:value-type="float" office:value="75335" calcext:value-type="float">
            <text:p>75335</text:p>
          </table:table-cell>
          <table:table-cell table:style-name="ce265" table:formula="of:=([.AC7]/[.P7])*100" office:value-type="float" office:value="36.5271232132814" calcext:value-type="float">
            <text:p>36.53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Balayogi V</text:p>
          </table:table-cell>
          <table:table-cell office:value-type="float" office:value="31935" calcext:value-type="float">
            <text:p>31935</text:p>
          </table:table-cell>
          <table:table-cell table:style-name="ce303" table:formula="of:=([.AH7]/[.P7])*100" office:value-type="float" office:value="15.4840868097981" calcext:value-type="float">
            <text:p>15.48</text:p>
          </table:table-cell>
          <table:table-cell table:style-name="ce299" office:value-type="string" calcext:value-type="string">
            <text:p>MNK</text:p>
          </table:table-cell>
          <table:table-cell table:style-name="ce307" office:value-type="string" calcext:value-type="string">
            <text:p>VCK</text:p>
          </table:table-cell>
          <table:table-cell office:value-type="string" calcext:value-type="string">
            <text:p>Balasubramani A</text:p>
          </table:table-cell>
          <table:table-cell office:value-type="float" office:value="7006" calcext:value-type="float">
            <text:p>7006</text:p>
          </table:table-cell>
          <table:table-cell table:formula="of:=([.AM7]/[.P7])*100" office:value-type="float" office:value="3.39694730513373" calcext:value-type="float">
            <text:p>3.40</text:p>
          </table:table-cell>
          <table:table-cell table:number-columns-repeated="2" office:value-type="string" calcext:value-type="string">
            <text:p>BSP</text:p>
          </table:table-cell>
          <table:table-cell office:value-type="string" calcext:value-type="string">
            <text:p>Prem Sekar M</text:p>
          </table:table-cell>
          <table:table-cell office:value-type="float" office:value="2171" calcext:value-type="float">
            <text:p>2171</text:p>
          </table:table-cell>
          <table:table-cell table:formula="of:=([.AR7]/[.P7])*100" office:value-type="float" office:value="1.0526366827641" calcext:value-type="float">
            <text:p>1.05</text:p>
          </table:table-cell>
          <table:table-cell table:number-columns-repeated="1633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onamallee</text:p>
          </table:table-cell>
          <table:table-cell office:value-type="string" calcext:value-type="string">
            <text:p>Tiruvallur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eri Chennai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No</text:p>
          </table:table-cell>
          <table:table-cell table:style-name="ce250" office:value-type="float" office:value="315718" calcext:value-type="float">
            <text:p>315718</text:p>
          </table:table-cell>
          <table:table-cell table:style-name="ce250" office:value-type="float" office:value="239987" calcext:value-type="float">
            <text:p>239987</text:p>
          </table:table-cell>
          <table:table-cell table:style-name="ce263" table:formula="of:=([.P8]/[.O8])*100" office:value-type="float" office:value="76.0130876288333" calcext:value-type="float">
            <text:p>76.01</text:p>
          </table:table-cell>
          <table:table-cell table:style-name="ce250" table:formula="of:=[.X8]-[.AC8]" office:value-type="float" office:value="11763" calcext:value-type="float">
            <text:p>11763</text:p>
          </table:table-cell>
          <table:table-cell table:style-name="ce270" table:formula="of:=([.R8]/[.P8])*100" office:value-type="float" office:value="4.90151549875618" calcext:value-type="float">
            <text:p>4.90</text:p>
          </table:table-cell>
          <table:table-cell table:style-name="ce263" table:formula="of:=[.Y8]+[.AD8]" office:value-type="float" office:value="81.7298436998671" calcext:value-type="float">
            <text:p>81.73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Elumalai T A</text:p>
          </table:table-cell>
          <table:table-cell office:value-type="float" office:value="103952" calcext:value-type="float">
            <text:p>103952</text:p>
          </table:table-cell>
          <table:table-cell table:formula="of:=([.X8]/[.P8])*100" office:value-type="float" office:value="43.3156795993116" calcext:value-type="float">
            <text:p>43.32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Paranthamen I</text:p>
          </table:table-cell>
          <table:table-cell office:value-type="float" office:value="92189" calcext:value-type="float">
            <text:p>92189</text:p>
          </table:table-cell>
          <table:table-cell table:style-name="ce265" table:formula="of:=([.AC8]/[.P8])*100" office:value-type="float" office:value="38.4141641005554" calcext:value-type="float">
            <text:p>38.41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Parthasarathy C</text:p>
          </table:table-cell>
          <table:table-cell office:value-type="float" office:value="15827" calcext:value-type="float">
            <text:p>15827</text:p>
          </table:table-cell>
          <table:table-cell table:style-name="ce303" table:formula="of:=([.AH8]/[.P8])*100" office:value-type="float" office:value="6.5949405592803" calcext:value-type="float">
            <text:p>6.59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MDMK</text:p>
          </table:table-cell>
          <table:table-cell office:value-type="string" calcext:value-type="string">
            <text:p>Kandan D</text:p>
          </table:table-cell>
          <table:table-cell office:value-type="float" office:value="15051" calcext:value-type="float">
            <text:p>15051</text:p>
          </table:table-cell>
          <table:table-cell table:formula="of:=([.AM8]/[.P8])*100" office:value-type="float" office:value="6.27158971110935" calcext:value-type="float">
            <text:p>6.27</text:p>
          </table:table-cell>
          <table:table-cell table:style-name="ce313"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Amarnath A</text:p>
          </table:table-cell>
          <table:table-cell office:value-type="float" office:value="3456" calcext:value-type="float">
            <text:p>3456</text:p>
          </table:table-cell>
          <table:table-cell table:formula="of:=([.AR8]/[.P8])*100" office:value-type="float" office:value="1.44007800422523" calcext:value-type="float">
            <text:p>1.44</text:p>
          </table:table-cell>
          <table:table-cell table:number-columns-repeated="1633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vadi</text:p>
          </table:table-cell>
          <table:table-cell office:value-type="string" calcext:value-type="string">
            <text:p>Tiruvallur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eri Chennai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table:style-name="ce250" office:value-type="float" office:value="398613" calcext:value-type="float">
            <text:p>398613</text:p>
          </table:table-cell>
          <table:table-cell table:style-name="ce250" office:value-type="float" office:value="270732" calcext:value-type="float">
            <text:p>270732</text:p>
          </table:table-cell>
          <table:table-cell table:style-name="ce263" table:formula="of:=([.P9]/[.O9])*100" office:value-type="float" office:value="67.9185074244944" calcext:value-type="float">
            <text:p>67.92</text:p>
          </table:table-cell>
          <table:table-cell table:style-name="ce250" table:formula="of:=[.X9]-[.AC9]" office:value-type="float" office:value="1395" calcext:value-type="float">
            <text:p>1395</text:p>
          </table:table-cell>
          <table:table-cell table:style-name="ce270" table:formula="of:=([.R9]/[.P9])*100" office:value-type="float" office:value="0.515269713221932" calcext:value-type="float">
            <text:p>0.52</text:p>
          </table:table-cell>
          <table:table-cell table:style-name="ce263" table:formula="of:=[.Y9]+[.AD9]" office:value-type="float" office:value="79.3157070460825" calcext:value-type="float">
            <text:p>79.32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Pandia Rajan K</text:p>
          </table:table-cell>
          <table:table-cell office:value-type="float" office:value="108064" calcext:value-type="float">
            <text:p>108064</text:p>
          </table:table-cell>
          <table:table-cell table:formula="of:=([.X9]/[.P9])*100" office:value-type="float" office:value="39.9154883796522" calcext:value-type="float">
            <text:p>39.92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asar S M</text:p>
          </table:table-cell>
          <table:table-cell office:value-type="float" office:value="106669" calcext:value-type="float">
            <text:p>106669</text:p>
          </table:table-cell>
          <table:table-cell table:style-name="ce265" table:formula="of:=([.AC9]/[.P9])*100" office:value-type="float" office:value="39.4002186664303" calcext:value-type="float">
            <text:p>39.40</text:p>
          </table:table-cell>
          <table:table-cell office:value-type="string" calcext:value-type="string">
            <text:p>MNK</text:p>
          </table:table-cell>
          <table:table-cell office:value-type="string" calcext:value-type="string">
            <text:p>MDMK</text:p>
          </table:table-cell>
          <table:table-cell office:value-type="string" calcext:value-type="string">
            <text:p>Anthridoss R</text:p>
          </table:table-cell>
          <table:table-cell office:value-type="float" office:value="22848" calcext:value-type="float">
            <text:p>22848</text:p>
          </table:table-cell>
          <table:table-cell table:style-name="ce303" table:formula="of:=([.AH9]/[.P9])*100" office:value-type="float" office:value="8.43934222773813" calcext:value-type="float">
            <text:p>8.44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Anandakrishnan N</text:p>
          </table:table-cell>
          <table:table-cell office:value-type="float" office:value="12428" calcext:value-type="float">
            <text:p>12428</text:p>
          </table:table-cell>
          <table:table-cell table:formula="of:=([.AM9]/[.P9])*100" office:value-type="float" office:value="4.59051755980084" calcext:value-type="float">
            <text:p>4.59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Loganathan J</text:p>
          </table:table-cell>
          <table:table-cell office:value-type="float" office:value="7232" calcext:value-type="float">
            <text:p>7232</text:p>
          </table:table-cell>
          <table:table-cell table:formula="of:=([.AR9]/[.P9])*100" office:value-type="float" office:value="2.67127639141291" calcext:value-type="float">
            <text:p>2.67</text:p>
          </table:table-cell>
          <table:table-cell table:number-columns-repeated="1633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duravoyal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table:style-name="ce250" office:value-type="float" office:value="402205" calcext:value-type="float">
            <text:p>402205</text:p>
          </table:table-cell>
          <table:table-cell table:style-name="ce250" office:value-type="float" office:value="248597" calcext:value-type="float">
            <text:p>248597</text:p>
          </table:table-cell>
          <table:table-cell table:style-name="ce263" table:formula="of:=([.P10]/[.O10])*100" office:value-type="float" office:value="61.8085304757524" calcext:value-type="float">
            <text:p>61.81</text:p>
          </table:table-cell>
          <table:table-cell table:style-name="ce250" table:formula="of:=[.X10]-[.AC10]" office:value-type="float" office:value="8402" calcext:value-type="float">
            <text:p>8402</text:p>
          </table:table-cell>
          <table:table-cell table:style-name="ce270" table:formula="of:=([.R10]/[.P10])*100" office:value-type="float" office:value="3.37976725382849" calcext:value-type="float">
            <text:p>3.38</text:p>
          </table:table-cell>
          <table:table-cell table:style-name="ce263" table:formula="of:=[.Y10]+[.AD10]" office:value-type="float" office:value="76.8617481305084" calcext:value-type="float">
            <text:p>76.86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Benjamin P</text:p>
          </table:table-cell>
          <table:table-cell office:value-type="float" office:value="99739" calcext:value-type="float">
            <text:p>99739</text:p>
          </table:table-cell>
          <table:table-cell table:formula="of:=([.X10]/[.P10])*100" office:value-type="float" office:value="40.1207576921685" calcext:value-type="float">
            <text:p>40.12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Rajesh R</text:p>
          </table:table-cell>
          <table:table-cell office:value-type="float" office:value="91337" calcext:value-type="float">
            <text:p>91337</text:p>
          </table:table-cell>
          <table:table-cell table:style-name="ce265" table:formula="of:=([.AC10]/[.P10])*100" office:value-type="float" office:value="36.74099043834" calcext:value-type="float">
            <text:p>36.74</text:p>
          </table:table-cell>
          <table:table-cell office:value-type="string" calcext:value-type="string">
            <text:p>MNK</text:p>
          </table:table-cell>
          <table:table-cell office:value-type="string" calcext:value-type="string">
            <text:p>CPIM</text:p>
          </table:table-cell>
          <table:table-cell office:value-type="string" calcext:value-type="string">
            <text:p>Beemrao G</text:p>
          </table:table-cell>
          <table:table-cell office:value-type="float" office:value="19612" calcext:value-type="float">
            <text:p>19612</text:p>
          </table:table-cell>
          <table:table-cell table:style-name="ce303" table:formula="of:=([.AH10]/[.P10])*100" office:value-type="float" office:value="7.88907348037185" calcext:value-type="float">
            <text:p>7.89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Srinivasan N V</text:p>
          </table:table-cell>
          <table:table-cell office:value-type="float" office:value="17328" calcext:value-type="float">
            <text:p>17328</text:p>
          </table:table-cell>
          <table:table-cell table:formula="of:=([.AM10]/[.P10])*100" office:value-type="float" office:value="6.97031742136872" calcext:value-type="float">
            <text:p>6.97</text:p>
          </table:table-cell>
          <table:table-cell table:style-name="ce312" office:value-type="string" calcext:value-type="string">
            <text:p>NOTA</text:p>
          </table:table-cell>
          <table:table-cell table:number-columns-repeated="2" office:value-type="string" calcext:value-type="string">
            <text:p>NOTA</text:p>
          </table:table-cell>
          <table:table-cell office:value-type="float" office:value="6655" calcext:value-type="float">
            <text:p>6655</text:p>
          </table:table-cell>
          <table:table-cell table:formula="of:=([.AR10]/[.P10])*100" office:value-type="float" office:value="2.67702345563301" calcext:value-type="float">
            <text:p>2.68</text:p>
          </table:table-cell>
          <table:table-cell table:number-columns-repeated="1633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mbattur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table:style-name="ce250" office:value-type="float" office:value="359345" calcext:value-type="float">
            <text:p>359345</text:p>
          </table:table-cell>
          <table:table-cell table:style-name="ce250" office:value-type="float" office:value="229632" calcext:value-type="float">
            <text:p>229632</text:p>
          </table:table-cell>
          <table:table-cell table:style-name="ce263" table:formula="of:=([.P11]/[.O11])*100" office:value-type="float" office:value="63.902934505837" calcext:value-type="float">
            <text:p>63.90</text:p>
          </table:table-cell>
          <table:table-cell table:style-name="ce250" table:formula="of:=[.X11]-[.AC11]" office:value-type="float" office:value="17498" calcext:value-type="float">
            <text:p>17498</text:p>
          </table:table-cell>
          <table:table-cell table:style-name="ce270" table:formula="of:=([.R11]/[.P11])*100" office:value-type="float" office:value="7.62001811594203" calcext:value-type="float">
            <text:p>7.62</text:p>
          </table:table-cell>
          <table:table-cell table:style-name="ce263" table:formula="of:=[.Y11]+[.AD11]" office:value-type="float" office:value="74.5767140468227" calcext:value-type="float">
            <text:p>74.58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Alexander V</text:p>
          </table:table-cell>
          <table:table-cell table:style-name="ce282" office:value-type="float" office:value="94375" calcext:value-type="float">
            <text:p>94375</text:p>
          </table:table-cell>
          <table:table-cell table:formula="of:=([.X11]/[.P11])*100" office:value-type="float" office:value="41.0983660813824" calcext:value-type="float">
            <text:p>41.10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Aassan Maulaana</text:p>
          </table:table-cell>
          <table:table-cell office:value-type="float" office:value="76877" calcext:value-type="float">
            <text:p>76877</text:p>
          </table:table-cell>
          <table:table-cell table:style-name="ce265" table:formula="of:=([.AC11]/[.P11])*100" office:value-type="float" office:value="33.4783479654404" calcext:value-type="float">
            <text:p>33.48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Sekar K N</text:p>
          </table:table-cell>
          <table:table-cell office:value-type="float" office:value="16635" calcext:value-type="float">
            <text:p>16635</text:p>
          </table:table-cell>
          <table:table-cell table:style-name="ce303" table:formula="of:=([.AH11]/[.P11])*100" office:value-type="float" office:value="7.24419941471572" calcext:value-type="float">
            <text:p>7.24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Constandine Ravindran J</text:p>
          </table:table-cell>
          <table:table-cell office:value-type="float" office:value="16631" calcext:value-type="float">
            <text:p>16631</text:p>
          </table:table-cell>
          <table:table-cell table:formula="of:=([.AM11]/[.P11])*100" office:value-type="float" office:value="7.24245749721293" calcext:value-type="float">
            <text:p>7.24</text:p>
          </table:table-cell>
          <table:table-cell table:style-name="ce312"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Devarajan C</text:p>
          </table:table-cell>
          <table:table-cell office:value-type="float" office:value="9563" calcext:value-type="float">
            <text:p>9563</text:p>
          </table:table-cell>
          <table:table-cell table:formula="of:=([.AR11]/[.P11])*100" office:value-type="float" office:value="4.16448926978818" calcext:value-type="float">
            <text:p>4.16</text:p>
          </table:table-cell>
          <table:table-cell table:number-columns-repeated="1633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davaram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table:style-name="ce250" office:value-type="float" office:value="392299" calcext:value-type="float">
            <text:p>392299</text:p>
          </table:table-cell>
          <table:table-cell table:style-name="ce250" office:value-type="float" office:value="268718" calcext:value-type="float">
            <text:p>268718</text:p>
          </table:table-cell>
          <table:table-cell table:style-name="ce263" table:formula="of:=([.P12]/[.O12])*100" office:value-type="float" office:value="68.4982628046465" calcext:value-type="float">
            <text:p>68.50</text:p>
          </table:table-cell>
          <table:table-cell table:style-name="ce250" table:formula="of:=[.X12]-[.AC12]" office:value-type="float" office:value="15253" calcext:value-type="float">
            <text:p>15253</text:p>
          </table:table-cell>
          <table:table-cell table:style-name="ce270" table:formula="of:=([.R12]/[.P12])*100" office:value-type="float" office:value="5.67621074881474" calcext:value-type="float">
            <text:p>5.68</text:p>
          </table:table-cell>
          <table:table-cell table:style-name="ce263" table:formula="of:=[.Y12]+[.AD12]" office:value-type="float" office:value="85.1863291629143" calcext:value-type="float">
            <text:p>85.19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udharsanam S</text:p>
          </table:table-cell>
          <table:table-cell table:style-name="ce282" office:value-type="float" office:value="122082" calcext:value-type="float">
            <text:p>122082</text:p>
          </table:table-cell>
          <table:table-cell table:formula="of:=([.X12]/[.P12])*100" office:value-type="float" office:value="45.4312699558645" calcext:value-type="float">
            <text:p>45.43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Dhakshnamoorthy D</text:p>
          </table:table-cell>
          <table:table-cell office:value-type="float" office:value="106829" calcext:value-type="float">
            <text:p>106829</text:p>
          </table:table-cell>
          <table:table-cell table:style-name="ce265" table:formula="of:=([.AC12]/[.P12])*100" office:value-type="float" office:value="39.7550592070498" calcext:value-type="float">
            <text:p>39.76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Eraviraj G</text:p>
          </table:table-cell>
          <table:table-cell office:value-type="float" office:value="14245" calcext:value-type="float">
            <text:p>14245</text:p>
          </table:table-cell>
          <table:table-cell table:style-name="ce303" table:formula="of:=([.AH12]/[.P12])*100" office:value-type="float" office:value="5.30109631658467" calcext:value-type="float">
            <text:p>5.30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Kannan A S</text:p>
          </table:table-cell>
          <table:table-cell office:value-type="float" office:value="9383" calcext:value-type="float">
            <text:p>9383</text:p>
          </table:table-cell>
          <table:table-cell table:formula="of:=([.AM12]/[.P12])*100" office:value-type="float" office:value="3.49176460080828" calcext:value-type="float">
            <text:p>3.49</text:p>
          </table:table-cell>
          <table:table-cell table:style-name="ce312"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Janakiraman R M R</text:p>
          </table:table-cell>
          <table:table-cell office:value-type="float" office:value="5161" calcext:value-type="float">
            <text:p>5161</text:p>
          </table:table-cell>
          <table:table-cell table:formula="of:=([.AR12]/[.P12])*100" office:value-type="float" office:value="1.9206007785113" calcext:value-type="float">
            <text:p>1.92</text:p>
          </table:table-cell>
          <table:table-cell table:number-columns-repeated="1633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iruvottiyur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table:style-name="ce250" office:value-type="float" office:value="284010" calcext:value-type="float">
            <text:p>284010</text:p>
          </table:table-cell>
          <table:table-cell table:style-name="ce250" office:value-type="float" office:value="190061" calcext:value-type="float">
            <text:p>190061</text:p>
          </table:table-cell>
          <table:table-cell table:style-name="ce263" table:formula="of:=([.P13]/[.O13])*100" office:value-type="float" office:value="66.9205309672195" calcext:value-type="float">
            <text:p>66.92</text:p>
          </table:table-cell>
          <table:table-cell table:style-name="ce250" table:formula="of:=[.X13]-[.AC13]" office:value-type="float" office:value="4863" calcext:value-type="float">
            <text:p>4863</text:p>
          </table:table-cell>
          <table:table-cell table:style-name="ce270" table:formula="of:=([.R13]/[.P13])*100" office:value-type="float" office:value="2.5586522221813" calcext:value-type="float">
            <text:p>2.56</text:p>
          </table:table-cell>
          <table:table-cell table:style-name="ce263" table:formula="of:=[.Y13]+[.AD13]" office:value-type="float" office:value="83.9451544504133" calcext:value-type="float">
            <text:p>83.95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amy K P P</text:p>
          </table:table-cell>
          <table:table-cell table:style-name="ce282" office:value-type="float" office:value="82205" calcext:value-type="float">
            <text:p>82205</text:p>
          </table:table-cell>
          <table:table-cell table:formula="of:=([.X13]/[.P13])*100" office:value-type="float" office:value="43.2519033362973" calcext:value-type="float">
            <text:p>43.25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Balraj B</text:p>
          </table:table-cell>
          <table:table-cell office:value-type="float" office:value="77342" calcext:value-type="float">
            <text:p>77342</text:p>
          </table:table-cell>
          <table:table-cell table:style-name="ce265" table:formula="of:=([.AC13]/[.P13])*100" office:value-type="float" office:value="40.693251114116" calcext:value-type="float">
            <text:p>40.69</text:p>
          </table:table-cell>
          <table:table-cell office:value-type="string" calcext:value-type="string">
            <text:p>MNK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Arumugam A V</text:p>
          </table:table-cell>
          <table:table-cell office:value-type="float" office:value="13463" calcext:value-type="float">
            <text:p>13463</text:p>
          </table:table-cell>
          <table:table-cell table:style-name="ce303" table:formula="of:=([.AH13]/[.P13])*100" office:value-type="float" office:value="7.08351529245874" calcext:value-type="float">
            <text:p>7.08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Vasanthakumari R</text:p>
          </table:table-cell>
          <table:table-cell office:value-type="float" office:value="4025" calcext:value-type="float">
            <text:p>4025</text:p>
          </table:table-cell>
          <table:table-cell table:formula="of:=([.AM13]/[.P13])*100" office:value-type="float" office:value="2.11774114626357" calcext:value-type="float">
            <text:p>2.12</text:p>
          </table:table-cell>
          <table:table-cell table:style-name="ce312" office:value-type="string" calcext:value-type="string">
            <text:p>NTK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Gokul R</text:p>
          </table:table-cell>
          <table:table-cell office:value-type="float" office:value="3961" calcext:value-type="float">
            <text:p>3961</text:p>
          </table:table-cell>
          <table:table-cell table:formula="of:=([.AR13]/[.P13])*100" office:value-type="float" office:value="2.08406774667081" calcext:value-type="float">
            <text:p>2.08</text:p>
          </table:table-cell>
          <table:table-cell table:number-columns-repeated="1633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adhakrishnan Nagar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Metr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Amma</text:p>
          </table:table-cell>
          <table:table-cell table:style-name="ce250" office:value-type="float" office:value="254558" calcext:value-type="float">
            <text:p>254558</text:p>
          </table:table-cell>
          <table:table-cell table:style-name="ce250" office:value-type="float" office:value="174015" calcext:value-type="float">
            <text:p>174015</text:p>
          </table:table-cell>
          <table:table-cell table:style-name="ce263" table:formula="of:=([.P14]/[.O14])*100" office:value-type="float" office:value="68.359666559291" calcext:value-type="float">
            <text:p>68.36</text:p>
          </table:table-cell>
          <table:table-cell table:style-name="ce250" table:formula="of:=[.X14]-[.AC14]" office:value-type="float" office:value="39545" calcext:value-type="float">
            <text:p>39545</text:p>
          </table:table-cell>
          <table:table-cell table:style-name="ce270" table:formula="of:=([.R14]/[.P14])*100" office:value-type="float" office:value="22.7250524380082" calcext:value-type="float">
            <text:p>22.73</text:p>
          </table:table-cell>
          <table:table-cell table:style-name="ce263" table:formula="of:=[.Y14]+[.AD14]" office:value-type="float" office:value="89.0101428037813" calcext:value-type="float">
            <text:p>89.01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Jayalalithaa J</text:p>
          </table:table-cell>
          <table:table-cell table:style-name="ce282" office:value-type="float" office:value="97218" calcext:value-type="float">
            <text:p>97218</text:p>
          </table:table-cell>
          <table:table-cell table:formula="of:=([.X14]/[.P14])*100" office:value-type="float" office:value="55.8675976208948" calcext:value-type="float">
            <text:p>55.87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himla Muthuchozhan</text:p>
          </table:table-cell>
          <table:table-cell office:value-type="float" office:value="57673" calcext:value-type="float">
            <text:p>57673</text:p>
          </table:table-cell>
          <table:table-cell table:style-name="ce265" table:formula="of:=([.AC14]/[.P14])*100" office:value-type="float" office:value="33.1425451828865" calcext:value-type="float">
            <text:p>33.14</text:p>
          </table:table-cell>
          <table:table-cell office:value-type="string" calcext:value-type="string">
            <text:p>MNK</text:p>
          </table:table-cell>
          <table:table-cell office:value-type="string" calcext:value-type="string">
            <text:p>VCK</text:p>
          </table:table-cell>
          <table:table-cell office:value-type="string" calcext:value-type="string">
            <text:p>Vasanthi Devi V</text:p>
          </table:table-cell>
          <table:table-cell office:value-type="float" office:value="4195" calcext:value-type="float">
            <text:p>4195</text:p>
          </table:table-cell>
          <table:table-cell table:style-name="ce303" table:formula="of:=([.AH14]/[.P14])*100" office:value-type="float" office:value="2.410711720254" calcext:value-type="float">
            <text:p>2.41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Agnes F</text:p>
          </table:table-cell>
          <table:table-cell office:value-type="float" office:value="3011" calcext:value-type="float">
            <text:p>3011</text:p>
          </table:table-cell>
          <table:table-cell table:formula="of:=([.AM14]/[.P14])*100" office:value-type="float" office:value="1.73031060540758" calcext:value-type="float">
            <text:p>1.73</text:p>
          </table:table-cell>
          <table:table-cell table:style-name="ce312"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Raja M N</text:p>
          </table:table-cell>
          <table:table-cell office:value-type="float" office:value="2928" calcext:value-type="float">
            <text:p>2928</text:p>
          </table:table-cell>
          <table:table-cell table:formula="of:=([.AR14]/[.P14])*100" office:value-type="float" office:value="1.68261356779588" calcext:value-type="float">
            <text:p>1.68</text:p>
          </table:table-cell>
          <table:table-cell table:number-columns-repeated="1633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erambur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Metro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table:style-name="ce250" office:value-type="float" office:value="290522" calcext:value-type="float">
            <text:p>290522</text:p>
          </table:table-cell>
          <table:table-cell table:style-name="ce250" office:value-type="float" office:value="188681" calcext:value-type="float">
            <text:p>188681</text:p>
          </table:table-cell>
          <table:table-cell table:style-name="ce263" table:formula="of:=([.P15]/[.O15])*100" office:value-type="float" office:value="64.9455118717343" calcext:value-type="float">
            <text:p>64.95</text:p>
          </table:table-cell>
          <table:table-cell table:style-name="ce250" table:formula="of:=[.X15]-[.AC15]" office:value-type="float" office:value="519" calcext:value-type="float">
            <text:p>519</text:p>
          </table:table-cell>
          <table:table-cell table:style-name="ce270" table:formula="of:=([.R15]/[.P15])*100" office:value-type="float" office:value="0.275067441872791" calcext:value-type="float">
            <text:p>0.28</text:p>
          </table:table-cell>
          <table:table-cell table:style-name="ce263" table:formula="of:=[.Y15]+[.AD15]" office:value-type="float" office:value="84.4965841817671" calcext:value-type="float">
            <text:p>84.50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Vetrivel P</text:p>
          </table:table-cell>
          <table:table-cell office:value-type="float" office:value="79974" calcext:value-type="float">
            <text:p>79974</text:p>
          </table:table-cell>
          <table:table-cell table:formula="of:=([.X15]/[.P15])*100" office:value-type="float" office:value="42.38582581182" calcext:value-type="float">
            <text:p>42.39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Dhanapalan N R</text:p>
          </table:table-cell>
          <table:table-cell office:value-type="float" office:value="79455" calcext:value-type="float">
            <text:p>79455</text:p>
          </table:table-cell>
          <table:table-cell table:style-name="ce265" table:formula="of:=([.AC15]/[.P15])*100" office:value-type="float" office:value="42.1107583699472" calcext:value-type="float">
            <text:p>42.11</text:p>
          </table:table-cell>
          <table:table-cell office:value-type="string" calcext:value-type="string">
            <text:p>MNK</text:p>
          </table:table-cell>
          <table:table-cell office:value-type="string" calcext:value-type="string">
            <text:p>CPIM</text:p>
          </table:table-cell>
          <table:table-cell office:value-type="string" calcext:value-type="string">
            <text:p>Soundara Rajan A</text:p>
          </table:table-cell>
          <table:table-cell office:value-type="float" office:value="10281" calcext:value-type="float">
            <text:p>10281</text:p>
          </table:table-cell>
          <table:table-cell table:style-name="ce303" table:formula="of:=([.AH15]/[.P15])*100" office:value-type="float" office:value="5.44887932542227" calcext:value-type="float">
            <text:p>5.45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Prakash R</text:p>
          </table:table-cell>
          <table:table-cell office:value-type="float" office:value="4582" calcext:value-type="float">
            <text:p>4582</text:p>
          </table:table-cell>
          <table:table-cell table:formula="of:=([.AM15]/[.P15])*100" office:value-type="float" office:value="2.42843741553204" calcext:value-type="float">
            <text:p>2.43</text:p>
          </table:table-cell>
          <table:table-cell table:style-name="ce312"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Venkatesh Perumal M</text:p>
          </table:table-cell>
          <table:table-cell office:value-type="float" office:value="3685" calcext:value-type="float">
            <text:p>3685</text:p>
          </table:table-cell>
          <table:table-cell table:formula="of:=([.AR15]/[.P15])*100" office:value-type="float" office:value="1.95303183680392" calcext:value-type="float">
            <text:p>1.95</text:p>
          </table:table-cell>
          <table:table-cell table:number-columns-repeated="1633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olathur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Metro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table:number-columns-repeated="2" office:value-type="string" calcext:value-type="string">
            <text:p>No</text:p>
          </table:table-cell>
          <table:table-cell table:style-name="ce250" office:value-type="float" office:value="259843" calcext:value-type="float">
            <text:p>259843</text:p>
          </table:table-cell>
          <table:table-cell table:style-name="ce250" office:value-type="float" office:value="168308" calcext:value-type="float">
            <text:p>168308</text:p>
          </table:table-cell>
          <table:table-cell table:style-name="ce263" table:formula="of:=([.P16]/[.O16])*100" office:value-type="float" office:value="64.7729590560454" calcext:value-type="float">
            <text:p>64.77</text:p>
          </table:table-cell>
          <table:table-cell table:style-name="ce250" table:formula="of:=[.X16]-[.AC16]" office:value-type="float" office:value="37730" calcext:value-type="float">
            <text:p>37730</text:p>
          </table:table-cell>
          <table:table-cell table:style-name="ce270" table:formula="of:=([.R16]/[.P16])*100" office:value-type="float" office:value="22.4172350690401" calcext:value-type="float">
            <text:p>22.42</text:p>
          </table:table-cell>
          <table:table-cell table:style-name="ce263" table:formula="of:=[.Y16]+[.AD16]" office:value-type="float" office:value="86.0779047935927" calcext:value-type="float">
            <text:p>86.08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talin M K</text:p>
          </table:table-cell>
          <table:table-cell office:value-type="float" office:value="91303" calcext:value-type="float">
            <text:p>91303</text:p>
          </table:table-cell>
          <table:table-cell table:formula="of:=([.X16]/[.P16])*100" office:value-type="float" office:value="54.2475699313164" calcext:value-type="float">
            <text:p>54.25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Prabhakar J C D</text:p>
          </table:table-cell>
          <table:table-cell office:value-type="float" office:value="53573" calcext:value-type="float">
            <text:p>53573</text:p>
          </table:table-cell>
          <table:table-cell table:style-name="ce265" table:formula="of:=([.AC16]/[.P16])*100" office:value-type="float" office:value="31.8303348622763" calcext:value-type="float">
            <text:p>31.83</text:p>
          </table:table-cell>
          <table:table-cell office:value-type="string" calcext:value-type="string">
            <text:p>MNK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Mathivanan P</text:p>
          </table:table-cell>
          <table:table-cell office:value-type="float" office:value="6276" calcext:value-type="float">
            <text:p>6276</text:p>
          </table:table-cell>
          <table:table-cell table:style-name="ce303" table:formula="of:=([.AH16]/[.P16])*100" office:value-type="float" office:value="3.72887800936379" calcext:value-type="float">
            <text:p>3.73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Raghavan K T</text:p>
          </table:table-cell>
          <table:table-cell office:value-type="float" office:value="5289" calcext:value-type="float">
            <text:p>5289</text:p>
          </table:table-cell>
          <table:table-cell table:formula="of:=([.AM16]/[.P16])*100" office:value-type="float" office:value="3.14245312165791" calcext:value-type="float">
            <text:p>3.14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3554" calcext:value-type="float">
            <text:p>3554</text:p>
          </table:table-cell>
          <table:table-cell table:formula="of:=([.AR16]/[.P16])*100" office:value-type="float" office:value="2.11160491479906" calcext:value-type="float">
            <text:p>2.11</text:p>
          </table:table-cell>
          <table:table-cell table:number-columns-repeated="1633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llivakkam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Metro</text:p>
          </table:table-cell>
          <table:table-cell table:number-columns-repeated="8" office:value-type="string" calcext:value-type="string">
            <text:p>No</text:p>
          </table:table-cell>
          <table:table-cell table:style-name="ce250" office:value-type="float" office:value="250657" calcext:value-type="float">
            <text:p>250657</text:p>
          </table:table-cell>
          <table:table-cell table:style-name="ce250" office:value-type="float" office:value="150084" calcext:value-type="float">
            <text:p>150084</text:p>
          </table:table-cell>
          <table:table-cell table:style-name="ce263" table:formula="of:=([.P17]/[.O17])*100" office:value-type="float" office:value="59.876245227542" calcext:value-type="float">
            <text:p>59.88</text:p>
          </table:table-cell>
          <table:table-cell table:style-name="ce250" table:formula="of:=[.X17]-[.AC17]" office:value-type="float" office:value="9321" calcext:value-type="float">
            <text:p>9321</text:p>
          </table:table-cell>
          <table:table-cell table:style-name="ce270" table:formula="of:=([.R17]/[.P17])*100" office:value-type="float" office:value="6.21052210761973" calcext:value-type="float">
            <text:p>6.21</text:p>
          </table:table-cell>
          <table:table-cell table:style-name="ce263" table:formula="of:=[.Y17]+[.AD17]" office:value-type="float" office:value="81.7029130353669" calcext:value-type="float">
            <text:p>81.70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Ranganathan B</text:p>
          </table:table-cell>
          <table:table-cell office:value-type="float" office:value="65972" calcext:value-type="float">
            <text:p>65972</text:p>
          </table:table-cell>
          <table:table-cell table:formula="of:=([.X17]/[.P17])*100" office:value-type="float" office:value="43.9567175714933" calcext:value-type="float">
            <text:p>43.96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Raju Thadi M</text:p>
          </table:table-cell>
          <table:table-cell office:value-type="float" office:value="56651" calcext:value-type="float">
            <text:p>56651</text:p>
          </table:table-cell>
          <table:table-cell table:style-name="ce265" table:formula="of:=([.AC17]/[.P17])*100" office:value-type="float" office:value="37.7461954638736" calcext:value-type="float">
            <text:p>37.75</text:p>
          </table:table-cell>
          <table:table-cell office:value-type="string" calcext:value-type="string">
            <text:p>MNK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Pandiyan T</text:p>
          </table:table-cell>
          <table:table-cell office:value-type="float" office:value="8234" calcext:value-type="float">
            <text:p>8234</text:p>
          </table:table-cell>
          <table:table-cell table:style-name="ce303" table:formula="of:=([.AH17]/[.P17])*100" office:value-type="float" office:value="5.48626102715813" calcext:value-type="float">
            <text:p>5.49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Jaishankar M</text:p>
          </table:table-cell>
          <table:table-cell office:value-type="float" office:value="6438" calcext:value-type="float">
            <text:p>6438</text:p>
          </table:table-cell>
          <table:table-cell table:formula="of:=([.AM17]/[.P17])*100" office:value-type="float" office:value="4.28959782521788" calcext:value-type="float">
            <text:p>4.29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Subramaniyan G V</text:p>
          </table:table-cell>
          <table:table-cell office:value-type="float" office:value="4193" calcext:value-type="float">
            <text:p>4193</text:p>
          </table:table-cell>
          <table:table-cell table:formula="of:=([.AR17]/[.P17])*100" office:value-type="float" office:value="2.79376882279257" calcext:value-type="float">
            <text:p>2.79</text:p>
          </table:table-cell>
          <table:table-cell table:number-columns-repeated="1633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hiru ViKa Nagar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Metro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No</text:p>
          </table:table-cell>
          <table:table-cell table:style-name="ce250" office:value-type="float" office:value="214976" calcext:value-type="float">
            <text:p>214976</text:p>
          </table:table-cell>
          <table:table-cell table:style-name="ce250" office:value-type="float" office:value="136450" calcext:value-type="float">
            <text:p>136450</text:p>
          </table:table-cell>
          <table:table-cell table:style-name="ce263" table:formula="of:=([.P18]/[.O18])*100" office:value-type="float" office:value="63.4722015480798" calcext:value-type="float">
            <text:p>63.47</text:p>
          </table:table-cell>
          <table:table-cell table:style-name="ce250" table:formula="of:=[.X18]-[.AC18]" office:value-type="float" office:value="3322" calcext:value-type="float">
            <text:p>3322</text:p>
          </table:table-cell>
          <table:table-cell table:style-name="ce270" table:formula="of:=([.R18]/[.P18])*100" office:value-type="float" office:value="2.43459142543056" calcext:value-type="float">
            <text:p>2.43</text:p>
          </table:table-cell>
          <table:table-cell table:style-name="ce263" table:formula="of:=[.Y18]+[.AD18]" office:value-type="float" office:value="88.0659582264566" calcext:value-type="float">
            <text:p>88.07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P Sivakumar</text:p>
          </table:table-cell>
          <table:table-cell office:value-type="float" office:value="61744" calcext:value-type="float">
            <text:p>61744</text:p>
          </table:table-cell>
          <table:table-cell table:formula="of:=([.X18]/[.P18])*100" office:value-type="float" office:value="45.2502748259436" calcext:value-type="float">
            <text:p>45.25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eelakandan V</text:p>
          </table:table-cell>
          <table:table-cell office:value-type="float" office:value="58422" calcext:value-type="float">
            <text:p>58422</text:p>
          </table:table-cell>
          <table:table-cell table:style-name="ce265" table:formula="of:=([.AC18]/[.P18])*100" office:value-type="float" office:value="42.815683400513" calcext:value-type="float">
            <text:p>42.82</text:p>
          </table:table-cell>
          <table:table-cell office:value-type="string" calcext:value-type="string">
            <text:p>MNK</text:p>
          </table:table-cell>
          <table:table-cell office:value-type="string" calcext:value-type="string">
            <text:p>CPIM</text:p>
          </table:table-cell>
          <table:table-cell office:value-type="string" calcext:value-type="string">
            <text:p>Suganthi</text:p>
          </table:table-cell>
          <table:table-cell office:value-type="float" office:value="5702" calcext:value-type="float">
            <text:p>5702</text:p>
          </table:table-cell>
          <table:table-cell table:style-name="ce303" table:formula="of:=([.AH18]/[.P18])*100" office:value-type="float" office:value="4.17882008061561" calcext:value-type="float">
            <text:p>4.18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2685" calcext:value-type="float">
            <text:p>2685</text:p>
          </table:table-cell>
          <table:table-cell table:formula="of:=([.AM18]/[.P18])*100" office:value-type="float" office:value="1.96775375595456" calcext:value-type="float">
            <text:p>1.97</text:p>
          </table:table-cell>
          <table:table-cell table:style-name="ce312"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Vanithamani D</text:p>
          </table:table-cell>
          <table:table-cell office:value-type="float" office:value="2056" calcext:value-type="float">
            <text:p>2056</text:p>
          </table:table-cell>
          <table:table-cell table:formula="of:=([.AR18]/[.P18])*100" office:value-type="float" office:value="1.50677903994137" calcext:value-type="float">
            <text:p>1.51</text:p>
          </table:table-cell>
          <table:table-cell table:number-columns-repeated="1633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gmore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Metro</text:p>
          </table:table-cell>
          <table:table-cell office:value-type="string" calcext:value-type="string">
            <text:p>SC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table:style-name="ce250" office:value-type="float" office:value="191494" calcext:value-type="float">
            <text:p>191494</text:p>
          </table:table-cell>
          <table:table-cell table:style-name="ce250" office:value-type="float" office:value="120635" calcext:value-type="float">
            <text:p>120635</text:p>
          </table:table-cell>
          <table:table-cell table:style-name="ce263" table:formula="of:=([.P19]/[.O19])*100" office:value-type="float" office:value="62.996751856455" calcext:value-type="float">
            <text:p>63.00</text:p>
          </table:table-cell>
          <table:table-cell table:style-name="ce250" table:formula="of:=[.X19]-[.AC19]" office:value-type="float" office:value="10679" calcext:value-type="float">
            <text:p>10679</text:p>
          </table:table-cell>
          <table:table-cell table:style-name="ce270" table:formula="of:=([.R19]/[.P19])*100" office:value-type="float" office:value="8.85232312347163" calcext:value-type="float">
            <text:p>8.85</text:p>
          </table:table-cell>
          <table:table-cell table:style-name="ce263" table:formula="of:=[.Y19]+[.AD19]" office:value-type="float" office:value="82.4313010320388" calcext:value-type="float">
            <text:p>82.43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Ravichandran K S</text:p>
          </table:table-cell>
          <table:table-cell office:value-type="float" office:value="55060" calcext:value-type="float">
            <text:p>55060</text:p>
          </table:table-cell>
          <table:table-cell table:formula="of:=([.X19]/[.P19])*100" office:value-type="float" office:value="45.6418120777552" calcext:value-type="float">
            <text:p>45.64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Parithi Ellamvazhuthi E</text:p>
          </table:table-cell>
          <table:table-cell office:value-type="float" office:value="44381" calcext:value-type="float">
            <text:p>44381</text:p>
          </table:table-cell>
          <table:table-cell table:style-name="ce265" table:formula="of:=([.AC19]/[.P19])*100" office:value-type="float" office:value="36.7894889542836" calcext:value-type="float">
            <text:p>36.79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Venkatesan M</text:p>
          </table:table-cell>
          <table:table-cell office:value-type="float" office:value="7159" calcext:value-type="float">
            <text:p>7159</text:p>
          </table:table-cell>
          <table:table-cell table:style-name="ce303" table:formula="of:=([.AH19]/[.P19])*100" office:value-type="float" office:value="5.93443030629585" calcext:value-type="float">
            <text:p>5.93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Prabhu T</text:p>
          </table:table-cell>
          <table:table-cell office:value-type="float" office:value="6321" calcext:value-type="float">
            <text:p>6321</text:p>
          </table:table-cell>
          <table:table-cell table:formula="of:=([.AM19]/[.P19])*100" office:value-type="float" office:value="5.23977286857048" calcext:value-type="float">
            <text:p>5.24</text:p>
          </table:table-cell>
          <table:table-cell table:style-name="ce312" office:value-type="string" calcext:value-type="string">
            <text:p>NOTA</text:p>
          </table:table-cell>
          <table:table-cell table:number-columns-repeated="2" office:value-type="string" calcext:value-type="string">
            <text:p>NOTA</text:p>
          </table:table-cell>
          <table:table-cell office:value-type="float" office:value="2840" calcext:value-type="float">
            <text:p>2840</text:p>
          </table:table-cell>
          <table:table-cell table:formula="of:=([.AR19]/[.P19])*100" office:value-type="float" office:value="2.35420897749409" calcext:value-type="float">
            <text:p>2.35</text:p>
          </table:table-cell>
          <table:table-cell table:number-columns-repeated="1633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oyapuram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Metro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AIADMK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IADMKDMK</text:p>
          </table:table-cell>
          <table:table-cell office:value-type="string" calcext:value-type="string">
            <text:p>No</text:p>
          </table:table-cell>
          <table:table-cell table:style-name="ce250" office:value-type="float" office:value="192283" calcext:value-type="float">
            <text:p>192283</text:p>
          </table:table-cell>
          <table:table-cell table:style-name="ce250" office:value-type="float" office:value="122117" calcext:value-type="float">
            <text:p>122117</text:p>
          </table:table-cell>
          <table:table-cell table:style-name="ce263" table:formula="of:=([.P20]/[.O20])*100" office:value-type="float" office:value="63.5089945549008" calcext:value-type="float">
            <text:p>63.51</text:p>
          </table:table-cell>
          <table:table-cell table:style-name="ce250" table:formula="of:=[.X20]-[.AC20]" office:value-type="float" office:value="8031" calcext:value-type="float">
            <text:p>8031</text:p>
          </table:table-cell>
          <table:table-cell table:style-name="ce270" table:formula="of:=([.R20]/[.P20])*100" office:value-type="float" office:value="6.57647993317884" calcext:value-type="float">
            <text:p>6.58</text:p>
          </table:table-cell>
          <table:table-cell table:style-name="ce263" table:formula="of:=[.Y20]+[.AD20]" office:value-type="float" office:value="83.8368122374444" calcext:value-type="float">
            <text:p>83.84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Jayakumar D</text:p>
          </table:table-cell>
          <table:table-cell office:value-type="float" office:value="55205" calcext:value-type="float">
            <text:p>55205</text:p>
          </table:table-cell>
          <table:table-cell table:formula="of:=([.X20]/[.P20])*100" office:value-type="float" office:value="45.2066460853116" calcext:value-type="float">
            <text:p>45.21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Manohar R</text:p>
          </table:table-cell>
          <table:table-cell office:value-type="float" office:value="47174" calcext:value-type="float">
            <text:p>47174</text:p>
          </table:table-cell>
          <table:table-cell table:style-name="ce265" table:formula="of:=([.AC20]/[.P20])*100" office:value-type="float" office:value="38.6301661521328" calcext:value-type="float">
            <text:p>38.63</text:p>
          </table:table-cell>
          <table:table-cell table:number-columns-repeated="2" office:value-type="string" calcext:value-type="string">
            <text:p>SDPI</text:p>
          </table:table-cell>
          <table:table-cell office:value-type="string" calcext:value-type="string">
            <text:p>Syed Rafi Basha H</text:p>
          </table:table-cell>
          <table:table-cell office:value-type="float" office:value="4345" calcext:value-type="float">
            <text:p>4345</text:p>
          </table:table-cell>
          <table:table-cell table:style-name="ce303" table:formula="of:=([.AH20]/[.P20])*100" office:value-type="float" office:value="3.55806316892816" calcext:value-type="float">
            <text:p>3.56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Jemelaa M R</text:p>
          </table:table-cell>
          <table:table-cell office:value-type="float" office:value="3562" calcext:value-type="float">
            <text:p>3562</text:p>
          </table:table-cell>
          <table:table-cell table:formula="of:=([.AM20]/[.P20])*100" office:value-type="float" office:value="2.91687480039634" calcext:value-type="float">
            <text:p>2.92</text:p>
          </table:table-cell>
          <table:table-cell table:style-name="ce312" office:value-type="string" calcext:value-type="string">
            <text:p>MNK</text:p>
          </table:table-cell>
          <table:table-cell office:value-type="string" calcext:value-type="string">
            <text:p>TMC</text:p>
          </table:table-cell>
          <table:table-cell office:value-type="string" calcext:value-type="string">
            <text:p>Biju Chacko</text:p>
          </table:table-cell>
          <table:table-cell office:value-type="float" office:value="3191" calcext:value-type="float">
            <text:p>3191</text:p>
          </table:table-cell>
          <table:table-cell table:formula="of:=([.AR20]/[.P20])*100" office:value-type="float" office:value="2.61306779563861" calcext:value-type="float">
            <text:p>2.61</text:p>
          </table:table-cell>
          <table:table-cell table:number-columns-repeated="1633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arbour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Metro</text:p>
          </table:table-cell>
          <table:table-cell table:number-columns-repeated="3" office:value-type="string" calcext:value-type="string">
            <text:p>No</text:p>
          </table:table-cell>
          <table:table-cell table:style-name="ce234" office:value-type="string" calcext:value-type="string">
            <text:p>No</text:p>
          </table:table-cell>
          <table:table-cell table:style-name="ce220" office:value-type="string" calcext:value-type="string">
            <text:p>DMK</text:p>
          </table:table-cell>
          <table:table-cell table:style-name="ce234" office:value-type="string" calcext:value-type="string">
            <text:p>No</text:p>
          </table:table-cell>
          <table:table-cell table:style-name="ce220" office:value-type="string" calcext:value-type="string">
            <text:p>DMK</text:p>
          </table:table-cell>
          <table:table-cell office:value-type="string" calcext:value-type="string">
            <text:p>Kalignar</text:p>
          </table:table-cell>
          <table:table-cell table:style-name="ce250" office:value-type="float" office:value="188171" calcext:value-type="float">
            <text:p>188171</text:p>
          </table:table-cell>
          <table:table-cell table:style-name="ce250" office:value-type="float" office:value="104238" calcext:value-type="float">
            <text:p>104238</text:p>
          </table:table-cell>
          <table:table-cell table:style-name="ce263" table:formula="of:=([.P21]/[.O21])*100" office:value-type="float" office:value="55.3953584771298" calcext:value-type="float">
            <text:p>55.40</text:p>
          </table:table-cell>
          <table:table-cell table:style-name="ce250" table:formula="of:=[.X21]-[.AC21]" office:value-type="float" office:value="4836" calcext:value-type="float">
            <text:p>4836</text:p>
          </table:table-cell>
          <table:table-cell table:style-name="ce270" table:formula="of:=([.R21]/[.P21])*100" office:value-type="float" office:value="4.63938295055546" calcext:value-type="float">
            <text:p>4.64</text:p>
          </table:table-cell>
          <table:table-cell table:style-name="ce263" table:formula="of:=[.Y21]+[.AD21]" office:value-type="float" office:value="76.0816592797252" calcext:value-type="float">
            <text:p>76.08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ekar Babu P K</text:p>
          </table:table-cell>
          <table:table-cell office:value-type="float" office:value="42071" calcext:value-type="float">
            <text:p>42071</text:p>
          </table:table-cell>
          <table:table-cell table:formula="of:=([.X21]/[.P21])*100" office:value-type="float" office:value="40.3605211151404" calcext:value-type="float">
            <text:p>40.36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reenivasan K S</text:p>
          </table:table-cell>
          <table:table-cell office:value-type="float" office:value="37235" calcext:value-type="float">
            <text:p>37235</text:p>
          </table:table-cell>
          <table:table-cell table:style-name="ce265" table:formula="of:=([.AC21]/[.P21])*100" office:value-type="float" office:value="35.7211381645849" calcext:value-type="float">
            <text:p>35.72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Krishnakumar Nadhani</text:p>
          </table:table-cell>
          <table:table-cell office:value-type="float" office:value="13357" calcext:value-type="float">
            <text:p>13357</text:p>
          </table:table-cell>
          <table:table-cell table:style-name="ce303" table:formula="of:=([.AH21]/[.P21])*100" office:value-type="float" office:value="12.8139450104568" calcext:value-type="float">
            <text:p>12.81</text:p>
          </table:table-cell>
          <table:table-cell table:number-columns-repeated="2" office:value-type="string" calcext:value-type="string">
            <text:p>SDPI</text:p>
          </table:table-cell>
          <table:table-cell office:value-type="string" calcext:value-type="string">
            <text:p>Ameer Hamsa S</text:p>
          </table:table-cell>
          <table:table-cell office:value-type="float" office:value="4161" calcext:value-type="float">
            <text:p>4161</text:p>
          </table:table-cell>
          <table:table-cell table:formula="of:=([.AM21]/[.P21])*100" office:value-type="float" office:value="3.99182639728314" calcext:value-type="float">
            <text:p>3.99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2101" calcext:value-type="float">
            <text:p>2101</text:p>
          </table:table-cell>
          <table:table-cell table:formula="of:=([.AR21]/[.P21])*100" office:value-type="float" office:value="2.01557973100021" calcext:value-type="float">
            <text:p>2.02</text:p>
          </table:table-cell>
          <table:table-cell table:number-columns-repeated="1633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epauk Tiruvallikeni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Metro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table:number-columns-repeated="2" office:value-type="string" calcext:value-type="string">
            <text:p>No</text:p>
          </table:table-cell>
          <table:table-cell table:style-name="ce250" office:value-type="float" office:value="230619" calcext:value-type="float">
            <text:p>230619</text:p>
          </table:table-cell>
          <table:table-cell table:style-name="ce250" office:value-type="float" office:value="143665" calcext:value-type="float">
            <text:p>143665</text:p>
          </table:table-cell>
          <table:table-cell table:style-name="ce263" table:formula="of:=([.P22]/[.O22])*100" office:value-type="float" office:value="62.2953876306809" calcext:value-type="float">
            <text:p>62.30</text:p>
          </table:table-cell>
          <table:table-cell table:style-name="ce250" table:formula="of:=[.X22]-[.AC22]" office:value-type="float" office:value="14164" calcext:value-type="float">
            <text:p>14164</text:p>
          </table:table-cell>
          <table:table-cell table:style-name="ce270" table:formula="of:=([.R22]/[.P22])*100" office:value-type="float" office:value="9.85904708871333" calcext:value-type="float">
            <text:p>9.86</text:p>
          </table:table-cell>
          <table:table-cell table:style-name="ce263" table:formula="of:=[.Y22]+[.AD22]" office:value-type="float" office:value="84.7805658998364" calcext:value-type="float">
            <text:p>84.78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Anbazhagan J</text:p>
          </table:table-cell>
          <table:table-cell office:value-type="float" office:value="67982" calcext:value-type="float">
            <text:p>67982</text:p>
          </table:table-cell>
          <table:table-cell table:formula="of:=([.X22]/[.P22])*100" office:value-type="float" office:value="47.3198064942749" calcext:value-type="float">
            <text:p>47.32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orjahan A</text:p>
          </table:table-cell>
          <table:table-cell office:value-type="float" office:value="53818" calcext:value-type="float">
            <text:p>53818</text:p>
          </table:table-cell>
          <table:table-cell table:style-name="ce265" table:formula="of:=([.AC22]/[.P22])*100" office:value-type="float" office:value="37.4607594055616" calcext:value-type="float">
            <text:p>37.46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Thamarai Gajendran Apn</text:p>
          </table:table-cell>
          <table:table-cell office:value-type="float" office:value="6281" calcext:value-type="float">
            <text:p>6281</text:p>
          </table:table-cell>
          <table:table-cell table:style-name="ce303" table:formula="of:=([.AH22]/[.P22])*100" office:value-type="float" office:value="4.37197647304493" calcext:value-type="float">
            <text:p>4.37</text:p>
          </table:table-cell>
          <table:table-cell table:style-name="ce299" office:value-type="string" calcext:value-type="string">
            <text:p>MNK</text:p>
          </table:table-cell>
          <table:table-cell table:style-name="ce308" office:value-type="string" calcext:value-type="string">
            <text:p>DMDK</text:p>
          </table:table-cell>
          <table:table-cell office:value-type="string" calcext:value-type="string">
            <text:p>Abdulla Sait V</text:p>
          </table:table-cell>
          <table:table-cell office:value-type="float" office:value="5507" calcext:value-type="float">
            <text:p>5507</text:p>
          </table:table-cell>
          <table:table-cell table:formula="of:=([.AM22]/[.P22])*100" office:value-type="float" office:value="3.83322312323809" calcext:value-type="float">
            <text:p>3.83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3494" calcext:value-type="float">
            <text:p>3494</text:p>
          </table:table-cell>
          <table:table-cell table:formula="of:=([.AR22]/[.P22])*100" office:value-type="float" office:value="2.43204677548463" calcext:value-type="float">
            <text:p>2.43</text:p>
          </table:table-cell>
          <table:table-cell table:number-columns-repeated="1633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housand Lights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Metro</text:p>
          </table:table-cell>
          <table:table-cell table:number-columns-repeated="3" office:value-type="string" calcext:value-type="string">
            <text:p>No</text:p>
          </table:table-cell>
          <table:table-cell table:style-name="ce234" office:value-type="string" calcext:value-type="string">
            <text:p>No</text:p>
          </table:table-cell>
          <table:table-cell table:style-name="ce220" office:value-type="string" calcext:value-type="string">
            <text:p>DMK</text:p>
          </table:table-cell>
          <table:table-cell table:number-columns-repeated="2" table:style-name="ce234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250" office:value-type="float" office:value="235724" calcext:value-type="float">
            <text:p>235724</text:p>
          </table:table-cell>
          <table:table-cell table:style-name="ce250" office:value-type="float" office:value="142403" calcext:value-type="float">
            <text:p>142403</text:p>
          </table:table-cell>
          <table:table-cell table:style-name="ce263" table:formula="of:=([.P23]/[.O23])*100" office:value-type="float" office:value="60.4109042778843" calcext:value-type="float">
            <text:p>60.41</text:p>
          </table:table-cell>
          <table:table-cell table:style-name="ce250" table:formula="of:=[.X23]-[.AC23]" office:value-type="float" office:value="8829" calcext:value-type="float">
            <text:p>8829</text:p>
          </table:table-cell>
          <table:table-cell table:style-name="ce270" table:formula="of:=([.R23]/[.P23])*100" office:value-type="float" office:value="6.20000983125355" calcext:value-type="float">
            <text:p>6.20</text:p>
          </table:table-cell>
          <table:table-cell table:style-name="ce263" table:formula="of:=[.Y23]+[.AD23]" office:value-type="float" office:value="80.4919840171907" calcext:value-type="float">
            <text:p>80.49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elvam Ku Ka</text:p>
          </table:table-cell>
          <table:table-cell office:value-type="float" office:value="61726" calcext:value-type="float">
            <text:p>61726</text:p>
          </table:table-cell>
          <table:table-cell table:formula="of:=([.X23]/[.P23])*100" office:value-type="float" office:value="43.3459969242221" calcext:value-type="float">
            <text:p>43.35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Valarmathi B</text:p>
          </table:table-cell>
          <table:table-cell office:value-type="float" office:value="52897" calcext:value-type="float">
            <text:p>52897</text:p>
          </table:table-cell>
          <table:table-cell table:style-name="ce265" table:formula="of:=([.AC23]/[.P23])*100" office:value-type="float" office:value="37.1459870929686" calcext:value-type="float">
            <text:p>37.15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Shivalingam M</text:p>
          </table:table-cell>
          <table:table-cell office:value-type="float" office:value="8516" calcext:value-type="float">
            <text:p>8516</text:p>
          </table:table-cell>
          <table:table-cell table:style-name="ce303" table:formula="of:=([.AH23]/[.P23])*100" office:value-type="float" office:value="5.98021109105848" calcext:value-type="float">
            <text:p>5.98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MDMK</text:p>
          </table:table-cell>
          <table:table-cell office:value-type="string" calcext:value-type="string">
            <text:p>Ambigapathy C</text:p>
          </table:table-cell>
          <table:table-cell office:value-type="float" office:value="7805" calcext:value-type="float">
            <text:p>7805</text:p>
          </table:table-cell>
          <table:table-cell table:formula="of:=([.AM23]/[.P23])*100" office:value-type="float" office:value="5.48092385694122" calcext:value-type="float">
            <text:p>5.48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Rangan V</text:p>
          </table:table-cell>
          <table:table-cell office:value-type="float" office:value="3968" calcext:value-type="float">
            <text:p>3968</text:p>
          </table:table-cell>
          <table:table-cell table:formula="of:=([.AR23]/[.P23])*100" office:value-type="float" office:value="2.78645815046031" calcext:value-type="float">
            <text:p>2.79</text:p>
          </table:table-cell>
          <table:table-cell table:number-columns-repeated="1633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na Nagar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Metro</text:p>
          </table:table-cell>
          <table:table-cell table:number-columns-repeated="3" office:value-type="string" calcext:value-type="string">
            <text:p>No</text:p>
          </table:table-cell>
          <table:table-cell table:style-name="ce234" office:value-type="string" calcext:value-type="string">
            <text:p>No</text:p>
          </table:table-cell>
          <table:table-cell table:style-name="ce220" office:value-type="string" calcext:value-type="string">
            <text:p>DMK</text:p>
          </table:table-cell>
          <table:table-cell table:style-name="ce234" office:value-type="string" calcext:value-type="string">
            <text:p>No</text:p>
          </table:table-cell>
          <table:table-cell table:style-name="ce234" office:value-type="string" calcext:value-type="string">
            <text:p>DMK</text:p>
          </table:table-cell>
          <table:table-cell office:value-type="string" calcext:value-type="string">
            <text:p>Kalignar</text:p>
          </table:table-cell>
          <table:table-cell table:style-name="ce250" office:value-type="float" office:value="283857" calcext:value-type="float">
            <text:p>283857</text:p>
          </table:table-cell>
          <table:table-cell table:style-name="ce250" office:value-type="float" office:value="170281" calcext:value-type="float">
            <text:p>170281</text:p>
          </table:table-cell>
          <table:table-cell table:style-name="ce263" table:formula="of:=([.P24]/[.O24])*100" office:value-type="float" office:value="59.9883039699567" calcext:value-type="float">
            <text:p>59.99</text:p>
          </table:table-cell>
          <table:table-cell table:style-name="ce250" table:formula="of:=[.X24]-[.AC24]" office:value-type="float" office:value="1086" calcext:value-type="float">
            <text:p>1086</text:p>
          </table:table-cell>
          <table:table-cell table:style-name="ce270" table:formula="of:=([.R24]/[.P24])*100" office:value-type="float" office:value="0.637769334218145" calcext:value-type="float">
            <text:p>0.64</text:p>
          </table:table-cell>
          <table:table-cell table:style-name="ce263" table:formula="of:=[.Y24]+[.AD24]" office:value-type="float" office:value="82.532989587799" calcext:value-type="float">
            <text:p>82.53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Mohan M K</text:p>
          </table:table-cell>
          <table:table-cell office:value-type="float" office:value="70812" calcext:value-type="float">
            <text:p>70812</text:p>
          </table:table-cell>
          <table:table-cell table:formula="of:=([.X24]/[.P24])*100" office:value-type="float" office:value="41.5853794610086" calcext:value-type="float">
            <text:p>41.59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Gokulaindira S</text:p>
          </table:table-cell>
          <table:table-cell office:value-type="float" office:value="69726" calcext:value-type="float">
            <text:p>69726</text:p>
          </table:table-cell>
          <table:table-cell table:style-name="ce265" table:formula="of:=([.AC24]/[.P24])*100" office:value-type="float" office:value="40.9476101267904" calcext:value-type="float">
            <text:p>40.95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Suresh K</text:p>
          </table:table-cell>
          <table:table-cell office:value-type="float" office:value="8832" calcext:value-type="float">
            <text:p>8832</text:p>
          </table:table-cell>
          <table:table-cell table:style-name="ce303" table:formula="of:=([.AH24]/[.P24])*100" office:value-type="float" office:value="5.18672077331" calcext:value-type="float">
            <text:p>5.19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MDMK</text:p>
          </table:table-cell>
          <table:table-cell office:value-type="string" calcext:value-type="string">
            <text:p>Mallika Dayalan</text:p>
          </table:table-cell>
          <table:table-cell office:value-type="float" office:value="6384" calcext:value-type="float">
            <text:p>6384</text:p>
          </table:table-cell>
          <table:table-cell table:formula="of:=([.AM24]/[.P24])*100" office:value-type="float" office:value="3.74909708070777" calcext:value-type="float">
            <text:p>3.75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Akhilesh A M</text:p>
          </table:table-cell>
          <table:table-cell office:value-type="float" office:value="5402" calcext:value-type="float">
            <text:p>5402</text:p>
          </table:table-cell>
          <table:table-cell table:formula="of:=([.AR24]/[.P24])*100" office:value-type="float" office:value="3.17240326284201" calcext:value-type="float">
            <text:p>3.17</text:p>
          </table:table-cell>
          <table:table-cell table:number-columns-repeated="1633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irugampakkam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Metr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BJP</text:p>
          </table:table-cell>
          <table:table-cell table:number-columns-repeated="5" office:value-type="string" calcext:value-type="string">
            <text:p>No</text:p>
          </table:table-cell>
          <table:table-cell table:style-name="ce250" office:value-type="float" office:value="292248" calcext:value-type="float">
            <text:p>292248</text:p>
          </table:table-cell>
          <table:table-cell table:style-name="ce250" office:value-type="float" office:value="171339" calcext:value-type="float">
            <text:p>171339</text:p>
          </table:table-cell>
          <table:table-cell table:style-name="ce263" table:formula="of:=([.P25]/[.O25])*100" office:value-type="float" office:value="58.6279461279461" calcext:value-type="float">
            <text:p>58.63</text:p>
          </table:table-cell>
          <table:table-cell table:style-name="ce250" table:formula="of:=[.X25]-[.AC25]" office:value-type="float" office:value="2333" calcext:value-type="float">
            <text:p>2333</text:p>
          </table:table-cell>
          <table:table-cell table:style-name="ce270" table:formula="of:=([.R25]/[.P25])*100" office:value-type="float" office:value="1.36162811735799" calcext:value-type="float">
            <text:p>1.36</text:p>
          </table:table-cell>
          <table:table-cell table:style-name="ce263" table:formula="of:=[.Y25]+[.AD25]" office:value-type="float" office:value="75.6541126071706" calcext:value-type="float">
            <text:p>75.65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Virugai Ravi V N</text:p>
          </table:table-cell>
          <table:table-cell office:value-type="float" office:value="65979" calcext:value-type="float">
            <text:p>65979</text:p>
          </table:table-cell>
          <table:table-cell table:formula="of:=([.X25]/[.P25])*100" office:value-type="float" office:value="38.5078703622643" calcext:value-type="float">
            <text:p>38.51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Thanasekaran K</text:p>
          </table:table-cell>
          <table:table-cell office:value-type="float" office:value="63646" calcext:value-type="float">
            <text:p>63646</text:p>
          </table:table-cell>
          <table:table-cell table:style-name="ce265" table:formula="of:=([.AC25]/[.P25])*100" office:value-type="float" office:value="37.1462422449063" calcext:value-type="float">
            <text:p>37.15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Tamiliasi Soundrarajan Dr</text:p>
          </table:table-cell>
          <table:table-cell office:value-type="float" office:value="19167" calcext:value-type="float">
            <text:p>19167</text:p>
          </table:table-cell>
          <table:table-cell table:style-name="ce303" table:formula="of:=([.AH25]/[.P25])*100" office:value-type="float" office:value="11.1865949958854" calcext:value-type="float">
            <text:p>11.19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Parthasarathy B</text:p>
          </table:table-cell>
          <table:table-cell office:value-type="float" office:value="9730" calcext:value-type="float">
            <text:p>9730</text:p>
          </table:table-cell>
          <table:table-cell table:formula="of:=([.AM25]/[.P25])*100" office:value-type="float" office:value="5.67880050659803" calcext:value-type="float">
            <text:p>5.68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Jayarao C H</text:p>
          </table:table-cell>
          <table:table-cell office:value-type="float" office:value="3945" calcext:value-type="float">
            <text:p>3945</text:p>
          </table:table-cell>
          <table:table-cell table:formula="of:=([.AR25]/[.P25])*100" office:value-type="float" office:value="2.30245303170907" calcext:value-type="float">
            <text:p>2.30</text:p>
          </table:table-cell>
          <table:table-cell table:number-columns-repeated="1633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aidapet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Metro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alignar</text:p>
          </table:table-cell>
          <table:table-cell table:style-name="ce250" office:value-type="float" office:value="282052" calcext:value-type="float">
            <text:p>282052</text:p>
          </table:table-cell>
          <table:table-cell table:style-name="ce250" office:value-type="float" office:value="168018" calcext:value-type="float">
            <text:p>168018</text:p>
          </table:table-cell>
          <table:table-cell table:style-name="ce263" table:formula="of:=([.P26]/[.O26])*100" office:value-type="float" office:value="59.5698665494306" calcext:value-type="float">
            <text:p>59.57</text:p>
          </table:table-cell>
          <table:table-cell table:style-name="ce250" table:formula="of:=[.X26]-[.AC26]" office:value-type="float" office:value="16255" calcext:value-type="float">
            <text:p>16255</text:p>
          </table:table-cell>
          <table:table-cell table:style-name="ce270" table:formula="of:=([.R26]/[.P26])*100" office:value-type="float" office:value="9.67455867823686" calcext:value-type="float">
            <text:p>9.67</text:p>
          </table:table-cell>
          <table:table-cell table:style-name="ce263" table:formula="of:=[.Y26]+[.AD26]" office:value-type="float" office:value="84.6950921925032" calcext:value-type="float">
            <text:p>84.70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ubramanian Ma</text:p>
          </table:table-cell>
          <table:table-cell office:value-type="float" office:value="79279" calcext:value-type="float">
            <text:p>79279</text:p>
          </table:table-cell>
          <table:table-cell table:formula="of:=([.X26]/[.P26])*100" office:value-type="float" office:value="47.18482543537" calcext:value-type="float">
            <text:p>47.18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Ponnayan C</text:p>
          </table:table-cell>
          <table:table-cell office:value-type="float" office:value="63024" calcext:value-type="float">
            <text:p>63024</text:p>
          </table:table-cell>
          <table:table-cell table:style-name="ce265" table:formula="of:=([.AC26]/[.P26])*100" office:value-type="float" office:value="37.5102667571332" calcext:value-type="float">
            <text:p>37.51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Kalidass V</text:p>
          </table:table-cell>
          <table:table-cell office:value-type="float" office:value="6000" calcext:value-type="float">
            <text:p>6000</text:p>
          </table:table-cell>
          <table:table-cell table:style-name="ce303" table:formula="of:=([.AH26]/[.P26])*100" office:value-type="float" office:value="3.5710459593615" calcext:value-type="float">
            <text:p>3.57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Sahadevan T R</text:p>
          </table:table-cell>
          <table:table-cell office:value-type="float" office:value="5913" calcext:value-type="float">
            <text:p>5913</text:p>
          </table:table-cell>
          <table:table-cell table:formula="of:=([.AM26]/[.P26])*100" office:value-type="float" office:value="3.51926579295076" calcext:value-type="float">
            <text:p>3.52</text:p>
          </table:table-cell>
          <table:table-cell table:style-name="ce312" office:value-type="string" calcext:value-type="string">
            <text:p>MNK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Elumalai S</text:p>
          </table:table-cell>
          <table:table-cell office:value-type="float" office:value="5221" calcext:value-type="float">
            <text:p>5221</text:p>
          </table:table-cell>
          <table:table-cell table:formula="of:=([.AR26]/[.P26])*100" office:value-type="float" office:value="3.10740515897106" calcext:value-type="float">
            <text:p>3.11</text:p>
          </table:table-cell>
          <table:table-cell table:number-columns-repeated="1633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hiyagaraya Nagar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Metro</text:p>
          </table:table-cell>
          <table:table-cell table:number-columns-repeated="8" office:value-type="string" calcext:value-type="string">
            <text:p>No</text:p>
          </table:table-cell>
          <table:table-cell table:style-name="ce250" office:value-type="float" office:value="245101" calcext:value-type="float">
            <text:p>245101</text:p>
          </table:table-cell>
          <table:table-cell table:style-name="ce250" office:value-type="float" office:value="141982" calcext:value-type="float">
            <text:p>141982</text:p>
          </table:table-cell>
          <table:table-cell table:style-name="ce263" table:formula="of:=([.P27]/[.O27])*100" office:value-type="float" office:value="57.9279562302887" calcext:value-type="float">
            <text:p>57.93</text:p>
          </table:table-cell>
          <table:table-cell table:style-name="ce250" table:formula="of:=[.X27]-[.AC27]" office:value-type="float" office:value="3155" calcext:value-type="float">
            <text:p>3155</text:p>
          </table:table-cell>
          <table:table-cell table:style-name="ce270" table:formula="of:=([.R27]/[.P27])*100" office:value-type="float" office:value="2.22211266216844" calcext:value-type="float">
            <text:p>2.22</text:p>
          </table:table-cell>
          <table:table-cell table:style-name="ce263" table:formula="of:=[.Y27]+[.AD27]" office:value-type="float" office:value="72.7268245270527" calcext:value-type="float">
            <text:p>72.73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athyanarayanan B</text:p>
          </table:table-cell>
          <table:table-cell office:value-type="float" office:value="53207" calcext:value-type="float">
            <text:p>53207</text:p>
          </table:table-cell>
          <table:table-cell table:formula="of:=([.X27]/[.P27])*100" office:value-type="float" office:value="37.4744685946106" calcext:value-type="float">
            <text:p>37.47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animoizhi Dr N S</text:p>
          </table:table-cell>
          <table:table-cell office:value-type="float" office:value="50052" calcext:value-type="float">
            <text:p>50052</text:p>
          </table:table-cell>
          <table:table-cell table:style-name="ce265" table:formula="of:=([.AC27]/[.P27])*100" office:value-type="float" office:value="35.2523559324421" calcext:value-type="float">
            <text:p>35.25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Raja H</text:p>
          </table:table-cell>
          <table:table-cell office:value-type="float" office:value="19888" calcext:value-type="float">
            <text:p>19888</text:p>
          </table:table-cell>
          <table:table-cell table:style-name="ce303" table:formula="of:=([.AH27]/[.P27])*100" office:value-type="float" office:value="14.0074093899227" calcext:value-type="float">
            <text:p>14.01</text:p>
          </table:table-cell>
          <table:table-cell office:value-type="string" calcext:value-type="string">
            <text:p>MNK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Kumar V</text:p>
          </table:table-cell>
          <table:table-cell office:value-type="float" office:value="6210" calcext:value-type="float">
            <text:p>6210</text:p>
          </table:table-cell>
          <table:table-cell table:formula="of:=([.AM27]/[.P27])*100" office:value-type="float" office:value="4.37379386119367" calcext:value-type="float">
            <text:p>4.37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Vinoth V</text:p>
          </table:table-cell>
          <table:table-cell office:value-type="float" office:value="5071" calcext:value-type="float">
            <text:p>5071</text:p>
          </table:table-cell>
          <table:table-cell table:formula="of:=([.AR27]/[.P27])*100" office:value-type="float" office:value="3.57157949599245" calcext:value-type="float">
            <text:p>3.57</text:p>
          </table:table-cell>
          <table:table-cell table:number-columns-repeated="1633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ylapore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Metro</text:p>
          </table:table-cell>
          <table:table-cell table:number-columns-repeated="8" office:value-type="string" calcext:value-type="string">
            <text:p>No</text:p>
          </table:table-cell>
          <table:table-cell table:style-name="ce250" office:value-type="float" office:value="262980" calcext:value-type="float">
            <text:p>262980</text:p>
          </table:table-cell>
          <table:table-cell table:style-name="ce250" office:value-type="float" office:value="156132" calcext:value-type="float">
            <text:p>156132</text:p>
          </table:table-cell>
          <table:table-cell table:style-name="ce263" table:formula="of:=([.P28]/[.O28])*100" office:value-type="float" office:value="59.3702943189596" calcext:value-type="float">
            <text:p>59.37</text:p>
          </table:table-cell>
          <table:table-cell table:style-name="ce250" table:formula="of:=[.X28]-[.AC28]" office:value-type="float" office:value="14728" calcext:value-type="float">
            <text:p>14728</text:p>
          </table:table-cell>
          <table:table-cell table:style-name="ce270" table:formula="of:=([.R28]/[.P28])*100" office:value-type="float" office:value="9.43304383470397" calcext:value-type="float">
            <text:p>9.43</text:p>
          </table:table-cell>
          <table:table-cell table:style-name="ce263" table:formula="of:=[.Y28]+[.AD28]" office:value-type="float" office:value="77.8981887121154" calcext:value-type="float">
            <text:p>77.90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R Nataraj</text:p>
          </table:table-cell>
          <table:table-cell office:value-type="float" office:value="68176" calcext:value-type="float">
            <text:p>68176</text:p>
          </table:table-cell>
          <table:table-cell table:formula="of:=([.X28]/[.P28])*100" office:value-type="float" office:value="43.6656162734097" calcext:value-type="float">
            <text:p>43.67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Karate Thiagarajan R</text:p>
          </table:table-cell>
          <table:table-cell office:value-type="float" office:value="53448" calcext:value-type="float">
            <text:p>53448</text:p>
          </table:table-cell>
          <table:table-cell table:style-name="ce265" table:formula="of:=([.AC28]/[.P28])*100" office:value-type="float" office:value="34.2325724387057" calcext:value-type="float">
            <text:p>34.23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Nagarajan K</text:p>
          </table:table-cell>
          <table:table-cell office:value-type="float" office:value="11720" calcext:value-type="float">
            <text:p>11720</text:p>
          </table:table-cell>
          <table:table-cell table:style-name="ce303" table:formula="of:=([.AH28]/[.P28])*100" office:value-type="float" office:value="7.50646888530218" calcext:value-type="float">
            <text:p>7.51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Sureshkumar N</text:p>
          </table:table-cell>
          <table:table-cell office:value-type="float" office:value="5806" calcext:value-type="float">
            <text:p>5806</text:p>
          </table:table-cell>
          <table:table-cell table:formula="of:=([.AM28]/[.P28])*100" office:value-type="float" office:value="3.71864832321369" calcext:value-type="float">
            <text:p>3.72</text:p>
          </table:table-cell>
          <table:table-cell office:value-type="string" calcext:value-type="string">
            <text:p>MNK</text:p>
          </table:table-cell>
          <table:table-cell office:value-type="string" calcext:value-type="string">
            <text:p>TMC</text:p>
          </table:table-cell>
          <table:table-cell office:value-type="string" calcext:value-type="string">
            <text:p>Munavar Basha A S</text:p>
          </table:table-cell>
          <table:table-cell office:value-type="float" office:value="4753" calcext:value-type="float">
            <text:p>4753</text:p>
          </table:table-cell>
          <table:table-cell table:formula="of:=([.AR28]/[.P28])*100" office:value-type="float" office:value="3.04421899418441" calcext:value-type="float">
            <text:p>3.04</text:p>
          </table:table-cell>
          <table:table-cell table:number-columns-repeated="1633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elachery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Metro</text:p>
          </table:table-cell>
          <table:table-cell table:number-columns-repeated="8" office:value-type="string" calcext:value-type="string">
            <text:p>No</text:p>
          </table:table-cell>
          <table:table-cell table:style-name="ce250" office:value-type="float" office:value="300891" calcext:value-type="float">
            <text:p>300891</text:p>
          </table:table-cell>
          <table:table-cell table:style-name="ce250" office:value-type="float" office:value="175522" calcext:value-type="float">
            <text:p>175522</text:p>
          </table:table-cell>
          <table:table-cell table:style-name="ce263" table:formula="of:=([.P29]/[.O29])*100" office:value-type="float" office:value="58.3340811124294" calcext:value-type="float">
            <text:p>58.33</text:p>
          </table:table-cell>
          <table:table-cell table:style-name="ce250" table:formula="of:=[.X29]-[.AC29]" office:value-type="float" office:value="8872" calcext:value-type="float">
            <text:p>8872</text:p>
          </table:table-cell>
          <table:table-cell table:style-name="ce270" table:formula="of:=([.R29]/[.P29])*100" office:value-type="float" office:value="5.05463702555805" calcext:value-type="float">
            <text:p>5.05</text:p>
          </table:table-cell>
          <table:table-cell table:style-name="ce263" table:formula="of:=[.Y29]+[.AD29]" office:value-type="float" office:value="74.8658287849956" calcext:value-type="float">
            <text:p>74.87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Vagai Chanderasekar</text:p>
          </table:table-cell>
          <table:table-cell office:value-type="float" office:value="70139" calcext:value-type="float">
            <text:p>70139</text:p>
          </table:table-cell>
          <table:table-cell table:formula="of:=([.X29]/[.P29])*100" office:value-type="float" office:value="39.9602329052768" calcext:value-type="float">
            <text:p>39.96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Munusamy C</text:p>
          </table:table-cell>
          <table:table-cell office:value-type="float" office:value="61267" calcext:value-type="float">
            <text:p>61267</text:p>
          </table:table-cell>
          <table:table-cell table:style-name="ce265" table:formula="of:=([.AC29]/[.P29])*100" office:value-type="float" office:value="34.9055958797188" calcext:value-type="float">
            <text:p>34.91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Sritharan P</text:p>
          </table:table-cell>
          <table:table-cell office:value-type="float" office:value="14472" calcext:value-type="float">
            <text:p>14472</text:p>
          </table:table-cell>
          <table:table-cell table:style-name="ce303" table:formula="of:=([.AH29]/[.P29])*100" office:value-type="float" office:value="8.24512026982373" calcext:value-type="float">
            <text:p>8.25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Rajan V N</text:p>
          </table:table-cell>
          <table:table-cell office:value-type="float" office:value="9654" calcext:value-type="float">
            <text:p>9654</text:p>
          </table:table-cell>
          <table:table-cell table:formula="of:=([.AM29]/[.P29])*100" office:value-type="float" office:value="5.50016522145372" calcext:value-type="float">
            <text:p>5.50</text:p>
          </table:table-cell>
          <table:table-cell table:style-name="ce312" office:value-type="string" calcext:value-type="string">
            <text:p>MNK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Vinoba Bhoopathy</text:p>
          </table:table-cell>
          <table:table-cell office:value-type="float" office:value="6809" calcext:value-type="float">
            <text:p>6809</text:p>
          </table:table-cell>
          <table:table-cell table:formula="of:=([.AR29]/[.P29])*100" office:value-type="float" office:value="3.87928578753661" calcext:value-type="float">
            <text:p>3.88</text:p>
          </table:table-cell>
          <table:table-cell table:number-columns-repeated="1633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holinganallur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table:style-name="ce250" office:value-type="float" office:value="602472" calcext:value-type="float">
            <text:p>602472</text:p>
          </table:table-cell>
          <table:table-cell table:style-name="ce250" office:value-type="float" office:value="345697" calcext:value-type="float">
            <text:p>345697</text:p>
          </table:table-cell>
          <table:table-cell table:style-name="ce263" table:formula="of:=([.P30]/[.O30])*100" office:value-type="float" office:value="57.3797620470329" calcext:value-type="float">
            <text:p>57.38</text:p>
          </table:table-cell>
          <table:table-cell table:style-name="ce250" table:formula="of:=[.X30]-[.AC30]" office:value-type="float" office:value="14913" calcext:value-type="float">
            <text:p>14913</text:p>
          </table:table-cell>
          <table:table-cell table:style-name="ce270" table:formula="of:=([.R30]/[.P30])*100" office:value-type="float" office:value="4.31389338061945" calcext:value-type="float">
            <text:p>4.31</text:p>
          </table:table-cell>
          <table:table-cell table:style-name="ce263" table:formula="of:=[.Y30]+[.AD30]" office:value-type="float" office:value="80.7397807906924" calcext:value-type="float">
            <text:p>80.74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Aravind Ramesh S</text:p>
          </table:table-cell>
          <table:table-cell office:value-type="float" office:value="147014" calcext:value-type="float">
            <text:p>147014</text:p>
          </table:table-cell>
          <table:table-cell table:formula="of:=([.X30]/[.P30])*100" office:value-type="float" office:value="42.5268370856559" calcext:value-type="float">
            <text:p>42.53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undaram N</text:p>
          </table:table-cell>
          <table:table-cell office:value-type="float" office:value="132101" calcext:value-type="float">
            <text:p>132101</text:p>
          </table:table-cell>
          <table:table-cell table:style-name="ce265" table:formula="of:=([.AC30]/[.P30])*100" office:value-type="float" office:value="38.2129437050365" calcext:value-type="float">
            <text:p>38.21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Ramkumar K</text:p>
          </table:table-cell>
          <table:table-cell office:value-type="float" office:value="15595" calcext:value-type="float">
            <text:p>15595</text:p>
          </table:table-cell>
          <table:table-cell table:style-name="ce303" table:formula="of:=([.AH30]/[.P30])*100" office:value-type="float" office:value="4.51117597202174" calcext:value-type="float">
            <text:p>4.51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VCK</text:p>
          </table:table-cell>
          <table:table-cell office:value-type="string" calcext:value-type="string">
            <text:p>Paneer Doss R</text:p>
          </table:table-cell>
          <table:table-cell office:value-type="float" office:value="15129" calcext:value-type="float">
            <text:p>15129</text:p>
          </table:table-cell>
          <table:table-cell table:formula="of:=([.AM30]/[.P30])*100" office:value-type="float" office:value="4.37637584358557" calcext:value-type="float">
            <text:p>4.38</text:p>
          </table:table-cell>
          <table:table-cell table:style-name="ce312"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Ujagar Singh</text:p>
          </table:table-cell>
          <table:table-cell office:value-type="float" office:value="14915" calcext:value-type="float">
            <text:p>14915</text:p>
          </table:table-cell>
          <table:table-cell table:formula="of:=([.AR30]/[.P30])*100" office:value-type="float" office:value="4.31447192194321" calcext:value-type="float">
            <text:p>4.31</text:p>
          </table:table-cell>
          <table:table-cell table:number-columns-repeated="1633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landur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ity</text:p>
          </table:table-cell>
          <table:table-cell table:number-columns-repeated="7" office:value-type="string" calcext:value-type="string">
            <text:p>No</text:p>
          </table:table-cell>
          <table:table-cell office:value-type="string" calcext:value-type="string">
            <text:p>MGR</text:p>
          </table:table-cell>
          <table:table-cell table:style-name="ce250" office:value-type="float" office:value="351470" calcext:value-type="float">
            <text:p>351470</text:p>
          </table:table-cell>
          <table:table-cell table:style-name="ce250" office:value-type="float" office:value="216997" calcext:value-type="float">
            <text:p>216997</text:p>
          </table:table-cell>
          <table:table-cell table:style-name="ce263" table:formula="of:=([.P31]/[.O31])*100" office:value-type="float" office:value="61.7398355478419" calcext:value-type="float">
            <text:p>61.74</text:p>
          </table:table-cell>
          <table:table-cell table:style-name="ce250" table:formula="of:=[.X31]-[.AC31]" office:value-type="float" office:value="19169" calcext:value-type="float">
            <text:p>19169</text:p>
          </table:table-cell>
          <table:table-cell table:style-name="ce270" table:formula="of:=([.R31]/[.P31])*100" office:value-type="float" office:value="8.83376267874671" calcext:value-type="float">
            <text:p>8.83</text:p>
          </table:table-cell>
          <table:table-cell table:style-name="ce263" table:formula="of:=[.Y31]+[.AD31]" office:value-type="float" office:value="80.4550293322027" calcext:value-type="float">
            <text:p>80.46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Anbarasan T M</text:p>
          </table:table-cell>
          <table:table-cell office:value-type="float" office:value="96877" calcext:value-type="float">
            <text:p>96877</text:p>
          </table:table-cell>
          <table:table-cell table:formula="of:=([.X31]/[.P31])*100" office:value-type="float" office:value="44.6443960054747" calcext:value-type="float">
            <text:p>44.64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Ramachandran S</text:p>
          </table:table-cell>
          <table:table-cell office:value-type="float" office:value="77708" calcext:value-type="float">
            <text:p>77708</text:p>
          </table:table-cell>
          <table:table-cell table:style-name="ce265" table:formula="of:=([.AC31]/[.P31])*100" office:value-type="float" office:value="35.810633326728" calcext:value-type="float">
            <text:p>35.81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Sathyanarayanan Dr S</text:p>
          </table:table-cell>
          <table:table-cell office:value-type="float" office:value="12806" calcext:value-type="float">
            <text:p>12806</text:p>
          </table:table-cell>
          <table:table-cell table:style-name="ce303" table:formula="of:=([.AH31]/[.P31])*100" office:value-type="float" office:value="5.90146407554022" calcext:value-type="float">
            <text:p>5.90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Chandran U</text:p>
          </table:table-cell>
          <table:table-cell office:value-type="float" office:value="12291" calcext:value-type="float">
            <text:p>12291</text:p>
          </table:table-cell>
          <table:table-cell table:formula="of:=([.AM31]/[.P31])*100" office:value-type="float" office:value="5.66413360553372" calcext:value-type="float">
            <text:p>5.66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Srinivasan R</text:p>
          </table:table-cell>
          <table:table-cell office:value-type="float" office:value="7194" calcext:value-type="float">
            <text:p>7194</text:p>
          </table:table-cell>
          <table:table-cell table:formula="of:=([.AR31]/[.P31])*100" office:value-type="float" office:value="3.31525320626553" calcext:value-type="float">
            <text:p>3.32</text:p>
          </table:table-cell>
          <table:table-cell table:number-columns-repeated="1633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riperumbudur</text:p>
          </table:table-cell>
          <table:table-cell office:value-type="string" calcext:value-type="string">
            <text:p>Kanchipuram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eri Chennai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No</text:p>
          </table:table-cell>
          <table:table-cell table:style-name="ce250" office:value-type="float" office:value="306296" calcext:value-type="float">
            <text:p>306296</text:p>
          </table:table-cell>
          <table:table-cell table:style-name="ce250" office:value-type="float" office:value="236142" calcext:value-type="float">
            <text:p>236142</text:p>
          </table:table-cell>
          <table:table-cell table:style-name="ce263" table:formula="of:=([.P32]/[.O32])*100" office:value-type="float" office:value="77.0960117010996" calcext:value-type="float">
            <text:p>77.10</text:p>
          </table:table-cell>
          <table:table-cell table:style-name="ce250" table:formula="of:=[.X32]-[.AC32]" office:value-type="float" office:value="10716" calcext:value-type="float">
            <text:p>10716</text:p>
          </table:table-cell>
          <table:table-cell table:style-name="ce270" table:formula="of:=([.R32]/[.P32])*100" office:value-type="float" office:value="4.53794750616155" calcext:value-type="float">
            <text:p>4.54</text:p>
          </table:table-cell>
          <table:table-cell table:style-name="ce263" table:formula="of:=[.Y32]+[.AD32]" office:value-type="float" office:value="81.0046497446452" calcext:value-type="float">
            <text:p>81.00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Palani K</text:p>
          </table:table-cell>
          <table:table-cell office:value-type="float" office:value="101001" calcext:value-type="float">
            <text:p>101001</text:p>
          </table:table-cell>
          <table:table-cell table:formula="of:=([.X32]/[.P32])*100" office:value-type="float" office:value="42.7712986254034" calcext:value-type="float">
            <text:p>42.77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Selvaperunthagai K</text:p>
          </table:table-cell>
          <table:table-cell office:value-type="float" office:value="90285" calcext:value-type="float">
            <text:p>90285</text:p>
          </table:table-cell>
          <table:table-cell table:style-name="ce265" table:formula="of:=([.AC32]/[.P32])*100" office:value-type="float" office:value="38.2333511192418" calcext:value-type="float">
            <text:p>38.23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Muthuraman C</text:p>
          </table:table-cell>
          <table:table-cell office:value-type="float" office:value="18185" calcext:value-type="float">
            <text:p>18185</text:p>
          </table:table-cell>
          <table:table-cell table:style-name="ce303" table:formula="of:=([.AH32]/[.P32])*100" office:value-type="float" office:value="7.70087489730755" calcext:value-type="float">
            <text:p>7.70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VCK</text:p>
          </table:table-cell>
          <table:table-cell office:value-type="string" calcext:value-type="string">
            <text:p>Veerakumar M</text:p>
          </table:table-cell>
          <table:table-cell office:value-type="float" office:value="13679" calcext:value-type="float">
            <text:p>13679</text:p>
          </table:table-cell>
          <table:table-cell table:formula="of:=([.AM32]/[.P32])*100" office:value-type="float" office:value="5.79270100193951" calcext:value-type="float">
            <text:p>5.79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Manoharan M</text:p>
          </table:table-cell>
          <table:table-cell office:value-type="float" office:value="3939" calcext:value-type="float">
            <text:p>3939</text:p>
          </table:table-cell>
          <table:table-cell table:formula="of:=([.AR32]/[.P32])*100" office:value-type="float" office:value="1.66806413090429" calcext:value-type="float">
            <text:p>1.67</text:p>
          </table:table-cell>
          <table:table-cell table:number-columns-repeated="1633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llavaram</text:p>
          </table:table-cell>
          <table:table-cell office:value-type="string" calcext:value-type="string">
            <text:p>Chengalpattu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eri Chennai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table:style-name="ce250" office:value-type="float" office:value="406839" calcext:value-type="float">
            <text:p>406839</text:p>
          </table:table-cell>
          <table:table-cell table:style-name="ce250" office:value-type="float" office:value="251204" calcext:value-type="float">
            <text:p>251204</text:p>
          </table:table-cell>
          <table:table-cell table:style-name="ce263" table:formula="of:=([.P33]/[.O33])*100" office:value-type="float" office:value="61.7453095696332" calcext:value-type="float">
            <text:p>61.75</text:p>
          </table:table-cell>
          <table:table-cell table:style-name="ce250" table:formula="of:=[.X33]-[.AC33]" office:value-type="float" office:value="22165" calcext:value-type="float">
            <text:p>22165</text:p>
          </table:table-cell>
          <table:table-cell table:style-name="ce270" table:formula="of:=([.R33]/[.P33])*100" office:value-type="float" office:value="8.82350599512747" calcext:value-type="float">
            <text:p>8.82</text:p>
          </table:table-cell>
          <table:table-cell table:style-name="ce263" table:formula="of:=[.Y33]+[.AD33]" office:value-type="float" office:value="81.0564322224168" calcext:value-type="float">
            <text:p>81.06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arunanithi I</text:p>
          </table:table-cell>
          <table:table-cell office:value-type="float" office:value="112891" calcext:value-type="float">
            <text:p>112891</text:p>
          </table:table-cell>
          <table:table-cell table:formula="of:=([.X33]/[.P33])*100" office:value-type="float" office:value="44.9399691087722" calcext:value-type="float">
            <text:p>44.94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araswathi C R</text:p>
          </table:table-cell>
          <table:table-cell office:value-type="float" office:value="90726" calcext:value-type="float">
            <text:p>90726</text:p>
          </table:table-cell>
          <table:table-cell table:style-name="ce265" table:formula="of:=([.AC33]/[.P33])*100" office:value-type="float" office:value="36.1164631136447" calcext:value-type="float">
            <text:p>36.12</text:p>
          </table:table-cell>
          <table:table-cell office:value-type="string" calcext:value-type="string">
            <text:p>MNK</text:p>
          </table:table-cell>
          <table:table-cell office:value-type="string" calcext:value-type="string">
            <text:p>MDMK</text:p>
          </table:table-cell>
          <table:table-cell office:value-type="string" calcext:value-type="string">
            <text:p>Veeralakshmi C</text:p>
          </table:table-cell>
          <table:table-cell office:value-type="float" office:value="14083" calcext:value-type="float">
            <text:p>14083</text:p>
          </table:table-cell>
          <table:table-cell table:style-name="ce303" table:formula="of:=([.AH33]/[.P33])*100" office:value-type="float" office:value="5.60620053820799" calcext:value-type="float">
            <text:p>5.61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Gopi Ayyaswamy Dr</text:p>
          </table:table-cell>
          <table:table-cell office:value-type="float" office:value="11781" calcext:value-type="float">
            <text:p>11781</text:p>
          </table:table-cell>
          <table:table-cell table:formula="of:=([.AM33]/[.P33])*100" office:value-type="float" office:value="4.68981385646725" calcext:value-type="float">
            <text:p>4.69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Venkatesan R</text:p>
          </table:table-cell>
          <table:table-cell office:value-type="float" office:value="9339" calcext:value-type="float">
            <text:p>9339</text:p>
          </table:table-cell>
          <table:table-cell table:formula="of:=([.AR33]/[.P33])*100" office:value-type="float" office:value="3.71769557809589" calcext:value-type="float">
            <text:p>3.72</text:p>
          </table:table-cell>
          <table:table-cell table:number-columns-repeated="1633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ambaram</text:p>
          </table:table-cell>
          <table:table-cell office:value-type="string" calcext:value-type="string">
            <text:p>Chengalpattu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eri Chennai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table:style-name="ce250" office:value-type="float" office:value="381359" calcext:value-type="float">
            <text:p>381359</text:p>
          </table:table-cell>
          <table:table-cell table:style-name="ce250" office:value-type="float" office:value="235355" calcext:value-type="float">
            <text:p>235355</text:p>
          </table:table-cell>
          <table:table-cell table:style-name="ce263" table:formula="of:=([.P34]/[.O34])*100" office:value-type="float" office:value="61.7148146497133" calcext:value-type="float">
            <text:p>61.71</text:p>
          </table:table-cell>
          <table:table-cell table:style-name="ce250" table:formula="of:=[.X34]-[.AC34]" office:value-type="float" office:value="14445" calcext:value-type="float">
            <text:p>14445</text:p>
          </table:table-cell>
          <table:table-cell table:style-name="ce270" table:formula="of:=([.R34]/[.P34])*100" office:value-type="float" office:value="6.13753691232394" calcext:value-type="float">
            <text:p>6.14</text:p>
          </table:table-cell>
          <table:table-cell table:style-name="ce263" table:formula="of:=[.Y34]+[.AD34]" office:value-type="float" office:value="80.3998215461749" calcext:value-type="float">
            <text:p>80.40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Raja S R</text:p>
          </table:table-cell>
          <table:table-cell office:value-type="float" office:value="101835" calcext:value-type="float">
            <text:p>101835</text:p>
          </table:table-cell>
          <table:table-cell table:formula="of:=([.X34]/[.P34])*100" office:value-type="float" office:value="43.2686792292494" calcext:value-type="float">
            <text:p>43.27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Rajendran C</text:p>
          </table:table-cell>
          <table:table-cell office:value-type="float" office:value="87390" calcext:value-type="float">
            <text:p>87390</text:p>
          </table:table-cell>
          <table:table-cell table:style-name="ce265" table:formula="of:=([.AC34]/[.P34])*100" office:value-type="float" office:value="37.1311423169255" calcext:value-type="float">
            <text:p>37.13</text:p>
          </table:table-cell>
          <table:table-cell office:value-type="string" calcext:value-type="string">
            <text:p>MNK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Chezhiyan M</text:p>
          </table:table-cell>
          <table:table-cell office:value-type="float" office:value="14559" calcext:value-type="float">
            <text:p>14559</text:p>
          </table:table-cell>
          <table:table-cell table:style-name="ce303" table:formula="of:=([.AH34]/[.P34])*100" office:value-type="float" office:value="6.1859743791294" calcext:value-type="float">
            <text:p>6.19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Vedasubramaniam A</text:p>
          </table:table-cell>
          <table:table-cell office:value-type="float" office:value="10327" calcext:value-type="float">
            <text:p>10327</text:p>
          </table:table-cell>
          <table:table-cell table:formula="of:=([.AM34]/[.P34])*100" office:value-type="float" office:value="4.38783964649147" calcext:value-type="float">
            <text:p>4.39</text:p>
          </table:table-cell>
          <table:table-cell table:style-name="ce312"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Suresh R</text:p>
          </table:table-cell>
          <table:table-cell office:value-type="float" office:value="7631" calcext:value-type="float">
            <text:p>7631</text:p>
          </table:table-cell>
          <table:table-cell table:formula="of:=([.AR34]/[.P34])*100" office:value-type="float" office:value="3.24233604554821" calcext:value-type="float">
            <text:p>3.24</text:p>
          </table:table-cell>
          <table:table-cell table:number-columns-repeated="1633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Chengalpattu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eri Chennai</text:p>
          </table:table-cell>
          <table:table-cell office:value-type="string" calcext:value-type="string">
            <text:p>Town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3" office:value-type="string" calcext:value-type="string">
            <text:p>No</text:p>
          </table:table-cell>
          <table:table-cell table:style-name="ce250" office:value-type="float" office:value="371109" calcext:value-type="float">
            <text:p>371109</text:p>
          </table:table-cell>
          <table:table-cell table:style-name="ce250" office:value-type="float" office:value="249774" calcext:value-type="float">
            <text:p>249774</text:p>
          </table:table-cell>
          <table:table-cell table:style-name="ce263" table:formula="of:=([.P35]/[.O35])*100" office:value-type="float" office:value="67.3047541288409" calcext:value-type="float">
            <text:p>67.30</text:p>
          </table:table-cell>
          <table:table-cell table:style-name="ce250" table:formula="of:=[.X35]-[.AC35]" office:value-type="float" office:value="26292" calcext:value-type="float">
            <text:p>26292</text:p>
          </table:table-cell>
          <table:table-cell table:style-name="ce270" table:formula="of:=([.R35]/[.P35])*100" office:value-type="float" office:value="10.5263157894737" calcext:value-type="float">
            <text:p>10.53</text:p>
          </table:table-cell>
          <table:table-cell table:style-name="ce263" table:formula="of:=[.Y35]+[.AD35]" office:value-type="float" office:value="79.6952445010289" calcext:value-type="float">
            <text:p>79.70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Varalakshmi M</text:p>
          </table:table-cell>
          <table:table-cell office:value-type="float" office:value="112675" calcext:value-type="float">
            <text:p>112675</text:p>
          </table:table-cell>
          <table:table-cell table:formula="of:=([.X35]/[.P35])*100" office:value-type="float" office:value="45.1107801452513" calcext:value-type="float">
            <text:p>45.11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amalakkannan R</text:p>
          </table:table-cell>
          <table:table-cell office:value-type="float" office:value="86383" calcext:value-type="float">
            <text:p>86383</text:p>
          </table:table-cell>
          <table:table-cell table:style-name="ce265" table:formula="of:=([.AC35]/[.P35])*100" office:value-type="float" office:value="34.5844643557776" calcext:value-type="float">
            <text:p>34.58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Arumugam K</text:p>
          </table:table-cell>
          <table:table-cell office:value-type="float" office:value="20899" calcext:value-type="float">
            <text:p>20899</text:p>
          </table:table-cell>
          <table:table-cell table:style-name="ce303" table:formula="of:=([.AH35]/[.P35])*100" office:value-type="float" office:value="8.36716391618023" calcext:value-type="float">
            <text:p>8.37</text:p>
          </table:table-cell>
          <table:table-cell table:style-name="ce299" office:value-type="string" calcext:value-type="string">
            <text:p>MNK</text:p>
          </table:table-cell>
          <table:table-cell table:style-name="ce308" office:value-type="string" calcext:value-type="string">
            <text:p>DMDK</text:p>
          </table:table-cell>
          <table:table-cell office:value-type="string" calcext:value-type="string">
            <text:p>Murugesan D</text:p>
          </table:table-cell>
          <table:table-cell office:value-type="float" office:value="17438" calcext:value-type="float">
            <text:p>17438</text:p>
          </table:table-cell>
          <table:table-cell table:formula="of:=([.AM35]/[.P35])*100" office:value-type="float" office:value="6.98151128620273" calcext:value-type="float">
            <text:p>6.98</text:p>
          </table:table-cell>
          <table:table-cell table:style-name="ce312" office:value-type="string" calcext:value-type="string">
            <text:p>NTK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Sanjeevinathan K</text:p>
          </table:table-cell>
          <table:table-cell office:value-type="float" office:value="4035" calcext:value-type="float">
            <text:p>4035</text:p>
          </table:table-cell>
          <table:table-cell table:formula="of:=([.AR35]/[.P35])*100" office:value-type="float" office:value="1.61546037618007" calcext:value-type="float">
            <text:p>1.62</text:p>
          </table:table-cell>
          <table:table-cell table:number-columns-repeated="1633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hiruporur</text:p>
          </table:table-cell>
          <table:table-cell office:value-type="string" calcext:value-type="string">
            <text:p>Chengalpattu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eri Chennai</text:p>
          </table:table-cell>
          <table:table-cell office:value-type="string" calcext:value-type="string">
            <text:p>Rural</text:p>
          </table:table-cell>
          <table:table-cell table:number-columns-repeated="8" office:value-type="string" calcext:value-type="string">
            <text:p>No</text:p>
          </table:table-cell>
          <table:table-cell table:style-name="ce250" office:value-type="float" office:value="254307" calcext:value-type="float">
            <text:p>254307</text:p>
          </table:table-cell>
          <table:table-cell table:style-name="ce250" office:value-type="float" office:value="201141" calcext:value-type="float">
            <text:p>201141</text:p>
          </table:table-cell>
          <table:table-cell table:style-name="ce263" table:formula="of:=([.P36]/[.O36])*100" office:value-type="float" office:value="79.0937724875839" calcext:value-type="float">
            <text:p>79.09</text:p>
          </table:table-cell>
          <table:table-cell table:style-name="ce250" table:formula="of:=[.X36]-[.AC36]" office:value-type="float" office:value="950" calcext:value-type="float">
            <text:p>950</text:p>
          </table:table-cell>
          <table:table-cell table:style-name="ce270" table:formula="of:=([.R36]/[.P36])*100" office:value-type="float" office:value="0.472305497138823" calcext:value-type="float">
            <text:p>0.47</text:p>
          </table:table-cell>
          <table:table-cell table:style-name="ce263" table:formula="of:=[.Y36]+[.AD36]" office:value-type="float" office:value="69.3443902536032" calcext:value-type="float">
            <text:p>69.34</text:p>
          </table:table-cell>
          <table:table-cell table:style-name="ce275"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othandapani M</text:p>
          </table:table-cell>
          <table:table-cell office:value-type="float" office:value="70215" calcext:value-type="float">
            <text:p>70215</text:p>
          </table:table-cell>
          <table:table-cell table:formula="of:=([.X36]/[.P36])*100" office:value-type="float" office:value="34.908347875371" calcext:value-type="float">
            <text:p>34.91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Viswanathan V</text:p>
          </table:table-cell>
          <table:table-cell office:value-type="float" office:value="69265" calcext:value-type="float">
            <text:p>69265</text:p>
          </table:table-cell>
          <table:table-cell table:style-name="ce265" table:formula="of:=([.AC36]/[.P36])*100" office:value-type="float" office:value="34.4360423782322" calcext:value-type="float">
            <text:p>34.44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Vasu K</text:p>
          </table:table-cell>
          <table:table-cell office:value-type="float" office:value="28125" calcext:value-type="float">
            <text:p>28125</text:p>
          </table:table-cell>
          <table:table-cell table:style-name="ce303" table:formula="of:=([.AH36]/[.P36])*100" office:value-type="float" office:value="13.9827285337152" calcext:value-type="float">
            <text:p>13.98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MDMK</text:p>
          </table:table-cell>
          <table:table-cell office:value-type="string" calcext:value-type="string">
            <text:p>Sathya C E</text:p>
          </table:table-cell>
          <table:table-cell office:value-type="float" office:value="25539" calcext:value-type="float">
            <text:p>25539</text:p>
          </table:table-cell>
          <table:table-cell table:formula="of:=([.AM36]/[.P36])*100" office:value-type="float" office:value="12.6970632541352" calcext:value-type="float">
            <text:p>12.70</text:p>
          </table:table-cell>
          <table:table-cell table:style-name="ce312"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Rangaswamy V G</text:p>
          </table:table-cell>
          <table:table-cell office:value-type="float" office:value="2605" calcext:value-type="float">
            <text:p>2605</text:p>
          </table:table-cell>
          <table:table-cell table:formula="of:=([.AR36]/[.P36])*100" office:value-type="float" office:value="1.29511138952277" calcext:value-type="float">
            <text:p>1.30</text:p>
          </table:table-cell>
          <table:table-cell table:number-columns-repeated="1633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heyyur</text:p>
          </table:table-cell>
          <table:table-cell office:value-type="string" calcext:value-type="string">
            <text:p>Chengalpattu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eri Chennai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No</text:p>
          </table:table-cell>
          <table:table-cell table:style-name="ce250" office:value-type="float" office:value="211135" calcext:value-type="float">
            <text:p>211135</text:p>
          </table:table-cell>
          <table:table-cell table:style-name="ce250" office:value-type="float" office:value="169134" calcext:value-type="float">
            <text:p>169134</text:p>
          </table:table-cell>
          <table:table-cell table:style-name="ce263" table:formula="of:=([.P37]/[.O37])*100" office:value-type="float" office:value="80.1070405190992" calcext:value-type="float">
            <text:p>80.11</text:p>
          </table:table-cell>
          <table:table-cell table:style-name="ce250" table:formula="of:=[.X37]-[.AC37]" office:value-type="float" office:value="304" calcext:value-type="float">
            <text:p>304</text:p>
          </table:table-cell>
          <table:table-cell table:style-name="ce270" table:formula="of:=([.R37]/[.P37])*100" office:value-type="float" office:value="0.179739141745598" calcext:value-type="float">
            <text:p>0.18</text:p>
          </table:table-cell>
          <table:table-cell table:style-name="ce263" table:formula="of:=[.Y37]+[.AD37]" office:value-type="float" office:value="74.8447976160914" calcext:value-type="float">
            <text:p>74.84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Arasu R T</text:p>
          </table:table-cell>
          <table:table-cell office:value-type="float" office:value="63446" calcext:value-type="float">
            <text:p>63446</text:p>
          </table:table-cell>
          <table:table-cell table:formula="of:=([.X37]/[.P37])*100" office:value-type="float" office:value="37.5122683789185" calcext:value-type="float">
            <text:p>37.51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Munusamy A</text:p>
          </table:table-cell>
          <table:table-cell office:value-type="float" office:value="63142" calcext:value-type="float">
            <text:p>63142</text:p>
          </table:table-cell>
          <table:table-cell table:style-name="ce265" table:formula="of:=([.AC37]/[.P37])*100" office:value-type="float" office:value="37.3325292371729" calcext:value-type="float">
            <text:p>37.33</text:p>
          </table:table-cell>
          <table:table-cell office:value-type="string" calcext:value-type="string">
            <text:p>MNK</text:p>
          </table:table-cell>
          <table:table-cell office:value-type="string" calcext:value-type="string">
            <text:p>VCK</text:p>
          </table:table-cell>
          <table:table-cell office:value-type="string" calcext:value-type="string">
            <text:p>Ezhil Caroline</text:p>
          </table:table-cell>
          <table:table-cell office:value-type="float" office:value="17927" calcext:value-type="float">
            <text:p>17927</text:p>
          </table:table-cell>
          <table:table-cell table:style-name="ce303" table:formula="of:=([.AH37]/[.P37])*100" office:value-type="float" office:value="10.5992881383991" calcext:value-type="float">
            <text:p>10.60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Sadaiyappan V</text:p>
          </table:table-cell>
          <table:table-cell office:value-type="float" office:value="17892" calcext:value-type="float">
            <text:p>17892</text:p>
          </table:table-cell>
          <table:table-cell table:formula="of:=([.AM37]/[.P37])*100" office:value-type="float" office:value="10.5785944872113" calcext:value-type="float">
            <text:p>10.58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827" calcext:value-type="float">
            <text:p>1827</text:p>
          </table:table-cell>
          <table:table-cell table:formula="of:=([.AR37]/[.P37])*100" office:value-type="float" office:value="1.08020859200397" calcext:value-type="float">
            <text:p>1.08</text:p>
          </table:table-cell>
          <table:table-cell table:number-columns-repeated="1633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aduranthakam</text:p>
          </table:table-cell>
          <table:table-cell office:value-type="string" calcext:value-type="string">
            <text:p>Chengalpattu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eri Chennai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No</text:p>
          </table:table-cell>
          <table:table-cell table:style-name="ce250" office:value-type="float" office:value="218831" calcext:value-type="float">
            <text:p>218831</text:p>
          </table:table-cell>
          <table:table-cell table:style-name="ce250" office:value-type="float" office:value="177879" calcext:value-type="float">
            <text:p>177879</text:p>
          </table:table-cell>
          <table:table-cell table:style-name="ce263" table:formula="of:=([.P38]/[.O38])*100" office:value-type="float" office:value="81.2860152355014" calcext:value-type="float">
            <text:p>81.29</text:p>
          </table:table-cell>
          <table:table-cell table:style-name="ce250" table:formula="of:=[.X38]-[.AC38]" office:value-type="float" office:value="2957" calcext:value-type="float">
            <text:p>2957</text:p>
          </table:table-cell>
          <table:table-cell table:style-name="ce270" table:formula="of:=([.R38]/[.P38])*100" office:value-type="float" office:value="1.66236599036424" calcext:value-type="float">
            <text:p>1.66</text:p>
          </table:table-cell>
          <table:table-cell table:style-name="ce263" table:formula="of:=[.Y38]+[.AD38]" office:value-type="float" office:value="81.1950820501577" calcext:value-type="float">
            <text:p>81.20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Pugazhenthi S</text:p>
          </table:table-cell>
          <table:table-cell office:value-type="float" office:value="73693" calcext:value-type="float">
            <text:p>73693</text:p>
          </table:table-cell>
          <table:table-cell table:formula="of:=([.X38]/[.P38])*100" office:value-type="float" office:value="41.428724020261" calcext:value-type="float">
            <text:p>41.43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Thamizharasan C K</text:p>
          </table:table-cell>
          <table:table-cell office:value-type="float" office:value="70736" calcext:value-type="float">
            <text:p>70736</text:p>
          </table:table-cell>
          <table:table-cell table:style-name="ce265" table:formula="of:=([.AC38]/[.P38])*100" office:value-type="float" office:value="39.7663580298967" calcext:value-type="float">
            <text:p>39.77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Adhikesavan E</text:p>
          </table:table-cell>
          <table:table-cell office:value-type="float" office:value="16215" calcext:value-type="float">
            <text:p>16215</text:p>
          </table:table-cell>
          <table:table-cell table:style-name="ce303" table:formula="of:=([.AH38]/[.P38])*100" office:value-type="float" office:value="9.1157472214258" calcext:value-type="float">
            <text:p>9.12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Thennarasu M</text:p>
          </table:table-cell>
          <table:table-cell office:value-type="float" office:value="11773" calcext:value-type="float">
            <text:p>11773</text:p>
          </table:table-cell>
          <table:table-cell table:formula="of:=([.AM38]/[.P38])*100" office:value-type="float" office:value="6.61854406647215" calcext:value-type="float">
            <text:p>6.62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525" calcext:value-type="float">
            <text:p>1525</text:p>
          </table:table-cell>
          <table:table-cell table:formula="of:=([.AR38]/[.P38])*100" office:value-type="float" office:value="0.857324360941989" calcext:value-type="float">
            <text:p>0.86</text:p>
          </table:table-cell>
          <table:table-cell table:number-columns-repeated="1633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thiramerur</text:p>
          </table:table-cell>
          <table:table-cell office:value-type="string" calcext:value-type="string">
            <text:p>Kanchipuram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eri Chennai</text:p>
          </table:table-cell>
          <table:table-cell office:value-type="string" calcext:value-type="string">
            <text:p>Rural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table:number-columns-repeated="4" office:value-type="string" calcext:value-type="string">
            <text:p>No</text:p>
          </table:table-cell>
          <table:table-cell table:style-name="ce250" office:value-type="float" office:value="239472" calcext:value-type="float">
            <text:p>239472</text:p>
          </table:table-cell>
          <table:table-cell table:style-name="ce250" office:value-type="float" office:value="198773" calcext:value-type="float">
            <text:p>198773</text:p>
          </table:table-cell>
          <table:table-cell table:style-name="ce263" table:formula="of:=([.P39]/[.O39])*100" office:value-type="float" office:value="83.004693659384" calcext:value-type="float">
            <text:p>83.00</text:p>
          </table:table-cell>
          <table:table-cell table:style-name="ce250" table:formula="of:=[.X39]-[.AC39]" office:value-type="float" office:value="12156" calcext:value-type="float">
            <text:p>12156</text:p>
          </table:table-cell>
          <table:table-cell table:style-name="ce270" table:formula="of:=([.R39]/[.P39])*100" office:value-type="float" office:value="6.1155187072691" calcext:value-type="float">
            <text:p>6.12</text:p>
          </table:table-cell>
          <table:table-cell table:style-name="ce263" table:formula="of:=[.Y39]+[.AD39]" office:value-type="float" office:value="79.9253419730044" calcext:value-type="float">
            <text:p>79.93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undar K</text:p>
          </table:table-cell>
          <table:table-cell office:value-type="float" office:value="85513" calcext:value-type="float">
            <text:p>85513</text:p>
          </table:table-cell>
          <table:table-cell table:formula="of:=([.X39]/[.P39])*100" office:value-type="float" office:value="43.0204303401367" calcext:value-type="float">
            <text:p>43.02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Ganesan P</text:p>
          </table:table-cell>
          <table:table-cell office:value-type="float" office:value="73357" calcext:value-type="float">
            <text:p>73357</text:p>
          </table:table-cell>
          <table:table-cell table:style-name="ce265" table:formula="of:=([.AC39]/[.P39])*100" office:value-type="float" office:value="36.9049116328676" calcext:value-type="float">
            <text:p>36.90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Gangadharan Pon</text:p>
          </table:table-cell>
          <table:table-cell office:value-type="float" office:value="24221" calcext:value-type="float">
            <text:p>24221</text:p>
          </table:table-cell>
          <table:table-cell table:style-name="ce303" table:formula="of:=([.AH39]/[.P39])*100" office:value-type="float" office:value="12.1852565489277" calcext:value-type="float">
            <text:p>12.19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Rajendran M</text:p>
          </table:table-cell>
          <table:table-cell office:value-type="float" office:value="9184" calcext:value-type="float">
            <text:p>9184</text:p>
          </table:table-cell>
          <table:table-cell table:formula="of:=([.AM39]/[.P39])*100" office:value-type="float" office:value="4.62034582161561" calcext:value-type="float">
            <text:p>4.62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647" calcext:value-type="float">
            <text:p>1647</text:p>
          </table:table-cell>
          <table:table-cell table:formula="of:=([.AR39]/[.P39])*100" office:value-type="float" office:value="0.828583358906894" calcext:value-type="float">
            <text:p>0.83</text:p>
          </table:table-cell>
          <table:table-cell table:number-columns-repeated="1633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Kanchipuram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eri Chennai</text:p>
          </table:table-cell>
          <table:table-cell office:value-type="string" calcext:value-type="string">
            <text:p>City</text:p>
          </table:table-cell>
          <table:table-cell table:number-columns-repeated="7" office:value-type="string" calcext:value-type="string">
            <text:p>No</text:p>
          </table:table-cell>
          <table:table-cell office:value-type="string" calcext:value-type="string">
            <text:p>Anna</text:p>
          </table:table-cell>
          <table:table-cell table:style-name="ce250" office:value-type="float" office:value="296893" calcext:value-type="float">
            <text:p>296893</text:p>
          </table:table-cell>
          <table:table-cell table:style-name="ce250" office:value-type="float" office:value="224112" calcext:value-type="float">
            <text:p>224112</text:p>
          </table:table-cell>
          <table:table-cell table:style-name="ce263" table:formula="of:=([.P40]/[.O40])*100" office:value-type="float" office:value="75.4857810726423" calcext:value-type="float">
            <text:p>75.49</text:p>
          </table:table-cell>
          <table:table-cell table:style-name="ce250" table:formula="of:=[.X40]-[.AC40]" office:value-type="float" office:value="7548" calcext:value-type="float">
            <text:p>7548</text:p>
          </table:table-cell>
          <table:table-cell table:style-name="ce270" table:formula="of:=([.R40]/[.P40])*100" office:value-type="float" office:value="3.36795887770401" calcext:value-type="float">
            <text:p>3.37</text:p>
          </table:table-cell>
          <table:table-cell table:style-name="ce263" table:formula="of:=[.Y40]+[.AD40]" office:value-type="float" office:value="77.4246805168844" calcext:value-type="float">
            <text:p>77.42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Ezhilarasan C V M P</text:p>
          </table:table-cell>
          <table:table-cell office:value-type="float" office:value="90533" calcext:value-type="float">
            <text:p>90533</text:p>
          </table:table-cell>
          <table:table-cell table:formula="of:=([.X40]/[.P40])*100" office:value-type="float" office:value="40.3963196972942" calcext:value-type="float">
            <text:p>40.40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Mythili T</text:p>
          </table:table-cell>
          <table:table-cell office:value-type="float" office:value="82985" calcext:value-type="float">
            <text:p>82985</text:p>
          </table:table-cell>
          <table:table-cell table:style-name="ce265" table:formula="of:=([.AC40]/[.P40])*100" office:value-type="float" office:value="37.0283608195902" calcext:value-type="float">
            <text:p>37.03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Magesh Kumar P</text:p>
          </table:table-cell>
          <table:table-cell office:value-type="float" office:value="30102" calcext:value-type="float">
            <text:p>30102</text:p>
          </table:table-cell>
          <table:table-cell table:style-name="ce303" table:formula="of:=([.AH40]/[.P40])*100" office:value-type="float" office:value="13.4316770186335" calcext:value-type="float">
            <text:p>13.43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Eagambaram S</text:p>
          </table:table-cell>
          <table:table-cell office:value-type="float" office:value="8986" calcext:value-type="float">
            <text:p>8986</text:p>
          </table:table-cell>
          <table:table-cell table:formula="of:=([.AM40]/[.P40])*100" office:value-type="float" office:value="4.0096023416863" calcext:value-type="float">
            <text:p>4.01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Vasan T</text:p>
          </table:table-cell>
          <table:table-cell office:value-type="float" office:value="3646" calcext:value-type="float">
            <text:p>3646</text:p>
          </table:table-cell>
          <table:table-cell table:formula="of:=([.AR40]/[.P40])*100" office:value-type="float" office:value="1.62686513885914" calcext:value-type="float">
            <text:p>1.63</text:p>
          </table:table-cell>
          <table:table-cell table:number-columns-repeated="1633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rakkonam</text:p>
          </table:table-cell>
          <table:table-cell office:value-type="string" calcext:value-type="string">
            <text:p>Ranipet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 Arcot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C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table:style-name="ce250" office:value-type="float" office:value="219621" calcext:value-type="float">
            <text:p>219621</text:p>
          </table:table-cell>
          <table:table-cell table:style-name="ce250" office:value-type="float" office:value="165441" calcext:value-type="float">
            <text:p>165441</text:p>
          </table:table-cell>
          <table:table-cell table:style-name="ce263" table:formula="of:=([.P41]/[.O41])*100" office:value-type="float" office:value="75.3302279836628" calcext:value-type="float">
            <text:p>75.33</text:p>
          </table:table-cell>
          <table:table-cell table:style-name="ce250" table:formula="of:=[.X41]-[.AC41]" office:value-type="float" office:value="4161" calcext:value-type="float">
            <text:p>4161</text:p>
          </table:table-cell>
          <table:table-cell table:style-name="ce270" table:formula="of:=([.R41]/[.P41])*100" office:value-type="float" office:value="2.51509601610242" calcext:value-type="float">
            <text:p>2.52</text:p>
          </table:table-cell>
          <table:table-cell table:style-name="ce263" table:formula="of:=[.Y41]+[.AD41]" office:value-type="float" office:value="79.9022007845697" calcext:value-type="float">
            <text:p>79.90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Ravi S</text:p>
          </table:table-cell>
          <table:table-cell office:value-type="float" office:value="68176" calcext:value-type="float">
            <text:p>68176</text:p>
          </table:table-cell>
          <table:table-cell table:formula="of:=([.X41]/[.P41])*100" office:value-type="float" office:value="41.2086484003361" calcext:value-type="float">
            <text:p>41.21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Rajkumar N</text:p>
          </table:table-cell>
          <table:table-cell office:value-type="float" office:value="64015" calcext:value-type="float">
            <text:p>64015</text:p>
          </table:table-cell>
          <table:table-cell table:style-name="ce265" table:formula="of:=([.AC41]/[.P41])*100" office:value-type="float" office:value="38.6935523842337" calcext:value-type="float">
            <text:p>38.69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Arpudham R</text:p>
          </table:table-cell>
          <table:table-cell office:value-type="float" office:value="20130" calcext:value-type="float">
            <text:p>20130</text:p>
          </table:table-cell>
          <table:table-cell table:style-name="ce303" table:formula="of:=([.AH41]/[.P41])*100" office:value-type="float" office:value="12.1674796453116" calcext:value-type="float">
            <text:p>12.17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VCK</text:p>
          </table:table-cell>
          <table:table-cell office:value-type="string" calcext:value-type="string">
            <text:p>Gopinath G</text:p>
          </table:table-cell>
          <table:table-cell office:value-type="float" office:value="5213" calcext:value-type="float">
            <text:p>5213</text:p>
          </table:table-cell>
          <table:table-cell table:formula="of:=([.AM41]/[.P41])*100" office:value-type="float" office:value="3.15097224992596" calcext:value-type="float">
            <text:p>3.15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2049" calcext:value-type="float">
            <text:p>2049</text:p>
          </table:table-cell>
          <table:table-cell table:formula="of:=([.AR41]/[.P41])*100" office:value-type="float" office:value="1.23850798774185" calcext:value-type="float">
            <text:p>1.24</text:p>
          </table:table-cell>
          <table:table-cell table:number-columns-repeated="1633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holingur</text:p>
          </table:table-cell>
          <table:table-cell office:value-type="string" calcext:value-type="string">
            <text:p>Ranipet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 Arcot</text:p>
          </table:table-cell>
          <table:table-cell office:value-type="string" calcext:value-type="string">
            <text:p>Rural</text:p>
          </table:table-cell>
          <table:table-cell table:number-columns-repeated="8" office:value-type="string" calcext:value-type="string">
            <text:p>No</text:p>
          </table:table-cell>
          <table:table-cell table:style-name="ce250" office:value-type="float" office:value="257291" calcext:value-type="float">
            <text:p>257291</text:p>
          </table:table-cell>
          <table:table-cell table:style-name="ce250" office:value-type="float" office:value="211064" calcext:value-type="float">
            <text:p>211064</text:p>
          </table:table-cell>
          <table:table-cell table:style-name="ce263" table:formula="of:=([.P42]/[.O42])*100" office:value-type="float" office:value="82.033184215538" calcext:value-type="float">
            <text:p>82.03</text:p>
          </table:table-cell>
          <table:table-cell table:style-name="ce250" table:formula="of:=[.X42]-[.AC42]" office:value-type="float" office:value="9732" calcext:value-type="float">
            <text:p>9732</text:p>
          </table:table-cell>
          <table:table-cell table:style-name="ce270" table:formula="of:=([.R42]/[.P42])*100" office:value-type="float" office:value="4.61092370086798" calcext:value-type="float">
            <text:p>4.61</text:p>
          </table:table-cell>
          <table:table-cell table:style-name="ce263" table:formula="of:=[.Y42]+[.AD42]" office:value-type="float" office:value="68.969601637418" calcext:value-type="float">
            <text:p>68.97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Parthiban N G</text:p>
          </table:table-cell>
          <table:table-cell office:value-type="float" office:value="77651" calcext:value-type="float">
            <text:p>77651</text:p>
          </table:table-cell>
          <table:table-cell table:formula="of:=([.X42]/[.P42])*100" office:value-type="float" office:value="36.790262669143" calcext:value-type="float">
            <text:p>36.79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Munirathinam A M</text:p>
          </table:table-cell>
          <table:table-cell office:value-type="float" office:value="67919" calcext:value-type="float">
            <text:p>67919</text:p>
          </table:table-cell>
          <table:table-cell table:style-name="ce265" table:formula="of:=([.AC42]/[.P42])*100" office:value-type="float" office:value="32.179338968275" calcext:value-type="float">
            <text:p>32.18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Saravanan K</text:p>
          </table:table-cell>
          <table:table-cell office:value-type="float" office:value="50827" calcext:value-type="float">
            <text:p>50827</text:p>
          </table:table-cell>
          <table:table-cell table:style-name="ce303" table:formula="of:=([.AH42]/[.P42])*100" office:value-type="float" office:value="24.081321305386" calcext:value-type="float">
            <text:p>24.08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Manogar P R</text:p>
          </table:table-cell>
          <table:table-cell office:value-type="float" office:value="6167" calcext:value-type="float">
            <text:p>6167</text:p>
          </table:table-cell>
          <table:table-cell table:formula="of:=([.AM42]/[.P42])*100" office:value-type="float" office:value="2.92186256301406" calcext:value-type="float">
            <text:p>2.92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691" calcext:value-type="float">
            <text:p>1691</text:p>
          </table:table-cell>
          <table:table-cell table:formula="of:=([.AR42]/[.P42])*100" office:value-type="float" office:value="0.801178789371944" calcext:value-type="float">
            <text:p>0.80</text:p>
          </table:table-cell>
          <table:table-cell table:number-columns-repeated="1633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Ranipet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 Arcot</text:p>
          </table:table-cell>
          <table:table-cell office:value-type="string" calcext:value-type="string">
            <text:p>Town</text:p>
          </table:table-cell>
          <table:table-cell table:number-columns-repeated="8" office:value-type="string" calcext:value-type="string">
            <text:p>No</text:p>
          </table:table-cell>
          <table:table-cell table:style-name="ce250" office:value-type="float" office:value="247501" calcext:value-type="float">
            <text:p>247501</text:p>
          </table:table-cell>
          <table:table-cell table:style-name="ce250" office:value-type="float" office:value="190742" calcext:value-type="float">
            <text:p>190742</text:p>
          </table:table-cell>
          <table:table-cell table:style-name="ce263" table:formula="of:=([.P43]/[.O43])*100" office:value-type="float" office:value="77.0671633649965" calcext:value-type="float">
            <text:p>77.07</text:p>
          </table:table-cell>
          <table:table-cell table:style-name="ce250" table:formula="of:=[.X43]-[.AC43]" office:value-type="float" office:value="7896" calcext:value-type="float">
            <text:p>7896</text:p>
          </table:table-cell>
          <table:table-cell table:style-name="ce270" table:formula="of:=([.R43]/[.P43])*100" office:value-type="float" office:value="4.13962315588596" calcext:value-type="float">
            <text:p>4.14</text:p>
          </table:table-cell>
          <table:table-cell table:style-name="ce263" table:formula="of:=[.Y43]+[.AD43]" office:value-type="float" office:value="81.5509955856602" calcext:value-type="float">
            <text:p>81.55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Gandhi R</text:p>
          </table:table-cell>
          <table:table-cell office:value-type="float" office:value="81724" calcext:value-type="float">
            <text:p>81724</text:p>
          </table:table-cell>
          <table:table-cell table:formula="of:=([.X43]/[.P43])*100" office:value-type="float" office:value="42.8453093707731" calcext:value-type="float">
            <text:p>42.85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Elumalai C</text:p>
          </table:table-cell>
          <table:table-cell office:value-type="float" office:value="73828" calcext:value-type="float">
            <text:p>73828</text:p>
          </table:table-cell>
          <table:table-cell table:style-name="ce265" table:formula="of:=([.AC43]/[.P43])*100" office:value-type="float" office:value="38.7056862148871" calcext:value-type="float">
            <text:p>38.71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Murali M K</text:p>
          </table:table-cell>
          <table:table-cell office:value-type="float" office:value="23850" calcext:value-type="float">
            <text:p>23850</text:p>
          </table:table-cell>
          <table:table-cell table:style-name="ce303" table:formula="of:=([.AH43]/[.P43])*100" office:value-type="float" office:value="12.5038009457802" calcext:value-type="float">
            <text:p>12.50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Nithiyanandham S</text:p>
          </table:table-cell>
          <table:table-cell office:value-type="float" office:value="5906" calcext:value-type="float">
            <text:p>5906</text:p>
          </table:table-cell>
          <table:table-cell table:formula="of:=([.AM43]/[.P43])*100" office:value-type="float" office:value="3.09632907277894" calcext:value-type="float">
            <text:p>3.10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2121" calcext:value-type="float">
            <text:p>2121</text:p>
          </table:table-cell>
          <table:table-cell table:formula="of:=([.AR43]/[.P43])*100" office:value-type="float" office:value="1.11197324134171" calcext:value-type="float">
            <text:p>1.11</text:p>
          </table:table-cell>
          <table:table-cell table:style-name="Default" table:number-columns-repeated="31"/>
          <table:table-cell table:number-columns-repeated="1630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rcot</text:p>
          </table:table-cell>
          <table:table-cell office:value-type="string" calcext:value-type="string">
            <text:p>Ranipet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 Arcot</text:p>
          </table:table-cell>
          <table:table-cell office:value-type="string" calcext:value-type="string">
            <text:p>Town</text:p>
          </table:table-cell>
          <table:table-cell table:number-columns-repeated="8" office:value-type="string" calcext:value-type="string">
            <text:p>No</text:p>
          </table:table-cell>
          <table:table-cell table:style-name="ce250" office:value-type="float" office:value="246835" calcext:value-type="float">
            <text:p>246835</text:p>
          </table:table-cell>
          <table:table-cell table:style-name="ce250" office:value-type="float" office:value="203392" calcext:value-type="float">
            <text:p>203392</text:p>
          </table:table-cell>
          <table:table-cell table:style-name="ce263" table:formula="of:=([.P44]/[.O44])*100" office:value-type="float" office:value="82.3999837948427" calcext:value-type="float">
            <text:p>82.40</text:p>
          </table:table-cell>
          <table:table-cell table:style-name="ce250" table:formula="of:=[.X44]-[.AC44]" office:value-type="float" office:value="11091" calcext:value-type="float">
            <text:p>11091</text:p>
          </table:table-cell>
          <table:table-cell table:style-name="ce270" table:formula="of:=([.R44]/[.P44])*100" office:value-type="float" office:value="5.4530168344871" calcext:value-type="float">
            <text:p>5.45</text:p>
          </table:table-cell>
          <table:table-cell table:style-name="ce263" table:formula="of:=[.Y44]+[.AD44]" office:value-type="float" office:value="77.3250668659534" calcext:value-type="float">
            <text:p>77.33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Eswarappan J L</text:p>
          </table:table-cell>
          <table:table-cell office:value-type="float" office:value="84182" calcext:value-type="float">
            <text:p>84182</text:p>
          </table:table-cell>
          <table:table-cell table:formula="of:=([.X44]/[.P44])*100" office:value-type="float" office:value="41.3890418502203" calcext:value-type="float">
            <text:p>41.39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Ramadoss K V</text:p>
          </table:table-cell>
          <table:table-cell office:value-type="float" office:value="73091" calcext:value-type="float">
            <text:p>73091</text:p>
          </table:table-cell>
          <table:table-cell table:style-name="ce265" table:formula="of:=([.AC44]/[.P44])*100" office:value-type="float" office:value="35.9360250157332" calcext:value-type="float">
            <text:p>35.94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Karikalan G</text:p>
          </table:table-cell>
          <table:table-cell office:value-type="float" office:value="35043" calcext:value-type="float">
            <text:p>35043</text:p>
          </table:table-cell>
          <table:table-cell table:style-name="ce303" table:formula="of:=([.AH44]/[.P44])*100" office:value-type="float" office:value="17.2292912208936" calcext:value-type="float">
            <text:p>17.23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MDMK</text:p>
          </table:table-cell>
          <table:table-cell office:value-type="string" calcext:value-type="string">
            <text:p>Udhayakumar P N</text:p>
          </table:table-cell>
          <table:table-cell office:value-type="float" office:value="5387" calcext:value-type="float">
            <text:p>5387</text:p>
          </table:table-cell>
          <table:table-cell table:formula="of:=([.AM44]/[.P44])*100" office:value-type="float" office:value="2.64858008181246" calcext:value-type="float">
            <text:p>2.65</text:p>
          </table:table-cell>
          <table:table-cell table:style-name="ce312"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Arulraman D</text:p>
          </table:table-cell>
          <table:table-cell office:value-type="float" office:value="2648" calcext:value-type="float">
            <text:p>2648</text:p>
          </table:table-cell>
          <table:table-cell table:formula="of:=([.AR44]/[.P44])*100" office:value-type="float" office:value="1.30191944619257" calcext:value-type="float">
            <text:p>1.30</text:p>
          </table:table-cell>
          <table:table-cell table:number-columns-repeated="1633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Katpadi</text:p>
          </table:table-cell>
          <table:table-cell office:value-type="string" calcext:value-type="string">
            <text:p>Vellor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 Arcot</text:p>
          </table:table-cell>
          <table:table-cell office:value-type="string" calcext:value-type="string">
            <text:p>Tow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table:number-columns-repeated="2" office:value-type="string" calcext:value-type="string">
            <text:p>No</text:p>
          </table:table-cell>
          <table:table-cell table:style-name="ce250" office:value-type="float" office:value="229868" calcext:value-type="float">
            <text:p>229868</text:p>
          </table:table-cell>
          <table:table-cell table:style-name="ce250" office:value-type="float" office:value="177870" calcext:value-type="float">
            <text:p>177870</text:p>
          </table:table-cell>
          <table:table-cell table:style-name="ce263" table:formula="of:=([.P45]/[.O45])*100" office:value-type="float" office:value="77.379191536012" calcext:value-type="float">
            <text:p>77.38</text:p>
          </table:table-cell>
          <table:table-cell table:style-name="ce250" table:formula="of:=[.X45]-[.AC45]" office:value-type="float" office:value="23946" calcext:value-type="float">
            <text:p>23946</text:p>
          </table:table-cell>
          <table:table-cell table:style-name="ce270" table:formula="of:=([.R45]/[.P45])*100" office:value-type="float" office:value="13.462641254849" calcext:value-type="float">
            <text:p>13.46</text:p>
          </table:table-cell>
          <table:table-cell table:style-name="ce263" table:formula="of:=[.Y45]+[.AD45]" office:value-type="float" office:value="88.3353010625738" calcext:value-type="float">
            <text:p>88.34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Duraimurugan</text:p>
          </table:table-cell>
          <table:table-cell office:value-type="float" office:value="90534" calcext:value-type="float">
            <text:p>90534</text:p>
          </table:table-cell>
          <table:table-cell table:formula="of:=([.X45]/[.P45])*100" office:value-type="float" office:value="50.8989711587114" calcext:value-type="float">
            <text:p>50.90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Appu S R K</text:p>
          </table:table-cell>
          <table:table-cell office:value-type="float" office:value="66588" calcext:value-type="float">
            <text:p>66588</text:p>
          </table:table-cell>
          <table:table-cell table:style-name="ce265" table:formula="of:=([.AC45]/[.P45])*100" office:value-type="float" office:value="37.4363299038624" calcext:value-type="float">
            <text:p>37.44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Shanmugam N T</text:p>
          </table:table-cell>
          <table:table-cell office:value-type="float" office:value="12728" calcext:value-type="float">
            <text:p>12728</text:p>
          </table:table-cell>
          <table:table-cell table:style-name="ce303" table:formula="of:=([.AH45]/[.P45])*100" office:value-type="float" office:value="7.15578793500871" calcext:value-type="float">
            <text:p>7.16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2492" calcext:value-type="float">
            <text:p>2492</text:p>
          </table:table-cell>
          <table:table-cell table:formula="of:=([.AM45]/[.P45])*100" office:value-type="float" office:value="1.40102321920504" calcext:value-type="float">
            <text:p>1.40</text:p>
          </table:table-cell>
          <table:table-cell office:value-type="string" calcext:value-type="string">
            <text:p>MNK</text:p>
          </table:table-cell>
          <table:table-cell office:value-type="string" calcext:value-type="string">
            <text:p>TMC</text:p>
          </table:table-cell>
          <table:table-cell office:value-type="string" calcext:value-type="string">
            <text:p>Sivanandam T V</text:p>
          </table:table-cell>
          <table:table-cell office:value-type="float" office:value="2163" calcext:value-type="float">
            <text:p>2163</text:p>
          </table:table-cell>
          <table:table-cell table:formula="of:=([.AR45]/[.P45])*100" office:value-type="float" office:value="1.21605667060213" calcext:value-type="float">
            <text:p>1.22</text:p>
          </table:table-cell>
          <table:table-cell table:number-columns-repeated="1633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Vellor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 Arcot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o</text:p>
          </table:table-cell>
          <table:table-cell table:style-name="ce234" office:value-type="string" calcext:value-type="string">
            <text:p>No</text:p>
          </table:table-cell>
          <table:table-cell table:style-name="ce235" office:value-type="string" calcext:value-type="string">
            <text:p>INCDMK</text:p>
          </table:table-cell>
          <table:table-cell table:style-name="ce234" office:value-type="string" calcext:value-type="string">
            <text:p>No</text:p>
          </table:table-cell>
          <table:table-cell table:style-name="ce234" office:value-type="string" calcext:value-type="string">
            <text:p>INC</text:p>
          </table:table-cell>
          <table:table-cell office:value-type="string" calcext:value-type="string">
            <text:p>No</text:p>
          </table:table-cell>
          <table:table-cell table:style-name="ce250" office:value-type="float" office:value="249715" calcext:value-type="float">
            <text:p>249715</text:p>
          </table:table-cell>
          <table:table-cell table:style-name="ce250" office:value-type="float" office:value="171279" calcext:value-type="float">
            <text:p>171279</text:p>
          </table:table-cell>
          <table:table-cell table:style-name="ce263" table:formula="of:=([.P46]/[.O46])*100" office:value-type="float" office:value="68.5897923632942" calcext:value-type="float">
            <text:p>68.59</text:p>
          </table:table-cell>
          <table:table-cell table:style-name="ce250" table:formula="of:=[.X46]-[.AC46]" office:value-type="float" office:value="26210" calcext:value-type="float">
            <text:p>26210</text:p>
          </table:table-cell>
          <table:table-cell table:style-name="ce270" table:formula="of:=([.R46]/[.P46])*100" office:value-type="float" office:value="15.3025181137209" calcext:value-type="float">
            <text:p>15.30</text:p>
          </table:table-cell>
          <table:table-cell table:style-name="ce263" table:formula="of:=[.Y46]+[.AD46]" office:value-type="float" office:value="87.7620724081761" calcext:value-type="float">
            <text:p>87.76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arthikeyan</text:p>
          </table:table-cell>
          <table:table-cell office:value-type="float" office:value="88264" calcext:value-type="float">
            <text:p>88264</text:p>
          </table:table-cell>
          <table:table-cell table:formula="of:=([.X46]/[.P46])*100" office:value-type="float" office:value="51.5322952609485" calcext:value-type="float">
            <text:p>51.53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Harun Rasheed</text:p>
          </table:table-cell>
          <table:table-cell office:value-type="float" office:value="62054" calcext:value-type="float">
            <text:p>62054</text:p>
          </table:table-cell>
          <table:table-cell table:style-name="ce265" table:formula="of:=([.AC46]/[.P46])*100" office:value-type="float" office:value="36.2297771472276" calcext:value-type="float">
            <text:p>36.23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Elangovan S</text:p>
          </table:table-cell>
          <table:table-cell office:value-type="float" office:value="5212" calcext:value-type="float">
            <text:p>5212</text:p>
          </table:table-cell>
          <table:table-cell table:style-name="ce303" table:formula="of:=([.AH46]/[.P46])*100" office:value-type="float" office:value="3.04298834066056" calcext:value-type="float">
            <text:p>3.04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Lakshmi Narayanan D</text:p>
          </table:table-cell>
          <table:table-cell office:value-type="float" office:value="5185" calcext:value-type="float">
            <text:p>5185</text:p>
          </table:table-cell>
          <table:table-cell table:formula="of:=([.AM46]/[.P46])*100" office:value-type="float" office:value="3.0272245867853" calcext:value-type="float">
            <text:p>3.03</text:p>
          </table:table-cell>
          <table:table-cell office:value-type="string" calcext:value-type="string">
            <text:p>MNK</text:p>
          </table:table-cell>
          <table:table-cell office:value-type="string" calcext:value-type="string">
            <text:p>VCK</text:p>
          </table:table-cell>
          <table:table-cell office:value-type="string" calcext:value-type="string">
            <text:p>Abdur Rahman A R</text:p>
          </table:table-cell>
          <table:table-cell office:value-type="float" office:value="2590" calcext:value-type="float">
            <text:p>2590</text:p>
          </table:table-cell>
          <table:table-cell table:formula="of:=([.AR46]/[.P46])*100" office:value-type="float" office:value="1.51215268655235" calcext:value-type="float">
            <text:p>1.51</text:p>
          </table:table-cell>
          <table:table-cell table:number-columns-repeated="1633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naicut</text:p>
          </table:table-cell>
          <table:table-cell office:value-type="string" calcext:value-type="string">
            <text:p>Vellor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 Arcot</text:p>
          </table:table-cell>
          <table:table-cell office:value-type="string" calcext:value-type="string">
            <text:p>Rural</text:p>
          </table:table-cell>
          <table:table-cell table:number-columns-repeated="8" office:value-type="string" calcext:value-type="string">
            <text:p>No</text:p>
          </table:table-cell>
          <table:table-cell table:style-name="ce250" office:value-type="float" office:value="231928" calcext:value-type="float">
            <text:p>231928</text:p>
          </table:table-cell>
          <table:table-cell table:style-name="ce250" office:value-type="float" office:value="181622" calcext:value-type="float">
            <text:p>181622</text:p>
          </table:table-cell>
          <table:table-cell table:style-name="ce263" table:formula="of:=([.P47]/[.O47])*100" office:value-type="float" office:value="78.3096478217378" calcext:value-type="float">
            <text:p>78.31</text:p>
          </table:table-cell>
          <table:table-cell table:style-name="ce250" table:formula="of:=[.X47]-[.AC47]" office:value-type="float" office:value="8768" calcext:value-type="float">
            <text:p>8768</text:p>
          </table:table-cell>
          <table:table-cell table:style-name="ce270" table:formula="of:=([.R47]/[.P47])*100" office:value-type="float" office:value="4.82760899010032" calcext:value-type="float">
            <text:p>4.83</text:p>
          </table:table-cell>
          <table:table-cell table:style-name="ce263" table:formula="of:=[.Y47]+[.AD47]" office:value-type="float" office:value="80.0277499421876" calcext:value-type="float">
            <text:p>80.03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andakumar A P</text:p>
          </table:table-cell>
          <table:table-cell office:value-type="float" office:value="77058" calcext:value-type="float">
            <text:p>77058</text:p>
          </table:table-cell>
          <table:table-cell table:formula="of:=([.X47]/[.P47])*100" office:value-type="float" office:value="42.427679466144" calcext:value-type="float">
            <text:p>42.43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alaiarasu M</text:p>
          </table:table-cell>
          <table:table-cell office:value-type="float" office:value="68290" calcext:value-type="float">
            <text:p>68290</text:p>
          </table:table-cell>
          <table:table-cell table:style-name="ce265" table:formula="of:=([.AC47]/[.P47])*100" office:value-type="float" office:value="37.6000704760437" calcext:value-type="float">
            <text:p>37.60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Elavazagan K L</text:p>
          </table:table-cell>
          <table:table-cell office:value-type="float" office:value="24711" calcext:value-type="float">
            <text:p>24711</text:p>
          </table:table-cell>
          <table:table-cell table:style-name="ce303" table:formula="of:=([.AH47]/[.P47])*100" office:value-type="float" office:value="13.6057305832994" calcext:value-type="float">
            <text:p>13.61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TMC</text:p>
          </table:table-cell>
          <table:table-cell office:value-type="string" calcext:value-type="string">
            <text:p>Palani P S</text:p>
          </table:table-cell>
          <table:table-cell office:value-type="float" office:value="2633" calcext:value-type="float">
            <text:p>2633</text:p>
          </table:table-cell>
          <table:table-cell table:formula="of:=([.AM47]/[.P47])*100" office:value-type="float" office:value="1.44971424166676" calcext:value-type="float">
            <text:p>1.45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Vijayakumar K</text:p>
          </table:table-cell>
          <table:table-cell office:value-type="float" office:value="1750" calcext:value-type="float">
            <text:p>1750</text:p>
          </table:table-cell>
          <table:table-cell table:formula="of:=([.AR47]/[.P47])*100" office:value-type="float" office:value="0.963539659292377" calcext:value-type="float">
            <text:p>0.96</text:p>
          </table:table-cell>
          <table:table-cell table:number-columns-repeated="1633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Kilvaithinankuppam</text:p>
          </table:table-cell>
          <table:table-cell office:value-type="string" calcext:value-type="string">
            <text:p>Vellor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 Arco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Root</text:p>
          </table:table-cell>
          <table:table-cell table:number-columns-repeated="6" office:value-type="string" calcext:value-type="string">
            <text:p>No</text:p>
          </table:table-cell>
          <table:table-cell table:style-name="ce250" office:value-type="float" office:value="205533" calcext:value-type="float">
            <text:p>205533</text:p>
          </table:table-cell>
          <table:table-cell table:style-name="ce250" office:value-type="float" office:value="165226" calcext:value-type="float">
            <text:p>165226</text:p>
          </table:table-cell>
          <table:table-cell table:style-name="ce263" table:formula="of:=([.P48]/[.O48])*100" office:value-type="float" office:value="80.3890372835506" calcext:value-type="float">
            <text:p>80.39</text:p>
          </table:table-cell>
          <table:table-cell table:style-name="ce250" table:formula="of:=[.X48]-[.AC48]" office:value-type="float" office:value="9746" calcext:value-type="float">
            <text:p>9746</text:p>
          </table:table-cell>
          <table:table-cell table:style-name="ce270" table:formula="of:=([.R48]/[.P48])*100" office:value-type="float" office:value="5.89858738939392" calcext:value-type="float">
            <text:p>5.90</text:p>
          </table:table-cell>
          <table:table-cell table:style-name="ce263" table:formula="of:=[.Y48]+[.AD48]" office:value-type="float" office:value="85.6269594373767" calcext:value-type="float">
            <text:p>85.63</text:p>
          </table:table-cell>
          <table:table-cell office:value-type="string" calcext:value-type="string">
            <text:p>AIADMK+</text:p>
          </table:table-cell>
          <table:table-cell table:style-name="ce277" office:value-type="string" calcext:value-type="string">
            <text:p>AIADMK</text:p>
          </table:table-cell>
          <table:table-cell office:value-type="string" calcext:value-type="string">
            <text:p>Loganathan G</text:p>
          </table:table-cell>
          <table:table-cell office:value-type="float" office:value="75612" calcext:value-type="float">
            <text:p>75612</text:p>
          </table:table-cell>
          <table:table-cell table:formula="of:=([.X48]/[.P48])*100" office:value-type="float" office:value="45.7627734133853" calcext:value-type="float">
            <text:p>45.76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Amalu V</text:p>
          </table:table-cell>
          <table:table-cell office:value-type="float" office:value="65866" calcext:value-type="float">
            <text:p>65866</text:p>
          </table:table-cell>
          <table:table-cell table:style-name="ce265" table:formula="of:=([.AC48]/[.P48])*100" office:value-type="float" office:value="39.8641860239914" calcext:value-type="float">
            <text:p>39.86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Kusalakumari C</text:p>
          </table:table-cell>
          <table:table-cell office:value-type="float" office:value="13046" calcext:value-type="float">
            <text:p>13046</text:p>
          </table:table-cell>
          <table:table-cell table:style-name="ce303" table:formula="of:=([.AH48]/[.P48])*100" office:value-type="float" office:value="7.89585174246184" calcext:value-type="float">
            <text:p>7.90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Deviyammal M</text:p>
          </table:table-cell>
          <table:table-cell office:value-type="float" office:value="4170" calcext:value-type="float">
            <text:p>4170</text:p>
          </table:table-cell>
          <table:table-cell table:formula="of:=([.AM48]/[.P48])*100" office:value-type="float" office:value="2.52381586433128" calcext:value-type="float">
            <text:p>2.52</text:p>
          </table:table-cell>
          <table:table-cell table:style-name="ce312"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Vimala R</text:p>
          </table:table-cell>
          <table:table-cell office:value-type="float" office:value="2210" calcext:value-type="float">
            <text:p>2210</text:p>
          </table:table-cell>
          <table:table-cell table:formula="of:=([.AR48]/[.P48])*100" office:value-type="float" office:value="1.33756188493336" calcext:value-type="float">
            <text:p>1.34</text:p>
          </table:table-cell>
          <table:table-cell table:number-columns-repeated="1633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udiyatham</text:p>
          </table:table-cell>
          <table:table-cell office:value-type="string" calcext:value-type="string">
            <text:p>Vellor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 Arcot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C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Kamarajar</text:p>
          </table:table-cell>
          <table:table-cell table:style-name="ce250" office:value-type="float" office:value="263119" calcext:value-type="float">
            <text:p>263119</text:p>
          </table:table-cell>
          <table:table-cell table:style-name="ce250" office:value-type="float" office:value="194988" calcext:value-type="float">
            <text:p>194988</text:p>
          </table:table-cell>
          <table:table-cell table:style-name="ce263" table:formula="of:=([.P49]/[.O49])*100" office:value-type="float" office:value="74.1063929248743" calcext:value-type="float">
            <text:p>74.11</text:p>
          </table:table-cell>
          <table:table-cell table:style-name="ce250" table:formula="of:=[.X49]-[.AC49]" office:value-type="float" office:value="11470" calcext:value-type="float">
            <text:p>11470</text:p>
          </table:table-cell>
          <table:table-cell table:style-name="ce270" table:formula="of:=([.R49]/[.P49])*100" office:value-type="float" office:value="5.88241327671446" calcext:value-type="float">
            <text:p>5.88</text:p>
          </table:table-cell>
          <table:table-cell table:style-name="ce263" table:formula="of:=[.Y49]+[.AD49]" office:value-type="float" office:value="91.2404865940468" calcext:value-type="float">
            <text:p>91.24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Jayanthi Padmanabhan C</text:p>
          </table:table-cell>
          <table:table-cell office:value-type="float" office:value="94689" calcext:value-type="float">
            <text:p>94689</text:p>
          </table:table-cell>
          <table:table-cell table:formula="of:=([.X49]/[.P49])*100" office:value-type="float" office:value="48.5614499353806" calcext:value-type="float">
            <text:p>48.56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Rajamarthandan K</text:p>
          </table:table-cell>
          <table:table-cell office:value-type="float" office:value="83219" calcext:value-type="float">
            <text:p>83219</text:p>
          </table:table-cell>
          <table:table-cell table:style-name="ce265" table:formula="of:=([.AC49]/[.P49])*100" office:value-type="float" office:value="42.6790366586662" calcext:value-type="float">
            <text:p>42.68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Deepa B</text:p>
          </table:table-cell>
          <table:table-cell office:value-type="float" office:value="7505" calcext:value-type="float">
            <text:p>7505</text:p>
          </table:table-cell>
          <table:table-cell table:style-name="ce303" table:formula="of:=([.AH49]/[.P49])*100" office:value-type="float" office:value="3.84895480747533" calcext:value-type="float">
            <text:p>3.85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Lingamuthu K</text:p>
          </table:table-cell>
          <table:table-cell office:value-type="float" office:value="3140" calcext:value-type="float">
            <text:p>3140</text:p>
          </table:table-cell>
          <table:table-cell table:formula="of:=([.AM49]/[.P49])*100" office:value-type="float" office:value="1.61035550905697" calcext:value-type="float">
            <text:p>1.61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2241" calcext:value-type="float">
            <text:p>2241</text:p>
          </table:table-cell>
          <table:table-cell table:formula="of:=([.AR49]/[.P49])*100" office:value-type="float" office:value="1.14930149547664" calcext:value-type="float">
            <text:p>1.15</text:p>
          </table:table-cell>
          <table:table-cell table:number-columns-repeated="1633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Vaniyambadi</text:p>
          </table:table-cell>
          <table:table-cell office:value-type="string" calcext:value-type="string">
            <text:p>Tirupattur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 Arcot</text:p>
          </table:table-cell>
          <table:table-cell office:value-type="string" calcext:value-type="string">
            <text:p>Town</text:p>
          </table:table-cell>
          <table:table-cell table:number-columns-repeated="3" office:value-type="string" calcext:value-type="string">
            <text:p>No</text:p>
          </table:table-cell>
          <table:table-cell table:style-name="ce234" office:value-type="string" calcext:value-type="string">
            <text:p>No</text:p>
          </table:table-cell>
          <table:table-cell table:style-name="ce236" office:value-type="string" calcext:value-type="string">
            <text:p>Independant</text:p>
          </table:table-cell>
          <table:table-cell table:style-name="ce234"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table:style-name="ce250" office:value-type="float" office:value="223458" calcext:value-type="float">
            <text:p>223458</text:p>
          </table:table-cell>
          <table:table-cell table:style-name="ce250" office:value-type="float" office:value="172638" calcext:value-type="float">
            <text:p>172638</text:p>
          </table:table-cell>
          <table:table-cell table:style-name="ce263" table:formula="of:=([.P50]/[.O50])*100" office:value-type="float" office:value="77.2574712026421" calcext:value-type="float">
            <text:p>77.26</text:p>
          </table:table-cell>
          <table:table-cell table:style-name="ce250" table:formula="of:=[.X50]-[.AC50]" office:value-type="float" office:value="14526" calcext:value-type="float">
            <text:p>14526</text:p>
          </table:table-cell>
          <table:table-cell table:style-name="ce270" table:formula="of:=([.R50]/[.P50])*100" office:value-type="float" office:value="8.4141382546137" calcext:value-type="float">
            <text:p>8.41</text:p>
          </table:table-cell>
          <table:table-cell table:style-name="ce263" table:formula="of:=[.Y50]+[.AD50]" office:value-type="float" office:value="72.2031070795538" calcext:value-type="float">
            <text:p>72.20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ilofer</text:p>
          </table:table-cell>
          <table:table-cell office:value-type="float" office:value="69588" calcext:value-type="float">
            <text:p>69588</text:p>
          </table:table-cell>
          <table:table-cell table:formula="of:=([.X50]/[.P50])*100" office:value-type="float" office:value="40.3086226670837" calcext:value-type="float">
            <text:p>40.31</text:p>
          </table:table-cell>
          <table:table-cell office:value-type="string" calcext:value-type="string">
            <text:p>DMK+</text:p>
          </table:table-cell>
          <table:table-cell table:style-name="ce233" office:value-type="string" calcext:value-type="string">
            <text:p>IUML</text:p>
          </table:table-cell>
          <table:table-cell office:value-type="string" calcext:value-type="string">
            <text:p>Syed Farooq</text:p>
          </table:table-cell>
          <table:table-cell office:value-type="float" office:value="55062" calcext:value-type="float">
            <text:p>55062</text:p>
          </table:table-cell>
          <table:table-cell table:style-name="ce265" table:formula="of:=([.AC50]/[.P50])*100" office:value-type="float" office:value="31.89448441247" calcext:value-type="float">
            <text:p>31.89</text:p>
          </table:table-cell>
          <table:table-cell office:value-type="string" calcext:value-type="string">
            <text:p>MNK</text:p>
          </table:table-cell>
          <table:table-cell office:value-type="string" calcext:value-type="string">
            <text:p>TMC</text:p>
          </table:table-cell>
          <table:table-cell office:value-type="string" calcext:value-type="string">
            <text:p>Gnanasekaran C</text:p>
          </table:table-cell>
          <table:table-cell office:value-type="float" office:value="21090" calcext:value-type="float">
            <text:p>21090</text:p>
          </table:table-cell>
          <table:table-cell table:style-name="ce303" table:formula="of:=([.AH50]/[.P50])*100" office:value-type="float" office:value="12.2163139053974" calcext:value-type="float">
            <text:p>12.22</text:p>
          </table:table-cell>
          <table:table-cell office:value-type="string" calcext:value-type="string">
            <text:p>Independant</text:p>
          </table:table-cell>
          <table:table-cell table:style-name="ce309" office:value-type="string" calcext:value-type="string">
            <text:p>AIMIM</text:p>
          </table:table-cell>
          <table:table-cell office:value-type="string" calcext:value-type="string">
            <text:p>Vakeel Ahmed T S</text:p>
          </table:table-cell>
          <table:table-cell office:value-type="float" office:value="10117" calcext:value-type="float">
            <text:p>10117</text:p>
          </table:table-cell>
          <table:table-cell table:formula="of:=([.AM50]/[.P50])*100" office:value-type="float" office:value="5.86023934475608" calcext:value-type="float">
            <text:p>5.86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Kirubakaran R</text:p>
          </table:table-cell>
          <table:table-cell office:value-type="float" office:value="9283" calcext:value-type="float">
            <text:p>9283</text:p>
          </table:table-cell>
          <table:table-cell table:formula="of:=([.AR50]/[.P50])*100" office:value-type="float" office:value="5.37714755731647" calcext:value-type="float">
            <text:p>5.38</text:p>
          </table:table-cell>
          <table:table-cell table:number-columns-repeated="1633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mbur</text:p>
          </table:table-cell>
          <table:table-cell office:value-type="string" calcext:value-type="string">
            <text:p>Tirupattur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 Arcot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table:style-name="ce250" office:value-type="float" office:value="212306" calcext:value-type="float">
            <text:p>212306</text:p>
          </table:table-cell>
          <table:table-cell table:style-name="ce250" office:value-type="float" office:value="161075" calcext:value-type="float">
            <text:p>161075</text:p>
          </table:table-cell>
          <table:table-cell table:style-name="ce263" table:formula="of:=([.P51]/[.O51])*100" office:value-type="float" office:value="75.8692641752942" calcext:value-type="float">
            <text:p>75.87</text:p>
          </table:table-cell>
          <table:table-cell table:style-name="ce250" table:formula="of:=[.X51]-[.AC51]" office:value-type="float" office:value="28006" calcext:value-type="float">
            <text:p>28006</text:p>
          </table:table-cell>
          <table:table-cell table:style-name="ce270" table:formula="of:=([.R51]/[.P51])*100" office:value-type="float" office:value="17.3869315536241" calcext:value-type="float">
            <text:p>17.39</text:p>
          </table:table-cell>
          <table:table-cell table:style-name="ce263" table:formula="of:=[.Y51]+[.AD51]" office:value-type="float" office:value="80.930001552072" calcext:value-type="float">
            <text:p>80.93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Balasubramani R (E)</text:p>
          </table:table-cell>
          <table:table-cell office:value-type="float" office:value="79182" calcext:value-type="float">
            <text:p>79182</text:p>
          </table:table-cell>
          <table:table-cell table:formula="of:=([.X51]/[.P51])*100" office:value-type="float" office:value="49.1584665528481" calcext:value-type="float">
            <text:p>49.16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MAMAK</text:p>
          </table:table-cell>
          <table:table-cell office:value-type="string" calcext:value-type="string">
            <text:p>Nazeer Ahmed V R</text:p>
          </table:table-cell>
          <table:table-cell office:value-type="float" office:value="51176" calcext:value-type="float">
            <text:p>51176</text:p>
          </table:table-cell>
          <table:table-cell table:style-name="ce265" table:formula="of:=([.AC51]/[.P51])*100" office:value-type="float" office:value="31.771534999224" calcext:value-type="float">
            <text:p>31.77</text:p>
          </table:table-cell>
          <table:table-cell table:number-columns-repeated="2" office:value-type="string" calcext:value-type="string">
            <text:p>Independant</text:p>
          </table:table-cell>
          <table:table-cell office:value-type="string" calcext:value-type="string">
            <text:p>Madar Khaleellur Rahman</text:p>
          </table:table-cell>
          <table:table-cell office:value-type="float" office:value="7640" calcext:value-type="float">
            <text:p>7640</text:p>
          </table:table-cell>
          <table:table-cell table:style-name="ce303" table:formula="of:=([.AH51]/[.P51])*100" office:value-type="float" office:value="4.74313208132857" calcext:value-type="float">
            <text:p>4.74</text:p>
          </table:table-cell>
          <table:table-cell table:style-name="ce299" office:value-type="string" calcext:value-type="string">
            <text:p>MNK</text:p>
          </table:table-cell>
          <table:table-cell table:style-name="ce310" office:value-type="string" calcext:value-type="string">
            <text:p>DMDK</text:p>
          </table:table-cell>
          <table:table-cell office:value-type="string" calcext:value-type="string">
            <text:p>Vasu R</text:p>
          </table:table-cell>
          <table:table-cell office:value-type="float" office:value="7043" calcext:value-type="float">
            <text:p>7043</text:p>
          </table:table-cell>
          <table:table-cell table:formula="of:=([.AM51]/[.P51])*100" office:value-type="float" office:value="4.37249728387397" calcext:value-type="float">
            <text:p>4.37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Venkatesan K</text:p>
          </table:table-cell>
          <table:table-cell office:value-type="float" office:value="5760" calcext:value-type="float">
            <text:p>5760</text:p>
          </table:table-cell>
          <table:table-cell table:formula="of:=([.AR51]/[.P51])*100" office:value-type="float" office:value="3.57597392519013" calcext:value-type="float">
            <text:p>3.58</text:p>
          </table:table-cell>
          <table:table-cell table:number-columns-repeated="1633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Jolarpet</text:p>
          </table:table-cell>
          <table:table-cell office:value-type="string" calcext:value-type="string">
            <text:p>Tirupattur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 Arcot</text:p>
          </table:table-cell>
          <table:table-cell office:value-type="string" calcext:value-type="string">
            <text:p>Town</text:p>
          </table:table-cell>
          <table:table-cell table:number-columns-repeated="8" office:value-type="string" calcext:value-type="string">
            <text:p>No</text:p>
          </table:table-cell>
          <table:table-cell table:style-name="ce250" office:value-type="float" office:value="223488" calcext:value-type="float">
            <text:p>223488</text:p>
          </table:table-cell>
          <table:table-cell table:style-name="ce250" office:value-type="float" office:value="181084" calcext:value-type="float">
            <text:p>181084</text:p>
          </table:table-cell>
          <table:table-cell table:style-name="ce263" table:formula="of:=([.P52]/[.O52])*100" office:value-type="float" office:value="81.0262743413517" calcext:value-type="float">
            <text:p>81.03</text:p>
          </table:table-cell>
          <table:table-cell table:style-name="ce250" table:formula="of:=[.X52]-[.AC52]" office:value-type="float" office:value="10991" calcext:value-type="float">
            <text:p>10991</text:p>
          </table:table-cell>
          <table:table-cell table:style-name="ce270" table:formula="of:=([.R52]/[.P52])*100" office:value-type="float" office:value="6.0695588787524" calcext:value-type="float">
            <text:p>6.07</text:p>
          </table:table-cell>
          <table:table-cell table:style-name="ce263" table:formula="of:=[.Y52]+[.AD52]" office:value-type="float" office:value="85.0759868348391" calcext:value-type="float">
            <text:p>85.08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Veeramani K C</text:p>
          </table:table-cell>
          <table:table-cell office:value-type="float" office:value="82525" calcext:value-type="float">
            <text:p>82525</text:p>
          </table:table-cell>
          <table:table-cell table:formula="of:=([.X52]/[.P52])*100" office:value-type="float" office:value="45.5727728567957" calcext:value-type="float">
            <text:p>45.57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avitha C</text:p>
          </table:table-cell>
          <table:table-cell office:value-type="float" office:value="71534" calcext:value-type="float">
            <text:p>71534</text:p>
          </table:table-cell>
          <table:table-cell table:style-name="ce265" table:formula="of:=([.AC52]/[.P52])*100" office:value-type="float" office:value="39.5032139780433" calcext:value-type="float">
            <text:p>39.50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Ponnusamy G</text:p>
          </table:table-cell>
          <table:table-cell office:value-type="float" office:value="17516" calcext:value-type="float">
            <text:p>17516</text:p>
          </table:table-cell>
          <table:table-cell table:style-name="ce303" table:formula="of:=([.AH52]/[.P52])*100" office:value-type="float" office:value="9.67285900466082" calcext:value-type="float">
            <text:p>9.67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Fayaz Basha A</text:p>
          </table:table-cell>
          <table:table-cell office:value-type="float" office:value="3509" calcext:value-type="float">
            <text:p>3509</text:p>
          </table:table-cell>
          <table:table-cell table:formula="of:=([.AM52]/[.P52])*100" office:value-type="float" office:value="1.93777473437742" calcext:value-type="float">
            <text:p>1.94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483" calcext:value-type="float">
            <text:p>1483</text:p>
          </table:table-cell>
          <table:table-cell table:formula="of:=([.AR52]/[.P52])*100" office:value-type="float" office:value="0.818956948156657" calcext:value-type="float">
            <text:p>0.82</text:p>
          </table:table-cell>
          <table:table-cell table:number-columns-repeated="1633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Tirupattur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 Arcot</text:p>
          </table:table-cell>
          <table:table-cell office:value-type="string" calcext:value-type="string">
            <text:p>Town</text:p>
          </table:table-cell>
          <table:table-cell table:number-columns-repeated="3" office:value-type="string" calcext:value-type="string">
            <text:p>No</text:p>
          </table:table-cell>
          <table:table-cell table:style-name="ce234" office:value-type="string" calcext:value-type="string">
            <text:p>No</text:p>
          </table:table-cell>
          <table:table-cell table:style-name="ce220" office:value-type="string" calcext:value-type="string">
            <text:p>DMK</text:p>
          </table:table-cell>
          <table:table-cell table:number-columns-repeated="3" office:value-type="string" calcext:value-type="string">
            <text:p>No</text:p>
          </table:table-cell>
          <table:table-cell table:style-name="ce250" office:value-type="float" office:value="224938" calcext:value-type="float">
            <text:p>224938</text:p>
          </table:table-cell>
          <table:table-cell table:style-name="ce250" office:value-type="float" office:value="177843" calcext:value-type="float">
            <text:p>177843</text:p>
          </table:table-cell>
          <table:table-cell table:style-name="ce263" table:formula="of:=([.P53]/[.O53])*100" office:value-type="float" office:value="79.0631196151829" calcext:value-type="float">
            <text:p>79.06</text:p>
          </table:table-cell>
          <table:table-cell table:style-name="ce250" table:formula="of:=[.X53]-[.AC53]" office:value-type="float" office:value="7647" calcext:value-type="float">
            <text:p>7647</text:p>
          </table:table-cell>
          <table:table-cell table:style-name="ce270" table:formula="of:=([.R53]/[.P53])*100" office:value-type="float" office:value="4.29985998886659" calcext:value-type="float">
            <text:p>4.30</text:p>
          </table:table-cell>
          <table:table-cell table:style-name="ce263" table:formula="of:=[.Y53]+[.AD53]" office:value-type="float" office:value="86.5566820172849" calcext:value-type="float">
            <text:p>86.56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allathambi A</text:p>
          </table:table-cell>
          <table:table-cell office:value-type="float" office:value="80791" calcext:value-type="float">
            <text:p>80791</text:p>
          </table:table-cell>
          <table:table-cell table:formula="of:=([.X53]/[.P53])*100" office:value-type="float" office:value="45.4282710030758" calcext:value-type="float">
            <text:p>45.43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umar T T</text:p>
          </table:table-cell>
          <table:table-cell office:value-type="float" office:value="73144" calcext:value-type="float">
            <text:p>73144</text:p>
          </table:table-cell>
          <table:table-cell table:style-name="ce265" table:formula="of:=([.AC53]/[.P53])*100" office:value-type="float" office:value="41.1284110142092" calcext:value-type="float">
            <text:p>41.13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Raja T K</text:p>
          </table:table-cell>
          <table:table-cell office:value-type="float" office:value="12227" calcext:value-type="float">
            <text:p>12227</text:p>
          </table:table-cell>
          <table:table-cell table:style-name="ce303" table:formula="of:=([.AH53]/[.P53])*100" office:value-type="float" office:value="6.87516517377687" calcext:value-type="float">
            <text:p>6.88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Harikrishnan K</text:p>
          </table:table-cell>
          <table:table-cell office:value-type="float" office:value="3968" calcext:value-type="float">
            <text:p>3968</text:p>
          </table:table-cell>
          <table:table-cell table:formula="of:=([.AM53]/[.P53])*100" office:value-type="float" office:value="2.23118143531092" calcext:value-type="float">
            <text:p>2.23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Govindarajan V</text:p>
          </table:table-cell>
          <table:table-cell office:value-type="float" office:value="1831" calcext:value-type="float">
            <text:p>1831</text:p>
          </table:table-cell>
          <table:table-cell table:formula="of:=([.AR53]/[.P53])*100" office:value-type="float" office:value="1.02955978025562" calcext:value-type="float">
            <text:p>1.03</text:p>
          </table:table-cell>
          <table:table-cell table:number-columns-repeated="1633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Uthangarai</text:p>
          </table:table-cell>
          <table:table-cell office:value-type="string" calcext:value-type="string">
            <text:p>Krishnagir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C</text:p>
          </table:table-cell>
          <table:table-cell table:number-columns-repeated="4" office:value-type="string" calcext:value-type="string">
            <text:p>No</text:p>
          </table:table-cell>
          <table:table-cell table:style-name="ce234"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table:style-name="ce250" office:value-type="float" office:value="218671" calcext:value-type="float">
            <text:p>218671</text:p>
          </table:table-cell>
          <table:table-cell table:style-name="ce250" office:value-type="float" office:value="180616" calcext:value-type="float">
            <text:p>180616</text:p>
          </table:table-cell>
          <table:table-cell table:style-name="ce263" table:formula="of:=([.P54]/[.O54])*100" office:value-type="float" office:value="82.5971436541654" calcext:value-type="float">
            <text:p>82.60</text:p>
          </table:table-cell>
          <table:table-cell table:style-name="ce250" table:formula="of:=[.X54]-[.AC54]" office:value-type="float" office:value="2613" calcext:value-type="float">
            <text:p>2613</text:p>
          </table:table-cell>
          <table:table-cell table:style-name="ce270" table:formula="of:=([.R54]/[.P54])*100" office:value-type="float" office:value="1.44671568410329" calcext:value-type="float">
            <text:p>1.45</text:p>
          </table:table-cell>
          <table:table-cell table:style-name="ce263" table:formula="of:=[.Y54]+[.AD54]" office:value-type="float" office:value="76.0436506178855" calcext:value-type="float">
            <text:p>76.04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Manoranjitham N</text:p>
          </table:table-cell>
          <table:table-cell office:value-type="float" office:value="69980" calcext:value-type="float">
            <text:p>69980</text:p>
          </table:table-cell>
          <table:table-cell table:formula="of:=([.X54]/[.P54])*100" office:value-type="float" office:value="38.7451831509944" calcext:value-type="float">
            <text:p>38.75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Malathy S</text:p>
          </table:table-cell>
          <table:table-cell office:value-type="float" office:value="67367" calcext:value-type="float">
            <text:p>67367</text:p>
          </table:table-cell>
          <table:table-cell table:style-name="ce265" table:formula="of:=([.AC54]/[.P54])*100" office:value-type="float" office:value="37.2984674668911" calcext:value-type="float">
            <text:p>37.30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Anguthi T N</text:p>
          </table:table-cell>
          <table:table-cell office:value-type="float" office:value="23500" calcext:value-type="float">
            <text:p>23500</text:p>
          </table:table-cell>
          <table:table-cell table:style-name="ce303" table:formula="of:=([.AH54]/[.P54])*100" office:value-type="float" office:value="13.0110289232405" calcext:value-type="float">
            <text:p>13.01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VCK</text:p>
          </table:table-cell>
          <table:table-cell office:value-type="string" calcext:value-type="string">
            <text:p>Kaniyamudhan C</text:p>
          </table:table-cell>
          <table:table-cell office:value-type="float" office:value="12669" calcext:value-type="float">
            <text:p>12669</text:p>
          </table:table-cell>
          <table:table-cell table:formula="of:=([.AM54]/[.P54])*100" office:value-type="float" office:value="7.01432874163972" calcext:value-type="float">
            <text:p>7.01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717" calcext:value-type="float">
            <text:p>1717</text:p>
          </table:table-cell>
          <table:table-cell table:formula="of:=([.AR54]/[.P54])*100" office:value-type="float" office:value="0.95063560260442" calcext:value-type="float">
            <text:p>0.95</text:p>
          </table:table-cell>
          <table:table-cell table:number-columns-repeated="1633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argur</text:p>
          </table:table-cell>
          <table:table-cell office:value-type="string" calcext:value-type="string">
            <text:p>Krishnagir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Rural</text:p>
          </table:table-cell>
          <table:table-cell table:number-columns-repeated="5" office:value-type="string" calcext:value-type="string">
            <text:p>No</text:p>
          </table:table-cell>
          <table:table-cell table:style-name="ce234" office:value-type="string" calcext:value-type="string">
            <text:p>No</text:p>
          </table:table-cell>
          <table:table-cell table:style-name="ce234" office:value-type="string" calcext:value-type="string">
            <text:p>AIADMK</text:p>
          </table:table-cell>
          <table:table-cell office:value-type="string" calcext:value-type="string">
            <text:p>Amma</text:p>
          </table:table-cell>
          <table:table-cell table:style-name="ce250" office:value-type="float" office:value="228893" calcext:value-type="float">
            <text:p>228893</text:p>
          </table:table-cell>
          <table:table-cell table:style-name="ce250" office:value-type="float" office:value="188056" calcext:value-type="float">
            <text:p>188056</text:p>
          </table:table-cell>
          <table:table-cell table:style-name="ce263" table:formula="of:=([.P55]/[.O55])*100" office:value-type="float" office:value="82.1589126797237" calcext:value-type="float">
            <text:p>82.16</text:p>
          </table:table-cell>
          <table:table-cell table:style-name="ce250" table:formula="of:=[.X55]-[.AC55]" office:value-type="float" office:value="982" calcext:value-type="float">
            <text:p>982</text:p>
          </table:table-cell>
          <table:table-cell table:style-name="ce270" table:formula="of:=([.R55]/[.P55])*100" office:value-type="float" office:value="0.522184881099247" calcext:value-type="float">
            <text:p>0.52</text:p>
          </table:table-cell>
          <table:table-cell table:style-name="ce263" table:formula="of:=[.Y55]+[.AD55]" office:value-type="float" office:value="85.2501382566895" calcext:value-type="float">
            <text:p>85.25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Rajendran V</text:p>
          </table:table-cell>
          <table:table-cell office:value-type="float" office:value="80650" calcext:value-type="float">
            <text:p>80650</text:p>
          </table:table-cell>
          <table:table-cell table:formula="of:=([.X55]/[.P55])*100" office:value-type="float" office:value="42.8861615688944" calcext:value-type="float">
            <text:p>42.89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Govinddarasan E C</text:p>
          </table:table-cell>
          <table:table-cell office:value-type="float" office:value="79668" calcext:value-type="float">
            <text:p>79668</text:p>
          </table:table-cell>
          <table:table-cell table:style-name="ce265" table:formula="of:=([.AC55]/[.P55])*100" office:value-type="float" office:value="42.3639766877951" calcext:value-type="float">
            <text:p>42.36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Kumar A</text:p>
          </table:table-cell>
          <table:table-cell office:value-type="float" office:value="18407" calcext:value-type="float">
            <text:p>18407</text:p>
          </table:table-cell>
          <table:table-cell table:style-name="ce303" table:formula="of:=([.AH55]/[.P55])*100" office:value-type="float" office:value="9.78804185987153" calcext:value-type="float">
            <text:p>9.79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TMC</text:p>
          </table:table-cell>
          <table:table-cell office:value-type="string" calcext:value-type="string">
            <text:p>Rajendran R</text:p>
          </table:table-cell>
          <table:table-cell office:value-type="float" office:value="2948" calcext:value-type="float">
            <text:p>2948</text:p>
          </table:table-cell>
          <table:table-cell table:formula="of:=([.AM55]/[.P55])*100" office:value-type="float" office:value="1.56761815629387" calcext:value-type="float">
            <text:p>1.57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382" calcext:value-type="float">
            <text:p>1382</text:p>
          </table:table-cell>
          <table:table-cell table:formula="of:=([.AR55]/[.P55])*100" office:value-type="float" office:value="0.73488748032501" calcext:value-type="float">
            <text:p>0.73</text:p>
          </table:table-cell>
          <table:table-cell table:number-columns-repeated="1633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Krishnagir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Town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table:style-name="ce234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250" office:value-type="float" office:value="248873" calcext:value-type="float">
            <text:p>248873</text:p>
          </table:table-cell>
          <table:table-cell table:style-name="ce250" office:value-type="float" office:value="200092" calcext:value-type="float">
            <text:p>200092</text:p>
          </table:table-cell>
          <table:table-cell table:style-name="ce263" table:formula="of:=([.P56]/[.O56])*100" office:value-type="float" office:value="80.3992397728962" calcext:value-type="float">
            <text:p>80.40</text:p>
          </table:table-cell>
          <table:table-cell table:style-name="ce250" table:formula="of:=[.X56]-[.AC56]" office:value-type="float" office:value="4891" calcext:value-type="float">
            <text:p>4891</text:p>
          </table:table-cell>
          <table:table-cell table:style-name="ce270" table:formula="of:=([.R56]/[.P56])*100" office:value-type="float" office:value="2.44437558722987" calcext:value-type="float">
            <text:p>2.44</text:p>
          </table:table-cell>
          <table:table-cell table:style-name="ce263" table:formula="of:=[.Y56]+[.AD56]" office:value-type="float" office:value="85.152329928233" calcext:value-type="float">
            <text:p>85.15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enguttuvan T</text:p>
          </table:table-cell>
          <table:table-cell office:value-type="float" office:value="87637" calcext:value-type="float">
            <text:p>87637</text:p>
          </table:table-cell>
          <table:table-cell table:formula="of:=([.X56]/[.P56])*100" office:value-type="float" office:value="43.7983527577314" calcext:value-type="float">
            <text:p>43.80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Govindaraj V</text:p>
          </table:table-cell>
          <table:table-cell office:value-type="float" office:value="82746" calcext:value-type="float">
            <text:p>82746</text:p>
          </table:table-cell>
          <table:table-cell table:style-name="ce265" table:formula="of:=([.AC56]/[.P56])*100" office:value-type="float" office:value="41.3539771705016" calcext:value-type="float">
            <text:p>41.35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Kumar S</text:p>
          </table:table-cell>
          <table:table-cell office:value-type="float" office:value="15736" calcext:value-type="float">
            <text:p>15736</text:p>
          </table:table-cell>
          <table:table-cell table:style-name="ce303" table:formula="of:=([.AH56]/[.P56])*100" office:value-type="float" office:value="7.86438238410331" calcext:value-type="float">
            <text:p>7.86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TMC</text:p>
          </table:table-cell>
          <table:table-cell office:value-type="string" calcext:value-type="string">
            <text:p>Jayaprakash R</text:p>
          </table:table-cell>
          <table:table-cell office:value-type="float" office:value="4199" calcext:value-type="float">
            <text:p>4199</text:p>
          </table:table-cell>
          <table:table-cell table:formula="of:=([.AM56]/[.P56])*100" office:value-type="float" office:value="2.09853467404994" calcext:value-type="float">
            <text:p>2.10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855" calcext:value-type="float">
            <text:p>1855</text:p>
          </table:table-cell>
          <table:table-cell table:formula="of:=([.AR56]/[.P56])*100" office:value-type="float" office:value="0.927073546168763" calcext:value-type="float">
            <text:p>0.93</text:p>
          </table:table-cell>
          <table:table-cell table:number-columns-repeated="1633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Veppanahalli</text:p>
          </table:table-cell>
          <table:table-cell office:value-type="string" calcext:value-type="string">
            <text:p>Krishnagir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Rural</text:p>
          </table:table-cell>
          <table:table-cell table:number-columns-repeated="8" office:value-type="string" calcext:value-type="string">
            <text:p>No</text:p>
          </table:table-cell>
          <table:table-cell table:style-name="ce250" office:value-type="float" office:value="228145" calcext:value-type="float">
            <text:p>228145</text:p>
          </table:table-cell>
          <table:table-cell table:style-name="ce250" office:value-type="float" office:value="193325" calcext:value-type="float">
            <text:p>193325</text:p>
          </table:table-cell>
          <table:table-cell table:style-name="ce263" table:formula="of:=([.P57]/[.O57])*100" office:value-type="float" office:value="84.7377764141226" calcext:value-type="float">
            <text:p>84.74</text:p>
          </table:table-cell>
          <table:table-cell table:style-name="ce250" table:formula="of:=[.X57]-[.AC57]" office:value-type="float" office:value="5228" calcext:value-type="float">
            <text:p>5228</text:p>
          </table:table-cell>
          <table:table-cell table:style-name="ce270" table:formula="of:=([.R57]/[.P57])*100" office:value-type="float" office:value="2.70425449372818" calcext:value-type="float">
            <text:p>2.70</text:p>
          </table:table-cell>
          <table:table-cell table:style-name="ce263" table:formula="of:=[.Y57]+[.AD57]" office:value-type="float" office:value="89.3190223716539" calcext:value-type="float">
            <text:p>89.32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Murugan P</text:p>
          </table:table-cell>
          <table:table-cell office:value-type="float" office:value="88952" calcext:value-type="float">
            <text:p>88952</text:p>
          </table:table-cell>
          <table:table-cell table:formula="of:=([.X57]/[.P57])*100" office:value-type="float" office:value="46.0116384326911" calcext:value-type="float">
            <text:p>46.01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Madhu A V M @ Hemnath M</text:p>
          </table:table-cell>
          <table:table-cell office:value-type="float" office:value="83724" calcext:value-type="float">
            <text:p>83724</text:p>
          </table:table-cell>
          <table:table-cell table:style-name="ce265" table:formula="of:=([.AC57]/[.P57])*100" office:value-type="float" office:value="43.3073839389629" calcext:value-type="float">
            <text:p>43.31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Tamil Selvi M</text:p>
          </table:table-cell>
          <table:table-cell office:value-type="float" office:value="5476" calcext:value-type="float">
            <text:p>5476</text:p>
          </table:table-cell>
          <table:table-cell table:style-name="ce303" table:formula="of:=([.AH57]/[.P57])*100" office:value-type="float" office:value="2.83253588516746" calcext:value-type="float">
            <text:p>2.83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Nagaraj N</text:p>
          </table:table-cell>
          <table:table-cell office:value-type="float" office:value="4656" calcext:value-type="float">
            <text:p>4656</text:p>
          </table:table-cell>
          <table:table-cell table:formula="of:=([.AM57]/[.P57])*100" office:value-type="float" office:value="2.40837967153757" calcext:value-type="float">
            <text:p>2.41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Premanathan V S</text:p>
          </table:table-cell>
          <table:table-cell office:value-type="float" office:value="1966" calcext:value-type="float">
            <text:p>1966</text:p>
          </table:table-cell>
          <table:table-cell table:formula="of:=([.AR57]/[.P57])*100" office:value-type="float" office:value="1.01694038536144" calcext:value-type="float">
            <text:p>1.02</text:p>
          </table:table-cell>
          <table:table-cell table:number-columns-repeated="1633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Hosur</text:p>
          </table:table-cell>
          <table:table-cell office:value-type="string" calcext:value-type="string">
            <text:p>Krishnagir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City</text:p>
          </table:table-cell>
          <table:table-cell table:number-columns-repeated="3" office:value-type="string" calcext:value-type="string">
            <text:p>No</text:p>
          </table:table-cell>
          <table:table-cell table:style-name="ce234" office:value-type="string" calcext:value-type="string">
            <text:p>No</text:p>
          </table:table-cell>
          <table:table-cell table:style-name="ce235" office:value-type="string" calcext:value-type="string">
            <text:p>INC </text:p>
          </table:table-cell>
          <table:table-cell office:value-type="string" calcext:value-type="string">
            <text:p>No</text:p>
          </table:table-cell>
          <table:table-cell table:style-name="ce234" office:value-type="string" calcext:value-type="string">
            <text:p>INC</text:p>
          </table:table-cell>
          <table:table-cell office:value-type="string" calcext:value-type="string">
            <text:p>No</text:p>
          </table:table-cell>
          <table:table-cell table:style-name="ce250" office:value-type="float" office:value="302410" calcext:value-type="float">
            <text:p>302410</text:p>
          </table:table-cell>
          <table:table-cell table:style-name="ce250" office:value-type="float" office:value="215231" calcext:value-type="float">
            <text:p>215231</text:p>
          </table:table-cell>
          <table:table-cell table:style-name="ce263" table:formula="of:=([.P58]/[.O58])*100" office:value-type="float" office:value="71.1719189180252" calcext:value-type="float">
            <text:p>71.17</text:p>
          </table:table-cell>
          <table:table-cell table:style-name="ce250" table:formula="of:=[.X58]-[.AC58]" office:value-type="float" office:value="22964" calcext:value-type="float">
            <text:p>22964</text:p>
          </table:table-cell>
          <table:table-cell table:style-name="ce270" table:formula="of:=([.R58]/[.P58])*100" office:value-type="float" office:value="10.6694667589706" calcext:value-type="float">
            <text:p>10.67</text:p>
          </table:table-cell>
          <table:table-cell table:style-name="ce263" table:formula="of:=[.Y58]+[.AD58]" office:value-type="float" office:value="72.5062839460858" calcext:value-type="float">
            <text:p>72.51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Balakrishna Reddy P</text:p>
          </table:table-cell>
          <table:table-cell office:value-type="float" office:value="89510" calcext:value-type="float">
            <text:p>89510</text:p>
          </table:table-cell>
          <table:table-cell table:formula="of:=([.X58]/[.P58])*100" office:value-type="float" office:value="41.5878753525282" calcext:value-type="float">
            <text:p>41.59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Gopinath K</text:p>
          </table:table-cell>
          <table:table-cell office:value-type="float" office:value="66546" calcext:value-type="float">
            <text:p>66546</text:p>
          </table:table-cell>
          <table:table-cell table:style-name="ce265" table:formula="of:=([.AC58]/[.P58])*100" office:value-type="float" office:value="30.9184085935576" calcext:value-type="float">
            <text:p>30.92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Balakrishnan G</text:p>
          </table:table-cell>
          <table:table-cell office:value-type="float" office:value="28850" calcext:value-type="float">
            <text:p>28850</text:p>
          </table:table-cell>
          <table:table-cell table:style-name="ce303" table:formula="of:=([.AH58]/[.P58])*100" office:value-type="float" office:value="13.4042029261584" calcext:value-type="float">
            <text:p>13.40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Muniraj P</text:p>
          </table:table-cell>
          <table:table-cell office:value-type="float" office:value="10309" calcext:value-type="float">
            <text:p>10309</text:p>
          </table:table-cell>
          <table:table-cell table:formula="of:=([.AM58]/[.P58])*100" office:value-type="float" office:value="4.78973753780822" calcext:value-type="float">
            <text:p>4.79</text:p>
          </table:table-cell>
          <table:table-cell office:value-type="string" calcext:value-type="string">
            <text:p>MNK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Chandran V</text:p>
          </table:table-cell>
          <table:table-cell office:value-type="float" office:value="7780" calcext:value-type="float">
            <text:p>7780</text:p>
          </table:table-cell>
          <table:table-cell table:formula="of:=([.AR58]/[.P58])*100" office:value-type="float" office:value="3.6147209277474" calcext:value-type="float">
            <text:p>3.61</text:p>
          </table:table-cell>
          <table:table-cell table:number-columns-repeated="1633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halli</text:p>
          </table:table-cell>
          <table:table-cell office:value-type="string" calcext:value-type="string">
            <text:p>Krishnagir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Rural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CPI</text:p>
          </table:table-cell>
          <table:table-cell table:number-columns-repeated="4" office:value-type="string" calcext:value-type="string">
            <text:p>No</text:p>
          </table:table-cell>
          <table:table-cell table:style-name="ce250" office:value-type="float" office:value="229749" calcext:value-type="float">
            <text:p>229749</text:p>
          </table:table-cell>
          <table:table-cell table:style-name="ce250" office:value-type="float" office:value="189350" calcext:value-type="float">
            <text:p>189350</text:p>
          </table:table-cell>
          <table:table-cell table:style-name="ce263" table:formula="of:=([.P59]/[.O59])*100" office:value-type="float" office:value="82.4160279261281" calcext:value-type="float">
            <text:p>82.42</text:p>
          </table:table-cell>
          <table:table-cell table:style-name="ce250" table:formula="of:=[.X59]-[.AC59]" office:value-type="float" office:value="6245" calcext:value-type="float">
            <text:p>6245</text:p>
          </table:table-cell>
          <table:table-cell table:style-name="ce270" table:formula="of:=([.R59]/[.P59])*100" office:value-type="float" office:value="3.29812516503829" calcext:value-type="float">
            <text:p>3.30</text:p>
          </table:table-cell>
          <table:table-cell table:style-name="ce263" table:formula="of:=[.Y59]+[.AI59]" office:value-type="float" office:value="55.8986004753103" calcext:value-type="float">
            <text:p>55.90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Prakaash Y</text:p>
          </table:table-cell>
          <table:table-cell office:value-type="float" office:value="74429" calcext:value-type="float">
            <text:p>74429</text:p>
          </table:table-cell>
          <table:table-cell table:formula="of:=([.X59]/[.P59])*100" office:value-type="float" office:value="39.307631370478" calcext:value-type="float">
            <text:p>39.31</text:p>
          </table:table-cell>
          <table:table-cell office:value-type="string" calcext:value-type="string">
            <text:p>MNK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Ramachandran T</text:p>
          </table:table-cell>
          <table:table-cell office:value-type="float" office:value="68184" calcext:value-type="float">
            <text:p>68184</text:p>
          </table:table-cell>
          <table:table-cell table:style-name="ce265" table:formula="of:=([.AC59]/[.P59])*100" office:value-type="float" office:value="36.0095062054397" calcext:value-type="float">
            <text:p>36.01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agesh C</text:p>
          </table:table-cell>
          <table:table-cell office:value-type="float" office:value="31415" calcext:value-type="float">
            <text:p>31415</text:p>
          </table:table-cell>
          <table:table-cell table:style-name="ce303" table:formula="of:=([.AH59]/[.P59])*100" office:value-type="float" office:value="16.5909691048323" calcext:value-type="float">
            <text:p>16.59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Arunrajan D</text:p>
          </table:table-cell>
          <table:table-cell office:value-type="float" office:value="5253" calcext:value-type="float">
            <text:p>5253</text:p>
          </table:table-cell>
          <table:table-cell table:formula="of:=([.AM59]/[.P59])*100" office:value-type="float" office:value="2.77422762080803" calcext:value-type="float">
            <text:p>2.77</text:p>
          </table:table-cell>
          <table:table-cell office:value-type="string" calcext:value-type="string">
            <text:p>NDA</text:p>
          </table:table-cell>
          <table:table-cell table:style-name="ce308" office:value-type="string" calcext:value-type="string">
            <text:p>BJP</text:p>
          </table:table-cell>
          <table:table-cell office:value-type="string" calcext:value-type="string">
            <text:p>Ramachandran B</text:p>
          </table:table-cell>
          <table:table-cell office:value-type="float" office:value="2908" calcext:value-type="float">
            <text:p>2908</text:p>
          </table:table-cell>
          <table:table-cell table:formula="of:=([.AR59]/[.P59])*100" office:value-type="float" office:value="1.53578030102984" calcext:value-type="float">
            <text:p>1.54</text:p>
          </table:table-cell>
          <table:table-cell table:number-columns-repeated="1633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alacode</text:p>
          </table:table-cell>
          <table:table-cell office:value-type="string" calcext:value-type="string">
            <text:p>Dharmapur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Rural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table:style-name="ce250" office:value-type="float" office:value="213136" calcext:value-type="float">
            <text:p>213136</text:p>
          </table:table-cell>
          <table:table-cell table:style-name="ce250" office:value-type="float" office:value="188767" calcext:value-type="float">
            <text:p>188767</text:p>
          </table:table-cell>
          <table:table-cell table:style-name="ce263" table:formula="of:=([.P60]/[.O60])*100" office:value-type="float" office:value="88.5664552210795" calcext:value-type="float">
            <text:p>88.57</text:p>
          </table:table-cell>
          <table:table-cell table:style-name="ce250" table:formula="of:=[.X60]-[.AC60]" office:value-type="float" office:value="5983" calcext:value-type="float">
            <text:p>5983</text:p>
          </table:table-cell>
          <table:table-cell table:style-name="ce270" table:formula="of:=([.R60]/[.P60])*100" office:value-type="float" office:value="3.16951585817436" calcext:value-type="float">
            <text:p>3.17</text:p>
          </table:table-cell>
          <table:table-cell table:style-name="ce263" table:formula="of:=[.Y60]+[.AD60]" office:value-type="float" office:value="77.5045426372194" calcext:value-type="float">
            <text:p>77.50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Anbalagan K P</text:p>
          </table:table-cell>
          <table:table-cell office:value-type="float" office:value="76143" calcext:value-type="float">
            <text:p>76143</text:p>
          </table:table-cell>
          <table:table-cell table:formula="of:=([.X60]/[.P60])*100" office:value-type="float" office:value="40.3370292476969" calcext:value-type="float">
            <text:p>40.34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Murugan P K</text:p>
          </table:table-cell>
          <table:table-cell office:value-type="float" office:value="70160" calcext:value-type="float">
            <text:p>70160</text:p>
          </table:table-cell>
          <table:table-cell table:style-name="ce265" table:formula="of:=([.AC60]/[.P60])*100" office:value-type="float" office:value="37.1675133895225" calcext:value-type="float">
            <text:p>37.17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Mannan K</text:p>
          </table:table-cell>
          <table:table-cell office:value-type="float" office:value="31612" calcext:value-type="float">
            <text:p>31612</text:p>
          </table:table-cell>
          <table:table-cell table:style-name="ce303" table:formula="of:=([.AH60]/[.P60])*100" office:value-type="float" office:value="16.746571169749" calcext:value-type="float">
            <text:p>16.75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Kaverivarman K G</text:p>
          </table:table-cell>
          <table:table-cell office:value-type="float" office:value="4915" calcext:value-type="float">
            <text:p>4915</text:p>
          </table:table-cell>
          <table:table-cell table:formula="of:=([.AM60]/[.P60])*100" office:value-type="float" office:value="2.60373900099064" calcext:value-type="float">
            <text:p>2.60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880" calcext:value-type="float">
            <text:p>1880</text:p>
          </table:table-cell>
          <table:table-cell table:formula="of:=([.AR60]/[.P60])*100" office:value-type="float" office:value="0.995936789799064" calcext:value-type="float">
            <text:p>1.00</text:p>
          </table:table-cell>
          <table:table-cell table:number-columns-repeated="1633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ennagaram</text:p>
          </table:table-cell>
          <table:table-cell office:value-type="string" calcext:value-type="string">
            <text:p>Dharmapur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Rural</text:p>
          </table:table-cell>
          <table:table-cell table:number-columns-repeated="8" office:value-type="string" calcext:value-type="string">
            <text:p>No</text:p>
          </table:table-cell>
          <table:table-cell table:style-name="ce250" office:value-type="float" office:value="226746" calcext:value-type="float">
            <text:p>226746</text:p>
          </table:table-cell>
          <table:table-cell table:style-name="ce250" office:value-type="float" office:value="199635" calcext:value-type="float">
            <text:p>199635</text:p>
          </table:table-cell>
          <table:table-cell table:style-name="ce263" table:formula="of:=([.P61]/[.O61])*100" office:value-type="float" office:value="88.0434494985579" calcext:value-type="float">
            <text:p>88.04</text:p>
          </table:table-cell>
          <table:table-cell table:style-name="ce250" table:formula="of:=[.X61]-[.AC61]" office:value-type="float" office:value="18446" calcext:value-type="float">
            <text:p>18446</text:p>
          </table:table-cell>
          <table:table-cell table:style-name="ce270" table:formula="of:=([.R61]/[.P61])*100" office:value-type="float" office:value="9.23986274951787" calcext:value-type="float">
            <text:p>9.24</text:p>
          </table:table-cell>
          <table:table-cell table:style-name="ce263" table:formula="of:=[.Y61]+[.AI61]" office:value-type="float" office:value="64.3850026297994" calcext:value-type="float">
            <text:p>64.39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Inbasekaran P N P</text:p>
          </table:table-cell>
          <table:table-cell office:value-type="float" office:value="76848" calcext:value-type="float">
            <text:p>76848</text:p>
          </table:table-cell>
          <table:table-cell table:formula="of:=([.X61]/[.P61])*100" office:value-type="float" office:value="38.4942520099181" calcext:value-type="float">
            <text:p>38.49</text:p>
          </table:table-cell>
          <table:table-cell office:value-type="string" calcext:value-type="string">
            <text:p>MMA</text:p>
          </table:table-cell>
          <table:table-cell table:style-name="ce290" office:value-type="string" calcext:value-type="string">
            <text:p>PMK</text:p>
          </table:table-cell>
          <table:table-cell table:style-name="ce290" office:value-type="string" calcext:value-type="string">
            <text:p>Anbumani Ramadoss</text:p>
          </table:table-cell>
          <table:table-cell table:style-name="ce290" office:value-type="float" office:value="58402" calcext:value-type="float">
            <text:p>58402</text:p>
          </table:table-cell>
          <table:table-cell table:style-name="ce265" table:formula="of:=([.AC61]/[.P61])*100" office:value-type="float" office:value="29.2543892604002" calcext:value-type="float">
            <text:p>29.25</text:p>
          </table:table-cell>
          <table:table-cell table:style-name="ce290" office:value-type="string" calcext:value-type="string">
            <text:p>AIADMK+</text:p>
          </table:table-cell>
          <table:table-cell table:style-name="ce290" office:value-type="string" calcext:value-type="string">
            <text:p>AIADMK</text:p>
          </table:table-cell>
          <table:table-cell table:style-name="ce290" office:value-type="string" calcext:value-type="string">
            <text:p>Munusamy K P</text:p>
          </table:table-cell>
          <table:table-cell table:style-name="ce290" office:value-type="float" office:value="51687" calcext:value-type="float">
            <text:p>51687</text:p>
          </table:table-cell>
          <table:table-cell table:style-name="ce303" table:formula="of:=([.AH61]/[.P61])*100" office:value-type="float" office:value="25.8907506198813" calcext:value-type="float">
            <text:p>25.89</text:p>
          </table:table-cell>
          <table:table-cell table:style-name="ce299" office:value-type="string" calcext:value-type="string">
            <text:p>MNK</text:p>
          </table:table-cell>
          <table:table-cell table:style-name="ce290" office:value-type="string" calcext:value-type="string">
            <text:p>CPI</text:p>
          </table:table-cell>
          <table:table-cell table:style-name="ce290" office:value-type="string" calcext:value-type="string">
            <text:p>Nanjappan N</text:p>
          </table:table-cell>
          <table:table-cell table:style-name="ce290" office:value-type="float" office:value="5624" calcext:value-type="float">
            <text:p>5624</text:p>
          </table:table-cell>
          <table:table-cell table:formula="of:=([.AM61]/[.P61])*100" office:value-type="float" office:value="2.81714128284119" calcext:value-type="float">
            <text:p>2.82</text:p>
          </table:table-cell>
          <table:table-cell office:value-type="string" calcext:value-type="string">
            <text:p>NOTA</text:p>
          </table:table-cell>
          <table:table-cell table:number-columns-repeated="2" table:style-name="ce290" office:value-type="string" calcext:value-type="string">
            <text:p>NOTA</text:p>
          </table:table-cell>
          <table:table-cell table:style-name="ce290" office:value-type="float" office:value="2081" calcext:value-type="float">
            <text:p>2081</text:p>
          </table:table-cell>
          <table:table-cell table:formula="of:=([.AR61]/[.P61])*100" office:value-type="float" office:value="1.04240238435144" calcext:value-type="float">
            <text:p>1.04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Dharmapur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Town</text:p>
          </table:table-cell>
          <table:table-cell table:number-columns-repeated="3" office:value-type="string" calcext:value-type="string">
            <text:p>No</text:p>
          </table:table-cell>
          <table:table-cell table:style-name="ce234" office:value-type="string" calcext:value-type="string">
            <text:p>No</text:p>
          </table:table-cell>
          <table:table-cell table:style-name="ce220" office:value-type="string" calcext:value-type="string">
            <text:p>DMK</text:p>
          </table:table-cell>
          <table:table-cell table:number-columns-repeated="3" office:value-type="string" calcext:value-type="string">
            <text:p>No</text:p>
          </table:table-cell>
          <table:table-cell table:style-name="ce250" office:value-type="float" office:value="252311" calcext:value-type="float">
            <text:p>252311</text:p>
          </table:table-cell>
          <table:table-cell table:style-name="ce250" office:value-type="float" office:value="207476" calcext:value-type="float">
            <text:p>207476</text:p>
          </table:table-cell>
          <table:table-cell table:style-name="ce263" table:formula="of:=([.P62]/[.O62])*100" office:value-type="float" office:value="82.230263444717" calcext:value-type="float">
            <text:p>82.23</text:p>
          </table:table-cell>
          <table:table-cell table:style-name="ce250" table:formula="of:=[.X62]-[.AC62]" office:value-type="float" office:value="9676" calcext:value-type="float">
            <text:p>9676</text:p>
          </table:table-cell>
          <table:table-cell table:style-name="ce270" table:formula="of:=([.R62]/[.P62])*100" office:value-type="float" office:value="4.66367194277892" calcext:value-type="float">
            <text:p>4.66</text:p>
          </table:table-cell>
          <table:table-cell table:style-name="ce263" table:formula="of:=[.Y62]+[.AD62]" office:value-type="float" office:value="63.8319612870886" calcext:value-type="float">
            <text:p>63.83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ubramani P</text:p>
          </table:table-cell>
          <table:table-cell office:value-type="float" office:value="71056" calcext:value-type="float">
            <text:p>71056</text:p>
          </table:table-cell>
          <table:table-cell table:formula="of:=([.X62]/[.P62])*100" office:value-type="float" office:value="34.2478166149338" calcext:value-type="float">
            <text:p>34.25</text:p>
          </table:table-cell>
          <table:table-cell office:value-type="string" calcext:value-type="string">
            <text:p>AIADMK+</text:p>
          </table:table-cell>
          <table:table-cell table:style-name="ce290" office:value-type="string" calcext:value-type="string">
            <text:p>AIADMK</text:p>
          </table:table-cell>
          <table:table-cell table:style-name="ce290" office:value-type="string" calcext:value-type="string">
            <text:p>Elangovan P D</text:p>
          </table:table-cell>
          <table:table-cell table:style-name="ce290" office:value-type="float" office:value="61380" calcext:value-type="float">
            <text:p>61380</text:p>
          </table:table-cell>
          <table:table-cell table:style-name="ce265" table:formula="of:=([.AC62]/[.P62])*100" office:value-type="float" office:value="29.5841446721549" calcext:value-type="float">
            <text:p>29.58</text:p>
          </table:table-cell>
          <table:table-cell table:style-name="ce297" office:value-type="string" calcext:value-type="string">
            <text:p>MMA</text:p>
          </table:table-cell>
          <table:table-cell table:style-name="ce297" office:value-type="string" calcext:value-type="string">
            <text:p>PMK</text:p>
          </table:table-cell>
          <table:table-cell table:style-name="ce302" office:value-type="string" calcext:value-type="string">
            <text:p>Senthil R Dr</text:p>
          </table:table-cell>
          <table:table-cell table:style-name="ce302" office:value-type="float" office:value="56727" calcext:value-type="float">
            <text:p>56727</text:p>
          </table:table-cell>
          <table:table-cell table:style-name="ce303" table:formula="of:=([.AH62]/[.P62])*100" office:value-type="float" office:value="27.341475640556" calcext:value-type="float">
            <text:p>27.34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DMDK</text:p>
          </table:table-cell>
          <table:table-cell table:style-name="ce299" office:value-type="string" calcext:value-type="string">
            <text:p>Elangovan V Dr</text:p>
          </table:table-cell>
          <table:table-cell table:style-name="ce299" office:value-type="float" office:value="9348" calcext:value-type="float">
            <text:p>9348</text:p>
          </table:table-cell>
          <table:table-cell table:formula="of:=([.AM62]/[.P62])*100" office:value-type="float" office:value="4.50558136844744" calcext:value-type="float">
            <text:p>4.51</text:p>
          </table:table-cell>
          <table:table-cell office:value-type="string" calcext:value-type="string">
            <text:p>NOTA</text:p>
          </table:table-cell>
          <table:table-cell table:number-columns-repeated="2" table:style-name="ce299" office:value-type="string" calcext:value-type="string">
            <text:p>NOTA</text:p>
          </table:table-cell>
          <table:table-cell table:style-name="ce299" office:value-type="float" office:value="2251" calcext:value-type="float">
            <text:p>2251</text:p>
          </table:table-cell>
          <table:table-cell table:formula="of:=([.AR62]/[.P62])*100" office:value-type="float" office:value="1.08494476469568" calcext:value-type="float">
            <text:p>1.08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appireddipatti</text:p>
          </table:table-cell>
          <table:table-cell office:value-type="string" calcext:value-type="string">
            <text:p>Dharmapur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Rural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table:style-name="ce250" office:value-type="float" office:value="243367" calcext:value-type="float">
            <text:p>243367</text:p>
          </table:table-cell>
          <table:table-cell table:style-name="ce250" office:value-type="float" office:value="208754" calcext:value-type="float">
            <text:p>208754</text:p>
          </table:table-cell>
          <table:table-cell table:style-name="ce263" table:formula="of:=([.P63]/[.O63])*100" office:value-type="float" office:value="85.7774472299038" calcext:value-type="float">
            <text:p>85.78</text:p>
          </table:table-cell>
          <table:table-cell table:style-name="ce250" table:formula="of:=[.X63]-[.AC63]" office:value-type="float" office:value="12713" calcext:value-type="float">
            <text:p>12713</text:p>
          </table:table-cell>
          <table:table-cell table:style-name="ce270" table:formula="of:=([.R63]/[.P63])*100" office:value-type="float" office:value="6.08994318671738" calcext:value-type="float">
            <text:p>6.09</text:p>
          </table:table-cell>
          <table:table-cell table:style-name="ce263" table:formula="of:=[.Y63]+[.AI63]" office:value-type="float" office:value="62.4385640514673" calcext:value-type="float">
            <text:p>62.44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Palaniyappan P</text:p>
          </table:table-cell>
          <table:table-cell office:value-type="float" office:value="74234" calcext:value-type="float">
            <text:p>74234</text:p>
          </table:table-cell>
          <table:table-cell table:formula="of:=([.X63]/[.P63])*100" office:value-type="float" office:value="35.5605162056775" calcext:value-type="float">
            <text:p>35.56</text:p>
          </table:table-cell>
          <table:table-cell office:value-type="string" calcext:value-type="string">
            <text:p>MMA</text:p>
          </table:table-cell>
          <table:table-cell table:style-name="ce290" office:value-type="string" calcext:value-type="string">
            <text:p>PMK</text:p>
          </table:table-cell>
          <table:table-cell table:style-name="ce290" office:value-type="string" calcext:value-type="string">
            <text:p>Sathiyamoorthy A</text:p>
          </table:table-cell>
          <table:table-cell table:style-name="ce290" office:value-type="float" office:value="61521" calcext:value-type="float">
            <text:p>61521</text:p>
          </table:table-cell>
          <table:table-cell table:style-name="ce265" table:formula="of:=([.AC63]/[.P63])*100" office:value-type="float" office:value="29.4705730189601" calcext:value-type="float">
            <text:p>29.47</text:p>
          </table:table-cell>
          <table:table-cell table:style-name="ce298" office:value-type="string" calcext:value-type="string">
            <text:p>DMK+</text:p>
          </table:table-cell>
          <table:table-cell table:style-name="ce299" office:value-type="string" calcext:value-type="string">
            <text:p>DMK</text:p>
          </table:table-cell>
          <table:table-cell table:style-name="ce299" office:value-type="string" calcext:value-type="string">
            <text:p>Prabhu Rajasekar M</text:p>
          </table:table-cell>
          <table:table-cell table:style-name="ce299" office:value-type="float" office:value="56109" calcext:value-type="float">
            <text:p>56109</text:p>
          </table:table-cell>
          <table:table-cell table:style-name="ce303" table:formula="of:=([.AH63]/[.P63])*100" office:value-type="float" office:value="26.8780478457898" calcext:value-type="float">
            <text:p>26.88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DMDK</text:p>
          </table:table-cell>
          <table:table-cell table:style-name="ce299" office:value-type="string" calcext:value-type="string">
            <text:p>Baskar A</text:p>
          </table:table-cell>
          <table:table-cell table:style-name="ce299" office:value-type="float" office:value="9441" calcext:value-type="float">
            <text:p>9441</text:p>
          </table:table-cell>
          <table:table-cell table:formula="of:=([.AM63]/[.P63])*100" office:value-type="float" office:value="4.52254807093517" calcext:value-type="float">
            <text:p>4.52</text:p>
          </table:table-cell>
          <table:table-cell table:style-name="ce299" office:value-type="string" calcext:value-type="string">
            <text:p>Independant</text:p>
          </table:table-cell>
          <table:table-cell table:style-name="ce299" office:value-type="string" calcext:value-type="string">
            <text:p>KMDK</text:p>
          </table:table-cell>
          <table:table-cell table:style-name="ce299" office:value-type="string" calcext:value-type="string">
            <text:p>Ashokan G</text:p>
          </table:table-cell>
          <table:table-cell table:style-name="ce299" office:value-type="float" office:value="1760" calcext:value-type="float">
            <text:p>1760</text:p>
          </table:table-cell>
          <table:table-cell table:formula="of:=([.AR63]/[.P63])*100" office:value-type="float" office:value="0.843097617291166" calcext:value-type="float">
            <text:p>0.84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Harur</text:p>
          </table:table-cell>
          <table:table-cell office:value-type="string" calcext:value-type="string">
            <text:p>Dharmapur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Root</text:p>
          </table:table-cell>
          <table:table-cell table:number-columns-repeated="6" office:value-type="string" calcext:value-type="string">
            <text:p>No</text:p>
          </table:table-cell>
          <table:table-cell table:style-name="ce250" office:value-type="float" office:value="225545" calcext:value-type="float">
            <text:p>225545</text:p>
          </table:table-cell>
          <table:table-cell table:style-name="ce250" office:value-type="float" office:value="190134" calcext:value-type="float">
            <text:p>190134</text:p>
          </table:table-cell>
          <table:table-cell table:style-name="ce263" table:formula="of:=([.P64]/[.O64])*100" office:value-type="float" office:value="84.2998071338314" calcext:value-type="float">
            <text:p>84.30</text:p>
          </table:table-cell>
          <table:table-cell table:style-name="ce250" table:formula="of:=[.X64]-[.AC64]" office:value-type="float" office:value="11421" calcext:value-type="float">
            <text:p>11421</text:p>
          </table:table-cell>
          <table:table-cell table:style-name="ce270" table:formula="of:=([.R64]/[.P64])*100" office:value-type="float" office:value="6.00681624538483" calcext:value-type="float">
            <text:p>6.01</text:p>
          </table:table-cell>
          <table:table-cell table:style-name="ce263" table:formula="of:=[.Y64]+[.AD64]" office:value-type="float" office:value="61.9115991879411" calcext:value-type="float">
            <text:p>61.91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Murugan R</text:p>
          </table:table-cell>
          <table:table-cell office:value-type="float" office:value="64568" calcext:value-type="float">
            <text:p>64568</text:p>
          </table:table-cell>
          <table:table-cell table:formula="of:=([.X64]/[.P64])*100" office:value-type="float" office:value="33.959207716663" calcext:value-type="float">
            <text:p>33.96</text:p>
          </table:table-cell>
          <table:table-cell table:style-name="ce287" office:value-type="string" calcext:value-type="string">
            <text:p>DMK+</text:p>
          </table:table-cell>
          <table:table-cell table:style-name="ce290" office:value-type="string" calcext:value-type="string">
            <text:p>DMK</text:p>
          </table:table-cell>
          <table:table-cell table:style-name="ce290" office:value-type="string" calcext:value-type="string">
            <text:p>Sujendran S</text:p>
          </table:table-cell>
          <table:table-cell table:style-name="ce290" office:value-type="float" office:value="53147" calcext:value-type="float">
            <text:p>53147</text:p>
          </table:table-cell>
          <table:table-cell table:style-name="ce265" table:formula="of:=([.AC64]/[.P64])*100" office:value-type="float" office:value="27.9523914712781" calcext:value-type="float">
            <text:p>27.95</text:p>
          </table:table-cell>
          <table:table-cell table:style-name="ce298" office:value-type="string" calcext:value-type="string">
            <text:p>MNK</text:p>
          </table:table-cell>
          <table:table-cell table:style-name="ce299" office:value-type="string" calcext:value-type="string">
            <text:p>VCK</text:p>
          </table:table-cell>
          <table:table-cell table:style-name="ce299" office:value-type="string" calcext:value-type="string">
            <text:p>Govindhasamy K</text:p>
          </table:table-cell>
          <table:table-cell table:style-name="ce299" office:value-type="float" office:value="33632" calcext:value-type="float">
            <text:p>33632</text:p>
          </table:table-cell>
          <table:table-cell table:style-name="ce303" table:formula="of:=([.AH64]/[.P64])*100" office:value-type="float" office:value="17.6885775295318" calcext:value-type="float">
            <text:p>17.69</text:p>
          </table:table-cell>
          <table:table-cell table:style-name="ce299" office:value-type="string" calcext:value-type="string">
            <text:p>MMA</text:p>
          </table:table-cell>
          <table:table-cell table:style-name="ce299" office:value-type="string" calcext:value-type="string">
            <text:p>PMK</text:p>
          </table:table-cell>
          <table:table-cell table:style-name="ce299" office:value-type="string" calcext:value-type="string">
            <text:p>Murali S</text:p>
          </table:table-cell>
          <table:table-cell table:style-name="ce299" office:value-type="float" office:value="27747" calcext:value-type="float">
            <text:p>27747</text:p>
          </table:table-cell>
          <table:table-cell table:formula="of:=([.AM64]/[.P64])*100" office:value-type="float" office:value="14.5933920287797" calcext:value-type="float">
            <text:p>14.59</text:p>
          </table:table-cell>
          <table:table-cell table:style-name="ce299" office:value-type="string" calcext:value-type="string">
            <text:p>Independant</text:p>
          </table:table-cell>
          <table:table-cell table:style-name="ce299" office:value-type="string" calcext:value-type="string">
            <text:p>KMDK</text:p>
          </table:table-cell>
          <table:table-cell table:style-name="ce299" office:value-type="string" calcext:value-type="string">
            <text:p>Surulirajan K</text:p>
          </table:table-cell>
          <table:table-cell table:style-name="ce299" office:value-type="float" office:value="3500" calcext:value-type="float">
            <text:p>3500</text:p>
          </table:table-cell>
          <table:table-cell table:formula="of:=([.AR64]/[.P64])*100" office:value-type="float" office:value="1.84080700979309" calcext:value-type="float">
            <text:p>1.84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hengam</text:p>
          </table:table-cell>
          <table:table-cell office:value-type="string" calcext:value-type="string">
            <text:p>Tiruvannamala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 Arco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C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3" office:value-type="string" calcext:value-type="string">
            <text:p>No</text:p>
          </table:table-cell>
          <table:table-cell table:style-name="ce250" office:value-type="float" office:value="250015" calcext:value-type="float">
            <text:p>250015</text:p>
          </table:table-cell>
          <table:table-cell table:style-name="ce250" office:value-type="float" office:value="210403" calcext:value-type="float">
            <text:p>210403</text:p>
          </table:table-cell>
          <table:table-cell table:style-name="ce263" table:formula="of:=([.P65]/[.O65])*100" office:value-type="float" office:value="84.1561506309621" calcext:value-type="float">
            <text:p>84.16</text:p>
          </table:table-cell>
          <table:table-cell table:style-name="ce250" table:formula="of:=[.X65]-[.AC65]" office:value-type="float" office:value="12691" calcext:value-type="float">
            <text:p>12691</text:p>
          </table:table-cell>
          <table:table-cell table:style-name="ce270" table:formula="of:=([.R65]/[.P65])*100" office:value-type="float" office:value="6.03175810230843" calcext:value-type="float">
            <text:p>6.03</text:p>
          </table:table-cell>
          <table:table-cell table:style-name="ce263" table:formula="of:=[.Y65]+[.AD65]" office:value-type="float" office:value="85.1637096429234" calcext:value-type="float">
            <text:p>85.16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Giri M P</text:p>
          </table:table-cell>
          <table:table-cell office:value-type="float" office:value="95939" calcext:value-type="float">
            <text:p>95939</text:p>
          </table:table-cell>
          <table:table-cell table:formula="of:=([.X65]/[.P65])*100" office:value-type="float" office:value="45.5977338726159" calcext:value-type="float">
            <text:p>45.60</text:p>
          </table:table-cell>
          <table:table-cell office:value-type="string" calcext:value-type="string">
            <text:p>AIADMK+</text:p>
          </table:table-cell>
          <table:table-cell table:style-name="ce290" office:value-type="string" calcext:value-type="string">
            <text:p>AIADMK</text:p>
          </table:table-cell>
          <table:table-cell table:style-name="ce290" office:value-type="string" calcext:value-type="string">
            <text:p>Dinagaran M</text:p>
          </table:table-cell>
          <table:table-cell table:style-name="ce290" office:value-type="float" office:value="83248" calcext:value-type="float">
            <text:p>83248</text:p>
          </table:table-cell>
          <table:table-cell table:style-name="ce265" table:formula="of:=([.AC65]/[.P65])*100" office:value-type="float" office:value="39.5659757703075" calcext:value-type="float">
            <text:p>39.57</text:p>
          </table:table-cell>
          <table:table-cell table:style-name="ce299" office:value-type="string" calcext:value-type="string">
            <text:p>MMA</text:p>
          </table:table-cell>
          <table:table-cell table:style-name="ce299" office:value-type="string" calcext:value-type="string">
            <text:p>PMK</text:p>
          </table:table-cell>
          <table:table-cell table:style-name="ce299" office:value-type="string" calcext:value-type="string">
            <text:p>Murugan C</text:p>
          </table:table-cell>
          <table:table-cell table:style-name="ce299" office:value-type="float" office:value="15114" calcext:value-type="float">
            <text:p>15114</text:p>
          </table:table-cell>
          <table:table-cell table:style-name="ce303" table:formula="of:=([.AH65]/[.P65])*100" office:value-type="float" office:value="7.18335765174451" calcext:value-type="float">
            <text:p>7.18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DMDK</text:p>
          </table:table-cell>
          <table:table-cell table:style-name="ce299" office:value-type="string" calcext:value-type="string">
            <text:p>Kalaiarasi A</text:p>
          </table:table-cell>
          <table:table-cell table:style-name="ce299" office:value-type="float" office:value="8007" calcext:value-type="float">
            <text:p>8007</text:p>
          </table:table-cell>
          <table:table-cell table:formula="of:=([.AM65]/[.P65])*100" office:value-type="float" office:value="3.80555410331602" calcext:value-type="float">
            <text:p>3.81</text:p>
          </table:table-cell>
          <table:table-cell office:value-type="string" calcext:value-type="string">
            <text:p>NOTA</text:p>
          </table:table-cell>
          <table:table-cell table:style-name="ce316" office:value-type="string" calcext:value-type="string">
            <text:p>NOTA</text:p>
          </table:table-cell>
          <table:table-cell table:style-name="ce299" office:value-type="string" calcext:value-type="string">
            <text:p>NOTA</text:p>
          </table:table-cell>
          <table:table-cell table:style-name="ce299" office:value-type="float" office:value="1403" calcext:value-type="float">
            <text:p>1403</text:p>
          </table:table-cell>
          <table:table-cell table:formula="of:=([.AR65]/[.P65])*100" office:value-type="float" office:value="0.66681558723022" calcext:value-type="float">
            <text:p>0.67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Tiruvannamala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 Arcot</text:p>
          </table:table-cell>
          <table:table-cell office:value-type="string" calcext:value-type="string">
            <text:p>City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DMK</text:p>
          </table:table-cell>
          <table:table-cell table:number-columns-repeated="2" office:value-type="string" calcext:value-type="string">
            <text:p>No</text:p>
          </table:table-cell>
          <table:table-cell table:style-name="ce250" office:value-type="float" office:value="255195" calcext:value-type="float">
            <text:p>255195</text:p>
          </table:table-cell>
          <table:table-cell table:style-name="ce250" office:value-type="float" office:value="203825" calcext:value-type="float">
            <text:p>203825</text:p>
          </table:table-cell>
          <table:table-cell table:style-name="ce263" table:formula="of:=([.P66]/[.O66])*100" office:value-type="float" office:value="79.8702952644057" calcext:value-type="float">
            <text:p>79.87</text:p>
          </table:table-cell>
          <table:table-cell table:style-name="ce250" table:formula="of:=[.X66]-[.AC66]" office:value-type="float" office:value="50348" calcext:value-type="float">
            <text:p>50348</text:p>
          </table:table-cell>
          <table:table-cell table:style-name="ce270" table:formula="of:=([.R66]/[.P66])*100" office:value-type="float" office:value="24.7015822396664" calcext:value-type="float">
            <text:p>24.70</text:p>
          </table:table-cell>
          <table:table-cell table:style-name="ce263" table:formula="of:=[.Y66]+[.AD66]" office:value-type="float" office:value="89.5964675579541" calcext:value-type="float">
            <text:p>89.60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Velu E V</text:p>
          </table:table-cell>
          <table:table-cell office:value-type="float" office:value="116484" calcext:value-type="float">
            <text:p>116484</text:p>
          </table:table-cell>
          <table:table-cell table:formula="of:=([.X66]/[.P66])*100" office:value-type="float" office:value="57.1490248988103" calcext:value-type="float">
            <text:p>57.15</text:p>
          </table:table-cell>
          <table:table-cell office:value-type="string" calcext:value-type="string">
            <text:p>AIADMK+</text:p>
          </table:table-cell>
          <table:table-cell table:style-name="ce290" office:value-type="string" calcext:value-type="string">
            <text:p>AIADMK</text:p>
          </table:table-cell>
          <table:table-cell table:style-name="ce290" office:value-type="string" calcext:value-type="string">
            <text:p>Rajan K</text:p>
          </table:table-cell>
          <table:table-cell table:style-name="ce290" office:value-type="float" office:value="66136" calcext:value-type="float">
            <text:p>66136</text:p>
          </table:table-cell>
          <table:table-cell table:style-name="ce265" table:formula="of:=([.AC66]/[.P66])*100" office:value-type="float" office:value="32.4474426591439" calcext:value-type="float">
            <text:p>32.45</text:p>
          </table:table-cell>
          <table:table-cell table:style-name="ce299" office:value-type="string" calcext:value-type="string">
            <text:p>MMA</text:p>
          </table:table-cell>
          <table:table-cell table:style-name="ce299" office:value-type="string" calcext:value-type="string">
            <text:p>PMK</text:p>
          </table:table-cell>
          <table:table-cell table:style-name="ce299" office:value-type="string" calcext:value-type="string">
            <text:p>Pandian L</text:p>
          </table:table-cell>
          <table:table-cell table:style-name="ce299" office:value-type="float" office:value="7916" calcext:value-type="float">
            <text:p>7916</text:p>
          </table:table-cell>
          <table:table-cell table:style-name="ce303" table:formula="of:=([.AH66]/[.P66])*100" office:value-type="float" office:value="3.88372378265669" calcext:value-type="float">
            <text:p>3.88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DMDK</text:p>
          </table:table-cell>
          <table:table-cell table:style-name="ce299" office:value-type="string" calcext:value-type="string">
            <text:p>Manikandan S</text:p>
          </table:table-cell>
          <table:table-cell table:style-name="ce299" office:value-type="float" office:value="5075" calcext:value-type="float">
            <text:p>5075</text:p>
          </table:table-cell>
          <table:table-cell table:formula="of:=([.AM66]/[.P66])*100" office:value-type="float" office:value="2.48988102538943" calcext:value-type="float">
            <text:p>2.49</text:p>
          </table:table-cell>
          <table:table-cell table:style-name="ce299" office:value-type="string" calcext:value-type="string">
            <text:p>NDA</text:p>
          </table:table-cell>
          <table:table-cell table:style-name="ce299" office:value-type="string" calcext:value-type="string">
            <text:p>BJP</text:p>
          </table:table-cell>
          <table:table-cell table:style-name="ce299" office:value-type="string" calcext:value-type="string">
            <text:p>Venkatachalapathi</text:p>
          </table:table-cell>
          <table:table-cell table:style-name="ce299" office:value-type="float" office:value="1935" calcext:value-type="float">
            <text:p>1935</text:p>
          </table:table-cell>
          <table:table-cell table:formula="of:=([.AR66]/[.P66])*100" office:value-type="float" office:value="0.949343799828284" calcext:value-type="float">
            <text:p>0.95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Kilpennathur</text:p>
          </table:table-cell>
          <table:table-cell office:value-type="string" calcext:value-type="string">
            <text:p>Tiruvannamala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 Arcot</text:p>
          </table:table-cell>
          <table:table-cell office:value-type="string" calcext:value-type="string">
            <text:p>Rural</text:p>
          </table:table-cell>
          <table:table-cell table:number-columns-repeated="8" office:value-type="string" calcext:value-type="string">
            <text:p>No</text:p>
          </table:table-cell>
          <table:table-cell table:style-name="ce250" office:value-type="float" office:value="233605" calcext:value-type="float">
            <text:p>233605</text:p>
          </table:table-cell>
          <table:table-cell table:style-name="ce250" office:value-type="float" office:value="197287" calcext:value-type="float">
            <text:p>197287</text:p>
          </table:table-cell>
          <table:table-cell table:style-name="ce263" table:formula="of:=([.P67]/[.O67])*100" office:value-type="float" office:value="84.4532437233792" calcext:value-type="float">
            <text:p>84.45</text:p>
          </table:table-cell>
          <table:table-cell table:style-name="ce250" table:formula="of:=[.X67]-[.AC67]" office:value-type="float" office:value="34666" calcext:value-type="float">
            <text:p>34666</text:p>
          </table:table-cell>
          <table:table-cell table:style-name="ce270" table:formula="of:=([.R67]/[.P67])*100" office:value-type="float" office:value="17.5713554364961" calcext:value-type="float">
            <text:p>17.57</text:p>
          </table:table-cell>
          <table:table-cell table:style-name="ce263" table:formula="of:=[.Y67]+[.AD67]" office:value-type="float" office:value="82.8610095951583" calcext:value-type="float">
            <text:p>82.86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Pitchandi K</text:p>
          </table:table-cell>
          <table:table-cell office:value-type="float" office:value="99070" calcext:value-type="float">
            <text:p>99070</text:p>
          </table:table-cell>
          <table:table-cell table:formula="of:=([.X67]/[.P67])*100" office:value-type="float" office:value="50.2161825158272" calcext:value-type="float">
            <text:p>50.22</text:p>
          </table:table-cell>
          <table:table-cell office:value-type="string" calcext:value-type="string">
            <text:p>AIADMK+</text:p>
          </table:table-cell>
          <table:table-cell table:style-name="ce290" office:value-type="string" calcext:value-type="string">
            <text:p>AIADMK</text:p>
          </table:table-cell>
          <table:table-cell table:style-name="ce290" office:value-type="string" calcext:value-type="string">
            <text:p>Selvamani K</text:p>
          </table:table-cell>
          <table:table-cell table:style-name="ce290" office:value-type="float" office:value="64404" calcext:value-type="float">
            <text:p>64404</text:p>
          </table:table-cell>
          <table:table-cell table:style-name="ce265" table:formula="of:=([.AC67]/[.P67])*100" office:value-type="float" office:value="32.6448270793311" calcext:value-type="float">
            <text:p>32.64</text:p>
          </table:table-cell>
          <table:table-cell table:style-name="ce299" office:value-type="string" calcext:value-type="string">
            <text:p>MMA</text:p>
          </table:table-cell>
          <table:table-cell table:style-name="ce299" office:value-type="string" calcext:value-type="string">
            <text:p>PMK</text:p>
          </table:table-cell>
          <table:table-cell table:style-name="ce299" office:value-type="string" calcext:value-type="string">
            <text:p>Edirolimanian G</text:p>
          </table:table-cell>
          <table:table-cell table:style-name="ce299" office:value-type="float" office:value="20737" calcext:value-type="float">
            <text:p>20737</text:p>
          </table:table-cell>
          <table:table-cell table:style-name="ce303" table:formula="of:=([.AH67]/[.P67])*100" office:value-type="float" office:value="10.5110828387071" calcext:value-type="float">
            <text:p>10.51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CPI</text:p>
          </table:table-cell>
          <table:table-cell table:style-name="ce299" office:value-type="string" calcext:value-type="string">
            <text:p>Jothi K</text:p>
          </table:table-cell>
          <table:table-cell table:style-name="ce299" office:value-type="float" office:value="4613" calcext:value-type="float">
            <text:p>4613</text:p>
          </table:table-cell>
          <table:table-cell table:formula="of:=([.AM67]/[.P67])*100" office:value-type="float" office:value="2.33821792616848" calcext:value-type="float">
            <text:p>2.34</text:p>
          </table:table-cell>
          <table:table-cell table:number-columns-repeated="2" table:style-name="ce299" office:value-type="string" calcext:value-type="string">
            <text:p>BSP</text:p>
          </table:table-cell>
          <table:table-cell table:style-name="ce299" office:value-type="string" calcext:value-type="string">
            <text:p>Devendiran S</text:p>
          </table:table-cell>
          <table:table-cell table:style-name="ce299" office:value-type="float" office:value="1273" calcext:value-type="float">
            <text:p>1273</text:p>
          </table:table-cell>
          <table:table-cell table:formula="of:=([.AR67]/[.P67])*100" office:value-type="float" office:value="0.645252854977774" calcext:value-type="float">
            <text:p>0.65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Kalasapakkam</text:p>
          </table:table-cell>
          <table:table-cell office:value-type="string" calcext:value-type="string">
            <text:p>Tiruvannamala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 Arcot</text:p>
          </table:table-cell>
          <table:table-cell office:value-type="string" calcext:value-type="string">
            <text:p>Rural</text:p>
          </table:table-cell>
          <table:table-cell table:number-columns-repeated="3" office:value-type="string" calcext:value-type="string">
            <text:p>No</text:p>
          </table:table-cell>
          <table:table-cell table:style-name="ce234" office:value-type="string" calcext:value-type="string">
            <text:p>No</text:p>
          </table:table-cell>
          <table:table-cell table:style-name="ce220" office:value-type="string" calcext:value-type="string">
            <text:p>DMK</text:p>
          </table:table-cell>
          <table:table-cell table:style-name="ce234" office:value-type="string" calcext:value-type="string">
            <text:p>No</text:p>
          </table:table-cell>
          <table:table-cell table:style-name="ce234"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table:style-name="ce250" office:value-type="float" office:value="219301" calcext:value-type="float">
            <text:p>219301</text:p>
          </table:table-cell>
          <table:table-cell table:style-name="ce250" office:value-type="float" office:value="185859" calcext:value-type="float">
            <text:p>185859</text:p>
          </table:table-cell>
          <table:table-cell table:style-name="ce263" table:formula="of:=([.P68]/[.O68])*100" office:value-type="float" office:value="84.7506395319675" calcext:value-type="float">
            <text:p>84.75</text:p>
          </table:table-cell>
          <table:table-cell table:style-name="ce250" table:formula="of:=[.X68]-[.AC68]" office:value-type="float" office:value="26414" calcext:value-type="float">
            <text:p>26414</text:p>
          </table:table-cell>
          <table:table-cell table:style-name="ce270" table:formula="of:=([.R68]/[.P68])*100" office:value-type="float" office:value="14.2118487670761" calcext:value-type="float">
            <text:p>14.21</text:p>
          </table:table-cell>
          <table:table-cell table:style-name="ce263" table:formula="of:=[.Y68]+[.AD68]" office:value-type="float" office:value="76.6032314819299" calcext:value-type="float">
            <text:p>76.60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Panneerselvam V</text:p>
          </table:table-cell>
          <table:table-cell office:value-type="float" office:value="84394" calcext:value-type="float">
            <text:p>84394</text:p>
          </table:table-cell>
          <table:table-cell table:formula="of:=([.X68]/[.P68])*100" office:value-type="float" office:value="45.407540124503" calcext:value-type="float">
            <text:p>45.41</text:p>
          </table:table-cell>
          <table:table-cell table:style-name="ce287" office:value-type="string" calcext:value-type="string">
            <text:p>DMK+</text:p>
          </table:table-cell>
          <table:table-cell table:style-name="ce290" office:value-type="string" calcext:value-type="string">
            <text:p>INC</text:p>
          </table:table-cell>
          <table:table-cell table:style-name="ce290" office:value-type="string" calcext:value-type="string">
            <text:p>Kumar G</text:p>
          </table:table-cell>
          <table:table-cell table:style-name="ce290" office:value-type="float" office:value="57980" calcext:value-type="float">
            <text:p>57980</text:p>
          </table:table-cell>
          <table:table-cell table:style-name="ce265" table:formula="of:=([.AC68]/[.P68])*100" office:value-type="float" office:value="31.1956913574269" calcext:value-type="float">
            <text:p>31.20</text:p>
          </table:table-cell>
          <table:table-cell table:style-name="ce299" office:value-type="string" calcext:value-type="string">
            <text:p>MMA</text:p>
          </table:table-cell>
          <table:table-cell table:style-name="ce299" office:value-type="string" calcext:value-type="string">
            <text:p>PMK</text:p>
          </table:table-cell>
          <table:table-cell table:style-name="ce299" office:value-type="string" calcext:value-type="string">
            <text:p>Kalidass R</text:p>
          </table:table-cell>
          <table:table-cell table:style-name="ce299" office:value-type="float" office:value="23825" calcext:value-type="float">
            <text:p>23825</text:p>
          </table:table-cell>
          <table:table-cell table:style-name="ce303" table:formula="of:=([.AH68]/[.P68])*100" office:value-type="float" office:value="12.8188573058071" calcext:value-type="float">
            <text:p>12.82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DMDK</text:p>
          </table:table-cell>
          <table:table-cell table:style-name="ce299" office:value-type="string" calcext:value-type="string">
            <text:p>Nehru M</text:p>
          </table:table-cell>
          <table:table-cell table:style-name="ce299" office:value-type="float" office:value="9932" calcext:value-type="float">
            <text:p>9932</text:p>
          </table:table-cell>
          <table:table-cell table:formula="of:=([.AM68]/[.P68])*100" office:value-type="float" office:value="5.34383591862649" calcext:value-type="float">
            <text:p>5.34</text:p>
          </table:table-cell>
          <table:table-cell office:value-type="string" calcext:value-type="string">
            <text:p>NOTA</text:p>
          </table:table-cell>
          <table:table-cell table:number-columns-repeated="2" table:style-name="ce299" office:value-type="string" calcext:value-type="string">
            <text:p>NOTA</text:p>
          </table:table-cell>
          <table:table-cell table:style-name="ce299" office:value-type="float" office:value="1510" calcext:value-type="float">
            <text:p>1510</text:p>
          </table:table-cell>
          <table:table-cell table:formula="of:=([.AR68]/[.P68])*100" office:value-type="float" office:value="0.812443841837092" calcext:value-type="float">
            <text:p>0.81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olur</text:p>
          </table:table-cell>
          <table:table-cell office:value-type="string" calcext:value-type="string">
            <text:p>Tiruvannamala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 Arcot</text:p>
          </table:table-cell>
          <table:table-cell office:value-type="string" calcext:value-type="string">
            <text:p>Rural</text:p>
          </table:table-cell>
          <table:table-cell table:number-columns-repeated="8" office:value-type="string" calcext:value-type="string">
            <text:p>No</text:p>
          </table:table-cell>
          <table:table-cell table:style-name="ce250" office:value-type="float" office:value="227936" calcext:value-type="float">
            <text:p>227936</text:p>
          </table:table-cell>
          <table:table-cell table:style-name="ce250" office:value-type="float" office:value="195714" calcext:value-type="float">
            <text:p>195714</text:p>
          </table:table-cell>
          <table:table-cell table:style-name="ce263" table:formula="of:=([.P69]/[.O69])*100" office:value-type="float" office:value="85.8635757405587" calcext:value-type="float">
            <text:p>85.86</text:p>
          </table:table-cell>
          <table:table-cell table:style-name="ce250" table:formula="of:=[.X69]-[.AC69]" office:value-type="float" office:value="8273" calcext:value-type="float">
            <text:p>8273</text:p>
          </table:table-cell>
          <table:table-cell table:style-name="ce270" table:formula="of:=([.R69]/[.P69])*100" office:value-type="float" office:value="4.22708646289995" calcext:value-type="float">
            <text:p>4.23</text:p>
          </table:table-cell>
          <table:table-cell table:style-name="ce263" table:formula="of:=[.Y69]+[.AD69]" office:value-type="float" office:value="63.8191442615245" calcext:value-type="float">
            <text:p>63.82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ekaran K V</text:p>
          </table:table-cell>
          <table:table-cell office:value-type="float" office:value="66588" calcext:value-type="float">
            <text:p>66588</text:p>
          </table:table-cell>
          <table:table-cell table:formula="of:=([.X69]/[.P69])*100" office:value-type="float" office:value="34.0231153622122" calcext:value-type="float">
            <text:p>34.02</text:p>
          </table:table-cell>
          <table:table-cell office:value-type="string" calcext:value-type="string">
            <text:p>AIADMK+</text:p>
          </table:table-cell>
          <table:table-cell table:style-name="ce290" office:value-type="string" calcext:value-type="string">
            <text:p>AIADMK</text:p>
          </table:table-cell>
          <table:table-cell table:style-name="ce290" office:value-type="string" calcext:value-type="string">
            <text:p>Murugan M</text:p>
          </table:table-cell>
          <table:table-cell table:style-name="ce290" office:value-type="float" office:value="58315" calcext:value-type="float">
            <text:p>58315</text:p>
          </table:table-cell>
          <table:table-cell table:style-name="ce265" table:formula="of:=([.AC69]/[.P69])*100" office:value-type="float" office:value="29.7960288993123" calcext:value-type="float">
            <text:p>29.80</text:p>
          </table:table-cell>
          <table:table-cell table:number-columns-repeated="2" table:style-name="ce299" office:value-type="string" calcext:value-type="string">
            <text:p>Independant</text:p>
          </table:table-cell>
          <table:table-cell table:style-name="ce299" office:value-type="string" calcext:value-type="string">
            <text:p>Elumalai C</text:p>
          </table:table-cell>
          <table:table-cell table:style-name="ce299" office:value-type="float" office:value="38861" calcext:value-type="float">
            <text:p>38861</text:p>
          </table:table-cell>
          <table:table-cell table:style-name="ce303" table:formula="of:=([.AH69]/[.P69])*100" office:value-type="float" office:value="19.8560143883422" calcext:value-type="float">
            <text:p>19.86</text:p>
          </table:table-cell>
          <table:table-cell table:style-name="ce299" office:value-type="string" calcext:value-type="string">
            <text:p>MMA</text:p>
          </table:table-cell>
          <table:table-cell table:style-name="ce299" office:value-type="string" calcext:value-type="string">
            <text:p>PMK</text:p>
          </table:table-cell>
          <table:table-cell table:style-name="ce299" office:value-type="string" calcext:value-type="string">
            <text:p>Velayutham A</text:p>
          </table:table-cell>
          <table:table-cell table:style-name="ce299" office:value-type="float" office:value="17184" calcext:value-type="float">
            <text:p>17184</text:p>
          </table:table-cell>
          <table:table-cell table:formula="of:=([.AM69]/[.P69])*100" office:value-type="float" office:value="8.78015880315154" calcext:value-type="float">
            <text:p>8.78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CPIM</text:p>
          </table:table-cell>
          <table:table-cell table:style-name="ce299" office:value-type="string" calcext:value-type="string">
            <text:p>Selvan P</text:p>
          </table:table-cell>
          <table:table-cell table:style-name="ce299" office:value-type="float" office:value="5000" calcext:value-type="float">
            <text:p>5000</text:p>
          </table:table-cell>
          <table:table-cell table:formula="of:=([.AR69]/[.P69])*100" office:value-type="float" office:value="2.55474825510694" calcext:value-type="float">
            <text:p>2.55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rani</text:p>
          </table:table-cell>
          <table:table-cell office:value-type="string" calcext:value-type="string">
            <text:p>Tiruvannamala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 Arcot</text:p>
          </table:table-cell>
          <table:table-cell office:value-type="string" calcext:value-type="string">
            <text:p>Town</text:p>
          </table:table-cell>
          <table:table-cell table:number-columns-repeated="8" office:value-type="string" calcext:value-type="string">
            <text:p>No</text:p>
          </table:table-cell>
          <table:table-cell table:style-name="ce250" office:value-type="float" office:value="256327" calcext:value-type="float">
            <text:p>256327</text:p>
          </table:table-cell>
          <table:table-cell table:style-name="ce250" office:value-type="float" office:value="209545" calcext:value-type="float">
            <text:p>209545</text:p>
          </table:table-cell>
          <table:table-cell table:style-name="ce263" table:formula="of:=([.P70]/[.O70])*100" office:value-type="float" office:value="81.7490939307993" calcext:value-type="float">
            <text:p>81.75</text:p>
          </table:table-cell>
          <table:table-cell table:style-name="ce250" table:formula="of:=[.X70]-[.AC70]" office:value-type="float" office:value="7327" calcext:value-type="float">
            <text:p>7327</text:p>
          </table:table-cell>
          <table:table-cell table:style-name="ce270" table:formula="of:=([.R70]/[.P70])*100" office:value-type="float" office:value="3.49662363692763" calcext:value-type="float">
            <text:p>3.50</text:p>
          </table:table-cell>
          <table:table-cell table:style-name="ce263" table:formula="of:=[.Y70]+[.AD70]" office:value-type="float" office:value="86.2922045384046" calcext:value-type="float">
            <text:p>86.29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Ramachandran S</text:p>
          </table:table-cell>
          <table:table-cell office:value-type="float" office:value="94074" calcext:value-type="float">
            <text:p>94074</text:p>
          </table:table-cell>
          <table:table-cell table:formula="of:=([.X70]/[.P70])*100" office:value-type="float" office:value="44.8944140876661" calcext:value-type="float">
            <text:p>44.89</text:p>
          </table:table-cell>
          <table:table-cell table:style-name="ce287" office:value-type="string" calcext:value-type="string">
            <text:p>DMK+</text:p>
          </table:table-cell>
          <table:table-cell table:style-name="ce290" office:value-type="string" calcext:value-type="string">
            <text:p>DMK</text:p>
          </table:table-cell>
          <table:table-cell table:style-name="ce290" office:value-type="string" calcext:value-type="string">
            <text:p>Babu S</text:p>
          </table:table-cell>
          <table:table-cell table:style-name="ce290" office:value-type="float" office:value="86747" calcext:value-type="float">
            <text:p>86747</text:p>
          </table:table-cell>
          <table:table-cell table:style-name="ce265" table:formula="of:=([.AC70]/[.P70])*100" office:value-type="float" office:value="41.3977904507385" calcext:value-type="float">
            <text:p>41.40</text:p>
          </table:table-cell>
          <table:table-cell table:style-name="ce299" office:value-type="string" calcext:value-type="string">
            <text:p>MMA</text:p>
          </table:table-cell>
          <table:table-cell table:style-name="ce299" office:value-type="string" calcext:value-type="string">
            <text:p>PMK</text:p>
          </table:table-cell>
          <table:table-cell table:style-name="ce299" office:value-type="string" calcext:value-type="string">
            <text:p>Rajasekar S</text:p>
          </table:table-cell>
          <table:table-cell table:style-name="ce299" office:value-type="float" office:value="12877" calcext:value-type="float">
            <text:p>12877</text:p>
          </table:table-cell>
          <table:table-cell table:style-name="ce303" table:formula="of:=([.AH70]/[.P70])*100" office:value-type="float" office:value="6.14521940394665" calcext:value-type="float">
            <text:p>6.15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DMDK</text:p>
          </table:table-cell>
          <table:table-cell table:style-name="ce299" office:value-type="string" calcext:value-type="string">
            <text:p>Babu Murugavel R M</text:p>
          </table:table-cell>
          <table:table-cell table:style-name="ce299" office:value-type="float" office:value="7025" calcext:value-type="float">
            <text:p>7025</text:p>
          </table:table-cell>
          <table:table-cell table:formula="of:=([.AM70]/[.P70])*100" office:value-type="float" office:value="3.35250184924479" calcext:value-type="float">
            <text:p>3.35</text:p>
          </table:table-cell>
          <table:table-cell office:value-type="string" calcext:value-type="string">
            <text:p>NOTA</text:p>
          </table:table-cell>
          <table:table-cell table:number-columns-repeated="2" table:style-name="ce299" office:value-type="string" calcext:value-type="string">
            <text:p>NOTA</text:p>
          </table:table-cell>
          <table:table-cell table:style-name="ce299" office:value-type="float" office:value="1749" calcext:value-type="float">
            <text:p>1749</text:p>
          </table:table-cell>
          <table:table-cell table:formula="of:=([.AR70]/[.P70])*100" office:value-type="float" office:value="0.834665584957885" calcext:value-type="float">
            <text:p>0.83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heyyar</text:p>
          </table:table-cell>
          <table:table-cell office:value-type="string" calcext:value-type="string">
            <text:p>Tiruvannamala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 Arcot</text:p>
          </table:table-cell>
          <table:table-cell office:value-type="string" calcext:value-type="string">
            <text:p>Town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table:style-name="ce250" office:value-type="float" office:value="243084" calcext:value-type="float">
            <text:p>243084</text:p>
          </table:table-cell>
          <table:table-cell table:style-name="ce250" office:value-type="float" office:value="205813" calcext:value-type="float">
            <text:p>205813</text:p>
          </table:table-cell>
          <table:table-cell table:style-name="ce263" table:formula="of:=([.P71]/[.O71])*100" office:value-type="float" office:value="84.6674400618716" calcext:value-type="float">
            <text:p>84.67</text:p>
          </table:table-cell>
          <table:table-cell table:style-name="ce250" table:formula="of:=[.X71]-[.AC71]" office:value-type="float" office:value="8527" calcext:value-type="float">
            <text:p>8527</text:p>
          </table:table-cell>
          <table:table-cell table:style-name="ce270" table:formula="of:=([.R71]/[.P71])*100" office:value-type="float" office:value="4.14308134082881" calcext:value-type="float">
            <text:p>4.14</text:p>
          </table:table-cell>
          <table:table-cell table:style-name="ce263" table:formula="of:=[.Y71]+[.AD71]" office:value-type="float" office:value="71.4264890944693" calcext:value-type="float">
            <text:p>71.43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Mohan K</text:p>
          </table:table-cell>
          <table:table-cell office:value-type="float" office:value="77766" calcext:value-type="float">
            <text:p>77766</text:p>
          </table:table-cell>
          <table:table-cell table:formula="of:=([.X71]/[.P71])*100" office:value-type="float" office:value="37.784785217649" calcext:value-type="float">
            <text:p>37.78</text:p>
          </table:table-cell>
          <table:table-cell table:style-name="ce287" office:value-type="string" calcext:value-type="string">
            <text:p>DMK+</text:p>
          </table:table-cell>
          <table:table-cell table:style-name="ce290" office:value-type="string" calcext:value-type="string">
            <text:p>INC</text:p>
          </table:table-cell>
          <table:table-cell table:style-name="ce290" office:value-type="string" calcext:value-type="string">
            <text:p>Vishnuprasad M K Dr</text:p>
          </table:table-cell>
          <table:table-cell table:style-name="ce290" office:value-type="float" office:value="69239" calcext:value-type="float">
            <text:p>69239</text:p>
          </table:table-cell>
          <table:table-cell table:style-name="ce265" table:formula="of:=([.AC71]/[.P71])*100" office:value-type="float" office:value="33.6417038768202" calcext:value-type="float">
            <text:p>33.64</text:p>
          </table:table-cell>
          <table:table-cell table:style-name="ce299" office:value-type="string" calcext:value-type="string">
            <text:p>MMA</text:p>
          </table:table-cell>
          <table:table-cell table:style-name="ce299" office:value-type="string" calcext:value-type="string">
            <text:p>PMK</text:p>
          </table:table-cell>
          <table:table-cell table:style-name="ce299" office:value-type="string" calcext:value-type="string">
            <text:p>Srinivasan G</text:p>
          </table:table-cell>
          <table:table-cell table:style-name="ce299" office:value-type="float" office:value="37491" calcext:value-type="float">
            <text:p>37491</text:p>
          </table:table-cell>
          <table:table-cell table:style-name="ce303" table:formula="of:=([.AH71]/[.P71])*100" office:value-type="float" office:value="18.2160504924373" calcext:value-type="float">
            <text:p>18.22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DMDK</text:p>
          </table:table-cell>
          <table:table-cell table:style-name="ce299" office:value-type="string" calcext:value-type="string">
            <text:p>Sarvanan P</text:p>
          </table:table-cell>
          <table:table-cell table:style-name="ce299" office:value-type="float" office:value="10855" calcext:value-type="float">
            <text:p>10855</text:p>
          </table:table-cell>
          <table:table-cell table:formula="of:=([.AM71]/[.P71])*100" office:value-type="float" office:value="5.27420522513155" calcext:value-type="float">
            <text:p>5.27</text:p>
          </table:table-cell>
          <table:table-cell table:style-name="ce299" office:value-type="string" calcext:value-type="string">
            <text:p>NDA</text:p>
          </table:table-cell>
          <table:table-cell table:style-name="ce299" office:value-type="string" calcext:value-type="string">
            <text:p>BJP</text:p>
          </table:table-cell>
          <table:table-cell table:style-name="ce299" office:value-type="string" calcext:value-type="string">
            <text:p>Bhaskaran B</text:p>
          </table:table-cell>
          <table:table-cell table:style-name="ce299" office:value-type="float" office:value="2388" calcext:value-type="float">
            <text:p>2388</text:p>
          </table:table-cell>
          <table:table-cell table:formula="of:=([.AR71]/[.P71])*100" office:value-type="float" office:value="1.16027656173322" calcext:value-type="float">
            <text:p>1.16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Vandavasi</text:p>
          </table:table-cell>
          <table:table-cell office:value-type="string" calcext:value-type="string">
            <text:p>Tiruvannamala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 Arcot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No</text:p>
          </table:table-cell>
          <table:table-cell table:style-name="ce250" office:value-type="float" office:value="222453" calcext:value-type="float">
            <text:p>222453</text:p>
          </table:table-cell>
          <table:table-cell table:style-name="ce250" office:value-type="float" office:value="181476" calcext:value-type="float">
            <text:p>181476</text:p>
          </table:table-cell>
          <table:table-cell table:style-name="ce263" table:formula="of:=([.P72]/[.O72])*100" office:value-type="float" office:value="81.5794797103208" calcext:value-type="float">
            <text:p>81.58</text:p>
          </table:table-cell>
          <table:table-cell table:style-name="ce250" table:formula="of:=[.X72]-[.AC72]" office:value-type="float" office:value="18068" calcext:value-type="float">
            <text:p>18068</text:p>
          </table:table-cell>
          <table:table-cell table:style-name="ce270" table:formula="of:=([.R72]/[.P72])*100" office:value-type="float" office:value="9.95613745068219" calcext:value-type="float">
            <text:p>9.96</text:p>
          </table:table-cell>
          <table:table-cell table:style-name="ce263" table:formula="of:=[.Y72]+[.AD72]" office:value-type="float" office:value="78.4368180916485" calcext:value-type="float">
            <text:p>78.44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Ambethkumar S</text:p>
          </table:table-cell>
          <table:table-cell office:value-type="float" office:value="80206" calcext:value-type="float">
            <text:p>80206</text:p>
          </table:table-cell>
          <table:table-cell table:formula="of:=([.X72]/[.P72])*100" office:value-type="float" office:value="44.1964777711653" calcext:value-type="float">
            <text:p>44.20</text:p>
          </table:table-cell>
          <table:table-cell office:value-type="string" calcext:value-type="string">
            <text:p>AIADMK+</text:p>
          </table:table-cell>
          <table:table-cell table:style-name="ce290" office:value-type="string" calcext:value-type="string">
            <text:p>AIADMK</text:p>
          </table:table-cell>
          <table:table-cell table:style-name="ce290" office:value-type="string" calcext:value-type="string">
            <text:p>Meganathan V</text:p>
          </table:table-cell>
          <table:table-cell table:style-name="ce290" office:value-type="float" office:value="62138" calcext:value-type="float">
            <text:p>62138</text:p>
          </table:table-cell>
          <table:table-cell table:style-name="ce265" table:formula="of:=([.AC72]/[.P72])*100" office:value-type="float" office:value="34.2403403204832" calcext:value-type="float">
            <text:p>34.24</text:p>
          </table:table-cell>
          <table:table-cell table:style-name="ce299" office:value-type="string" calcext:value-type="string">
            <text:p>MMA</text:p>
          </table:table-cell>
          <table:table-cell table:style-name="ce299" office:value-type="string" calcext:value-type="string">
            <text:p>PMK</text:p>
          </table:table-cell>
          <table:table-cell table:style-name="ce299" office:value-type="string" calcext:value-type="string">
            <text:p>Vadivelravanan</text:p>
          </table:table-cell>
          <table:table-cell table:style-name="ce299" office:value-type="float" office:value="24277" calcext:value-type="float">
            <text:p>24277</text:p>
          </table:table-cell>
          <table:table-cell table:style-name="ce303" table:formula="of:=([.AH72]/[.P72])*100" office:value-type="float" office:value="13.3775265048822" calcext:value-type="float">
            <text:p>13.38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VCK</text:p>
          </table:table-cell>
          <table:table-cell table:style-name="ce299" office:value-type="string" calcext:value-type="string">
            <text:p>Metharamesh M K</text:p>
          </table:table-cell>
          <table:table-cell table:style-name="ce299" office:value-type="float" office:value="7745" calcext:value-type="float">
            <text:p>7745</text:p>
          </table:table-cell>
          <table:table-cell table:formula="of:=([.AM72]/[.P72])*100" office:value-type="float" office:value="4.26778196565937" calcext:value-type="float">
            <text:p>4.27</text:p>
          </table:table-cell>
          <table:table-cell office:value-type="string" calcext:value-type="string">
            <text:p>NOTA</text:p>
          </table:table-cell>
          <table:table-cell table:number-columns-repeated="2" table:style-name="ce299" office:value-type="string" calcext:value-type="string">
            <text:p>NOTA</text:p>
          </table:table-cell>
          <table:table-cell table:style-name="ce299" office:value-type="float" office:value="2421" calcext:value-type="float">
            <text:p>2421</text:p>
          </table:table-cell>
          <table:table-cell table:formula="of:=([.AR72]/[.P72])*100" office:value-type="float" office:value="1.33406070224162" calcext:value-type="float">
            <text:p>1.33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ingee</text:p>
          </table:table-cell>
          <table:table-cell office:value-type="string" calcext:value-type="string">
            <text:p>Villupuram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outh Arcot</text:p>
          </table:table-cell>
          <table:table-cell office:value-type="string" calcext:value-type="string">
            <text:p>Rural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table:style-name="ce250" office:value-type="float" office:value="251396" calcext:value-type="float">
            <text:p>251396</text:p>
          </table:table-cell>
          <table:table-cell table:style-name="ce250" office:value-type="float" office:value="201024" calcext:value-type="float">
            <text:p>201024</text:p>
          </table:table-cell>
          <table:table-cell table:style-name="ce263" table:formula="of:=([.P73]/[.O73])*100" office:value-type="float" office:value="79.9630861270665" calcext:value-type="float">
            <text:p>79.96</text:p>
          </table:table-cell>
          <table:table-cell table:style-name="ce250" table:formula="of:=[.X73]-[.AC73]" office:value-type="float" office:value="22057" calcext:value-type="float">
            <text:p>22057</text:p>
          </table:table-cell>
          <table:table-cell table:style-name="ce270" table:formula="of:=([.R73]/[.P73])*100" office:value-type="float" office:value="10.9723217128303" calcext:value-type="float">
            <text:p>10.97</text:p>
          </table:table-cell>
          <table:table-cell table:style-name="ce263" table:formula="of:=[.Y73]+[.AD73]" office:value-type="float" office:value="77.0171720789558" calcext:value-type="float">
            <text:p>77.02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Masthan K S</text:p>
          </table:table-cell>
          <table:table-cell office:value-type="float" office:value="88440" calcext:value-type="float">
            <text:p>88440</text:p>
          </table:table-cell>
          <table:table-cell table:formula="of:=([.X73]/[.P73])*100" office:value-type="float" office:value="43.994746895893" calcext:value-type="float">
            <text:p>43.99</text:p>
          </table:table-cell>
          <table:table-cell office:value-type="string" calcext:value-type="string">
            <text:p>AIADMK+</text:p>
          </table:table-cell>
          <table:table-cell table:style-name="ce290" office:value-type="string" calcext:value-type="string">
            <text:p>AIADMK</text:p>
          </table:table-cell>
          <table:table-cell table:style-name="ce290" office:value-type="string" calcext:value-type="string">
            <text:p>Govindasamy A</text:p>
          </table:table-cell>
          <table:table-cell table:style-name="ce290" office:value-type="float" office:value="66383" calcext:value-type="float">
            <text:p>66383</text:p>
          </table:table-cell>
          <table:table-cell table:style-name="ce265" table:formula="of:=([.AC73]/[.P73])*100" office:value-type="float" office:value="33.0224251830627" calcext:value-type="float">
            <text:p>33.02</text:p>
          </table:table-cell>
          <table:table-cell table:style-name="ce299" office:value-type="string" calcext:value-type="string">
            <text:p>MMA</text:p>
          </table:table-cell>
          <table:table-cell table:style-name="ce299" office:value-type="string" calcext:value-type="string">
            <text:p>PMK</text:p>
          </table:table-cell>
          <table:table-cell table:style-name="ce299" office:value-type="string" calcext:value-type="string">
            <text:p>Ganesh Kumar A</text:p>
          </table:table-cell>
          <table:table-cell table:style-name="ce299" office:value-type="float" office:value="28515" calcext:value-type="float">
            <text:p>28515</text:p>
          </table:table-cell>
          <table:table-cell table:style-name="ce303" table:formula="of:=([.AH73]/[.P73])*100" office:value-type="float" office:value="14.1848734479465" calcext:value-type="float">
            <text:p>14.18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MDMK</text:p>
          </table:table-cell>
          <table:table-cell table:style-name="ce299" office:value-type="string" calcext:value-type="string">
            <text:p>Mani A K</text:p>
          </table:table-cell>
          <table:table-cell table:style-name="ce299" office:value-type="float" office:value="10672" calcext:value-type="float">
            <text:p>10672</text:p>
          </table:table-cell>
          <table:table-cell table:formula="of:=([.AM73]/[.P73])*100" office:value-type="float" office:value="5.3088188475008" calcext:value-type="float">
            <text:p>5.31</text:p>
          </table:table-cell>
          <table:table-cell office:value-type="string" calcext:value-type="string">
            <text:p>NOTA</text:p>
          </table:table-cell>
          <table:table-cell table:number-columns-repeated="2" table:style-name="ce299" office:value-type="string" calcext:value-type="string">
            <text:p>NOTA</text:p>
          </table:table-cell>
          <table:table-cell table:style-name="ce299" office:value-type="float" office:value="2326" calcext:value-type="float">
            <text:p>2326</text:p>
          </table:table-cell>
          <table:table-cell table:formula="of:=([.AR73]/[.P73])*100" office:value-type="float" office:value="1.15707577204712" calcext:value-type="float">
            <text:p>1.16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ailam</text:p>
          </table:table-cell>
          <table:table-cell office:value-type="string" calcext:value-type="string">
            <text:p>Villupuram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outh Arcot</text:p>
          </table:table-cell>
          <table:table-cell office:value-type="string" calcext:value-type="string">
            <text:p>Rural</text:p>
          </table:table-cell>
          <table:table-cell table:number-columns-repeated="8" office:value-type="string" calcext:value-type="string">
            <text:p>No</text:p>
          </table:table-cell>
          <table:table-cell table:style-name="ce250" office:value-type="float" office:value="211372" calcext:value-type="float">
            <text:p>211372</text:p>
          </table:table-cell>
          <table:table-cell table:style-name="ce250" office:value-type="float" office:value="171211" calcext:value-type="float">
            <text:p>171211</text:p>
          </table:table-cell>
          <table:table-cell table:style-name="ce263" table:formula="of:=([.P74]/[.O74])*100" office:value-type="float" office:value="80.9998486081411" calcext:value-type="float">
            <text:p>81.00</text:p>
          </table:table-cell>
          <table:table-cell table:style-name="ce250" table:formula="of:=[.X74]-[.AC74]" office:value-type="float" office:value="12306" calcext:value-type="float">
            <text:p>12306</text:p>
          </table:table-cell>
          <table:table-cell table:style-name="ce270" table:formula="of:=([.R74]/[.P74])*100" office:value-type="float" office:value="7.18762229062385" calcext:value-type="float">
            <text:p>7.19</text:p>
          </table:table-cell>
          <table:table-cell table:style-name="ce263" table:formula="of:=[.Y74]+[.AD74]" office:value-type="float" office:value="75.6107960353015" calcext:value-type="float">
            <text:p>75.61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Masilamani R</text:p>
          </table:table-cell>
          <table:table-cell office:value-type="float" office:value="70880" calcext:value-type="float">
            <text:p>70880</text:p>
          </table:table-cell>
          <table:table-cell table:formula="of:=([.X74]/[.P74])*100" office:value-type="float" office:value="41.3992091629627" calcext:value-type="float">
            <text:p>41.40</text:p>
          </table:table-cell>
          <table:table-cell office:value-type="string" calcext:value-type="string">
            <text:p>AIADMK+</text:p>
          </table:table-cell>
          <table:table-cell table:style-name="ce290" office:value-type="string" calcext:value-type="string">
            <text:p>AIADMK</text:p>
          </table:table-cell>
          <table:table-cell table:style-name="ce290" office:value-type="string" calcext:value-type="string">
            <text:p>Annadurai K</text:p>
          </table:table-cell>
          <table:table-cell table:style-name="ce290" office:value-type="float" office:value="58574" calcext:value-type="float">
            <text:p>58574</text:p>
          </table:table-cell>
          <table:table-cell table:style-name="ce265" table:formula="of:=([.AC74]/[.P74])*100" office:value-type="float" office:value="34.2115868723388" calcext:value-type="float">
            <text:p>34.21</text:p>
          </table:table-cell>
          <table:table-cell table:style-name="ce299" office:value-type="string" calcext:value-type="string">
            <text:p>MMA</text:p>
          </table:table-cell>
          <table:table-cell table:style-name="ce299" office:value-type="string" calcext:value-type="string">
            <text:p>PMK</text:p>
          </table:table-cell>
          <table:table-cell table:style-name="ce299" office:value-type="string" calcext:value-type="string">
            <text:p>Rajashekaran V R</text:p>
          </table:table-cell>
          <table:table-cell table:style-name="ce299" office:value-type="float" office:value="25711" calcext:value-type="float">
            <text:p>25711</text:p>
          </table:table-cell>
          <table:table-cell table:style-name="ce303" table:formula="of:=([.AH74]/[.P74])*100" office:value-type="float" office:value="15.0171425901373" calcext:value-type="float">
            <text:p>15.02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VCK</text:p>
          </table:table-cell>
          <table:table-cell table:style-name="ce299" office:value-type="string" calcext:value-type="string">
            <text:p>Balaji S S</text:p>
          </table:table-cell>
          <table:table-cell table:style-name="ce299" office:value-type="float" office:value="10866" calcext:value-type="float">
            <text:p>10866</text:p>
          </table:table-cell>
          <table:table-cell table:formula="of:=([.AM74]/[.P74])*100" office:value-type="float" office:value="6.34655483584583" calcext:value-type="float">
            <text:p>6.35</text:p>
          </table:table-cell>
          <table:table-cell office:value-type="string" calcext:value-type="string">
            <text:p>NOTA</text:p>
          </table:table-cell>
          <table:table-cell table:number-columns-repeated="2" table:style-name="ce299" office:value-type="string" calcext:value-type="string">
            <text:p>NOTA</text:p>
          </table:table-cell>
          <table:table-cell table:style-name="ce299" office:value-type="float" office:value="1722" calcext:value-type="float">
            <text:p>1722</text:p>
          </table:table-cell>
          <table:table-cell table:formula="of:=([.AR74]/[.P74])*100" office:value-type="float" office:value="1.00577649800539" calcext:value-type="float">
            <text:p>1.01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indivanam</text:p>
          </table:table-cell>
          <table:table-cell office:value-type="string" calcext:value-type="string">
            <text:p>Villupuram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outh Arcot</text:p>
          </table:table-cell>
          <table:table-cell office:value-type="string" calcext:value-type="string">
            <text:p>Town</text:p>
          </table:table-cell>
          <table:table-cell table:number-columns-repeated="8" office:value-type="string" calcext:value-type="string">
            <text:p>No</text:p>
          </table:table-cell>
          <table:table-cell table:style-name="ce250" office:value-type="float" office:value="221864" calcext:value-type="float">
            <text:p>221864</text:p>
          </table:table-cell>
          <table:table-cell table:style-name="ce250" office:value-type="float" office:value="175150" calcext:value-type="float">
            <text:p>175150</text:p>
          </table:table-cell>
          <table:table-cell table:style-name="ce263" table:formula="of:=([.P75]/[.O75])*100" office:value-type="float" office:value="78.9447589514297" calcext:value-type="float">
            <text:p>78.94</text:p>
          </table:table-cell>
          <table:table-cell table:style-name="ce250" table:formula="of:=[.X75]-[.AC75]" office:value-type="float" office:value="101" calcext:value-type="float">
            <text:p>101</text:p>
          </table:table-cell>
          <table:table-cell table:style-name="ce270" table:formula="of:=([.R75]/[.P75])*100" office:value-type="float" office:value="0.0576648586925492" calcext:value-type="float">
            <text:p>0.06</text:p>
          </table:table-cell>
          <table:table-cell table:style-name="ce263" table:formula="of:=[.Y75]+[.AD75]" office:value-type="float" office:value="70.6006280331145" calcext:value-type="float">
            <text:p>70.60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eethapathy P</text:p>
          </table:table-cell>
          <table:table-cell office:value-type="float" office:value="61879" calcext:value-type="float">
            <text:p>61879</text:p>
          </table:table-cell>
          <table:table-cell table:formula="of:=([.X75]/[.P75])*100" office:value-type="float" office:value="35.3291464459035" calcext:value-type="float">
            <text:p>35.33</text:p>
          </table:table-cell>
          <table:table-cell office:value-type="string" calcext:value-type="string">
            <text:p>AIADMK+</text:p>
          </table:table-cell>
          <table:table-cell table:style-name="ce290" office:value-type="string" calcext:value-type="string">
            <text:p>AIADMK</text:p>
          </table:table-cell>
          <table:table-cell table:style-name="ce290" office:value-type="string" calcext:value-type="string">
            <text:p>Rajendran S P</text:p>
          </table:table-cell>
          <table:table-cell table:style-name="ce290" office:value-type="float" office:value="61778" calcext:value-type="float">
            <text:p>61778</text:p>
          </table:table-cell>
          <table:table-cell table:style-name="ce265" table:formula="of:=([.AC75]/[.P75])*100" office:value-type="float" office:value="35.271481587211" calcext:value-type="float">
            <text:p>35.27</text:p>
          </table:table-cell>
          <table:table-cell table:style-name="ce299" office:value-type="string" calcext:value-type="string">
            <text:p>MMA</text:p>
          </table:table-cell>
          <table:table-cell table:style-name="ce299" office:value-type="string" calcext:value-type="string">
            <text:p>PMK</text:p>
          </table:table-cell>
          <table:table-cell table:style-name="ce299" office:value-type="string" calcext:value-type="string">
            <text:p>Kalidass A</text:p>
          </table:table-cell>
          <table:table-cell table:style-name="ce299" office:value-type="float" office:value="29848" calcext:value-type="float">
            <text:p>29848</text:p>
          </table:table-cell>
          <table:table-cell table:style-name="ce303" table:formula="of:=([.AH75]/[.P75])*100" office:value-type="float" office:value="17.0413930916357" calcext:value-type="float">
            <text:p>17.04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DMDK</text:p>
          </table:table-cell>
          <table:table-cell table:style-name="ce299" office:value-type="string" calcext:value-type="string">
            <text:p>Udhayakumar M</text:p>
          </table:table-cell>
          <table:table-cell table:style-name="ce299" office:value-type="float" office:value="14928" calcext:value-type="float">
            <text:p>14928</text:p>
          </table:table-cell>
          <table:table-cell table:formula="of:=([.AM75]/[.P75])*100" office:value-type="float" office:value="8.52298030259777" calcext:value-type="float">
            <text:p>8.52</text:p>
          </table:table-cell>
          <table:table-cell office:value-type="string" calcext:value-type="string">
            <text:p>NOTA</text:p>
          </table:table-cell>
          <table:table-cell table:number-columns-repeated="2" table:style-name="ce299" office:value-type="string" calcext:value-type="string">
            <text:p>NOTA</text:p>
          </table:table-cell>
          <table:table-cell table:style-name="ce299" office:value-type="float" office:value="2112" calcext:value-type="float">
            <text:p>2112</text:p>
          </table:table-cell>
          <table:table-cell table:formula="of:=([.AR75]/[.P75])*100" office:value-type="float" office:value="1.20582357978875" calcext:value-type="float">
            <text:p>1.21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Vanur</text:p>
          </table:table-cell>
          <table:table-cell office:value-type="string" calcext:value-type="string">
            <text:p>Villupuram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outh Arco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C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table:style-name="ce250" office:value-type="float" office:value="221269" calcext:value-type="float">
            <text:p>221269</text:p>
          </table:table-cell>
          <table:table-cell table:style-name="ce250" office:value-type="float" office:value="174428" calcext:value-type="float">
            <text:p>174428</text:p>
          </table:table-cell>
          <table:table-cell table:style-name="ce263" table:formula="of:=([.P76]/[.O76])*100" office:value-type="float" office:value="78.8307444784403" calcext:value-type="float">
            <text:p>78.83</text:p>
          </table:table-cell>
          <table:table-cell table:style-name="ce250" table:formula="of:=[.X76]-[.AC76]" office:value-type="float" office:value="10223" calcext:value-type="float">
            <text:p>10223</text:p>
          </table:table-cell>
          <table:table-cell table:style-name="ce270" table:formula="of:=([.R76]/[.P76])*100" office:value-type="float" office:value="5.86087096108423" calcext:value-type="float">
            <text:p>5.86</text:p>
          </table:table-cell>
          <table:table-cell table:style-name="ce263" table:formula="of:=[.Y76]+[.AD76]" office:value-type="float" office:value="67.7133258421813" calcext:value-type="float">
            <text:p>67.71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Chakrapani M</text:p>
          </table:table-cell>
          <table:table-cell office:value-type="float" office:value="64167" calcext:value-type="float">
            <text:p>64167</text:p>
          </table:table-cell>
          <table:table-cell table:formula="of:=([.X76]/[.P76])*100" office:value-type="float" office:value="36.7870984016328" calcext:value-type="float">
            <text:p>36.79</text:p>
          </table:table-cell>
          <table:table-cell table:style-name="ce287" office:value-type="string" calcext:value-type="string">
            <text:p>DMK+</text:p>
          </table:table-cell>
          <table:table-cell table:style-name="ce290" office:value-type="string" calcext:value-type="string">
            <text:p>DMK</text:p>
          </table:table-cell>
          <table:table-cell table:style-name="ce290" office:value-type="string" calcext:value-type="string">
            <text:p>Mydili R</text:p>
          </table:table-cell>
          <table:table-cell table:style-name="ce290" office:value-type="float" office:value="53944" calcext:value-type="float">
            <text:p>53944</text:p>
          </table:table-cell>
          <table:table-cell table:style-name="ce265" table:formula="of:=([.AC76]/[.P76])*100" office:value-type="float" office:value="30.9262274405485" calcext:value-type="float">
            <text:p>30.93</text:p>
          </table:table-cell>
          <table:table-cell table:style-name="ce299" office:value-type="string" calcext:value-type="string">
            <text:p>MMA</text:p>
          </table:table-cell>
          <table:table-cell table:style-name="ce299" office:value-type="string" calcext:value-type="string">
            <text:p>PMK</text:p>
          </table:table-cell>
          <table:table-cell table:style-name="ce299" office:value-type="string" calcext:value-type="string">
            <text:p>Sankar P</text:p>
          </table:table-cell>
          <table:table-cell table:style-name="ce299" office:value-type="float" office:value="27240" calcext:value-type="float">
            <text:p>27240</text:p>
          </table:table-cell>
          <table:table-cell table:style-name="ce303" table:formula="of:=([.AH76]/[.P76])*100" office:value-type="float" office:value="15.6167587772605" calcext:value-type="float">
            <text:p>15.62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VCK</text:p>
          </table:table-cell>
          <table:table-cell table:style-name="ce299" office:value-type="string" calcext:value-type="string">
            <text:p>Ravikumar D</text:p>
          </table:table-cell>
          <table:table-cell table:style-name="ce299" office:value-type="float" office:value="23873" calcext:value-type="float">
            <text:p>23873</text:p>
          </table:table-cell>
          <table:table-cell table:formula="of:=([.AM76]/[.P76])*100" office:value-type="float" office:value="13.6864494232577" calcext:value-type="float">
            <text:p>13.69</text:p>
          </table:table-cell>
          <table:table-cell table:style-name="ce299" office:value-type="string" calcext:value-type="string">
            <text:p>NDA</text:p>
          </table:table-cell>
          <table:table-cell table:style-name="ce299" office:value-type="string" calcext:value-type="string">
            <text:p>BJP</text:p>
          </table:table-cell>
          <table:table-cell table:style-name="ce299" office:value-type="string" calcext:value-type="string">
            <text:p>Thiruselvakumar D</text:p>
          </table:table-cell>
          <table:table-cell table:style-name="ce299" office:value-type="float" office:value="1716" calcext:value-type="float">
            <text:p>1716</text:p>
          </table:table-cell>
          <table:table-cell table:formula="of:=([.AR76]/[.P76])*100" office:value-type="float" office:value="0.983787006673241" calcext:value-type="float">
            <text:p>0.98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Villipuram</text:p>
          </table:table-cell>
          <table:table-cell office:value-type="string" calcext:value-type="string">
            <text:p>Villupuram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outh Arcot</text:p>
          </table:table-cell>
          <table:table-cell office:value-type="string" calcext:value-type="string">
            <text:p>Town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table:number-columns-repeated="3" office:value-type="string" calcext:value-type="string">
            <text:p>No</text:p>
          </table:table-cell>
          <table:table-cell table:style-name="ce250" office:value-type="float" office:value="247327" calcext:value-type="float">
            <text:p>247327</text:p>
          </table:table-cell>
          <table:table-cell table:style-name="ce250" office:value-type="float" office:value="188964" calcext:value-type="float">
            <text:p>188964</text:p>
          </table:table-cell>
          <table:table-cell table:style-name="ce263" table:formula="of:=([.P77]/[.O77])*100" office:value-type="float" office:value="76.4024954816902" calcext:value-type="float">
            <text:p>76.40</text:p>
          </table:table-cell>
          <table:table-cell table:style-name="ce250" table:formula="of:=[.X77]-[.AC77]" office:value-type="float" office:value="22291" calcext:value-type="float">
            <text:p>22291</text:p>
          </table:table-cell>
          <table:table-cell table:style-name="ce270" table:formula="of:=([.R77]/[.P77])*100" office:value-type="float" office:value="11.7964268326242" calcext:value-type="float">
            <text:p>11.80</text:p>
          </table:table-cell>
          <table:table-cell table:style-name="ce263" table:formula="of:=[.Y77]+[.AD77]" office:value-type="float" office:value="61.6789441375077" calcext:value-type="float">
            <text:p>61.68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hanmugam C Ve</text:p>
          </table:table-cell>
          <table:table-cell office:value-type="float" office:value="69421" calcext:value-type="float">
            <text:p>69421</text:p>
          </table:table-cell>
          <table:table-cell table:formula="of:=([.X77]/[.P77])*100" office:value-type="float" office:value="36.7376854850659" calcext:value-type="float">
            <text:p>36.74</text:p>
          </table:table-cell>
          <table:table-cell table:style-name="ce287" office:value-type="string" calcext:value-type="string">
            <text:p>DMK+</text:p>
          </table:table-cell>
          <table:table-cell table:style-name="ce290" office:value-type="string" calcext:value-type="string">
            <text:p>IUML</text:p>
          </table:table-cell>
          <table:table-cell table:style-name="ce290" office:value-type="string" calcext:value-type="string">
            <text:p>Ameer Abbas S M</text:p>
          </table:table-cell>
          <table:table-cell table:style-name="ce290" office:value-type="float" office:value="47130" calcext:value-type="float">
            <text:p>47130</text:p>
          </table:table-cell>
          <table:table-cell table:style-name="ce265" table:formula="of:=([.AC77]/[.P77])*100" office:value-type="float" office:value="24.9412586524417" calcext:value-type="float">
            <text:p>24.94</text:p>
          </table:table-cell>
          <table:table-cell table:style-name="ce299" office:value-type="string" calcext:value-type="string">
            <text:p>MMA</text:p>
          </table:table-cell>
          <table:table-cell table:style-name="ce299" office:value-type="string" calcext:value-type="string">
            <text:p>PMK</text:p>
          </table:table-cell>
          <table:table-cell table:style-name="ce299" office:value-type="string" calcext:value-type="string">
            <text:p>Palanivel P</text:p>
          </table:table-cell>
          <table:table-cell table:style-name="ce299" office:value-type="float" office:value="36456" calcext:value-type="float">
            <text:p>36456</text:p>
          </table:table-cell>
          <table:table-cell table:style-name="ce303" table:formula="of:=([.AH77]/[.P77])*100" office:value-type="float" office:value="19.2925636629199" calcext:value-type="float">
            <text:p>19.29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DMDK</text:p>
          </table:table-cell>
          <table:table-cell table:style-name="ce299" office:value-type="string" calcext:value-type="string">
            <text:p>Vengatesan L</text:p>
          </table:table-cell>
          <table:table-cell table:style-name="ce299" office:value-type="float" office:value="24907" calcext:value-type="float">
            <text:p>24907</text:p>
          </table:table-cell>
          <table:table-cell table:formula="of:=([.AM77]/[.P77])*100" office:value-type="float" office:value="13.1808175102136" calcext:value-type="float">
            <text:p>13.18</text:p>
          </table:table-cell>
          <table:table-cell table:style-name="ce298" office:value-type="string" calcext:value-type="string">
            <text:p>NDA</text:p>
          </table:table-cell>
          <table:table-cell table:style-name="ce299" office:value-type="string" calcext:value-type="string">
            <text:p>BJP</text:p>
          </table:table-cell>
          <table:table-cell table:style-name="ce299" office:value-type="string" calcext:value-type="string">
            <text:p>Jayakumar Rama</text:p>
          </table:table-cell>
          <table:table-cell table:style-name="ce299" office:value-type="float" office:value="2188" calcext:value-type="float">
            <text:p>2188</text:p>
          </table:table-cell>
          <table:table-cell table:formula="of:=([.AR77]/[.P77])*100" office:value-type="float" office:value="1.15789250862598" calcext:value-type="float">
            <text:p>1.16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ikravandi</text:p>
          </table:table-cell>
          <table:table-cell office:value-type="string" calcext:value-type="string">
            <text:p>Villupuram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outh Arcot</text:p>
          </table:table-cell>
          <table:table-cell office:value-type="string" calcext:value-type="string">
            <text:p>Rural</text:p>
          </table:table-cell>
          <table:table-cell table:number-columns-repeated="8" office:value-type="string" calcext:value-type="string">
            <text:p>No</text:p>
          </table:table-cell>
          <table:table-cell table:style-name="ce250" office:value-type="float" office:value="218619" calcext:value-type="float">
            <text:p>218619</text:p>
          </table:table-cell>
          <table:table-cell table:style-name="ce250" office:value-type="float" office:value="178637" calcext:value-type="float">
            <text:p>178637</text:p>
          </table:table-cell>
          <table:table-cell table:style-name="ce263" table:formula="of:=([.P78]/[.O78])*100" office:value-type="float" office:value="81.7115621240606" calcext:value-type="float">
            <text:p>81.71</text:p>
          </table:table-cell>
          <table:table-cell table:style-name="ce250" table:formula="of:=[.X78]-[.AC78]" office:value-type="float" office:value="6912" calcext:value-type="float">
            <text:p>6912</text:p>
          </table:table-cell>
          <table:table-cell table:style-name="ce270" table:formula="of:=([.R78]/[.P78])*100" office:value-type="float" office:value="3.86929919333621" calcext:value-type="float">
            <text:p>3.87</text:p>
          </table:table-cell>
          <table:table-cell table:style-name="ce263" table:formula="of:=[.Y78]+[.AD78]" office:value-type="float" office:value="67.5123294726177" calcext:value-type="float">
            <text:p>67.51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Rathamani K</text:p>
          </table:table-cell>
          <table:table-cell office:value-type="float" office:value="63757" calcext:value-type="float">
            <text:p>63757</text:p>
          </table:table-cell>
          <table:table-cell table:formula="of:=([.X78]/[.P78])*100" office:value-type="float" office:value="35.6908143329769" calcext:value-type="float">
            <text:p>35.69</text:p>
          </table:table-cell>
          <table:table-cell office:value-type="string" calcext:value-type="string">
            <text:p>AIADMK+</text:p>
          </table:table-cell>
          <table:table-cell table:style-name="ce290" office:value-type="string" calcext:value-type="string">
            <text:p>AIADMK</text:p>
          </table:table-cell>
          <table:table-cell table:style-name="ce290" office:value-type="string" calcext:value-type="string">
            <text:p>Velu R</text:p>
          </table:table-cell>
          <table:table-cell table:style-name="ce290" office:value-type="float" office:value="56845" calcext:value-type="float">
            <text:p>56845</text:p>
          </table:table-cell>
          <table:table-cell table:style-name="ce265" table:formula="of:=([.AC78]/[.P78])*100" office:value-type="float" office:value="31.8215151396407" calcext:value-type="float">
            <text:p>31.82</text:p>
          </table:table-cell>
          <table:table-cell table:style-name="ce299" office:value-type="string" calcext:value-type="string">
            <text:p>MMA</text:p>
          </table:table-cell>
          <table:table-cell table:style-name="ce299" office:value-type="string" calcext:value-type="string">
            <text:p>PMK</text:p>
          </table:table-cell>
          <table:table-cell table:style-name="ce299" office:value-type="string" calcext:value-type="string">
            <text:p>Anbumani C</text:p>
          </table:table-cell>
          <table:table-cell table:style-name="ce299" office:value-type="float" office:value="41428" calcext:value-type="float">
            <text:p>41428</text:p>
          </table:table-cell>
          <table:table-cell table:style-name="ce303" table:formula="of:=([.AH78]/[.P78])*100" office:value-type="float" office:value="23.1911642045041" calcext:value-type="float">
            <text:p>23.19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CPIM</text:p>
          </table:table-cell>
          <table:table-cell table:style-name="ce299" office:value-type="string" calcext:value-type="string">
            <text:p>Ramamurthy R</text:p>
          </table:table-cell>
          <table:table-cell table:style-name="ce299" office:value-type="float" office:value="9981" calcext:value-type="float">
            <text:p>9981</text:p>
          </table:table-cell>
          <table:table-cell table:formula="of:=([.AM78]/[.P78])*100" office:value-type="float" office:value="5.58730834037741" calcext:value-type="float">
            <text:p>5.59</text:p>
          </table:table-cell>
          <table:table-cell office:value-type="string" calcext:value-type="string">
            <text:p>NOTA</text:p>
          </table:table-cell>
          <table:table-cell table:number-columns-repeated="2" table:style-name="ce299" office:value-type="string" calcext:value-type="string">
            <text:p>NOTA</text:p>
          </table:table-cell>
          <table:table-cell table:style-name="ce299" office:value-type="float" office:value="1385" calcext:value-type="float">
            <text:p>1385</text:p>
          </table:table-cell>
          <table:table-cell table:formula="of:=([.AR78]/[.P78])*100" office:value-type="float" office:value="0.77531530422029" calcext:value-type="float">
            <text:p>0.78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irukkoyilur</text:p>
          </table:table-cell>
          <table:table-cell office:value-type="string" calcext:value-type="string">
            <text:p>Villupuram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outh Arcot</text:p>
          </table:table-cell>
          <table:table-cell office:value-type="string" calcext:value-type="string">
            <text:p>Rural</text:p>
          </table:table-cell>
          <table:table-cell table:number-columns-repeated="8" office:value-type="string" calcext:value-type="string">
            <text:p>No</text:p>
          </table:table-cell>
          <table:table-cell table:style-name="ce250" office:value-type="float" office:value="239087" calcext:value-type="float">
            <text:p>239087</text:p>
          </table:table-cell>
          <table:table-cell table:style-name="ce250" office:value-type="float" office:value="188438" calcext:value-type="float">
            <text:p>188438</text:p>
          </table:table-cell>
          <table:table-cell table:style-name="ce263" table:formula="of:=([.P79]/[.O79])*100" office:value-type="float" office:value="78.8156612446515" calcext:value-type="float">
            <text:p>78.82</text:p>
          </table:table-cell>
          <table:table-cell table:style-name="ce250" table:formula="of:=[.X79]-[.AC79]" office:value-type="float" office:value="41057" calcext:value-type="float">
            <text:p>41057</text:p>
          </table:table-cell>
          <table:table-cell table:style-name="ce270" table:formula="of:=([.R79]/[.P79])*100" office:value-type="float" office:value="21.7880682240312" calcext:value-type="float">
            <text:p>21.79</text:p>
          </table:table-cell>
          <table:table-cell table:style-name="ce263" table:formula="of:=[.Y79]+[.AD79]" office:value-type="float" office:value="77.8064933824388" calcext:value-type="float">
            <text:p>77.81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Ponmudy K</text:p>
          </table:table-cell>
          <table:table-cell office:value-type="float" office:value="93837" calcext:value-type="float">
            <text:p>93837</text:p>
          </table:table-cell>
          <table:table-cell table:formula="of:=([.X79]/[.P79])*100" office:value-type="float" office:value="49.797280803235" calcext:value-type="float">
            <text:p>49.80</text:p>
          </table:table-cell>
          <table:table-cell office:value-type="string" calcext:value-type="string">
            <text:p>AIADMK+</text:p>
          </table:table-cell>
          <table:table-cell table:style-name="ce290" office:value-type="string" calcext:value-type="string">
            <text:p>AIADMK</text:p>
          </table:table-cell>
          <table:table-cell table:style-name="ce290" office:value-type="string" calcext:value-type="string">
            <text:p>Gothandaraman G</text:p>
          </table:table-cell>
          <table:table-cell table:style-name="ce290" office:value-type="float" office:value="52780" calcext:value-type="float">
            <text:p>52780</text:p>
          </table:table-cell>
          <table:table-cell table:style-name="ce265" table:formula="of:=([.AC79]/[.P79])*100" office:value-type="float" office:value="28.0092125792038" calcext:value-type="float">
            <text:p>28.01</text:p>
          </table:table-cell>
          <table:table-cell table:style-name="ce299" office:value-type="string" calcext:value-type="string">
            <text:p>MMA</text:p>
          </table:table-cell>
          <table:table-cell table:style-name="ce299" office:value-type="string" calcext:value-type="string">
            <text:p>PMK</text:p>
          </table:table-cell>
          <table:table-cell table:style-name="ce299" office:value-type="string" calcext:value-type="string">
            <text:p>Balasakthi</text:p>
          </table:table-cell>
          <table:table-cell table:style-name="ce299" office:value-type="float" office:value="18822" calcext:value-type="float">
            <text:p>18822</text:p>
          </table:table-cell>
          <table:table-cell table:style-name="ce303" table:formula="of:=([.AH79]/[.P79])*100" office:value-type="float" office:value="9.98843120814273" calcext:value-type="float">
            <text:p>9.99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TMC</text:p>
          </table:table-cell>
          <table:table-cell table:style-name="ce299" office:value-type="string" calcext:value-type="string">
            <text:p>Ganesh G</text:p>
          </table:table-cell>
          <table:table-cell table:style-name="ce299" office:value-type="float" office:value="15045" calcext:value-type="float">
            <text:p>15045</text:p>
          </table:table-cell>
          <table:table-cell table:formula="of:=([.AM79]/[.P79])*100" office:value-type="float" office:value="7.98405841709209" calcext:value-type="float">
            <text:p>7.98</text:p>
          </table:table-cell>
          <table:table-cell office:value-type="string" calcext:value-type="string">
            <text:p>NOTA</text:p>
          </table:table-cell>
          <table:table-cell table:number-columns-repeated="2" table:style-name="ce299" office:value-type="string" calcext:value-type="string">
            <text:p>NOTA</text:p>
          </table:table-cell>
          <table:table-cell table:style-name="ce299" office:value-type="float" office:value="2110" calcext:value-type="float">
            <text:p>2110</text:p>
          </table:table-cell>
          <table:table-cell table:formula="of:=([.AR79]/[.P79])*100" office:value-type="float" office:value="1.11973168893748" calcext:value-type="float">
            <text:p>1.12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Ulundurpet</text:p>
          </table:table-cell>
          <table:table-cell office:value-type="string" calcext:value-type="string">
            <text:p>Kallakurich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outh Arcot</text:p>
          </table:table-cell>
          <table:table-cell office:value-type="string" calcext:value-type="string">
            <text:p>Rural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MDK</text:p>
          </table:table-cell>
          <table:table-cell table:number-columns-repeated="5" office:value-type="string" calcext:value-type="string">
            <text:p>No</text:p>
          </table:table-cell>
          <table:table-cell table:style-name="ce250" office:value-type="float" office:value="274436" calcext:value-type="float">
            <text:p>274436</text:p>
          </table:table-cell>
          <table:table-cell table:style-name="ce250" office:value-type="float" office:value="227476" calcext:value-type="float">
            <text:p>227476</text:p>
          </table:table-cell>
          <table:table-cell table:style-name="ce263" table:formula="of:=([.P80]/[.O80])*100" office:value-type="float" office:value="82.8885423195208" calcext:value-type="float">
            <text:p>82.89</text:p>
          </table:table-cell>
          <table:table-cell table:style-name="ce250" table:formula="of:=[.X80]-[.AC80]" office:value-type="float" office:value="4164" calcext:value-type="float">
            <text:p>4164</text:p>
          </table:table-cell>
          <table:table-cell table:style-name="ce270" table:formula="of:=([.R80]/[.P80])*100" office:value-type="float" office:value="1.83052278042519" calcext:value-type="float">
            <text:p>1.83</text:p>
          </table:table-cell>
          <table:table-cell table:style-name="ce263" table:formula="of:=[.Y80]+[.AD80]" office:value-type="float" office:value="70.2412562204364" calcext:value-type="float">
            <text:p>70.24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umaraguru R</text:p>
          </table:table-cell>
          <table:table-cell office:value-type="float" office:value="81973" calcext:value-type="float">
            <text:p>81973</text:p>
          </table:table-cell>
          <table:table-cell table:formula="of:=([.X80]/[.P80])*100" office:value-type="float" office:value="36.0358895004308" calcext:value-type="float">
            <text:p>36.04</text:p>
          </table:table-cell>
          <table:table-cell table:style-name="ce287" office:value-type="string" calcext:value-type="string">
            <text:p>DMK+</text:p>
          </table:table-cell>
          <table:table-cell table:style-name="ce290" office:value-type="string" calcext:value-type="string">
            <text:p>DMK</text:p>
          </table:table-cell>
          <table:table-cell table:style-name="ce290" office:value-type="string" calcext:value-type="string">
            <text:p>Vasanthavel G R</text:p>
          </table:table-cell>
          <table:table-cell table:style-name="ce290" office:value-type="float" office:value="77809" calcext:value-type="float">
            <text:p>77809</text:p>
          </table:table-cell>
          <table:table-cell table:style-name="ce265" table:formula="of:=([.AC80]/[.P80])*100" office:value-type="float" office:value="34.2053667200056" calcext:value-type="float">
            <text:p>34.21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DMDK</text:p>
          </table:table-cell>
          <table:table-cell table:style-name="ce299" office:value-type="string" calcext:value-type="string">
            <text:p>Vijaykant</text:p>
          </table:table-cell>
          <table:table-cell table:style-name="ce299" office:value-type="float" office:value="34447" calcext:value-type="float">
            <text:p>34447</text:p>
          </table:table-cell>
          <table:table-cell table:style-name="ce303" table:formula="of:=([.AH80]/[.P80])*100" office:value-type="float" office:value="15.1431359791802" calcext:value-type="float">
            <text:p>15.14</text:p>
          </table:table-cell>
          <table:table-cell table:style-name="ce299" office:value-type="string" calcext:value-type="string">
            <text:p>MMA</text:p>
          </table:table-cell>
          <table:table-cell table:style-name="ce299" office:value-type="string" calcext:value-type="string">
            <text:p>PMK</text:p>
          </table:table-cell>
          <table:table-cell table:style-name="ce299" office:value-type="string" calcext:value-type="string">
            <text:p>Balu K</text:p>
          </table:table-cell>
          <table:table-cell table:style-name="ce299" office:value-type="float" office:value="20233" calcext:value-type="float">
            <text:p>20233</text:p>
          </table:table-cell>
          <table:table-cell table:formula="of:=([.AM80]/[.P80])*100" office:value-type="float" office:value="8.89456470133113" calcext:value-type="float">
            <text:p>8.89</text:p>
          </table:table-cell>
          <table:table-cell table:number-columns-repeated="2" table:style-name="ce299" office:value-type="string" calcext:value-type="string">
            <text:p>Independant</text:p>
          </table:table-cell>
          <table:table-cell table:style-name="ce299" office:value-type="string" calcext:value-type="string">
            <text:p>Saravanan G V</text:p>
          </table:table-cell>
          <table:table-cell table:style-name="ce299" office:value-type="float" office:value="2657" calcext:value-type="float">
            <text:p>2657</text:p>
          </table:table-cell>
          <table:table-cell table:formula="of:=([.AR80]/[.P80])*100" office:value-type="float" office:value="1.16803530921943" calcext:value-type="float">
            <text:p>1.17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Rishivandiyam</text:p>
          </table:table-cell>
          <table:table-cell office:value-type="string" calcext:value-type="string">
            <text:p>Kallakurich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outh Arcot</text:p>
          </table:table-cell>
          <table:table-cell office:value-type="string" calcext:value-type="string">
            <text:p>Rural</text:p>
          </table:table-cell>
          <table:table-cell table:number-columns-repeated="7" office:value-type="string" calcext:value-type="string">
            <text:p>No</text:p>
          </table:table-cell>
          <table:table-cell office:value-type="string" calcext:value-type="string">
            <text:p>Captain</text:p>
          </table:table-cell>
          <table:table-cell table:style-name="ce250" office:value-type="float" office:value="244427" calcext:value-type="float">
            <text:p>244427</text:p>
          </table:table-cell>
          <table:table-cell table:style-name="ce250" office:value-type="float" office:value="196697" calcext:value-type="float">
            <text:p>196697</text:p>
          </table:table-cell>
          <table:table-cell table:style-name="ce263" table:formula="of:=([.P81]/[.O81])*100" office:value-type="float" office:value="80.4726973697669" calcext:value-type="float">
            <text:p>80.47</text:p>
          </table:table-cell>
          <table:table-cell table:style-name="ce250" table:formula="of:=[.X81]-[.AC81]" office:value-type="float" office:value="20503" calcext:value-type="float">
            <text:p>20503</text:p>
          </table:table-cell>
          <table:table-cell table:style-name="ce270" table:formula="of:=([.R81]/[.P81])*100" office:value-type="float" office:value="10.4236465223161" calcext:value-type="float">
            <text:p>10.42</text:p>
          </table:table-cell>
          <table:table-cell table:style-name="ce263" table:formula="of:=[.Y81]+[.AD81]" office:value-type="float" office:value="83.7384403422523" calcext:value-type="float">
            <text:p>83.74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arthikeyan K</text:p>
          </table:table-cell>
          <table:table-cell office:value-type="float" office:value="92607" calcext:value-type="float">
            <text:p>92607</text:p>
          </table:table-cell>
          <table:table-cell table:formula="of:=([.X81]/[.P81])*100" office:value-type="float" office:value="47.0810434322842" calcext:value-type="float">
            <text:p>47.08</text:p>
          </table:table-cell>
          <table:table-cell office:value-type="string" calcext:value-type="string">
            <text:p>AIADMK+</text:p>
          </table:table-cell>
          <table:table-cell table:style-name="ce290" office:value-type="string" calcext:value-type="string">
            <text:p>AIADMK</text:p>
          </table:table-cell>
          <table:table-cell table:style-name="ce290" office:value-type="string" calcext:value-type="string">
            <text:p>Dhandapani K</text:p>
          </table:table-cell>
          <table:table-cell table:style-name="ce290" office:value-type="float" office:value="72104" calcext:value-type="float">
            <text:p>72104</text:p>
          </table:table-cell>
          <table:table-cell table:style-name="ce265" table:formula="of:=([.AC81]/[.P81])*100" office:value-type="float" office:value="36.6573969099681" calcext:value-type="float">
            <text:p>36.66</text:p>
          </table:table-cell>
          <table:table-cell table:style-name="ce298" office:value-type="string" calcext:value-type="string">
            <text:p>MNK</text:p>
          </table:table-cell>
          <table:table-cell table:style-name="ce299" office:value-type="string" calcext:value-type="string">
            <text:p>DMDK</text:p>
          </table:table-cell>
          <table:table-cell table:style-name="ce299" office:value-type="string" calcext:value-type="string">
            <text:p>Vincent Jayaraj Vjp</text:p>
          </table:table-cell>
          <table:table-cell table:style-name="ce299" office:value-type="float" office:value="14239" calcext:value-type="float">
            <text:p>14239</text:p>
          </table:table-cell>
          <table:table-cell table:style-name="ce303" table:formula="of:=([.AH81]/[.P81])*100" office:value-type="float" office:value="7.23905295962826" calcext:value-type="float">
            <text:p>7.24</text:p>
          </table:table-cell>
          <table:table-cell table:style-name="ce299" office:value-type="string" calcext:value-type="string">
            <text:p>MMA</text:p>
          </table:table-cell>
          <table:table-cell table:style-name="ce299" office:value-type="string" calcext:value-type="string">
            <text:p>PMK</text:p>
          </table:table-cell>
          <table:table-cell table:style-name="ce299" office:value-type="string" calcext:value-type="string">
            <text:p>Pandiyan Kp</text:p>
          </table:table-cell>
          <table:table-cell table:style-name="ce299" office:value-type="float" office:value="8148" calcext:value-type="float">
            <text:p>8148</text:p>
          </table:table-cell>
          <table:table-cell table:formula="of:=([.AM81]/[.P81])*100" office:value-type="float" office:value="4.14241193307473" calcext:value-type="float">
            <text:p>4.14</text:p>
          </table:table-cell>
          <table:table-cell table:number-columns-repeated="2" table:style-name="ce299" office:value-type="string" calcext:value-type="string">
            <text:p>Independant</text:p>
          </table:table-cell>
          <table:table-cell table:style-name="ce299" office:value-type="string" calcext:value-type="string">
            <text:p>Barath S</text:p>
          </table:table-cell>
          <table:table-cell table:style-name="ce299" office:value-type="float" office:value="1710" calcext:value-type="float">
            <text:p>1710</text:p>
          </table:table-cell>
          <table:table-cell table:formula="of:=([.AR81]/[.P81])*100" office:value-type="float" office:value="0.869357438090057" calcext:value-type="float">
            <text:p>0.87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ankarapuram</text:p>
          </table:table-cell>
          <table:table-cell office:value-type="string" calcext:value-type="string">
            <text:p>Kallakurich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outh Arcot</text:p>
          </table:table-cell>
          <table:table-cell office:value-type="string" calcext:value-type="string">
            <text:p>Rural</text:p>
          </table:table-cell>
          <table:table-cell table:number-columns-repeated="8" office:value-type="string" calcext:value-type="string">
            <text:p>No</text:p>
          </table:table-cell>
          <table:table-cell table:style-name="ce250" office:value-type="float" office:value="250770" calcext:value-type="float">
            <text:p>250770</text:p>
          </table:table-cell>
          <table:table-cell table:style-name="ce250" office:value-type="float" office:value="203295" calcext:value-type="float">
            <text:p>203295</text:p>
          </table:table-cell>
          <table:table-cell table:style-name="ce263" table:formula="of:=([.P82]/[.O82])*100" office:value-type="float" office:value="81.0683096064122" calcext:value-type="float">
            <text:p>81.07</text:p>
          </table:table-cell>
          <table:table-cell table:style-name="ce250" table:formula="of:=[.X82]-[.AC82]" office:value-type="float" office:value="14528" calcext:value-type="float">
            <text:p>14528</text:p>
          </table:table-cell>
          <table:table-cell table:style-name="ce270" table:formula="of:=([.R82]/[.P82])*100" office:value-type="float" office:value="7.14626527951991" calcext:value-type="float">
            <text:p>7.15</text:p>
          </table:table-cell>
          <table:table-cell table:style-name="ce263" table:formula="of:=[.Y82]+[.AD82]" office:value-type="float" office:value="82.3001057576428" calcext:value-type="float">
            <text:p>82.30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Udhayasuriyan T</text:p>
          </table:table-cell>
          <table:table-cell office:value-type="float" office:value="90920" calcext:value-type="float">
            <text:p>90920</text:p>
          </table:table-cell>
          <table:table-cell table:formula="of:=([.X82]/[.P82])*100" office:value-type="float" office:value="44.7231855185814" calcext:value-type="float">
            <text:p>44.72</text:p>
          </table:table-cell>
          <table:table-cell office:value-type="string" calcext:value-type="string">
            <text:p>AIADMK+</text:p>
          </table:table-cell>
          <table:table-cell table:style-name="ce290" office:value-type="string" calcext:value-type="string">
            <text:p>AIADMK</text:p>
          </table:table-cell>
          <table:table-cell table:style-name="ce290" office:value-type="string" calcext:value-type="string">
            <text:p>Mohan P</text:p>
          </table:table-cell>
          <table:table-cell table:style-name="ce290" office:value-type="float" office:value="76392" calcext:value-type="float">
            <text:p>76392</text:p>
          </table:table-cell>
          <table:table-cell table:style-name="ce265" table:formula="of:=([.AC82]/[.P82])*100" office:value-type="float" office:value="37.5769202390615" calcext:value-type="float">
            <text:p>37.58</text:p>
          </table:table-cell>
          <table:table-cell table:style-name="ce299" office:value-type="string" calcext:value-type="string">
            <text:p>MMA</text:p>
          </table:table-cell>
          <table:table-cell table:style-name="ce299" office:value-type="string" calcext:value-type="string">
            <text:p>PMK</text:p>
          </table:table-cell>
          <table:table-cell table:style-name="ce299" office:value-type="string" calcext:value-type="string">
            <text:p>Sivaraman S</text:p>
          </table:table-cell>
          <table:table-cell table:style-name="ce299" office:value-type="float" office:value="13612" calcext:value-type="float">
            <text:p>13612</text:p>
          </table:table-cell>
          <table:table-cell table:style-name="ce303" table:formula="of:=([.AH82]/[.P82])*100" office:value-type="float" office:value="6.69568853144445" calcext:value-type="float">
            <text:p>6.70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DMDK</text:p>
          </table:table-cell>
          <table:table-cell table:style-name="ce299" office:value-type="string" calcext:value-type="string">
            <text:p>Govinthan R</text:p>
          </table:table-cell>
          <table:table-cell table:style-name="ce299" office:value-type="float" office:value="13343" calcext:value-type="float">
            <text:p>13343</text:p>
          </table:table-cell>
          <table:table-cell table:formula="of:=([.AM82]/[.P82])*100" office:value-type="float" office:value="6.56336850389828" calcext:value-type="float">
            <text:p>6.56</text:p>
          </table:table-cell>
          <table:table-cell table:style-name="ce299" office:value-type="string" calcext:value-type="string">
            <text:p>Independant</text:p>
          </table:table-cell>
          <table:table-cell table:style-name="ce299" office:value-type="string" calcext:value-type="string">
            <text:p>KMDK</text:p>
          </table:table-cell>
          <table:table-cell table:style-name="ce299" office:value-type="string" calcext:value-type="string">
            <text:p>Rajenndran S</text:p>
          </table:table-cell>
          <table:table-cell table:style-name="ce299" office:value-type="float" office:value="1189" calcext:value-type="float">
            <text:p>1189</text:p>
          </table:table-cell>
          <table:table-cell table:formula="of:=([.AR82]/[.P82])*100" office:value-type="float" office:value="0.584864359674365" calcext:value-type="float">
            <text:p>0.58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Kallakurich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outh Arcot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Interest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table:style-name="ce250" office:value-type="float" office:value="264140" calcext:value-type="float">
            <text:p>264140</text:p>
          </table:table-cell>
          <table:table-cell table:style-name="ce250" office:value-type="float" office:value="213719" calcext:value-type="float">
            <text:p>213719</text:p>
          </table:table-cell>
          <table:table-cell table:style-name="ce263" table:formula="of:=([.P83]/[.O83])*100" office:value-type="float" office:value="80.9112591807375" calcext:value-type="float">
            <text:p>80.91</text:p>
          </table:table-cell>
          <table:table-cell table:style-name="ce250" table:formula="of:=[.X83]-[.AC83]" office:value-type="float" office:value="4104" calcext:value-type="float">
            <text:p>4104</text:p>
          </table:table-cell>
          <table:table-cell table:style-name="ce270" table:formula="of:=([.R83]/[.P83])*100" office:value-type="float" office:value="1.92027849653049" calcext:value-type="float">
            <text:p>1.92</text:p>
          </table:table-cell>
          <table:table-cell table:style-name="ce263" table:formula="of:=[.Y83]+[.AD83]" office:value-type="float" office:value="82.4035298686593" calcext:value-type="float">
            <text:p>82.40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Prabhu A</text:p>
          </table:table-cell>
          <table:table-cell office:value-type="float" office:value="90108" calcext:value-type="float">
            <text:p>90108</text:p>
          </table:table-cell>
          <table:table-cell table:formula="of:=([.X83]/[.P83])*100" office:value-type="float" office:value="42.1619041825949" calcext:value-type="float">
            <text:p>42.16</text:p>
          </table:table-cell>
          <table:table-cell table:style-name="ce287" office:value-type="string" calcext:value-type="string">
            <text:p>DMK+</text:p>
          </table:table-cell>
          <table:table-cell table:style-name="ce290" office:value-type="string" calcext:value-type="string">
            <text:p>DMK</text:p>
          </table:table-cell>
          <table:table-cell table:style-name="ce290" office:value-type="string" calcext:value-type="string">
            <text:p>Kamaraj P</text:p>
          </table:table-cell>
          <table:table-cell table:style-name="ce290" office:value-type="float" office:value="86004" calcext:value-type="float">
            <text:p>86004</text:p>
          </table:table-cell>
          <table:table-cell table:style-name="ce265" table:formula="of:=([.AC83]/[.P83])*100" office:value-type="float" office:value="40.2416256860644" calcext:value-type="float">
            <text:p>40.24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VCK</text:p>
          </table:table-cell>
          <table:table-cell table:style-name="ce299" office:value-type="string" calcext:value-type="string">
            <text:p>Ramamoorththy S</text:p>
          </table:table-cell>
          <table:table-cell table:style-name="ce299" office:value-type="float" office:value="17492" calcext:value-type="float">
            <text:p>17492</text:p>
          </table:table-cell>
          <table:table-cell table:style-name="ce303" table:formula="of:=([.AH83]/[.P83])*100" office:value-type="float" office:value="8.184578816109" calcext:value-type="float">
            <text:p>8.18</text:p>
          </table:table-cell>
          <table:table-cell table:style-name="ce299" office:value-type="string" calcext:value-type="string">
            <text:p>MMA</text:p>
          </table:table-cell>
          <table:table-cell table:style-name="ce299" office:value-type="string" calcext:value-type="string">
            <text:p>PMK</text:p>
          </table:table-cell>
          <table:table-cell table:style-name="ce299" office:value-type="string" calcext:value-type="string">
            <text:p>Senthamilselvi R</text:p>
          </table:table-cell>
          <table:table-cell table:style-name="ce299" office:value-type="float" office:value="9736" calcext:value-type="float">
            <text:p>9736</text:p>
          </table:table-cell>
          <table:table-cell table:formula="of:=([.AM83]/[.P83])*100" office:value-type="float" office:value="4.55551448397195" calcext:value-type="float">
            <text:p>4.56</text:p>
          </table:table-cell>
          <table:table-cell office:value-type="string" calcext:value-type="string">
            <text:p>NOTA</text:p>
          </table:table-cell>
          <table:table-cell table:number-columns-repeated="2" table:style-name="ce299" office:value-type="string" calcext:value-type="string">
            <text:p>NOTA</text:p>
          </table:table-cell>
          <table:table-cell table:style-name="ce299" office:value-type="float" office:value="3008" calcext:value-type="float">
            <text:p>3008</text:p>
          </table:table-cell>
          <table:table-cell table:formula="of:=([.AR83]/[.P83])*100" office:value-type="float" office:value="1.40745558420169" calcext:value-type="float">
            <text:p>1.41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Tittakudi</text:p>
          </table:table-cell>
          <table:table-cell office:value-type="string" calcext:value-type="string">
            <text:p>Cuddalor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outh Arco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No</text:p>
          </table:table-cell>
          <table:table-cell table:style-name="ce251" office:value-type="float" office:value="206089" calcext:value-type="float">
            <text:p>206089</text:p>
          </table:table-cell>
          <table:table-cell table:style-name="ce251" office:value-type="float" office:value="160176" calcext:value-type="float">
            <text:p>160176</text:p>
          </table:table-cell>
          <table:table-cell table:style-name="ce263" table:formula="of:=([.P84]/[.O84])*100" office:value-type="float" office:value="77.7217609867581" calcext:value-type="float">
            <text:p>77.72</text:p>
          </table:table-cell>
          <table:table-cell table:style-name="ce250" table:formula="of:=[.X84]-[.AC84]" office:value-type="float" office:value="2212" calcext:value-type="float">
            <text:p>2212</text:p>
          </table:table-cell>
          <table:table-cell table:style-name="ce270" table:formula="of:=([.R84]/[.P84])*100" office:value-type="float" office:value="1.38098092098691" calcext:value-type="float">
            <text:p>1.38</text:p>
          </table:table-cell>
          <table:table-cell table:style-name="ce263" table:formula="of:=[.Y84]+[.AD84]" office:value-type="float" office:value="79.9533013684947" calcext:value-type="float">
            <text:p>79.95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Ganesan V</text:p>
          </table:table-cell>
          <table:table-cell office:value-type="float" office:value="65139" calcext:value-type="float">
            <text:p>65139</text:p>
          </table:table-cell>
          <table:table-cell table:formula="of:=([.X84]/[.P84])*100" office:value-type="float" office:value="40.6671411447408" calcext:value-type="float">
            <text:p>40.67</text:p>
          </table:table-cell>
          <table:table-cell office:value-type="string" calcext:value-type="string">
            <text:p>AIADMK+</text:p>
          </table:table-cell>
          <table:table-cell table:style-name="ce290" office:value-type="string" calcext:value-type="string">
            <text:p>AIADMK</text:p>
          </table:table-cell>
          <table:table-cell table:style-name="ce290" office:value-type="string" calcext:value-type="string">
            <text:p>Ayyasamy P</text:p>
          </table:table-cell>
          <table:table-cell table:style-name="ce290" office:value-type="float" office:value="62927" calcext:value-type="float">
            <text:p>62927</text:p>
          </table:table-cell>
          <table:table-cell table:style-name="ce265" table:formula="of:=([.AC84]/[.P84])*100" office:value-type="float" office:value="39.2861602237539" calcext:value-type="float">
            <text:p>39.29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DMDK</text:p>
          </table:table-cell>
          <table:table-cell table:style-name="ce299" office:value-type="string" calcext:value-type="string">
            <text:p>Sasi Kumar S</text:p>
          </table:table-cell>
          <table:table-cell table:style-name="ce299" office:value-type="float" office:value="14657" calcext:value-type="float">
            <text:p>14657</text:p>
          </table:table-cell>
          <table:table-cell table:style-name="ce303" table:formula="of:=([.AH84]/[.P84])*100" office:value-type="float" office:value="9.15055938467686" calcext:value-type="float">
            <text:p>9.15</text:p>
          </table:table-cell>
          <table:table-cell table:style-name="ce299" office:value-type="string" calcext:value-type="string">
            <text:p>MMA</text:p>
          </table:table-cell>
          <table:table-cell table:style-name="ce299" office:value-type="string" calcext:value-type="string">
            <text:p>PMK</text:p>
          </table:table-cell>
          <table:table-cell table:style-name="ce299" office:value-type="string" calcext:value-type="string">
            <text:p>Archunan E</text:p>
          </table:table-cell>
          <table:table-cell table:style-name="ce299" office:value-type="float" office:value="11438" calcext:value-type="float">
            <text:p>11438</text:p>
          </table:table-cell>
          <table:table-cell table:formula="of:=([.AM84]/[.P84])*100" office:value-type="float" office:value="7.14089501548297" calcext:value-type="float">
            <text:p>7.14</text:p>
          </table:table-cell>
          <table:table-cell office:value-type="string" calcext:value-type="string">
            <text:p>NOTA</text:p>
          </table:table-cell>
          <table:table-cell table:number-columns-repeated="2" table:style-name="ce299" office:value-type="string" calcext:value-type="string">
            <text:p>NOTA</text:p>
          </table:table-cell>
          <table:table-cell table:style-name="ce299" office:value-type="float" office:value="1957" calcext:value-type="float">
            <text:p>1957</text:p>
          </table:table-cell>
          <table:table-cell table:formula="of:=([.AR84]/[.P84])*100" office:value-type="float" office:value="1.22178104085506" calcext:value-type="float">
            <text:p>1.22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Virudhachalam</text:p>
          </table:table-cell>
          <table:table-cell office:value-type="string" calcext:value-type="string">
            <text:p>Cuddalor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outh Arcot</text:p>
          </table:table-cell>
          <table:table-cell office:value-type="string" calcext:value-type="string">
            <text:p>Town</text:p>
          </table:table-cell>
          <table:table-cell table:number-columns-repeated="7" office:value-type="string" calcext:value-type="string">
            <text:p>No</text:p>
          </table:table-cell>
          <table:table-cell office:value-type="string" calcext:value-type="string">
            <text:p>Captain</text:p>
          </table:table-cell>
          <table:table-cell table:style-name="ce251" office:value-type="float" office:value="231740" calcext:value-type="float">
            <text:p>231740</text:p>
          </table:table-cell>
          <table:table-cell table:style-name="ce251" office:value-type="float" office:value="185125" calcext:value-type="float">
            <text:p>185125</text:p>
          </table:table-cell>
          <table:table-cell table:style-name="ce263" table:formula="of:=([.P85]/[.O85])*100" office:value-type="float" office:value="79.8847846724778" calcext:value-type="float">
            <text:p>79.88</text:p>
          </table:table-cell>
          <table:table-cell table:style-name="ce250" table:formula="of:=[.X85]-[.AC85]" office:value-type="float" office:value="13777" calcext:value-type="float">
            <text:p>13777</text:p>
          </table:table-cell>
          <table:table-cell table:style-name="ce270" table:formula="of:=([.R85]/[.P85])*100" office:value-type="float" office:value="7.44199864956111" calcext:value-type="float">
            <text:p>7.44</text:p>
          </table:table-cell>
          <table:table-cell table:style-name="ce263" table:formula="of:=[.Y85]+[.AD85]" office:value-type="float" office:value="71.0033760972316" calcext:value-type="float">
            <text:p>71.00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alaiselvan V T</text:p>
          </table:table-cell>
          <table:table-cell office:value-type="float" office:value="72611" calcext:value-type="float">
            <text:p>72611</text:p>
          </table:table-cell>
          <table:table-cell table:formula="of:=([.X85]/[.P85])*100" office:value-type="float" office:value="39.2226873733964" calcext:value-type="float">
            <text:p>39.22</text:p>
          </table:table-cell>
          <table:table-cell table:style-name="ce287" office:value-type="string" calcext:value-type="string">
            <text:p>DMK+</text:p>
          </table:table-cell>
          <table:table-cell table:style-name="ce290" office:value-type="string" calcext:value-type="string">
            <text:p>DMK</text:p>
          </table:table-cell>
          <table:table-cell table:style-name="ce290" office:value-type="string" calcext:value-type="string">
            <text:p>Govindasamy P</text:p>
          </table:table-cell>
          <table:table-cell table:style-name="ce290" office:value-type="float" office:value="58834" calcext:value-type="float">
            <text:p>58834</text:p>
          </table:table-cell>
          <table:table-cell table:style-name="ce265" table:formula="of:=([.AC85]/[.P85])*100" office:value-type="float" office:value="31.7806887238352" calcext:value-type="float">
            <text:p>31.78</text:p>
          </table:table-cell>
          <table:table-cell table:style-name="ce298" office:value-type="string" calcext:value-type="string">
            <text:p>MMA</text:p>
          </table:table-cell>
          <table:table-cell table:style-name="ce299" office:value-type="string" calcext:value-type="string">
            <text:p>PMK</text:p>
          </table:table-cell>
          <table:table-cell table:style-name="ce299" office:value-type="string" calcext:value-type="string">
            <text:p>Tamizharasi P Dr</text:p>
          </table:table-cell>
          <table:table-cell table:style-name="ce299" office:value-type="float" office:value="29340" calcext:value-type="float">
            <text:p>29340</text:p>
          </table:table-cell>
          <table:table-cell table:style-name="ce303" table:formula="of:=([.AH85]/[.P85])*100" office:value-type="float" office:value="15.8487508440243" calcext:value-type="float">
            <text:p>15.85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DMDK</text:p>
          </table:table-cell>
          <table:table-cell table:style-name="ce299" office:value-type="string" calcext:value-type="string">
            <text:p>Muthukumar V</text:p>
          </table:table-cell>
          <table:table-cell table:style-name="ce299" office:value-type="float" office:value="18563" calcext:value-type="float">
            <text:p>18563</text:p>
          </table:table-cell>
          <table:table-cell table:formula="of:=([.AM85]/[.P85])*100" office:value-type="float" office:value="10.0272788656313" calcext:value-type="float">
            <text:p>10.03</text:p>
          </table:table-cell>
          <table:table-cell office:value-type="string" calcext:value-type="string">
            <text:p>NOTA</text:p>
          </table:table-cell>
          <table:table-cell table:number-columns-repeated="2" table:style-name="ce299" office:value-type="string" calcext:value-type="string">
            <text:p>NOTA</text:p>
          </table:table-cell>
          <table:table-cell table:style-name="ce299" office:value-type="float" office:value="2255" calcext:value-type="float">
            <text:p>2255</text:p>
          </table:table-cell>
          <table:table-cell table:formula="of:=([.AR85]/[.P85])*100" office:value-type="float" office:value="1.21809588116138" calcext:value-type="float">
            <text:p>1.22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Neyveli</text:p>
          </table:table-cell>
          <table:table-cell office:value-type="string" calcext:value-type="string">
            <text:p>Cuddalor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outh Arcot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table:style-name="ce251" office:value-type="float" office:value="201040" calcext:value-type="float">
            <text:p>201040</text:p>
          </table:table-cell>
          <table:table-cell table:style-name="ce251" office:value-type="float" office:value="159241" calcext:value-type="float">
            <text:p>159241</text:p>
          </table:table-cell>
          <table:table-cell table:style-name="ce263" table:formula="of:=([.P86]/[.O86])*100" office:value-type="float" office:value="79.208615200955" calcext:value-type="float">
            <text:p>79.21</text:p>
          </table:table-cell>
          <table:table-cell table:style-name="ce250" table:formula="of:=[.X86]-[.AC86]" office:value-type="float" office:value="17791" calcext:value-type="float">
            <text:p>17791</text:p>
          </table:table-cell>
          <table:table-cell table:style-name="ce270" table:formula="of:=([.R86]/[.P86])*100" office:value-type="float" office:value="11.1723739489202" calcext:value-type="float">
            <text:p>11.17</text:p>
          </table:table-cell>
          <table:table-cell table:style-name="ce263" table:formula="of:=[.Y86]+[.AD86]" office:value-type="float" office:value="57.0248868067897" calcext:value-type="float">
            <text:p>57.02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aba Rajendran</text:p>
          </table:table-cell>
          <table:table-cell office:value-type="float" office:value="54299" calcext:value-type="float">
            <text:p>54299</text:p>
          </table:table-cell>
          <table:table-cell table:formula="of:=([.X86]/[.P86])*100" office:value-type="float" office:value="34.098630377855" calcext:value-type="float">
            <text:p>34.10</text:p>
          </table:table-cell>
          <table:table-cell office:value-type="string" calcext:value-type="string">
            <text:p>AIADMK+</text:p>
          </table:table-cell>
          <table:table-cell table:style-name="ce290" office:value-type="string" calcext:value-type="string">
            <text:p>AIADMK</text:p>
          </table:table-cell>
          <table:table-cell table:style-name="ce290" office:value-type="string" calcext:value-type="string">
            <text:p>Rajsekar R</text:p>
          </table:table-cell>
          <table:table-cell table:style-name="ce290" office:value-type="float" office:value="36508" calcext:value-type="float">
            <text:p>36508</text:p>
          </table:table-cell>
          <table:table-cell table:style-name="ce265" table:formula="of:=([.AC86]/[.P86])*100" office:value-type="float" office:value="22.9262564289348" calcext:value-type="float">
            <text:p>22.93</text:p>
          </table:table-cell>
          <table:table-cell table:style-name="ce299" office:value-type="string" calcext:value-type="string">
            <text:p>Independant</text:p>
          </table:table-cell>
          <table:table-cell table:style-name="ce299" office:value-type="string" calcext:value-type="string">
            <text:p>TAVK</text:p>
          </table:table-cell>
          <table:table-cell table:style-name="ce299" office:value-type="string" calcext:value-type="string">
            <text:p>Velmurugan T</text:p>
          </table:table-cell>
          <table:table-cell table:style-name="ce299" office:value-type="float" office:value="30528" calcext:value-type="float">
            <text:p>30528</text:p>
          </table:table-cell>
          <table:table-cell table:style-name="ce303" table:formula="of:=([.AH86]/[.P86])*100" office:value-type="float" office:value="19.1709421568566" calcext:value-type="float">
            <text:p>19.17</text:p>
          </table:table-cell>
          <table:table-cell table:style-name="ce299" office:value-type="string" calcext:value-type="string">
            <text:p>MMA</text:p>
          </table:table-cell>
          <table:table-cell table:style-name="ce299" office:value-type="string" calcext:value-type="string">
            <text:p>PMK</text:p>
          </table:table-cell>
          <table:table-cell table:style-name="ce299" office:value-type="string" calcext:value-type="string">
            <text:p>Jagan K</text:p>
          </table:table-cell>
          <table:table-cell table:style-name="ce299" office:value-type="float" office:value="19749" calcext:value-type="float">
            <text:p>19749</text:p>
          </table:table-cell>
          <table:table-cell table:formula="of:=([.AM86]/[.P86])*100" office:value-type="float" office:value="12.4019567824869" calcext:value-type="float">
            <text:p>12.40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CPIM</text:p>
          </table:table-cell>
          <table:table-cell table:style-name="ce299" office:value-type="string" calcext:value-type="string">
            <text:p>Arumugman T</text:p>
          </table:table-cell>
          <table:table-cell table:style-name="ce299" office:value-type="float" office:value="12674" calcext:value-type="float">
            <text:p>12674</text:p>
          </table:table-cell>
          <table:table-cell table:formula="of:=([.AR86]/[.P86])*100" office:value-type="float" office:value="7.95900553249477" calcext:value-type="float">
            <text:p>7.96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Panruti</text:p>
          </table:table-cell>
          <table:table-cell office:value-type="string" calcext:value-type="string">
            <text:p>Cuddalor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outh Arcot</text:p>
          </table:table-cell>
          <table:table-cell office:value-type="string" calcext:value-type="string">
            <text:p>Town</text:p>
          </table:table-cell>
          <table:table-cell table:number-columns-repeated="3" office:value-type="string" calcext:value-type="string">
            <text:p>No</text:p>
          </table:table-cell>
          <table:table-cell table:style-name="ce228" office:value-type="string" calcext:value-type="string">
            <text:p>TAVK</text:p>
          </table:table-cell>
          <table:table-cell office:value-type="string" calcext:value-type="string">
            <text:p>AIADMK</text:p>
          </table:table-cell>
          <table:table-cell table:number-columns-repeated="3" office:value-type="string" calcext:value-type="string">
            <text:p>No</text:p>
          </table:table-cell>
          <table:table-cell table:style-name="ce251" office:value-type="float" office:value="226257" calcext:value-type="float">
            <text:p>226257</text:p>
          </table:table-cell>
          <table:table-cell table:style-name="ce251" office:value-type="float" office:value="185465" calcext:value-type="float">
            <text:p>185465</text:p>
          </table:table-cell>
          <table:table-cell table:style-name="ce263" table:formula="of:=([.P87]/[.O87])*100" office:value-type="float" office:value="81.9709445453621" calcext:value-type="float">
            <text:p>81.97</text:p>
          </table:table-cell>
          <table:table-cell table:style-name="ce250" table:formula="of:=[.X87]-[.AC87]" office:value-type="float" office:value="3128" calcext:value-type="float">
            <text:p>3128</text:p>
          </table:table-cell>
          <table:table-cell table:style-name="ce270" table:formula="of:=([.R87]/[.P87])*100" office:value-type="float" office:value="1.68657159032702" calcext:value-type="float">
            <text:p>1.69</text:p>
          </table:table-cell>
          <table:table-cell table:style-name="ce263" table:formula="of:=[.Y87]+[.AD87]" office:value-type="float" office:value="76.3367751327744" calcext:value-type="float">
            <text:p>76.34</text:p>
          </table:table-cell>
          <table:table-cell office:value-type="string" calcext:value-type="string">
            <text:p>AIADMK+</text:p>
          </table:table-cell>
          <table:table-cell table:style-name="ce278" office:value-type="string" calcext:value-type="string">
            <text:p>AIADMK</text:p>
          </table:table-cell>
          <table:table-cell office:value-type="string" calcext:value-type="string">
            <text:p>Sathya P</text:p>
          </table:table-cell>
          <table:table-cell office:value-type="float" office:value="72353" calcext:value-type="float">
            <text:p>72353</text:p>
          </table:table-cell>
          <table:table-cell table:formula="of:=([.X87]/[.P87])*100" office:value-type="float" office:value="39.0116733615507" calcext:value-type="float">
            <text:p>39.01</text:p>
          </table:table-cell>
          <table:table-cell table:style-name="ce287" office:value-type="string" calcext:value-type="string">
            <text:p>DMK+</text:p>
          </table:table-cell>
          <table:table-cell table:style-name="ce290" office:value-type="string" calcext:value-type="string">
            <text:p>DMK</text:p>
          </table:table-cell>
          <table:table-cell table:style-name="ce290" office:value-type="string" calcext:value-type="string">
            <text:p>Ponkumar</text:p>
          </table:table-cell>
          <table:table-cell table:style-name="ce290" office:value-type="float" office:value="69225" calcext:value-type="float">
            <text:p>69225</text:p>
          </table:table-cell>
          <table:table-cell table:style-name="ce265" table:formula="of:=([.AC87]/[.P87])*100" office:value-type="float" office:value="37.3251017712237" calcext:value-type="float">
            <text:p>37.33</text:p>
          </table:table-cell>
          <table:table-cell table:style-name="ce299" office:value-type="string" calcext:value-type="string">
            <text:p>MMA</text:p>
          </table:table-cell>
          <table:table-cell table:style-name="ce299" office:value-type="string" calcext:value-type="string">
            <text:p>PMK</text:p>
          </table:table-cell>
          <table:table-cell table:style-name="ce299" office:value-type="string" calcext:value-type="string">
            <text:p>Dharmalingam A</text:p>
          </table:table-cell>
          <table:table-cell table:style-name="ce299" office:value-type="float" office:value="18666" calcext:value-type="float">
            <text:p>18666</text:p>
          </table:table-cell>
          <table:table-cell table:style-name="ce303" table:formula="of:=([.AH87]/[.P87])*100" office:value-type="float" office:value="10.0644326422775" calcext:value-type="float">
            <text:p>10.06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DMDK</text:p>
          </table:table-cell>
          <table:table-cell table:style-name="ce299" office:value-type="string" calcext:value-type="string">
            <text:p>Sivakolundhu P</text:p>
          </table:table-cell>
          <table:table-cell table:style-name="ce299" office:value-type="float" office:value="18409" calcext:value-type="float">
            <text:p>18409</text:p>
          </table:table-cell>
          <table:table-cell table:formula="of:=([.AM87]/[.P87])*100" office:value-type="float" office:value="9.92586202248403" calcext:value-type="float">
            <text:p>9.93</text:p>
          </table:table-cell>
          <table:table-cell office:value-type="string" calcext:value-type="string">
            <text:p>NOTA</text:p>
          </table:table-cell>
          <table:table-cell table:number-columns-repeated="2" table:style-name="ce299" office:value-type="string" calcext:value-type="string">
            <text:p>NOTA</text:p>
          </table:table-cell>
          <table:table-cell table:style-name="ce299" office:value-type="float" office:value="1988" calcext:value-type="float">
            <text:p>1988</text:p>
          </table:table-cell>
          <table:table-cell table:formula="of:=([.AR87]/[.P87])*100" office:value-type="float" office:value="1.07190035855822" calcext:value-type="float">
            <text:p>1.07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Cuddalor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outh Arcot</text:p>
          </table:table-cell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TK</text:p>
          </table:table-cell>
          <table:table-cell table:number-columns-repeated="5" office:value-type="string" calcext:value-type="string">
            <text:p>No</text:p>
          </table:table-cell>
          <table:table-cell table:style-name="ce251" office:value-type="float" office:value="231205" calcext:value-type="float">
            <text:p>231205</text:p>
          </table:table-cell>
          <table:table-cell table:style-name="ce251" office:value-type="float" office:value="172688" calcext:value-type="float">
            <text:p>172688</text:p>
          </table:table-cell>
          <table:table-cell table:style-name="ce263" table:formula="of:=([.P88]/[.O88])*100" office:value-type="float" office:value="74.6904262451072" calcext:value-type="float">
            <text:p>74.69</text:p>
          </table:table-cell>
          <table:table-cell table:style-name="ce250" table:formula="of:=[.X88]-[.AC88]" office:value-type="float" office:value="24413" calcext:value-type="float">
            <text:p>24413</text:p>
          </table:table-cell>
          <table:table-cell table:style-name="ce270" table:formula="of:=([.R88]/[.P88])*100" office:value-type="float" office:value="14.1370564254609" calcext:value-type="float">
            <text:p>14.14</text:p>
          </table:table-cell>
          <table:table-cell table:style-name="ce263" table:formula="of:=[.Y88]+[.AD88]" office:value-type="float" office:value="68.0018298897434" calcext:value-type="float">
            <text:p>68.00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ampath M C</text:p>
          </table:table-cell>
          <table:table-cell office:value-type="float" office:value="70922" calcext:value-type="float">
            <text:p>70922</text:p>
          </table:table-cell>
          <table:table-cell table:formula="of:=([.X88]/[.P88])*100" office:value-type="float" office:value="41.0694431576022" calcext:value-type="float">
            <text:p>41.07</text:p>
          </table:table-cell>
          <table:table-cell table:style-name="ce287" office:value-type="string" calcext:value-type="string">
            <text:p>DMK+</text:p>
          </table:table-cell>
          <table:table-cell table:style-name="ce290" office:value-type="string" calcext:value-type="string">
            <text:p>DMK</text:p>
          </table:table-cell>
          <table:table-cell table:style-name="ce290" office:value-type="string" calcext:value-type="string">
            <text:p>Pugazhendi Ela</text:p>
          </table:table-cell>
          <table:table-cell table:style-name="ce290" office:value-type="float" office:value="46509" calcext:value-type="float">
            <text:p>46509</text:p>
          </table:table-cell>
          <table:table-cell table:style-name="ce265" table:formula="of:=([.AC88]/[.P88])*100" office:value-type="float" office:value="26.9323867321412" calcext:value-type="float">
            <text:p>26.93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TMC</text:p>
          </table:table-cell>
          <table:table-cell table:style-name="ce299" office:value-type="string" calcext:value-type="string">
            <text:p>Chandarasekaran A S</text:p>
          </table:table-cell>
          <table:table-cell table:style-name="ce299" office:value-type="float" office:value="20608" calcext:value-type="float">
            <text:p>20608</text:p>
          </table:table-cell>
          <table:table-cell table:style-name="ce303" table:formula="of:=([.AH88]/[.P88])*100" office:value-type="float" office:value="11.9336607060132" calcext:value-type="float">
            <text:p>11.93</text:p>
          </table:table-cell>
          <table:table-cell table:style-name="ce299" office:value-type="string" calcext:value-type="string">
            <text:p>MMA</text:p>
          </table:table-cell>
          <table:table-cell table:style-name="ce299" office:value-type="string" calcext:value-type="string">
            <text:p>PMK</text:p>
          </table:table-cell>
          <table:table-cell table:style-name="ce299" office:value-type="string" calcext:value-type="string">
            <text:p>Thamaraikannan Pazha</text:p>
          </table:table-cell>
          <table:table-cell table:style-name="ce299" office:value-type="float" office:value="16905" calcext:value-type="float">
            <text:p>16905</text:p>
          </table:table-cell>
          <table:table-cell table:formula="of:=([.AM88]/[.P88])*100" office:value-type="float" office:value="9.78933104790142" calcext:value-type="float">
            <text:p>9.79</text:p>
          </table:table-cell>
          <table:table-cell table:style-name="ce298" office:value-type="string" calcext:value-type="string">
            <text:p>NTK</text:p>
          </table:table-cell>
          <table:table-cell table:style-name="ce299" office:value-type="string" calcext:value-type="string">
            <text:p>NTK</text:p>
          </table:table-cell>
          <table:table-cell table:style-name="ce299" office:value-type="string" calcext:value-type="string">
            <text:p>Seeman</text:p>
          </table:table-cell>
          <table:table-cell table:style-name="ce299" office:value-type="float" office:value="12497" calcext:value-type="float">
            <text:p>12497</text:p>
          </table:table-cell>
          <table:table-cell table:formula="of:=([.AR88]/[.P88])*100" office:value-type="float" office:value="7.23675067173168" calcext:value-type="float">
            <text:p>7.24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Kurinjipadi</text:p>
          </table:table-cell>
          <table:table-cell office:value-type="string" calcext:value-type="string">
            <text:p>Cuddalor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outh Arcot</text:p>
          </table:table-cell>
          <table:table-cell office:value-type="string" calcext:value-type="string">
            <text:p>Rural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table:number-columns-repeated="4" office:value-type="string" calcext:value-type="string">
            <text:p>No</text:p>
          </table:table-cell>
          <table:table-cell table:style-name="ce251" office:value-type="float" office:value="223575" calcext:value-type="float">
            <text:p>223575</text:p>
          </table:table-cell>
          <table:table-cell table:style-name="ce251" office:value-type="float" office:value="188205" calcext:value-type="float">
            <text:p>188205</text:p>
          </table:table-cell>
          <table:table-cell table:style-name="ce263" table:formula="of:=([.P89]/[.O89])*100" office:value-type="float" office:value="84.179805434418" calcext:value-type="float">
            <text:p>84.18</text:p>
          </table:table-cell>
          <table:table-cell table:style-name="ce250" table:formula="of:=[.X89]-[.AC89]" office:value-type="float" office:value="28108" calcext:value-type="float">
            <text:p>28108</text:p>
          </table:table-cell>
          <table:table-cell table:style-name="ce270" table:formula="of:=([.R89]/[.P89])*100" office:value-type="float" office:value="14.9347785659255" calcext:value-type="float">
            <text:p>14.93</text:p>
          </table:table-cell>
          <table:table-cell table:style-name="ce263" table:formula="of:=[.Y89]+[.AD89]" office:value-type="float" office:value="73.1223931351452" calcext:value-type="float">
            <text:p>73.12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Panneerselvam Mrk</text:p>
          </table:table-cell>
          <table:table-cell office:value-type="float" office:value="82864" calcext:value-type="float">
            <text:p>82864</text:p>
          </table:table-cell>
          <table:table-cell table:formula="of:=([.X89]/[.P89])*100" office:value-type="float" office:value="44.0285858505353" calcext:value-type="float">
            <text:p>44.03</text:p>
          </table:table-cell>
          <table:table-cell office:value-type="string" calcext:value-type="string">
            <text:p>AIADMK+</text:p>
          </table:table-cell>
          <table:table-cell table:style-name="ce290" office:value-type="string" calcext:value-type="string">
            <text:p>AIADMK</text:p>
          </table:table-cell>
          <table:table-cell table:style-name="ce290" office:value-type="string" calcext:value-type="string">
            <text:p>Rajendran R</text:p>
          </table:table-cell>
          <table:table-cell table:style-name="ce290" office:value-type="float" office:value="54756" calcext:value-type="float">
            <text:p>54756</text:p>
          </table:table-cell>
          <table:table-cell table:style-name="ce265" table:formula="of:=([.AC89]/[.P89])*100" office:value-type="float" office:value="29.0938072846099" calcext:value-type="float">
            <text:p>29.09</text:p>
          </table:table-cell>
          <table:table-cell table:style-name="ce299" office:value-type="string" calcext:value-type="string">
            <text:p>MMA</text:p>
          </table:table-cell>
          <table:table-cell table:style-name="ce299" office:value-type="string" calcext:value-type="string">
            <text:p>PMK</text:p>
          </table:table-cell>
          <table:table-cell table:style-name="ce299" office:value-type="string" calcext:value-type="string">
            <text:p>Muthukrishnan S</text:p>
          </table:table-cell>
          <table:table-cell table:style-name="ce299" office:value-type="float" office:value="22705" calcext:value-type="float">
            <text:p>22705</text:p>
          </table:table-cell>
          <table:table-cell table:style-name="ce303" table:formula="of:=([.AH89]/[.P89])*100" office:value-type="float" office:value="12.0639727956218" calcext:value-type="float">
            <text:p>12.06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DMDK</text:p>
          </table:table-cell>
          <table:table-cell table:style-name="ce299" office:value-type="string" calcext:value-type="string">
            <text:p>Balamurugan Kms</text:p>
          </table:table-cell>
          <table:table-cell table:style-name="ce299" office:value-type="float" office:value="21063" calcext:value-type="float">
            <text:p>21063</text:p>
          </table:table-cell>
          <table:table-cell table:formula="of:=([.AM89]/[.P89])*100" office:value-type="float" office:value="11.1915198852315" calcext:value-type="float">
            <text:p>11.19</text:p>
          </table:table-cell>
          <table:table-cell office:value-type="string" calcext:value-type="string">
            <text:p>NOTA</text:p>
          </table:table-cell>
          <table:table-cell table:style-name="ce316" office:value-type="string" calcext:value-type="string">
            <text:p>NOTA</text:p>
          </table:table-cell>
          <table:table-cell table:style-name="ce299" office:value-type="string" calcext:value-type="string">
            <text:p>NOTA</text:p>
          </table:table-cell>
          <table:table-cell table:style-name="ce299" office:value-type="float" office:value="1541" calcext:value-type="float">
            <text:p>1541</text:p>
          </table:table-cell>
          <table:table-cell table:formula="of:=([.AR89]/[.P89])*100" office:value-type="float" office:value="0.818788023697564" calcext:value-type="float">
            <text:p>0.82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Bhuvanagiri</text:p>
          </table:table-cell>
          <table:table-cell office:value-type="string" calcext:value-type="string">
            <text:p>Cuddalor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outh Arcot</text:p>
          </table:table-cell>
          <table:table-cell office:value-type="string" calcext:value-type="string">
            <text:p>Rural</text:p>
          </table:table-cell>
          <table:table-cell table:number-columns-repeated="8" office:value-type="string" calcext:value-type="string">
            <text:p>No</text:p>
          </table:table-cell>
          <table:table-cell table:style-name="ce251" office:value-type="float" office:value="238837" calcext:value-type="float">
            <text:p>238837</text:p>
          </table:table-cell>
          <table:table-cell table:style-name="ce251" office:value-type="float" office:value="190854" calcext:value-type="float">
            <text:p>190854</text:p>
          </table:table-cell>
          <table:table-cell table:style-name="ce263" table:formula="of:=([.P90]/[.O90])*100" office:value-type="float" office:value="79.9097292295582" calcext:value-type="float">
            <text:p>79.91</text:p>
          </table:table-cell>
          <table:table-cell table:style-name="ce250" table:formula="of:=[.X90]-[.AC90]" office:value-type="float" office:value="5488" calcext:value-type="float">
            <text:p>5488</text:p>
          </table:table-cell>
          <table:table-cell table:style-name="ce270" table:formula="of:=([.R90]/[.P90])*100" office:value-type="float" office:value="2.8754964527859" calcext:value-type="float">
            <text:p>2.88</text:p>
          </table:table-cell>
          <table:table-cell table:style-name="ce263" table:formula="of:=[.Y90]+[.AD90]" office:value-type="float" office:value="60.5803388977962" calcext:value-type="float">
            <text:p>60.58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aravanan Durai K</text:p>
          </table:table-cell>
          <table:table-cell office:value-type="float" office:value="60554" calcext:value-type="float">
            <text:p>60554</text:p>
          </table:table-cell>
          <table:table-cell table:formula="of:=([.X90]/[.P90])*100" office:value-type="float" office:value="31.7279176752911" calcext:value-type="float">
            <text:p>31.73</text:p>
          </table:table-cell>
          <table:table-cell office:value-type="string" calcext:value-type="string">
            <text:p>AIADMK+</text:p>
          </table:table-cell>
          <table:table-cell table:style-name="ce290" office:value-type="string" calcext:value-type="string">
            <text:p>AIADMK</text:p>
          </table:table-cell>
          <table:table-cell table:style-name="ce290" office:value-type="string" calcext:value-type="string">
            <text:p>Selvi Ramajayam</text:p>
          </table:table-cell>
          <table:table-cell table:style-name="ce290" office:value-type="float" office:value="55066" calcext:value-type="float">
            <text:p>55066</text:p>
          </table:table-cell>
          <table:table-cell table:style-name="ce265" table:formula="of:=([.AC90]/[.P90])*100" office:value-type="float" office:value="28.8524212225052" calcext:value-type="float">
            <text:p>28.85</text:p>
          </table:table-cell>
          <table:table-cell table:style-name="ce299" office:value-type="string" calcext:value-type="string">
            <text:p>MMA</text:p>
          </table:table-cell>
          <table:table-cell table:style-name="ce299" office:value-type="string" calcext:value-type="string">
            <text:p>PMK</text:p>
          </table:table-cell>
          <table:table-cell table:style-name="ce299" office:value-type="string" calcext:value-type="string">
            <text:p>Ashokkumar</text:p>
          </table:table-cell>
          <table:table-cell table:style-name="ce299" office:value-type="float" office:value="33681" calcext:value-type="float">
            <text:p>33681</text:p>
          </table:table-cell>
          <table:table-cell table:style-name="ce303" table:formula="of:=([.AH90]/[.P90])*100" office:value-type="float" office:value="17.6475211418152" calcext:value-type="float">
            <text:p>17.65</text:p>
          </table:table-cell>
          <table:table-cell table:style-name="ce299" office:value-type="string" calcext:value-type="string">
            <text:p>MNK</text:p>
          </table:table-cell>
          <table:table-cell table:style-name="ce297" office:value-type="string" calcext:value-type="string">
            <text:p>VCK</text:p>
          </table:table-cell>
          <table:table-cell table:style-name="ce302" office:value-type="string" calcext:value-type="string">
            <text:p>Sinthanai Selvan</text:p>
          </table:table-cell>
          <table:table-cell table:style-name="ce302" office:value-type="float" office:value="33662" calcext:value-type="float">
            <text:p>33662</text:p>
          </table:table-cell>
          <table:table-cell table:formula="of:=([.AM90]/[.P90])*100" office:value-type="float" office:value="17.637565888061" calcext:value-type="float">
            <text:p>17.64</text:p>
          </table:table-cell>
          <table:table-cell table:number-columns-repeated="2" table:style-name="ce299" office:value-type="string" calcext:value-type="string">
            <text:p>Independant</text:p>
          </table:table-cell>
          <table:table-cell table:style-name="ce299" office:value-type="string" calcext:value-type="string">
            <text:p>Marimuthu R</text:p>
          </table:table-cell>
          <table:table-cell table:style-name="ce299" office:value-type="float" office:value="1345" calcext:value-type="float">
            <text:p>1345</text:p>
          </table:table-cell>
          <table:table-cell table:formula="of:=([.AR90]/[.P90])*100" office:value-type="float" office:value="0.704727173651063" calcext:value-type="float">
            <text:p>0.70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hidambaram</text:p>
          </table:table-cell>
          <table:table-cell office:value-type="string" calcext:value-type="string">
            <text:p>Cuddalor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outh Arcot</text:p>
          </table:table-cell>
          <table:table-cell office:value-type="string" calcext:value-type="string">
            <text:p>Town</text:p>
          </table:table-cell>
          <table:table-cell table:number-columns-repeated="8" office:value-type="string" calcext:value-type="string">
            <text:p>No</text:p>
          </table:table-cell>
          <table:table-cell table:style-name="ce251" office:value-type="float" office:value="229162" calcext:value-type="float">
            <text:p>229162</text:p>
          </table:table-cell>
          <table:table-cell table:style-name="ce251" office:value-type="float" office:value="170619" calcext:value-type="float">
            <text:p>170619</text:p>
          </table:table-cell>
          <table:table-cell table:style-name="ce263" table:formula="of:=([.P91]/[.O91])*100" office:value-type="float" office:value="74.453443415575" calcext:value-type="float">
            <text:p>74.45</text:p>
          </table:table-cell>
          <table:table-cell table:style-name="ce250" table:formula="of:=[.X91]-[.AC91]" office:value-type="float" office:value="1506" calcext:value-type="float">
            <text:p>1506</text:p>
          </table:table-cell>
          <table:table-cell table:style-name="ce270" table:formula="of:=([.R91]/[.P91])*100" office:value-type="float" office:value="0.882668401526208" calcext:value-type="float">
            <text:p>0.88</text:p>
          </table:table-cell>
          <table:table-cell table:style-name="ce263" table:formula="of:=[.Y91]+[.AD91]" office:value-type="float" office:value="67.7415762605571" calcext:value-type="float">
            <text:p>67.74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Pandian K A</text:p>
          </table:table-cell>
          <table:table-cell office:value-type="float" office:value="58543" calcext:value-type="float">
            <text:p>58543</text:p>
          </table:table-cell>
          <table:table-cell table:formula="of:=([.X91]/[.P91])*100" office:value-type="float" office:value="34.3121223310417" calcext:value-type="float">
            <text:p>34.31</text:p>
          </table:table-cell>
          <table:table-cell table:style-name="ce287" office:value-type="string" calcext:value-type="string">
            <text:p>DMK+</text:p>
          </table:table-cell>
          <table:table-cell table:style-name="ce291" office:value-type="string" calcext:value-type="string">
            <text:p>DMK</text:p>
          </table:table-cell>
          <table:table-cell table:style-name="ce290" office:value-type="string" calcext:value-type="string">
            <text:p>Senthilkumar K R</text:p>
          </table:table-cell>
          <table:table-cell table:style-name="ce290" office:value-type="float" office:value="57037" calcext:value-type="float">
            <text:p>57037</text:p>
          </table:table-cell>
          <table:table-cell table:style-name="ce265" table:formula="of:=([.AC91]/[.P91])*100" office:value-type="float" office:value="33.4294539295155" calcext:value-type="float">
            <text:p>33.43</text:p>
          </table:table-cell>
          <table:table-cell table:style-name="ce299" office:value-type="string" calcext:value-type="string">
            <text:p>MMA</text:p>
          </table:table-cell>
          <table:table-cell table:style-name="ce299" office:value-type="string" calcext:value-type="string">
            <text:p>PMK</text:p>
          </table:table-cell>
          <table:table-cell table:style-name="ce299" office:value-type="string" calcext:value-type="string">
            <text:p>Arul R</text:p>
          </table:table-cell>
          <table:table-cell table:style-name="ce299" office:value-type="float" office:value="24226" calcext:value-type="float">
            <text:p>24226</text:p>
          </table:table-cell>
          <table:table-cell table:style-name="ce303" table:formula="of:=([.AH91]/[.P91])*100" office:value-type="float" office:value="14.1988875799296" calcext:value-type="float">
            <text:p>14.20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CPIM</text:p>
          </table:table-cell>
          <table:table-cell table:style-name="ce299" office:value-type="string" calcext:value-type="string">
            <text:p>Balakrishnan K</text:p>
          </table:table-cell>
          <table:table-cell table:style-name="ce299" office:value-type="float" office:value="23314" calcext:value-type="float">
            <text:p>23314</text:p>
          </table:table-cell>
          <table:table-cell table:formula="of:=([.AM91]/[.P91])*100" office:value-type="float" office:value="13.6643632889655" calcext:value-type="float">
            <text:p>13.66</text:p>
          </table:table-cell>
          <table:table-cell table:style-name="ce314" office:value-type="string" calcext:value-type="string">
            <text:p>SDPI</text:p>
          </table:table-cell>
          <table:table-cell table:style-name="ce299" office:value-type="string" calcext:value-type="string">
            <text:p>SDPI</text:p>
          </table:table-cell>
          <table:table-cell table:style-name="ce299" office:value-type="string" calcext:value-type="string">
            <text:p>Abdul Satthar G</text:p>
          </table:table-cell>
          <table:table-cell table:style-name="ce299" office:value-type="float" office:value="1775" calcext:value-type="float">
            <text:p>1775</text:p>
          </table:table-cell>
          <table:table-cell table:formula="of:=([.AR91]/[.P91])*100" office:value-type="float" office:value="1.04032962331276" calcext:value-type="float">
            <text:p>1.04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Kattumannarkoil</text:p>
          </table:table-cell>
          <table:table-cell office:value-type="string" calcext:value-type="string">
            <text:p>Cuddalor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outh Arco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CK</text:p>
          </table:table-cell>
          <table:table-cell table:number-columns-repeated="5" office:value-type="string" calcext:value-type="string">
            <text:p>No</text:p>
          </table:table-cell>
          <table:table-cell table:style-name="ce251" office:value-type="float" office:value="212053" calcext:value-type="float">
            <text:p>212053</text:p>
          </table:table-cell>
          <table:table-cell table:style-name="ce251" office:value-type="float" office:value="165186" calcext:value-type="float">
            <text:p>165186</text:p>
          </table:table-cell>
          <table:table-cell table:style-name="ce263" table:formula="of:=([.P92]/[.O92])*100" office:value-type="float" office:value="77.8984499158229" calcext:value-type="float">
            <text:p>77.90</text:p>
          </table:table-cell>
          <table:table-cell table:style-name="ce250" table:formula="of:=[.X92]-[.AC92]" office:value-type="float" office:value="87" calcext:value-type="float">
            <text:p>87</text:p>
          </table:table-cell>
          <table:table-cell table:style-name="ce270" table:formula="of:=([.R92]/[.P92])*100" office:value-type="float" office:value="0.0526679016381534" calcext:value-type="float">
            <text:p>0.05</text:p>
          </table:table-cell>
          <table:table-cell table:style-name="ce263" table:formula="of:=[.Y92]+[.AI92]" office:value-type="float" office:value="51.9390263097357" calcext:value-type="float">
            <text:p>51.94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Murugumaran N</text:p>
          </table:table-cell>
          <table:table-cell office:value-type="float" office:value="48450" calcext:value-type="float">
            <text:p>48450</text:p>
          </table:table-cell>
          <table:table-cell table:formula="of:=([.X92]/[.P92])*100" office:value-type="float" office:value="29.3305728088337" calcext:value-type="float">
            <text:p>29.33</text:p>
          </table:table-cell>
          <table:table-cell table:style-name="ce287" office:value-type="string" calcext:value-type="string">
            <text:p>MNK</text:p>
          </table:table-cell>
          <table:table-cell table:style-name="ce290" office:value-type="string" calcext:value-type="string">
            <text:p>VCK</text:p>
          </table:table-cell>
          <table:table-cell table:style-name="ce290" office:value-type="string" calcext:value-type="string">
            <text:p>Thirumaavalavan Thol</text:p>
          </table:table-cell>
          <table:table-cell table:style-name="ce290" office:value-type="float" office:value="48363" calcext:value-type="float">
            <text:p>48363</text:p>
          </table:table-cell>
          <table:table-cell table:style-name="ce265" table:formula="of:=([.AC92]/[.P92])*100" office:value-type="float" office:value="29.2779049071955" calcext:value-type="float">
            <text:p>29.28</text:p>
          </table:table-cell>
          <table:table-cell table:style-name="ce299" office:value-type="string" calcext:value-type="string">
            <text:p>DMK+</text:p>
          </table:table-cell>
          <table:table-cell table:style-name="ce299" office:value-type="string" calcext:value-type="string">
            <text:p>INC</text:p>
          </table:table-cell>
          <table:table-cell table:style-name="ce299" office:value-type="string" calcext:value-type="string">
            <text:p>Manirathinem Dr K I</text:p>
          </table:table-cell>
          <table:table-cell table:style-name="ce299" office:value-type="float" office:value="37346" calcext:value-type="float">
            <text:p>37346</text:p>
          </table:table-cell>
          <table:table-cell table:style-name="ce303" table:formula="of:=([.AH92]/[.P92])*100" office:value-type="float" office:value="22.608453500902" calcext:value-type="float">
            <text:p>22.61</text:p>
          </table:table-cell>
          <table:table-cell table:style-name="ce299" office:value-type="string" calcext:value-type="string">
            <text:p>MMA</text:p>
          </table:table-cell>
          <table:table-cell table:style-name="ce299" office:value-type="string" calcext:value-type="string">
            <text:p>PMK</text:p>
          </table:table-cell>
          <table:table-cell table:style-name="ce299" office:value-type="string" calcext:value-type="string">
            <text:p>Sozhan Anbu</text:p>
          </table:table-cell>
          <table:table-cell table:style-name="ce299" office:value-type="float" office:value="25890" calcext:value-type="float">
            <text:p>25890</text:p>
          </table:table-cell>
          <table:table-cell table:formula="of:=([.AM92]/[.P92])*100" office:value-type="float" office:value="15.6732410736987" calcext:value-type="float">
            <text:p>15.67</text:p>
          </table:table-cell>
          <table:table-cell table:number-columns-repeated="2" table:style-name="ce299" office:value-type="string" calcext:value-type="string">
            <text:p>Independant</text:p>
          </table:table-cell>
          <table:table-cell table:style-name="ce299" office:value-type="string" calcext:value-type="string">
            <text:p>Anbalagan K</text:p>
          </table:table-cell>
          <table:table-cell table:style-name="ce299" office:value-type="float" office:value="1360" calcext:value-type="float">
            <text:p>1360</text:p>
          </table:table-cell>
          <table:table-cell table:formula="of:=([.AR92]/[.P92])*100" office:value-type="float" office:value="0.823314324458489" calcext:value-type="float">
            <text:p>0.82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angavalli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No</text:p>
          </table:table-cell>
          <table:table-cell table:style-name="ce252" office:value-type="float" office:value="218854" calcext:value-type="float">
            <text:p>218854</text:p>
          </table:table-cell>
          <table:table-cell table:style-name="ce252" office:value-type="float" office:value="175981" calcext:value-type="float">
            <text:p>175981</text:p>
          </table:table-cell>
          <table:table-cell table:style-name="ce263" table:formula="of:=([.P93]/[.O93])*100" office:value-type="float" office:value="80.410227823115" calcext:value-type="float">
            <text:p>80.41</text:p>
          </table:table-cell>
          <table:table-cell table:style-name="ce250" table:formula="of:=[.X93]-[.AC93]" office:value-type="float" office:value="2262" calcext:value-type="float">
            <text:p>2262</text:p>
          </table:table-cell>
          <table:table-cell table:style-name="ce270" table:formula="of:=([.R93]/[.P93])*100" office:value-type="float" office:value="1.2853660338332" calcext:value-type="float">
            <text:p>1.29</text:p>
          </table:table-cell>
          <table:table-cell table:style-name="ce263" table:formula="of:=[.Y93]+[.AD93]" office:value-type="float" office:value="83.1567044169541" calcext:value-type="float">
            <text:p>83.16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Maruthamuthu A</text:p>
          </table:table-cell>
          <table:table-cell office:value-type="float" office:value="74301" calcext:value-type="float">
            <text:p>74301</text:p>
          </table:table-cell>
          <table:table-cell table:formula="of:=([.X93]/[.P93])*100" office:value-type="float" office:value="42.2210352253937" calcext:value-type="float">
            <text:p>42.22</text:p>
          </table:table-cell>
          <table:table-cell table:style-name="ce287" office:value-type="string" calcext:value-type="string">
            <text:p>DMK+</text:p>
          </table:table-cell>
          <table:table-cell table:style-name="ce290" office:value-type="string" calcext:value-type="string">
            <text:p>DMK</text:p>
          </table:table-cell>
          <table:table-cell table:style-name="ce290" office:value-type="string" calcext:value-type="string">
            <text:p>Rekha Priyadharshini J</text:p>
          </table:table-cell>
          <table:table-cell table:style-name="ce290" office:value-type="float" office:value="72039" calcext:value-type="float">
            <text:p>72039</text:p>
          </table:table-cell>
          <table:table-cell table:style-name="ce265" table:formula="of:=([.AC93]/[.P93])*100" office:value-type="float" office:value="40.9356691915605" calcext:value-type="float">
            <text:p>40.94</text:p>
          </table:table-cell>
          <table:table-cell table:style-name="ce299" office:value-type="string" calcext:value-type="string">
            <text:p>MMA</text:p>
          </table:table-cell>
          <table:table-cell table:style-name="ce299" office:value-type="string" calcext:value-type="string">
            <text:p>PMK</text:p>
          </table:table-cell>
          <table:table-cell table:style-name="ce299" office:value-type="string" calcext:value-type="string">
            <text:p>Shanmugavel Murty A</text:p>
          </table:table-cell>
          <table:table-cell table:style-name="ce299" office:value-type="float" office:value="10715" calcext:value-type="float">
            <text:p>10715</text:p>
          </table:table-cell>
          <table:table-cell table:style-name="ce303" table:formula="of:=([.AH93]/[.P93])*100" office:value-type="float" office:value="6.08872548741057" calcext:value-type="float">
            <text:p>6.09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DMDK</text:p>
          </table:table-cell>
          <table:table-cell table:style-name="ce299" office:value-type="string" calcext:value-type="string">
            <text:p>Suba R</text:p>
          </table:table-cell>
          <table:table-cell table:style-name="ce299" office:value-type="float" office:value="7114" calcext:value-type="float">
            <text:p>7114</text:p>
          </table:table-cell>
          <table:table-cell table:formula="of:=([.AM93]/[.P93])*100" office:value-type="float" office:value="4.04248185883703" calcext:value-type="float">
            <text:p>4.04</text:p>
          </table:table-cell>
          <table:table-cell table:style-name="ce299" office:value-type="string" calcext:value-type="string">
            <text:p>Independant</text:p>
          </table:table-cell>
          <table:table-cell table:style-name="ce299" office:value-type="string" calcext:value-type="string">
            <text:p>KMDK</text:p>
          </table:table-cell>
          <table:table-cell table:style-name="ce299" office:value-type="string" calcext:value-type="string">
            <text:p>Ganesan A</text:p>
          </table:table-cell>
          <table:table-cell table:style-name="ce299" office:value-type="float" office:value="3786" calcext:value-type="float">
            <text:p>3786</text:p>
          </table:table-cell>
          <table:table-cell table:formula="of:=([.AR93]/[.P93])*100" office:value-type="float" office:value="2.15136861365716" calcext:value-type="float">
            <text:p>2.15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ttur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C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table:style-name="ce252" office:value-type="float" office:value="234136" calcext:value-type="float">
            <text:p>234136</text:p>
          </table:table-cell>
          <table:table-cell table:style-name="ce252" office:value-type="float" office:value="186788" calcext:value-type="float">
            <text:p>186788</text:p>
          </table:table-cell>
          <table:table-cell table:style-name="ce263" table:formula="of:=([.P94]/[.O94])*100" office:value-type="float" office:value="79.7775651757953" calcext:value-type="float">
            <text:p>79.78</text:p>
          </table:table-cell>
          <table:table-cell table:style-name="ce250" table:formula="of:=[.X94]-[.AC94]" office:value-type="float" office:value="17334" calcext:value-type="float">
            <text:p>17334</text:p>
          </table:table-cell>
          <table:table-cell table:style-name="ce270" table:formula="of:=([.R94]/[.P94])*100" office:value-type="float" office:value="9.2800394029595" calcext:value-type="float">
            <text:p>9.28</text:p>
          </table:table-cell>
          <table:table-cell table:style-name="ce263" table:formula="of:=[.Y94]+[.AD94]" office:value-type="float" office:value="79.4055292631218" calcext:value-type="float">
            <text:p>79.41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Chinnathambi R M</text:p>
          </table:table-cell>
          <table:table-cell office:value-type="float" office:value="82827" calcext:value-type="float">
            <text:p>82827</text:p>
          </table:table-cell>
          <table:table-cell table:formula="of:=([.X94]/[.P94])*100" office:value-type="float" office:value="44.3427843330407" calcext:value-type="float">
            <text:p>44.34</text:p>
          </table:table-cell>
          <table:table-cell table:style-name="ce287" office:value-type="string" calcext:value-type="string">
            <text:p>DMK+</text:p>
          </table:table-cell>
          <table:table-cell table:style-name="ce290" office:value-type="string" calcext:value-type="string">
            <text:p>INC</text:p>
          </table:table-cell>
          <table:table-cell table:style-name="ce290" office:value-type="string" calcext:value-type="string">
            <text:p>Arthanari S K</text:p>
          </table:table-cell>
          <table:table-cell table:style-name="ce290" office:value-type="float" office:value="65493" calcext:value-type="float">
            <text:p>65493</text:p>
          </table:table-cell>
          <table:table-cell table:style-name="ce265" table:formula="of:=([.AC94]/[.P94])*100" office:value-type="float" office:value="35.0627449300812" calcext:value-type="float">
            <text:p>35.06</text:p>
          </table:table-cell>
          <table:table-cell table:style-name="ce299" office:value-type="string" calcext:value-type="string">
            <text:p>MMA</text:p>
          </table:table-cell>
          <table:table-cell table:style-name="ce299" office:value-type="string" calcext:value-type="string">
            <text:p>PMK</text:p>
          </table:table-cell>
          <table:table-cell table:style-name="ce299" office:value-type="string" calcext:value-type="string">
            <text:p>Amsaveni G</text:p>
          </table:table-cell>
          <table:table-cell table:style-name="ce299" office:value-type="float" office:value="18363" calcext:value-type="float">
            <text:p>18363</text:p>
          </table:table-cell>
          <table:table-cell table:style-name="ce303" table:formula="of:=([.AH94]/[.P94])*100" office:value-type="float" office:value="9.83093132321134" calcext:value-type="float">
            <text:p>9.83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VCK</text:p>
          </table:table-cell>
          <table:table-cell table:style-name="ce299" office:value-type="string" calcext:value-type="string">
            <text:p>Adhithyan K P</text:p>
          </table:table-cell>
          <table:table-cell table:style-name="ce299" office:value-type="float" office:value="8532" calcext:value-type="float">
            <text:p>8532</text:p>
          </table:table-cell>
          <table:table-cell table:formula="of:=([.AM94]/[.P94])*100" office:value-type="float" office:value="4.56774525130094" calcext:value-type="float">
            <text:p>4.57</text:p>
          </table:table-cell>
          <table:table-cell office:value-type="string" calcext:value-type="string">
            <text:p>NOTA</text:p>
          </table:table-cell>
          <table:table-cell table:number-columns-repeated="2" table:style-name="ce299" office:value-type="string" calcext:value-type="string">
            <text:p>NOTA</text:p>
          </table:table-cell>
          <table:table-cell table:style-name="ce299" office:value-type="float" office:value="2742" calcext:value-type="float">
            <text:p>2742</text:p>
          </table:table-cell>
          <table:table-cell table:formula="of:=([.AR94]/[.P94])*100" office:value-type="float" office:value="1.46797438807632" calcext:value-type="float">
            <text:p>1.47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Yercaud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Root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table:style-name="ce252" office:value-type="float" office:value="260157" calcext:value-type="float">
            <text:p>260157</text:p>
          </table:table-cell>
          <table:table-cell table:style-name="ce252" office:value-type="float" office:value="222566" calcext:value-type="float">
            <text:p>222566</text:p>
          </table:table-cell>
          <table:table-cell table:style-name="ce263" table:formula="of:=([.P95]/[.O95])*100" office:value-type="float" office:value="85.5506482623954" calcext:value-type="float">
            <text:p>85.55</text:p>
          </table:table-cell>
          <table:table-cell table:style-name="ce250" table:formula="of:=[.X95]-[.AC95]" office:value-type="float" office:value="17394" calcext:value-type="float">
            <text:p>17394</text:p>
          </table:table-cell>
          <table:table-cell table:style-name="ce270" table:formula="of:=([.R95]/[.P95])*100" office:value-type="float" office:value="7.8152098703306" calcext:value-type="float">
            <text:p>7.82</text:p>
          </table:table-cell>
          <table:table-cell table:style-name="ce263" table:formula="of:=[.Y95]+[.AD95]" office:value-type="float" office:value="82.550793921803" calcext:value-type="float">
            <text:p>82.55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Chitra G</text:p>
          </table:table-cell>
          <table:table-cell office:value-type="float" office:value="100562" calcext:value-type="float">
            <text:p>100562</text:p>
          </table:table-cell>
          <table:table-cell table:formula="of:=([.X95]/[.P95])*100" office:value-type="float" office:value="45.1830018960668" calcext:value-type="float">
            <text:p>45.18</text:p>
          </table:table-cell>
          <table:table-cell table:style-name="ce287" office:value-type="string" calcext:value-type="string">
            <text:p>DMK+</text:p>
          </table:table-cell>
          <table:table-cell table:style-name="ce290" office:value-type="string" calcext:value-type="string">
            <text:p>DMK</text:p>
          </table:table-cell>
          <table:table-cell table:style-name="ce290" office:value-type="string" calcext:value-type="string">
            <text:p>Tamilselvan C</text:p>
          </table:table-cell>
          <table:table-cell table:style-name="ce290" office:value-type="float" office:value="83168" calcext:value-type="float">
            <text:p>83168</text:p>
          </table:table-cell>
          <table:table-cell table:style-name="ce265" table:formula="of:=([.AC95]/[.P95])*100" office:value-type="float" office:value="37.3677920257362" calcext:value-type="float">
            <text:p>37.37</text:p>
          </table:table-cell>
          <table:table-cell table:style-name="ce299" office:value-type="string" calcext:value-type="string">
            <text:p>MMA</text:p>
          </table:table-cell>
          <table:table-cell table:style-name="ce299" office:value-type="string" calcext:value-type="string">
            <text:p>PMK</text:p>
          </table:table-cell>
          <table:table-cell table:style-name="ce299" office:value-type="string" calcext:value-type="string">
            <text:p>Selvam R</text:p>
          </table:table-cell>
          <table:table-cell table:style-name="ce299" office:value-type="float" office:value="17998" calcext:value-type="float">
            <text:p>17998</text:p>
          </table:table-cell>
          <table:table-cell table:style-name="ce303" table:formula="of:=([.AH95]/[.P95])*100" office:value-type="float" office:value="8.08659004520008" calcext:value-type="float">
            <text:p>8.09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DMDK</text:p>
          </table:table-cell>
          <table:table-cell table:style-name="ce299" office:value-type="string" calcext:value-type="string">
            <text:p>Kumar C</text:p>
          </table:table-cell>
          <table:table-cell table:style-name="ce299" office:value-type="float" office:value="10455" calcext:value-type="float">
            <text:p>10455</text:p>
          </table:table-cell>
          <table:table-cell table:formula="of:=([.AM95]/[.P95])*100" office:value-type="float" office:value="4.69748299380858" calcext:value-type="float">
            <text:p>4.70</text:p>
          </table:table-cell>
          <table:table-cell office:value-type="string" calcext:value-type="string">
            <text:p>NOTA</text:p>
          </table:table-cell>
          <table:table-cell table:number-columns-repeated="2" table:style-name="ce299" office:value-type="string" calcext:value-type="string">
            <text:p>NOTA</text:p>
          </table:table-cell>
          <table:table-cell table:style-name="ce299" office:value-type="float" office:value="3136" calcext:value-type="float">
            <text:p>3136</text:p>
          </table:table-cell>
          <table:table-cell table:formula="of:=([.AR95]/[.P95])*100" office:value-type="float" office:value="1.40902024567993" calcext:value-type="float">
            <text:p>1.41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Omalur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Town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table:style-name="ce252" office:value-type="float" office:value="265892" calcext:value-type="float">
            <text:p>265892</text:p>
          </table:table-cell>
          <table:table-cell table:style-name="ce252" office:value-type="float" office:value="227295" calcext:value-type="float">
            <text:p>227295</text:p>
          </table:table-cell>
          <table:table-cell table:style-name="ce263" table:formula="of:=([.P96]/[.O96])*100" office:value-type="float" office:value="85.4839558918659" calcext:value-type="float">
            <text:p>85.48</text:p>
          </table:table-cell>
          <table:table-cell table:style-name="ce250" table:formula="of:=[.X96]-[.AC96]" office:value-type="float" office:value="19956" calcext:value-type="float">
            <text:p>19956</text:p>
          </table:table-cell>
          <table:table-cell table:style-name="ce270" table:formula="of:=([.R96]/[.P96])*100" office:value-type="float" office:value="8.779779581601" calcext:value-type="float">
            <text:p>8.78</text:p>
          </table:table-cell>
          <table:table-cell table:style-name="ce263" table:formula="of:=[.Y96]+[.AD96]" office:value-type="float" office:value="69.6812512373788" calcext:value-type="float">
            <text:p>69.68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Vetrivel S</text:p>
          </table:table-cell>
          <table:table-cell office:value-type="float" office:value="89169" calcext:value-type="float">
            <text:p>89169</text:p>
          </table:table-cell>
          <table:table-cell table:formula="of:=([.X96]/[.P96])*100" office:value-type="float" office:value="39.2305154094899" calcext:value-type="float">
            <text:p>39.23</text:p>
          </table:table-cell>
          <table:table-cell table:style-name="ce287" office:value-type="string" calcext:value-type="string">
            <text:p>DMK+</text:p>
          </table:table-cell>
          <table:table-cell table:style-name="ce290" office:value-type="string" calcext:value-type="string">
            <text:p>DMK</text:p>
          </table:table-cell>
          <table:table-cell table:style-name="ce290" office:value-type="string" calcext:value-type="string">
            <text:p>Ammasi S</text:p>
          </table:table-cell>
          <table:table-cell table:style-name="ce290" office:value-type="float" office:value="69213" calcext:value-type="float">
            <text:p>69213</text:p>
          </table:table-cell>
          <table:table-cell table:style-name="ce265" table:formula="of:=([.AC96]/[.P96])*100" office:value-type="float" office:value="30.4507358278889" calcext:value-type="float">
            <text:p>30.45</text:p>
          </table:table-cell>
          <table:table-cell table:style-name="ce299" office:value-type="string" calcext:value-type="string">
            <text:p>MMA</text:p>
          </table:table-cell>
          <table:table-cell table:style-name="ce299" office:value-type="string" calcext:value-type="string">
            <text:p>PMK</text:p>
          </table:table-cell>
          <table:table-cell table:style-name="ce299" office:value-type="string" calcext:value-type="string">
            <text:p>Tamilarasu A</text:p>
          </table:table-cell>
          <table:table-cell table:style-name="ce299" office:value-type="float" office:value="48721" calcext:value-type="float">
            <text:p>48721</text:p>
          </table:table-cell>
          <table:table-cell table:style-name="ce303" table:formula="of:=([.AH96]/[.P96])*100" office:value-type="float" office:value="21.4351393563431" calcext:value-type="float">
            <text:p>21.44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DMDK</text:p>
          </table:table-cell>
          <table:table-cell table:style-name="ce299" office:value-type="string" calcext:value-type="string">
            <text:p>Elangoavan A R</text:p>
          </table:table-cell>
          <table:table-cell table:style-name="ce299" office:value-type="float" office:value="9744" calcext:value-type="float">
            <text:p>9744</text:p>
          </table:table-cell>
          <table:table-cell table:formula="of:=([.AM96]/[.P96])*100" office:value-type="float" office:value="4.28693987989177" calcext:value-type="float">
            <text:p>4.29</text:p>
          </table:table-cell>
          <table:table-cell office:value-type="string" calcext:value-type="string">
            <text:p>NOTA</text:p>
          </table:table-cell>
          <table:table-cell table:number-columns-repeated="2" table:style-name="ce299" office:value-type="string" calcext:value-type="string">
            <text:p>NOTA</text:p>
          </table:table-cell>
          <table:table-cell table:style-name="ce299" office:value-type="float" office:value="1739" calcext:value-type="float">
            <text:p>1739</text:p>
          </table:table-cell>
          <table:table-cell table:formula="of:=([.AR96]/[.P96])*100" office:value-type="float" office:value="0.765085021667877" calcext:value-type="float">
            <text:p>0.77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Mettur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Rural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3" office:value-type="string" calcext:value-type="string">
            <text:p>No</text:p>
          </table:table-cell>
          <table:table-cell table:style-name="ce252" office:value-type="float" office:value="263189" calcext:value-type="float">
            <text:p>263189</text:p>
          </table:table-cell>
          <table:table-cell table:style-name="ce252" office:value-type="float" office:value="207574" calcext:value-type="float">
            <text:p>207574</text:p>
          </table:table-cell>
          <table:table-cell table:style-name="ce263" table:formula="of:=([.P97]/[.O97])*100" office:value-type="float" office:value="78.8687977081109" calcext:value-type="float">
            <text:p>78.87</text:p>
          </table:table-cell>
          <table:table-cell table:style-name="ce250" table:formula="of:=[.X97]-[.AC97]" office:value-type="float" office:value="6282" calcext:value-type="float">
            <text:p>6282</text:p>
          </table:table-cell>
          <table:table-cell table:style-name="ce270" table:formula="of:=([.R97]/[.P97])*100" office:value-type="float" office:value="3.02639058841666" calcext:value-type="float">
            <text:p>3.03</text:p>
          </table:table-cell>
          <table:table-cell table:style-name="ce263" table:formula="of:=[.Y97]+[.AD97]" office:value-type="float" office:value="67.0700569435478" calcext:value-type="float">
            <text:p>67.07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emmalai S</text:p>
          </table:table-cell>
          <table:table-cell office:value-type="float" office:value="72751" calcext:value-type="float">
            <text:p>72751</text:p>
          </table:table-cell>
          <table:table-cell table:formula="of:=([.X97]/[.P97])*100" office:value-type="float" office:value="35.0482237659823" calcext:value-type="float">
            <text:p>35.05</text:p>
          </table:table-cell>
          <table:table-cell table:style-name="ce287" office:value-type="string" calcext:value-type="string">
            <text:p>DMK+</text:p>
          </table:table-cell>
          <table:table-cell table:style-name="ce290" office:value-type="string" calcext:value-type="string">
            <text:p>DMK</text:p>
          </table:table-cell>
          <table:table-cell table:style-name="ce290" office:value-type="string" calcext:value-type="string">
            <text:p>Parthiban S R</text:p>
          </table:table-cell>
          <table:table-cell table:style-name="ce290" office:value-type="float" office:value="66469" calcext:value-type="float">
            <text:p>66469</text:p>
          </table:table-cell>
          <table:table-cell table:style-name="ce265" table:formula="of:=([.AC97]/[.P97])*100" office:value-type="float" office:value="32.0218331775656" calcext:value-type="float">
            <text:p>32.02</text:p>
          </table:table-cell>
          <table:table-cell table:style-name="ce299" office:value-type="string" calcext:value-type="string">
            <text:p>MMA</text:p>
          </table:table-cell>
          <table:table-cell table:style-name="ce299" office:value-type="string" calcext:value-type="string">
            <text:p>PMK</text:p>
          </table:table-cell>
          <table:table-cell table:style-name="ce299" office:value-type="string" calcext:value-type="string">
            <text:p>Mani G K</text:p>
          </table:table-cell>
          <table:table-cell table:style-name="ce299" office:value-type="float" office:value="49939" calcext:value-type="float">
            <text:p>49939</text:p>
          </table:table-cell>
          <table:table-cell table:style-name="ce303" table:formula="of:=([.AH97]/[.P97])*100" office:value-type="float" office:value="24.0584080857911" calcext:value-type="float">
            <text:p>24.06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DMDK</text:p>
          </table:table-cell>
          <table:table-cell table:style-name="ce299" office:value-type="string" calcext:value-type="string">
            <text:p>Boopathy R</text:p>
          </table:table-cell>
          <table:table-cell table:style-name="ce299" office:value-type="float" office:value="5892" calcext:value-type="float">
            <text:p>5892</text:p>
          </table:table-cell>
          <table:table-cell table:formula="of:=([.AM97]/[.P97])*100" office:value-type="float" office:value="2.83850578588841" calcext:value-type="float">
            <text:p>2.84</text:p>
          </table:table-cell>
          <table:table-cell office:value-type="string" calcext:value-type="string">
            <text:p>NOTA</text:p>
          </table:table-cell>
          <table:table-cell table:number-columns-repeated="2" table:style-name="ce299" office:value-type="string" calcext:value-type="string">
            <text:p>NOTA</text:p>
          </table:table-cell>
          <table:table-cell table:style-name="ce299" office:value-type="float" office:value="1829" calcext:value-type="float">
            <text:p>1829</text:p>
          </table:table-cell>
          <table:table-cell table:formula="of:=([.AR97]/[.P97])*100" office:value-type="float" office:value="0.881131548267124" calcext:value-type="float">
            <text:p>0.88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Edappadi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Tow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table:style-name="ce253" office:value-type="float" office:value="261304" calcext:value-type="float">
            <text:p>261304</text:p>
          </table:table-cell>
          <table:table-cell table:style-name="ce259" office:value-type="float" office:value="225644" calcext:value-type="float">
            <text:p>225644</text:p>
          </table:table-cell>
          <table:table-cell table:style-name="ce263" table:formula="of:=([.P98]/[.O98])*100" office:value-type="float" office:value="86.3530600373511" calcext:value-type="float">
            <text:p>86.35</text:p>
          </table:table-cell>
          <table:table-cell table:style-name="ce250" table:formula="of:=[.X98]-[.AC98]" office:value-type="float" office:value="42022" calcext:value-type="float">
            <text:p>42022</text:p>
          </table:table-cell>
          <table:table-cell table:style-name="ce270" table:formula="of:=([.R98]/[.P98])*100" office:value-type="float" office:value="18.6231408767794" calcext:value-type="float">
            <text:p>18.62</text:p>
          </table:table-cell>
          <table:table-cell table:style-name="ce263" table:formula="of:=[.Y98]+[.AI98]" office:value-type="float" office:value="68.1835103082733" calcext:value-type="float">
            <text:p>68.18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Palaniswami K</text:p>
          </table:table-cell>
          <table:table-cell office:value-type="float" office:value="98703" calcext:value-type="float">
            <text:p>98703</text:p>
          </table:table-cell>
          <table:table-cell table:formula="of:=([.X98]/[.P98])*100" office:value-type="float" office:value="43.7427983903849" calcext:value-type="float">
            <text:p>43.74</text:p>
          </table:table-cell>
          <table:table-cell office:value-type="string" calcext:value-type="string">
            <text:p>MMA</text:p>
          </table:table-cell>
          <table:table-cell table:style-name="ce290" office:value-type="string" calcext:value-type="string">
            <text:p>PMK</text:p>
          </table:table-cell>
          <table:table-cell table:style-name="ce290" office:value-type="string" calcext:value-type="string">
            <text:p>Annadurai N</text:p>
          </table:table-cell>
          <table:table-cell table:style-name="ce290" office:value-type="float" office:value="56681" calcext:value-type="float">
            <text:p>56681</text:p>
          </table:table-cell>
          <table:table-cell table:style-name="ce265" table:formula="of:=([.AC98]/[.P98])*100" office:value-type="float" office:value="25.1196575136055" calcext:value-type="float">
            <text:p>25.12</text:p>
          </table:table-cell>
          <table:table-cell table:style-name="ce299" office:value-type="string" calcext:value-type="string">
            <text:p>DMK+</text:p>
          </table:table-cell>
          <table:table-cell table:style-name="ce299" office:value-type="string" calcext:value-type="string">
            <text:p>DMK</text:p>
          </table:table-cell>
          <table:table-cell table:style-name="ce299" office:value-type="string" calcext:value-type="string">
            <text:p>Murugesan P A</text:p>
          </table:table-cell>
          <table:table-cell table:style-name="ce299" office:value-type="float" office:value="55149" calcext:value-type="float">
            <text:p>55149</text:p>
          </table:table-cell>
          <table:table-cell table:style-name="ce303" table:formula="of:=([.AH98]/[.P98])*100" office:value-type="float" office:value="24.4407119178884" calcext:value-type="float">
            <text:p>24.44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CPIM</text:p>
          </table:table-cell>
          <table:table-cell table:style-name="ce299" office:value-type="string" calcext:value-type="string">
            <text:p>Thangavel P</text:p>
          </table:table-cell>
          <table:table-cell table:style-name="ce299" office:value-type="float" office:value="5437" calcext:value-type="float">
            <text:p>5437</text:p>
          </table:table-cell>
          <table:table-cell table:formula="of:=([.AM98]/[.P98])*100" office:value-type="float" office:value="2.40954778323377" calcext:value-type="float">
            <text:p>2.41</text:p>
          </table:table-cell>
          <table:table-cell office:value-type="string" calcext:value-type="string">
            <text:p>NOTA</text:p>
          </table:table-cell>
          <table:table-cell table:number-columns-repeated="2" table:style-name="ce299" office:value-type="string" calcext:value-type="string">
            <text:p>NOTA</text:p>
          </table:table-cell>
          <table:table-cell table:style-name="ce299" office:value-type="float" office:value="1913" calcext:value-type="float">
            <text:p>1913</text:p>
          </table:table-cell>
          <table:table-cell table:formula="of:=([.AR98]/[.P98])*100" office:value-type="float" office:value="0.847795642693801" calcext:value-type="float">
            <text:p>0.85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angagiri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Rural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table:style-name="ce252" office:value-type="float" office:value="256847" calcext:value-type="float">
            <text:p>256847</text:p>
          </table:table-cell>
          <table:table-cell table:style-name="ce252" office:value-type="float" office:value="215863" calcext:value-type="float">
            <text:p>215863</text:p>
          </table:table-cell>
          <table:table-cell table:style-name="ce263" table:formula="of:=([.P99]/[.O99])*100" office:value-type="float" office:value="84.0434188446819" calcext:value-type="float">
            <text:p>84.04</text:p>
          </table:table-cell>
          <table:table-cell table:style-name="ce250" table:formula="of:=[.X99]-[.AC99]" office:value-type="float" office:value="37374" calcext:value-type="float">
            <text:p>37374</text:p>
          </table:table-cell>
          <table:table-cell table:style-name="ce270" table:formula="of:=([.R99]/[.P99])*100" office:value-type="float" office:value="17.3137591898565" calcext:value-type="float">
            <text:p>17.31</text:p>
          </table:table-cell>
          <table:table-cell table:style-name="ce263" table:formula="of:=[.Y99]+[.AD99]" office:value-type="float" office:value="71.8186998234992" calcext:value-type="float">
            <text:p>71.82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Raja S</text:p>
          </table:table-cell>
          <table:table-cell office:value-type="float" office:value="96202" calcext:value-type="float">
            <text:p>96202</text:p>
          </table:table-cell>
          <table:table-cell table:formula="of:=([.X99]/[.P99])*100" office:value-type="float" office:value="44.5662295066778" calcext:value-type="float">
            <text:p>44.57</text:p>
          </table:table-cell>
          <table:table-cell table:style-name="ce287" office:value-type="string" calcext:value-type="string">
            <text:p>DMK+</text:p>
          </table:table-cell>
          <table:table-cell table:style-name="ce290" office:value-type="string" calcext:value-type="string">
            <text:p>INC</text:p>
          </table:table-cell>
          <table:table-cell table:style-name="ce290" office:value-type="string" calcext:value-type="string">
            <text:p>Rajeswaran T K</text:p>
          </table:table-cell>
          <table:table-cell table:style-name="ce290" office:value-type="float" office:value="58828" calcext:value-type="float">
            <text:p>58828</text:p>
          </table:table-cell>
          <table:table-cell table:style-name="ce265" table:formula="of:=([.AC99]/[.P99])*100" office:value-type="float" office:value="27.2524703168213" calcext:value-type="float">
            <text:p>27.25</text:p>
          </table:table-cell>
          <table:table-cell table:style-name="ce299" office:value-type="string" calcext:value-type="string">
            <text:p>MMA</text:p>
          </table:table-cell>
          <table:table-cell table:style-name="ce299" office:value-type="string" calcext:value-type="string">
            <text:p>PMK</text:p>
          </table:table-cell>
          <table:table-cell table:style-name="ce299" office:value-type="string" calcext:value-type="string">
            <text:p>Kannan P</text:p>
          </table:table-cell>
          <table:table-cell table:style-name="ce299" office:value-type="float" office:value="37927" calcext:value-type="float">
            <text:p>37927</text:p>
          </table:table-cell>
          <table:table-cell table:style-name="ce303" table:formula="of:=([.AH99]/[.P99])*100" office:value-type="float" office:value="17.5699401935487" calcext:value-type="float">
            <text:p>17.57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TMC</text:p>
          </table:table-cell>
          <table:table-cell table:style-name="ce299" office:value-type="string" calcext:value-type="string">
            <text:p>Selvakumar K</text:p>
          </table:table-cell>
          <table:table-cell table:style-name="ce299" office:value-type="float" office:value="5633" calcext:value-type="float">
            <text:p>5633</text:p>
          </table:table-cell>
          <table:table-cell table:formula="of:=([.AM99]/[.P99])*100" office:value-type="float" office:value="2.60952548607219" calcext:value-type="float">
            <text:p>2.61</text:p>
          </table:table-cell>
          <table:table-cell table:style-name="ce299" office:value-type="string" calcext:value-type="string">
            <text:p>Independant</text:p>
          </table:table-cell>
          <table:table-cell table:style-name="ce299" office:value-type="string" calcext:value-type="string">
            <text:p>KMDK</text:p>
          </table:table-cell>
          <table:table-cell table:style-name="ce299" office:value-type="string" calcext:value-type="string">
            <text:p>Saravanan K</text:p>
          </table:table-cell>
          <table:table-cell table:style-name="ce299" office:value-type="float" office:value="5091" calcext:value-type="float">
            <text:p>5091</text:p>
          </table:table-cell>
          <table:table-cell table:formula="of:=([.AR99]/[.P99])*100" office:value-type="float" office:value="2.3584403070466" calcext:value-type="float">
            <text:p>2.36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alem West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table:style-name="ce252" office:value-type="float" office:value="271212" calcext:value-type="float">
            <text:p>271212</text:p>
          </table:table-cell>
          <table:table-cell table:style-name="ce252" office:value-type="float" office:value="202478" calcext:value-type="float">
            <text:p>202478</text:p>
          </table:table-cell>
          <table:table-cell table:style-name="ce263" table:formula="of:=([.P100]/[.O100])*100" office:value-type="float" office:value="74.6567261035647" calcext:value-type="float">
            <text:p>74.66</text:p>
          </table:table-cell>
          <table:table-cell table:style-name="ce250" table:formula="of:=[.X100]-[.AC100]" office:value-type="float" office:value="7247" calcext:value-type="float">
            <text:p>7247</text:p>
          </table:table-cell>
          <table:table-cell table:style-name="ce270" table:formula="of:=([.R100]/[.P100])*100" office:value-type="float" office:value="3.57915427848952" calcext:value-type="float">
            <text:p>3.58</text:p>
          </table:table-cell>
          <table:table-cell table:style-name="ce263" table:formula="of:=[.Y100]+[.AD100]" office:value-type="float" office:value="76.1875364237102" calcext:value-type="float">
            <text:p>76.19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Venkatachalam G</text:p>
          </table:table-cell>
          <table:table-cell office:value-type="float" office:value="80755" calcext:value-type="float">
            <text:p>80755</text:p>
          </table:table-cell>
          <table:table-cell table:formula="of:=([.X100]/[.P100])*100" office:value-type="float" office:value="39.8833453510999" calcext:value-type="float">
            <text:p>39.88</text:p>
          </table:table-cell>
          <table:table-cell table:style-name="ce287" office:value-type="string" calcext:value-type="string">
            <text:p>DMK+</text:p>
          </table:table-cell>
          <table:table-cell table:style-name="ce290" office:value-type="string" calcext:value-type="string">
            <text:p>DMK</text:p>
          </table:table-cell>
          <table:table-cell table:style-name="ce290" office:value-type="string" calcext:value-type="string">
            <text:p>Panneer Selvam C</text:p>
          </table:table-cell>
          <table:table-cell table:style-name="ce290" office:value-type="float" office:value="73508" calcext:value-type="float">
            <text:p>73508</text:p>
          </table:table-cell>
          <table:table-cell table:style-name="ce265" table:formula="of:=([.AC100]/[.P100])*100" office:value-type="float" office:value="36.3041910726104" calcext:value-type="float">
            <text:p>36.30</text:p>
          </table:table-cell>
          <table:table-cell table:style-name="ce299" office:value-type="string" calcext:value-type="string">
            <text:p>MMA</text:p>
          </table:table-cell>
          <table:table-cell table:style-name="ce299" office:value-type="string" calcext:value-type="string">
            <text:p>PMK</text:p>
          </table:table-cell>
          <table:table-cell table:style-name="ce299" office:value-type="string" calcext:value-type="string">
            <text:p>Arul R</text:p>
          </table:table-cell>
          <table:table-cell table:style-name="ce299" office:value-type="float" office:value="29982" calcext:value-type="float">
            <text:p>29982</text:p>
          </table:table-cell>
          <table:table-cell table:style-name="ce303" table:formula="of:=([.AH100]/[.P100])*100" office:value-type="float" office:value="14.8075346457393" calcext:value-type="float">
            <text:p>14.81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DMDK</text:p>
          </table:table-cell>
          <table:table-cell table:style-name="ce299" office:value-type="string" calcext:value-type="string">
            <text:p>Alagaapuram R Mohanraj</text:p>
          </table:table-cell>
          <table:table-cell table:style-name="ce299" office:value-type="float" office:value="8962" calcext:value-type="float">
            <text:p>8962</text:p>
          </table:table-cell>
          <table:table-cell table:formula="of:=([.AM100]/[.P100])*100" office:value-type="float" office:value="4.42615987909798" calcext:value-type="float">
            <text:p>4.43</text:p>
          </table:table-cell>
          <table:table-cell office:value-type="string" calcext:value-type="string">
            <text:p>NOTA</text:p>
          </table:table-cell>
          <table:table-cell table:number-columns-repeated="2" table:style-name="ce299" office:value-type="string" calcext:value-type="string">
            <text:p>NOTA</text:p>
          </table:table-cell>
          <table:table-cell table:style-name="ce299" office:value-type="float" office:value="3107" calcext:value-type="float">
            <text:p>3107</text:p>
          </table:table-cell>
          <table:table-cell table:formula="of:=([.AR100]/[.P100])*100" office:value-type="float" office:value="1.53448769742886" calcext:value-type="float">
            <text:p>1.53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alem North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table:style-name="ce252" office:value-type="float" office:value="265999" calcext:value-type="float">
            <text:p>265999</text:p>
          </table:table-cell>
          <table:table-cell table:style-name="ce252" office:value-type="float" office:value="191841" calcext:value-type="float">
            <text:p>191841</text:p>
          </table:table-cell>
          <table:table-cell table:style-name="ce263" table:formula="of:=([.P101]/[.O101])*100" office:value-type="float" office:value="72.1209478231121" calcext:value-type="float">
            <text:p>72.12</text:p>
          </table:table-cell>
          <table:table-cell table:style-name="ce250" table:formula="of:=[.X101]-[.AC101]" office:value-type="float" office:value="9873" calcext:value-type="float">
            <text:p>9873</text:p>
          </table:table-cell>
          <table:table-cell table:style-name="ce270" table:formula="of:=([.R101]/[.P101])*100" office:value-type="float" office:value="5.1464494034122" calcext:value-type="float">
            <text:p>5.15</text:p>
          </table:table-cell>
          <table:table-cell table:style-name="ce263" table:formula="of:=[.Y101]+[.AD101]" office:value-type="float" office:value="85.1189266110998" calcext:value-type="float">
            <text:p>85.12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Rajendran R</text:p>
          </table:table-cell>
          <table:table-cell office:value-type="float" office:value="86583" calcext:value-type="float">
            <text:p>86583</text:p>
          </table:table-cell>
          <table:table-cell table:formula="of:=([.X101]/[.P101])*100" office:value-type="float" office:value="45.132688007256" calcext:value-type="float">
            <text:p>45.13</text:p>
          </table:table-cell>
          <table:table-cell office:value-type="string" calcext:value-type="string">
            <text:p>AIADMK+</text:p>
          </table:table-cell>
          <table:table-cell table:style-name="ce290" office:value-type="string" calcext:value-type="string">
            <text:p>AIADMK</text:p>
          </table:table-cell>
          <table:table-cell table:style-name="ce290" office:value-type="string" calcext:value-type="string">
            <text:p>Saravanan K R S</text:p>
          </table:table-cell>
          <table:table-cell table:style-name="ce290" office:value-type="float" office:value="76710" calcext:value-type="float">
            <text:p>76710</text:p>
          </table:table-cell>
          <table:table-cell table:style-name="ce265" table:formula="of:=([.AC101]/[.P101])*100" office:value-type="float" office:value="39.9862386038438" calcext:value-type="float">
            <text:p>39.99</text:p>
          </table:table-cell>
          <table:table-cell table:style-name="ce299" office:value-type="string" calcext:value-type="string">
            <text:p>MMA</text:p>
          </table:table-cell>
          <table:table-cell table:style-name="ce299" office:value-type="string" calcext:value-type="string">
            <text:p>PMK</text:p>
          </table:table-cell>
          <table:table-cell table:style-name="ce299" office:value-type="string" calcext:value-type="string">
            <text:p>Kathir Raasaratinam</text:p>
          </table:table-cell>
          <table:table-cell table:style-name="ce299" office:value-type="float" office:value="7975" calcext:value-type="float">
            <text:p>7975</text:p>
          </table:table-cell>
          <table:table-cell table:style-name="ce303" table:formula="of:=([.AH101]/[.P101])*100" office:value-type="float" office:value="4.15708842218295" calcext:value-type="float">
            <text:p>4.16</text:p>
          </table:table-cell>
          <table:table-cell table:style-name="ce299" office:value-type="string" calcext:value-type="string">
            <text:p>NDA</text:p>
          </table:table-cell>
          <table:table-cell table:style-name="ce299" office:value-type="string" calcext:value-type="string">
            <text:p>BJP</text:p>
          </table:table-cell>
          <table:table-cell table:style-name="ce299" office:value-type="string" calcext:value-type="string">
            <text:p>Gopinath R P</text:p>
          </table:table-cell>
          <table:table-cell table:style-name="ce299" office:value-type="float" office:value="5922" calcext:value-type="float">
            <text:p>5922</text:p>
          </table:table-cell>
          <table:table-cell table:formula="of:=([.AM101]/[.P101])*100" office:value-type="float" office:value="3.08693136503667" calcext:value-type="float">
            <text:p>3.09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TMC</text:p>
          </table:table-cell>
          <table:table-cell table:style-name="ce299" office:value-type="string" calcext:value-type="string">
            <text:p>Devadass R</text:p>
          </table:table-cell>
          <table:table-cell table:style-name="ce299" office:value-type="float" office:value="4157" calcext:value-type="float">
            <text:p>4157</text:p>
          </table:table-cell>
          <table:table-cell table:formula="of:=([.AR101]/[.P101])*100" office:value-type="float" office:value="2.1668986295943" calcext:value-type="float">
            <text:p>2.17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alem South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City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table:style-name="ce252" office:value-type="float" office:value="263233" calcext:value-type="float">
            <text:p>263233</text:p>
          </table:table-cell>
          <table:table-cell table:style-name="ce252" office:value-type="float" office:value="197889" calcext:value-type="float">
            <text:p>197889</text:p>
          </table:table-cell>
          <table:table-cell table:style-name="ce263" table:formula="of:=([.P102]/[.O102])*100" office:value-type="float" office:value="75.1763646655245" calcext:value-type="float">
            <text:p>75.18</text:p>
          </table:table-cell>
          <table:table-cell table:style-name="ce250" table:formula="of:=[.X102]-[.AC102]" office:value-type="float" office:value="30453" calcext:value-type="float">
            <text:p>30453</text:p>
          </table:table-cell>
          <table:table-cell table:style-name="ce270" table:formula="of:=([.R102]/[.P102])*100" office:value-type="float" office:value="15.3889301578157" calcext:value-type="float">
            <text:p>15.39</text:p>
          </table:table-cell>
          <table:table-cell table:style-name="ce263" table:formula="of:=[.Y102]+[.AD102]" office:value-type="float" office:value="87.3919217339013" calcext:value-type="float">
            <text:p>87.39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akthivel A B</text:p>
          </table:table-cell>
          <table:table-cell office:value-type="float" office:value="101696" calcext:value-type="float">
            <text:p>101696</text:p>
          </table:table-cell>
          <table:table-cell table:formula="of:=([.X102]/[.P102])*100" office:value-type="float" office:value="51.3904259458585" calcext:value-type="float">
            <text:p>51.39</text:p>
          </table:table-cell>
          <table:table-cell table:style-name="ce287" office:value-type="string" calcext:value-type="string">
            <text:p>DMK+</text:p>
          </table:table-cell>
          <table:table-cell table:style-name="ce290" office:value-type="string" calcext:value-type="string">
            <text:p>DMK</text:p>
          </table:table-cell>
          <table:table-cell table:style-name="ce290" office:value-type="string" calcext:value-type="string">
            <text:p>Gunasekaran M</text:p>
          </table:table-cell>
          <table:table-cell table:style-name="ce290" office:value-type="float" office:value="71243" calcext:value-type="float">
            <text:p>71243</text:p>
          </table:table-cell>
          <table:table-cell table:style-name="ce265" table:formula="of:=([.AC102]/[.P102])*100" office:value-type="float" office:value="36.0014957880428" calcext:value-type="float">
            <text:p>36.00</text:p>
          </table:table-cell>
          <table:table-cell table:style-name="ce299" office:value-type="string" calcext:value-type="string">
            <text:p>MMA</text:p>
          </table:table-cell>
          <table:table-cell table:style-name="ce299" office:value-type="string" calcext:value-type="string">
            <text:p>PMK</text:p>
          </table:table-cell>
          <table:table-cell table:style-name="ce299" office:value-type="string" calcext:value-type="string">
            <text:p>Kumar K</text:p>
          </table:table-cell>
          <table:table-cell table:style-name="ce299" office:value-type="float" office:value="6325" calcext:value-type="float">
            <text:p>6325</text:p>
          </table:table-cell>
          <table:table-cell table:style-name="ce303" table:formula="of:=([.AH102]/[.P102])*100" office:value-type="float" office:value="3.19623627387071" calcext:value-type="float">
            <text:p>3.20</text:p>
          </table:table-cell>
          <table:table-cell table:style-name="ce299" office:value-type="string" calcext:value-type="string">
            <text:p>NDA</text:p>
          </table:table-cell>
          <table:table-cell table:style-name="ce299" office:value-type="string" calcext:value-type="string">
            <text:p>BJP</text:p>
          </table:table-cell>
          <table:table-cell table:style-name="ce299" office:value-type="string" calcext:value-type="string">
            <text:p>Annadurai N</text:p>
          </table:table-cell>
          <table:table-cell table:style-name="ce299" office:value-type="float" office:value="4686" calcext:value-type="float">
            <text:p>4686</text:p>
          </table:table-cell>
          <table:table-cell table:formula="of:=([.AM102]/[.P102])*100" office:value-type="float" office:value="2.36799417855464" calcext:value-type="float">
            <text:p>2.37</text:p>
          </table:table-cell>
          <table:table-cell office:value-type="string" calcext:value-type="string">
            <text:p>NOTA</text:p>
          </table:table-cell>
          <table:table-cell table:number-columns-repeated="2" table:style-name="ce299" office:value-type="string" calcext:value-type="string">
            <text:p>NOTA</text:p>
          </table:table-cell>
          <table:table-cell table:style-name="ce299" office:value-type="float" office:value="4121" calcext:value-type="float">
            <text:p>4121</text:p>
          </table:table-cell>
          <table:table-cell table:formula="of:=([.AR102]/[.P102])*100" office:value-type="float" office:value="2.0824805825488" calcext:value-type="float">
            <text:p>2.08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Veerapandi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Rural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table:style-name="ce252" office:value-type="float" office:value="239268" calcext:value-type="float">
            <text:p>239268</text:p>
          </table:table-cell>
          <table:table-cell table:style-name="ce252" office:value-type="float" office:value="206718" calcext:value-type="float">
            <text:p>206718</text:p>
          </table:table-cell>
          <table:table-cell table:style-name="ce263" table:formula="of:=([.P103]/[.O103])*100" office:value-type="float" office:value="86.3960078238628" calcext:value-type="float">
            <text:p>86.40</text:p>
          </table:table-cell>
          <table:table-cell table:style-name="ce250" table:formula="of:=[.X103]-[.AC103]" office:value-type="float" office:value="14481" calcext:value-type="float">
            <text:p>14481</text:p>
          </table:table-cell>
          <table:table-cell table:style-name="ce270" table:formula="of:=([.R103]/[.P103])*100" office:value-type="float" office:value="7.00519548370244" calcext:value-type="float">
            <text:p>7.01</text:p>
          </table:table-cell>
          <table:table-cell table:style-name="ce263" table:formula="of:=[.Y103]+[.AD103]" office:value-type="float" office:value="84.7062181329154" calcext:value-type="float">
            <text:p>84.71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Manonmani P</text:p>
          </table:table-cell>
          <table:table-cell office:value-type="float" office:value="94792" calcext:value-type="float">
            <text:p>94792</text:p>
          </table:table-cell>
          <table:table-cell table:formula="of:=([.X103]/[.P103])*100" office:value-type="float" office:value="45.8557068083089" calcext:value-type="float">
            <text:p>45.86</text:p>
          </table:table-cell>
          <table:table-cell table:style-name="ce287" office:value-type="string" calcext:value-type="string">
            <text:p>DMK+</text:p>
          </table:table-cell>
          <table:table-cell table:style-name="ce290" office:value-type="string" calcext:value-type="string">
            <text:p>DMK</text:p>
          </table:table-cell>
          <table:table-cell table:style-name="ce290" office:value-type="string" calcext:value-type="string">
            <text:p>Rajendran A</text:p>
          </table:table-cell>
          <table:table-cell table:style-name="ce290" office:value-type="float" office:value="80311" calcext:value-type="float">
            <text:p>80311</text:p>
          </table:table-cell>
          <table:table-cell table:style-name="ce265" table:formula="of:=([.AC103]/[.P103])*100" office:value-type="float" office:value="38.8505113246065" calcext:value-type="float">
            <text:p>38.85</text:p>
          </table:table-cell>
          <table:table-cell table:style-name="ce299" office:value-type="string" calcext:value-type="string">
            <text:p>MMA</text:p>
          </table:table-cell>
          <table:table-cell table:style-name="ce299" office:value-type="string" calcext:value-type="string">
            <text:p>PMK</text:p>
          </table:table-cell>
          <table:table-cell table:style-name="ce299" office:value-type="string" calcext:value-type="string">
            <text:p>Samraj A R B</text:p>
          </table:table-cell>
          <table:table-cell table:style-name="ce299" office:value-type="float" office:value="17218" calcext:value-type="float">
            <text:p>17218</text:p>
          </table:table-cell>
          <table:table-cell table:style-name="ce303" table:formula="of:=([.AH103]/[.P103])*100" office:value-type="float" office:value="8.32922145144593" calcext:value-type="float">
            <text:p>8.33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CPI</text:p>
          </table:table-cell>
          <table:table-cell table:style-name="ce299" office:value-type="string" calcext:value-type="string">
            <text:p>Mohan A</text:p>
          </table:table-cell>
          <table:table-cell table:style-name="ce299" office:value-type="float" office:value="6483" calcext:value-type="float">
            <text:p>6483</text:p>
          </table:table-cell>
          <table:table-cell table:formula="of:=([.AM103]/[.P103])*100" office:value-type="float" office:value="3.13615650306214" calcext:value-type="float">
            <text:p>3.14</text:p>
          </table:table-cell>
          <table:table-cell office:value-type="string" calcext:value-type="string">
            <text:p>NOTA</text:p>
          </table:table-cell>
          <table:table-cell table:number-columns-repeated="2" table:style-name="ce299" office:value-type="string" calcext:value-type="string">
            <text:p>NOTA</text:p>
          </table:table-cell>
          <table:table-cell table:style-name="ce299" office:value-type="float" office:value="2828" calcext:value-type="float">
            <text:p>2828</text:p>
          </table:table-cell>
          <table:table-cell table:formula="of:=([.AR103]/[.P103])*100" office:value-type="float" office:value="1.36804729147921" calcext:value-type="float">
            <text:p>1.37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asipuram</text:p>
          </table:table-cell>
          <table:table-cell office:value-type="string" calcext:value-type="string">
            <text:p>Namakkal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Ponni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No</text:p>
          </table:table-cell>
          <table:table-cell table:style-name="ce252" office:value-type="float" office:value="221806" calcext:value-type="float">
            <text:p>221806</text:p>
          </table:table-cell>
          <table:table-cell table:style-name="ce252" office:value-type="float" office:value="186869" calcext:value-type="float">
            <text:p>186869</text:p>
          </table:table-cell>
          <table:table-cell table:style-name="ce263" table:formula="of:=([.P104]/[.O104])*100" office:value-type="float" office:value="84.2488480924772" calcext:value-type="float">
            <text:p>84.25</text:p>
          </table:table-cell>
          <table:table-cell table:style-name="ce250" table:formula="of:=[.X104]-[.AC104]" office:value-type="float" office:value="9631" calcext:value-type="float">
            <text:p>9631</text:p>
          </table:table-cell>
          <table:table-cell table:style-name="ce270" table:formula="of:=([.R104]/[.P104])*100" office:value-type="float" office:value="5.15387785025874" calcext:value-type="float">
            <text:p>5.15</text:p>
          </table:table-cell>
          <table:table-cell table:style-name="ce263" table:formula="of:=[.Y104]+[.AD104]" office:value-type="float" office:value="87.8535230562587" calcext:value-type="float">
            <text:p>87.85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aroja V Dr</text:p>
          </table:table-cell>
          <table:table-cell office:value-type="float" office:value="86901" calcext:value-type="float">
            <text:p>86901</text:p>
          </table:table-cell>
          <table:table-cell table:formula="of:=([.X104]/[.P104])*100" office:value-type="float" office:value="46.5037004532587" calcext:value-type="float">
            <text:p>46.50</text:p>
          </table:table-cell>
          <table:table-cell table:style-name="ce287" office:value-type="string" calcext:value-type="string">
            <text:p>DMK+</text:p>
          </table:table-cell>
          <table:table-cell table:style-name="ce290" office:value-type="string" calcext:value-type="string">
            <text:p>DMK</text:p>
          </table:table-cell>
          <table:table-cell table:style-name="ce290" office:value-type="string" calcext:value-type="string">
            <text:p>Duraisamy V P</text:p>
          </table:table-cell>
          <table:table-cell table:style-name="ce290" office:value-type="float" office:value="77270" calcext:value-type="float">
            <text:p>77270</text:p>
          </table:table-cell>
          <table:table-cell table:style-name="ce265" table:formula="of:=([.AC104]/[.P104])*100" office:value-type="float" office:value="41.349822603" calcext:value-type="float">
            <text:p>41.35</text:p>
          </table:table-cell>
          <table:table-cell table:style-name="ce299" office:value-type="string" calcext:value-type="string">
            <text:p>MMA</text:p>
          </table:table-cell>
          <table:table-cell table:style-name="ce299" office:value-type="string" calcext:value-type="string">
            <text:p>PMK</text:p>
          </table:table-cell>
          <table:table-cell table:style-name="ce299" office:value-type="string" calcext:value-type="string">
            <text:p>Pushpagandhi J</text:p>
          </table:table-cell>
          <table:table-cell table:style-name="ce299" office:value-type="float" office:value="6952" calcext:value-type="float">
            <text:p>6952</text:p>
          </table:table-cell>
          <table:table-cell table:style-name="ce303" table:formula="of:=([.AH104]/[.P104])*100" office:value-type="float" office:value="3.72025322552162" calcext:value-type="float">
            <text:p>3.72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VCK</text:p>
          </table:table-cell>
          <table:table-cell table:style-name="ce299" office:value-type="string" calcext:value-type="string">
            <text:p>Arjun G</text:p>
          </table:table-cell>
          <table:table-cell table:style-name="ce299" office:value-type="float" office:value="4341" calcext:value-type="float">
            <text:p>4341</text:p>
          </table:table-cell>
          <table:table-cell table:formula="of:=([.AM104]/[.P104])*100" office:value-type="float" office:value="2.32301772899732" calcext:value-type="float">
            <text:p>2.32</text:p>
          </table:table-cell>
          <table:table-cell office:value-type="string" calcext:value-type="string">
            <text:p>NOTA</text:p>
          </table:table-cell>
          <table:table-cell table:style-name="ce316" office:value-type="string" calcext:value-type="string">
            <text:p>NOTA</text:p>
          </table:table-cell>
          <table:table-cell table:style-name="ce299" office:value-type="string" calcext:value-type="string">
            <text:p>NOTA</text:p>
          </table:table-cell>
          <table:table-cell table:style-name="ce299" office:value-type="float" office:value="2795" calcext:value-type="float">
            <text:p>2795</text:p>
          </table:table-cell>
          <table:table-cell table:formula="of:=([.AR104]/[.P104])*100" office:value-type="float" office:value="1.49570019639427" calcext:value-type="float">
            <text:p>1.50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enthamangalam</text:p>
          </table:table-cell>
          <table:table-cell office:value-type="string" calcext:value-type="string">
            <text:p>Namakkal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Ponni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T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table:style-name="ce252" office:value-type="float" office:value="229911" calcext:value-type="float">
            <text:p>229911</text:p>
          </table:table-cell>
          <table:table-cell table:style-name="ce252" office:value-type="float" office:value="189917" calcext:value-type="float">
            <text:p>189917</text:p>
          </table:table-cell>
          <table:table-cell table:style-name="ce263" table:formula="of:=([.P105]/[.O105])*100" office:value-type="float" office:value="82.6045730739286" calcext:value-type="float">
            <text:p>82.60</text:p>
          </table:table-cell>
          <table:table-cell table:style-name="ce250" table:formula="of:=[.X105]-[.AC105]" office:value-type="float" office:value="12333" calcext:value-type="float">
            <text:p>12333</text:p>
          </table:table-cell>
          <table:table-cell table:style-name="ce270" table:formula="of:=([.R105]/[.P105])*100" office:value-type="float" office:value="6.49388943591148" calcext:value-type="float">
            <text:p>6.49</text:p>
          </table:table-cell>
          <table:table-cell table:style-name="ce263" table:formula="of:=[.Y105]+[.AD105]" office:value-type="float" office:value="89.6944454682835" calcext:value-type="float">
            <text:p>89.69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Chandrasekaran C</text:p>
          </table:table-cell>
          <table:table-cell office:value-type="float" office:value="91339" calcext:value-type="float">
            <text:p>91339</text:p>
          </table:table-cell>
          <table:table-cell table:formula="of:=([.X105]/[.P105])*100" office:value-type="float" office:value="48.0941674520975" calcext:value-type="float">
            <text:p>48.09</text:p>
          </table:table-cell>
          <table:table-cell table:style-name="ce287" office:value-type="string" calcext:value-type="string">
            <text:p>DMK+</text:p>
          </table:table-cell>
          <table:table-cell table:style-name="ce290" office:value-type="string" calcext:value-type="string">
            <text:p>DMK</text:p>
          </table:table-cell>
          <table:table-cell table:style-name="ce290" office:value-type="string" calcext:value-type="string">
            <text:p>Ponnusamy K</text:p>
          </table:table-cell>
          <table:table-cell table:style-name="ce290" office:value-type="float" office:value="79006" calcext:value-type="float">
            <text:p>79006</text:p>
          </table:table-cell>
          <table:table-cell table:style-name="ce265" table:formula="of:=([.AC105]/[.P105])*100" office:value-type="float" office:value="41.600278016186" calcext:value-type="float">
            <text:p>41.60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DMDK</text:p>
          </table:table-cell>
          <table:table-cell table:style-name="ce299" office:value-type="string" calcext:value-type="string">
            <text:p>Sathiya M</text:p>
          </table:table-cell>
          <table:table-cell table:style-name="ce299" office:value-type="float" office:value="5609" calcext:value-type="float">
            <text:p>5609</text:p>
          </table:table-cell>
          <table:table-cell table:style-name="ce303" table:formula="of:=([.AH105]/[.P105])*100" office:value-type="float" office:value="2.95339543063549" calcext:value-type="float">
            <text:p>2.95</text:p>
          </table:table-cell>
          <table:table-cell table:style-name="ce299" office:value-type="string" calcext:value-type="string">
            <text:p>Independant</text:p>
          </table:table-cell>
          <table:table-cell table:style-name="ce299" office:value-type="string" calcext:value-type="string">
            <text:p>KMDK</text:p>
          </table:table-cell>
          <table:table-cell table:style-name="ce299" office:value-type="string" calcext:value-type="string">
            <text:p>Chinnusamy M</text:p>
          </table:table-cell>
          <table:table-cell table:style-name="ce299" office:value-type="float" office:value="4014" calcext:value-type="float">
            <text:p>4014</text:p>
          </table:table-cell>
          <table:table-cell table:formula="of:=([.AM105]/[.P105])*100" office:value-type="float" office:value="2.1135548687058" calcext:value-type="float">
            <text:p>2.11</text:p>
          </table:table-cell>
          <table:table-cell office:value-type="string" calcext:value-type="string">
            <text:p>NOTA</text:p>
          </table:table-cell>
          <table:table-cell table:number-columns-repeated="2" table:style-name="ce299" office:value-type="string" calcext:value-type="string">
            <text:p>NOTA</text:p>
          </table:table-cell>
          <table:table-cell table:style-name="ce299" office:value-type="float" office:value="2664" calcext:value-type="float">
            <text:p>2664</text:p>
          </table:table-cell>
          <table:table-cell table:formula="of:=([.AR105]/[.P105])*100" office:value-type="float" office:value="1.40271802945497" calcext:value-type="float">
            <text:p>1.40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Namakkal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Ponni</text:p>
          </table:table-cell>
          <table:table-cell office:value-type="string" calcext:value-type="string">
            <text:p>Town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3" office:value-type="string" calcext:value-type="string">
            <text:p>No</text:p>
          </table:table-cell>
          <table:table-cell table:style-name="ce252" office:value-type="float" office:value="242615" calcext:value-type="float">
            <text:p>242615</text:p>
          </table:table-cell>
          <table:table-cell table:style-name="ce252" office:value-type="float" office:value="194441" calcext:value-type="float">
            <text:p>194441</text:p>
          </table:table-cell>
          <table:table-cell table:style-name="ce263" table:formula="of:=([.P106]/[.O106])*100" office:value-type="float" office:value="80.1438493085753" calcext:value-type="float">
            <text:p>80.14</text:p>
          </table:table-cell>
          <table:table-cell table:style-name="ce250" table:formula="of:=[.X106]-[.AC106]" office:value-type="float" office:value="13534" calcext:value-type="float">
            <text:p>13534</text:p>
          </table:table-cell>
          <table:table-cell table:style-name="ce270" table:formula="of:=([.R106]/[.P106])*100" office:value-type="float" office:value="6.96046615682906" calcext:value-type="float">
            <text:p>6.96</text:p>
          </table:table-cell>
          <table:table-cell table:style-name="ce263" table:formula="of:=[.Y106]+[.AD106]" office:value-type="float" office:value="84.6621854444279" calcext:value-type="float">
            <text:p>84.66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Baskar K P P</text:p>
          </table:table-cell>
          <table:table-cell office:value-type="float" office:value="89076" calcext:value-type="float">
            <text:p>89076</text:p>
          </table:table-cell>
          <table:table-cell table:formula="of:=([.X106]/[.P106])*100" office:value-type="float" office:value="45.8113258006285" calcext:value-type="float">
            <text:p>45.81</text:p>
          </table:table-cell>
          <table:table-cell table:style-name="ce287" office:value-type="string" calcext:value-type="string">
            <text:p>DMK+</text:p>
          </table:table-cell>
          <table:table-cell table:style-name="ce290" office:value-type="string" calcext:value-type="string">
            <text:p>INC</text:p>
          </table:table-cell>
          <table:table-cell table:style-name="ce290" office:value-type="string" calcext:value-type="string">
            <text:p>Chezhian R</text:p>
          </table:table-cell>
          <table:table-cell table:style-name="ce290" office:value-type="float" office:value="75542" calcext:value-type="float">
            <text:p>75542</text:p>
          </table:table-cell>
          <table:table-cell table:style-name="ce265" table:formula="of:=([.AC106]/[.P106])*100" office:value-type="float" office:value="38.8508596437994" calcext:value-type="float">
            <text:p>38.85</text:p>
          </table:table-cell>
          <table:table-cell table:style-name="ce299" office:value-type="string" calcext:value-type="string">
            <text:p>Independant</text:p>
          </table:table-cell>
          <table:table-cell table:style-name="ce299" office:value-type="string" calcext:value-type="string">
            <text:p>KMDK</text:p>
          </table:table-cell>
          <table:table-cell table:style-name="ce299" office:value-type="string" calcext:value-type="string">
            <text:p>Matheswaran S</text:p>
          </table:table-cell>
          <table:table-cell table:style-name="ce299" office:value-type="float" office:value="10506" calcext:value-type="float">
            <text:p>10506</text:p>
          </table:table-cell>
          <table:table-cell table:style-name="ce303" table:formula="of:=([.AH106]/[.P106])*100" office:value-type="float" office:value="5.40318142778529" calcext:value-type="float">
            <text:p>5.40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TMC</text:p>
          </table:table-cell>
          <table:table-cell table:style-name="ce299" office:value-type="string" calcext:value-type="string">
            <text:p>Elango N</text:p>
          </table:table-cell>
          <table:table-cell table:style-name="ce299" office:value-type="float" office:value="4341" calcext:value-type="float">
            <text:p>4341</text:p>
          </table:table-cell>
          <table:table-cell table:formula="of:=([.AM106]/[.P106])*100" office:value-type="float" office:value="2.23255383381077" calcext:value-type="float">
            <text:p>2.23</text:p>
          </table:table-cell>
          <table:table-cell office:value-type="string" calcext:value-type="string">
            <text:p>NOTA</text:p>
          </table:table-cell>
          <table:table-cell table:number-columns-repeated="2" table:style-name="ce299" office:value-type="string" calcext:value-type="string">
            <text:p>NOTA</text:p>
          </table:table-cell>
          <table:table-cell table:style-name="ce299" office:value-type="float" office:value="3828" calcext:value-type="float">
            <text:p>3828</text:p>
          </table:table-cell>
          <table:table-cell table:formula="of:=([.AR106]/[.P106])*100" office:value-type="float" office:value="1.96872058876472" calcext:value-type="float">
            <text:p>1.97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aramathi Velur</text:p>
          </table:table-cell>
          <table:table-cell office:value-type="string" calcext:value-type="string">
            <text:p>Namakkal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Ponni</text:p>
          </table:table-cell>
          <table:table-cell office:value-type="string" calcext:value-type="string">
            <text:p>Rural</text:p>
          </table:table-cell>
          <table:table-cell table:number-columns-repeated="8" office:value-type="string" calcext:value-type="string">
            <text:p>No</text:p>
          </table:table-cell>
          <table:table-cell table:style-name="ce252" office:value-type="float" office:value="208633" calcext:value-type="float">
            <text:p>208633</text:p>
          </table:table-cell>
          <table:table-cell table:style-name="ce252" office:value-type="float" office:value="175306" calcext:value-type="float">
            <text:p>175306</text:p>
          </table:table-cell>
          <table:table-cell table:style-name="ce263" table:formula="of:=([.P107]/[.O107])*100" office:value-type="float" office:value="84.02601697718" calcext:value-type="float">
            <text:p>84.03</text:p>
          </table:table-cell>
          <table:table-cell table:style-name="ce250" table:formula="of:=[.X107]-[.AC107]" office:value-type="float" office:value="818" calcext:value-type="float">
            <text:p>818</text:p>
          </table:table-cell>
          <table:table-cell table:style-name="ce270" table:formula="of:=([.R107]/[.P107])*100" office:value-type="float" office:value="0.466612665852852" calcext:value-type="float">
            <text:p>0.47</text:p>
          </table:table-cell>
          <table:table-cell table:style-name="ce263" table:formula="of:=[.Y107]+[.AD107]" office:value-type="float" office:value="84.4340752740922" calcext:value-type="float">
            <text:p>84.43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Moorthiy K S</text:p>
          </table:table-cell>
          <table:table-cell office:value-type="float" office:value="74418" calcext:value-type="float">
            <text:p>74418</text:p>
          </table:table-cell>
          <table:table-cell table:formula="of:=([.X107]/[.P107])*100" office:value-type="float" office:value="42.4503439699725" calcext:value-type="float">
            <text:p>42.45</text:p>
          </table:table-cell>
          <table:table-cell office:value-type="string" calcext:value-type="string">
            <text:p>AIADMK+</text:p>
          </table:table-cell>
          <table:table-cell table:style-name="ce290" office:value-type="string" calcext:value-type="string">
            <text:p>AIADMK</text:p>
          </table:table-cell>
          <table:table-cell table:style-name="ce290" office:value-type="string" calcext:value-type="string">
            <text:p>Rajendhiran R</text:p>
          </table:table-cell>
          <table:table-cell table:style-name="ce290" office:value-type="float" office:value="73600" calcext:value-type="float">
            <text:p>73600</text:p>
          </table:table-cell>
          <table:table-cell table:style-name="ce265" table:formula="of:=([.AC107]/[.P107])*100" office:value-type="float" office:value="41.9837313041197" calcext:value-type="float">
            <text:p>41.98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DMDK</text:p>
          </table:table-cell>
          <table:table-cell table:style-name="ce299" office:value-type="string" calcext:value-type="string">
            <text:p>Muthukumar K</text:p>
          </table:table-cell>
          <table:table-cell table:style-name="ce299" office:value-type="float" office:value="6014" calcext:value-type="float">
            <text:p>6014</text:p>
          </table:table-cell>
          <table:table-cell table:style-name="ce303" table:formula="of:=([.AH107]/[.P107])*100" office:value-type="float" office:value="3.4305728269426" calcext:value-type="float">
            <text:p>3.43</text:p>
          </table:table-cell>
          <table:table-cell table:style-name="ce299" office:value-type="string" calcext:value-type="string">
            <text:p>Independant</text:p>
          </table:table-cell>
          <table:table-cell table:style-name="ce299" office:value-type="string" calcext:value-type="string">
            <text:p>KMDK</text:p>
          </table:table-cell>
          <table:table-cell table:style-name="ce299" office:value-type="string" calcext:value-type="string">
            <text:p>Boopathi C</text:p>
          </table:table-cell>
          <table:table-cell table:style-name="ce299" office:value-type="float" office:value="5116" calcext:value-type="float">
            <text:p>5116</text:p>
          </table:table-cell>
          <table:table-cell table:formula="of:=([.AM107]/[.P107])*100" office:value-type="float" office:value="2.9183256705418" calcext:value-type="float">
            <text:p>2.92</text:p>
          </table:table-cell>
          <table:table-cell table:style-name="ce299" office:value-type="string" calcext:value-type="string">
            <text:p>NDA</text:p>
          </table:table-cell>
          <table:table-cell table:style-name="ce299" office:value-type="string" calcext:value-type="string">
            <text:p>BJP</text:p>
          </table:table-cell>
          <table:table-cell table:style-name="ce299" office:value-type="string" calcext:value-type="string">
            <text:p>Rajkumar S</text:p>
          </table:table-cell>
          <table:table-cell table:style-name="ce299" office:value-type="float" office:value="4323" calcext:value-type="float">
            <text:p>4323</text:p>
          </table:table-cell>
          <table:table-cell table:formula="of:=([.AR107]/[.P107])*100" office:value-type="float" office:value="2.46597378298518" calcext:value-type="float">
            <text:p>2.47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iruchengode</text:p>
          </table:table-cell>
          <table:table-cell office:value-type="string" calcext:value-type="string">
            <text:p>Namakkal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Ponni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3" office:value-type="string" calcext:value-type="string">
            <text:p>No</text:p>
          </table:table-cell>
          <table:table-cell table:style-name="ce252" office:value-type="float" office:value="216720" calcext:value-type="float">
            <text:p>216720</text:p>
          </table:table-cell>
          <table:table-cell table:style-name="ce252" office:value-type="float" office:value="176564" calcext:value-type="float">
            <text:p>176564</text:p>
          </table:table-cell>
          <table:table-cell table:style-name="ce263" table:formula="of:=([.P108]/[.O108])*100" office:value-type="float" office:value="81.4710225175341" calcext:value-type="float">
            <text:p>81.47</text:p>
          </table:table-cell>
          <table:table-cell table:style-name="ce250" table:formula="of:=[.X108]-[.AC108]" office:value-type="float" office:value="3390" calcext:value-type="float">
            <text:p>3390</text:p>
          </table:table-cell>
          <table:table-cell table:style-name="ce270" table:formula="of:=([.R108]/[.P108])*100" office:value-type="float" office:value="1.91998368863415" calcext:value-type="float">
            <text:p>1.92</text:p>
          </table:table-cell>
          <table:table-cell table:style-name="ce263" table:formula="of:=[.Y108]+[.AD108]" office:value-type="float" office:value="80.8862508778687" calcext:value-type="float">
            <text:p>80.89</text:p>
          </table:table-cell>
          <table:table-cell office:value-type="string" calcext:value-type="string">
            <text:p>AIADMK+</text:p>
          </table:table-cell>
          <table:table-cell table:style-name="ce233" office:value-type="string" calcext:value-type="string">
            <text:p>AIADMK</text:p>
          </table:table-cell>
          <table:table-cell office:value-type="string" calcext:value-type="string">
            <text:p>Saraswathi Pon</text:p>
          </table:table-cell>
          <table:table-cell office:value-type="float" office:value="73103" calcext:value-type="float">
            <text:p>73103</text:p>
          </table:table-cell>
          <table:table-cell table:formula="of:=([.X108]/[.P108])*100" office:value-type="float" office:value="41.4031172832514" calcext:value-type="float">
            <text:p>41.40</text:p>
          </table:table-cell>
          <table:table-cell table:style-name="ce287" office:value-type="string" calcext:value-type="string">
            <text:p>DMK+</text:p>
          </table:table-cell>
          <table:table-cell table:style-name="ce290" office:value-type="string" calcext:value-type="string">
            <text:p>DMK</text:p>
          </table:table-cell>
          <table:table-cell table:style-name="ce290" office:value-type="string" calcext:value-type="string">
            <text:p>Elangoavan Bar</text:p>
          </table:table-cell>
          <table:table-cell table:style-name="ce290" office:value-type="float" office:value="69713" calcext:value-type="float">
            <text:p>69713</text:p>
          </table:table-cell>
          <table:table-cell table:style-name="ce265" table:formula="of:=([.AC108]/[.P108])*100" office:value-type="float" office:value="39.4831335946173" calcext:value-type="float">
            <text:p>39.48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DMDK</text:p>
          </table:table-cell>
          <table:table-cell table:style-name="ce299" office:value-type="string" calcext:value-type="string">
            <text:p>Vijayakamal J</text:p>
          </table:table-cell>
          <table:table-cell table:style-name="ce299" office:value-type="float" office:value="6688" calcext:value-type="float">
            <text:p>6688</text:p>
          </table:table-cell>
          <table:table-cell table:style-name="ce303" table:formula="of:=([.AH108]/[.P108])*100" office:value-type="float" office:value="3.78786162524637" calcext:value-type="float">
            <text:p>3.79</text:p>
          </table:table-cell>
          <table:table-cell table:style-name="ce299" office:value-type="string" calcext:value-type="string">
            <text:p>Independant</text:p>
          </table:table-cell>
          <table:table-cell table:style-name="ce299" office:value-type="string" calcext:value-type="string">
            <text:p>KMDK</text:p>
          </table:table-cell>
          <table:table-cell table:style-name="ce299" office:value-type="string" calcext:value-type="string">
            <text:p>Rajavel Nathi S</text:p>
          </table:table-cell>
          <table:table-cell table:style-name="ce299" office:value-type="float" office:value="6471" calcext:value-type="float">
            <text:p>6471</text:p>
          </table:table-cell>
          <table:table-cell table:formula="of:=([.AM108]/[.P108])*100" office:value-type="float" office:value="3.66496001449899" calcext:value-type="float">
            <text:p>3.66</text:p>
          </table:table-cell>
          <table:table-cell table:number-columns-repeated="2" table:style-name="ce299" office:value-type="string" calcext:value-type="string">
            <text:p>Independant</text:p>
          </table:table-cell>
          <table:table-cell table:style-name="ce299" office:value-type="string" calcext:value-type="string">
            <text:p>Muthumani P</text:p>
          </table:table-cell>
          <table:table-cell table:style-name="ce299" office:value-type="float" office:value="5923" calcext:value-type="float">
            <text:p>5923</text:p>
          </table:table-cell>
          <table:table-cell table:formula="of:=([.AR108]/[.P108])*100" office:value-type="float" office:value="3.35459096984663" calcext:value-type="float">
            <text:p>3.35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Kumarapalayam</text:p>
          </table:table-cell>
          <table:table-cell office:value-type="string" calcext:value-type="string">
            <text:p>Namakkal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Ponni</text:p>
          </table:table-cell>
          <table:table-cell office:value-type="string" calcext:value-type="string">
            <text:p>Tow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table:style-name="ce252" office:value-type="float" office:value="231009" calcext:value-type="float">
            <text:p>231009</text:p>
          </table:table-cell>
          <table:table-cell table:style-name="ce252" office:value-type="float" office:value="186652" calcext:value-type="float">
            <text:p>186652</text:p>
          </table:table-cell>
          <table:table-cell table:style-name="ce263" table:formula="of:=([.P109]/[.O109])*100" office:value-type="float" office:value="80.7985836049678" calcext:value-type="float">
            <text:p>80.80</text:p>
          </table:table-cell>
          <table:table-cell table:style-name="ce250" table:formula="of:=[.X109]-[.AC109]" office:value-type="float" office:value="47329" calcext:value-type="float">
            <text:p>47329</text:p>
          </table:table-cell>
          <table:table-cell table:style-name="ce270" table:formula="of:=([.R109]/[.P109])*100" office:value-type="float" office:value="25.3568137496518" calcext:value-type="float">
            <text:p>25.36</text:p>
          </table:table-cell>
          <table:table-cell table:style-name="ce263" table:formula="of:=[.Y109]+[.AD109]" office:value-type="float" office:value="85.0432891155734" calcext:value-type="float">
            <text:p>85.04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Thangamani P</text:p>
          </table:table-cell>
          <table:table-cell office:value-type="float" office:value="103032" calcext:value-type="float">
            <text:p>103032</text:p>
          </table:table-cell>
          <table:table-cell table:formula="of:=([.X109]/[.P109])*100" office:value-type="float" office:value="55.2000514326126" calcext:value-type="float">
            <text:p>55.20</text:p>
          </table:table-cell>
          <table:table-cell table:style-name="ce287" office:value-type="string" calcext:value-type="string">
            <text:p>DMK+</text:p>
          </table:table-cell>
          <table:table-cell table:style-name="ce290" office:value-type="string" calcext:value-type="string">
            <text:p>DMK</text:p>
          </table:table-cell>
          <table:table-cell table:style-name="ce290" office:value-type="string" calcext:value-type="string">
            <text:p>Yuvaraj P</text:p>
          </table:table-cell>
          <table:table-cell table:style-name="ce290" office:value-type="float" office:value="55703" calcext:value-type="float">
            <text:p>55703</text:p>
          </table:table-cell>
          <table:table-cell table:style-name="ce265" table:formula="of:=([.AC109]/[.P109])*100" office:value-type="float" office:value="29.8432376829608" calcext:value-type="float">
            <text:p>29.84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DMDK</text:p>
          </table:table-cell>
          <table:table-cell table:style-name="ce299" office:value-type="string" calcext:value-type="string">
            <text:p>Madeshwaran P A</text:p>
          </table:table-cell>
          <table:table-cell table:style-name="ce299" office:value-type="float" office:value="9784" calcext:value-type="float">
            <text:p>9784</text:p>
          </table:table-cell>
          <table:table-cell table:style-name="ce303" table:formula="of:=([.AH109]/[.P109])*100" office:value-type="float" office:value="5.24184043031953" calcext:value-type="float">
            <text:p>5.24</text:p>
          </table:table-cell>
          <table:table-cell table:number-columns-repeated="3" table:style-name="ce299" office:value-type="string" calcext:value-type="string">
            <text:p>NOTA</text:p>
          </table:table-cell>
          <table:table-cell table:style-name="ce299" office:value-type="float" office:value="2994" calcext:value-type="float">
            <text:p>2994</text:p>
          </table:table-cell>
          <table:table-cell table:formula="of:=([.AM109]/[.P109])*100" office:value-type="float" office:value="1.60405460429034" calcext:value-type="float">
            <text:p>1.60</text:p>
          </table:table-cell>
          <table:table-cell table:number-columns-repeated="2" table:style-name="ce299" office:value-type="string" calcext:value-type="string">
            <text:p>NTK</text:p>
          </table:table-cell>
          <table:table-cell table:style-name="ce299" office:value-type="string" calcext:value-type="string">
            <text:p>Arunkumar G</text:p>
          </table:table-cell>
          <table:table-cell table:style-name="ce299" office:value-type="float" office:value="2908" calcext:value-type="float">
            <text:p>2908</text:p>
          </table:table-cell>
          <table:table-cell table:formula="of:=([.AR109]/[.P109])*100" office:value-type="float" office:value="1.55797955553651" calcext:value-type="float">
            <text:p>1.56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Erode East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Ponni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ot</text:p>
          </table:table-cell>
          <table:table-cell table:number-columns-repeated="6" office:value-type="string" calcext:value-type="string">
            <text:p>No</text:p>
          </table:table-cell>
          <table:table-cell table:style-name="ce252" office:value-type="float" office:value="212746" calcext:value-type="float">
            <text:p>212746</text:p>
          </table:table-cell>
          <table:table-cell table:style-name="ce252" office:value-type="float" office:value="148018" calcext:value-type="float">
            <text:p>148018</text:p>
          </table:table-cell>
          <table:table-cell table:style-name="ce263" table:formula="of:=([.P110]/[.O110])*100" office:value-type="float" office:value="69.5749861336993" calcext:value-type="float">
            <text:p>69.57</text:p>
          </table:table-cell>
          <table:table-cell table:style-name="ce250" table:formula="of:=[.X110]-[.AC110]" office:value-type="float" office:value="7794" calcext:value-type="float">
            <text:p>7794</text:p>
          </table:table-cell>
          <table:table-cell table:style-name="ce270" table:formula="of:=([.R110]/[.P110])*100" office:value-type="float" office:value="5.26557580834763" calcext:value-type="float">
            <text:p>5.27</text:p>
          </table:table-cell>
          <table:table-cell table:style-name="ce263" table:formula="of:=[.Y110]+[.AD110]" office:value-type="float" office:value="82.3980867191828" calcext:value-type="float">
            <text:p>82.40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Thennarasu K S</text:p>
          </table:table-cell>
          <table:table-cell office:value-type="float" office:value="64879" calcext:value-type="float">
            <text:p>64879</text:p>
          </table:table-cell>
          <table:table-cell table:formula="of:=([.X110]/[.P110])*100" office:value-type="float" office:value="43.8318312637652" calcext:value-type="float">
            <text:p>43.83</text:p>
          </table:table-cell>
          <table:table-cell table:style-name="ce287" office:value-type="string" calcext:value-type="string">
            <text:p>DMK+</text:p>
          </table:table-cell>
          <table:table-cell table:style-name="ce290" office:value-type="string" calcext:value-type="string">
            <text:p>DMK</text:p>
          </table:table-cell>
          <table:table-cell table:style-name="ce290" office:value-type="string" calcext:value-type="string">
            <text:p>Chandhirakumar V C</text:p>
          </table:table-cell>
          <table:table-cell table:style-name="ce290" office:value-type="float" office:value="57085" calcext:value-type="float">
            <text:p>57085</text:p>
          </table:table-cell>
          <table:table-cell table:style-name="ce265" table:formula="of:=([.AC110]/[.P110])*100" office:value-type="float" office:value="38.5662554554176" calcext:value-type="float">
            <text:p>38.57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DMDK</text:p>
          </table:table-cell>
          <table:table-cell table:style-name="ce299" office:value-type="string" calcext:value-type="string">
            <text:p>Ponchairman</text:p>
          </table:table-cell>
          <table:table-cell table:style-name="ce299" office:value-type="float" office:value="6776" calcext:value-type="float">
            <text:p>6776</text:p>
          </table:table-cell>
          <table:table-cell table:style-name="ce303" table:formula="of:=([.AH110]/[.P110])*100" office:value-type="float" office:value="4.57782161628991" calcext:value-type="float">
            <text:p>4.58</text:p>
          </table:table-cell>
          <table:table-cell table:style-name="ce299" office:value-type="string" calcext:value-type="string">
            <text:p>NDA</text:p>
          </table:table-cell>
          <table:table-cell table:style-name="ce299" office:value-type="string" calcext:value-type="string">
            <text:p>BJP</text:p>
          </table:table-cell>
          <table:table-cell table:style-name="ce299" office:value-type="string" calcext:value-type="string">
            <text:p>Rajeshkumar P</text:p>
          </table:table-cell>
          <table:table-cell table:style-name="ce299" office:value-type="float" office:value="5549" calcext:value-type="float">
            <text:p>5549</text:p>
          </table:table-cell>
          <table:table-cell table:formula="of:=([.AM110]/[.P110])*100" office:value-type="float" office:value="3.7488683808726" calcext:value-type="float">
            <text:p>3.75</text:p>
          </table:table-cell>
          <table:table-cell office:value-type="string" calcext:value-type="string">
            <text:p>NOTA</text:p>
          </table:table-cell>
          <table:table-cell table:number-columns-repeated="2" table:style-name="ce299" office:value-type="string" calcext:value-type="string">
            <text:p>NOTA</text:p>
          </table:table-cell>
          <table:table-cell table:style-name="ce299" office:value-type="float" office:value="3096" calcext:value-type="float">
            <text:p>3096</text:p>
          </table:table-cell>
          <table:table-cell table:formula="of:=([.AR110]/[.P110])*100" office:value-type="float" office:value="2.09163750354687" calcext:value-type="float">
            <text:p>2.09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Erode West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Ponni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table:style-name="ce252" office:value-type="float" office:value="256208" calcext:value-type="float">
            <text:p>256208</text:p>
          </table:table-cell>
          <table:table-cell table:style-name="ce252" office:value-type="float" office:value="189367" calcext:value-type="float">
            <text:p>189367</text:p>
          </table:table-cell>
          <table:table-cell table:style-name="ce263" table:formula="of:=([.P111]/[.O111])*100" office:value-type="float" office:value="73.9114313370387" calcext:value-type="float">
            <text:p>73.91</text:p>
          </table:table-cell>
          <table:table-cell table:style-name="ce250" table:formula="of:=[.X111]-[.AC111]" office:value-type="float" office:value="4906" calcext:value-type="float">
            <text:p>4906</text:p>
          </table:table-cell>
          <table:table-cell table:style-name="ce270" table:formula="of:=([.R111]/[.P111])*100" office:value-type="float" office:value="2.59073650636066" calcext:value-type="float">
            <text:p>2.59</text:p>
          </table:table-cell>
          <table:table-cell table:style-name="ce263" table:formula="of:=[.Y111]+[.AD111]" office:value-type="float" office:value="84.3272587092788" calcext:value-type="float">
            <text:p>84.33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Ramalingam K V</text:p>
          </table:table-cell>
          <table:table-cell office:value-type="float" office:value="82297" calcext:value-type="float">
            <text:p>82297</text:p>
          </table:table-cell>
          <table:table-cell table:formula="of:=([.X111]/[.P111])*100" office:value-type="float" office:value="43.4589976078197" calcext:value-type="float">
            <text:p>43.46</text:p>
          </table:table-cell>
          <table:table-cell table:style-name="ce287" office:value-type="string" calcext:value-type="string">
            <text:p>DMK+</text:p>
          </table:table-cell>
          <table:table-cell table:style-name="ce290" office:value-type="string" calcext:value-type="string">
            <text:p>DMK</text:p>
          </table:table-cell>
          <table:table-cell table:style-name="ce290" office:value-type="string" calcext:value-type="string">
            <text:p>Muthusamy S</text:p>
          </table:table-cell>
          <table:table-cell table:style-name="ce290" office:value-type="float" office:value="77391" calcext:value-type="float">
            <text:p>77391</text:p>
          </table:table-cell>
          <table:table-cell table:style-name="ce265" table:formula="of:=([.AC111]/[.P111])*100" office:value-type="float" office:value="40.8682611014591" calcext:value-type="float">
            <text:p>40.87</text:p>
          </table:table-cell>
          <table:table-cell table:style-name="ce299" office:value-type="string" calcext:value-type="string">
            <text:p>Independant</text:p>
          </table:table-cell>
          <table:table-cell table:style-name="ce299" office:value-type="string" calcext:value-type="string">
            <text:p>KMDK</text:p>
          </table:table-cell>
          <table:table-cell table:style-name="ce299" office:value-type="string" calcext:value-type="string">
            <text:p>Easwara Murthy M</text:p>
          </table:table-cell>
          <table:table-cell table:style-name="ce299" office:value-type="float" office:value="7477" calcext:value-type="float">
            <text:p>7477</text:p>
          </table:table-cell>
          <table:table-cell table:style-name="ce303" table:formula="of:=([.AH111]/[.P111])*100" office:value-type="float" office:value="3.94841762292269" calcext:value-type="float">
            <text:p>3.95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MDMK</text:p>
          </table:table-cell>
          <table:table-cell table:style-name="ce299" office:value-type="string" calcext:value-type="string">
            <text:p>Murugan N</text:p>
          </table:table-cell>
          <table:table-cell table:style-name="ce299" office:value-type="float" office:value="6624" calcext:value-type="float">
            <text:p>6624</text:p>
          </table:table-cell>
          <table:table-cell table:formula="of:=([.AM111]/[.P111])*100" office:value-type="float" office:value="3.49796955118896" calcext:value-type="float">
            <text:p>3.50</text:p>
          </table:table-cell>
          <table:table-cell table:style-name="ce299" office:value-type="string" calcext:value-type="string">
            <text:p>NDA</text:p>
          </table:table-cell>
          <table:table-cell table:style-name="ce299" office:value-type="string" calcext:value-type="string">
            <text:p>BJP</text:p>
          </table:table-cell>
          <table:table-cell table:style-name="ce299" office:value-type="string" calcext:value-type="string">
            <text:p>Palanisamy N P</text:p>
          </table:table-cell>
          <table:table-cell table:style-name="ce299" office:value-type="float" office:value="4177" calcext:value-type="float">
            <text:p>4177</text:p>
          </table:table-cell>
          <table:table-cell table:formula="of:=([.AR111]/[.P111])*100" office:value-type="float" office:value="2.20576974868905" calcext:value-type="float">
            <text:p>2.21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odakkurichi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Ponni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est</text:p>
          </table:table-cell>
          <table:table-cell table:number-columns-repeated="6" office:value-type="string" calcext:value-type="string">
            <text:p>No</text:p>
          </table:table-cell>
          <table:table-cell table:style-name="ce252" office:value-type="float" office:value="222002" calcext:value-type="float">
            <text:p>222002</text:p>
          </table:table-cell>
          <table:table-cell table:style-name="ce252" office:value-type="float" office:value="176676" calcext:value-type="float">
            <text:p>176676</text:p>
          </table:table-cell>
          <table:table-cell table:style-name="ce263" table:formula="of:=([.P112]/[.O112])*100" office:value-type="float" office:value="79.5830668192178" calcext:value-type="float">
            <text:p>79.58</text:p>
          </table:table-cell>
          <table:table-cell table:style-name="ce250" table:formula="of:=[.X112]-[.AC112]" office:value-type="float" office:value="2222" calcext:value-type="float">
            <text:p>2222</text:p>
          </table:table-cell>
          <table:table-cell table:style-name="ce270" table:formula="of:=([.R112]/[.P112])*100" office:value-type="float" office:value="1.25766940614458" calcext:value-type="float">
            <text:p>1.26</text:p>
          </table:table-cell>
          <table:table-cell table:style-name="ce263" table:formula="of:=[.Y112]+[.AD112]" office:value-type="float" office:value="85.983382010007" calcext:value-type="float">
            <text:p>85.98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ivasubramani V P</text:p>
          </table:table-cell>
          <table:table-cell office:value-type="float" office:value="77067" calcext:value-type="float">
            <text:p>77067</text:p>
          </table:table-cell>
          <table:table-cell table:formula="of:=([.X112]/[.P112])*100" office:value-type="float" office:value="43.6205257080758" calcext:value-type="float">
            <text:p>43.62</text:p>
          </table:table-cell>
          <table:table-cell table:style-name="ce287" office:value-type="string" calcext:value-type="string">
            <text:p>DMK+</text:p>
          </table:table-cell>
          <table:table-cell table:style-name="ce290" office:value-type="string" calcext:value-type="string">
            <text:p>DMK</text:p>
          </table:table-cell>
          <table:table-cell table:style-name="ce290" office:value-type="string" calcext:value-type="string">
            <text:p>Sachidanandam P</text:p>
          </table:table-cell>
          <table:table-cell table:style-name="ce290" office:value-type="float" office:value="74845" calcext:value-type="float">
            <text:p>74845</text:p>
          </table:table-cell>
          <table:table-cell table:style-name="ce265" table:formula="of:=([.AC112]/[.P112])*100" office:value-type="float" office:value="42.3628563019312" calcext:value-type="float">
            <text:p>42.36</text:p>
          </table:table-cell>
          <table:table-cell table:style-name="ce299" office:value-type="string" calcext:value-type="string">
            <text:p>Independant</text:p>
          </table:table-cell>
          <table:table-cell table:style-name="ce299" office:value-type="string" calcext:value-type="string">
            <text:p>KMDK</text:p>
          </table:table-cell>
          <table:table-cell table:style-name="ce299" office:value-type="string" calcext:value-type="string">
            <text:p>Suriamoorthi S</text:p>
          </table:table-cell>
          <table:table-cell table:style-name="ce299" office:value-type="float" office:value="5607" calcext:value-type="float">
            <text:p>5607</text:p>
          </table:table-cell>
          <table:table-cell table:style-name="ce303" table:formula="of:=([.AH112]/[.P112])*100" office:value-type="float" office:value="3.17360592270597" calcext:value-type="float">
            <text:p>3.17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DMDK</text:p>
          </table:table-cell>
          <table:table-cell table:style-name="ce299" office:value-type="string" calcext:value-type="string">
            <text:p>Ramesh M</text:p>
          </table:table-cell>
          <table:table-cell table:style-name="ce299" office:value-type="float" office:value="4853" calcext:value-type="float">
            <text:p>4853</text:p>
          </table:table-cell>
          <table:table-cell table:formula="of:=([.AM112]/[.P112])*100" office:value-type="float" office:value="2.74683601621046" calcext:value-type="float">
            <text:p>2.75</text:p>
          </table:table-cell>
          <table:table-cell table:style-name="ce299" office:value-type="string" calcext:value-type="string">
            <text:p>NDA</text:p>
          </table:table-cell>
          <table:table-cell table:style-name="ce299" office:value-type="string" calcext:value-type="string">
            <text:p>BJP</text:p>
          </table:table-cell>
          <table:table-cell table:style-name="ce299" office:value-type="string" calcext:value-type="string">
            <text:p>Chinnamalai Krishnakumar J</text:p>
          </table:table-cell>
          <table:table-cell table:style-name="ce299" office:value-type="float" office:value="4052" calcext:value-type="float">
            <text:p>4052</text:p>
          </table:table-cell>
          <table:table-cell table:formula="of:=([.AR112]/[.P112])*100" office:value-type="float" office:value="2.29346374153818" calcext:value-type="float">
            <text:p>2.29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Dharapuram</text:p>
          </table:table-cell>
          <table:table-cell office:value-type="string" calcext:value-type="string">
            <text:p>Tiruppur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No</text:p>
          </table:table-cell>
          <table:table-cell table:style-name="ce252" office:value-type="float" office:value="238070" calcext:value-type="float">
            <text:p>238070</text:p>
          </table:table-cell>
          <table:table-cell table:style-name="ce252" office:value-type="float" office:value="182911" calcext:value-type="float">
            <text:p>182911</text:p>
          </table:table-cell>
          <table:table-cell table:style-name="ce263" table:formula="of:=([.P113]/[.O113])*100" office:value-type="float" office:value="76.8307640609905" calcext:value-type="float">
            <text:p>76.83</text:p>
          </table:table-cell>
          <table:table-cell table:style-name="ce250" table:formula="of:=[.X113]-[.AC113]" office:value-type="float" office:value="10017" calcext:value-type="float">
            <text:p>10017</text:p>
          </table:table-cell>
          <table:table-cell table:style-name="ce270" table:formula="of:=([.R113]/[.P113])*100" office:value-type="float" office:value="5.47643389407963" calcext:value-type="float">
            <text:p>5.48</text:p>
          </table:table-cell>
          <table:table-cell table:style-name="ce263" table:formula="of:=[.Y113]+[.AD113]" office:value-type="float" office:value="85.8663503015128" calcext:value-type="float">
            <text:p>85.87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Kalimuthu V S</text:p>
          </table:table-cell>
          <table:table-cell office:value-type="float" office:value="83538" calcext:value-type="float">
            <text:p>83538</text:p>
          </table:table-cell>
          <table:table-cell table:formula="of:=([.X113]/[.P113])*100" office:value-type="float" office:value="45.6713920977962" calcext:value-type="float">
            <text:p>45.67</text:p>
          </table:table-cell>
          <table:table-cell office:value-type="string" calcext:value-type="string">
            <text:p>AIADMK+</text:p>
          </table:table-cell>
          <table:table-cell table:style-name="ce290" office:value-type="string" calcext:value-type="string">
            <text:p>AIADMK</text:p>
          </table:table-cell>
          <table:table-cell table:style-name="ce290" office:value-type="string" calcext:value-type="string">
            <text:p>Ponnusamy K</text:p>
          </table:table-cell>
          <table:table-cell table:style-name="ce290" office:value-type="float" office:value="73521" calcext:value-type="float">
            <text:p>73521</text:p>
          </table:table-cell>
          <table:table-cell table:style-name="ce265" table:formula="of:=([.AC113]/[.P113])*100" office:value-type="float" office:value="40.1949582037166" calcext:value-type="float">
            <text:p>40.19</text:p>
          </table:table-cell>
          <table:table-cell table:style-name="ce299" office:value-type="string" calcext:value-type="string">
            <text:p>NDA</text:p>
          </table:table-cell>
          <table:table-cell table:style-name="ce299" office:value-type="string" calcext:value-type="string">
            <text:p>BJP</text:p>
          </table:table-cell>
          <table:table-cell table:style-name="ce299" office:value-type="string" calcext:value-type="string">
            <text:p>Shanmugham M</text:p>
          </table:table-cell>
          <table:table-cell table:style-name="ce299" office:value-type="float" office:value="7753" calcext:value-type="float">
            <text:p>7753</text:p>
          </table:table-cell>
          <table:table-cell table:style-name="ce303" table:formula="of:=([.AH113]/[.P113])*100" office:value-type="float" office:value="4.23867345320948" calcext:value-type="float">
            <text:p>4.24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MDMK</text:p>
          </table:table-cell>
          <table:table-cell table:style-name="ce299" office:value-type="string" calcext:value-type="string">
            <text:p>Thiruvalluvan Nagai</text:p>
          </table:table-cell>
          <table:table-cell table:style-name="ce299" office:value-type="float" office:value="7029" calcext:value-type="float">
            <text:p>7029</text:p>
          </table:table-cell>
          <table:table-cell table:formula="of:=([.AM113]/[.P113])*100" office:value-type="float" office:value="3.84285253483935" calcext:value-type="float">
            <text:p>3.84</text:p>
          </table:table-cell>
          <table:table-cell office:value-type="string" calcext:value-type="string">
            <text:p>NOTA</text:p>
          </table:table-cell>
          <table:table-cell table:number-columns-repeated="2" table:style-name="ce299" office:value-type="string" calcext:value-type="string">
            <text:p>NOTA</text:p>
          </table:table-cell>
          <table:table-cell table:style-name="ce299" office:value-type="float" office:value="2883" calcext:value-type="float">
            <text:p>2883</text:p>
          </table:table-cell>
          <table:table-cell table:formula="of:=([.AR113]/[.P113])*100" office:value-type="float" office:value="1.5761763917971" calcext:value-type="float">
            <text:p>1.58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Kangayam</text:p>
          </table:table-cell>
          <table:table-cell office:value-type="string" calcext:value-type="string">
            <text:p>Tiruppur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Town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Amma</text:p>
          </table:table-cell>
          <table:table-cell table:style-name="ce252" office:value-type="float" office:value="233793" calcext:value-type="float">
            <text:p>233793</text:p>
          </table:table-cell>
          <table:table-cell table:style-name="ce252" office:value-type="float" office:value="184428" calcext:value-type="float">
            <text:p>184428</text:p>
          </table:table-cell>
          <table:table-cell table:style-name="ce263" table:formula="of:=([.P114]/[.O114])*100" office:value-type="float" office:value="78.8851676483043" calcext:value-type="float">
            <text:p>78.89</text:p>
          </table:table-cell>
          <table:table-cell table:style-name="ce250" table:formula="of:=[.X114]-[.AC114]" office:value-type="float" office:value="13135" calcext:value-type="float">
            <text:p>13135</text:p>
          </table:table-cell>
          <table:table-cell table:style-name="ce270" table:formula="of:=([.R114]/[.P114])*100" office:value-type="float" office:value="7.12202051749192" calcext:value-type="float">
            <text:p>7.12</text:p>
          </table:table-cell>
          <table:table-cell table:style-name="ce263" table:formula="of:=[.Y114]+[.AD114]" office:value-type="float" office:value="83.238445355369" calcext:value-type="float">
            <text:p>83.24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Thaniyarasu U</text:p>
          </table:table-cell>
          <table:table-cell office:value-type="float" office:value="83325" calcext:value-type="float">
            <text:p>83325</text:p>
          </table:table-cell>
          <table:table-cell table:formula="of:=([.X114]/[.P114])*100" office:value-type="float" office:value="45.1802329364305" calcext:value-type="float">
            <text:p>45.18</text:p>
          </table:table-cell>
          <table:table-cell table:style-name="ce287" office:value-type="string" calcext:value-type="string">
            <text:p>DMK+</text:p>
          </table:table-cell>
          <table:table-cell table:style-name="ce290" office:value-type="string" calcext:value-type="string">
            <text:p>INC</text:p>
          </table:table-cell>
          <table:table-cell table:style-name="ce290" office:value-type="string" calcext:value-type="string">
            <text:p>Gopi P</text:p>
          </table:table-cell>
          <table:table-cell table:style-name="ce290" office:value-type="float" office:value="70190" calcext:value-type="float">
            <text:p>70190</text:p>
          </table:table-cell>
          <table:table-cell table:style-name="ce265" table:formula="of:=([.AC114]/[.P114])*100" office:value-type="float" office:value="38.0582124189386" calcext:value-type="float">
            <text:p>38.06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DMDK</text:p>
          </table:table-cell>
          <table:table-cell table:style-name="ce299" office:value-type="string" calcext:value-type="string">
            <text:p>Muthuvenkateshwaran K G</text:p>
          </table:table-cell>
          <table:table-cell table:style-name="ce299" office:value-type="float" office:value="12108" calcext:value-type="float">
            <text:p>12108</text:p>
          </table:table-cell>
          <table:table-cell table:style-name="ce303" table:formula="of:=([.AH114]/[.P114])*100" office:value-type="float" office:value="6.56516364109571" calcext:value-type="float">
            <text:p>6.57</text:p>
          </table:table-cell>
          <table:table-cell table:style-name="ce299" office:value-type="string" calcext:value-type="string">
            <text:p>NDA</text:p>
          </table:table-cell>
          <table:table-cell table:style-name="ce299" office:value-type="string" calcext:value-type="string">
            <text:p>BJP</text:p>
          </table:table-cell>
          <table:table-cell table:style-name="ce299" office:value-type="string" calcext:value-type="string">
            <text:p>Ushadevi M</text:p>
          </table:table-cell>
          <table:table-cell table:style-name="ce299" office:value-type="float" office:value="7161" calcext:value-type="float">
            <text:p>7161</text:p>
          </table:table-cell>
          <table:table-cell table:formula="of:=([.AM114]/[.P114])*100" office:value-type="float" office:value="3.88281605829917" calcext:value-type="float">
            <text:p>3.88</text:p>
          </table:table-cell>
          <table:table-cell office:value-type="string" calcext:value-type="string">
            <text:p>NOTA</text:p>
          </table:table-cell>
          <table:table-cell table:number-columns-repeated="2" table:style-name="ce299" office:value-type="string" calcext:value-type="string">
            <text:p>NOTA</text:p>
          </table:table-cell>
          <table:table-cell table:style-name="ce299" office:value-type="float" office:value="3141" calcext:value-type="float">
            <text:p>3141</text:p>
          </table:table-cell>
          <table:table-cell table:formula="of:=([.AR114]/[.P114])*100" office:value-type="float" office:value="1.70310365020496" calcext:value-type="float">
            <text:p>1.70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erundurai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Ponni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est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table:style-name="ce252" office:value-type="float" office:value="212885" calcext:value-type="float">
            <text:p>212885</text:p>
          </table:table-cell>
          <table:table-cell table:style-name="ce252" office:value-type="float" office:value="182263" calcext:value-type="float">
            <text:p>182263</text:p>
          </table:table-cell>
          <table:table-cell table:style-name="ce263" table:formula="of:=([.P115]/[.O115])*100" office:value-type="float" office:value="85.6157080113676" calcext:value-type="float">
            <text:p>85.62</text:p>
          </table:table-cell>
          <table:table-cell table:style-name="ce250" table:formula="of:=[.X115]-[.AC115]" office:value-type="float" office:value="12771" calcext:value-type="float">
            <text:p>12771</text:p>
          </table:table-cell>
          <table:table-cell table:style-name="ce270" table:formula="of:=([.R115]/[.P115])*100" office:value-type="float" office:value="7.00690760055524" calcext:value-type="float">
            <text:p>7.01</text:p>
          </table:table-cell>
          <table:table-cell table:style-name="ce263" table:formula="of:=[.Y115]+[.AD115]" office:value-type="float" office:value="81.0987419278735" calcext:value-type="float">
            <text:p>81.10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Venkatachalam N D</text:p>
          </table:table-cell>
          <table:table-cell office:value-type="float" office:value="80292" calcext:value-type="float">
            <text:p>80292</text:p>
          </table:table-cell>
          <table:table-cell table:formula="of:=([.X115]/[.P115])*100" office:value-type="float" office:value="44.0528247642144" calcext:value-type="float">
            <text:p>44.05</text:p>
          </table:table-cell>
          <table:table-cell table:style-name="ce287" office:value-type="string" calcext:value-type="string">
            <text:p>DMK+</text:p>
          </table:table-cell>
          <table:table-cell table:style-name="ce291" office:value-type="string" calcext:value-type="string">
            <text:p>DMK</text:p>
          </table:table-cell>
          <table:table-cell table:style-name="ce290" office:value-type="string" calcext:value-type="string">
            <text:p>Samy K P (A) Mohanasundaram P</text:p>
          </table:table-cell>
          <table:table-cell table:style-name="ce290" office:value-type="float" office:value="67521" calcext:value-type="float">
            <text:p>67521</text:p>
          </table:table-cell>
          <table:table-cell table:style-name="ce265" table:formula="of:=([.AC115]/[.P115])*100" office:value-type="float" office:value="37.0459171636591" calcext:value-type="float">
            <text:p>37.05</text:p>
          </table:table-cell>
          <table:table-cell table:style-name="ce299" office:value-type="string" calcext:value-type="string">
            <text:p>Independant</text:p>
          </table:table-cell>
          <table:table-cell table:style-name="ce299" office:value-type="string" calcext:value-type="string">
            <text:p>KMDK</text:p>
          </table:table-cell>
          <table:table-cell table:style-name="ce299" office:value-type="string" calcext:value-type="string">
            <text:p>Balu K K C</text:p>
          </table:table-cell>
          <table:table-cell table:style-name="ce299" office:value-type="float" office:value="14545" calcext:value-type="float">
            <text:p>14545</text:p>
          </table:table-cell>
          <table:table-cell table:style-name="ce303" table:formula="of:=([.AH115]/[.P115])*100" office:value-type="float" office:value="7.9802263761707" calcext:value-type="float">
            <text:p>7.98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TMC</text:p>
          </table:table-cell>
          <table:table-cell table:style-name="ce299" office:value-type="string" calcext:value-type="string">
            <text:p>Shanmugam V P</text:p>
          </table:table-cell>
          <table:table-cell table:style-name="ce299" office:value-type="float" office:value="6304" calcext:value-type="float">
            <text:p>6304</text:p>
          </table:table-cell>
          <table:table-cell table:formula="of:=([.AM115]/[.P115])*100" office:value-type="float" office:value="3.45873819700104" calcext:value-type="float">
            <text:p>3.46</text:p>
          </table:table-cell>
          <table:table-cell table:style-name="ce299" office:value-type="string" calcext:value-type="string">
            <text:p>NDA</text:p>
          </table:table-cell>
          <table:table-cell table:style-name="ce299" office:value-type="string" calcext:value-type="string">
            <text:p>BJP</text:p>
          </table:table-cell>
          <table:table-cell table:style-name="ce299" office:value-type="string" calcext:value-type="string">
            <text:p>Chandrasekaran A</text:p>
          </table:table-cell>
          <table:table-cell table:style-name="ce299" office:value-type="float" office:value="2625" calcext:value-type="float">
            <text:p>2625</text:p>
          </table:table-cell>
          <table:table-cell table:formula="of:=([.AR115]/[.P115])*100" office:value-type="float" office:value="1.44022648590224" calcext:value-type="float">
            <text:p>1.44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Bhavani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Ponni</text:p>
          </table:table-cell>
          <table:table-cell office:value-type="string" calcext:value-type="string">
            <text:p>Tow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table:style-name="ce252" office:value-type="float" office:value="228069" calcext:value-type="float">
            <text:p>228069</text:p>
          </table:table-cell>
          <table:table-cell table:style-name="ce252" office:value-type="float" office:value="188950" calcext:value-type="float">
            <text:p>188950</text:p>
          </table:table-cell>
          <table:table-cell table:style-name="ce263" table:formula="of:=([.P116]/[.O116])*100" office:value-type="float" office:value="82.8477346767864" calcext:value-type="float">
            <text:p>82.85</text:p>
          </table:table-cell>
          <table:table-cell table:style-name="ce250" table:formula="of:=[.X116]-[.AC116]" office:value-type="float" office:value="24887" calcext:value-type="float">
            <text:p>24887</text:p>
          </table:table-cell>
          <table:table-cell table:style-name="ce270" table:formula="of:=([.R116]/[.P116])*100" office:value-type="float" office:value="13.1712093146335" calcext:value-type="float">
            <text:p>13.17</text:p>
          </table:table-cell>
          <table:table-cell table:style-name="ce263" table:formula="of:=[.Y116]+[.AD116]" office:value-type="float" office:value="77.5914263032548" calcext:value-type="float">
            <text:p>77.59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aruppanan K C</text:p>
          </table:table-cell>
          <table:table-cell office:value-type="float" office:value="85748" calcext:value-type="float">
            <text:p>85748</text:p>
          </table:table-cell>
          <table:table-cell table:formula="of:=([.X116]/[.P116])*100" office:value-type="float" office:value="45.3813178089442" calcext:value-type="float">
            <text:p>45.38</text:p>
          </table:table-cell>
          <table:table-cell table:style-name="ce287" office:value-type="string" calcext:value-type="string">
            <text:p>DMK+</text:p>
          </table:table-cell>
          <table:table-cell table:style-name="ce290" office:value-type="string" calcext:value-type="string">
            <text:p>DMK</text:p>
          </table:table-cell>
          <table:table-cell table:style-name="ce290" office:value-type="string" calcext:value-type="string">
            <text:p>Sivakumar N</text:p>
          </table:table-cell>
          <table:table-cell table:style-name="ce290" office:value-type="float" office:value="60861" calcext:value-type="float">
            <text:p>60861</text:p>
          </table:table-cell>
          <table:table-cell table:style-name="ce265" table:formula="of:=([.AC116]/[.P116])*100" office:value-type="float" office:value="32.2101084943107" calcext:value-type="float">
            <text:p>32.21</text:p>
          </table:table-cell>
          <table:table-cell table:style-name="ce299" office:value-type="string" calcext:value-type="string">
            <text:p>MMA</text:p>
          </table:table-cell>
          <table:table-cell table:style-name="ce299" office:value-type="string" calcext:value-type="string">
            <text:p>PMK</text:p>
          </table:table-cell>
          <table:table-cell table:style-name="ce299" office:value-type="string" calcext:value-type="string">
            <text:p>Ramanathan K V</text:p>
          </table:table-cell>
          <table:table-cell table:style-name="ce299" office:value-type="float" office:value="20727" calcext:value-type="float">
            <text:p>20727</text:p>
          </table:table-cell>
          <table:table-cell table:style-name="ce303" table:formula="of:=([.AH116]/[.P116])*100" office:value-type="float" office:value="10.96956866896" calcext:value-type="float">
            <text:p>10.97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DMDK</text:p>
          </table:table-cell>
          <table:table-cell table:style-name="ce299" office:value-type="string" calcext:value-type="string">
            <text:p>Gopal P</text:p>
          </table:table-cell>
          <table:table-cell table:style-name="ce299" office:value-type="float" office:value="6927" calcext:value-type="float">
            <text:p>6927</text:p>
          </table:table-cell>
          <table:table-cell table:formula="of:=([.AM116]/[.P116])*100" office:value-type="float" office:value="3.6660492193702" calcext:value-type="float">
            <text:p>3.67</text:p>
          </table:table-cell>
          <table:table-cell table:style-name="ce299" office:value-type="string" calcext:value-type="string">
            <text:p>Independant</text:p>
          </table:table-cell>
          <table:table-cell table:style-name="ce299" office:value-type="string" calcext:value-type="string">
            <text:p>KMDK</text:p>
          </table:table-cell>
          <table:table-cell table:style-name="ce299" office:value-type="string" calcext:value-type="string">
            <text:p>Chandrasekar S</text:p>
          </table:table-cell>
          <table:table-cell table:style-name="ce299" office:value-type="float" office:value="4389" calcext:value-type="float">
            <text:p>4389</text:p>
          </table:table-cell>
          <table:table-cell table:formula="of:=([.AR116]/[.P116])*100" office:value-type="float" office:value="2.32283672929346" calcext:value-type="float">
            <text:p>2.32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Anthiyur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Ponni</text:p>
          </table:table-cell>
          <table:table-cell office:value-type="string" calcext:value-type="string">
            <text:p>Rural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table:style-name="ce252" office:value-type="float" office:value="207641" calcext:value-type="float">
            <text:p>207641</text:p>
          </table:table-cell>
          <table:table-cell table:style-name="ce252" office:value-type="float" office:value="169581" calcext:value-type="float">
            <text:p>169581</text:p>
          </table:table-cell>
          <table:table-cell table:style-name="ce263" table:formula="of:=([.P117]/[.O117])*100" office:value-type="float" office:value="81.6702866967506" calcext:value-type="float">
            <text:p>81.67</text:p>
          </table:table-cell>
          <table:table-cell table:style-name="ce250" table:formula="of:=[.X117]-[.AC117]" office:value-type="float" office:value="5312" calcext:value-type="float">
            <text:p>5312</text:p>
          </table:table-cell>
          <table:table-cell table:style-name="ce270" table:formula="of:=([.R117]/[.P117])*100" office:value-type="float" office:value="3.13242639210761" calcext:value-type="float">
            <text:p>3.13</text:p>
          </table:table-cell>
          <table:table-cell table:style-name="ce263" table:formula="of:=[.Y117]+[.AD117]" office:value-type="float" office:value="81.2815114900844" calcext:value-type="float">
            <text:p>81.28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Emr Raja Alias Rajakrishnan K R</text:p>
          </table:table-cell>
          <table:table-cell office:value-type="float" office:value="71575" calcext:value-type="float">
            <text:p>71575</text:p>
          </table:table-cell>
          <table:table-cell table:formula="of:=([.X117]/[.P117])*100" office:value-type="float" office:value="42.206968941096" calcext:value-type="float">
            <text:p>42.21</text:p>
          </table:table-cell>
          <table:table-cell table:style-name="ce287" office:value-type="string" calcext:value-type="string">
            <text:p>DMK+</text:p>
          </table:table-cell>
          <table:table-cell table:style-name="ce290" office:value-type="string" calcext:value-type="string">
            <text:p>DMK</text:p>
          </table:table-cell>
          <table:table-cell table:style-name="ce290" office:value-type="string" calcext:value-type="string">
            <text:p>Venkatachalam A G</text:p>
          </table:table-cell>
          <table:table-cell table:style-name="ce290" office:value-type="float" office:value="66263" calcext:value-type="float">
            <text:p>66263</text:p>
          </table:table-cell>
          <table:table-cell table:style-name="ce265" table:formula="of:=([.AC117]/[.P117])*100" office:value-type="float" office:value="39.0745425489884" calcext:value-type="float">
            <text:p>39.07</text:p>
          </table:table-cell>
          <table:table-cell table:style-name="ce299" office:value-type="string" calcext:value-type="string">
            <text:p>MMA</text:p>
          </table:table-cell>
          <table:table-cell table:style-name="ce299" office:value-type="string" calcext:value-type="string">
            <text:p>PMK</text:p>
          </table:table-cell>
          <table:table-cell table:style-name="ce299" office:value-type="string" calcext:value-type="string">
            <text:p>Gopal S C R</text:p>
          </table:table-cell>
          <table:table-cell table:style-name="ce299" office:value-type="float" office:value="11570" calcext:value-type="float">
            <text:p>11570</text:p>
          </table:table-cell>
          <table:table-cell table:style-name="ce303" table:formula="of:=([.AH117]/[.P117])*100" office:value-type="float" office:value="6.82269829756871" calcext:value-type="float">
            <text:p>6.82</text:p>
          </table:table-cell>
          <table:table-cell table:style-name="ce299" office:value-type="string" calcext:value-type="string">
            <text:p>Independant</text:p>
          </table:table-cell>
          <table:table-cell table:style-name="ce299" office:value-type="string" calcext:value-type="string">
            <text:p>KMDK</text:p>
          </table:table-cell>
          <table:table-cell table:style-name="ce299" office:value-type="string" calcext:value-type="string">
            <text:p>Raja D</text:p>
          </table:table-cell>
          <table:table-cell table:style-name="ce299" office:value-type="float" office:value="5995" calcext:value-type="float">
            <text:p>5995</text:p>
          </table:table-cell>
          <table:table-cell table:formula="of:=([.AM117]/[.P117])*100" office:value-type="float" office:value="3.53518377648439" calcext:value-type="float">
            <text:p>3.54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DMDK</text:p>
          </table:table-cell>
          <table:table-cell table:style-name="ce299" office:value-type="string" calcext:value-type="string">
            <text:p>Raja Sampath M K</text:p>
          </table:table-cell>
          <table:table-cell table:style-name="ce299" office:value-type="float" office:value="5828" calcext:value-type="float">
            <text:p>5828</text:p>
          </table:table-cell>
          <table:table-cell table:formula="of:=([.AR117]/[.P117])*100" office:value-type="float" office:value="3.4367057630277" calcext:value-type="float">
            <text:p>3.44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Gobichettipalayam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Ponni</text:p>
          </table:table-cell>
          <table:table-cell office:value-type="string" calcext:value-type="string">
            <text:p>Tow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table:style-name="ce252" office:value-type="float" office:value="242690" calcext:value-type="float">
            <text:p>242690</text:p>
          </table:table-cell>
          <table:table-cell table:style-name="ce252" office:value-type="float" office:value="204628" calcext:value-type="float">
            <text:p>204628</text:p>
          </table:table-cell>
          <table:table-cell table:style-name="ce263" table:formula="of:=([.P118]/[.O118])*100" office:value-type="float" office:value="84.3166179076188" calcext:value-type="float">
            <text:p>84.32</text:p>
          </table:table-cell>
          <table:table-cell table:style-name="ce250" table:formula="of:=[.X118]-[.AC118]" office:value-type="float" office:value="11223" calcext:value-type="float">
            <text:p>11223</text:p>
          </table:table-cell>
          <table:table-cell table:style-name="ce270" table:formula="of:=([.R118]/[.P118])*100" office:value-type="float" office:value="5.48458666458158" calcext:value-type="float">
            <text:p>5.48</text:p>
          </table:table-cell>
          <table:table-cell table:style-name="ce263" table:formula="of:=[.Y118]+[.AD118]" office:value-type="float" office:value="88.5172117207811" calcext:value-type="float">
            <text:p>88.52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engottaiyan K A</text:p>
          </table:table-cell>
          <table:table-cell office:value-type="float" office:value="96177" calcext:value-type="float">
            <text:p>96177</text:p>
          </table:table-cell>
          <table:table-cell table:formula="of:=([.X118]/[.P118])*100" office:value-type="float" office:value="47.0008991926814" calcext:value-type="float">
            <text:p>47.00</text:p>
          </table:table-cell>
          <table:table-cell table:style-name="ce287" office:value-type="string" calcext:value-type="string">
            <text:p>DMK+</text:p>
          </table:table-cell>
          <table:table-cell table:style-name="ce290" office:value-type="string" calcext:value-type="string">
            <text:p>INC</text:p>
          </table:table-cell>
          <table:table-cell table:style-name="ce290" office:value-type="string" calcext:value-type="string">
            <text:p>Saravanan S V</text:p>
          </table:table-cell>
          <table:table-cell table:style-name="ce290" office:value-type="float" office:value="84954" calcext:value-type="float">
            <text:p>84954</text:p>
          </table:table-cell>
          <table:table-cell table:style-name="ce265" table:formula="of:=([.AC118]/[.P118])*100" office:value-type="float" office:value="41.5163125280998" calcext:value-type="float">
            <text:p>41.52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CPIM</text:p>
          </table:table-cell>
          <table:table-cell table:style-name="ce299" office:value-type="string" calcext:value-type="string">
            <text:p>Munusamy M</text:p>
          </table:table-cell>
          <table:table-cell table:style-name="ce299" office:value-type="float" office:value="7531" calcext:value-type="float">
            <text:p>7531</text:p>
          </table:table-cell>
          <table:table-cell table:style-name="ce303" table:formula="of:=([.AH118]/[.P118])*100" office:value-type="float" office:value="3.68033700177884" calcext:value-type="float">
            <text:p>3.68</text:p>
          </table:table-cell>
          <table:table-cell table:style-name="ce299" office:value-type="string" calcext:value-type="string">
            <text:p>Independant</text:p>
          </table:table-cell>
          <table:table-cell table:style-name="ce299" office:value-type="string" calcext:value-type="string">
            <text:p>KMDK</text:p>
          </table:table-cell>
          <table:table-cell table:style-name="ce299" office:value-type="string" calcext:value-type="string">
            <text:p>Sivaraj N S</text:p>
          </table:table-cell>
          <table:table-cell table:style-name="ce299" office:value-type="float" office:value="3341" calcext:value-type="float">
            <text:p>3341</text:p>
          </table:table-cell>
          <table:table-cell table:formula="of:=([.AM118]/[.P118])*100" office:value-type="float" office:value="1.63271888500108" calcext:value-type="float">
            <text:p>1.63</text:p>
          </table:table-cell>
          <table:table-cell table:style-name="ce299" office:value-type="string" calcext:value-type="string">
            <text:p>NDA</text:p>
          </table:table-cell>
          <table:table-cell table:style-name="ce299" office:value-type="string" calcext:value-type="string">
            <text:p>BJP</text:p>
          </table:table-cell>
          <table:table-cell table:style-name="ce299" office:value-type="string" calcext:value-type="string">
            <text:p>Ganapathi K</text:p>
          </table:table-cell>
          <table:table-cell table:style-name="ce299" office:value-type="float" office:value="3149" calcext:value-type="float">
            <text:p>3149</text:p>
          </table:table-cell>
          <table:table-cell table:formula="of:=([.AR118]/[.P118])*100" office:value-type="float" office:value="1.53889008346854" calcext:value-type="float">
            <text:p>1.54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havanisagar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Ponni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C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table:style-name="ce252" office:value-type="float" office:value="239778" calcext:value-type="float">
            <text:p>239778</text:p>
          </table:table-cell>
          <table:table-cell table:style-name="ce252" office:value-type="float" office:value="196551" calcext:value-type="float">
            <text:p>196551</text:p>
          </table:table-cell>
          <table:table-cell table:style-name="ce263" table:formula="of:=([.P119]/[.O119])*100" office:value-type="float" office:value="81.972074168606" calcext:value-type="float">
            <text:p>81.97</text:p>
          </table:table-cell>
          <table:table-cell table:style-name="ce250" table:formula="of:=[.X119]-[.AC119]" office:value-type="float" office:value="13104" calcext:value-type="float">
            <text:p>13104</text:p>
          </table:table-cell>
          <table:table-cell table:style-name="ce270" table:formula="of:=([.R119]/[.P119])*100" office:value-type="float" office:value="6.66697193094922" calcext:value-type="float">
            <text:p>6.67</text:p>
          </table:table-cell>
          <table:table-cell table:style-name="ce263" table:formula="of:=[.Y119]+[.AD119]" office:value-type="float" office:value="77.7955848609267" calcext:value-type="float">
            <text:p>77.80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Eswaran S</text:p>
          </table:table-cell>
          <table:table-cell office:value-type="float" office:value="83006" calcext:value-type="float">
            <text:p>83006</text:p>
          </table:table-cell>
          <table:table-cell table:formula="of:=([.X119]/[.P119])*100" office:value-type="float" office:value="42.231278395938" calcext:value-type="float">
            <text:p>42.23</text:p>
          </table:table-cell>
          <table:table-cell table:style-name="ce287" office:value-type="string" calcext:value-type="string">
            <text:p>DMK+</text:p>
          </table:table-cell>
          <table:table-cell table:style-name="ce290" office:value-type="string" calcext:value-type="string">
            <text:p>DMK</text:p>
          </table:table-cell>
          <table:table-cell table:style-name="ce290" office:value-type="string" calcext:value-type="string">
            <text:p>Sathya R</text:p>
          </table:table-cell>
          <table:table-cell table:style-name="ce290" office:value-type="float" office:value="69902" calcext:value-type="float">
            <text:p>69902</text:p>
          </table:table-cell>
          <table:table-cell table:style-name="ce265" table:formula="of:=([.AC119]/[.P119])*100" office:value-type="float" office:value="35.5643064649887" calcext:value-type="float">
            <text:p>35.56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CPI</text:p>
          </table:table-cell>
          <table:table-cell table:style-name="ce299" office:value-type="string" calcext:value-type="string">
            <text:p>Sundaram P L</text:p>
          </table:table-cell>
          <table:table-cell table:style-name="ce299" office:value-type="float" office:value="27965" calcext:value-type="float">
            <text:p>27965</text:p>
          </table:table-cell>
          <table:table-cell table:style-name="ce303" table:formula="of:=([.AH119]/[.P119])*100" office:value-type="float" office:value="14.2278594359734" calcext:value-type="float">
            <text:p>14.23</text:p>
          </table:table-cell>
          <table:table-cell table:style-name="ce299" office:value-type="string" calcext:value-type="string">
            <text:p>NDA</text:p>
          </table:table-cell>
          <table:table-cell table:style-name="ce299" office:value-type="string" calcext:value-type="string">
            <text:p>BJP</text:p>
          </table:table-cell>
          <table:table-cell table:style-name="ce299" office:value-type="string" calcext:value-type="string">
            <text:p>Palaniswami N R</text:p>
          </table:table-cell>
          <table:table-cell table:style-name="ce299" office:value-type="float" office:value="3557" calcext:value-type="float">
            <text:p>3557</text:p>
          </table:table-cell>
          <table:table-cell table:formula="of:=([.AM119]/[.P119])*100" office:value-type="float" office:value="1.80970842173278" calcext:value-type="float">
            <text:p>1.81</text:p>
          </table:table-cell>
          <table:table-cell office:value-type="string" calcext:value-type="string">
            <text:p>NOTA</text:p>
          </table:table-cell>
          <table:table-cell table:number-columns-repeated="2" table:style-name="ce299" office:value-type="string" calcext:value-type="string">
            <text:p>NOTA</text:p>
          </table:table-cell>
          <table:table-cell table:style-name="ce299" office:value-type="float" office:value="2980" calcext:value-type="float">
            <text:p>2980</text:p>
          </table:table-cell>
          <table:table-cell table:formula="of:=([.AR119]/[.P119])*100" office:value-type="float" office:value="1.51614593667801" calcext:value-type="float">
            <text:p>1.52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Udagamandalam</text:p>
          </table:table-cell>
          <table:table-cell office:value-type="string" calcext:value-type="string">
            <text:p>Nilgiris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Mountain Kongudam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ot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No</text:p>
          </table:table-cell>
          <table:table-cell table:style-name="ce252" office:value-type="float" office:value="202898" calcext:value-type="float">
            <text:p>202898</text:p>
          </table:table-cell>
          <table:table-cell table:style-name="ce252" office:value-type="float" office:value="140155" calcext:value-type="float">
            <text:p>140155</text:p>
          </table:table-cell>
          <table:table-cell table:style-name="ce263" table:formula="of:=([.P120]/[.O120])*100" office:value-type="float" office:value="69.0765803507181" calcext:value-type="float">
            <text:p>69.08</text:p>
          </table:table-cell>
          <table:table-cell table:style-name="ce250" table:formula="of:=[.X120]-[.AC120]" office:value-type="float" office:value="10418" calcext:value-type="float">
            <text:p>10418</text:p>
          </table:table-cell>
          <table:table-cell table:style-name="ce270" table:formula="of:=([.R120]/[.P120])*100" office:value-type="float" office:value="7.43319895829617" calcext:value-type="float">
            <text:p>7.43</text:p>
          </table:table-cell>
          <table:table-cell table:style-name="ce263" table:formula="of:=[.Y120]+[.AD120]" office:value-type="float" office:value="89.2411972459063" calcext:value-type="float">
            <text:p>89.24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Ganesh R</text:p>
          </table:table-cell>
          <table:table-cell office:value-type="float" office:value="67747" calcext:value-type="float">
            <text:p>67747</text:p>
          </table:table-cell>
          <table:table-cell table:formula="of:=([.X120]/[.P120])*100" office:value-type="float" office:value="48.3371981021013" calcext:value-type="float">
            <text:p>48.34</text:p>
          </table:table-cell>
          <table:table-cell office:value-type="string" calcext:value-type="string">
            <text:p>AIADMK+</text:p>
          </table:table-cell>
          <table:table-cell table:style-name="ce290" office:value-type="string" calcext:value-type="string">
            <text:p>AIADMK</text:p>
          </table:table-cell>
          <table:table-cell table:style-name="ce290" office:value-type="string" calcext:value-type="string">
            <text:p>Vinoth</text:p>
          </table:table-cell>
          <table:table-cell table:style-name="ce290" office:value-type="float" office:value="57329" calcext:value-type="float">
            <text:p>57329</text:p>
          </table:table-cell>
          <table:table-cell table:style-name="ce265" table:formula="of:=([.AC120]/[.P120])*100" office:value-type="float" office:value="40.9039991438051" calcext:value-type="float">
            <text:p>40.90</text:p>
          </table:table-cell>
          <table:table-cell table:style-name="ce299" office:value-type="string" calcext:value-type="string">
            <text:p>NDA</text:p>
          </table:table-cell>
          <table:table-cell table:style-name="ce299" office:value-type="string" calcext:value-type="string">
            <text:p>BJP</text:p>
          </table:table-cell>
          <table:table-cell table:style-name="ce299" office:value-type="string" calcext:value-type="string">
            <text:p>Raman</text:p>
          </table:table-cell>
          <table:table-cell table:style-name="ce299" office:value-type="float" office:value="5818" calcext:value-type="float">
            <text:p>5818</text:p>
          </table:table-cell>
          <table:table-cell table:style-name="ce303" table:formula="of:=([.AH120]/[.P120])*100" office:value-type="float" office:value="4.15111840462345" calcext:value-type="float">
            <text:p>4.15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DMDK</text:p>
          </table:table-cell>
          <table:table-cell table:style-name="ce299" office:value-type="string" calcext:value-type="string">
            <text:p>King Narcissus K</text:p>
          </table:table-cell>
          <table:table-cell table:style-name="ce299" office:value-type="float" office:value="3111" calcext:value-type="float">
            <text:p>3111</text:p>
          </table:table-cell>
          <table:table-cell table:formula="of:=([.AM120]/[.P120])*100" office:value-type="float" office:value="2.21968534836431" calcext:value-type="float">
            <text:p>2.22</text:p>
          </table:table-cell>
          <table:table-cell office:value-type="string" calcext:value-type="string">
            <text:p>NOTA</text:p>
          </table:table-cell>
          <table:table-cell table:number-columns-repeated="2" table:style-name="ce299" office:value-type="string" calcext:value-type="string">
            <text:p>NOTA</text:p>
          </table:table-cell>
          <table:table-cell table:style-name="ce299" office:value-type="float" office:value="2912" calcext:value-type="float">
            <text:p>2912</text:p>
          </table:table-cell>
          <table:table-cell table:formula="of:=([.AR120]/[.P120])*100" office:value-type="float" office:value="2.07769968962934" calcext:value-type="float">
            <text:p>2.08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Gudalur</text:p>
          </table:table-cell>
          <table:table-cell office:value-type="string" calcext:value-type="string">
            <text:p>Nilgiris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Mountain Kongudam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Root</text:p>
          </table:table-cell>
          <table:table-cell table:number-columns-repeated="6" office:value-type="string" calcext:value-type="string">
            <text:p>No</text:p>
          </table:table-cell>
          <table:table-cell table:style-name="ce252" office:value-type="float" office:value="180136" calcext:value-type="float">
            <text:p>180136</text:p>
          </table:table-cell>
          <table:table-cell table:style-name="ce252" office:value-type="float" office:value="131095" calcext:value-type="float">
            <text:p>131095</text:p>
          </table:table-cell>
          <table:table-cell table:style-name="ce263" table:formula="of:=([.P121]/[.O121])*100" office:value-type="float" office:value="72.7755695696585" calcext:value-type="float">
            <text:p>72.78</text:p>
          </table:table-cell>
          <table:table-cell table:style-name="ce250" table:formula="of:=[.X121]-[.AC121]" office:value-type="float" office:value="13379" calcext:value-type="float">
            <text:p>13379</text:p>
          </table:table-cell>
          <table:table-cell table:style-name="ce270" table:formula="of:=([.R121]/[.P121])*100" office:value-type="float" office:value="10.2055761089286" calcext:value-type="float">
            <text:p>10.21</text:p>
          </table:table-cell>
          <table:table-cell table:style-name="ce263" table:formula="of:=[.Y121]+[.AD121]" office:value-type="float" office:value="84.5775963995576" calcext:value-type="float">
            <text:p>84.58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Thiraividamani M</text:p>
          </table:table-cell>
          <table:table-cell office:value-type="float" office:value="62128" calcext:value-type="float">
            <text:p>62128</text:p>
          </table:table-cell>
          <table:table-cell table:formula="of:=([.X121]/[.P121])*100" office:value-type="float" office:value="47.3915862542431" calcext:value-type="float">
            <text:p>47.39</text:p>
          </table:table-cell>
          <table:table-cell office:value-type="string" calcext:value-type="string">
            <text:p>AIADMK+</text:p>
          </table:table-cell>
          <table:table-cell table:style-name="ce290" office:value-type="string" calcext:value-type="string">
            <text:p>AIADMK</text:p>
          </table:table-cell>
          <table:table-cell table:style-name="ce290" office:value-type="string" calcext:value-type="string">
            <text:p>Kalaiselvan S</text:p>
          </table:table-cell>
          <table:table-cell table:style-name="ce290" office:value-type="float" office:value="48749" calcext:value-type="float">
            <text:p>48749</text:p>
          </table:table-cell>
          <table:table-cell table:style-name="ce265" table:formula="of:=([.AC121]/[.P121])*100" office:value-type="float" office:value="37.1860101453145" calcext:value-type="float">
            <text:p>37.19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CPIM</text:p>
          </table:table-cell>
          <table:table-cell table:style-name="ce299" office:value-type="string" calcext:value-type="string">
            <text:p>Tamilmani P</text:p>
          </table:table-cell>
          <table:table-cell table:style-name="ce299" office:value-type="float" office:value="9044" calcext:value-type="float">
            <text:p>9044</text:p>
          </table:table-cell>
          <table:table-cell table:style-name="ce303" table:formula="of:=([.AH121]/[.P121])*100" office:value-type="float" office:value="6.89881383729357" calcext:value-type="float">
            <text:p>6.90</text:p>
          </table:table-cell>
          <table:table-cell table:style-name="ce299" office:value-type="string" calcext:value-type="string">
            <text:p>NDA</text:p>
          </table:table-cell>
          <table:table-cell table:style-name="ce299" office:value-type="string" calcext:value-type="string">
            <text:p>BJP</text:p>
          </table:table-cell>
          <table:table-cell table:style-name="ce299" office:value-type="string" calcext:value-type="string">
            <text:p>Parasuraman P M</text:p>
          </table:table-cell>
          <table:table-cell table:style-name="ce299" office:value-type="float" office:value="5548" calcext:value-type="float">
            <text:p>5548</text:p>
          </table:table-cell>
          <table:table-cell table:formula="of:=([.AM121]/[.P121])*100" office:value-type="float" office:value="4.2320454632137" calcext:value-type="float">
            <text:p>4.23</text:p>
          </table:table-cell>
          <table:table-cell table:number-columns-repeated="2" table:style-name="ce299" office:value-type="string" calcext:value-type="string">
            <text:p>NTK</text:p>
          </table:table-cell>
          <table:table-cell table:style-name="ce299" office:value-type="string" calcext:value-type="string">
            <text:p>Karmegam S</text:p>
          </table:table-cell>
          <table:table-cell table:style-name="ce299" office:value-type="float" office:value="2347" calcext:value-type="float">
            <text:p>2347</text:p>
          </table:table-cell>
          <table:table-cell table:formula="of:=([.AR121]/[.P121])*100" office:value-type="float" office:value="1.7903047408368" calcext:value-type="float">
            <text:p>1.79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oonoor</text:p>
          </table:table-cell>
          <table:table-cell office:value-type="string" calcext:value-type="string">
            <text:p>Nilgiris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Mountain Kongudam</text:p>
          </table:table-cell>
          <table:table-cell office:value-type="string" calcext:value-type="string">
            <text:p>Town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table:style-name="ce252" office:value-type="float" office:value="188075" calcext:value-type="float">
            <text:p>188075</text:p>
          </table:table-cell>
          <table:table-cell table:style-name="ce252" office:value-type="float" office:value="134870" calcext:value-type="float">
            <text:p>134870</text:p>
          </table:table-cell>
          <table:table-cell table:style-name="ce263" table:formula="of:=([.P122]/[.O122])*100" office:value-type="float" office:value="71.710753688688" calcext:value-type="float">
            <text:p>71.71</text:p>
          </table:table-cell>
          <table:table-cell table:style-name="ce250" table:formula="of:=[.X122]-[.AC122]" office:value-type="float" office:value="3710" calcext:value-type="float">
            <text:p>3710</text:p>
          </table:table-cell>
          <table:table-cell table:style-name="ce270" table:formula="of:=([.R122]/[.P122])*100" office:value-type="float" office:value="2.75079706383925" calcext:value-type="float">
            <text:p>2.75</text:p>
          </table:table-cell>
          <table:table-cell table:style-name="ce263" table:formula="of:=[.Y122]+[.AD122]" office:value-type="float" office:value="88.6705716616001" calcext:value-type="float">
            <text:p>88.67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Ramu A</text:p>
          </table:table-cell>
          <table:table-cell office:value-type="float" office:value="61650" calcext:value-type="float">
            <text:p>61650</text:p>
          </table:table-cell>
          <table:table-cell table:formula="of:=([.X122]/[.P122])*100" office:value-type="float" office:value="45.7106843627197" calcext:value-type="float">
            <text:p>45.71</text:p>
          </table:table-cell>
          <table:table-cell table:style-name="ce287" office:value-type="string" calcext:value-type="string">
            <text:p>DMK+</text:p>
          </table:table-cell>
          <table:table-cell table:style-name="ce290" office:value-type="string" calcext:value-type="string">
            <text:p>DMK</text:p>
          </table:table-cell>
          <table:table-cell table:style-name="ce290" office:value-type="string" calcext:value-type="string">
            <text:p>Mubarak B M</text:p>
          </table:table-cell>
          <table:table-cell table:style-name="ce290" office:value-type="float" office:value="57940" calcext:value-type="float">
            <text:p>57940</text:p>
          </table:table-cell>
          <table:table-cell table:style-name="ce265" table:formula="of:=([.AC122]/[.P122])*100" office:value-type="float" office:value="42.9598872988804" calcext:value-type="float">
            <text:p>42.96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DMDK</text:p>
          </table:table-cell>
          <table:table-cell table:style-name="ce299" office:value-type="string" calcext:value-type="string">
            <text:p>Chidambaram V</text:p>
          </table:table-cell>
          <table:table-cell table:style-name="ce299" office:value-type="float" office:value="3989" calcext:value-type="float">
            <text:p>3989</text:p>
          </table:table-cell>
          <table:table-cell table:style-name="ce303" table:formula="of:=([.AH122]/[.P122])*100" office:value-type="float" office:value="2.95766293467784" calcext:value-type="float">
            <text:p>2.96</text:p>
          </table:table-cell>
          <table:table-cell table:style-name="ce299" office:value-type="string" calcext:value-type="string">
            <text:p>NDA</text:p>
          </table:table-cell>
          <table:table-cell table:style-name="ce299" office:value-type="string" calcext:value-type="string">
            <text:p>BJP</text:p>
          </table:table-cell>
          <table:table-cell table:style-name="ce299" office:value-type="string" calcext:value-type="string">
            <text:p>Kumaran B</text:p>
          </table:table-cell>
          <table:table-cell table:style-name="ce299" office:value-type="float" office:value="3547" calcext:value-type="float">
            <text:p>3547</text:p>
          </table:table-cell>
          <table:table-cell table:formula="of:=([.AM122]/[.P122])*100" office:value-type="float" office:value="2.62993994216653" calcext:value-type="float">
            <text:p>2.63</text:p>
          </table:table-cell>
          <table:table-cell table:number-columns-repeated="2" table:style-name="ce299" office:value-type="string" calcext:value-type="string">
            <text:p>Independant</text:p>
          </table:table-cell>
          <table:table-cell table:style-name="ce299" office:value-type="string" calcext:value-type="string">
            <text:p>Dharmaraj S</text:p>
          </table:table-cell>
          <table:table-cell table:style-name="ce299" office:value-type="float" office:value="2319" calcext:value-type="float">
            <text:p>2319</text:p>
          </table:table-cell>
          <table:table-cell table:formula="of:=([.AR122]/[.P122])*100" office:value-type="float" office:value="1.71943352858308" calcext:value-type="float">
            <text:p>1.72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Mettupalayam</text:p>
          </table:table-cell>
          <table:table-cell office:value-type="string" calcext:value-type="string">
            <text:p>Coimbatore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Kovai</text:p>
          </table:table-cell>
          <table:table-cell office:value-type="string" calcext:value-type="string">
            <text:p>Town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table:style-name="ce252" office:value-type="float" office:value="279110" calcext:value-type="float">
            <text:p>279110</text:p>
          </table:table-cell>
          <table:table-cell table:style-name="ce252" office:value-type="float" office:value="210761" calcext:value-type="float">
            <text:p>210761</text:p>
          </table:table-cell>
          <table:table-cell table:style-name="ce263" table:formula="of:=([.P123]/[.O123])*100" office:value-type="float" office:value="75.5118053813909" calcext:value-type="float">
            <text:p>75.51</text:p>
          </table:table-cell>
          <table:table-cell table:style-name="ce250" table:formula="of:=[.X123]-[.AC123]" office:value-type="float" office:value="16114" calcext:value-type="float">
            <text:p>16114</text:p>
          </table:table-cell>
          <table:table-cell table:style-name="ce270" table:formula="of:=([.R123]/[.P123])*100" office:value-type="float" office:value="7.64562703726021" calcext:value-type="float">
            <text:p>7.65</text:p>
          </table:table-cell>
          <table:table-cell table:style-name="ce263" table:formula="of:=[.Y123]+[.AD123]" office:value-type="float" office:value="81.1706150568654" calcext:value-type="float">
            <text:p>81.17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Chinnaraj O K</text:p>
          </table:table-cell>
          <table:table-cell office:value-type="float" office:value="93595" calcext:value-type="float">
            <text:p>93595</text:p>
          </table:table-cell>
          <table:table-cell table:formula="of:=([.X123]/[.P123])*100" office:value-type="float" office:value="44.4081210470628" calcext:value-type="float">
            <text:p>44.41</text:p>
          </table:table-cell>
          <table:table-cell table:style-name="ce287" office:value-type="string" calcext:value-type="string">
            <text:p>DMK+</text:p>
          </table:table-cell>
          <table:table-cell table:style-name="ce290" office:value-type="string" calcext:value-type="string">
            <text:p>DMK</text:p>
          </table:table-cell>
          <table:table-cell table:style-name="ce290" office:value-type="string" calcext:value-type="string">
            <text:p>Surendran S</text:p>
          </table:table-cell>
          <table:table-cell table:style-name="ce290" office:value-type="float" office:value="77481" calcext:value-type="float">
            <text:p>77481</text:p>
          </table:table-cell>
          <table:table-cell table:style-name="ce265" table:formula="of:=([.AC123]/[.P123])*100" office:value-type="float" office:value="36.7624940098026" calcext:value-type="float">
            <text:p>36.76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TMC </text:p>
          </table:table-cell>
          <table:table-cell table:style-name="ce299" office:value-type="string" calcext:value-type="string">
            <text:p>Shanmuuga Sundaram T R</text:p>
          </table:table-cell>
          <table:table-cell table:style-name="ce299" office:value-type="float" office:value="13324" calcext:value-type="float">
            <text:p>13324</text:p>
          </table:table-cell>
          <table:table-cell table:style-name="ce303" table:formula="of:=([.AH123]/[.P123])*100" office:value-type="float" office:value="6.3218527146863" calcext:value-type="float">
            <text:p>6.32</text:p>
          </table:table-cell>
          <table:table-cell table:style-name="ce299" office:value-type="string" calcext:value-type="string">
            <text:p>NDA</text:p>
          </table:table-cell>
          <table:table-cell table:style-name="ce299" office:value-type="string" calcext:value-type="string">
            <text:p>BJP</text:p>
          </table:table-cell>
          <table:table-cell table:style-name="ce299" office:value-type="string" calcext:value-type="string">
            <text:p>Jaganathan P</text:p>
          </table:table-cell>
          <table:table-cell table:style-name="ce299" office:value-type="float" office:value="11036" calcext:value-type="float">
            <text:p>11036</text:p>
          </table:table-cell>
          <table:table-cell table:formula="of:=([.AM123]/[.P123])*100" office:value-type="float" office:value="5.23626287595902" calcext:value-type="float">
            <text:p>5.24</text:p>
          </table:table-cell>
          <table:table-cell office:value-type="string" calcext:value-type="string">
            <text:p>NOTA</text:p>
          </table:table-cell>
          <table:table-cell table:number-columns-repeated="2" table:style-name="ce299" office:value-type="string" calcext:value-type="string">
            <text:p>NOTA</text:p>
          </table:table-cell>
          <table:table-cell table:style-name="ce299" office:value-type="float" office:value="3408" calcext:value-type="float">
            <text:p>3408</text:p>
          </table:table-cell>
          <table:table-cell table:formula="of:=([.AR123]/[.P123])*100" office:value-type="float" office:value="1.61699745209028" calcext:value-type="float">
            <text:p>1.62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vanashi</text:p>
          </table:table-cell>
          <table:table-cell office:value-type="string" calcext:value-type="string">
            <text:p>Tiruppur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C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table:style-name="ce252" office:value-type="float" office:value="249571" calcext:value-type="float">
            <text:p>249571</text:p>
          </table:table-cell>
          <table:table-cell table:style-name="ce252" office:value-type="float" office:value="194062" calcext:value-type="float">
            <text:p>194062</text:p>
          </table:table-cell>
          <table:table-cell table:style-name="ce263" table:formula="of:=([.P124]/[.O124])*100" office:value-type="float" office:value="77.7582331280477" calcext:value-type="float">
            <text:p>77.76</text:p>
          </table:table-cell>
          <table:table-cell table:style-name="ce250" table:formula="of:=[.X124]-[.AC124]" office:value-type="float" office:value="30674" calcext:value-type="float">
            <text:p>30674</text:p>
          </table:table-cell>
          <table:table-cell table:style-name="ce270" table:formula="of:=([.R124]/[.P124])*100" office:value-type="float" office:value="15.806288711855" calcext:value-type="float">
            <text:p>15.81</text:p>
          </table:table-cell>
          <table:table-cell table:style-name="ce263" table:formula="of:=[.Y124]+[.AD124]" office:value-type="float" office:value="80.4165679009801" calcext:value-type="float">
            <text:p>80.42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Dhanapal P</text:p>
          </table:table-cell>
          <table:table-cell office:value-type="float" office:value="93366" calcext:value-type="float">
            <text:p>93366</text:p>
          </table:table-cell>
          <table:table-cell table:formula="of:=([.X124]/[.P124])*100" office:value-type="float" office:value="48.1114283064175" calcext:value-type="float">
            <text:p>48.11</text:p>
          </table:table-cell>
          <table:table-cell table:style-name="ce287" office:value-type="string" calcext:value-type="string">
            <text:p>DMK+</text:p>
          </table:table-cell>
          <table:table-cell table:style-name="ce290" office:value-type="string" calcext:value-type="string">
            <text:p>DMK</text:p>
          </table:table-cell>
          <table:table-cell table:style-name="ce290" office:value-type="string" calcext:value-type="string">
            <text:p>Anandhan E</text:p>
          </table:table-cell>
          <table:table-cell table:style-name="ce290" office:value-type="float" office:value="62692" calcext:value-type="float">
            <text:p>62692</text:p>
          </table:table-cell>
          <table:table-cell table:style-name="ce265" table:formula="of:=([.AC124]/[.P124])*100" office:value-type="float" office:value="32.3051395945626" calcext:value-type="float">
            <text:p>32.31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CPI</text:p>
          </table:table-cell>
          <table:table-cell table:style-name="ce299" office:value-type="string" calcext:value-type="string">
            <text:p>Arumugam M</text:p>
          </table:table-cell>
          <table:table-cell table:style-name="ce299" office:value-type="float" office:value="15016" calcext:value-type="float">
            <text:p>15016</text:p>
          </table:table-cell>
          <table:table-cell table:style-name="ce303" table:formula="of:=([.AH124]/[.P124])*100" office:value-type="float" office:value="7.73773330172831" calcext:value-type="float">
            <text:p>7.74</text:p>
          </table:table-cell>
          <table:table-cell table:style-name="ce299" office:value-type="string" calcext:value-type="string">
            <text:p>NDA</text:p>
          </table:table-cell>
          <table:table-cell table:style-name="ce299" office:value-type="string" calcext:value-type="string">
            <text:p>BJP</text:p>
          </table:table-cell>
          <table:table-cell table:style-name="ce299" office:value-type="string" calcext:value-type="string">
            <text:p>Perumal C</text:p>
          </table:table-cell>
          <table:table-cell table:style-name="ce299" office:value-type="float" office:value="8081" calcext:value-type="float">
            <text:p>8081</text:p>
          </table:table-cell>
          <table:table-cell table:formula="of:=([.AM124]/[.P124])*100" office:value-type="float" office:value="4.1641331120982" calcext:value-type="float">
            <text:p>4.16</text:p>
          </table:table-cell>
          <table:table-cell table:style-name="ce299" office:value-type="string" calcext:value-type="string">
            <text:p>Independant</text:p>
          </table:table-cell>
          <table:table-cell table:style-name="ce299" office:value-type="string" calcext:value-type="string">
            <text:p>KMDK</text:p>
          </table:table-cell>
          <table:table-cell table:style-name="ce299" office:value-type="string" calcext:value-type="string">
            <text:p>Pragatheeswaran B</text:p>
          </table:table-cell>
          <table:table-cell table:style-name="ce299" office:value-type="float" office:value="4373" calcext:value-type="float">
            <text:p>4373</text:p>
          </table:table-cell>
          <table:table-cell table:formula="of:=([.AR124]/[.P124])*100" office:value-type="float" office:value="2.25340355144232" calcext:value-type="float">
            <text:p>2.25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iruppur North</text:p>
          </table:table-cell>
          <table:table-cell office:value-type="string" calcext:value-type="string">
            <text:p>Tiruppur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City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table:style-name="ce252" office:value-type="float" office:value="329853" calcext:value-type="float">
            <text:p>329853</text:p>
          </table:table-cell>
          <table:table-cell table:style-name="ce252" office:value-type="float" office:value="219761" calcext:value-type="float">
            <text:p>219761</text:p>
          </table:table-cell>
          <table:table-cell table:style-name="ce263" table:formula="of:=([.P125]/[.O125])*100" office:value-type="float" office:value="66.6239203523994" calcext:value-type="float">
            <text:p>66.62</text:p>
          </table:table-cell>
          <table:table-cell table:style-name="ce250" table:formula="of:=[.X125]-[.AC125]" office:value-type="float" office:value="37774" calcext:value-type="float">
            <text:p>37774</text:p>
          </table:table-cell>
          <table:table-cell table:style-name="ce270" table:formula="of:=([.R125]/[.P125])*100" office:value-type="float" office:value="17.1886731494669" calcext:value-type="float">
            <text:p>17.19</text:p>
          </table:table-cell>
          <table:table-cell table:style-name="ce263" table:formula="of:=[.Y125]+[.AD125]" office:value-type="float" office:value="79.9322900787674" calcext:value-type="float">
            <text:p>79.93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Vijayakumar Kn</text:p>
          </table:table-cell>
          <table:table-cell office:value-type="float" office:value="106717" calcext:value-type="float">
            <text:p>106717</text:p>
          </table:table-cell>
          <table:table-cell table:formula="of:=([.X125]/[.P125])*100" office:value-type="float" office:value="48.5604816141172" calcext:value-type="float">
            <text:p>48.56</text:p>
          </table:table-cell>
          <table:table-cell table:style-name="ce287" office:value-type="string" calcext:value-type="string">
            <text:p>DMK+</text:p>
          </table:table-cell>
          <table:table-cell table:style-name="ce290" office:value-type="string" calcext:value-type="string">
            <text:p>DMK</text:p>
          </table:table-cell>
          <table:table-cell table:style-name="ce290" office:value-type="string" calcext:value-type="string">
            <text:p>Saminathan M P</text:p>
          </table:table-cell>
          <table:table-cell table:style-name="ce290" office:value-type="float" office:value="68943" calcext:value-type="float">
            <text:p>68943</text:p>
          </table:table-cell>
          <table:table-cell table:style-name="ce265" table:formula="of:=([.AC125]/[.P125])*100" office:value-type="float" office:value="31.3718084646502" calcext:value-type="float">
            <text:p>31.37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CPI</text:p>
          </table:table-cell>
          <table:table-cell table:style-name="ce299" office:value-type="string" calcext:value-type="string">
            <text:p>Subramanian M</text:p>
          </table:table-cell>
          <table:table-cell table:style-name="ce299" office:value-type="float" office:value="20061" calcext:value-type="float">
            <text:p>20061</text:p>
          </table:table-cell>
          <table:table-cell table:style-name="ce303" table:formula="of:=([.AH125]/[.P125])*100" office:value-type="float" office:value="9.12855329198538" calcext:value-type="float">
            <text:p>9.13</text:p>
          </table:table-cell>
          <table:table-cell table:style-name="ce299" office:value-type="string" calcext:value-type="string">
            <text:p>NDA</text:p>
          </table:table-cell>
          <table:table-cell table:style-name="ce299" office:value-type="string" calcext:value-type="string">
            <text:p>BJP</text:p>
          </table:table-cell>
          <table:table-cell table:style-name="ce299" office:value-type="string" calcext:value-type="string">
            <text:p>Chinnasamy R</text:p>
          </table:table-cell>
          <table:table-cell table:style-name="ce299" office:value-type="float" office:value="8397" calcext:value-type="float">
            <text:p>8397</text:p>
          </table:table-cell>
          <table:table-cell table:formula="of:=([.AM125]/[.P125])*100" office:value-type="float" office:value="3.82096914375162" calcext:value-type="float">
            <text:p>3.82</text:p>
          </table:table-cell>
          <table:table-cell table:style-name="ce299" office:value-type="string" calcext:value-type="string">
            <text:p>Independant</text:p>
          </table:table-cell>
          <table:table-cell table:style-name="ce299" office:value-type="string" calcext:value-type="string">
            <text:p>KMDK</text:p>
          </table:table-cell>
          <table:table-cell table:style-name="ce299" office:value-type="string" calcext:value-type="string">
            <text:p>Ravichandharan D</text:p>
          </table:table-cell>
          <table:table-cell table:style-name="ce299" office:value-type="float" office:value="3988" calcext:value-type="float">
            <text:p>3988</text:p>
          </table:table-cell>
          <table:table-cell table:formula="of:=([.AR125]/[.P125])*100" office:value-type="float" office:value="1.81469869540091" calcext:value-type="float">
            <text:p>1.81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iruppur South</text:p>
          </table:table-cell>
          <table:table-cell office:value-type="string" calcext:value-type="string">
            <text:p>Tiruppur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table:style-name="ce252" office:value-type="float" office:value="247665" calcext:value-type="float">
            <text:p>247665</text:p>
          </table:table-cell>
          <table:table-cell table:style-name="ce252" office:value-type="float" office:value="164166" calcext:value-type="float">
            <text:p>164166</text:p>
          </table:table-cell>
          <table:table-cell table:style-name="ce263" table:formula="of:=([.P126]/[.O126])*100" office:value-type="float" office:value="66.2855066319423" calcext:value-type="float">
            <text:p>66.29</text:p>
          </table:table-cell>
          <table:table-cell table:style-name="ce250" table:formula="of:=[.X126]-[.AC126]" office:value-type="float" office:value="15933" calcext:value-type="float">
            <text:p>15933</text:p>
          </table:table-cell>
          <table:table-cell table:style-name="ce270" table:formula="of:=([.R126]/[.P126])*100" office:value-type="float" office:value="9.7054201235335" calcext:value-type="float">
            <text:p>9.71</text:p>
          </table:table-cell>
          <table:table-cell table:style-name="ce263" table:formula="of:=[.Y126]+[.AD126]" office:value-type="float" office:value="79.6565671332675" calcext:value-type="float">
            <text:p>79.66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Gunasekaran S</text:p>
          </table:table-cell>
          <table:table-cell office:value-type="float" office:value="73351" calcext:value-type="float">
            <text:p>73351</text:p>
          </table:table-cell>
          <table:table-cell table:formula="of:=([.X126]/[.P126])*100" office:value-type="float" office:value="44.6809936284005" calcext:value-type="float">
            <text:p>44.68</text:p>
          </table:table-cell>
          <table:table-cell table:style-name="ce287" office:value-type="string" calcext:value-type="string">
            <text:p>DMK+</text:p>
          </table:table-cell>
          <table:table-cell table:style-name="ce290" office:value-type="string" calcext:value-type="string">
            <text:p>DMK</text:p>
          </table:table-cell>
          <table:table-cell table:style-name="ce290" office:value-type="string" calcext:value-type="string">
            <text:p>Selvraj K</text:p>
          </table:table-cell>
          <table:table-cell table:style-name="ce290" office:value-type="float" office:value="57418" calcext:value-type="float">
            <text:p>57418</text:p>
          </table:table-cell>
          <table:table-cell table:style-name="ce265" table:formula="of:=([.AC126]/[.P126])*100" office:value-type="float" office:value="34.975573504867" calcext:value-type="float">
            <text:p>34.98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CPIM</text:p>
          </table:table-cell>
          <table:table-cell table:style-name="ce299" office:value-type="string" calcext:value-type="string">
            <text:p>Thangavel K</text:p>
          </table:table-cell>
          <table:table-cell table:style-name="ce299" office:value-type="float" office:value="13597" calcext:value-type="float">
            <text:p>13597</text:p>
          </table:table-cell>
          <table:table-cell table:style-name="ce303" table:formula="of:=([.AH126]/[.P126])*100" office:value-type="float" office:value="8.28247018262003" calcext:value-type="float">
            <text:p>8.28</text:p>
          </table:table-cell>
          <table:table-cell table:style-name="ce299" office:value-type="string" calcext:value-type="string">
            <text:p>NDA</text:p>
          </table:table-cell>
          <table:table-cell table:style-name="ce299" office:value-type="string" calcext:value-type="string">
            <text:p>BJP</text:p>
          </table:table-cell>
          <table:table-cell table:style-name="ce299" office:value-type="string" calcext:value-type="string">
            <text:p>Point Mani N</text:p>
          </table:table-cell>
          <table:table-cell table:style-name="ce299" office:value-type="float" office:value="7640" calcext:value-type="float">
            <text:p>7640</text:p>
          </table:table-cell>
          <table:table-cell table:formula="of:=([.AM126]/[.P126])*100" office:value-type="float" office:value="4.65382600538479" calcext:value-type="float">
            <text:p>4.65</text:p>
          </table:table-cell>
          <table:table-cell table:number-columns-repeated="2" table:style-name="ce299" office:value-type="string" calcext:value-type="string">
            <text:p>SDPI</text:p>
          </table:table-cell>
          <table:table-cell table:style-name="ce299" office:value-type="string" calcext:value-type="string">
            <text:p>Basheer Ahamed M</text:p>
          </table:table-cell>
          <table:table-cell table:style-name="ce299" office:value-type="float" office:value="2547" calcext:value-type="float">
            <text:p>2547</text:p>
          </table:table-cell>
          <table:table-cell table:formula="of:=([.AR126]/[.P126])*100" office:value-type="float" office:value="1.5514783816381" calcext:value-type="float">
            <text:p>1.55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alladam</text:p>
          </table:table-cell>
          <table:table-cell office:value-type="string" calcext:value-type="string">
            <text:p>Tiruppur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Town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table:style-name="ce252" office:value-type="float" office:value="331995" calcext:value-type="float">
            <text:p>331995</text:p>
          </table:table-cell>
          <table:table-cell table:style-name="ce252" office:value-type="float" office:value="237966" calcext:value-type="float">
            <text:p>237966</text:p>
          </table:table-cell>
          <table:table-cell table:style-name="ce263" table:formula="of:=([.P127]/[.O127])*100" office:value-type="float" office:value="71.6775855058058" calcext:value-type="float">
            <text:p>71.68</text:p>
          </table:table-cell>
          <table:table-cell table:style-name="ce250" table:formula="of:=[.X127]-[.AC127]" office:value-type="float" office:value="32174" calcext:value-type="float">
            <text:p>32174</text:p>
          </table:table-cell>
          <table:table-cell table:style-name="ce270" table:formula="of:=([.R127]/[.P127])*100" office:value-type="float" office:value="13.5204188833699" calcext:value-type="float">
            <text:p>13.52</text:p>
          </table:table-cell>
          <table:table-cell table:style-name="ce263" table:formula="of:=[.Y127]+[.AD127]" office:value-type="float" office:value="80.4980543438979" calcext:value-type="float">
            <text:p>80.50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atarajan A</text:p>
          </table:table-cell>
          <table:table-cell office:value-type="float" office:value="111866" calcext:value-type="float">
            <text:p>111866</text:p>
          </table:table-cell>
          <table:table-cell table:formula="of:=([.X127]/[.P127])*100" office:value-type="float" office:value="47.0092366136339" calcext:value-type="float">
            <text:p>47.01</text:p>
          </table:table-cell>
          <table:table-cell table:style-name="ce287" office:value-type="string" calcext:value-type="string">
            <text:p>DMK+</text:p>
          </table:table-cell>
          <table:table-cell table:style-name="ce290" office:value-type="string" calcext:value-type="string">
            <text:p>DMK</text:p>
          </table:table-cell>
          <table:table-cell table:style-name="ce290" office:value-type="string" calcext:value-type="string">
            <text:p>Krishnamoorthy S</text:p>
          </table:table-cell>
          <table:table-cell table:style-name="ce290" office:value-type="float" office:value="79692" calcext:value-type="float">
            <text:p>79692</text:p>
          </table:table-cell>
          <table:table-cell table:style-name="ce265" table:formula="of:=([.AC127]/[.P127])*100" office:value-type="float" office:value="33.488817730264" calcext:value-type="float">
            <text:p>33.49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MDMK</text:p>
          </table:table-cell>
          <table:table-cell table:style-name="ce299" office:value-type="string" calcext:value-type="string">
            <text:p>Muthurathinam K</text:p>
          </table:table-cell>
          <table:table-cell table:style-name="ce299" office:value-type="float" office:value="14841" calcext:value-type="float">
            <text:p>14841</text:p>
          </table:table-cell>
          <table:table-cell table:style-name="ce303" table:formula="of:=([.AH127]/[.P127])*100" office:value-type="float" office:value="6.23660522931847" calcext:value-type="float">
            <text:p>6.24</text:p>
          </table:table-cell>
          <table:table-cell table:style-name="ce299" office:value-type="string" calcext:value-type="string">
            <text:p>NDA</text:p>
          </table:table-cell>
          <table:table-cell table:style-name="ce299" office:value-type="string" calcext:value-type="string">
            <text:p>BJP</text:p>
          </table:table-cell>
          <table:table-cell table:style-name="ce299" office:value-type="string" calcext:value-type="string">
            <text:p>Thangaraj S</text:p>
          </table:table-cell>
          <table:table-cell table:style-name="ce299" office:value-type="float" office:value="13127" calcext:value-type="float">
            <text:p>13127</text:p>
          </table:table-cell>
          <table:table-cell table:formula="of:=([.AM127]/[.P127])*100" office:value-type="float" office:value="5.51633426623972" calcext:value-type="float">
            <text:p>5.52</text:p>
          </table:table-cell>
          <table:table-cell table:style-name="ce299" office:value-type="string" calcext:value-type="string">
            <text:p>Independant</text:p>
          </table:table-cell>
          <table:table-cell table:style-name="ce299" office:value-type="string" calcext:value-type="string">
            <text:p>KMDK</text:p>
          </table:table-cell>
          <table:table-cell table:style-name="ce299" office:value-type="string" calcext:value-type="string">
            <text:p>Rajendran C</text:p>
          </table:table-cell>
          <table:table-cell table:style-name="ce299" office:value-type="float" office:value="6572" calcext:value-type="float">
            <text:p>6572</text:p>
          </table:table-cell>
          <table:table-cell table:formula="of:=([.AR127]/[.P127])*100" office:value-type="float" office:value="2.76173907196826" calcext:value-type="float">
            <text:p>2.76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ulur</text:p>
          </table:table-cell>
          <table:table-cell office:value-type="string" calcext:value-type="string">
            <text:p>Coimbatore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Kovai</text:p>
          </table:table-cell>
          <table:table-cell office:value-type="string" calcext:value-type="string">
            <text:p>Town</text:p>
          </table:table-cell>
          <table:table-cell table:number-columns-repeated="8" office:value-type="string" calcext:value-type="string">
            <text:p>No</text:p>
          </table:table-cell>
          <table:table-cell table:style-name="ce252" office:value-type="float" office:value="281890" calcext:value-type="float">
            <text:p>281890</text:p>
          </table:table-cell>
          <table:table-cell table:style-name="ce252" office:value-type="float" office:value="213121" calcext:value-type="float">
            <text:p>213121</text:p>
          </table:table-cell>
          <table:table-cell table:style-name="ce263" table:formula="of:=([.P128]/[.O128])*100" office:value-type="float" office:value="75.6043137394019" calcext:value-type="float">
            <text:p>75.60</text:p>
          </table:table-cell>
          <table:table-cell table:style-name="ce250" table:formula="of:=[.X128]-[.AC128]" office:value-type="float" office:value="36631" calcext:value-type="float">
            <text:p>36631</text:p>
          </table:table-cell>
          <table:table-cell table:style-name="ce270" table:formula="of:=([.R128]/[.P128])*100" office:value-type="float" office:value="17.1878885703427" calcext:value-type="float">
            <text:p>17.19</text:p>
          </table:table-cell>
          <table:table-cell table:style-name="ce263" table:formula="of:=[.Y128]+[.AD128]" office:value-type="float" office:value="77.5723649945336" calcext:value-type="float">
            <text:p>77.57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anagaraj R</text:p>
          </table:table-cell>
          <table:table-cell office:value-type="float" office:value="100977" calcext:value-type="float">
            <text:p>100977</text:p>
          </table:table-cell>
          <table:table-cell table:formula="of:=([.X128]/[.P128])*100" office:value-type="float" office:value="47.3801267824382" calcext:value-type="float">
            <text:p>47.38</text:p>
          </table:table-cell>
          <table:table-cell table:style-name="ce287" office:value-type="string" calcext:value-type="string">
            <text:p>DMK+</text:p>
          </table:table-cell>
          <table:table-cell table:style-name="ce291" office:value-type="string" calcext:value-type="string">
            <text:p>INC</text:p>
          </table:table-cell>
          <table:table-cell table:style-name="ce290" office:value-type="string" calcext:value-type="string">
            <text:p>Manoharan V M C</text:p>
          </table:table-cell>
          <table:table-cell table:style-name="ce290" office:value-type="float" office:value="64346" calcext:value-type="float">
            <text:p>64346</text:p>
          </table:table-cell>
          <table:table-cell table:style-name="ce265" table:formula="of:=([.AC128]/[.P128])*100" office:value-type="float" office:value="30.1922382120955" calcext:value-type="float">
            <text:p>30.19</text:p>
          </table:table-cell>
          <table:table-cell table:style-name="ce299" office:value-type="string" calcext:value-type="string">
            <text:p>NDA</text:p>
          </table:table-cell>
          <table:table-cell table:style-name="ce299" office:value-type="string" calcext:value-type="string">
            <text:p>BJP</text:p>
          </table:table-cell>
          <table:table-cell table:style-name="ce299" office:value-type="string" calcext:value-type="string">
            <text:p>Mandharasalam S D</text:p>
          </table:table-cell>
          <table:table-cell table:style-name="ce299" office:value-type="float" office:value="13517" calcext:value-type="float">
            <text:p>13517</text:p>
          </table:table-cell>
          <table:table-cell table:style-name="ce303" table:formula="of:=([.AH128]/[.P128])*100" office:value-type="float" office:value="6.34240642639627" calcext:value-type="float">
            <text:p>6.34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DMDK</text:p>
          </table:table-cell>
          <table:table-cell table:style-name="ce299" office:value-type="string" calcext:value-type="string">
            <text:p>Thinakaran K</text:p>
          </table:table-cell>
          <table:table-cell table:style-name="ce299" office:value-type="float" office:value="13106" calcext:value-type="float">
            <text:p>13106</text:p>
          </table:table-cell>
          <table:table-cell table:formula="of:=([.AM128]/[.P128])*100" office:value-type="float" office:value="6.14955823217797" calcext:value-type="float">
            <text:p>6.15</text:p>
          </table:table-cell>
          <table:table-cell table:style-name="ce299" office:value-type="string" calcext:value-type="string">
            <text:p>Independant</text:p>
          </table:table-cell>
          <table:table-cell table:style-name="ce299" office:value-type="string" calcext:value-type="string">
            <text:p>KMDK</text:p>
          </table:table-cell>
          <table:table-cell table:style-name="ce299" office:value-type="string" calcext:value-type="string">
            <text:p>Premier Selvam @ Kalichamy M</text:p>
          </table:table-cell>
          <table:table-cell table:style-name="ce299" office:value-type="float" office:value="9672" calcext:value-type="float">
            <text:p>9672</text:p>
          </table:table-cell>
          <table:table-cell table:formula="of:=([.AR128]/[.P128])*100" office:value-type="float" office:value="4.53826699386733" calcext:value-type="float">
            <text:p>4.54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Kavundampalayam</text:p>
          </table:table-cell>
          <table:table-cell office:value-type="string" calcext:value-type="string">
            <text:p>Coimbatore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Kovai</text:p>
          </table:table-cell>
          <table:table-cell office:value-type="string" calcext:value-type="string">
            <text:p>City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table:style-name="ce252" office:value-type="float" office:value="410090" calcext:value-type="float">
            <text:p>410090</text:p>
          </table:table-cell>
          <table:table-cell table:style-name="ce252" office:value-type="float" office:value="272400" calcext:value-type="float">
            <text:p>272400</text:p>
          </table:table-cell>
          <table:table-cell table:style-name="ce263" table:formula="of:=([.P129]/[.O129])*100" office:value-type="float" office:value="66.4244434148602" calcext:value-type="float">
            <text:p>66.42</text:p>
          </table:table-cell>
          <table:table-cell table:style-name="ce250" table:formula="of:=[.X129]-[.AC129]" office:value-type="float" office:value="8025" calcext:value-type="float">
            <text:p>8025</text:p>
          </table:table-cell>
          <table:table-cell table:style-name="ce270" table:formula="of:=([.R129]/[.P129])*100" office:value-type="float" office:value="2.94603524229075" calcext:value-type="float">
            <text:p>2.95</text:p>
          </table:table-cell>
          <table:table-cell table:style-name="ce263" table:formula="of:=[.Y129]+[.AD129]" office:value-type="float" office:value="78.4563142437592" calcext:value-type="float">
            <text:p>78.46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Arukutty V C</text:p>
          </table:table-cell>
          <table:table-cell office:value-type="float" office:value="110870" calcext:value-type="float">
            <text:p>110870</text:p>
          </table:table-cell>
          <table:table-cell table:formula="of:=([.X129]/[.P129])*100" office:value-type="float" office:value="40.701174743025" calcext:value-type="float">
            <text:p>40.70</text:p>
          </table:table-cell>
          <table:table-cell table:style-name="ce287" office:value-type="string" calcext:value-type="string">
            <text:p>DMK+</text:p>
          </table:table-cell>
          <table:table-cell table:style-name="ce290" office:value-type="string" calcext:value-type="string">
            <text:p>DMK</text:p>
          </table:table-cell>
          <table:table-cell table:style-name="ce290" office:value-type="string" calcext:value-type="string">
            <text:p>Payya Gounder @ Krishnan R</text:p>
          </table:table-cell>
          <table:table-cell table:style-name="ce290" office:value-type="float" office:value="102845" calcext:value-type="float">
            <text:p>102845</text:p>
          </table:table-cell>
          <table:table-cell table:style-name="ce265" table:formula="of:=([.AC129]/[.P129])*100" office:value-type="float" office:value="37.7551395007342" calcext:value-type="float">
            <text:p>37.76</text:p>
          </table:table-cell>
          <table:table-cell table:style-name="ce299" office:value-type="string" calcext:value-type="string">
            <text:p>NDA</text:p>
          </table:table-cell>
          <table:table-cell table:style-name="ce299" office:value-type="string" calcext:value-type="string">
            <text:p>BJP</text:p>
          </table:table-cell>
          <table:table-cell table:style-name="ce299" office:value-type="string" calcext:value-type="string">
            <text:p>Nandakumar R</text:p>
          </table:table-cell>
          <table:table-cell table:style-name="ce299" office:value-type="float" office:value="22444" calcext:value-type="float">
            <text:p>22444</text:p>
          </table:table-cell>
          <table:table-cell table:style-name="ce303" table:formula="of:=([.AH129]/[.P129])*100" office:value-type="float" office:value="8.23935389133627" calcext:value-type="float">
            <text:p>8.24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CPIM</text:p>
          </table:table-cell>
          <table:table-cell table:style-name="ce299" office:value-type="string" calcext:value-type="string">
            <text:p>Ramamurthy V</text:p>
          </table:table-cell>
          <table:table-cell table:style-name="ce299" office:value-type="float" office:value="16874" calcext:value-type="float">
            <text:p>16874</text:p>
          </table:table-cell>
          <table:table-cell table:formula="of:=([.AM129]/[.P129])*100" office:value-type="float" office:value="6.19456681350955" calcext:value-type="float">
            <text:p>6.19</text:p>
          </table:table-cell>
          <table:table-cell office:value-type="string" calcext:value-type="string">
            <text:p>NOTA</text:p>
          </table:table-cell>
          <table:table-cell table:number-columns-repeated="2" table:style-name="ce299" office:value-type="string" calcext:value-type="string">
            <text:p>NOTA</text:p>
          </table:table-cell>
          <table:table-cell table:style-name="ce299" office:value-type="float" office:value="5274" calcext:value-type="float">
            <text:p>5274</text:p>
          </table:table-cell>
          <table:table-cell table:formula="of:=([.AR129]/[.P129])*100" office:value-type="float" office:value="1.93612334801762" calcext:value-type="float">
            <text:p>1.94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oimbatore North</text:p>
          </table:table-cell>
          <table:table-cell office:value-type="string" calcext:value-type="string">
            <text:p>Coimbatore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Kovai</text:p>
          </table:table-cell>
          <table:table-cell office:value-type="string" calcext:value-type="string">
            <text:p>City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table:style-name="ce252" office:value-type="float" office:value="304374" calcext:value-type="float">
            <text:p>304374</text:p>
          </table:table-cell>
          <table:table-cell table:style-name="ce252" office:value-type="float" office:value="188882" calcext:value-type="float">
            <text:p>188882</text:p>
          </table:table-cell>
          <table:table-cell table:style-name="ce263" table:formula="of:=([.P130]/[.O130])*100" office:value-type="float" office:value="62.0558917647368" calcext:value-type="float">
            <text:p>62.06</text:p>
          </table:table-cell>
          <table:table-cell table:style-name="ce250" table:formula="of:=[.X130]-[.AC130]" office:value-type="float" office:value="7724" calcext:value-type="float">
            <text:p>7724</text:p>
          </table:table-cell>
          <table:table-cell table:style-name="ce270" table:formula="of:=([.R130]/[.P130])*100" office:value-type="float" office:value="4.08932561069874" calcext:value-type="float">
            <text:p>4.09</text:p>
          </table:table-cell>
          <table:table-cell table:style-name="ce263" table:formula="of:=[.Y130]+[.AD130]" office:value-type="float" office:value="78.0148452472973" calcext:value-type="float">
            <text:p>78.01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Arun Kumar P R G</text:p>
          </table:table-cell>
          <table:table-cell office:value-type="float" office:value="77540" calcext:value-type="float">
            <text:p>77540</text:p>
          </table:table-cell>
          <table:table-cell table:formula="of:=([.X130]/[.P130])*100" office:value-type="float" office:value="41.052085428998" calcext:value-type="float">
            <text:p>41.05</text:p>
          </table:table-cell>
          <table:table-cell table:style-name="ce287" office:value-type="string" calcext:value-type="string">
            <text:p>DMK+</text:p>
          </table:table-cell>
          <table:table-cell table:style-name="ce290" office:value-type="string" calcext:value-type="string">
            <text:p>DMK</text:p>
          </table:table-cell>
          <table:table-cell table:style-name="ce290" office:value-type="string" calcext:value-type="string">
            <text:p>Meenalogu S</text:p>
          </table:table-cell>
          <table:table-cell table:style-name="ce290" office:value-type="float" office:value="69816" calcext:value-type="float">
            <text:p>69816</text:p>
          </table:table-cell>
          <table:table-cell table:style-name="ce265" table:formula="of:=([.AC130]/[.P130])*100" office:value-type="float" office:value="36.9627598182993" calcext:value-type="float">
            <text:p>36.96</text:p>
          </table:table-cell>
          <table:table-cell table:style-name="ce299" office:value-type="string" calcext:value-type="string">
            <text:p>NDA</text:p>
          </table:table-cell>
          <table:table-cell table:style-name="ce299" office:value-type="string" calcext:value-type="string">
            <text:p>BJP</text:p>
          </table:table-cell>
          <table:table-cell table:style-name="ce299" office:value-type="string" calcext:value-type="string">
            <text:p>Kannan Alias S Devaraj</text:p>
          </table:table-cell>
          <table:table-cell table:style-name="ce299" office:value-type="float" office:value="16741" calcext:value-type="float">
            <text:p>16741</text:p>
          </table:table-cell>
          <table:table-cell table:style-name="ce303" table:formula="of:=([.AH130]/[.P130])*100" office:value-type="float" office:value="8.86320559926303" calcext:value-type="float">
            <text:p>8.86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DMDK</text:p>
          </table:table-cell>
          <table:table-cell table:style-name="ce299" office:value-type="string" calcext:value-type="string">
            <text:p>Murugan P</text:p>
          </table:table-cell>
          <table:table-cell table:style-name="ce299" office:value-type="float" office:value="12153" calcext:value-type="float">
            <text:p>12153</text:p>
          </table:table-cell>
          <table:table-cell table:formula="of:=([.AM130]/[.P130])*100" office:value-type="float" office:value="6.43417583464809" calcext:value-type="float">
            <text:p>6.43</text:p>
          </table:table-cell>
          <table:table-cell office:value-type="string" calcext:value-type="string">
            <text:p>NOTA</text:p>
          </table:table-cell>
          <table:table-cell table:number-columns-repeated="2" table:style-name="ce299" office:value-type="string" calcext:value-type="string">
            <text:p>NOTA</text:p>
          </table:table-cell>
          <table:table-cell table:style-name="ce299" office:value-type="float" office:value="4574" calcext:value-type="float">
            <text:p>4574</text:p>
          </table:table-cell>
          <table:table-cell table:formula="of:=([.AR130]/[.P130])*100" office:value-type="float" office:value="2.42161772958778" calcext:value-type="float">
            <text:p>2.42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hondamuthur</text:p>
          </table:table-cell>
          <table:table-cell office:value-type="string" calcext:value-type="string">
            <text:p>Coimbatore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Kovai</text:p>
          </table:table-cell>
          <table:table-cell office:value-type="string" calcext:value-type="string">
            <text:p>Tow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table:style-name="ce252" office:value-type="float" office:value="297360" calcext:value-type="float">
            <text:p>297360</text:p>
          </table:table-cell>
          <table:table-cell table:style-name="ce252" office:value-type="float" office:value="199100" calcext:value-type="float">
            <text:p>199100</text:p>
          </table:table-cell>
          <table:table-cell table:style-name="ce263" table:formula="of:=([.P131]/[.O131])*100" office:value-type="float" office:value="66.9558783965564" calcext:value-type="float">
            <text:p>66.96</text:p>
          </table:table-cell>
          <table:table-cell table:style-name="ce250" table:formula="of:=[.X131]-[.AC131]" office:value-type="float" office:value="64041" calcext:value-type="float">
            <text:p>64041</text:p>
          </table:table-cell>
          <table:table-cell table:style-name="ce270" table:formula="of:=([.R131]/[.P131])*100" office:value-type="float" office:value="32.1652435961828" calcext:value-type="float">
            <text:p>32.17</text:p>
          </table:table-cell>
          <table:table-cell table:style-name="ce263" table:formula="of:=[.Y131]+[.AD131]" office:value-type="float" office:value="77.8488196885987" calcext:value-type="float">
            <text:p>77.85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Velumani S P</text:p>
          </table:table-cell>
          <table:table-cell office:value-type="float" office:value="109519" calcext:value-type="float">
            <text:p>109519</text:p>
          </table:table-cell>
          <table:table-cell table:formula="of:=([.X131]/[.P131])*100" office:value-type="float" office:value="55.0070316423908" calcext:value-type="float">
            <text:p>55.01</text:p>
          </table:table-cell>
          <table:table-cell table:style-name="ce287" office:value-type="string" calcext:value-type="string">
            <text:p>DMK+</text:p>
          </table:table-cell>
          <table:table-cell table:style-name="ce290" office:value-type="string" calcext:value-type="string">
            <text:p>MAMAK</text:p>
          </table:table-cell>
          <table:table-cell table:style-name="ce290" office:value-type="string" calcext:value-type="string">
            <text:p>Kovai Syed @ Syed Mohammed M A</text:p>
          </table:table-cell>
          <table:table-cell table:style-name="ce290" office:value-type="float" office:value="45478" calcext:value-type="float">
            <text:p>45478</text:p>
          </table:table-cell>
          <table:table-cell table:style-name="ce265" table:formula="of:=([.AC131]/[.P131])*100" office:value-type="float" office:value="22.8417880462079" calcext:value-type="float">
            <text:p>22.84</text:p>
          </table:table-cell>
          <table:table-cell table:style-name="ce299" office:value-type="string" calcext:value-type="string">
            <text:p>NDA</text:p>
          </table:table-cell>
          <table:table-cell table:style-name="ce299" office:value-type="string" calcext:value-type="string">
            <text:p>BJP</text:p>
          </table:table-cell>
          <table:table-cell table:style-name="ce299" office:value-type="string" calcext:value-type="string">
            <text:p>Karumuthu Thiyagarajan M</text:p>
          </table:table-cell>
          <table:table-cell table:style-name="ce299" office:value-type="float" office:value="19043" calcext:value-type="float">
            <text:p>19043</text:p>
          </table:table-cell>
          <table:table-cell table:style-name="ce303" table:formula="of:=([.AH131]/[.P131])*100" office:value-type="float" office:value="9.56454043194375" calcext:value-type="float">
            <text:p>9.56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DMDK</text:p>
          </table:table-cell>
          <table:table-cell table:style-name="ce299" office:value-type="string" calcext:value-type="string">
            <text:p>Thiyagarajan K</text:p>
          </table:table-cell>
          <table:table-cell table:style-name="ce299" office:value-type="float" office:value="7968" calcext:value-type="float">
            <text:p>7968</text:p>
          </table:table-cell>
          <table:table-cell table:formula="of:=([.AM131]/[.P131])*100" office:value-type="float" office:value="4.00200904068307" calcext:value-type="float">
            <text:p>4.00</text:p>
          </table:table-cell>
          <table:table-cell table:number-columns-repeated="2" table:style-name="ce299" office:value-type="string" calcext:value-type="string">
            <text:p>SDPI</text:p>
          </table:table-cell>
          <table:table-cell table:style-name="ce299" office:value-type="string" calcext:value-type="string">
            <text:p>Anshar Sheriff A</text:p>
          </table:table-cell>
          <table:table-cell table:style-name="ce299" office:value-type="float" office:value="3643" calcext:value-type="float">
            <text:p>3643</text:p>
          </table:table-cell>
          <table:table-cell table:formula="of:=([.AR131]/[.P131])*100" office:value-type="float" office:value="1.82973380210949" calcext:value-type="float">
            <text:p>1.83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oimbatore South</text:p>
          </table:table-cell>
          <table:table-cell office:value-type="string" calcext:value-type="string">
            <text:p>Coimbatore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Kovai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table:style-name="ce252" office:value-type="float" office:value="245307" calcext:value-type="float">
            <text:p>245307</text:p>
          </table:table-cell>
          <table:table-cell table:style-name="ce252" office:value-type="float" office:value="153533" calcext:value-type="float">
            <text:p>153533</text:p>
          </table:table-cell>
          <table:table-cell table:style-name="ce263" table:formula="of:=([.P132]/[.O132])*100" office:value-type="float" office:value="62.5881038861508" calcext:value-type="float">
            <text:p>62.59</text:p>
          </table:table-cell>
          <table:table-cell table:style-name="ce250" table:formula="of:=[.X132]-[.AC132]" office:value-type="float" office:value="17419" calcext:value-type="float">
            <text:p>17419</text:p>
          </table:table-cell>
          <table:table-cell table:style-name="ce270" table:formula="of:=([.R132]/[.P132])*100" office:value-type="float" office:value="11.3454436505507" calcext:value-type="float">
            <text:p>11.35</text:p>
          </table:table-cell>
          <table:table-cell table:style-name="ce263" table:formula="of:=[.Y132]+[.AD132]" office:value-type="float" office:value="66.5374870549003" calcext:value-type="float">
            <text:p>66.54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Arjunan @ Amman Arjunan K</text:p>
          </table:table-cell>
          <table:table-cell office:value-type="float" office:value="59788" calcext:value-type="float">
            <text:p>59788</text:p>
          </table:table-cell>
          <table:table-cell table:formula="of:=([.X132]/[.P132])*100" office:value-type="float" office:value="38.9414653527255" calcext:value-type="float">
            <text:p>38.94</text:p>
          </table:table-cell>
          <table:table-cell table:style-name="ce287" office:value-type="string" calcext:value-type="string">
            <text:p>DMK+</text:p>
          </table:table-cell>
          <table:table-cell table:style-name="ce292" office:value-type="string" calcext:value-type="string">
            <text:p>INC</text:p>
          </table:table-cell>
          <table:table-cell table:style-name="ce290" office:value-type="string" calcext:value-type="string">
            <text:p>Mayura Jayakumar S</text:p>
          </table:table-cell>
          <table:table-cell table:style-name="ce290" office:value-type="float" office:value="42369" calcext:value-type="float">
            <text:p>42369</text:p>
          </table:table-cell>
          <table:table-cell table:style-name="ce265" table:formula="of:=([.AC132]/[.P132])*100" office:value-type="float" office:value="27.5960217021748" calcext:value-type="float">
            <text:p>27.60</text:p>
          </table:table-cell>
          <table:table-cell table:style-name="ce299" office:value-type="string" calcext:value-type="string">
            <text:p>NDA</text:p>
          </table:table-cell>
          <table:table-cell table:style-name="ce299" office:value-type="string" calcext:value-type="string">
            <text:p>BJP</text:p>
          </table:table-cell>
          <table:table-cell table:style-name="ce299" office:value-type="string" calcext:value-type="string">
            <text:p>Vanathi Srinivasan</text:p>
          </table:table-cell>
          <table:table-cell table:style-name="ce299" office:value-type="float" office:value="33113" calcext:value-type="float">
            <text:p>33113</text:p>
          </table:table-cell>
          <table:table-cell table:style-name="ce303" table:formula="of:=([.AH132]/[.P132])*100" office:value-type="float" office:value="21.5673503416204" calcext:value-type="float">
            <text:p>21.57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CPIM</text:p>
          </table:table-cell>
          <table:table-cell table:style-name="ce299" office:value-type="string" calcext:value-type="string">
            <text:p>Padmanabhan C</text:p>
          </table:table-cell>
          <table:table-cell table:style-name="ce299" office:value-type="float" office:value="7248" calcext:value-type="float">
            <text:p>7248</text:p>
          </table:table-cell>
          <table:table-cell table:formula="of:=([.AM132]/[.P132])*100" office:value-type="float" office:value="4.72080920714114" calcext:value-type="float">
            <text:p>4.72</text:p>
          </table:table-cell>
          <table:table-cell office:value-type="string" calcext:value-type="string">
            <text:p>NOTA</text:p>
          </table:table-cell>
          <table:table-cell table:number-columns-repeated="2" table:style-name="ce299" office:value-type="string" calcext:value-type="string">
            <text:p>NOTA</text:p>
          </table:table-cell>
          <table:table-cell table:style-name="ce299" office:value-type="float" office:value="3331" calcext:value-type="float">
            <text:p>3331</text:p>
          </table:table-cell>
          <table:table-cell table:formula="of:=([.AR132]/[.P132])*100" office:value-type="float" office:value="2.1695661519022" calcext:value-type="float">
            <text:p>2.17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inganallur</text:p>
          </table:table-cell>
          <table:table-cell office:value-type="string" calcext:value-type="string">
            <text:p>Coimbatore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Kovai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table:style-name="ce252" office:value-type="float" office:value="304833" calcext:value-type="float">
            <text:p>304833</text:p>
          </table:table-cell>
          <table:table-cell table:style-name="ce252" office:value-type="float" office:value="188531" calcext:value-type="float">
            <text:p>188531</text:p>
          </table:table-cell>
          <table:table-cell table:style-name="ce263" table:formula="of:=([.P133]/[.O133])*100" office:value-type="float" office:value="61.847306558017" calcext:value-type="float">
            <text:p>61.85</text:p>
          </table:table-cell>
          <table:table-cell table:style-name="ce250" table:formula="of:=[.X133]-[.AC133]" office:value-type="float" office:value="5180" calcext:value-type="float">
            <text:p>5180</text:p>
          </table:table-cell>
          <table:table-cell table:style-name="ce270" table:formula="of:=([.R133]/[.P133])*100" office:value-type="float" office:value="2.74755875691531" calcext:value-type="float">
            <text:p>2.75</text:p>
          </table:table-cell>
          <table:table-cell table:style-name="ce263" table:formula="of:=[.Y133]+[.AD133]" office:value-type="float" office:value="77.3018760840392" calcext:value-type="float">
            <text:p>77.30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arthik N</text:p>
          </table:table-cell>
          <table:table-cell office:value-type="float" office:value="75459" calcext:value-type="float">
            <text:p>75459</text:p>
          </table:table-cell>
          <table:table-cell table:formula="of:=([.X133]/[.P133])*100" office:value-type="float" office:value="40.0247174204773" calcext:value-type="float">
            <text:p>40.02</text:p>
          </table:table-cell>
          <table:table-cell office:value-type="string" calcext:value-type="string">
            <text:p>AIADMK+</text:p>
          </table:table-cell>
          <table:table-cell table:style-name="ce290" office:value-type="string" calcext:value-type="string">
            <text:p>AIADMK</text:p>
          </table:table-cell>
          <table:table-cell table:style-name="ce290" office:value-type="string" calcext:value-type="string">
            <text:p>Singai Muthu N</text:p>
          </table:table-cell>
          <table:table-cell table:style-name="ce290" office:value-type="float" office:value="70279" calcext:value-type="float">
            <text:p>70279</text:p>
          </table:table-cell>
          <table:table-cell table:style-name="ce265" table:formula="of:=([.AC133]/[.P133])*100" office:value-type="float" office:value="37.277158663562" calcext:value-type="float">
            <text:p>37.28</text:p>
          </table:table-cell>
          <table:table-cell table:style-name="ce299" office:value-type="string" calcext:value-type="string">
            <text:p>NDA</text:p>
          </table:table-cell>
          <table:table-cell table:style-name="ce299" office:value-type="string" calcext:value-type="string">
            <text:p>BJP</text:p>
          </table:table-cell>
          <table:table-cell table:style-name="ce299" office:value-type="string" calcext:value-type="string">
            <text:p>Nandakumar C R</text:p>
          </table:table-cell>
          <table:table-cell table:style-name="ce299" office:value-type="float" office:value="16605" calcext:value-type="float">
            <text:p>16605</text:p>
          </table:table-cell>
          <table:table-cell table:style-name="ce303" table:formula="of:=([.AH133]/[.P133])*100" office:value-type="float" office:value="8.80757010783372" calcext:value-type="float">
            <text:p>8.81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MDMK</text:p>
          </table:table-cell>
          <table:table-cell table:style-name="ce299" office:value-type="string" calcext:value-type="string">
            <text:p>Arjunaraj A</text:p>
          </table:table-cell>
          <table:table-cell table:style-name="ce299" office:value-type="float" office:value="11035" calcext:value-type="float">
            <text:p>11035</text:p>
          </table:table-cell>
          <table:table-cell table:formula="of:=([.AM133]/[.P133])*100" office:value-type="float" office:value="5.85314881902711" calcext:value-type="float">
            <text:p>5.85</text:p>
          </table:table-cell>
          <table:table-cell table:number-columns-repeated="2" table:style-name="ce299" office:value-type="string" calcext:value-type="string">
            <text:p>NTK</text:p>
          </table:table-cell>
          <table:table-cell table:style-name="ce299" office:value-type="string" calcext:value-type="string">
            <text:p>Kalyanasundaram S</text:p>
          </table:table-cell>
          <table:table-cell table:style-name="ce299" office:value-type="float" office:value="4354" calcext:value-type="float">
            <text:p>4354</text:p>
          </table:table-cell>
          <table:table-cell table:formula="of:=([.AR133]/[.P133])*100" office:value-type="float" office:value="2.30943452270449" calcext:value-type="float">
            <text:p>2.31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Kinathukadavu</text:p>
          </table:table-cell>
          <table:table-cell office:value-type="string" calcext:value-type="string">
            <text:p>Coimbatore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Kovai</text:p>
          </table:table-cell>
          <table:table-cell office:value-type="string" calcext:value-type="string">
            <text:p>Rural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style-name="ce237" office:value-type="string" calcext:value-type="string">
            <text:p>DMKAIADMK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table:style-name="ce252" office:value-type="float" office:value="297116" calcext:value-type="float">
            <text:p>297116</text:p>
          </table:table-cell>
          <table:table-cell table:style-name="ce252" office:value-type="float" office:value="207989" calcext:value-type="float">
            <text:p>207989</text:p>
          </table:table-cell>
          <table:table-cell table:style-name="ce263" table:formula="of:=([.P134]/[.O134])*100" office:value-type="float" office:value="70.0026252372811" calcext:value-type="float">
            <text:p>70.00</text:p>
          </table:table-cell>
          <table:table-cell table:style-name="ce250" table:formula="of:=[.X134]-[.AC134]" office:value-type="float" office:value="1332" calcext:value-type="float">
            <text:p>1332</text:p>
          </table:table-cell>
          <table:table-cell table:style-name="ce270" table:formula="of:=([.R134]/[.P134])*100" office:value-type="float" office:value="0.64041848366981" calcext:value-type="float">
            <text:p>0.64</text:p>
          </table:table-cell>
          <table:table-cell table:style-name="ce263" table:formula="of:=[.Y134]+[.AD134]" office:value-type="float" office:value="84.9814172864911" calcext:value-type="float">
            <text:p>84.98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hanmugam A</text:p>
          </table:table-cell>
          <table:table-cell office:value-type="float" office:value="89042" calcext:value-type="float">
            <text:p>89042</text:p>
          </table:table-cell>
          <table:table-cell table:formula="of:=([.X134]/[.P134])*100" office:value-type="float" office:value="42.8109178850805" calcext:value-type="float">
            <text:p>42.81</text:p>
          </table:table-cell>
          <table:table-cell table:style-name="ce287" office:value-type="string" calcext:value-type="string">
            <text:p>DMK+</text:p>
          </table:table-cell>
          <table:table-cell table:style-name="ce290" office:value-type="string" calcext:value-type="string">
            <text:p>DMK</text:p>
          </table:table-cell>
          <table:table-cell table:style-name="ce290" office:value-type="string" calcext:value-type="string">
            <text:p>Kurichi Prabhakaran</text:p>
          </table:table-cell>
          <table:table-cell table:style-name="ce290" office:value-type="float" office:value="87710" calcext:value-type="float">
            <text:p>87710</text:p>
          </table:table-cell>
          <table:table-cell table:style-name="ce265" table:formula="of:=([.AC134]/[.P134])*100" office:value-type="float" office:value="42.1704994014107" calcext:value-type="float">
            <text:p>42.17</text:p>
          </table:table-cell>
          <table:table-cell table:style-name="ce299" office:value-type="string" calcext:value-type="string">
            <text:p>NDA</text:p>
          </table:table-cell>
          <table:table-cell table:style-name="ce299" office:value-type="string" calcext:value-type="string">
            <text:p>BJP</text:p>
          </table:table-cell>
          <table:table-cell table:style-name="ce299" office:value-type="string" calcext:value-type="string">
            <text:p>Muthuramalingam V</text:p>
          </table:table-cell>
          <table:table-cell table:style-name="ce299" office:value-type="float" office:value="11354" calcext:value-type="float">
            <text:p>11354</text:p>
          </table:table-cell>
          <table:table-cell table:style-name="ce303" table:formula="of:=([.AH134]/[.P134])*100" office:value-type="float" office:value="5.45894254023049" calcext:value-type="float">
            <text:p>5.46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MDMK</text:p>
          </table:table-cell>
          <table:table-cell table:style-name="ce299" office:value-type="string" calcext:value-type="string">
            <text:p>Eswaran V</text:p>
          </table:table-cell>
          <table:table-cell table:style-name="ce299" office:value-type="float" office:value="8387" calcext:value-type="float">
            <text:p>8387</text:p>
          </table:table-cell>
          <table:table-cell table:formula="of:=([.AM134]/[.P134])*100" office:value-type="float" office:value="4.03242479169572" calcext:value-type="float">
            <text:p>4.03</text:p>
          </table:table-cell>
          <table:table-cell office:value-type="string" calcext:value-type="string">
            <text:p>NOTA</text:p>
          </table:table-cell>
          <table:table-cell table:number-columns-repeated="2" table:style-name="ce299" office:value-type="string" calcext:value-type="string">
            <text:p>NOTA</text:p>
          </table:table-cell>
          <table:table-cell table:style-name="ce299" office:value-type="float" office:value="3884" calcext:value-type="float">
            <text:p>3884</text:p>
          </table:table-cell>
          <table:table-cell table:formula="of:=([.AR134]/[.P134])*100" office:value-type="float" office:value="1.86740644937953" calcext:value-type="float">
            <text:p>1.87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ollachi</text:p>
          </table:table-cell>
          <table:table-cell office:value-type="string" calcext:value-type="string">
            <text:p>Coimbatore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Kovai</text:p>
          </table:table-cell>
          <table:table-cell office:value-type="string" calcext:value-type="string">
            <text:p>Tow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table:style-name="ce252" office:value-type="float" office:value="217007" calcext:value-type="float">
            <text:p>217007</text:p>
          </table:table-cell>
          <table:table-cell table:style-name="ce252" office:value-type="float" office:value="168616" calcext:value-type="float">
            <text:p>168616</text:p>
          </table:table-cell>
          <table:table-cell table:style-name="ce263" table:formula="of:=([.P135]/[.O135])*100" office:value-type="float" office:value="77.7007193316345" calcext:value-type="float">
            <text:p>77.70</text:p>
          </table:table-cell>
          <table:table-cell table:style-name="ce250" table:formula="of:=[.X135]-[.AC135]" office:value-type="float" office:value="13368" calcext:value-type="float">
            <text:p>13368</text:p>
          </table:table-cell>
          <table:table-cell table:style-name="ce270" table:formula="of:=([.R135]/[.P135])*100" office:value-type="float" office:value="7.9280732552071" calcext:value-type="float">
            <text:p>7.93</text:p>
          </table:table-cell>
          <table:table-cell table:style-name="ce263" table:formula="of:=[.Y135]+[.AD135]" office:value-type="float" office:value="85.2457655264032" calcext:value-type="float">
            <text:p>85.25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Pollachi V Jayaraman</text:p>
          </table:table-cell>
          <table:table-cell office:value-type="float" office:value="78553" calcext:value-type="float">
            <text:p>78553</text:p>
          </table:table-cell>
          <table:table-cell table:formula="of:=([.X135]/[.P135])*100" office:value-type="float" office:value="46.5869193908051" calcext:value-type="float">
            <text:p>46.59</text:p>
          </table:table-cell>
          <table:table-cell table:style-name="ce287" office:value-type="string" calcext:value-type="string">
            <text:p>DMK+</text:p>
          </table:table-cell>
          <table:table-cell table:style-name="ce290" office:value-type="string" calcext:value-type="string">
            <text:p>DMK</text:p>
          </table:table-cell>
          <table:table-cell table:style-name="ce290" office:value-type="string" calcext:value-type="string">
            <text:p>Tamilmani R</text:p>
          </table:table-cell>
          <table:table-cell table:style-name="ce290" office:value-type="float" office:value="65185" calcext:value-type="float">
            <text:p>65185</text:p>
          </table:table-cell>
          <table:table-cell table:style-name="ce265" table:formula="of:=([.AC135]/[.P135])*100" office:value-type="float" office:value="38.6588461355981" calcext:value-type="float">
            <text:p>38.66</text:p>
          </table:table-cell>
          <table:table-cell table:style-name="ce299" office:value-type="string" calcext:value-type="string">
            <text:p>independent</text:p>
          </table:table-cell>
          <table:table-cell table:style-name="ce299" office:value-type="string" calcext:value-type="string">
            <text:p>KMDK</text:p>
          </table:table-cell>
          <table:table-cell table:style-name="ce299" office:value-type="string" calcext:value-type="string">
            <text:p>Nithyanandhan K</text:p>
          </table:table-cell>
          <table:table-cell table:style-name="ce299" office:value-type="float" office:value="7722" calcext:value-type="float">
            <text:p>7722</text:p>
          </table:table-cell>
          <table:table-cell table:style-name="ce303" table:formula="of:=([.AH135]/[.P135])*100" office:value-type="float" office:value="4.57963657066945" calcext:value-type="float">
            <text:p>4.58</text:p>
          </table:table-cell>
          <table:table-cell table:style-name="ce299" office:value-type="string" calcext:value-type="string">
            <text:p>NDA</text:p>
          </table:table-cell>
          <table:table-cell table:style-name="ce299" office:value-type="string" calcext:value-type="string">
            <text:p>BJP</text:p>
          </table:table-cell>
          <table:table-cell table:style-name="ce299" office:value-type="string" calcext:value-type="string">
            <text:p>Sivakumar R</text:p>
          </table:table-cell>
          <table:table-cell table:style-name="ce299" office:value-type="float" office:value="5363" calcext:value-type="float">
            <text:p>5363</text:p>
          </table:table-cell>
          <table:table-cell table:formula="of:=([.AM135]/[.P135])*100" office:value-type="float" office:value="3.18059970584049" calcext:value-type="float">
            <text:p>3.18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DMDK</text:p>
          </table:table-cell>
          <table:table-cell table:style-name="ce299" office:value-type="string" calcext:value-type="string">
            <text:p>Muthukumar S</text:p>
          </table:table-cell>
          <table:table-cell table:style-name="ce299" office:value-type="float" office:value="4893" calcext:value-type="float">
            <text:p>4893</text:p>
          </table:table-cell>
          <table:table-cell table:formula="of:=([.AR135]/[.P135])*100" office:value-type="float" office:value="2.90185984722684" calcext:value-type="float">
            <text:p>2.90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Valparai</text:p>
          </table:table-cell>
          <table:table-cell office:value-type="string" calcext:value-type="string">
            <text:p>Coimbatore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Kovai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No</text:p>
          </table:table-cell>
          <table:table-cell table:style-name="ce252" office:value-type="float" office:value="196795" calcext:value-type="float">
            <text:p>196795</text:p>
          </table:table-cell>
          <table:table-cell table:style-name="ce252" office:value-type="float" office:value="143743" calcext:value-type="float">
            <text:p>143743</text:p>
          </table:table-cell>
          <table:table-cell table:style-name="ce263" table:formula="of:=([.P136]/[.O136])*100" office:value-type="float" office:value="73.0419980182423" calcext:value-type="float">
            <text:p>73.04</text:p>
          </table:table-cell>
          <table:table-cell table:style-name="ce250" table:formula="of:=[.X136]-[.AC136]" office:value-type="float" office:value="8244" calcext:value-type="float">
            <text:p>8244</text:p>
          </table:table-cell>
          <table:table-cell table:style-name="ce270" table:formula="of:=([.R136]/[.P136])*100" office:value-type="float" office:value="5.73523580278692" calcext:value-type="float">
            <text:p>5.74</text:p>
          </table:table-cell>
          <table:table-cell table:style-name="ce263" table:formula="of:=[.Y136]+[.AD136]" office:value-type="float" office:value="91.6329838670405" calcext:value-type="float">
            <text:p>91.63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asthuri Vasu V</text:p>
          </table:table-cell>
          <table:table-cell office:value-type="float" office:value="69980" calcext:value-type="float">
            <text:p>69980</text:p>
          </table:table-cell>
          <table:table-cell table:formula="of:=([.X136]/[.P136])*100" office:value-type="float" office:value="48.6841098349137" calcext:value-type="float">
            <text:p>48.68</text:p>
          </table:table-cell>
          <table:table-cell table:style-name="ce287" office:value-type="string" calcext:value-type="string">
            <text:p>DMK+</text:p>
          </table:table-cell>
          <table:table-cell table:style-name="ce290" office:value-type="string" calcext:value-type="string">
            <text:p>DMK</text:p>
          </table:table-cell>
          <table:table-cell table:style-name="ce290" office:value-type="string" calcext:value-type="string">
            <text:p>Paulpandi T</text:p>
          </table:table-cell>
          <table:table-cell table:style-name="ce290" office:value-type="float" office:value="61736" calcext:value-type="float">
            <text:p>61736</text:p>
          </table:table-cell>
          <table:table-cell table:style-name="ce265" table:formula="of:=([.AC136]/[.P136])*100" office:value-type="float" office:value="42.9488740321268" calcext:value-type="float">
            <text:p>42.95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CPI</text:p>
          </table:table-cell>
          <table:table-cell table:style-name="ce299" office:value-type="string" calcext:value-type="string">
            <text:p>Manibharathi P</text:p>
          </table:table-cell>
          <table:table-cell table:style-name="ce299" office:value-type="float" office:value="3494" calcext:value-type="float">
            <text:p>3494</text:p>
          </table:table-cell>
          <table:table-cell table:style-name="ce303" table:formula="of:=([.AH136]/[.P136])*100" office:value-type="float" office:value="2.43072706149169" calcext:value-type="float">
            <text:p>2.43</text:p>
          </table:table-cell>
          <table:table-cell table:style-name="ce299" office:value-type="string" calcext:value-type="string">
            <text:p>NDA</text:p>
          </table:table-cell>
          <table:table-cell table:style-name="ce299" office:value-type="string" calcext:value-type="string">
            <text:p>BJP</text:p>
          </table:table-cell>
          <table:table-cell table:style-name="ce299" office:value-type="string" calcext:value-type="string">
            <text:p>Murugesan P</text:p>
          </table:table-cell>
          <table:table-cell table:style-name="ce299" office:value-type="float" office:value="2565" calcext:value-type="float">
            <text:p>2565</text:p>
          </table:table-cell>
          <table:table-cell table:formula="of:=([.AM136]/[.P136])*100" office:value-type="float" office:value="1.78443472029942" calcext:value-type="float">
            <text:p>1.78</text:p>
          </table:table-cell>
          <table:table-cell office:value-type="string" calcext:value-type="string">
            <text:p>NOTA</text:p>
          </table:table-cell>
          <table:table-cell table:number-columns-repeated="2" table:style-name="ce299" office:value-type="string" calcext:value-type="string">
            <text:p>NOTA</text:p>
          </table:table-cell>
          <table:table-cell table:style-name="ce299" office:value-type="float" office:value="2206" calcext:value-type="float">
            <text:p>2206</text:p>
          </table:table-cell>
          <table:table-cell table:formula="of:=([.AR136]/[.P136])*100" office:value-type="float" office:value="1.53468342806258" calcext:value-type="float">
            <text:p>1.53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Udumalpettai</text:p>
          </table:table-cell>
          <table:table-cell office:value-type="string" calcext:value-type="string">
            <text:p>Tiruppur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Town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table:style-name="ce252" office:value-type="float" office:value="248679" calcext:value-type="float">
            <text:p>248679</text:p>
          </table:table-cell>
          <table:table-cell table:style-name="ce252" office:value-type="float" office:value="182917" calcext:value-type="float">
            <text:p>182917</text:p>
          </table:table-cell>
          <table:table-cell table:style-name="ce263" table:formula="of:=([.P137]/[.O137])*100" office:value-type="float" office:value="73.5554670880935" calcext:value-type="float">
            <text:p>73.56</text:p>
          </table:table-cell>
          <table:table-cell table:style-name="ce250" table:formula="of:=[.X137]-[.AC137]" office:value-type="float" office:value="5687" calcext:value-type="float">
            <text:p>5687</text:p>
          </table:table-cell>
          <table:table-cell table:style-name="ce270" table:formula="of:=([.R137]/[.P137])*100" office:value-type="float" office:value="3.10906039351181" calcext:value-type="float">
            <text:p>3.11</text:p>
          </table:table-cell>
          <table:table-cell table:style-name="ce263" table:formula="of:=[.Y137]+[.AD137]" office:value-type="float" office:value="86.3489998195903" calcext:value-type="float">
            <text:p>86.35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Radhakrishnan K</text:p>
          </table:table-cell>
          <table:table-cell office:value-type="float" office:value="81817" calcext:value-type="float">
            <text:p>81817</text:p>
          </table:table-cell>
          <table:table-cell table:formula="of:=([.X137]/[.P137])*100" office:value-type="float" office:value="44.7290301065511" calcext:value-type="float">
            <text:p>44.73</text:p>
          </table:table-cell>
          <table:table-cell table:style-name="ce287" office:value-type="string" calcext:value-type="string">
            <text:p>DMK+</text:p>
          </table:table-cell>
          <table:table-cell table:style-name="ce290" office:value-type="string" calcext:value-type="string">
            <text:p>DMK</text:p>
          </table:table-cell>
          <table:table-cell table:style-name="ce290" office:value-type="string" calcext:value-type="string">
            <text:p>Muthu Mu Ka</text:p>
          </table:table-cell>
          <table:table-cell table:style-name="ce290" office:value-type="float" office:value="76130" calcext:value-type="float">
            <text:p>76130</text:p>
          </table:table-cell>
          <table:table-cell table:style-name="ce265" table:formula="of:=([.AC137]/[.P137])*100" office:value-type="float" office:value="41.6199697130393" calcext:value-type="float">
            <text:p>41.62</text:p>
          </table:table-cell>
          <table:table-cell table:style-name="ce299" office:value-type="string" calcext:value-type="string">
            <text:p>NDA</text:p>
          </table:table-cell>
          <table:table-cell table:style-name="ce299" office:value-type="string" calcext:value-type="string">
            <text:p>BJP</text:p>
          </table:table-cell>
          <table:table-cell table:style-name="ce299" office:value-type="string" calcext:value-type="string">
            <text:p>Kandhasamy U K P N</text:p>
          </table:table-cell>
          <table:table-cell table:style-name="ce299" office:value-type="float" office:value="7339" calcext:value-type="float">
            <text:p>7339</text:p>
          </table:table-cell>
          <table:table-cell table:style-name="ce303" table:formula="of:=([.AH137]/[.P137])*100" office:value-type="float" office:value="4.01220225566787" calcext:value-type="float">
            <text:p>4.01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DMDK</text:p>
          </table:table-cell>
          <table:table-cell table:style-name="ce299" office:value-type="string" calcext:value-type="string">
            <text:p>Ganeshkumar S</text:p>
          </table:table-cell>
          <table:table-cell table:style-name="ce299" office:value-type="float" office:value="7090" calcext:value-type="float">
            <text:p>7090</text:p>
          </table:table-cell>
          <table:table-cell table:formula="of:=([.AM137]/[.P137])*100" office:value-type="float" office:value="3.8760749410935" calcext:value-type="float">
            <text:p>3.88</text:p>
          </table:table-cell>
          <table:table-cell table:style-name="ce299" office:value-type="string" calcext:value-type="string">
            <text:p>Independant</text:p>
          </table:table-cell>
          <table:table-cell table:style-name="ce299" office:value-type="string" calcext:value-type="string">
            <text:p>KMDK</text:p>
          </table:table-cell>
          <table:table-cell table:style-name="ce299" office:value-type="string" calcext:value-type="string">
            <text:p>Ragupathi Raghavan C</text:p>
          </table:table-cell>
          <table:table-cell table:style-name="ce299" office:value-type="float" office:value="3562" calcext:value-type="float">
            <text:p>3562</text:p>
          </table:table-cell>
          <table:table-cell table:formula="of:=([.AR137]/[.P137])*100" office:value-type="float" office:value="1.9473313032687" calcext:value-type="float">
            <text:p>1.95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adathukulam</text:p>
          </table:table-cell>
          <table:table-cell office:value-type="string" calcext:value-type="string">
            <text:p>Tiruppur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Rural</text:p>
          </table:table-cell>
          <table:table-cell table:number-columns-repeated="8" office:value-type="string" calcext:value-type="string">
            <text:p>No</text:p>
          </table:table-cell>
          <table:table-cell table:style-name="ce252" office:value-type="float" office:value="225451" calcext:value-type="float">
            <text:p>225451</text:p>
          </table:table-cell>
          <table:table-cell table:style-name="ce252" office:value-type="float" office:value="171544" calcext:value-type="float">
            <text:p>171544</text:p>
          </table:table-cell>
          <table:table-cell table:style-name="ce263" table:formula="of:=([.P138]/[.O138])*100" office:value-type="float" office:value="76.0892610811218" calcext:value-type="float">
            <text:p>76.09</text:p>
          </table:table-cell>
          <table:table-cell table:style-name="ce250" table:formula="of:=[.X138]-[.AC138]" office:value-type="float" office:value="1667" calcext:value-type="float">
            <text:p>1667</text:p>
          </table:table-cell>
          <table:table-cell table:style-name="ce270" table:formula="of:=([.R138]/[.P138])*100" office:value-type="float" office:value="0.971762346686564" calcext:value-type="float">
            <text:p>0.97</text:p>
          </table:table-cell>
          <table:table-cell table:style-name="ce263" table:formula="of:=[.Y138]+[.AD138]" office:value-type="float" office:value="88.3569230051765" calcext:value-type="float">
            <text:p>88.36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Jayaramakrishnan R</text:p>
          </table:table-cell>
          <table:table-cell office:value-type="float" office:value="76619" calcext:value-type="float">
            <text:p>76619</text:p>
          </table:table-cell>
          <table:table-cell table:formula="of:=([.X138]/[.P138])*100" office:value-type="float" office:value="44.6643426759315" calcext:value-type="float">
            <text:p>44.66</text:p>
          </table:table-cell>
          <table:table-cell office:value-type="string" calcext:value-type="string">
            <text:p>AIADMK+</text:p>
          </table:table-cell>
          <table:table-cell table:style-name="ce290" office:value-type="string" calcext:value-type="string">
            <text:p>AIADMK</text:p>
          </table:table-cell>
          <table:table-cell table:style-name="ce290" office:value-type="string" calcext:value-type="string">
            <text:p>Manoharan K</text:p>
          </table:table-cell>
          <table:table-cell table:style-name="ce290" office:value-type="float" office:value="74952" calcext:value-type="float">
            <text:p>74952</text:p>
          </table:table-cell>
          <table:table-cell table:style-name="ce265" table:formula="of:=([.AC138]/[.P138])*100" office:value-type="float" office:value="43.692580329245" calcext:value-type="float">
            <text:p>43.69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TMC</text:p>
          </table:table-cell>
          <table:table-cell table:style-name="ce299" office:value-type="string" calcext:value-type="string">
            <text:p>Maheswari A S</text:p>
          </table:table-cell>
          <table:table-cell table:style-name="ce299" office:value-type="float" office:value="6208" calcext:value-type="float">
            <text:p>6208</text:p>
          </table:table-cell>
          <table:table-cell table:style-name="ce303" table:formula="of:=([.AH138]/[.P138])*100" office:value-type="float" office:value="3.61889660961619" calcext:value-type="float">
            <text:p>3.62</text:p>
          </table:table-cell>
          <table:table-cell table:style-name="ce299" office:value-type="string" calcext:value-type="string">
            <text:p>NDA</text:p>
          </table:table-cell>
          <table:table-cell table:style-name="ce299" office:value-type="string" calcext:value-type="string">
            <text:p>BJP</text:p>
          </table:table-cell>
          <table:table-cell table:style-name="ce299" office:value-type="string" calcext:value-type="string">
            <text:p>Muthukumar A</text:p>
          </table:table-cell>
          <table:table-cell table:style-name="ce299" office:value-type="float" office:value="2619" calcext:value-type="float">
            <text:p>2619</text:p>
          </table:table-cell>
          <table:table-cell table:formula="of:=([.AM138]/[.P138])*100" office:value-type="float" office:value="1.52672200718183" calcext:value-type="float">
            <text:p>1.53</text:p>
          </table:table-cell>
          <table:table-cell table:style-name="ce299" office:value-type="string" calcext:value-type="string">
            <text:p>MMA</text:p>
          </table:table-cell>
          <table:table-cell table:style-name="ce299" office:value-type="string" calcext:value-type="string">
            <text:p>PMK</text:p>
          </table:table-cell>
          <table:table-cell table:style-name="ce299" office:value-type="string" calcext:value-type="string">
            <text:p>Ravichandran A</text:p>
          </table:table-cell>
          <table:table-cell table:style-name="ce299" office:value-type="float" office:value="2443" calcext:value-type="float">
            <text:p>2443</text:p>
          </table:table-cell>
          <table:table-cell table:formula="of:=([.AR138]/[.P138])*100" office:value-type="float" office:value="1.42412442288859" calcext:value-type="float">
            <text:p>1.42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alani</text:p>
          </table:table-cell>
          <table:table-cell office:value-type="string" calcext:value-type="string">
            <text:p>Dindigul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Town</text:p>
          </table:table-cell>
          <table:table-cell table:number-columns-repeated="8" office:value-type="string" calcext:value-type="string">
            <text:p>No</text:p>
          </table:table-cell>
          <table:table-cell table:style-name="ce252" office:value-type="float" office:value="257151" calcext:value-type="float">
            <text:p>257151</text:p>
          </table:table-cell>
          <table:table-cell table:style-name="ce252" office:value-type="float" office:value="197474" calcext:value-type="float">
            <text:p>197474</text:p>
          </table:table-cell>
          <table:table-cell table:style-name="ce263" table:formula="of:=([.P139]/[.O139])*100" office:value-type="float" office:value="76.79301266571" calcext:value-type="float">
            <text:p>76.79</text:p>
          </table:table-cell>
          <table:table-cell table:style-name="ce250" table:formula="of:=[.X139]-[.AC139]" office:value-type="float" office:value="25586" calcext:value-type="float">
            <text:p>25586</text:p>
          </table:table-cell>
          <table:table-cell table:style-name="ce270" table:formula="of:=([.R139]/[.P139])*100" office:value-type="float" office:value="12.956642393429" calcext:value-type="float">
            <text:p>12.96</text:p>
          </table:table-cell>
          <table:table-cell table:style-name="ce263" table:formula="of:=[.Y139]+[.AD139]" office:value-type="float" office:value="88.3680889636104" calcext:value-type="float">
            <text:p>88.37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enthilkumar I P</text:p>
          </table:table-cell>
          <table:table-cell office:value-type="float" office:value="100045" calcext:value-type="float">
            <text:p>100045</text:p>
          </table:table-cell>
          <table:table-cell table:formula="of:=([.X139]/[.P139])*100" office:value-type="float" office:value="50.6623656785197" calcext:value-type="float">
            <text:p>50.66</text:p>
          </table:table-cell>
          <table:table-cell office:value-type="string" calcext:value-type="string">
            <text:p>AIADMK+</text:p>
          </table:table-cell>
          <table:table-cell table:style-name="ce290" office:value-type="string" calcext:value-type="string">
            <text:p>AIADMK</text:p>
          </table:table-cell>
          <table:table-cell table:style-name="ce290" office:value-type="string" calcext:value-type="string">
            <text:p>Kumarasamy P</text:p>
          </table:table-cell>
          <table:table-cell table:style-name="ce290" office:value-type="float" office:value="74459" calcext:value-type="float">
            <text:p>74459</text:p>
          </table:table-cell>
          <table:table-cell table:style-name="ce265" table:formula="of:=([.AC139]/[.P139])*100" office:value-type="float" office:value="37.7057232850907" calcext:value-type="float">
            <text:p>37.71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CPIM</text:p>
          </table:table-cell>
          <table:table-cell table:style-name="ce299" office:value-type="string" calcext:value-type="string">
            <text:p>Rajamanickam V</text:p>
          </table:table-cell>
          <table:table-cell table:style-name="ce299" office:value-type="float" office:value="9687" calcext:value-type="float">
            <text:p>9687</text:p>
          </table:table-cell>
          <table:table-cell table:style-name="ce303" table:formula="of:=([.AH139]/[.P139])*100" office:value-type="float" office:value="4.90545590811955" calcext:value-type="float">
            <text:p>4.91</text:p>
          </table:table-cell>
          <table:table-cell table:style-name="ce299" office:value-type="string" calcext:value-type="string">
            <text:p>NDA</text:p>
          </table:table-cell>
          <table:table-cell table:style-name="ce299" office:value-type="string" calcext:value-type="string">
            <text:p>BJP</text:p>
          </table:table-cell>
          <table:table-cell table:style-name="ce299" office:value-type="string" calcext:value-type="string">
            <text:p>Kanagaraj N</text:p>
          </table:table-cell>
          <table:table-cell table:style-name="ce299" office:value-type="float" office:value="4092" calcext:value-type="float">
            <text:p>4092</text:p>
          </table:table-cell>
          <table:table-cell table:formula="of:=([.AM139]/[.P139])*100" office:value-type="float" office:value="2.07217152637816" calcext:value-type="float">
            <text:p>2.07</text:p>
          </table:table-cell>
          <table:table-cell office:value-type="string" calcext:value-type="string">
            <text:p>NOTA</text:p>
          </table:table-cell>
          <table:table-cell table:number-columns-repeated="2" table:style-name="ce299" office:value-type="string" calcext:value-type="string">
            <text:p>NOTA</text:p>
          </table:table-cell>
          <table:table-cell table:style-name="ce299" office:value-type="float" office:value="1460" calcext:value-type="float">
            <text:p>1460</text:p>
          </table:table-cell>
          <table:table-cell table:formula="of:=([.AR139]/[.P139])*100" office:value-type="float" office:value="0.739337836879792" calcext:value-type="float">
            <text:p>0.74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Oddanchatram</text:p>
          </table:table-cell>
          <table:table-cell office:value-type="string" calcext:value-type="string">
            <text:p>Dindigul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Tow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table:number-columns-repeated="2" office:value-type="string" calcext:value-type="string">
            <text:p>No</text:p>
          </table:table-cell>
          <table:table-cell table:style-name="ce252" office:value-type="float" office:value="223074" calcext:value-type="float">
            <text:p>223074</text:p>
          </table:table-cell>
          <table:table-cell table:style-name="ce252" office:value-type="float" office:value="189414" calcext:value-type="float">
            <text:p>189414</text:p>
          </table:table-cell>
          <table:table-cell table:style-name="ce263" table:formula="of:=([.P140]/[.O140])*100" office:value-type="float" office:value="84.9108367626886" calcext:value-type="float">
            <text:p>84.91</text:p>
          </table:table-cell>
          <table:table-cell table:style-name="ce250" table:formula="of:=[.X140]-[.AC140]" office:value-type="float" office:value="65727" calcext:value-type="float">
            <text:p>65727</text:p>
          </table:table-cell>
          <table:table-cell table:style-name="ce270" table:formula="of:=([.R140]/[.P140])*100" office:value-type="float" office:value="34.7001805568754" calcext:value-type="float">
            <text:p>34.70</text:p>
          </table:table-cell>
          <table:table-cell table:style-name="ce263" table:formula="of:=[.Y140]+[.AD140]" office:value-type="float" office:value="93.8172468772108" calcext:value-type="float">
            <text:p>93.82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akkarapani R</text:p>
          </table:table-cell>
          <table:table-cell office:value-type="float" office:value="121715" calcext:value-type="float">
            <text:p>121715</text:p>
          </table:table-cell>
          <table:table-cell table:formula="of:=([.X140]/[.P140])*100" office:value-type="float" office:value="64.2587137170431" calcext:value-type="float">
            <text:p>64.26</text:p>
          </table:table-cell>
          <table:table-cell office:value-type="string" calcext:value-type="string">
            <text:p>AIADMK+</text:p>
          </table:table-cell>
          <table:table-cell table:style-name="ce290" office:value-type="string" calcext:value-type="string">
            <text:p>AIADMK</text:p>
          </table:table-cell>
          <table:table-cell table:style-name="ce290" office:value-type="string" calcext:value-type="string">
            <text:p>Kittusamy K</text:p>
          </table:table-cell>
          <table:table-cell table:style-name="ce290" office:value-type="float" office:value="55988" calcext:value-type="float">
            <text:p>55988</text:p>
          </table:table-cell>
          <table:table-cell table:style-name="ce265" table:formula="of:=([.AC140]/[.P140])*100" office:value-type="float" office:value="29.5585331601677" calcext:value-type="float">
            <text:p>29.56</text:p>
          </table:table-cell>
          <table:table-cell table:style-name="ce299" office:value-type="string" calcext:value-type="string">
            <text:p>MNK</text:p>
          </table:table-cell>
          <table:table-cell table:style-name="ce299" office:value-type="string" calcext:value-type="string">
            <text:p>CPI</text:p>
          </table:table-cell>
          <table:table-cell table:style-name="ce299" office:value-type="string" calcext:value-type="string">
            <text:p>Santhanam K</text:p>
          </table:table-cell>
          <table:table-cell table:style-name="ce299" office:value-type="float" office:value="3684" calcext:value-type="float">
            <text:p>3684</text:p>
          </table:table-cell>
          <table:table-cell table:style-name="ce303" table:formula="of:=([.AH140]/[.P140])*100" office:value-type="float" office:value="1.9449459913206" calcext:value-type="float">
            <text:p>1.94</text:p>
          </table:table-cell>
          <table:table-cell table:style-name="ce299" office:value-type="string" calcext:value-type="string">
            <text:p>NDA</text:p>
          </table:table-cell>
          <table:table-cell table:style-name="ce299" office:value-type="string" calcext:value-type="string">
            <text:p>BJP</text:p>
          </table:table-cell>
          <table:table-cell table:style-name="ce299" office:value-type="string" calcext:value-type="string">
            <text:p>Palanisamy S K</text:p>
          </table:table-cell>
          <table:table-cell table:style-name="ce299" office:value-type="float" office:value="1909" calcext:value-type="float">
            <text:p>1909</text:p>
          </table:table-cell>
          <table:table-cell table:formula="of:=([.AM140]/[.P140])*100" office:value-type="float" office:value="1.00784524903122" calcext:value-type="float">
            <text:p>1.01</text:p>
          </table:table-cell>
          <table:table-cell office:value-type="string" calcext:value-type="string">
            <text:p>NOTA</text:p>
          </table:table-cell>
          <table:table-cell table:number-columns-repeated="2" table:style-name="ce299" office:value-type="string" calcext:value-type="string">
            <text:p>NOTA</text:p>
          </table:table-cell>
          <table:table-cell table:style-name="ce299" office:value-type="float" office:value="1274" calcext:value-type="float">
            <text:p>1274</text:p>
          </table:table-cell>
          <table:table-cell table:formula="of:=([.AR140]/[.P140])*100" office:value-type="float" office:value="0.672600758127699" calcext:value-type="float">
            <text:p>0.67</text:p>
          </table:table-cell>
          <table:table-cell table:style-name="ce290"/>
          <table:table-cell table:number-columns-repeated="1633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Athoor</text:p>
          </table:table-cell>
          <table:table-cell office:value-type="string" calcext:value-type="string">
            <text:p>Dindigul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table:number-columns-repeated="2" office:value-type="string" calcext:value-type="string">
            <text:p>No</text:p>
          </table:table-cell>
          <table:table-cell table:style-name="ce252" office:value-type="float" office:value="268876" calcext:value-type="float">
            <text:p>268876</text:p>
          </table:table-cell>
          <table:table-cell table:style-name="ce252" office:value-type="float" office:value="229252" calcext:value-type="float">
            <text:p>229252</text:p>
          </table:table-cell>
          <table:table-cell table:style-name="ce263" table:formula="of:=([.P141]/[.O141])*100" office:value-type="float" office:value="85.2630952558057" calcext:value-type="float">
            <text:p>85.26</text:p>
          </table:table-cell>
          <table:table-cell table:style-name="ce250" table:formula="of:=[.X141]-[.AC141]" office:value-type="float" office:value="27147" calcext:value-type="float">
            <text:p>27147</text:p>
          </table:table-cell>
          <table:table-cell table:style-name="ce270" table:formula="of:=([.R141]/[.P141])*100" office:value-type="float" office:value="11.8415542721547" calcext:value-type="float">
            <text:p>11.84</text:p>
          </table:table-cell>
          <table:table-cell table:style-name="ce263" table:formula="of:=[.Y141]+[.AD141]" office:value-type="float" office:value="94.3629717516096" calcext:value-type="float">
            <text:p>94.36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Periyasamy I</text:p>
          </table:table-cell>
          <table:table-cell office:value-type="float" office:value="121738" calcext:value-type="float">
            <text:p>121738</text:p>
          </table:table-cell>
          <table:table-cell table:formula="of:=([.X141]/[.P141])*100" office:value-type="float" office:value="53.1022630118821" calcext:value-type="float">
            <text:p>53.10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Viswanathan R Natham</text:p>
          </table:table-cell>
          <table:table-cell office:value-type="float" office:value="94591" calcext:value-type="float">
            <text:p>94591</text:p>
          </table:table-cell>
          <table:table-cell table:style-name="ce265" table:formula="of:=([.AC141]/[.P141])*100" office:value-type="float" office:value="41.2607087397275" calcext:value-type="float">
            <text:p>41.26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Packiya Selvaraj M</text:p>
          </table:table-cell>
          <table:table-cell office:value-type="float" office:value="3741" calcext:value-type="float">
            <text:p>3741</text:p>
          </table:table-cell>
          <table:table-cell table:style-name="ce303" table:formula="of:=([.AH141]/[.P141])*100" office:value-type="float" office:value="1.63182872995655" calcext:value-type="float">
            <text:p>1.63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2105" calcext:value-type="float">
            <text:p>2105</text:p>
          </table:table-cell>
          <table:table-cell table:formula="of:=([.AM141]/[.P141])*100" office:value-type="float" office:value="0.918203548933052" calcext:value-type="float">
            <text:p>0.92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Ilanchezhiyan S P</text:p>
          </table:table-cell>
          <table:table-cell office:value-type="float" office:value="1365" calcext:value-type="float">
            <text:p>1365</text:p>
          </table:table-cell>
          <table:table-cell table:formula="of:=([.AR141]/[.P141])*100" office:value-type="float" office:value="0.595414652871076" calcext:value-type="float">
            <text:p>0.60</text:p>
          </table:table-cell>
          <table:table-cell table:number-columns-repeated="1633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Nilakottai</text:p>
          </table:table-cell>
          <table:table-cell office:value-type="string" calcext:value-type="string">
            <text:p>Dindigul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No</text:p>
          </table:table-cell>
          <table:table-cell table:style-name="ce252" office:value-type="float" office:value="218582" calcext:value-type="float">
            <text:p>218582</text:p>
          </table:table-cell>
          <table:table-cell table:style-name="ce252" office:value-type="float" office:value="174541" calcext:value-type="float">
            <text:p>174541</text:p>
          </table:table-cell>
          <table:table-cell table:style-name="ce263" table:formula="of:=([.P142]/[.O142])*100" office:value-type="float" office:value="79.8514973785582" calcext:value-type="float">
            <text:p>79.85</text:p>
          </table:table-cell>
          <table:table-cell table:style-name="ce250" table:formula="of:=[.X142]-[.AC142]" office:value-type="float" office:value="14776" calcext:value-type="float">
            <text:p>14776</text:p>
          </table:table-cell>
          <table:table-cell table:style-name="ce270" table:formula="of:=([.R142]/[.P142])*100" office:value-type="float" office:value="8.46563271666829" calcext:value-type="float">
            <text:p>8.47</text:p>
          </table:table-cell>
          <table:table-cell table:style-name="ce263" table:formula="of:=[.Y142]+[.AD142]" office:value-type="float" office:value="89.5136386293192" calcext:value-type="float">
            <text:p>89.51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Thangathurai R</text:p>
          </table:table-cell>
          <table:table-cell office:value-type="float" office:value="85507" calcext:value-type="float">
            <text:p>85507</text:p>
          </table:table-cell>
          <table:table-cell table:formula="of:=([.X142]/[.P142])*100" office:value-type="float" office:value="48.9896356729937" calcext:value-type="float">
            <text:p>48.99</text:p>
          </table:table-cell>
          <table:table-cell table:style-name="ce287"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Anbazhagan M</text:p>
          </table:table-cell>
          <table:table-cell office:value-type="float" office:value="70731" calcext:value-type="float">
            <text:p>70731</text:p>
          </table:table-cell>
          <table:table-cell table:style-name="ce265" table:formula="of:=([.AC142]/[.P142])*100" office:value-type="float" office:value="40.5240029563255" calcext:value-type="float">
            <text:p>40.52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Ramasamy K</text:p>
          </table:table-cell>
          <table:table-cell office:value-type="float" office:value="7666" calcext:value-type="float">
            <text:p>7666</text:p>
          </table:table-cell>
          <table:table-cell table:style-name="ce303" table:formula="of:=([.AH142]/[.P142])*100" office:value-type="float" office:value="4.39209125649561" calcext:value-type="float">
            <text:p>4.39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Alagumani R</text:p>
          </table:table-cell>
          <table:table-cell office:value-type="float" office:value="2565" calcext:value-type="float">
            <text:p>2565</text:p>
          </table:table-cell>
          <table:table-cell table:formula="of:=([.AM142]/[.P142])*100" office:value-type="float" office:value="1.46956875461926" calcext:value-type="float">
            <text:p>1.47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Ramoorthy N</text:p>
          </table:table-cell>
          <table:table-cell office:value-type="float" office:value="2201" calcext:value-type="float">
            <text:p>2201</text:p>
          </table:table-cell>
          <table:table-cell table:formula="of:=([.AR142]/[.P142])*100" office:value-type="float" office:value="1.26102176565964" calcext:value-type="float">
            <text:p>1.26</text:p>
          </table:table-cell>
          <table:table-cell table:number-columns-repeated="1633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Natham</text:p>
          </table:table-cell>
          <table:table-cell office:value-type="string" calcext:value-type="string">
            <text:p>Dindigul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DMKIN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MKINC</text:p>
          </table:table-cell>
          <table:table-cell office:value-type="string" calcext:value-type="string">
            <text:p>No</text:p>
          </table:table-cell>
          <table:table-cell table:style-name="ce252" office:value-type="float" office:value="258718" calcext:value-type="float">
            <text:p>258718</text:p>
          </table:table-cell>
          <table:table-cell table:style-name="ce252" office:value-type="float" office:value="207011" calcext:value-type="float">
            <text:p>207011</text:p>
          </table:table-cell>
          <table:table-cell table:style-name="ce263" table:formula="of:=([.P143]/[.O143])*100" office:value-type="float" office:value="80.014146677077" calcext:value-type="float">
            <text:p>80.01</text:p>
          </table:table-cell>
          <table:table-cell table:style-name="ce250" table:formula="of:=[.X143]-[.AC143]" office:value-type="float" office:value="2110" calcext:value-type="float">
            <text:p>2110</text:p>
          </table:table-cell>
          <table:table-cell table:style-name="ce270" table:formula="of:=([.R143]/[.P143])*100" office:value-type="float" office:value="1.01926950741748" calcext:value-type="float">
            <text:p>1.02</text:p>
          </table:table-cell>
          <table:table-cell table:style-name="ce263" table:formula="of:=[.Y143]+[.AD143]" office:value-type="float" office:value="89.6251889996184" calcext:value-type="float">
            <text:p>89.63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Andi Ambalam M A</text:p>
          </table:table-cell>
          <table:table-cell office:value-type="float" office:value="93822" calcext:value-type="float">
            <text:p>93822</text:p>
          </table:table-cell>
          <table:table-cell table:formula="of:=([.X143]/[.P143])*100" office:value-type="float" office:value="45.3222292535179" calcext:value-type="float">
            <text:p>45.32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hajahan S</text:p>
          </table:table-cell>
          <table:table-cell office:value-type="float" office:value="91712" calcext:value-type="float">
            <text:p>91712</text:p>
          </table:table-cell>
          <table:table-cell table:style-name="ce265" table:formula="of:=([.AC143]/[.P143])*100" office:value-type="float" office:value="44.3029597461005" calcext:value-type="float">
            <text:p>44.30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Karthikeyan G</text:p>
          </table:table-cell>
          <table:table-cell office:value-type="float" office:value="9373" calcext:value-type="float">
            <text:p>9373</text:p>
          </table:table-cell>
          <table:table-cell table:style-name="ce303" table:formula="of:=([.AH143]/[.P143])*100" office:value-type="float" office:value="4.52777871707301" calcext:value-type="float">
            <text:p>4.53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Sivasanakaran V Dr</text:p>
          </table:table-cell>
          <table:table-cell office:value-type="float" office:value="2393" calcext:value-type="float">
            <text:p>2393</text:p>
          </table:table-cell>
          <table:table-cell table:formula="of:=([.AM143]/[.P143])*100" office:value-type="float" office:value="1.15597721860191" calcext:value-type="float">
            <text:p>1.16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844" calcext:value-type="float">
            <text:p>1844</text:p>
          </table:table-cell>
          <table:table-cell table:formula="of:=([.AR143]/[.P143])*100" office:value-type="float" office:value="0.890773920226461" calcext:value-type="float">
            <text:p>0.89</text:p>
          </table:table-cell>
          <table:table-cell table:number-columns-repeated="1633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Dindigul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table:style-name="ce252" office:value-type="float" office:value="248751" calcext:value-type="float">
            <text:p>248751</text:p>
          </table:table-cell>
          <table:table-cell table:style-name="ce252" office:value-type="float" office:value="185419" calcext:value-type="float">
            <text:p>185419</text:p>
          </table:table-cell>
          <table:table-cell table:style-name="ce263" table:formula="of:=([.P144]/[.O144])*100" office:value-type="float" office:value="74.5400018492388" calcext:value-type="float">
            <text:p>74.54</text:p>
          </table:table-cell>
          <table:table-cell table:style-name="ce250" table:formula="of:=[.X144]-[.AC144]" office:value-type="float" office:value="20719" calcext:value-type="float">
            <text:p>20719</text:p>
          </table:table-cell>
          <table:table-cell table:style-name="ce270" table:formula="of:=([.R144]/[.P144])*100" office:value-type="float" office:value="11.1741515162955" calcext:value-type="float">
            <text:p>11.17</text:p>
          </table:table-cell>
          <table:table-cell table:style-name="ce263" table:formula="of:=[.Y144]+[.AD144]" office:value-type="float" office:value="87.4273941721183" calcext:value-type="float">
            <text:p>87.43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reenivasan C</text:p>
          </table:table-cell>
          <table:table-cell office:value-type="float" office:value="91413" calcext:value-type="float">
            <text:p>91413</text:p>
          </table:table-cell>
          <table:table-cell table:formula="of:=([.X144]/[.P144])*100" office:value-type="float" office:value="49.3007728442069" calcext:value-type="float">
            <text:p>49.30</text:p>
          </table:table-cell>
          <table:table-cell table:style-name="ce287"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Basheer Ahamed M</text:p>
          </table:table-cell>
          <table:table-cell office:value-type="float" office:value="70694" calcext:value-type="float">
            <text:p>70694</text:p>
          </table:table-cell>
          <table:table-cell table:style-name="ce265" table:formula="of:=([.AC144]/[.P144])*100" office:value-type="float" office:value="38.1266213279114" calcext:value-type="float">
            <text:p>38.13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CPIM</text:p>
          </table:table-cell>
          <table:table-cell office:value-type="string" calcext:value-type="string">
            <text:p>Pandi N</text:p>
          </table:table-cell>
          <table:table-cell office:value-type="float" office:value="8657" calcext:value-type="float">
            <text:p>8657</text:p>
          </table:table-cell>
          <table:table-cell table:style-name="ce303" table:formula="of:=([.AH144]/[.P144])*100" office:value-type="float" office:value="4.66888506571603" calcext:value-type="float">
            <text:p>4.67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Thirumalai Balaji T A</text:p>
          </table:table-cell>
          <table:table-cell office:value-type="float" office:value="5079" calcext:value-type="float">
            <text:p>5079</text:p>
          </table:table-cell>
          <table:table-cell table:formula="of:=([.AM144]/[.P144])*100" office:value-type="float" office:value="2.73920148420604" calcext:value-type="float">
            <text:p>2.74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2783" calcext:value-type="float">
            <text:p>2783</text:p>
          </table:table-cell>
          <table:table-cell table:formula="of:=([.AR144]/[.P144])*100" office:value-type="float" office:value="1.50092493218063" calcext:value-type="float">
            <text:p>1.50</text:p>
          </table:table-cell>
          <table:table-cell table:number-columns-repeated="1633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Vedasandur</text:p>
          </table:table-cell>
          <table:table-cell office:value-type="string" calcext:value-type="string">
            <text:p>Dindigul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Rural</text:p>
          </table:table-cell>
          <table:table-cell table:number-columns-repeated="8" office:value-type="string" calcext:value-type="string">
            <text:p>No</text:p>
          </table:table-cell>
          <table:table-cell table:style-name="ce252" office:value-type="float" office:value="246548" calcext:value-type="float">
            <text:p>246548</text:p>
          </table:table-cell>
          <table:table-cell table:style-name="ce252" office:value-type="float" office:value="198558" calcext:value-type="float">
            <text:p>198558</text:p>
          </table:table-cell>
          <table:table-cell table:style-name="ce263" table:formula="of:=([.P145]/[.O145])*100" office:value-type="float" office:value="80.5352304622224" calcext:value-type="float">
            <text:p>80.54</text:p>
          </table:table-cell>
          <table:table-cell table:style-name="ce250" table:formula="of:=[.X145]-[.AC145]" office:value-type="float" office:value="19938" calcext:value-type="float">
            <text:p>19938</text:p>
          </table:table-cell>
          <table:table-cell table:style-name="ce270" table:formula="of:=([.R145]/[.P145])*100" office:value-type="float" office:value="10.0413984830629" calcext:value-type="float">
            <text:p>10.04</text:p>
          </table:table-cell>
          <table:table-cell table:style-name="ce263" table:formula="of:=[.Y145]+[.AD145]" office:value-type="float" office:value="88.2220812054916" calcext:value-type="float">
            <text:p>88.22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Paramasivam V P B</text:p>
          </table:table-cell>
          <table:table-cell office:value-type="float" office:value="97555" calcext:value-type="float">
            <text:p>97555</text:p>
          </table:table-cell>
          <table:table-cell table:formula="of:=([.X145]/[.P145])*100" office:value-type="float" office:value="49.1317398442772" calcext:value-type="float">
            <text:p>49.13</text:p>
          </table:table-cell>
          <table:table-cell table:style-name="ce287" office:value-type="string" calcext:value-type="string">
            <text:p>DMK+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Sivasakthivel Gounder R</text:p>
          </table:table-cell>
          <table:table-cell office:value-type="float" office:value="77617" calcext:value-type="float">
            <text:p>77617</text:p>
          </table:table-cell>
          <table:table-cell table:style-name="ce265" table:formula="of:=([.AC145]/[.P145])*100" office:value-type="float" office:value="39.0903413612144" calcext:value-type="float">
            <text:p>39.09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Balu S R K</text:p>
          </table:table-cell>
          <table:table-cell office:value-type="float" office:value="12445" calcext:value-type="float">
            <text:p>12445</text:p>
          </table:table-cell>
          <table:table-cell table:style-name="ce303" table:formula="of:=([.AH145]/[.P145])*100" office:value-type="float" office:value="6.26769004522608" calcext:value-type="float">
            <text:p>6.27</text:p>
          </table:table-cell>
          <table:table-cell table:number-columns-repeated="2" office:value-type="string" calcext:value-type="string">
            <text:p>Independant</text:p>
          </table:table-cell>
          <table:table-cell office:value-type="string" calcext:value-type="string">
            <text:p>Kannan R</text:p>
          </table:table-cell>
          <table:table-cell office:value-type="float" office:value="2512" calcext:value-type="float">
            <text:p>2512</text:p>
          </table:table-cell>
          <table:table-cell table:formula="of:=([.AM145]/[.P145])*100" office:value-type="float" office:value="1.26512152620393" calcext:value-type="float">
            <text:p>1.27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2256" calcext:value-type="float">
            <text:p>2256</text:p>
          </table:table-cell>
          <table:table-cell table:formula="of:=([.AR145]/[.P145])*100" office:value-type="float" office:value="1.13619194391563" calcext:value-type="float">
            <text:p>1.14</text:p>
          </table:table-cell>
          <table:table-cell table:number-columns-repeated="16339"/>
        </table:table-row>
        <table:table-row table:style-name="ro1">
          <table:table-cell table:style-name="ce212" office:value-type="float" office:value="134" calcext:value-type="float">
            <text:p>134</text:p>
          </table:table-cell>
          <table:table-cell table:style-name="ce223" office:value-type="string" calcext:value-type="string">
            <text:p>Aravakurichi</text:p>
          </table:table-cell>
          <table:table-cell table:style-name="ce223" office:value-type="string" calcext:value-type="string">
            <text:p>Karur</text:p>
          </table:table-cell>
          <table:table-cell table:style-name="ce223" office:value-type="string" calcext:value-type="string">
            <text:p>Kongu</text:p>
          </table:table-cell>
          <table:table-cell table:style-name="ce223" office:value-type="string" calcext:value-type="string">
            <text:p>Ponni</text:p>
          </table:table-cell>
          <table:table-cell table:style-name="ce223" office:value-type="string" calcext:value-type="string">
            <text:p>Rural</text:p>
          </table:table-cell>
          <table:table-cell table:number-columns-repeated="7" table:style-name="ce223" office:value-type="string" calcext:value-type="string">
            <text:p>No</text:p>
          </table:table-cell>
          <table:table-cell table:style-name="ce246" office:value-type="string" calcext:value-type="string">
            <text:p>No</text:p>
          </table:table-cell>
          <table:table-cell table:style-name="ce254" office:value-type="float" office:value="200344" calcext:value-type="float">
            <text:p>200344</text:p>
          </table:table-cell>
          <table:table-cell table:style-name="ce254" office:value-type="float" office:value="164582" calcext:value-type="float">
            <text:p>164582</text:p>
          </table:table-cell>
          <table:table-cell table:style-name="ce264" table:formula="of:=([.P146]/[.O146])*100" office:value-type="float" office:value="82.1497025116799" calcext:value-type="float">
            <text:p>82.15</text:p>
          </table:table-cell>
          <table:table-cell table:style-name="ce267" table:formula="of:=[.X146]-[.AC146]" office:value-type="float" office:value="23661" calcext:value-type="float">
            <text:p>23661</text:p>
          </table:table-cell>
          <table:table-cell table:style-name="ce271" table:formula="of:=([.R146]/[.P146])*100" office:value-type="float" office:value="14.3764202646705" calcext:value-type="float">
            <text:p>14.38</text:p>
          </table:table-cell>
          <table:table-cell table:style-name="ce264" table:formula="of:=[.Y146]+[.AD146]" office:value-type="float" office:value="92.6437885066411" calcext:value-type="float">
            <text:p>92.64</text:p>
          </table:table-cell>
          <table:table-cell table:style-name="ce223" office:value-type="string" calcext:value-type="string">
            <text:p>AIADMK+</text:p>
          </table:table-cell>
          <table:table-cell table:style-name="ce223" office:value-type="string" calcext:value-type="string">
            <text:p>AIADMK</text:p>
          </table:table-cell>
          <table:table-cell table:style-name="ce223" office:value-type="string" calcext:value-type="string">
            <text:p>V Senthil Balaji</text:p>
          </table:table-cell>
          <table:table-cell table:style-name="ce223" office:value-type="float" office:value="88068" calcext:value-type="float">
            <text:p>88068</text:p>
          </table:table-cell>
          <table:table-cell table:style-name="ce284" table:formula="of:=([.X146]/[.P146])*100" office:value-type="float" office:value="53.5101043856558" calcext:value-type="float">
            <text:p>53.51</text:p>
          </table:table-cell>
          <table:table-cell table:style-name="ce223" office:value-type="string" calcext:value-type="string">
            <text:p>DMK+</text:p>
          </table:table-cell>
          <table:table-cell table:style-name="ce223" office:value-type="string" calcext:value-type="string">
            <text:p>DMK</text:p>
          </table:table-cell>
          <table:table-cell table:style-name="ce223" office:value-type="string" calcext:value-type="string">
            <text:p>K C Palanisamy</text:p>
          </table:table-cell>
          <table:table-cell table:style-name="ce223" office:value-type="float" office:value="64407" calcext:value-type="float">
            <text:p>64407</text:p>
          </table:table-cell>
          <table:table-cell table:style-name="ce284" table:formula="of:=([.AC146]/[.P146])*100" office:value-type="float" office:value="39.1336841209853" calcext:value-type="float">
            <text:p>39.13</text:p>
          </table:table-cell>
          <table:table-cell table:style-name="ce300" office:value-type="string" calcext:value-type="string">
            <text:p>NDA</text:p>
          </table:table-cell>
          <table:table-cell table:style-name="ce223" office:value-type="string" calcext:value-type="string">
            <text:p>BJP</text:p>
          </table:table-cell>
          <table:table-cell table:style-name="ce223" office:value-type="string" calcext:value-type="string">
            <text:p>S Prabhu</text:p>
          </table:table-cell>
          <table:table-cell table:style-name="ce223" office:value-type="float" office:value="3162" calcext:value-type="float">
            <text:p>3162</text:p>
          </table:table-cell>
          <table:table-cell table:style-name="ce304" table:formula="of:=([.AH146]/[.P146])*100" office:value-type="float" office:value="1.92123075427446" calcext:value-type="float">
            <text:p>1.92</text:p>
          </table:table-cell>
          <table:table-cell table:number-columns-repeated="3" table:style-name="ce223" office:value-type="string" calcext:value-type="string">
            <text:p>NOTA</text:p>
          </table:table-cell>
          <table:table-cell table:style-name="ce223" office:value-type="float" office:value="1538" calcext:value-type="float">
            <text:p>1538</text:p>
          </table:table-cell>
          <table:table-cell table:style-name="ce284" table:formula="of:=([.AM146]/[.P146])*100" office:value-type="float" office:value="0.934488583198649" calcext:value-type="float">
            <text:p>0.93</text:p>
          </table:table-cell>
          <table:table-cell table:style-name="ce223" office:value-type="string" calcext:value-type="string">
            <text:p>MNK</text:p>
          </table:table-cell>
          <table:table-cell table:style-name="ce223" office:value-type="string" calcext:value-type="string">
            <text:p>DMDK</text:p>
          </table:table-cell>
          <table:table-cell table:style-name="ce223" office:value-type="string" calcext:value-type="string">
            <text:p>M Muthu</text:p>
          </table:table-cell>
          <table:table-cell table:style-name="ce223" office:value-type="float" office:value="1513" calcext:value-type="float">
            <text:p>1513</text:p>
          </table:table-cell>
          <table:table-cell table:style-name="ce284" table:formula="of:=([.AR146]/[.P146])*100" office:value-type="float" office:value="0.919298586722728" calcext:value-type="float">
            <text:p>0.92</text:p>
          </table:table-cell>
          <table:table-cell table:style-name="ce223" table:number-columns-repeated="2"/>
          <table:table-cell table:style-name="ce284"/>
          <table:table-cell table:style-name="ce223" table:number-columns-repeated="4"/>
          <table:table-cell table:style-name="ce322"/>
          <table:table-cell table:style-name="ce223" table:number-columns-repeated="4"/>
          <table:table-cell table:style-name="ce284"/>
          <table:table-cell table:style-name="ce223" table:number-columns-repeated="4"/>
          <table:table-cell table:style-name="ce284"/>
          <table:table-cell table:style-name="ce223" table:number-columns-repeated="4"/>
          <table:table-cell table:style-name="ce284"/>
          <table:table-cell table:style-name="ce223" table:number-columns-repeated="4"/>
          <table:table-cell table:style-name="ce284"/>
          <table:table-cell table:style-name="ce223" table:number-columns-repeated="16310"/>
          <table:table-cell table:style-name="ce324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Karur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Ponni</text:p>
          </table:table-cell>
          <table:table-cell office:value-type="string" calcext:value-type="string">
            <text:p>Rural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table:number-columns-repeated="4" office:value-type="string" calcext:value-type="string">
            <text:p>No</text:p>
          </table:table-cell>
          <table:table-cell table:style-name="ce255" office:value-type="float" office:value="232072" calcext:value-type="float">
            <text:p>232072</text:p>
          </table:table-cell>
          <table:table-cell table:style-name="ce252" office:value-type="float" office:value="186813" calcext:value-type="float">
            <text:p>186813</text:p>
          </table:table-cell>
          <table:table-cell table:style-name="ce263" table:formula="of:=([.P147]/[.O147])*100" office:value-type="float" office:value="80.4978627322555" calcext:value-type="float">
            <text:p>80.50</text:p>
          </table:table-cell>
          <table:table-cell table:style-name="ce250" table:formula="of:=[.X147]-[.AC147]" office:value-type="float" office:value="441" calcext:value-type="float">
            <text:p>441</text:p>
          </table:table-cell>
          <table:table-cell table:style-name="ce270" table:formula="of:=([.R147]/[.P147])*100" office:value-type="float" office:value="0.236064941947295" calcext:value-type="float">
            <text:p>0.24</text:p>
          </table:table-cell>
          <table:table-cell table:style-name="ce263" table:formula="of:=[.Y147]+[.AD147]" office:value-type="float" office:value="87.4837404249169" calcext:value-type="float">
            <text:p>87.48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Vijayabhaskar M R</text:p>
          </table:table-cell>
          <table:table-cell office:value-type="float" office:value="81936" calcext:value-type="float">
            <text:p>81936</text:p>
          </table:table-cell>
          <table:table-cell table:formula="of:=([.X147]/[.P147])*100" office:value-type="float" office:value="43.8599026834321" calcext:value-type="float">
            <text:p>43.86</text:p>
          </table:table-cell>
          <table:table-cell table:style-name="ce287" office:value-type="string" calcext:value-type="string">
            <text:p>DMK+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Subramanian Bank K</text:p>
          </table:table-cell>
          <table:table-cell office:value-type="float" office:value="81495" calcext:value-type="float">
            <text:p>81495</text:p>
          </table:table-cell>
          <table:table-cell table:style-name="ce265" table:formula="of:=([.AC147]/[.P147])*100" office:value-type="float" office:value="43.6238377414848" calcext:value-type="float">
            <text:p>43.62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Ravi A</text:p>
          </table:table-cell>
          <table:table-cell office:value-type="float" office:value="6491" calcext:value-type="float">
            <text:p>6491</text:p>
          </table:table-cell>
          <table:table-cell table:style-name="ce303" table:formula="of:=([.AH147]/[.P147])*100" office:value-type="float" office:value="3.47459759224465" calcext:value-type="float">
            <text:p>3.47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Sivasaami K</text:p>
          </table:table-cell>
          <table:table-cell office:value-type="float" office:value="3995" calcext:value-type="float">
            <text:p>3995</text:p>
          </table:table-cell>
          <table:table-cell table:formula="of:=([.AM147]/[.P147])*100" office:value-type="float" office:value="2.13850213850214" calcext:value-type="float">
            <text:p>2.14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3595" calcext:value-type="float">
            <text:p>3595</text:p>
          </table:table-cell>
          <table:table-cell table:formula="of:=([.AR147]/[.P147])*100" office:value-type="float" office:value="1.92438427732545" calcext:value-type="float">
            <text:p>1.92</text:p>
          </table:table-cell>
          <table:table-cell table:number-columns-repeated="1633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Krishnarayapuram</text:p>
          </table:table-cell>
          <table:table-cell office:value-type="string" calcext:value-type="string">
            <text:p>Karur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Ponni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No</text:p>
          </table:table-cell>
          <table:table-cell table:style-name="ce255" office:value-type="float" office:value="203049" calcext:value-type="float">
            <text:p>203049</text:p>
          </table:table-cell>
          <table:table-cell table:style-name="ce252" office:value-type="float" office:value="168559" calcext:value-type="float">
            <text:p>168559</text:p>
          </table:table-cell>
          <table:table-cell table:style-name="ce263" table:formula="of:=([.P148]/[.O148])*100" office:value-type="float" office:value="83.0139522972287" calcext:value-type="float">
            <text:p>83.01</text:p>
          </table:table-cell>
          <table:table-cell table:style-name="ce250" table:formula="of:=[.X148]-[.AC148]" office:value-type="float" office:value="35301" calcext:value-type="float">
            <text:p>35301</text:p>
          </table:table-cell>
          <table:table-cell table:style-name="ce270" table:formula="of:=([.R148]/[.P148])*100" office:value-type="float" office:value="20.9428152753635" calcext:value-type="float">
            <text:p>20.94</text:p>
          </table:table-cell>
          <table:table-cell table:style-name="ce263" table:formula="of:=[.Y148]+[.AD148]" office:value-type="float" office:value="78.6982599564544" calcext:value-type="float">
            <text:p>78.70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Geetha M</text:p>
          </table:table-cell>
          <table:table-cell office:value-type="float" office:value="83977" calcext:value-type="float">
            <text:p>83977</text:p>
          </table:table-cell>
          <table:table-cell table:formula="of:=([.X148]/[.P148])*100" office:value-type="float" office:value="49.820537615909" calcext:value-type="float">
            <text:p>49.82</text:p>
          </table:table-cell>
          <table:table-cell table:style-name="ce287" office:value-type="string" calcext:value-type="string">
            <text:p>DMK+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Aiyyar V K</text:p>
          </table:table-cell>
          <table:table-cell office:value-type="float" office:value="48676" calcext:value-type="float">
            <text:p>48676</text:p>
          </table:table-cell>
          <table:table-cell table:style-name="ce265" table:formula="of:=([.AC148]/[.P148])*100" office:value-type="float" office:value="28.8777223405454" calcext:value-type="float">
            <text:p>28.88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TMC</text:p>
          </table:table-cell>
          <table:table-cell office:value-type="string" calcext:value-type="string">
            <text:p>Sivanantham K</text:p>
          </table:table-cell>
          <table:table-cell office:value-type="float" office:value="10043" calcext:value-type="float">
            <text:p>10043</text:p>
          </table:table-cell>
          <table:table-cell table:style-name="ce303" table:formula="of:=([.AH148]/[.P148])*100" office:value-type="float" office:value="5.95815115182221" calcext:value-type="float">
            <text:p>5.96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Naveenkumar P</text:p>
          </table:table-cell>
          <table:table-cell office:value-type="float" office:value="5673" calcext:value-type="float">
            <text:p>5673</text:p>
          </table:table-cell>
          <table:table-cell table:formula="of:=([.AM148]/[.P148])*100" office:value-type="float" office:value="3.36558712379642" calcext:value-type="float">
            <text:p>3.37</text:p>
          </table:table-cell>
          <table:table-cell table:number-columns-repeated="2" office:value-type="string" calcext:value-type="string">
            <text:p>Independant</text:p>
          </table:table-cell>
          <table:table-cell office:value-type="string" calcext:value-type="string">
            <text:p>Pagalavan M</text:p>
          </table:table-cell>
          <table:table-cell office:value-type="float" office:value="5153" calcext:value-type="float">
            <text:p>5153</text:p>
          </table:table-cell>
          <table:table-cell table:formula="of:=([.AR148]/[.P148])*100" office:value-type="float" office:value="3.05708980238374" calcext:value-type="float">
            <text:p>3.06</text:p>
          </table:table-cell>
          <table:table-cell table:number-columns-repeated="1633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Kulithalai</text:p>
          </table:table-cell>
          <table:table-cell office:value-type="string" calcext:value-type="string">
            <text:p>Karur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Ponni</text:p>
          </table:table-cell>
          <table:table-cell office:value-type="string" calcext:value-type="string">
            <text:p>Town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3" office:value-type="string" calcext:value-type="string">
            <text:p>No</text:p>
          </table:table-cell>
          <table:table-cell table:style-name="ce255" office:value-type="float" office:value="208870" calcext:value-type="float">
            <text:p>208870</text:p>
          </table:table-cell>
          <table:table-cell table:style-name="ce252" office:value-type="float" office:value="184076" calcext:value-type="float">
            <text:p>184076</text:p>
          </table:table-cell>
          <table:table-cell table:style-name="ce263" table:formula="of:=([.P149]/[.O149])*100" office:value-type="float" office:value="88.1294585148657" calcext:value-type="float">
            <text:p>88.13</text:p>
          </table:table-cell>
          <table:table-cell table:style-name="ce250" table:formula="of:=[.X149]-[.AC149]" office:value-type="float" office:value="11896" calcext:value-type="float">
            <text:p>11896</text:p>
          </table:table-cell>
          <table:table-cell table:style-name="ce270" table:formula="of:=([.R149]/[.P149])*100" office:value-type="float" office:value="6.4625480779678" calcext:value-type="float">
            <text:p>6.46</text:p>
          </table:table-cell>
          <table:table-cell table:style-name="ce263" table:formula="of:=[.Y149]+[.AD149]" office:value-type="float" office:value="91.2394880375497" calcext:value-type="float">
            <text:p>91.24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Ramar E</text:p>
          </table:table-cell>
          <table:table-cell office:value-type="float" office:value="89923" calcext:value-type="float">
            <text:p>89923</text:p>
          </table:table-cell>
          <table:table-cell table:formula="of:=([.X149]/[.P149])*100" office:value-type="float" office:value="48.8510180577588" calcext:value-type="float">
            <text:p>48.85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Chandrasekarann R</text:p>
          </table:table-cell>
          <table:table-cell office:value-type="float" office:value="78027" calcext:value-type="float">
            <text:p>78027</text:p>
          </table:table-cell>
          <table:table-cell table:style-name="ce265" table:formula="of:=([.AC149]/[.P149])*100" office:value-type="float" office:value="42.388469979791" calcext:value-type="float">
            <text:p>42.39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Jamuna Thangavel</text:p>
          </table:table-cell>
          <table:table-cell office:value-type="float" office:value="6726" calcext:value-type="float">
            <text:p>6726</text:p>
          </table:table-cell>
          <table:table-cell table:style-name="ce303" table:formula="of:=([.AH149]/[.P149])*100" office:value-type="float" office:value="3.65392555248919" calcext:value-type="float">
            <text:p>3.65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906" calcext:value-type="float">
            <text:p>1906</text:p>
          </table:table-cell>
          <table:table-cell table:formula="of:=([.AM149]/[.P149])*100" office:value-type="float" office:value="1.03544188270062" calcext:value-type="float">
            <text:p>1.04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Seeni Prakasu</text:p>
          </table:table-cell>
          <table:table-cell office:value-type="float" office:value="1643" calcext:value-type="float">
            <text:p>1643</text:p>
          </table:table-cell>
          <table:table-cell table:formula="of:=([.AR149]/[.P149])*100" office:value-type="float" office:value="0.892566113996393" calcext:value-type="float">
            <text:p>0.89</text:p>
          </table:table-cell>
          <table:table-cell table:number-columns-repeated="1633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Manapaarai</text:p>
          </table:table-cell>
          <table:table-cell office:value-type="string" calcext:value-type="string">
            <text:p>Tiruchirappalli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West Chola</text:p>
          </table:table-cell>
          <table:table-cell office:value-type="string" calcext:value-type="string">
            <text:p>Town</text:p>
          </table:table-cell>
          <table:table-cell table:number-columns-repeated="8" office:value-type="string" calcext:value-type="string">
            <text:p>No</text:p>
          </table:table-cell>
          <table:table-cell table:style-name="ce255" office:value-type="float" office:value="262415" calcext:value-type="float">
            <text:p>262415</text:p>
          </table:table-cell>
          <table:table-cell table:style-name="ce252" office:value-type="float" office:value="205956" calcext:value-type="float">
            <text:p>205956</text:p>
          </table:table-cell>
          <table:table-cell table:style-name="ce263" table:formula="of:=([.P150]/[.O150])*100" office:value-type="float" office:value="78.4848427109731" calcext:value-type="float">
            <text:p>78.48</text:p>
          </table:table-cell>
          <table:table-cell table:style-name="ce250" table:formula="of:=[.X150]-[.AC150]" office:value-type="float" office:value="18277" calcext:value-type="float">
            <text:p>18277</text:p>
          </table:table-cell>
          <table:table-cell table:style-name="ce270" table:formula="of:=([.R150]/[.P150])*100" office:value-type="float" office:value="8.87422556274156" calcext:value-type="float">
            <text:p>8.87</text:p>
          </table:table-cell>
          <table:table-cell table:style-name="ce263" table:formula="of:=[.Y150]+[.AD150]" office:value-type="float" office:value="79.8816252014994" calcext:value-type="float">
            <text:p>79.88</text:p>
          </table:table-cell>
          <table:table-cell office:value-type="string" calcext:value-type="string">
            <text:p>AIADMK+</text:p>
          </table:table-cell>
          <table:table-cell table:style-name="ce279" office:value-type="string" calcext:value-type="string">
            <text:p>AIADMK</text:p>
          </table:table-cell>
          <table:table-cell office:value-type="string" calcext:value-type="string">
            <text:p>Chandrasekar R</text:p>
          </table:table-cell>
          <table:table-cell office:value-type="float" office:value="91399" calcext:value-type="float">
            <text:p>91399</text:p>
          </table:table-cell>
          <table:table-cell table:formula="of:=([.X150]/[.P150])*100" office:value-type="float" office:value="44.3779253821205" calcext:value-type="float">
            <text:p>44.38</text:p>
          </table:table-cell>
          <table:table-cell table:style-name="ce287" office:value-type="string" calcext:value-type="string">
            <text:p>DMK+</text:p>
          </table:table-cell>
          <table:table-cell office:value-type="string" calcext:value-type="string">
            <text:p>IUML</text:p>
          </table:table-cell>
          <table:table-cell office:value-type="string" calcext:value-type="string">
            <text:p>Mohamed Nizam M A</text:p>
          </table:table-cell>
          <table:table-cell office:value-type="float" office:value="73122" calcext:value-type="float">
            <text:p>73122</text:p>
          </table:table-cell>
          <table:table-cell table:style-name="ce265" table:formula="of:=([.AC150]/[.P150])*100" office:value-type="float" office:value="35.5036998193789" calcext:value-type="float">
            <text:p>35.50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Krishna Gopal P</text:p>
          </table:table-cell>
          <table:table-cell office:value-type="float" office:value="26316" calcext:value-type="float">
            <text:p>26316</text:p>
          </table:table-cell>
          <table:table-cell table:style-name="ce303" table:formula="of:=([.AH150]/[.P150])*100" office:value-type="float" office:value="12.7774864534172" calcext:value-type="float">
            <text:p>12.78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Senthil Deepak C</text:p>
          </table:table-cell>
          <table:table-cell office:value-type="float" office:value="4154" calcext:value-type="float">
            <text:p>4154</text:p>
          </table:table-cell>
          <table:table-cell table:formula="of:=([.AM150]/[.P150])*100" office:value-type="float" office:value="2.01693565615957" calcext:value-type="float">
            <text:p>2.02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3364" calcext:value-type="float">
            <text:p>3364</text:p>
          </table:table-cell>
          <table:table-cell table:formula="of:=([.AR150]/[.P150])*100" office:value-type="float" office:value="1.63335858144458" calcext:value-type="float">
            <text:p>1.63</text:p>
          </table:table-cell>
          <table:table-cell table:number-columns-repeated="1633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rirangam</text:p>
          </table:table-cell>
          <table:table-cell office:value-type="string" calcext:value-type="string">
            <text:p>Tiruchirappalli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West Chol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es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Amma</text:p>
          </table:table-cell>
          <table:table-cell table:style-name="ce255" office:value-type="float" office:value="283355" calcext:value-type="float">
            <text:p>283355</text:p>
          </table:table-cell>
          <table:table-cell table:style-name="ce252" office:value-type="float" office:value="225389" calcext:value-type="float">
            <text:p>225389</text:p>
          </table:table-cell>
          <table:table-cell table:style-name="ce263" table:formula="of:=([.P151]/[.O151])*100" office:value-type="float" office:value="79.5429761253551" calcext:value-type="float">
            <text:p>79.54</text:p>
          </table:table-cell>
          <table:table-cell table:style-name="ce250" table:formula="of:=[.X151]-[.AC151]" office:value-type="float" office:value="14409" calcext:value-type="float">
            <text:p>14409</text:p>
          </table:table-cell>
          <table:table-cell table:style-name="ce270" table:formula="of:=([.R151]/[.P151])*100" office:value-type="float" office:value="6.3929473044381" calcext:value-type="float">
            <text:p>6.39</text:p>
          </table:table-cell>
          <table:table-cell table:style-name="ce263" table:formula="of:=[.Y151]+[.AD151]" office:value-type="float" office:value="89.7963077168806" calcext:value-type="float">
            <text:p>89.80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Valarmathi S</text:p>
          </table:table-cell>
          <table:table-cell office:value-type="float" office:value="108400" calcext:value-type="float">
            <text:p>108400</text:p>
          </table:table-cell>
          <table:table-cell table:formula="of:=([.X151]/[.P151])*100" office:value-type="float" office:value="48.0946275106594" calcext:value-type="float">
            <text:p>48.09</text:p>
          </table:table-cell>
          <table:table-cell table:style-name="ce287"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Palaniyandi M</text:p>
          </table:table-cell>
          <table:table-cell office:value-type="float" office:value="93991" calcext:value-type="float">
            <text:p>93991</text:p>
          </table:table-cell>
          <table:table-cell table:style-name="ce265" table:formula="of:=([.AC151]/[.P151])*100" office:value-type="float" office:value="41.7016802062212" calcext:value-type="float">
            <text:p>41.70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Rajeshkumar A</text:p>
          </table:table-cell>
          <table:table-cell office:value-type="float" office:value="5988" calcext:value-type="float">
            <text:p>5988</text:p>
          </table:table-cell>
          <table:table-cell table:style-name="ce303" table:formula="of:=([.AH151]/[.P151])*100" office:value-type="float" office:value="2.65674012485081" calcext:value-type="float">
            <text:p>2.66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Pushpam V</text:p>
          </table:table-cell>
          <table:table-cell office:value-type="float" office:value="5646" calcext:value-type="float">
            <text:p>5646</text:p>
          </table:table-cell>
          <table:table-cell table:formula="of:=([.AM151]/[.P151])*100" office:value-type="float" office:value="2.50500246240943" calcext:value-type="float">
            <text:p>2.51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4110" calcext:value-type="float">
            <text:p>4110</text:p>
          </table:table-cell>
          <table:table-cell table:formula="of:=([.AR151]/[.P151])*100" office:value-type="float" office:value="1.82351401354991" calcext:value-type="float">
            <text:p>1.82</text:p>
          </table:table-cell>
          <table:table-cell table:number-columns-repeated="1633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iruchirappalli West</text:p>
          </table:table-cell>
          <table:table-cell office:value-type="string" calcext:value-type="string">
            <text:p>Tiruchirappalli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West Chola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table:style-name="ce255" office:value-type="float" office:value="254751" calcext:value-type="float">
            <text:p>254751</text:p>
          </table:table-cell>
          <table:table-cell table:style-name="ce252" office:value-type="float" office:value="179423" calcext:value-type="float">
            <text:p>179423</text:p>
          </table:table-cell>
          <table:table-cell table:style-name="ce263" table:formula="of:=([.P152]/[.O152])*100" office:value-type="float" office:value="70.4307343248898" calcext:value-type="float">
            <text:p>70.43</text:p>
          </table:table-cell>
          <table:table-cell table:style-name="ce250" table:formula="of:=[.X152]-[.AC152]" office:value-type="float" office:value="28415" calcext:value-type="float">
            <text:p>28415</text:p>
          </table:table-cell>
          <table:table-cell table:style-name="ce270" table:formula="of:=([.R152]/[.P152])*100" office:value-type="float" office:value="15.8368771004832" calcext:value-type="float">
            <text:p>15.84</text:p>
          </table:table-cell>
          <table:table-cell table:style-name="ce263" table:formula="of:=[.Y152]+[.AD152]" office:value-type="float" office:value="86.7686974356688" calcext:value-type="float">
            <text:p>86.77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ehru K N</text:p>
          </table:table-cell>
          <table:table-cell office:value-type="float" office:value="92049" calcext:value-type="float">
            <text:p>92049</text:p>
          </table:table-cell>
          <table:table-cell table:formula="of:=([.X152]/[.P152])*100" office:value-type="float" office:value="51.302787268076" calcext:value-type="float">
            <text:p>51.30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Manoharan R</text:p>
          </table:table-cell>
          <table:table-cell office:value-type="float" office:value="63634" calcext:value-type="float">
            <text:p>63634</text:p>
          </table:table-cell>
          <table:table-cell table:style-name="ce265" table:formula="of:=([.AC152]/[.P152])*100" office:value-type="float" office:value="35.4659101675928" calcext:value-type="float">
            <text:p>35.47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Joseph Jerald A</text:p>
          </table:table-cell>
          <table:table-cell office:value-type="float" office:value="11469" calcext:value-type="float">
            <text:p>11469</text:p>
          </table:table-cell>
          <table:table-cell table:style-name="ce303" table:formula="of:=([.AH152]/[.P152])*100" office:value-type="float" office:value="6.39215708131065" calcext:value-type="float">
            <text:p>6.39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4100" calcext:value-type="float">
            <text:p>4100</text:p>
          </table:table-cell>
          <table:table-cell table:formula="of:=([.AM152]/[.P152])*100" office:value-type="float" office:value="2.28510280175897" calcext:value-type="float">
            <text:p>2.29</text:p>
          </table:table-cell>
          <table:table-cell office:value-type="string" calcext:value-type="string">
            <text:p>NTK</text:p>
          </table:table-cell>
          <table:table-cell table:style-name="ce301" office:value-type="string" calcext:value-type="string">
            <text:p>NTK</text:p>
          </table:table-cell>
          <table:table-cell office:value-type="string" calcext:value-type="string">
            <text:p>Manoharan Sethu</text:p>
          </table:table-cell>
          <table:table-cell office:value-type="float" office:value="3080" calcext:value-type="float">
            <text:p>3080</text:p>
          </table:table-cell>
          <table:table-cell table:formula="of:=([.AR152]/[.P152])*100" office:value-type="float" office:value="1.71661381205308" calcext:value-type="float">
            <text:p>1.72</text:p>
          </table:table-cell>
          <table:table-cell table:number-columns-repeated="1633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Tiruchirappalli East</text:p>
          </table:table-cell>
          <table:table-cell office:value-type="string" calcext:value-type="string">
            <text:p>Tiruchirappalli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West Chola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est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table:style-name="ce255" office:value-type="float" office:value="242482" calcext:value-type="float">
            <text:p>242482</text:p>
          </table:table-cell>
          <table:table-cell table:style-name="ce252" office:value-type="float" office:value="167072" calcext:value-type="float">
            <text:p>167072</text:p>
          </table:table-cell>
          <table:table-cell table:style-name="ce263" table:formula="of:=([.P153]/[.O153])*100" office:value-type="float" office:value="68.9007843881195" calcext:value-type="float">
            <text:p>68.90</text:p>
          </table:table-cell>
          <table:table-cell table:style-name="ce250" table:formula="of:=[.X153]-[.AC153]" office:value-type="float" office:value="21894" calcext:value-type="float">
            <text:p>21894</text:p>
          </table:table-cell>
          <table:table-cell table:style-name="ce270" table:formula="of:=([.R153]/[.P153])*100" office:value-type="float" office:value="13.1045297835664" calcext:value-type="float">
            <text:p>13.10</text:p>
          </table:table-cell>
          <table:table-cell table:style-name="ce263" table:formula="of:=[.Y153]+[.AD153]" office:value-type="float" office:value="82.5883451446083" calcext:value-type="float">
            <text:p>82.59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atarajan N</text:p>
          </table:table-cell>
          <table:table-cell office:value-type="float" office:value="79938" calcext:value-type="float">
            <text:p>79938</text:p>
          </table:table-cell>
          <table:table-cell table:formula="of:=([.X153]/[.P153])*100" office:value-type="float" office:value="47.8464374640873" calcext:value-type="float">
            <text:p>47.85</text:p>
          </table:table-cell>
          <table:table-cell table:style-name="ce287" office:value-type="string" calcext:value-type="string">
            <text:p>DMK+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Jerome Arockiaraj G</text:p>
          </table:table-cell>
          <table:table-cell office:value-type="float" office:value="58044" calcext:value-type="float">
            <text:p>58044</text:p>
          </table:table-cell>
          <table:table-cell table:style-name="ce265" table:formula="of:=([.AC153]/[.P153])*100" office:value-type="float" office:value="34.741907680521" calcext:value-type="float">
            <text:p>34.74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MDMK</text:p>
          </table:table-cell>
          <table:table-cell office:value-type="string" calcext:value-type="string">
            <text:p>Rohaiyaah Shaik Mohamed Dr</text:p>
          </table:table-cell>
          <table:table-cell office:value-type="float" office:value="9694" calcext:value-type="float">
            <text:p>9694</text:p>
          </table:table-cell>
          <table:table-cell table:style-name="ce303" table:formula="of:=([.AH153]/[.P153])*100" office:value-type="float" office:value="5.80228883355679" calcext:value-type="float">
            <text:p>5.80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Rajaiyan T</text:p>
          </table:table-cell>
          <table:table-cell office:value-type="float" office:value="7210" calcext:value-type="float">
            <text:p>7210</text:p>
          </table:table-cell>
          <table:table-cell table:formula="of:=([.AM153]/[.P153])*100" office:value-type="float" office:value="4.31550469258763" calcext:value-type="float">
            <text:p>4.32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4329" calcext:value-type="float">
            <text:p>4329</text:p>
          </table:table-cell>
          <table:table-cell table:formula="of:=([.AR153]/[.P153])*100" office:value-type="float" office:value="2.59109844857307" calcext:value-type="float">
            <text:p>2.59</text:p>
          </table:table-cell>
          <table:table-cell table:number-columns-repeated="1633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Thiruverumbur</text:p>
          </table:table-cell>
          <table:table-cell office:value-type="string" calcext:value-type="string">
            <text:p>Tiruchirappalli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West Chola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est</text:p>
          </table:table-cell>
          <table:table-cell table:number-columns-repeated="6" office:value-type="string" calcext:value-type="string">
            <text:p>No</text:p>
          </table:table-cell>
          <table:table-cell table:style-name="ce255" office:value-type="float" office:value="267001" calcext:value-type="float">
            <text:p>267001</text:p>
          </table:table-cell>
          <table:table-cell table:style-name="ce252" office:value-type="float" office:value="182968" calcext:value-type="float">
            <text:p>182968</text:p>
          </table:table-cell>
          <table:table-cell table:style-name="ce263" table:formula="of:=([.P154]/[.O154])*100" office:value-type="float" office:value="68.5270841682241" calcext:value-type="float">
            <text:p>68.53</text:p>
          </table:table-cell>
          <table:table-cell table:style-name="ce250" table:formula="of:=[.X154]-[.AC154]" office:value-type="float" office:value="16695" calcext:value-type="float">
            <text:p>16695</text:p>
          </table:table-cell>
          <table:table-cell table:style-name="ce270" table:formula="of:=([.R154]/[.P154])*100" office:value-type="float" office:value="9.12454636876394" calcext:value-type="float">
            <text:p>9.12</text:p>
          </table:table-cell>
          <table:table-cell table:style-name="ce263" table:formula="of:=[.Y154]+[.AD154]" office:value-type="float" office:value="84.826308425517" calcext:value-type="float">
            <text:p>84.83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Anbil Mahesh Poyyamozhi</text:p>
          </table:table-cell>
          <table:table-cell office:value-type="float" office:value="85950" calcext:value-type="float">
            <text:p>85950</text:p>
          </table:table-cell>
          <table:table-cell table:formula="of:=([.X154]/[.P154])*100" office:value-type="float" office:value="46.9754273971405" calcext:value-type="float">
            <text:p>46.98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alaichelvan D</text:p>
          </table:table-cell>
          <table:table-cell office:value-type="float" office:value="69255" calcext:value-type="float">
            <text:p>69255</text:p>
          </table:table-cell>
          <table:table-cell table:style-name="ce265" table:formula="of:=([.AC154]/[.P154])*100" office:value-type="float" office:value="37.8508810283766" calcext:value-type="float">
            <text:p>37.85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Senthilkumar S</text:p>
          </table:table-cell>
          <table:table-cell office:value-type="float" office:value="13155" calcext:value-type="float">
            <text:p>13155</text:p>
          </table:table-cell>
          <table:table-cell table:style-name="ce303" table:formula="of:=([.AH154]/[.P154])*100" office:value-type="float" office:value="7.18978181977176" calcext:value-type="float">
            <text:p>7.19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Cholasooran V</text:p>
          </table:table-cell>
          <table:table-cell office:value-type="float" office:value="3353" calcext:value-type="float">
            <text:p>3353</text:p>
          </table:table-cell>
          <table:table-cell table:formula="of:=([.AM154]/[.P154])*100" office:value-type="float" office:value="1.83256088496349" calcext:value-type="float">
            <text:p>1.83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Chittibabu E</text:p>
          </table:table-cell>
          <table:table-cell office:value-type="float" office:value="3144" calcext:value-type="float">
            <text:p>3144</text:p>
          </table:table-cell>
          <table:table-cell table:formula="of:=([.AR154]/[.P154])*100" office:value-type="float" office:value="1.71833326046085" calcext:value-type="float">
            <text:p>1.72</text:p>
          </table:table-cell>
          <table:table-cell table:number-columns-repeated="1633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Lalgudi</text:p>
          </table:table-cell>
          <table:table-cell office:value-type="string" calcext:value-type="string">
            <text:p>Tiruchirappalli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West Chola</text:p>
          </table:table-cell>
          <table:table-cell office:value-type="string" calcext:value-type="string">
            <text:p>Rural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table:number-columns-repeated="2" office:value-type="string" calcext:value-type="string">
            <text:p>No</text:p>
          </table:table-cell>
          <table:table-cell table:style-name="ce255" office:value-type="float" office:value="203917" calcext:value-type="float">
            <text:p>203917</text:p>
          </table:table-cell>
          <table:table-cell table:style-name="ce252" office:value-type="float" office:value="166554" calcext:value-type="float">
            <text:p>166554</text:p>
          </table:table-cell>
          <table:table-cell table:style-name="ce263" table:formula="of:=([.P155]/[.O155])*100" office:value-type="float" office:value="81.6773491175331" calcext:value-type="float">
            <text:p>81.68</text:p>
          </table:table-cell>
          <table:table-cell table:style-name="ce250" table:formula="of:=[.X155]-[.AC155]" office:value-type="float" office:value="3837" calcext:value-type="float">
            <text:p>3837</text:p>
          </table:table-cell>
          <table:table-cell table:style-name="ce270" table:formula="of:=([.R155]/[.P155])*100" office:value-type="float" office:value="2.30375733996181" calcext:value-type="float">
            <text:p>2.30</text:p>
          </table:table-cell>
          <table:table-cell table:style-name="ce263" table:formula="of:=[.Y155]+[.AD155]" office:value-type="float" office:value="91.2947152274938" calcext:value-type="float">
            <text:p>91.29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oundarapandian A</text:p>
          </table:table-cell>
          <table:table-cell office:value-type="float" office:value="77946" calcext:value-type="float">
            <text:p>77946</text:p>
          </table:table-cell>
          <table:table-cell table:formula="of:=([.X155]/[.P155])*100" office:value-type="float" office:value="46.7992362837278" calcext:value-type="float">
            <text:p>46.80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Vijayamurthy M</text:p>
          </table:table-cell>
          <table:table-cell office:value-type="float" office:value="74109" calcext:value-type="float">
            <text:p>74109</text:p>
          </table:table-cell>
          <table:table-cell table:style-name="ce265" table:formula="of:=([.AC155]/[.P155])*100" office:value-type="float" office:value="44.495478943766" calcext:value-type="float">
            <text:p>44.50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CPIM</text:p>
          </table:table-cell>
          <table:table-cell office:value-type="string" calcext:value-type="string">
            <text:p>Jayaseelan M</text:p>
          </table:table-cell>
          <table:table-cell office:value-type="float" office:value="6784" calcext:value-type="float">
            <text:p>6784</text:p>
          </table:table-cell>
          <table:table-cell table:style-name="ce303" table:formula="of:=([.AH155]/[.P155])*100" office:value-type="float" office:value="4.07315345173337" calcext:value-type="float">
            <text:p>4.07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953" calcext:value-type="float">
            <text:p>1953</text:p>
          </table:table-cell>
          <table:table-cell table:formula="of:=([.AM155]/[.P155])*100" office:value-type="float" office:value="1.17259267264671" calcext:value-type="float">
            <text:p>1.17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Sampath P</text:p>
          </table:table-cell>
          <table:table-cell office:value-type="float" office:value="1521" calcext:value-type="float">
            <text:p>1521</text:p>
          </table:table-cell>
          <table:table-cell table:formula="of:=([.AR155]/[.P155])*100" office:value-type="float" office:value="0.913217334918405" calcext:value-type="float">
            <text:p>0.91</text:p>
          </table:table-cell>
          <table:table-cell table:number-columns-repeated="1633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Manachanallur</text:p>
          </table:table-cell>
          <table:table-cell office:value-type="string" calcext:value-type="string">
            <text:p>Tiruchirappalli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West Chola</text:p>
          </table:table-cell>
          <table:table-cell office:value-type="string" calcext:value-type="string">
            <text:p>Rural</text:p>
          </table:table-cell>
          <table:table-cell table:number-columns-repeated="8" office:value-type="string" calcext:value-type="string">
            <text:p>No</text:p>
          </table:table-cell>
          <table:table-cell table:style-name="ce255" office:value-type="float" office:value="219337" calcext:value-type="float">
            <text:p>219337</text:p>
          </table:table-cell>
          <table:table-cell table:style-name="ce252" office:value-type="float" office:value="179968" calcext:value-type="float">
            <text:p>179968</text:p>
          </table:table-cell>
          <table:table-cell table:style-name="ce263" table:formula="of:=([.P156]/[.O156])*100" office:value-type="float" office:value="82.0509079635447" calcext:value-type="float">
            <text:p>82.05</text:p>
          </table:table-cell>
          <table:table-cell table:style-name="ce250" table:formula="of:=[.X156]-[.AC156]" office:value-type="float" office:value="7522" calcext:value-type="float">
            <text:p>7522</text:p>
          </table:table-cell>
          <table:table-cell table:style-name="ce270" table:formula="of:=([.R156]/[.P156])*100" office:value-type="float" office:value="4.17963193456615" calcext:value-type="float">
            <text:p>4.18</text:p>
          </table:table-cell>
          <table:table-cell table:style-name="ce263" table:formula="of:=[.Y156]+[.AD156]" office:value-type="float" office:value="88.1512268847795" calcext:value-type="float">
            <text:p>88.15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Parameswari M</text:p>
          </table:table-cell>
          <table:table-cell office:value-type="float" office:value="83083" calcext:value-type="float">
            <text:p>83083</text:p>
          </table:table-cell>
          <table:table-cell table:formula="of:=([.X156]/[.P156])*100" office:value-type="float" office:value="46.1654294096728" calcext:value-type="float">
            <text:p>46.17</text:p>
          </table:table-cell>
          <table:table-cell table:style-name="ce287"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Ganesan S</text:p>
          </table:table-cell>
          <table:table-cell office:value-type="float" office:value="75561" calcext:value-type="float">
            <text:p>75561</text:p>
          </table:table-cell>
          <table:table-cell table:style-name="ce265" table:formula="of:=([.AC156]/[.P156])*100" office:value-type="float" office:value="41.9857974751067" calcext:value-type="float">
            <text:p>41.99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Babu M</text:p>
          </table:table-cell>
          <table:table-cell office:value-type="float" office:value="8193" calcext:value-type="float">
            <text:p>8193</text:p>
          </table:table-cell>
          <table:table-cell table:style-name="ce303" table:formula="of:=([.AH156]/[.P156])*100" office:value-type="float" office:value="4.55247599573258" calcext:value-type="float">
            <text:p>4.55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Aravind S</text:p>
          </table:table-cell>
          <table:table-cell office:value-type="float" office:value="3662" calcext:value-type="float">
            <text:p>3662</text:p>
          </table:table-cell>
          <table:table-cell table:formula="of:=([.AM156]/[.P156])*100" office:value-type="float" office:value="2.03480618776671" calcext:value-type="float">
            <text:p>2.03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2274" calcext:value-type="float">
            <text:p>2274</text:p>
          </table:table-cell>
          <table:table-cell table:formula="of:=([.AR156]/[.P156])*100" office:value-type="float" office:value="1.2635579658606" calcext:value-type="float">
            <text:p>1.26</text:p>
          </table:table-cell>
          <table:table-cell table:number-columns-repeated="1633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Musiri</text:p>
          </table:table-cell>
          <table:table-cell office:value-type="string" calcext:value-type="string">
            <text:p>Tiruchirappalli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West Chola</text:p>
          </table:table-cell>
          <table:table-cell office:value-type="string" calcext:value-type="string">
            <text:p>Rural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table:style-name="ce255" office:value-type="float" office:value="212655" calcext:value-type="float">
            <text:p>212655</text:p>
          </table:table-cell>
          <table:table-cell table:style-name="ce252" office:value-type="float" office:value="170909" calcext:value-type="float">
            <text:p>170909</text:p>
          </table:table-cell>
          <table:table-cell table:style-name="ce263" table:formula="of:=([.P157]/[.O157])*100" office:value-type="float" office:value="80.3691425078178" calcext:value-type="float">
            <text:p>80.37</text:p>
          </table:table-cell>
          <table:table-cell table:style-name="ce250" table:formula="of:=[.X157]-[.AC157]" office:value-type="float" office:value="32087" calcext:value-type="float">
            <text:p>32087</text:p>
          </table:table-cell>
          <table:table-cell table:style-name="ce270" table:formula="of:=([.R157]/[.P157])*100" office:value-type="float" office:value="18.7743184969779" calcext:value-type="float">
            <text:p>18.77</text:p>
          </table:table-cell>
          <table:table-cell table:style-name="ce263" table:formula="of:=[.Y157]+[.AD157]" office:value-type="float" office:value="85.8404180002223" calcext:value-type="float">
            <text:p>85.84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elvarasu M</text:p>
          </table:table-cell>
          <table:table-cell office:value-type="float" office:value="89398" calcext:value-type="float">
            <text:p>89398</text:p>
          </table:table-cell>
          <table:table-cell table:formula="of:=([.X157]/[.P157])*100" office:value-type="float" office:value="52.3073682486001" calcext:value-type="float">
            <text:p>52.31</text:p>
          </table:table-cell>
          <table:table-cell table:style-name="ce287" office:value-type="string" calcext:value-type="string">
            <text:p>DMK+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Vijaya Babu S</text:p>
          </table:table-cell>
          <table:table-cell office:value-type="float" office:value="57311" calcext:value-type="float">
            <text:p>57311</text:p>
          </table:table-cell>
          <table:table-cell table:style-name="ce265" table:formula="of:=([.AC157]/[.P157])*100" office:value-type="float" office:value="33.5330497516222" calcext:value-type="float">
            <text:p>33.53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TMC</text:p>
          </table:table-cell>
          <table:table-cell office:value-type="string" calcext:value-type="string">
            <text:p>Rajasekaran M</text:p>
          </table:table-cell>
          <table:table-cell office:value-type="float" office:value="8581" calcext:value-type="float">
            <text:p>8581</text:p>
          </table:table-cell>
          <table:table-cell table:style-name="ce303" table:formula="of:=([.AH157]/[.P157])*100" office:value-type="float" office:value="5.02080054297901" calcext:value-type="float">
            <text:p>5.02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2485" calcext:value-type="float">
            <text:p>2485</text:p>
          </table:table-cell>
          <table:table-cell table:formula="of:=([.AM157]/[.P157])*100" office:value-type="float" office:value="1.45399013510114" calcext:value-type="float">
            <text:p>1.45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Asaithambi E</text:p>
          </table:table-cell>
          <table:table-cell office:value-type="float" office:value="2446" calcext:value-type="float">
            <text:p>2446</text:p>
          </table:table-cell>
          <table:table-cell table:formula="of:=([.AR157]/[.P157])*100" office:value-type="float" office:value="1.43117097402711" calcext:value-type="float">
            <text:p>1.43</text:p>
          </table:table-cell>
          <table:table-cell table:number-columns-repeated="1633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huraiyur</text:p>
          </table:table-cell>
          <table:table-cell office:value-type="string" calcext:value-type="string">
            <text:p>Tiruchirappalli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West Chola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Interest</text:p>
          </table:table-cell>
          <table:table-cell table:number-columns-repeated="6" office:value-type="string" calcext:value-type="string">
            <text:p>No</text:p>
          </table:table-cell>
          <table:table-cell table:style-name="ce255" office:value-type="float" office:value="210463" calcext:value-type="float">
            <text:p>210463</text:p>
          </table:table-cell>
          <table:table-cell table:style-name="ce252" office:value-type="float" office:value="169329" calcext:value-type="float">
            <text:p>169329</text:p>
          </table:table-cell>
          <table:table-cell table:style-name="ce263" table:formula="of:=([.P158]/[.O158])*100" office:value-type="float" office:value="80.455471983199" calcext:value-type="float">
            <text:p>80.46</text:p>
          </table:table-cell>
          <table:table-cell table:style-name="ce250" table:formula="of:=[.X158]-[.AC158]" office:value-type="float" office:value="8068" calcext:value-type="float">
            <text:p>8068</text:p>
          </table:table-cell>
          <table:table-cell table:style-name="ce270" table:formula="of:=([.R158]/[.P158])*100" office:value-type="float" office:value="4.764688860148" calcext:value-type="float">
            <text:p>4.76</text:p>
          </table:table-cell>
          <table:table-cell table:style-name="ce263" table:formula="of:=[.Y158]+[.AD158]" office:value-type="float" office:value="91.4314736400735" calcext:value-type="float">
            <text:p>91.43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talinkumar S</text:p>
          </table:table-cell>
          <table:table-cell office:value-type="float" office:value="81444" calcext:value-type="float">
            <text:p>81444</text:p>
          </table:table-cell>
          <table:table-cell table:formula="of:=([.X158]/[.P158])*100" office:value-type="float" office:value="48.0980812501107" calcext:value-type="float">
            <text:p>48.10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Maivizhi A</text:p>
          </table:table-cell>
          <table:table-cell office:value-type="float" office:value="73376" calcext:value-type="float">
            <text:p>73376</text:p>
          </table:table-cell>
          <table:table-cell table:style-name="ce265" table:formula="of:=([.AC158]/[.P158])*100" office:value-type="float" office:value="43.3333923899627" calcext:value-type="float">
            <text:p>43.33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VCK</text:p>
          </table:table-cell>
          <table:table-cell office:value-type="string" calcext:value-type="string">
            <text:p>Sujadevi L R</text:p>
          </table:table-cell>
          <table:table-cell office:value-type="float" office:value="6281" calcext:value-type="float">
            <text:p>6281</text:p>
          </table:table-cell>
          <table:table-cell table:style-name="ce303" table:formula="of:=([.AH158]/[.P158])*100" office:value-type="float" office:value="3.70934689273544" calcext:value-type="float">
            <text:p>3.71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2441" calcext:value-type="float">
            <text:p>2441</text:p>
          </table:table-cell>
          <table:table-cell table:formula="of:=([.AM158]/[.P158])*100" office:value-type="float" office:value="1.4415723237012" calcext:value-type="float">
            <text:p>1.44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Sathya S</text:p>
          </table:table-cell>
          <table:table-cell office:value-type="float" office:value="1532" calcext:value-type="float">
            <text:p>1532</text:p>
          </table:table-cell>
          <table:table-cell table:formula="of:=([.AR158]/[.P158])*100" office:value-type="float" office:value="0.904747562437621" calcext:value-type="float">
            <text:p>0.90</text:p>
          </table:table-cell>
          <table:table-cell table:number-columns-repeated="1633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string" calcext:value-type="string">
            <text:p>Perambalu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West Chola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No</text:p>
          </table:table-cell>
          <table:table-cell table:style-name="ce255" office:value-type="float" office:value="278485" calcext:value-type="float">
            <text:p>278485</text:p>
          </table:table-cell>
          <table:table-cell table:style-name="ce252" office:value-type="float" office:value="223273" calcext:value-type="float">
            <text:p>223273</text:p>
          </table:table-cell>
          <table:table-cell table:style-name="ce263" table:formula="of:=([.P159]/[.O159])*100" office:value-type="float" office:value="80.1741565973033" calcext:value-type="float">
            <text:p>80.17</text:p>
          </table:table-cell>
          <table:table-cell table:style-name="ce250" table:formula="of:=[.X159]-[.AC159]" office:value-type="float" office:value="6853" calcext:value-type="float">
            <text:p>6853</text:p>
          </table:table-cell>
          <table:table-cell table:style-name="ce270" table:formula="of:=([.R159]/[.P159])*100" office:value-type="float" office:value="3.06933664168977" calcext:value-type="float">
            <text:p>3.07</text:p>
          </table:table-cell>
          <table:table-cell table:style-name="ce263" table:formula="of:=[.Y159]+[.AD159]" office:value-type="float" office:value="87.4682563498497" calcext:value-type="float">
            <text:p>87.47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Thamizhselvan R</text:p>
          </table:table-cell>
          <table:table-cell office:value-type="float" office:value="101073" calcext:value-type="float">
            <text:p>101073</text:p>
          </table:table-cell>
          <table:table-cell table:formula="of:=([.X159]/[.P159])*100" office:value-type="float" office:value="45.2687964957698" calcext:value-type="float">
            <text:p>45.27</text:p>
          </table:table-cell>
          <table:table-cell table:style-name="ce287"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ivakami P</text:p>
          </table:table-cell>
          <table:table-cell office:value-type="float" office:value="94220" calcext:value-type="float">
            <text:p>94220</text:p>
          </table:table-cell>
          <table:table-cell table:style-name="ce265" table:formula="of:=([.AC159]/[.P159])*100" office:value-type="float" office:value="42.19945985408" calcext:value-type="float">
            <text:p>42.20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Rajendran K</text:p>
          </table:table-cell>
          <table:table-cell office:value-type="float" office:value="11482" calcext:value-type="float">
            <text:p>11482</text:p>
          </table:table-cell>
          <table:table-cell table:style-name="ce303" table:formula="of:=([.AH159]/[.P159])*100" office:value-type="float" office:value="5.14258329489011" calcext:value-type="float">
            <text:p>5.14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Sathiyaseelan M</text:p>
          </table:table-cell>
          <table:table-cell office:value-type="float" office:value="4222" calcext:value-type="float">
            <text:p>4222</text:p>
          </table:table-cell>
          <table:table-cell table:formula="of:=([.AM159]/[.P159])*100" office:value-type="float" office:value="1.89095860224926" calcext:value-type="float">
            <text:p>1.89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3040" calcext:value-type="float">
            <text:p>3040</text:p>
          </table:table-cell>
          <table:table-cell table:formula="of:=([.AR159]/[.P159])*100" office:value-type="float" office:value="1.36156185476972" calcext:value-type="float">
            <text:p>1.36</text:p>
          </table:table-cell>
          <table:table-cell table:number-columns-repeated="1633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Kunnam</text:p>
          </table:table-cell>
          <table:table-cell office:value-type="string" calcext:value-type="string">
            <text:p>Perambalu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West Chola</text:p>
          </table:table-cell>
          <table:table-cell office:value-type="string" calcext:value-type="string">
            <text:p>Rural</text:p>
          </table:table-cell>
          <table:table-cell table:number-columns-repeated="8" office:value-type="string" calcext:value-type="string">
            <text:p>No</text:p>
          </table:table-cell>
          <table:table-cell table:style-name="ce255" office:value-type="float" office:value="255823" calcext:value-type="float">
            <text:p>255823</text:p>
          </table:table-cell>
          <table:table-cell table:style-name="ce252" office:value-type="float" office:value="205044" calcext:value-type="float">
            <text:p>205044</text:p>
          </table:table-cell>
          <table:table-cell table:style-name="ce263" table:formula="of:=([.P160]/[.O160])*100" office:value-type="float" office:value="80.1507292151214" calcext:value-type="float">
            <text:p>80.15</text:p>
          </table:table-cell>
          <table:table-cell table:style-name="ce250" table:formula="of:=[.X160]-[.AC160]" office:value-type="float" office:value="18796" calcext:value-type="float">
            <text:p>18796</text:p>
          </table:table-cell>
          <table:table-cell table:style-name="ce270" table:formula="of:=([.R160]/[.P160])*100" office:value-type="float" office:value="9.16681297672695" calcext:value-type="float">
            <text:p>9.17</text:p>
          </table:table-cell>
          <table:table-cell table:style-name="ce263" table:formula="of:=[.Y160]+[.AD160]" office:value-type="float" office:value="67.1270556563469" calcext:value-type="float">
            <text:p>67.13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Ramachandran R T</text:p>
          </table:table-cell>
          <table:table-cell office:value-type="float" office:value="78218" calcext:value-type="float">
            <text:p>78218</text:p>
          </table:table-cell>
          <table:table-cell table:formula="of:=([.X160]/[.P160])*100" office:value-type="float" office:value="38.1469343165369" calcext:value-type="float">
            <text:p>38.15</text:p>
          </table:table-cell>
          <table:table-cell table:style-name="ce287"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Durairaj T</text:p>
          </table:table-cell>
          <table:table-cell office:value-type="float" office:value="59422" calcext:value-type="float">
            <text:p>59422</text:p>
          </table:table-cell>
          <table:table-cell table:style-name="ce265" table:formula="of:=([.AC160]/[.P160])*100" office:value-type="float" office:value="28.98012133981" calcext:value-type="float">
            <text:p>28.98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Vaithilingam G</text:p>
          </table:table-cell>
          <table:table-cell office:value-type="float" office:value="37271" calcext:value-type="float">
            <text:p>37271</text:p>
          </table:table-cell>
          <table:table-cell table:style-name="ce303" table:formula="of:=([.AH160]/[.P160])*100" office:value-type="float" office:value="18.1770741889546" calcext:value-type="float">
            <text:p>18.18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VCK</text:p>
          </table:table-cell>
          <table:table-cell office:value-type="string" calcext:value-type="string">
            <text:p>Mohamed Shanavas J</text:p>
          </table:table-cell>
          <table:table-cell office:value-type="float" office:value="19853" calcext:value-type="float">
            <text:p>19853</text:p>
          </table:table-cell>
          <table:table-cell table:formula="of:=([.AM160]/[.P160])*100" office:value-type="float" office:value="9.68231208911258" calcext:value-type="float">
            <text:p>9.68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3024" calcext:value-type="float">
            <text:p>3024</text:p>
          </table:table-cell>
          <table:table-cell table:formula="of:=([.AR160]/[.P160])*100" office:value-type="float" office:value="1.47480540761983" calcext:value-type="float">
            <text:p>1.47</text:p>
          </table:table-cell>
          <table:table-cell table:number-columns-repeated="1633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Ariyalu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West Chola</text:p>
          </table:table-cell>
          <table:table-cell office:value-type="string" calcext:value-type="string">
            <text:p>Town</text:p>
          </table:table-cell>
          <table:table-cell table:number-columns-repeated="8" office:value-type="string" calcext:value-type="string">
            <text:p>No</text:p>
          </table:table-cell>
          <table:table-cell table:style-name="ce255" office:value-type="float" office:value="248541" calcext:value-type="float">
            <text:p>248541</text:p>
          </table:table-cell>
          <table:table-cell table:style-name="ce252" office:value-type="float" office:value="211078" calcext:value-type="float">
            <text:p>211078</text:p>
          </table:table-cell>
          <table:table-cell table:style-name="ce263" table:formula="of:=([.P161]/[.O161])*100" office:value-type="float" office:value="84.9268329973727" calcext:value-type="float">
            <text:p>84.93</text:p>
          </table:table-cell>
          <table:table-cell table:style-name="ce250" table:formula="of:=[.X161]-[.AC161]" office:value-type="float" office:value="2043" calcext:value-type="float">
            <text:p>2043</text:p>
          </table:table-cell>
          <table:table-cell table:style-name="ce270" table:formula="of:=([.R161]/[.P161])*100" office:value-type="float" office:value="0.967888647798444" calcext:value-type="float">
            <text:p>0.97</text:p>
          </table:table-cell>
          <table:table-cell table:style-name="ce263" table:formula="of:=[.Y161]+[.AD161]" office:value-type="float" office:value="82.9091615421787" calcext:value-type="float">
            <text:p>82.91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Rajendran S</text:p>
          </table:table-cell>
          <table:table-cell office:value-type="float" office:value="88523" calcext:value-type="float">
            <text:p>88523</text:p>
          </table:table-cell>
          <table:table-cell table:formula="of:=([.X161]/[.P161])*100" office:value-type="float" office:value="41.9385250949886" calcext:value-type="float">
            <text:p>41.94</text:p>
          </table:table-cell>
          <table:table-cell table:style-name="ce287"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ivasankar S S</text:p>
          </table:table-cell>
          <table:table-cell office:value-type="float" office:value="86480" calcext:value-type="float">
            <text:p>86480</text:p>
          </table:table-cell>
          <table:table-cell table:style-name="ce265" table:formula="of:=([.AC161]/[.P161])*100" office:value-type="float" office:value="40.9706364471901" calcext:value-type="float">
            <text:p>40.97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Jayavel Rama</text:p>
          </table:table-cell>
          <table:table-cell office:value-type="float" office:value="13599" calcext:value-type="float">
            <text:p>13599</text:p>
          </table:table-cell>
          <table:table-cell table:style-name="ce303" table:formula="of:=([.AH161]/[.P161])*100" office:value-type="float" office:value="6.44264205649097" calcext:value-type="float">
            <text:p>6.44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Thirumavalavan K</text:p>
          </table:table-cell>
          <table:table-cell office:value-type="float" office:value="13529" calcext:value-type="float">
            <text:p>13529</text:p>
          </table:table-cell>
          <table:table-cell table:formula="of:=([.AM161]/[.P161])*100" office:value-type="float" office:value="6.40947896038431" calcext:value-type="float">
            <text:p>6.41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896" calcext:value-type="float">
            <text:p>1896</text:p>
          </table:table-cell>
          <table:table-cell table:formula="of:=([.AR161]/[.P161])*100" office:value-type="float" office:value="0.898246145974474" calcext:value-type="float">
            <text:p>0.90</text:p>
          </table:table-cell>
          <table:table-cell table:number-columns-repeated="1633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Jayankondam</text:p>
          </table:table-cell>
          <table:table-cell office:value-type="string" calcext:value-type="string">
            <text:p>Ariyalu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West Chola</text:p>
          </table:table-cell>
          <table:table-cell office:value-type="string" calcext:value-type="string">
            <text:p>Town</text:p>
          </table:table-cell>
          <table:table-cell table:number-columns-repeated="8" office:value-type="string" calcext:value-type="string">
            <text:p>No</text:p>
          </table:table-cell>
          <table:table-cell table:style-name="ce256" office:value-type="float" office:value="250673" calcext:value-type="float">
            <text:p>250673</text:p>
          </table:table-cell>
          <table:table-cell office:value-type="float" office:value="204038" calcext:value-type="float">
            <text:p>204038</text:p>
          </table:table-cell>
          <table:table-cell table:style-name="ce263" table:formula="of:=([.P162]/[.O162])*100" office:value-type="float" office:value="81.3960817479346" calcext:value-type="float">
            <text:p>81.40</text:p>
          </table:table-cell>
          <table:table-cell table:style-name="ce250" table:formula="of:=[.X162]-[.AC162]" office:value-type="float" office:value="22934" calcext:value-type="float">
            <text:p>22934</text:p>
          </table:table-cell>
          <table:table-cell table:style-name="ce270" table:formula="of:=([.R162]/[.P162])*100" office:value-type="float" office:value="11.2400631254962" calcext:value-type="float">
            <text:p>11.24</text:p>
          </table:table-cell>
          <table:table-cell table:style-name="ce263" table:formula="of:=[.Y162]+[.AI162]" office:value-type="float" office:value="60.0574402807321" calcext:value-type="float">
            <text:p>60.06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Ramajeyalingam J K N</text:p>
          </table:table-cell>
          <table:table-cell office:value-type="float" office:value="75672" calcext:value-type="float">
            <text:p>75672</text:p>
          </table:table-cell>
          <table:table-cell table:formula="of:=([.X162]/[.P162])*100" office:value-type="float" office:value="37.0872092453367" calcext:value-type="float">
            <text:p>37.09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Guru @ Gurunathan J</text:p>
          </table:table-cell>
          <table:table-cell office:value-type="float" office:value="52738" calcext:value-type="float">
            <text:p>52738</text:p>
          </table:table-cell>
          <table:table-cell table:style-name="ce265" table:formula="of:=([.AC162]/[.P162])*100" office:value-type="float" office:value="25.8471461198404" calcext:value-type="float">
            <text:p>25.85</text:p>
          </table:table-cell>
          <table:table-cell table:style-name="ce299" office:value-type="string" calcext:value-type="string">
            <text:p>DMK+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Rajendran G</text:p>
          </table:table-cell>
          <table:table-cell office:value-type="float" office:value="46868" calcext:value-type="float">
            <text:p>46868</text:p>
          </table:table-cell>
          <table:table-cell table:style-name="ce303" table:formula="of:=([.AH162]/[.P162])*100" office:value-type="float" office:value="22.9702310353954" calcext:value-type="float">
            <text:p>22.97</text:p>
          </table:table-cell>
          <table:table-cell table:style-name="ce299" office:value-type="string" calcext:value-type="string">
            <text:p>MNK</text:p>
          </table:table-cell>
          <table:table-cell table:style-name="ce308" office:value-type="string" calcext:value-type="string">
            <text:p>MDMK</text:p>
          </table:table-cell>
          <table:table-cell office:value-type="string" calcext:value-type="string">
            <text:p>Kandasamy M S</text:p>
          </table:table-cell>
          <table:table-cell office:value-type="float" office:value="21405" calcext:value-type="float">
            <text:p>21405</text:p>
          </table:table-cell>
          <table:table-cell table:formula="of:=([.AM162]/[.P162])*100" office:value-type="float" office:value="10.4906929101442" calcext:value-type="float">
            <text:p>10.49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950" calcext:value-type="float">
            <text:p>1950</text:p>
          </table:table-cell>
          <table:table-cell table:formula="of:=([.AR162]/[.P162])*100" office:value-type="float" office:value="0.955704329585665" calcext:value-type="float">
            <text:p>0.96</text:p>
          </table:table-cell>
          <table:table-cell table:number-columns-repeated="1633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irkazhi</text:p>
          </table:table-cell>
          <table:table-cell office:value-type="string" calcext:value-type="string">
            <text:p>Mayiladuthurai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Coastal Chola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Interest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231675" calcext:value-type="float">
            <text:p>231675</text:p>
          </table:table-cell>
          <table:table-cell office:value-type="float" office:value="177685" calcext:value-type="float">
            <text:p>177685</text:p>
          </table:table-cell>
          <table:table-cell table:style-name="ce263" table:formula="of:=([.P163]/[.O163])*100" office:value-type="float" office:value="76.6958023092694" calcext:value-type="float">
            <text:p>76.70</text:p>
          </table:table-cell>
          <table:table-cell table:style-name="ce250" table:formula="of:=[.X163]-[.AC163]" office:value-type="float" office:value="9003" calcext:value-type="float">
            <text:p>9003</text:p>
          </table:table-cell>
          <table:table-cell table:style-name="ce270" table:formula="of:=([.R163]/[.P163])*100" office:value-type="float" office:value="5.066831752821" calcext:value-type="float">
            <text:p>5.07</text:p>
          </table:table-cell>
          <table:table-cell table:style-name="ce263" table:formula="of:=[.Y163]+[.AD163]" office:value-type="float" office:value="81.0259729296226" calcext:value-type="float">
            <text:p>81.03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Bharathi P V</text:p>
          </table:table-cell>
          <table:table-cell office:value-type="float" office:value="76487" calcext:value-type="float">
            <text:p>76487</text:p>
          </table:table-cell>
          <table:table-cell table:formula="of:=([.X163]/[.P163])*100" office:value-type="float" office:value="43.0464023412218" calcext:value-type="float">
            <text:p>43.05</text:p>
          </table:table-cell>
          <table:table-cell table:style-name="ce287"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illai Ravindran S</text:p>
          </table:table-cell>
          <table:table-cell office:value-type="float" office:value="67484" calcext:value-type="float">
            <text:p>67484</text:p>
          </table:table-cell>
          <table:table-cell table:style-name="ce265" table:formula="of:=([.AC163]/[.P163])*100" office:value-type="float" office:value="37.9795705884008" calcext:value-type="float">
            <text:p>37.98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Muthukumar Pon</text:p>
          </table:table-cell>
          <table:table-cell office:value-type="float" office:value="14890" calcext:value-type="float">
            <text:p>14890</text:p>
          </table:table-cell>
          <table:table-cell table:style-name="ce303" table:formula="of:=([.AH163]/[.P163])*100" office:value-type="float" office:value="8.37999831161888" calcext:value-type="float">
            <text:p>8.38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Umanath R</text:p>
          </table:table-cell>
          <table:table-cell office:value-type="float" office:value="12060" calcext:value-type="float">
            <text:p>12060</text:p>
          </table:table-cell>
          <table:table-cell table:formula="of:=([.AM163]/[.P163])*100" office:value-type="float" office:value="6.78729211807412" calcext:value-type="float">
            <text:p>6.79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Jothi B</text:p>
          </table:table-cell>
          <table:table-cell office:value-type="float" office:value="1430" calcext:value-type="float">
            <text:p>1430</text:p>
          </table:table-cell>
          <table:table-cell table:formula="of:=([.AR163]/[.P163])*100" office:value-type="float" office:value="0.804795002391873" calcext:value-type="float">
            <text:p>0.80</text:p>
          </table:table-cell>
          <table:table-cell table:number-columns-repeated="16339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string" calcext:value-type="string">
            <text:p>Mayiladuthurai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Coastal Chola</text:p>
          </table:table-cell>
          <table:table-cell office:value-type="string" calcext:value-type="string">
            <text:p>Town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office:value-type="float" office:value="233224" calcext:value-type="float">
            <text:p>233224</text:p>
          </table:table-cell>
          <table:table-cell office:value-type="float" office:value="168856" calcext:value-type="float">
            <text:p>168856</text:p>
          </table:table-cell>
          <table:table-cell table:style-name="ce263" table:formula="of:=([.P164]/[.O164])*100" office:value-type="float" office:value="72.4007820807464" calcext:value-type="float">
            <text:p>72.40</text:p>
          </table:table-cell>
          <table:table-cell table:style-name="ce250" table:formula="of:=[.X164]-[.AC164]" office:value-type="float" office:value="4778" calcext:value-type="float">
            <text:p>4778</text:p>
          </table:table-cell>
          <table:table-cell table:style-name="ce270" table:formula="of:=([.R164]/[.P164])*100" office:value-type="float" office:value="2.82962998057517" calcext:value-type="float">
            <text:p>2.83</text:p>
          </table:table-cell>
          <table:table-cell table:style-name="ce263" table:formula="of:=[.Y164]+[.AD164]" office:value-type="float" office:value="81.2052873454304" calcext:value-type="float">
            <text:p>81.21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Rathakrishnan V</text:p>
          </table:table-cell>
          <table:table-cell office:value-type="float" office:value="70949" calcext:value-type="float">
            <text:p>70949</text:p>
          </table:table-cell>
          <table:table-cell table:formula="of:=([.X164]/[.P164])*100" office:value-type="float" office:value="42.0174586630028" calcext:value-type="float">
            <text:p>42.02</text:p>
          </table:table-cell>
          <table:table-cell table:style-name="ce287"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Anbazhagan K</text:p>
          </table:table-cell>
          <table:table-cell office:value-type="float" office:value="66171" calcext:value-type="float">
            <text:p>66171</text:p>
          </table:table-cell>
          <table:table-cell table:style-name="ce265" table:formula="of:=([.AC164]/[.P164])*100" office:value-type="float" office:value="39.1878286824276" calcext:value-type="float">
            <text:p>39.19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Ayyappan A</text:p>
          </table:table-cell>
          <table:table-cell office:value-type="float" office:value="13115" calcext:value-type="float">
            <text:p>13115</text:p>
          </table:table-cell>
          <table:table-cell table:style-name="ce303" table:formula="of:=([.AH164]/[.P164])*100" office:value-type="float" office:value="7.76697304211873" calcext:value-type="float">
            <text:p>7.77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Arulselvan R</text:p>
          </table:table-cell>
          <table:table-cell office:value-type="float" office:value="12294" calcext:value-type="float">
            <text:p>12294</text:p>
          </table:table-cell>
          <table:table-cell table:formula="of:=([.AM164]/[.P164])*100" office:value-type="float" office:value="7.28075993746151" calcext:value-type="float">
            <text:p>7.28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Muthukumarasamy C</text:p>
          </table:table-cell>
          <table:table-cell office:value-type="float" office:value="1926" calcext:value-type="float">
            <text:p>1926</text:p>
          </table:table-cell>
          <table:table-cell table:formula="of:=([.AR164]/[.P164])*100" office:value-type="float" office:value="1.14061685696688" calcext:value-type="float">
            <text:p>1.14</text:p>
          </table:table-cell>
          <table:table-cell table:number-columns-repeated="1633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Poompuhar</text:p>
          </table:table-cell>
          <table:table-cell office:value-type="string" calcext:value-type="string">
            <text:p>Mayiladuthurai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Coastal Chola</text:p>
          </table:table-cell>
          <table:table-cell office:value-type="string" calcext:value-type="string">
            <text:p>Rural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54828" calcext:value-type="float">
            <text:p>254828</text:p>
          </table:table-cell>
          <table:table-cell office:value-type="float" office:value="192758" calcext:value-type="float">
            <text:p>192758</text:p>
          </table:table-cell>
          <table:table-cell table:style-name="ce263" table:formula="of:=([.P165]/[.O165])*100" office:value-type="float" office:value="75.6423940854223" calcext:value-type="float">
            <text:p>75.64</text:p>
          </table:table-cell>
          <table:table-cell table:style-name="ce250" table:formula="of:=[.X165]-[.AC165]" office:value-type="float" office:value="19935" calcext:value-type="float">
            <text:p>19935</text:p>
          </table:table-cell>
          <table:table-cell table:style-name="ce270" table:formula="of:=([.R165]/[.P165])*100" office:value-type="float" office:value="10.3419832121105" calcext:value-type="float">
            <text:p>10.34</text:p>
          </table:table-cell>
          <table:table-cell table:style-name="ce263" table:formula="of:=[.Y165]+[.AD165]" office:value-type="float" office:value="80.6176656740576" calcext:value-type="float">
            <text:p>80.62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Pavunraj S</text:p>
          </table:table-cell>
          <table:table-cell office:value-type="float" office:value="87666" calcext:value-type="float">
            <text:p>87666</text:p>
          </table:table-cell>
          <table:table-cell table:formula="of:=([.X165]/[.P165])*100" office:value-type="float" office:value="45.4798244430841" calcext:value-type="float">
            <text:p>45.48</text:p>
          </table:table-cell>
          <table:table-cell table:style-name="ce287" office:value-type="string" calcext:value-type="string">
            <text:p>DMK+</text:p>
          </table:table-cell>
          <table:table-cell office:value-type="string" calcext:value-type="string">
            <text:p>IUML</text:p>
          </table:table-cell>
          <table:table-cell office:value-type="string" calcext:value-type="string">
            <text:p>Shajahan A M</text:p>
          </table:table-cell>
          <table:table-cell office:value-type="float" office:value="67731" calcext:value-type="float">
            <text:p>67731</text:p>
          </table:table-cell>
          <table:table-cell table:style-name="ce265" table:formula="of:=([.AC165]/[.P165])*100" office:value-type="float" office:value="35.1378412309736" calcext:value-type="float">
            <text:p>35.14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Anbalagan R</text:p>
          </table:table-cell>
          <table:table-cell office:value-type="float" office:value="16241" calcext:value-type="float">
            <text:p>16241</text:p>
          </table:table-cell>
          <table:table-cell table:style-name="ce303" table:formula="of:=([.AH165]/[.P165])*100" office:value-type="float" office:value="8.42559063696448" calcext:value-type="float">
            <text:p>8.43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TMC</text:p>
          </table:table-cell>
          <table:table-cell office:value-type="string" calcext:value-type="string">
            <text:p>Sankar M</text:p>
          </table:table-cell>
          <table:table-cell office:value-type="float" office:value="14806" calcext:value-type="float">
            <text:p>14806</text:p>
          </table:table-cell>
          <table:table-cell table:formula="of:=([.AM165]/[.P165])*100" office:value-type="float" office:value="7.68113385696054" calcext:value-type="float">
            <text:p>7.68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Kaliyaperumal S</text:p>
          </table:table-cell>
          <table:table-cell office:value-type="float" office:value="1946" calcext:value-type="float">
            <text:p>1946</text:p>
          </table:table-cell>
          <table:table-cell table:formula="of:=([.AR165]/[.P165])*100" office:value-type="float" office:value="1.0095560236151" calcext:value-type="float">
            <text:p>1.01</text:p>
          </table:table-cell>
          <table:table-cell table:number-columns-repeated="16339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 office:value-type="string" calcext:value-type="string">
            <text:p>Nagapattinam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Coastal Chola</text:p>
          </table:table-cell>
          <table:table-cell office:value-type="string" calcext:value-type="string">
            <text:p>City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CPIM</text:p>
          </table:table-cell>
          <table:table-cell office:value-type="string" calcext:value-type="string">
            <text:p>No</text:p>
          </table:table-cell>
          <table:table-cell office:value-type="float" office:value="183119" calcext:value-type="float">
            <text:p>183119</text:p>
          </table:table-cell>
          <table:table-cell office:value-type="float" office:value="134439" calcext:value-type="float">
            <text:p>134439</text:p>
          </table:table-cell>
          <table:table-cell table:style-name="ce263" table:formula="of:=([.P166]/[.O166])*100" office:value-type="float" office:value="73.4161938411634" calcext:value-type="float">
            <text:p>73.42</text:p>
          </table:table-cell>
          <table:table-cell table:style-name="ce250" table:formula="of:=[.X166]-[.AC166]" office:value-type="float" office:value="20550" calcext:value-type="float">
            <text:p>20550</text:p>
          </table:table-cell>
          <table:table-cell table:style-name="ce270" table:formula="of:=([.R166]/[.P166])*100" office:value-type="float" office:value="15.2857429763685" calcext:value-type="float">
            <text:p>15.29</text:p>
          </table:table-cell>
          <table:table-cell table:style-name="ce263" table:formula="of:=[.Y166]+[.AD166]" office:value-type="float" office:value="81.2680844100298" calcext:value-type="float">
            <text:p>81.27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Thamimun Ansari M</text:p>
          </table:table-cell>
          <table:table-cell office:value-type="float" office:value="64903" calcext:value-type="float">
            <text:p>64903</text:p>
          </table:table-cell>
          <table:table-cell table:formula="of:=([.X166]/[.P166])*100" office:value-type="float" office:value="48.2769136931992" calcext:value-type="float">
            <text:p>48.28</text:p>
          </table:table-cell>
          <table:table-cell table:style-name="ce287" office:value-type="string" calcext:value-type="string">
            <text:p>DMK+</text:p>
          </table:table-cell>
          <table:table-cell office:value-type="string" calcext:value-type="string">
            <text:p>MAMAK</text:p>
          </table:table-cell>
          <table:table-cell office:value-type="string" calcext:value-type="string">
            <text:p>Mohamed Jafarullah A</text:p>
          </table:table-cell>
          <table:table-cell office:value-type="float" office:value="44353" calcext:value-type="float">
            <text:p>44353</text:p>
          </table:table-cell>
          <table:table-cell table:style-name="ce265" table:formula="of:=([.AC166]/[.P166])*100" office:value-type="float" office:value="32.9911707168307" calcext:value-type="float">
            <text:p>32.99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Dhameem Ansari Sahib A B</text:p>
          </table:table-cell>
          <table:table-cell office:value-type="float" office:value="11088" calcext:value-type="float">
            <text:p>11088</text:p>
          </table:table-cell>
          <table:table-cell table:style-name="ce303" table:formula="of:=([.AH166]/[.P166])*100" office:value-type="float" office:value="8.24760672126392" calcext:value-type="float">
            <text:p>8.25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NETHAJI K</text:p>
          </table:table-cell>
          <table:table-cell office:value-type="float" office:value="6005" calcext:value-type="float">
            <text:p>6005</text:p>
          </table:table-cell>
          <table:table-cell table:formula="of:=([.AM166]/[.P166])*100" office:value-type="float" office:value="4.46670980890962" calcext:value-type="float">
            <text:p>4.47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NIRAINTHA SELVAM T</text:p>
          </table:table-cell>
          <table:table-cell office:value-type="float" office:value="1557" calcext:value-type="float">
            <text:p>1557</text:p>
          </table:table-cell>
          <table:table-cell table:formula="of:=([.AR166]/[.P166])*100" office:value-type="float" office:value="1.15814607368398" calcext:value-type="float">
            <text:p>1.16</text:p>
          </table:table-cell>
          <table:table-cell table:number-columns-repeated="1633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Kilvelur</text:p>
          </table:table-cell>
          <table:table-cell office:value-type="string" calcext:value-type="string">
            <text:p>Nagapattinam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Coastal Chol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163415" calcext:value-type="float">
            <text:p>163415</text:p>
          </table:table-cell>
          <table:table-cell office:value-type="float" office:value="137929" calcext:value-type="float">
            <text:p>137929</text:p>
          </table:table-cell>
          <table:table-cell table:style-name="ce263" table:formula="of:=([.P167]/[.O167])*100" office:value-type="float" office:value="84.4041244683781" calcext:value-type="float">
            <text:p>84.40</text:p>
          </table:table-cell>
          <table:table-cell table:style-name="ce250" table:formula="of:=[.X167]-[.AC167]" office:value-type="float" office:value="10170" calcext:value-type="float">
            <text:p>10170</text:p>
          </table:table-cell>
          <table:table-cell table:style-name="ce270" table:formula="of:=([.R167]/[.P167])*100" office:value-type="float" office:value="7.37335875704167" calcext:value-type="float">
            <text:p>7.37</text:p>
          </table:table-cell>
          <table:table-cell table:style-name="ce263" table:formula="of:=[.Y167]+[.AD167]" office:value-type="float" office:value="82.5265172661297" calcext:value-type="float">
            <text:p>82.53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Mathivanan U</text:p>
          </table:table-cell>
          <table:table-cell office:value-type="float" office:value="61999" calcext:value-type="float">
            <text:p>61999</text:p>
          </table:table-cell>
          <table:table-cell table:formula="of:=([.X167]/[.P167])*100" office:value-type="float" office:value="44.9499380115857" calcext:value-type="float">
            <text:p>44.95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Meena N</text:p>
          </table:table-cell>
          <table:table-cell office:value-type="float" office:value="51829" calcext:value-type="float">
            <text:p>51829</text:p>
          </table:table-cell>
          <table:table-cell table:style-name="ce265" table:formula="of:=([.AC167]/[.P167])*100" office:value-type="float" office:value="37.576579254544" calcext:value-type="float">
            <text:p>37.58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CPIM</text:p>
          </table:table-cell>
          <table:table-cell office:value-type="string" calcext:value-type="string">
            <text:p>Nagaimaali V P</text:p>
          </table:table-cell>
          <table:table-cell office:value-type="float" office:value="16499" calcext:value-type="float">
            <text:p>16499</text:p>
          </table:table-cell>
          <table:table-cell table:style-name="ce303" table:formula="of:=([.AH167]/[.P167])*100" office:value-type="float" office:value="11.9619514387837" calcext:value-type="float">
            <text:p>11.96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Vanitha A</text:p>
          </table:table-cell>
          <table:table-cell office:value-type="float" office:value="2637" calcext:value-type="float">
            <text:p>2637</text:p>
          </table:table-cell>
          <table:table-cell table:formula="of:=([.AM167]/[.P167])*100" office:value-type="float" office:value="1.9118531998347" calcext:value-type="float">
            <text:p>1.91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Palanivel G</text:p>
          </table:table-cell>
          <table:table-cell office:value-type="float" office:value="1553" calcext:value-type="float">
            <text:p>1553</text:p>
          </table:table-cell>
          <table:table-cell table:formula="of:=([.AR167]/[.P167])*100" office:value-type="float" office:value="1.12594160763871" calcext:value-type="float">
            <text:p>1.13</text:p>
          </table:table-cell>
          <table:table-cell table:number-columns-repeated="1633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Vedaranyam</text:p>
          </table:table-cell>
          <table:table-cell office:value-type="string" calcext:value-type="string">
            <text:p>Nagapattinam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Coastal Chola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es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80294" calcext:value-type="float">
            <text:p>180294</text:p>
          </table:table-cell>
          <table:table-cell office:value-type="float" office:value="146803" calcext:value-type="float">
            <text:p>146803</text:p>
          </table:table-cell>
          <table:table-cell table:style-name="ce263" table:formula="of:=([.P168]/[.O168])*100" office:value-type="float" office:value="81.4242293143421" calcext:value-type="float">
            <text:p>81.42</text:p>
          </table:table-cell>
          <table:table-cell table:style-name="ce250" table:formula="of:=[.X168]-[.AC168]" office:value-type="float" office:value="22998" calcext:value-type="float">
            <text:p>22998</text:p>
          </table:table-cell>
          <table:table-cell table:style-name="ce270" table:formula="of:=([.R168]/[.P168])*100" office:value-type="float" office:value="15.6658923863954" calcext:value-type="float">
            <text:p>15.67</text:p>
          </table:table-cell>
          <table:table-cell table:style-name="ce263" table:formula="of:=[.Y168]+[.AD168]" office:value-type="float" office:value="67.2152476448029" calcext:value-type="float">
            <text:p>67.22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Manian O S</text:p>
          </table:table-cell>
          <table:table-cell office:value-type="float" office:value="60836" calcext:value-type="float">
            <text:p>60836</text:p>
          </table:table-cell>
          <table:table-cell table:formula="of:=([.X168]/[.P168])*100" office:value-type="float" office:value="41.4405700155991" calcext:value-type="float">
            <text:p>41.44</text:p>
          </table:table-cell>
          <table:table-cell table:style-name="ce287" office:value-type="string" calcext:value-type="string">
            <text:p>DMK+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Rajendiran P V</text:p>
          </table:table-cell>
          <table:table-cell office:value-type="float" office:value="37838" calcext:value-type="float">
            <text:p>37838</text:p>
          </table:table-cell>
          <table:table-cell table:style-name="ce265" table:formula="of:=([.AC168]/[.P168])*100" office:value-type="float" office:value="25.7746776292038" calcext:value-type="float">
            <text:p>25.77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Vetharathinam S K</text:p>
          </table:table-cell>
          <table:table-cell office:value-type="float" office:value="37086" calcext:value-type="float">
            <text:p>37086</text:p>
          </table:table-cell>
          <table:table-cell table:style-name="ce303" table:formula="of:=([.AH168]/[.P168])*100" office:value-type="float" office:value="25.2624265171693" calcext:value-type="float">
            <text:p>25.26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Vairavanathan T</text:p>
          </table:table-cell>
          <table:table-cell office:value-type="float" office:value="4594" calcext:value-type="float">
            <text:p>4594</text:p>
          </table:table-cell>
          <table:table-cell table:formula="of:=([.AM168]/[.P168])*100" office:value-type="float" office:value="3.12936384133839" calcext:value-type="float">
            <text:p>3.13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Usha Kannan</text:p>
          </table:table-cell>
          <table:table-cell office:value-type="float" office:value="2081" calcext:value-type="float">
            <text:p>2081</text:p>
          </table:table-cell>
          <table:table-cell table:formula="of:=([.AR168]/[.P168])*100" office:value-type="float" office:value="1.41754596295716" calcext:value-type="float">
            <text:p>1.42</text:p>
          </table:table-cell>
          <table:table-cell table:number-columns-repeated="1633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hiruthuraipoondi</text:p>
          </table:table-cell>
          <table:table-cell office:value-type="string" calcext:value-type="string">
            <text:p>Tiruvaru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Central Chola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Interes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PI </text:p>
          </table:table-cell>
          <table:table-cell office:value-type="string" calcext:value-type="string">
            <text:p>No</text:p>
          </table:table-cell>
          <table:table-cell office:value-type="float" office:value="222916" calcext:value-type="float">
            <text:p>222916</text:p>
          </table:table-cell>
          <table:table-cell office:value-type="float" office:value="175620" calcext:value-type="float">
            <text:p>175620</text:p>
          </table:table-cell>
          <table:table-cell table:style-name="ce263" table:formula="of:=([.P169]/[.O169])*100" office:value-type="float" office:value="78.7830393511457" calcext:value-type="float">
            <text:p>78.78</text:p>
          </table:table-cell>
          <table:table-cell table:style-name="ce250" table:formula="of:=[.X169]-[.AC169]" office:value-type="float" office:value="13250" calcext:value-type="float">
            <text:p>13250</text:p>
          </table:table-cell>
          <table:table-cell table:style-name="ce270" table:formula="of:=([.R169]/[.P169])*100" office:value-type="float" office:value="7.54469878145997" calcext:value-type="float">
            <text:p>7.54</text:p>
          </table:table-cell>
          <table:table-cell table:style-name="ce263" table:formula="of:=[.Y169]+[.AD169]" office:value-type="float" office:value="74.5951486163307" calcext:value-type="float">
            <text:p>74.60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Adalarasan P</text:p>
          </table:table-cell>
          <table:table-cell office:value-type="float" office:value="72127" calcext:value-type="float">
            <text:p>72127</text:p>
          </table:table-cell>
          <table:table-cell table:formula="of:=([.X169]/[.P169])*100" office:value-type="float" office:value="41.0699236988953" calcext:value-type="float">
            <text:p>41.07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Umamaheswari K</text:p>
          </table:table-cell>
          <table:table-cell office:value-type="float" office:value="58877" calcext:value-type="float">
            <text:p>58877</text:p>
          </table:table-cell>
          <table:table-cell table:style-name="ce265" table:formula="of:=([.AC169]/[.P169])*100" office:value-type="float" office:value="33.5252249174354" calcext:value-type="float">
            <text:p>33.53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Ulaganathan K</text:p>
          </table:table-cell>
          <table:table-cell office:value-type="float" office:value="33038" calcext:value-type="float">
            <text:p>33038</text:p>
          </table:table-cell>
          <table:table-cell table:style-name="ce303" table:formula="of:=([.AH169]/[.P169])*100" office:value-type="float" office:value="18.8122081767452" calcext:value-type="float">
            <text:p>18.81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Udayakumar G</text:p>
          </table:table-cell>
          <table:table-cell office:value-type="float" office:value="3937" calcext:value-type="float">
            <text:p>3937</text:p>
          </table:table-cell>
          <table:table-cell table:formula="of:=([.AM169]/[.P169])*100" office:value-type="float" office:value="2.24177200774399" calcext:value-type="float">
            <text:p>2.24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Rajamohan S</text:p>
          </table:table-cell>
          <table:table-cell office:value-type="float" office:value="2005" calcext:value-type="float">
            <text:p>2005</text:p>
          </table:table-cell>
          <table:table-cell table:formula="of:=([.AR169]/[.P169])*100" office:value-type="float" office:value="1.14166951372281" calcext:value-type="float">
            <text:p>1.14</text:p>
          </table:table-cell>
          <table:table-cell table:number-columns-repeated="1633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Mannargudi</text:p>
          </table:table-cell>
          <table:table-cell office:value-type="string" calcext:value-type="string">
            <text:p>Tiruvaru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Central Chola</text:p>
          </table:table-cell>
          <table:table-cell office:value-type="string" calcext:value-type="string">
            <text:p>Tow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DMK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41448" calcext:value-type="float">
            <text:p>241448</text:p>
          </table:table-cell>
          <table:table-cell office:value-type="float" office:value="187110" calcext:value-type="float">
            <text:p>187110</text:p>
          </table:table-cell>
          <table:table-cell table:style-name="ce263" table:formula="of:=([.P170]/[.O170])*100" office:value-type="float" office:value="77.4949471521818" calcext:value-type="float">
            <text:p>77.49</text:p>
          </table:table-cell>
          <table:table-cell table:style-name="ce250" table:formula="of:=[.X170]-[.AC170]" office:value-type="float" office:value="9937" calcext:value-type="float">
            <text:p>9937</text:p>
          </table:table-cell>
          <table:table-cell table:style-name="ce270" table:formula="of:=([.R170]/[.P170])*100" office:value-type="float" office:value="5.3107797552242" calcext:value-type="float">
            <text:p>5.31</text:p>
          </table:table-cell>
          <table:table-cell table:style-name="ce263" table:formula="of:=[.Y170]+[.AD170]" office:value-type="float" office:value="92.1046443268666" calcext:value-type="float">
            <text:p>92.10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Rajaa T R B</text:p>
          </table:table-cell>
          <table:table-cell office:value-type="float" office:value="91137" calcext:value-type="float">
            <text:p>91137</text:p>
          </table:table-cell>
          <table:table-cell table:formula="of:=([.X170]/[.P170])*100" office:value-type="float" office:value="48.7077120410454" calcext:value-type="float">
            <text:p>48.71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amaraj S</text:p>
          </table:table-cell>
          <table:table-cell office:value-type="float" office:value="81200" calcext:value-type="float">
            <text:p>81200</text:p>
          </table:table-cell>
          <table:table-cell table:style-name="ce265" table:formula="of:=([.AC170]/[.P170])*100" office:value-type="float" office:value="43.3969322858212" calcext:value-type="float">
            <text:p>43.40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Muruugaiyan Babu A</text:p>
          </table:table-cell>
          <table:table-cell office:value-type="float" office:value="5966" calcext:value-type="float">
            <text:p>5966</text:p>
          </table:table-cell>
          <table:table-cell table:style-name="ce303" table:formula="of:=([.AH170]/[.P170])*100" office:value-type="float" office:value="3.1884987440543" calcext:value-type="float">
            <text:p>3.19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Balasubramaniyan S</text:p>
          </table:table-cell>
          <table:table-cell office:value-type="float" office:value="1983" calcext:value-type="float">
            <text:p>1983</text:p>
          </table:table-cell>
          <table:table-cell table:formula="of:=([.AM170]/[.P170])*100" office:value-type="float" office:value="1.05980439313773" calcext:value-type="float">
            <text:p>1.06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Balamurugan E</text:p>
          </table:table-cell>
          <table:table-cell office:value-type="float" office:value="1923" calcext:value-type="float">
            <text:p>1923</text:p>
          </table:table-cell>
          <table:table-cell table:formula="of:=([.AR170]/[.P170])*100" office:value-type="float" office:value="1.02773769440436" calcext:value-type="float">
            <text:p>1.03</text:p>
          </table:table-cell>
          <table:table-cell table:number-columns-repeated="1633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Tiruvaru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Central Chola</text:p>
          </table:table-cell>
          <table:table-cell office:value-type="string" calcext:value-type="string">
            <text:p>Town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CPIM</text:p>
          </table:table-cell>
          <table:table-cell office:value-type="string" calcext:value-type="string">
            <text:p>Kalignar</text:p>
          </table:table-cell>
          <table:table-cell office:value-type="float" office:value="253227" calcext:value-type="float">
            <text:p>253227</text:p>
          </table:table-cell>
          <table:table-cell office:value-type="float" office:value="196795" calcext:value-type="float">
            <text:p>196795</text:p>
          </table:table-cell>
          <table:table-cell table:style-name="ce263" table:formula="of:=([.P171]/[.O171])*100" office:value-type="float" office:value="77.7148566306121" calcext:value-type="float">
            <text:p>77.71</text:p>
          </table:table-cell>
          <table:table-cell table:style-name="ce250" table:formula="of:=[.X171]-[.AC171]" office:value-type="float" office:value="68366" calcext:value-type="float">
            <text:p>68366</text:p>
          </table:table-cell>
          <table:table-cell table:style-name="ce270" table:formula="of:=([.R171]/[.P171])*100" office:value-type="float" office:value="34.739703752636" calcext:value-type="float">
            <text:p>34.74</text:p>
          </table:table-cell>
          <table:table-cell table:style-name="ce263" table:formula="of:=[.Y171]+[.AD171]" office:value-type="float" office:value="88.7116034452095" calcext:value-type="float">
            <text:p>88.71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arunanidhi M</text:p>
          </table:table-cell>
          <table:table-cell office:value-type="float" office:value="121473" calcext:value-type="float">
            <text:p>121473</text:p>
          </table:table-cell>
          <table:table-cell table:formula="of:=([.X171]/[.P171])*100" office:value-type="float" office:value="61.7256535989227" calcext:value-type="float">
            <text:p>61.73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Pannerselvam R</text:p>
          </table:table-cell>
          <table:table-cell office:value-type="float" office:value="53107" calcext:value-type="float">
            <text:p>53107</text:p>
          </table:table-cell>
          <table:table-cell table:style-name="ce265" table:formula="of:=([.AC171]/[.P171])*100" office:value-type="float" office:value="26.9859498462867" calcext:value-type="float">
            <text:p>26.99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asilamani P S</text:p>
          </table:table-cell>
          <table:table-cell office:value-type="float" office:value="13158" calcext:value-type="float">
            <text:p>13158</text:p>
          </table:table-cell>
          <table:table-cell table:style-name="ce303" table:formula="of:=([.AH171]/[.P171])*100" office:value-type="float" office:value="6.68614548133845" calcext:value-type="float">
            <text:p>6.69</text:p>
          </table:table-cell>
          <table:table-cell office:value-type="string" calcext:value-type="string">
            <text:p>NOTA</text:p>
          </table:table-cell>
          <table:table-cell table:style-name="ce310" office:value-type="string" calcext:value-type="string">
            <text:p>NOTA</text:p>
          </table:table-cell>
          <table:table-cell office:value-type="string" calcext:value-type="string">
            <text:p>NOTA</text:p>
          </table:table-cell>
          <table:table-cell office:value-type="float" office:value="2177" calcext:value-type="float">
            <text:p>2177</text:p>
          </table:table-cell>
          <table:table-cell table:formula="of:=([.AM171]/[.P171])*100" office:value-type="float" office:value="1.10622729236007" calcext:value-type="float">
            <text:p>1.11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Sivakumar R</text:p>
          </table:table-cell>
          <table:table-cell office:value-type="float" office:value="1787" calcext:value-type="float">
            <text:p>1787</text:p>
          </table:table-cell>
          <table:table-cell table:formula="of:=([.AR171]/[.P171])*100" office:value-type="float" office:value="0.908051525699332" calcext:value-type="float">
            <text:p>0.91</text:p>
          </table:table-cell>
          <table:table-cell table:number-columns-repeated="1633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Nannilam</text:p>
          </table:table-cell>
          <table:table-cell office:value-type="string" calcext:value-type="string">
            <text:p>Tiruvaru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Central Chola</text:p>
          </table:table-cell>
          <table:table-cell office:value-type="string" calcext:value-type="string">
            <text:p>Rural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53606" calcext:value-type="float">
            <text:p>253606</text:p>
          </table:table-cell>
          <table:table-cell office:value-type="float" office:value="204154" calcext:value-type="float">
            <text:p>204154</text:p>
          </table:table-cell>
          <table:table-cell table:style-name="ce263" table:formula="of:=([.P172]/[.O172])*100" office:value-type="float" office:value="80.5004613455518" calcext:value-type="float">
            <text:p>80.50</text:p>
          </table:table-cell>
          <table:table-cell table:style-name="ce250" table:formula="of:=[.X172]-[.AC172]" office:value-type="float" office:value="21276" calcext:value-type="float">
            <text:p>21276</text:p>
          </table:table-cell>
          <table:table-cell table:style-name="ce270" table:formula="of:=([.R172]/[.P172])*100" office:value-type="float" office:value="10.4215445203131" calcext:value-type="float">
            <text:p>10.42</text:p>
          </table:table-cell>
          <table:table-cell table:style-name="ce263" table:formula="of:=[.Y172]+[.AD172]" office:value-type="float" office:value="88.4430380986902" calcext:value-type="float">
            <text:p>88.44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amaraj R</text:p>
          </table:table-cell>
          <table:table-cell office:value-type="float" office:value="100918" calcext:value-type="float">
            <text:p>100918</text:p>
          </table:table-cell>
          <table:table-cell table:formula="of:=([.X172]/[.P172])*100" office:value-type="float" office:value="49.4322913095017" calcext:value-type="float">
            <text:p>49.43</text:p>
          </table:table-cell>
          <table:table-cell table:style-name="ce287" office:value-type="string" calcext:value-type="string">
            <text:p>DMK+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Duraivelan S M B</text:p>
          </table:table-cell>
          <table:table-cell office:value-type="float" office:value="79642" calcext:value-type="float">
            <text:p>79642</text:p>
          </table:table-cell>
          <table:table-cell table:style-name="ce265" table:formula="of:=([.AC172]/[.P172])*100" office:value-type="float" office:value="39.0107467891886" calcext:value-type="float">
            <text:p>39.01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CPIM</text:p>
          </table:table-cell>
          <table:table-cell office:value-type="string" calcext:value-type="string">
            <text:p>Sundaramoorthy G</text:p>
          </table:table-cell>
          <table:table-cell office:value-type="float" office:value="11327" calcext:value-type="float">
            <text:p>11327</text:p>
          </table:table-cell>
          <table:table-cell table:style-name="ce303" table:formula="of:=([.AH172]/[.P172])*100" office:value-type="float" office:value="5.54826258608697" calcext:value-type="float">
            <text:p>5.55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Elavarasan E</text:p>
          </table:table-cell>
          <table:table-cell office:value-type="float" office:value="5060" calcext:value-type="float">
            <text:p>5060</text:p>
          </table:table-cell>
          <table:table-cell table:formula="of:=([.AM172]/[.P172])*100" office:value-type="float" office:value="2.47852111641212" calcext:value-type="float">
            <text:p>2.48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2182" calcext:value-type="float">
            <text:p>2182</text:p>
          </table:table-cell>
          <table:table-cell table:formula="of:=([.AR172]/[.P172])*100" office:value-type="float" office:value="1.06880100316428" calcext:value-type="float">
            <text:p>1.07</text:p>
          </table:table-cell>
          <table:table-cell table:number-columns-repeated="1633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Thiruvidaimarudur</text:p>
          </table:table-cell>
          <table:table-cell office:value-type="string" calcext:value-type="string">
            <text:p>Thanjavu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Central Chol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34108" calcext:value-type="float">
            <text:p>234108</text:p>
          </table:table-cell>
          <table:table-cell office:value-type="float" office:value="184929" calcext:value-type="float">
            <text:p>184929</text:p>
          </table:table-cell>
          <table:table-cell table:style-name="ce263" table:formula="of:=([.P173]/[.O173])*100" office:value-type="float" office:value="78.9930288584756" calcext:value-type="float">
            <text:p>78.99</text:p>
          </table:table-cell>
          <table:table-cell table:style-name="ce250" table:formula="of:=[.X173]-[.AC173]" office:value-type="float" office:value="532" calcext:value-type="float">
            <text:p>532</text:p>
          </table:table-cell>
          <table:table-cell table:style-name="ce270" table:formula="of:=([.R173]/[.P173])*100" office:value-type="float" office:value="0.287677973708829" calcext:value-type="float">
            <text:p>0.29</text:p>
          </table:table-cell>
          <table:table-cell table:style-name="ce263" table:formula="of:=[.Y173]+[.AD173]" office:value-type="float" office:value="83.569369866273" calcext:value-type="float">
            <text:p>83.57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Chezhiaan Govi</text:p>
          </table:table-cell>
          <table:table-cell office:value-type="float" office:value="77538" calcext:value-type="float">
            <text:p>77538</text:p>
          </table:table-cell>
          <table:table-cell table:formula="of:=([.X173]/[.P173])*100" office:value-type="float" office:value="41.9285239199909" calcext:value-type="float">
            <text:p>41.93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ettu U</text:p>
          </table:table-cell>
          <table:table-cell office:value-type="float" office:value="77006" calcext:value-type="float">
            <text:p>77006</text:p>
          </table:table-cell>
          <table:table-cell table:style-name="ce265" table:formula="of:=([.AC173]/[.P173])*100" office:value-type="float" office:value="41.6408459462821" calcext:value-type="float">
            <text:p>41.64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Madahaiyan R S</text:p>
          </table:table-cell>
          <table:table-cell office:value-type="float" office:value="13709" calcext:value-type="float">
            <text:p>13709</text:p>
          </table:table-cell>
          <table:table-cell table:style-name="ce303" table:formula="of:=([.AH173]/[.P173])*100" office:value-type="float" office:value="7.41311530371115" calcext:value-type="float">
            <text:p>7.41</text:p>
          </table:table-cell>
          <table:table-cell table:style-name="ce306" office:value-type="string" calcext:value-type="string">
            <text:p>MNK</text:p>
          </table:table-cell>
          <table:table-cell table:style-name="ce307" office:value-type="string" calcext:value-type="string">
            <text:p>VCK</text:p>
          </table:table-cell>
          <table:table-cell office:value-type="string" calcext:value-type="string">
            <text:p>Vivekanandan S</text:p>
          </table:table-cell>
          <table:table-cell office:value-type="float" office:value="10622" calcext:value-type="float">
            <text:p>10622</text:p>
          </table:table-cell>
          <table:table-cell table:formula="of:=([.AM173]/[.P173])*100" office:value-type="float" office:value="5.74382600890071" calcext:value-type="float">
            <text:p>5.74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899" calcext:value-type="float">
            <text:p>1899</text:p>
          </table:table-cell>
          <table:table-cell table:formula="of:=([.AR173]/[.P173])*100" office:value-type="float" office:value="1.02688058660351" calcext:value-type="float">
            <text:p>1.03</text:p>
          </table:table-cell>
          <table:table-cell table:number-columns-repeated="1633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Kumbakonam</text:p>
          </table:table-cell>
          <table:table-cell office:value-type="string" calcext:value-type="string">
            <text:p>Thanjavu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Central Chola</text:p>
          </table:table-cell>
          <table:table-cell office:value-type="string" calcext:value-type="string">
            <text:p>City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DMK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46392" calcext:value-type="float">
            <text:p>246392</text:p>
          </table:table-cell>
          <table:table-cell office:value-type="float" office:value="188827" calcext:value-type="float">
            <text:p>188827</text:p>
          </table:table-cell>
          <table:table-cell table:style-name="ce263" table:formula="of:=([.P174]/[.O174])*100" office:value-type="float" office:value="76.6368226241112" calcext:value-type="float">
            <text:p>76.64</text:p>
          </table:table-cell>
          <table:table-cell table:style-name="ce250" table:formula="of:=[.X174]-[.AC174]" office:value-type="float" office:value="8457" calcext:value-type="float">
            <text:p>8457</text:p>
          </table:table-cell>
          <table:table-cell table:style-name="ce270" table:formula="of:=([.R174]/[.P174])*100" office:value-type="float" office:value="4.47870272789379" calcext:value-type="float">
            <text:p>4.48</text:p>
          </table:table-cell>
          <table:table-cell table:style-name="ce263" table:formula="of:=[.Y174]+[.AD174]" office:value-type="float" office:value="85.6016353593501" calcext:value-type="float">
            <text:p>85.60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Anbalagan G</text:p>
          </table:table-cell>
          <table:table-cell office:value-type="float" office:value="85048" calcext:value-type="float">
            <text:p>85048</text:p>
          </table:table-cell>
          <table:table-cell table:formula="of:=([.X174]/[.P174])*100" office:value-type="float" office:value="45.0401690436219" calcext:value-type="float">
            <text:p>45.04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Rathna S</text:p>
          </table:table-cell>
          <table:table-cell office:value-type="float" office:value="76591" calcext:value-type="float">
            <text:p>76591</text:p>
          </table:table-cell>
          <table:table-cell table:style-name="ce265" table:formula="of:=([.AC174]/[.P174])*100" office:value-type="float" office:value="40.5614663157282" calcext:value-type="float">
            <text:p>40.56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Paramasivam D</text:p>
          </table:table-cell>
          <table:table-cell office:value-type="float" office:value="8098" calcext:value-type="float">
            <text:p>8098</text:p>
          </table:table-cell>
          <table:table-cell table:style-name="ce303" table:formula="of:=([.AH174]/[.P174])*100" office:value-type="float" office:value="4.28858161173985" calcext:value-type="float">
            <text:p>4.29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Venkatraman K</text:p>
          </table:table-cell>
          <table:table-cell office:value-type="float" office:value="8048" calcext:value-type="float">
            <text:p>8048</text:p>
          </table:table-cell>
          <table:table-cell table:formula="of:=([.AM174]/[.P174])*100" office:value-type="float" office:value="4.26210234765155" calcext:value-type="float">
            <text:p>4.26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Mani Senthil</text:p>
          </table:table-cell>
          <table:table-cell office:value-type="float" office:value="2937" calcext:value-type="float">
            <text:p>2937</text:p>
          </table:table-cell>
          <table:table-cell table:formula="of:=([.AR174]/[.P174])*100" office:value-type="float" office:value="1.5553919725463" calcext:value-type="float">
            <text:p>1.56</text:p>
          </table:table-cell>
          <table:table-cell table:number-columns-repeated="1633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apanasam</text:p>
          </table:table-cell>
          <table:table-cell office:value-type="string" calcext:value-type="string">
            <text:p>Thanjavu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Central Chol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est</text:p>
          </table:table-cell>
          <table:table-cell table:style-name="ce23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No</text:p>
          </table:table-cell>
          <table:table-cell office:value-type="float" office:value="240357" calcext:value-type="float">
            <text:p>240357</text:p>
          </table:table-cell>
          <table:table-cell office:value-type="float" office:value="182548" calcext:value-type="float">
            <text:p>182548</text:p>
          </table:table-cell>
          <table:table-cell table:style-name="ce263" table:formula="of:=([.P175]/[.O175])*100" office:value-type="float" office:value="75.9486929858502" calcext:value-type="float">
            <text:p>75.95</text:p>
          </table:table-cell>
          <table:table-cell table:style-name="ce250" table:formula="of:=[.X175]-[.AC175]" office:value-type="float" office:value="24365" calcext:value-type="float">
            <text:p>24365</text:p>
          </table:table-cell>
          <table:table-cell table:style-name="ce270" table:formula="of:=([.R175]/[.P175])*100" office:value-type="float" office:value="13.3471744417907" calcext:value-type="float">
            <text:p>13.35</text:p>
          </table:table-cell>
          <table:table-cell table:style-name="ce263" table:formula="of:=[.Y175]+[.AD175]" office:value-type="float" office:value="77.1649100510551" calcext:value-type="float">
            <text:p>77.16</text:p>
          </table:table-cell>
          <table:table-cell office:value-type="string" calcext:value-type="string">
            <text:p>AIADMK+</text:p>
          </table:table-cell>
          <table:table-cell table:style-name="ce232" office:value-type="string" calcext:value-type="string">
            <text:p>AIADMK</text:p>
          </table:table-cell>
          <table:table-cell office:value-type="string" calcext:value-type="string">
            <text:p>Doraikkannu R</text:p>
          </table:table-cell>
          <table:table-cell office:value-type="float" office:value="82614" calcext:value-type="float">
            <text:p>82614</text:p>
          </table:table-cell>
          <table:table-cell table:formula="of:=([.X175]/[.P175])*100" office:value-type="float" office:value="45.2560422464229" calcext:value-type="float">
            <text:p>45.26</text:p>
          </table:table-cell>
          <table:table-cell table:style-name="ce287" office:value-type="string" calcext:value-type="string">
            <text:p>DMK+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Loganathan T R</text:p>
          </table:table-cell>
          <table:table-cell office:value-type="float" office:value="58249" calcext:value-type="float">
            <text:p>58249</text:p>
          </table:table-cell>
          <table:table-cell table:style-name="ce265" table:formula="of:=([.AC175]/[.P175])*100" office:value-type="float" office:value="31.9088678046322" calcext:value-type="float">
            <text:p>31.91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TMC</text:p>
          </table:table-cell>
          <table:table-cell office:value-type="string" calcext:value-type="string">
            <text:p>Jayakumar S D</text:p>
          </table:table-cell>
          <table:table-cell office:value-type="float" office:value="18599" calcext:value-type="float">
            <text:p>18599</text:p>
          </table:table-cell>
          <table:table-cell table:style-name="ce303" table:formula="of:=([.AH175]/[.P175])*100" office:value-type="float" office:value="10.1885531476653" calcext:value-type="float">
            <text:p>10.19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Alayamani G</text:p>
          </table:table-cell>
          <table:table-cell office:value-type="float" office:value="4963" calcext:value-type="float">
            <text:p>4963</text:p>
          </table:table-cell>
          <table:table-cell table:formula="of:=([.AM175]/[.P175])*100" office:value-type="float" office:value="2.71873698972325" calcext:value-type="float">
            <text:p>2.72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Humayun Kabir M I</text:p>
          </table:table-cell>
          <table:table-cell office:value-type="float" office:value="3864" calcext:value-type="float">
            <text:p>3864</text:p>
          </table:table-cell>
          <table:table-cell table:formula="of:=([.AR175]/[.P175])*100" office:value-type="float" office:value="2.1167035519425" calcext:value-type="float">
            <text:p>2.12</text:p>
          </table:table-cell>
          <table:table-cell table:number-columns-repeated="1633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Thiruvaiyaru</text:p>
          </table:table-cell>
          <table:table-cell office:value-type="string" calcext:value-type="string">
            <text:p>Thanjavu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Central Chola</text:p>
          </table:table-cell>
          <table:table-cell office:value-type="string" calcext:value-type="string">
            <text:p>Rural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248086" calcext:value-type="float">
            <text:p>248086</text:p>
          </table:table-cell>
          <table:table-cell office:value-type="float" office:value="203030" calcext:value-type="float">
            <text:p>203030</text:p>
          </table:table-cell>
          <table:table-cell table:style-name="ce263" table:formula="of:=([.P176]/[.O176])*100" office:value-type="float" office:value="81.8385559846182" calcext:value-type="float">
            <text:p>81.84</text:p>
          </table:table-cell>
          <table:table-cell table:style-name="ce250" table:formula="of:=[.X176]-[.AC176]" office:value-type="float" office:value="14343" calcext:value-type="float">
            <text:p>14343</text:p>
          </table:table-cell>
          <table:table-cell table:style-name="ce270" table:formula="of:=([.R176]/[.P176])*100" office:value-type="float" office:value="7.06447323055706" calcext:value-type="float">
            <text:p>7.06</text:p>
          </table:table-cell>
          <table:table-cell table:style-name="ce263" table:formula="of:=[.Y176]+[.AD176]" office:value-type="float" office:value="91.4854947544698" calcext:value-type="float">
            <text:p>91.49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Durai Chandrasekaran</text:p>
          </table:table-cell>
          <table:table-cell office:value-type="float" office:value="100043" calcext:value-type="float">
            <text:p>100043</text:p>
          </table:table-cell>
          <table:table-cell table:formula="of:=([.X176]/[.P176])*100" office:value-type="float" office:value="49.2749839925134" calcext:value-type="float">
            <text:p>49.27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ubramanian M G M</text:p>
          </table:table-cell>
          <table:table-cell office:value-type="float" office:value="85700" calcext:value-type="float">
            <text:p>85700</text:p>
          </table:table-cell>
          <table:table-cell table:style-name="ce265" table:formula="of:=([.AC176]/[.P176])*100" office:value-type="float" office:value="42.2105107619564" calcext:value-type="float">
            <text:p>42.21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CPIM</text:p>
          </table:table-cell>
          <table:table-cell office:value-type="string" calcext:value-type="string">
            <text:p>Jeevakumar V</text:p>
          </table:table-cell>
          <table:table-cell office:value-type="float" office:value="8604" calcext:value-type="float">
            <text:p>8604</text:p>
          </table:table-cell>
          <table:table-cell table:style-name="ce303" table:formula="of:=([.AH176]/[.P176])*100" office:value-type="float" office:value="4.23779736984682" calcext:value-type="float">
            <text:p>4.24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987" calcext:value-type="float">
            <text:p>1987</text:p>
          </table:table-cell>
          <table:table-cell table:formula="of:=([.AM176]/[.P176])*100" office:value-type="float" office:value="0.978673102497168" calcext:value-type="float">
            <text:p>0.98</text:p>
          </table:table-cell>
          <table:table-cell table:number-columns-repeated="2" table:style-name="ce315" office:value-type="string" calcext:value-type="string">
            <text:p>NTK</text:p>
          </table:table-cell>
          <table:table-cell office:value-type="string" calcext:value-type="string">
            <text:p>Shanmugham K R</text:p>
          </table:table-cell>
          <table:table-cell office:value-type="float" office:value="1806" calcext:value-type="float">
            <text:p>1806</text:p>
          </table:table-cell>
          <table:table-cell table:formula="of:=([.AR176]/[.P176])*100" office:value-type="float" office:value="0.889523715707038" calcext:value-type="float">
            <text:p>0.89</text:p>
          </table:table-cell>
          <table:table-cell table:number-columns-repeated="16339"/>
        </table:table-row>
        <table:table-row table:style-name="ro1">
          <table:table-cell table:style-name="ce212" office:value-type="float" office:value="174" calcext:value-type="float">
            <text:p>174</text:p>
          </table:table-cell>
          <table:table-cell table:number-columns-repeated="2" table:style-name="ce223" office:value-type="string" calcext:value-type="string">
            <text:p>Thanjavur</text:p>
          </table:table-cell>
          <table:table-cell table:style-name="ce223" office:value-type="string" calcext:value-type="string">
            <text:p>Delta</text:p>
          </table:table-cell>
          <table:table-cell table:style-name="ce223" office:value-type="string" calcext:value-type="string">
            <text:p>Central Chola</text:p>
          </table:table-cell>
          <table:table-cell table:style-name="ce223" office:value-type="string" calcext:value-type="string">
            <text:p>City</text:p>
          </table:table-cell>
          <table:table-cell table:style-name="ce223" office:value-type="string" calcext:value-type="string">
            <text:p>No</text:p>
          </table:table-cell>
          <table:table-cell table:style-name="ce223" office:value-type="string" calcext:value-type="string">
            <text:p>Interest</text:p>
          </table:table-cell>
          <table:table-cell table:style-name="ce223" office:value-type="string" calcext:value-type="string">
            <text:p>No</text:p>
          </table:table-cell>
          <table:table-cell table:style-name="ce223" office:value-type="string" calcext:value-type="string">
            <text:p>DMK</text:p>
          </table:table-cell>
          <table:table-cell table:style-name="ce223" office:value-type="string" calcext:value-type="string">
            <text:p>AIADMK</text:p>
          </table:table-cell>
          <table:table-cell table:style-name="ce223" office:value-type="string" calcext:value-type="string">
            <text:p>DMK</text:p>
          </table:table-cell>
          <table:table-cell table:style-name="ce223" office:value-type="string" calcext:value-type="string">
            <text:p>No</text:p>
          </table:table-cell>
          <table:table-cell table:style-name="ce246" office:value-type="string" calcext:value-type="string">
            <text:p>Kalignar</text:p>
          </table:table-cell>
          <table:table-cell table:style-name="ce223" office:value-type="float" office:value="268787" calcext:value-type="float">
            <text:p>268787</text:p>
          </table:table-cell>
          <table:table-cell table:style-name="ce223" office:value-type="float" office:value="186444" calcext:value-type="float">
            <text:p>186444</text:p>
          </table:table-cell>
          <table:table-cell table:style-name="ce264" table:formula="of:=([.P177]/[.O177])*100" office:value-type="float" office:value="69.3649618471131" calcext:value-type="float">
            <text:p>69.36</text:p>
          </table:table-cell>
          <table:table-cell table:style-name="ce267" table:formula="of:=[.X177]-[.AC177]" office:value-type="float" office:value="26874" calcext:value-type="float">
            <text:p>26874</text:p>
          </table:table-cell>
          <table:table-cell table:style-name="ce271" table:formula="of:=([.R177]/[.P177])*100" office:value-type="float" office:value="14.4139795327283" calcext:value-type="float">
            <text:p>14.41</text:p>
          </table:table-cell>
          <table:table-cell table:style-name="ce264" table:formula="of:=[.Y177]+[.AD177]" office:value-type="float" office:value="94.3178648816803" calcext:value-type="float">
            <text:p>94.32</text:p>
          </table:table-cell>
          <table:table-cell table:style-name="ce223"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table:style-name="ce280" office:value-type="string" calcext:value-type="string">
            <text:p>M Rangaswamy</text:p>
          </table:table-cell>
          <table:table-cell table:style-name="ce280" office:value-type="float" office:value="101362" calcext:value-type="float">
            <text:p>101362</text:p>
          </table:table-cell>
          <table:table-cell table:style-name="ce284" table:formula="of:=([.X177]/[.P177])*100" office:value-type="float" office:value="54.3659222072043" calcext:value-type="float">
            <text:p>54.37</text:p>
          </table:table-cell>
          <table:table-cell table:style-name="ce287"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table:style-name="ce280" office:value-type="string" calcext:value-type="string">
            <text:p>Anjugam Boopathy</text:p>
          </table:table-cell>
          <table:table-cell table:style-name="ce280" office:value-type="float" office:value="74488" calcext:value-type="float">
            <text:p>74488</text:p>
          </table:table-cell>
          <table:table-cell table:style-name="ce284" table:formula="of:=([.AC177]/[.P177])*100" office:value-type="float" office:value="39.951942674476" calcext:value-type="float">
            <text:p>39.95</text:p>
          </table:table-cell>
          <table:table-cell table:style-name="ce280"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table:style-name="ce280" office:value-type="string" calcext:value-type="string">
            <text:p>Ramalingam MS</text:p>
          </table:table-cell>
          <table:table-cell table:style-name="ce280" office:value-type="float" office:value="3806" calcext:value-type="float">
            <text:p>3806</text:p>
          </table:table-cell>
          <table:table-cell table:style-name="ce304" table:formula="of:=([.AH177]/[.P177])*100" office:value-type="float" office:value="2.04136362661174" calcext:value-type="float">
            <text:p>2.04</text:p>
          </table:table-cell>
          <table:table-cell table:number-columns-repeated="3" office:value-type="string" calcext:value-type="string">
            <text:p>NOTA</text:p>
          </table:table-cell>
          <table:table-cell table:style-name="ce280" office:value-type="float" office:value="2295" calcext:value-type="float">
            <text:p>2295</text:p>
          </table:table-cell>
          <table:table-cell table:style-name="ce284" table:formula="of:=([.AM177]/[.P177])*100" office:value-type="float" office:value="1.23093261247345" calcext:value-type="float">
            <text:p>1.23</text:p>
          </table:table-cell>
          <table:table-cell table:style-name="ce280" office:value-type="string" calcext:value-type="string">
            <text:p>MNK</text:p>
          </table:table-cell>
          <table:table-cell table:style-name="ce280" office:value-type="string" calcext:value-type="string">
            <text:p>DMDK</text:p>
          </table:table-cell>
          <table:table-cell table:style-name="ce280" office:value-type="string" calcext:value-type="string">
            <text:p>Abdullah Sait V</text:p>
          </table:table-cell>
          <table:table-cell table:style-name="ce280" office:value-type="float" office:value="1534" calcext:value-type="float">
            <text:p>1534</text:p>
          </table:table-cell>
          <table:table-cell table:style-name="ce284" table:formula="of:=([.AR177]/[.P177])*100" office:value-type="float" office:value="0.822767157967004" calcext:value-type="float">
            <text:p>0.82</text:p>
          </table:table-cell>
          <table:table-cell table:style-name="ce223" table:number-columns-repeated="2"/>
          <table:table-cell table:style-name="ce284"/>
          <table:table-cell table:style-name="ce223" table:number-columns-repeated="4"/>
          <table:table-cell table:style-name="ce322"/>
          <table:table-cell table:style-name="ce223" table:number-columns-repeated="4"/>
          <table:table-cell table:style-name="ce284"/>
          <table:table-cell table:style-name="ce223" table:number-columns-repeated="4"/>
          <table:table-cell table:style-name="ce284"/>
          <table:table-cell table:style-name="ce223" table:number-columns-repeated="4"/>
          <table:table-cell table:style-name="ce284"/>
          <table:table-cell table:style-name="ce223" table:number-columns-repeated="4"/>
          <table:table-cell table:style-name="ce284"/>
          <table:table-cell table:style-name="ce223" table:number-columns-repeated="16310"/>
          <table:table-cell table:style-name="ce32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Orathanadu</text:p>
          </table:table-cell>
          <table:table-cell office:value-type="string" calcext:value-type="string">
            <text:p>Thanjavu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Central Chol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AIADMK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225366" calcext:value-type="float">
            <text:p>225366</text:p>
          </table:table-cell>
          <table:table-cell office:value-type="float" office:value="180023" calcext:value-type="float">
            <text:p>180023</text:p>
          </table:table-cell>
          <table:table-cell table:style-name="ce263" table:formula="of:=([.P178]/[.O178])*100" office:value-type="float" office:value="79.8802836275215" calcext:value-type="float">
            <text:p>79.88</text:p>
          </table:table-cell>
          <table:table-cell table:style-name="ce250" table:formula="of:=[.X178]-[.AC178]" office:value-type="float" office:value="3645" calcext:value-type="float">
            <text:p>3645</text:p>
          </table:table-cell>
          <table:table-cell table:style-name="ce270" table:formula="of:=([.R178]/[.P178])*100" office:value-type="float" office:value="2.02474128305828" calcext:value-type="float">
            <text:p>2.02</text:p>
          </table:table-cell>
          <table:table-cell table:style-name="ce263" table:formula="of:=[.Y178]+[.AD178]" office:value-type="float" office:value="91.7166139882126" calcext:value-type="float">
            <text:p>91.72</text:p>
          </table:table-cell>
          <table:table-cell office:value-type="string" calcext:value-type="string">
            <text:p>DMK+</text:p>
          </table:table-cell>
          <table:table-cell table:style-name="ce236" office:value-type="string" calcext:value-type="string">
            <text:p>DMK</text:p>
          </table:table-cell>
          <table:table-cell table:style-name="ce223" office:value-type="string" calcext:value-type="string">
            <text:p>Ramchndran M</text:p>
          </table:table-cell>
          <table:table-cell table:style-name="ce223" office:value-type="float" office:value="84378" calcext:value-type="float">
            <text:p>84378</text:p>
          </table:table-cell>
          <table:table-cell table:formula="of:=([.X178]/[.P178])*100" office:value-type="float" office:value="46.8706776356355" calcext:value-type="float">
            <text:p>46.87</text:p>
          </table:table-cell>
          <table:table-cell office:value-type="string" calcext:value-type="string">
            <text:p>AIADMK+</text:p>
          </table:table-cell>
          <table:table-cell table:style-name="ce236" office:value-type="string" calcext:value-type="string">
            <text:p>AIADMK</text:p>
          </table:table-cell>
          <table:table-cell table:style-name="ce223" office:value-type="string" calcext:value-type="string">
            <text:p>Vaithilingam R</text:p>
          </table:table-cell>
          <table:table-cell table:style-name="ce223" office:value-type="float" office:value="80733" calcext:value-type="float">
            <text:p>80733</text:p>
          </table:table-cell>
          <table:table-cell table:style-name="ce265" table:formula="of:=([.AC178]/[.P178])*100" office:value-type="float" office:value="44.8459363525772" calcext:value-type="float">
            <text:p>44.85</text:p>
          </table:table-cell>
          <table:table-cell table:style-name="ce299" office:value-type="string" calcext:value-type="string">
            <text:p>MNK</text:p>
          </table:table-cell>
          <table:table-cell table:style-name="ce236" office:value-type="string" calcext:value-type="string">
            <text:p>DMDK</text:p>
          </table:table-cell>
          <table:table-cell table:style-name="ce223" office:value-type="string" calcext:value-type="string">
            <text:p>Ramanathan P Dr</text:p>
          </table:table-cell>
          <table:table-cell table:style-name="ce223" office:value-type="float" office:value="6351" calcext:value-type="float">
            <text:p>6351</text:p>
          </table:table-cell>
          <table:table-cell table:style-name="ce303" table:formula="of:=([.AH178]/[.P178])*100" office:value-type="float" office:value="3.52788254834105" calcext:value-type="float">
            <text:p>3.53</text:p>
          </table:table-cell>
          <table:table-cell table:style-name="ce223" office:value-type="string" calcext:value-type="string">
            <text:p>NTK</text:p>
          </table:table-cell>
          <table:table-cell table:style-name="ce236" office:value-type="string" calcext:value-type="string">
            <text:p>NTK</text:p>
          </table:table-cell>
          <table:table-cell table:style-name="ce223" office:value-type="string" calcext:value-type="string">
            <text:p>Kandhasamy M</text:p>
          </table:table-cell>
          <table:table-cell table:style-name="ce223" office:value-type="float" office:value="1891" calcext:value-type="float">
            <text:p>1891</text:p>
          </table:table-cell>
          <table:table-cell table:formula="of:=([.AM178]/[.P178])*100" office:value-type="float" office:value="1.05042133505163" calcext:value-type="float">
            <text:p>1.05</text:p>
          </table:table-cell>
          <table:table-cell office:value-type="string" calcext:value-type="string">
            <text:p>NOTA</text:p>
          </table:table-cell>
          <table:table-cell table:number-columns-repeated="2" table:style-name="ce236" office:value-type="string" calcext:value-type="string">
            <text:p>NOTA</text:p>
          </table:table-cell>
          <table:table-cell table:style-name="ce223" office:value-type="float" office:value="1882" calcext:value-type="float">
            <text:p>1882</text:p>
          </table:table-cell>
          <table:table-cell table:formula="of:=([.AR178]/[.P178])*100" office:value-type="float" office:value="1.0454219738589" calcext:value-type="float">
            <text:p>1.05</text:p>
          </table:table-cell>
          <table:table-cell table:number-columns-repeated="1633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Pattukottai</text:p>
          </table:table-cell>
          <table:table-cell office:value-type="string" calcext:value-type="string">
            <text:p>Thanjavu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Central Chola</text:p>
          </table:table-cell>
          <table:table-cell office:value-type="string" calcext:value-type="string">
            <text:p>Town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INC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227191" calcext:value-type="float">
            <text:p>227191</text:p>
          </table:table-cell>
          <table:table-cell office:value-type="float" office:value="165890" calcext:value-type="float">
            <text:p>165890</text:p>
          </table:table-cell>
          <table:table-cell table:style-name="ce263" table:formula="of:=([.P179]/[.O179])*100" office:value-type="float" office:value="73.0178572214568" calcext:value-type="float">
            <text:p>73.02</text:p>
          </table:table-cell>
          <table:table-cell table:style-name="ce250" table:formula="of:=[.X179]-[.AC179]" office:value-type="float" office:value="12358" calcext:value-type="float">
            <text:p>12358</text:p>
          </table:table-cell>
          <table:table-cell table:style-name="ce270" table:formula="of:=([.R179]/[.P179])*100" office:value-type="float" office:value="7.44951473868226" calcext:value-type="float">
            <text:p>7.45</text:p>
          </table:table-cell>
          <table:table-cell table:style-name="ce263" table:formula="of:=[.Y179]+[.AD179]" office:value-type="float" office:value="77.704502983905" calcext:value-type="float">
            <text:p>77.70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ekar V</text:p>
          </table:table-cell>
          <table:table-cell office:value-type="float" office:value="70631" calcext:value-type="float">
            <text:p>70631</text:p>
          </table:table-cell>
          <table:table-cell table:formula="of:=([.X179]/[.P179])*100" office:value-type="float" office:value="42.5770088612936" calcext:value-type="float">
            <text:p>42.58</text:p>
          </table:table-cell>
          <table:table-cell table:style-name="ce287" office:value-type="string" calcext:value-type="string">
            <text:p>DMK+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Mahendran K</text:p>
          </table:table-cell>
          <table:table-cell office:value-type="float" office:value="58273" calcext:value-type="float">
            <text:p>58273</text:p>
          </table:table-cell>
          <table:table-cell table:style-name="ce265" table:formula="of:=([.AC179]/[.P179])*100" office:value-type="float" office:value="35.1274941226114" calcext:value-type="float">
            <text:p>35.13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Senthilkumar N</text:p>
          </table:table-cell>
          <table:table-cell office:value-type="float" office:value="11231" calcext:value-type="float">
            <text:p>11231</text:p>
          </table:table-cell>
          <table:table-cell table:style-name="ce303" table:formula="of:=([.AH179]/[.P179])*100" office:value-type="float" office:value="6.77014889384532" calcext:value-type="float">
            <text:p>6.77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Muruganantham M</text:p>
          </table:table-cell>
          <table:table-cell office:value-type="float" office:value="11039" calcext:value-type="float">
            <text:p>11039</text:p>
          </table:table-cell>
          <table:table-cell table:formula="of:=([.AM179]/[.P179])*100" office:value-type="float" office:value="6.65440954849599" calcext:value-type="float">
            <text:p>6.65</text:p>
          </table:table-cell>
          <table:table-cell table:number-columns-repeated="2" office:value-type="string" calcext:value-type="string">
            <text:p>SDPI</text:p>
          </table:table-cell>
          <table:table-cell office:value-type="string" calcext:value-type="string">
            <text:p>Mohamed Iliyas Z</text:p>
          </table:table-cell>
          <table:table-cell office:value-type="float" office:value="3923" calcext:value-type="float">
            <text:p>3923</text:p>
          </table:table-cell>
          <table:table-cell table:formula="of:=([.AR179]/[.P179])*100" office:value-type="float" office:value="2.36482006148653" calcext:value-type="float">
            <text:p>2.36</text:p>
          </table:table-cell>
          <table:table-cell table:number-columns-repeated="1633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Peravurani</text:p>
          </table:table-cell>
          <table:table-cell office:value-type="string" calcext:value-type="string">
            <text:p>Thanjavu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Central Chola</text:p>
          </table:table-cell>
          <table:table-cell office:value-type="string" calcext:value-type="string">
            <text:p>Rural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205368" calcext:value-type="float">
            <text:p>205368</text:p>
          </table:table-cell>
          <table:table-cell office:value-type="float" office:value="161897" calcext:value-type="float">
            <text:p>161897</text:p>
          </table:table-cell>
          <table:table-cell table:style-name="ce263" table:formula="of:=([.P180]/[.O180])*100" office:value-type="float" office:value="78.8326321530131" calcext:value-type="float">
            <text:p>78.83</text:p>
          </table:table-cell>
          <table:table-cell table:style-name="ce250" table:formula="of:=[.X180]-[.AC180]" office:value-type="float" office:value="995" calcext:value-type="float">
            <text:p>995</text:p>
          </table:table-cell>
          <table:table-cell table:style-name="ce270" table:formula="of:=([.R180]/[.P180])*100" office:value-type="float" office:value="0.614588287614965" calcext:value-type="float">
            <text:p>0.61</text:p>
          </table:table-cell>
          <table:table-cell table:style-name="ce263" table:formula="of:=[.Y180]+[.AD180]" office:value-type="float" office:value="90.6879065084591" calcext:value-type="float">
            <text:p>90.69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Govindarasu M</text:p>
          </table:table-cell>
          <table:table-cell office:value-type="float" office:value="73908" calcext:value-type="float">
            <text:p>73908</text:p>
          </table:table-cell>
          <table:table-cell table:formula="of:=([.X180]/[.P180])*100" office:value-type="float" office:value="45.651247398037" calcext:value-type="float">
            <text:p>45.65</text:p>
          </table:table-cell>
          <table:table-cell table:style-name="ce287"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Ashok Kumar N</text:p>
          </table:table-cell>
          <table:table-cell office:value-type="float" office:value="72913" calcext:value-type="float">
            <text:p>72913</text:p>
          </table:table-cell>
          <table:table-cell table:style-name="ce265" table:formula="of:=([.AC180]/[.P180])*100" office:value-type="float" office:value="45.0366591104221" calcext:value-type="float">
            <text:p>45.04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Thamayanthi T</text:p>
          </table:table-cell>
          <table:table-cell office:value-type="float" office:value="5816" calcext:value-type="float">
            <text:p>5816</text:p>
          </table:table-cell>
          <table:table-cell table:style-name="ce303" table:formula="of:=([.AH180]/[.P180])*100" office:value-type="float" office:value="3.59240751836044" calcext:value-type="float">
            <text:p>3.59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Elango R</text:p>
          </table:table-cell>
          <table:table-cell office:value-type="float" office:value="4612" calcext:value-type="float">
            <text:p>4612</text:p>
          </table:table-cell>
          <table:table-cell table:formula="of:=([.AM180]/[.P180])*100" office:value-type="float" office:value="2.84872480651278" calcext:value-type="float">
            <text:p>2.85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Baladhandayutham K</text:p>
          </table:table-cell>
          <table:table-cell office:value-type="float" office:value="1602" calcext:value-type="float">
            <text:p>1602</text:p>
          </table:table-cell>
          <table:table-cell table:formula="of:=([.AR180]/[.P180])*100" office:value-type="float" office:value="0.989518026893642" calcext:value-type="float">
            <text:p>0.99</text:p>
          </table:table-cell>
          <table:table-cell table:number-columns-repeated="1633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Gandharvakottai</text:p>
          </table:table-cell>
          <table:table-cell office:value-type="string" calcext:value-type="string">
            <text:p>Pudukott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Ramnad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186922" calcext:value-type="float">
            <text:p>186922</text:p>
          </table:table-cell>
          <table:table-cell office:value-type="float" office:value="146090" calcext:value-type="float">
            <text:p>146090</text:p>
          </table:table-cell>
          <table:table-cell table:style-name="ce263" table:formula="of:=([.P181]/[.O181])*100" office:value-type="float" office:value="78.155594312066" calcext:value-type="float">
            <text:p>78.16</text:p>
          </table:table-cell>
          <table:table-cell table:style-name="ce250" table:formula="of:=[.X181]-[.AC181]" office:value-type="float" office:value="3047" calcext:value-type="float">
            <text:p>3047</text:p>
          </table:table-cell>
          <table:table-cell table:style-name="ce270" table:formula="of:=([.R181]/[.P181])*100" office:value-type="float" office:value="2.08570059552331" calcext:value-type="float">
            <text:p>2.09</text:p>
          </table:table-cell>
          <table:table-cell table:style-name="ce263" table:formula="of:=[.Y181]+[.AD181]" office:value-type="float" office:value="85.5903894859333" calcext:value-type="float">
            <text:p>85.59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Arumugam B</text:p>
          </table:table-cell>
          <table:table-cell office:value-type="float" office:value="64043" calcext:value-type="float">
            <text:p>64043</text:p>
          </table:table-cell>
          <table:table-cell table:formula="of:=([.X181]/[.P181])*100" office:value-type="float" office:value="43.8380450407283" calcext:value-type="float">
            <text:p>43.84</text:p>
          </table:table-cell>
          <table:table-cell table:style-name="ce287"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Anbarasan K</text:p>
          </table:table-cell>
          <table:table-cell office:value-type="float" office:value="60996" calcext:value-type="float">
            <text:p>60996</text:p>
          </table:table-cell>
          <table:table-cell table:style-name="ce265" table:formula="of:=([.AC181]/[.P181])*100" office:value-type="float" office:value="41.752344445205" calcext:value-type="float">
            <text:p>41.75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CPIM</text:p>
          </table:table-cell>
          <table:table-cell office:value-type="string" calcext:value-type="string">
            <text:p>Chinnadurai M</text:p>
          </table:table-cell>
          <table:table-cell office:value-type="float" office:value="13918" calcext:value-type="float">
            <text:p>13918</text:p>
          </table:table-cell>
          <table:table-cell table:style-name="ce303" table:formula="of:=([.AH181]/[.P181])*100" office:value-type="float" office:value="9.52700390170443" calcext:value-type="float">
            <text:p>9.53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Puratchikavidhasan @ Palaniyappan M</text:p>
          </table:table-cell>
          <table:table-cell office:value-type="float" office:value="1600" calcext:value-type="float">
            <text:p>1600</text:p>
          </table:table-cell>
          <table:table-cell table:formula="of:=([.AM181]/[.P181])*100" office:value-type="float" office:value="1.09521527825313" calcext:value-type="float">
            <text:p>1.10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556" calcext:value-type="float">
            <text:p>1556</text:p>
          </table:table-cell>
          <table:table-cell table:formula="of:=([.AR181]/[.P181])*100" office:value-type="float" office:value="1.06509685810117" calcext:value-type="float">
            <text:p>1.07</text:p>
          </table:table-cell>
          <table:table-cell table:number-columns-repeated="1633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Viralimalai</text:p>
          </table:table-cell>
          <table:table-cell office:value-type="string" calcext:value-type="string">
            <text:p>Pudukott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Ramnad</text:p>
          </table:table-cell>
          <table:table-cell office:value-type="string" calcext:value-type="string">
            <text:p>Rural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02517" calcext:value-type="float">
            <text:p>202517</text:p>
          </table:table-cell>
          <table:table-cell office:value-type="float" office:value="170448" calcext:value-type="float">
            <text:p>170448</text:p>
          </table:table-cell>
          <table:table-cell table:style-name="ce263" table:formula="of:=([.P182]/[.O182])*100" office:value-type="float" office:value="84.1647861660996" calcext:value-type="float">
            <text:p>84.16</text:p>
          </table:table-cell>
          <table:table-cell table:style-name="ce250" table:formula="of:=[.X182]-[.AC182]" office:value-type="float" office:value="8447" calcext:value-type="float">
            <text:p>8447</text:p>
          </table:table-cell>
          <table:table-cell table:style-name="ce270" table:formula="of:=([.R182]/[.P182])*100" office:value-type="float" office:value="4.9557636346569" calcext:value-type="float">
            <text:p>4.96</text:p>
          </table:table-cell>
          <table:table-cell table:style-name="ce263" table:formula="of:=[.Y182]+[.AD182]" office:value-type="float" office:value="94.4305594668169" calcext:value-type="float">
            <text:p>94.43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Vijaya Baskar C</text:p>
          </table:table-cell>
          <table:table-cell office:value-type="float" office:value="84701" calcext:value-type="float">
            <text:p>84701</text:p>
          </table:table-cell>
          <table:table-cell table:formula="of:=([.X182]/[.P182])*100" office:value-type="float" office:value="49.6931615507369" calcext:value-type="float">
            <text:p>49.69</text:p>
          </table:table-cell>
          <table:table-cell table:style-name="ce287"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Palaniappan M</text:p>
          </table:table-cell>
          <table:table-cell office:value-type="float" office:value="76254" calcext:value-type="float">
            <text:p>76254</text:p>
          </table:table-cell>
          <table:table-cell table:style-name="ce265" table:formula="of:=([.AC182]/[.P182])*100" office:value-type="float" office:value="44.73739791608" calcext:value-type="float">
            <text:p>44.74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Karthikeyan R</text:p>
          </table:table-cell>
          <table:table-cell office:value-type="float" office:value="2979" calcext:value-type="float">
            <text:p>2979</text:p>
          </table:table-cell>
          <table:table-cell table:style-name="ce303" table:formula="of:=([.AH182]/[.P182])*100" office:value-type="float" office:value="1.74774711348916" calcext:value-type="float">
            <text:p>1.75</text:p>
          </table:table-cell>
          <table:table-cell office:value-type="string" calcext:value-type="string">
            <text:p>Independant</text:p>
          </table:table-cell>
          <table:table-cell office:value-type="string" calcext:value-type="string">
            <text:p>ETMK</text:p>
          </table:table-cell>
          <table:table-cell office:value-type="string" calcext:value-type="string">
            <text:p>Adaikalam N</text:p>
          </table:table-cell>
          <table:table-cell office:value-type="float" office:value="1089" calcext:value-type="float">
            <text:p>1089</text:p>
          </table:table-cell>
          <table:table-cell table:formula="of:=([.AM182]/[.P182])*100" office:value-type="float" office:value="0.638904533934103" calcext:value-type="float">
            <text:p>0.64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974" calcext:value-type="float">
            <text:p>974</text:p>
          </table:table-cell>
          <table:table-cell table:formula="of:=([.AR182]/[.P182])*100" office:value-type="float" office:value="0.571435276447949" calcext:value-type="float">
            <text:p>0.57</text:p>
          </table:table-cell>
          <table:table-cell table:number-columns-repeated="1633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Pudukkottai</text:p>
          </table:table-cell>
          <table:table-cell office:value-type="string" calcext:value-type="string">
            <text:p>Pudukott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Ramnad</text:p>
          </table:table-cell>
          <table:table-cell office:value-type="string" calcext:value-type="string">
            <text:p>City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No</text:p>
          </table:table-cell>
          <table:table-cell office:value-type="float" office:value="227802" calcext:value-type="float">
            <text:p>227802</text:p>
          </table:table-cell>
          <table:table-cell office:value-type="float" office:value="170282" calcext:value-type="float">
            <text:p>170282</text:p>
          </table:table-cell>
          <table:table-cell table:style-name="ce263" table:formula="of:=([.P183]/[.O183])*100" office:value-type="float" office:value="74.7500021948885" calcext:value-type="float">
            <text:p>74.75</text:p>
          </table:table-cell>
          <table:table-cell table:style-name="ce250" table:formula="of:=[.X183]-[.AC183]" office:value-type="float" office:value="2084" calcext:value-type="float">
            <text:p>2084</text:p>
          </table:table-cell>
          <table:table-cell table:style-name="ce270" table:formula="of:=([.R183]/[.P183])*100" office:value-type="float" office:value="1.22385219811842" calcext:value-type="float">
            <text:p>1.22</text:p>
          </table:table-cell>
          <table:table-cell table:style-name="ce263" table:formula="of:=[.Y183]+[.AD183]" office:value-type="float" office:value="77.1625891168767" calcext:value-type="float">
            <text:p>77.16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Periyannan Arassu</text:p>
          </table:table-cell>
          <table:table-cell office:value-type="float" office:value="66739" calcext:value-type="float">
            <text:p>66739</text:p>
          </table:table-cell>
          <table:table-cell table:formula="of:=([.X183]/[.P183])*100" office:value-type="float" office:value="39.1932206574976" calcext:value-type="float">
            <text:p>39.19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arthik Thondaiman</text:p>
          </table:table-cell>
          <table:table-cell office:value-type="float" office:value="64655" calcext:value-type="float">
            <text:p>64655</text:p>
          </table:table-cell>
          <table:table-cell table:style-name="ce265" table:formula="of:=([.AC183]/[.P183])*100" office:value-type="float" office:value="37.9693684593792" calcext:value-type="float">
            <text:p>37.97</text:p>
          </table:table-cell>
          <table:table-cell table:number-columns-repeated="2" office:value-type="string" calcext:value-type="string">
            <text:p>Independant</text:p>
          </table:table-cell>
          <table:table-cell office:value-type="string" calcext:value-type="string">
            <text:p>Chokkalingam M</text:p>
          </table:table-cell>
          <table:table-cell office:value-type="float" office:value="22973" calcext:value-type="float">
            <text:p>22973</text:p>
          </table:table-cell>
          <table:table-cell table:style-name="ce303" table:formula="of:=([.AH183]/[.P183])*100" office:value-type="float" office:value="13.4911499747478" calcext:value-type="float">
            <text:p>13.49</text:p>
          </table:table-cell>
          <table:table-cell office:value-type="string" calcext:value-type="string">
            <text:p>MNK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Jahir Hussain</text:p>
          </table:table-cell>
          <table:table-cell office:value-type="float" office:value="7810" calcext:value-type="float">
            <text:p>7810</text:p>
          </table:table-cell>
          <table:table-cell table:formula="of:=([.AM183]/[.P183])*100" office:value-type="float" office:value="4.58650943728638" calcext:value-type="float">
            <text:p>4.59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637" calcext:value-type="float">
            <text:p>1637</text:p>
          </table:table-cell>
          <table:table-cell table:formula="of:=([.AR183]/[.P183])*100" office:value-type="float" office:value="0.961346472322383" calcext:value-type="float">
            <text:p>0.96</text:p>
          </table:table-cell>
          <table:table-cell table:number-columns-repeated="1633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Thirumayam</text:p>
          </table:table-cell>
          <table:table-cell office:value-type="string" calcext:value-type="string">
            <text:p>Pudukott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Ramnad</text:p>
          </table:table-cell>
          <table:table-cell office:value-type="string" calcext:value-type="string">
            <text:p>Rural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208304" calcext:value-type="float">
            <text:p>208304</text:p>
          </table:table-cell>
          <table:table-cell office:value-type="float" office:value="158768" calcext:value-type="float">
            <text:p>158768</text:p>
          </table:table-cell>
          <table:table-cell table:style-name="ce263" table:formula="of:=([.P184]/[.O184])*100" office:value-type="float" office:value="76.2193716875336" calcext:value-type="float">
            <text:p>76.22</text:p>
          </table:table-cell>
          <table:table-cell table:style-name="ce250" table:formula="of:=[.X184]-[.AC184]" office:value-type="float" office:value="766" calcext:value-type="float">
            <text:p>766</text:p>
          </table:table-cell>
          <table:table-cell table:style-name="ce270" table:formula="of:=([.R184]/[.P184])*100" office:value-type="float" office:value="0.482464980348685" calcext:value-type="float">
            <text:p>0.48</text:p>
          </table:table-cell>
          <table:table-cell table:style-name="ce263" table:formula="of:=[.Y184]+[.AD184]" office:value-type="float" office:value="90.6857805099264" calcext:value-type="float">
            <text:p>90.69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Regupathy S</text:p>
          </table:table-cell>
          <table:table-cell office:value-type="float" office:value="72373" calcext:value-type="float">
            <text:p>72373</text:p>
          </table:table-cell>
          <table:table-cell table:formula="of:=([.X184]/[.P184])*100" office:value-type="float" office:value="45.5841227451376" calcext:value-type="float">
            <text:p>45.58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Vairamuthu Pk</text:p>
          </table:table-cell>
          <table:table-cell office:value-type="float" office:value="71607" calcext:value-type="float">
            <text:p>71607</text:p>
          </table:table-cell>
          <table:table-cell table:style-name="ce265" table:formula="of:=([.AC184]/[.P184])*100" office:value-type="float" office:value="45.1016577647889" calcext:value-type="float">
            <text:p>45.10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TMC</text:p>
          </table:table-cell>
          <table:table-cell office:value-type="string" calcext:value-type="string">
            <text:p>Chidambaram Pl A</text:p>
          </table:table-cell>
          <table:table-cell office:value-type="float" office:value="5096" calcext:value-type="float">
            <text:p>5096</text:p>
          </table:table-cell>
          <table:table-cell table:style-name="ce303" table:formula="of:=([.AH184]/[.P184])*100" office:value-type="float" office:value="3.20971480399073" calcext:value-type="float">
            <text:p>3.21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Kanakarethinam M</text:p>
          </table:table-cell>
          <table:table-cell office:value-type="float" office:value="2323" calcext:value-type="float">
            <text:p>2323</text:p>
          </table:table-cell>
          <table:table-cell table:formula="of:=([.AM184]/[.P184])*100" office:value-type="float" office:value="1.46314118714099" calcext:value-type="float">
            <text:p>1.46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Vadamalai P</text:p>
          </table:table-cell>
          <table:table-cell office:value-type="float" office:value="2262" calcext:value-type="float">
            <text:p>2262</text:p>
          </table:table-cell>
          <table:table-cell table:formula="of:=([.AR184]/[.P184])*100" office:value-type="float" office:value="1.42472034666935" calcext:value-type="float">
            <text:p>1.42</text:p>
          </table:table-cell>
          <table:table-cell table:number-columns-repeated="1633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Alangudi</text:p>
          </table:table-cell>
          <table:table-cell office:value-type="string" calcext:value-type="string">
            <text:p>Pudukott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Ramnad</text:p>
          </table:table-cell>
          <table:table-cell office:value-type="string" calcext:value-type="string">
            <text:p>Rural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198988" calcext:value-type="float">
            <text:p>198988</text:p>
          </table:table-cell>
          <table:table-cell office:value-type="float" office:value="158096" calcext:value-type="float">
            <text:p>158096</text:p>
          </table:table-cell>
          <table:table-cell table:style-name="ce263" table:formula="of:=([.P185]/[.O185])*100" office:value-type="float" office:value="79.4500170864575" calcext:value-type="float">
            <text:p>79.45</text:p>
          </table:table-cell>
          <table:table-cell table:style-name="ce250" table:formula="of:=[.X185]-[.AC185]" office:value-type="float" office:value="9941" calcext:value-type="float">
            <text:p>9941</text:p>
          </table:table-cell>
          <table:table-cell table:style-name="ce270" table:formula="of:=([.R185]/[.P185])*100" office:value-type="float" office:value="6.28795162432952" calcext:value-type="float">
            <text:p>6.29</text:p>
          </table:table-cell>
          <table:table-cell table:style-name="ce263" table:formula="of:=[.Y185]+[.AD185]" office:value-type="float" office:value="86.0508804776844" calcext:value-type="float">
            <text:p>86.05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Meyyanathan Siva V</text:p>
          </table:table-cell>
          <table:table-cell office:value-type="float" office:value="72992" calcext:value-type="float">
            <text:p>72992</text:p>
          </table:table-cell>
          <table:table-cell table:formula="of:=([.X185]/[.P185])*100" office:value-type="float" office:value="46.169416051007" calcext:value-type="float">
            <text:p>46.17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Gnana Kalaiselvan</text:p>
          </table:table-cell>
          <table:table-cell office:value-type="float" office:value="63051" calcext:value-type="float">
            <text:p>63051</text:p>
          </table:table-cell>
          <table:table-cell table:style-name="ce265" table:formula="of:=([.AC185]/[.P185])*100" office:value-type="float" office:value="39.8814644266775" calcext:value-type="float">
            <text:p>39.88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MDMK</text:p>
          </table:table-cell>
          <table:table-cell office:value-type="string" calcext:value-type="string">
            <text:p>Chandrasekaran K</text:p>
          </table:table-cell>
          <table:table-cell office:value-type="float" office:value="11387" calcext:value-type="float">
            <text:p>11387</text:p>
          </table:table-cell>
          <table:table-cell table:style-name="ce303" table:formula="of:=([.AH185]/[.P185])*100" office:value-type="float" office:value="7.20258577067098" calcext:value-type="float">
            <text:p>7.20</text:p>
          </table:table-cell>
          <table:table-cell/>
          <table:table-cell office:value-type="string" calcext:value-type="string">
            <text:p>PMK</text:p>
          </table:table-cell>
          <table:table-cell office:value-type="string" calcext:value-type="string">
            <text:p>Arulmani S</text:p>
          </table:table-cell>
          <table:table-cell office:value-type="float" office:value="5514" calcext:value-type="float">
            <text:p>5514</text:p>
          </table:table-cell>
          <table:table-cell table:formula="of:=([.AM185]/[.P185])*100" office:value-type="float" office:value="3.48775427588301" calcext:value-type="float">
            <text:p>3.49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Kala Durai</text:p>
          </table:table-cell>
          <table:table-cell office:value-type="float" office:value="1495" calcext:value-type="float">
            <text:p>1495</text:p>
          </table:table-cell>
          <table:table-cell table:formula="of:=([.AR185]/[.P185])*100" office:value-type="float" office:value="0.945627972877239" calcext:value-type="float">
            <text:p>0.95</text:p>
          </table:table-cell>
          <table:table-cell table:number-columns-repeated="1633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Aranthangi</text:p>
          </table:table-cell>
          <table:table-cell office:value-type="string" calcext:value-type="string">
            <text:p>Pudukott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Ramnad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est</text:p>
          </table:table-cell>
          <table:table-cell table:number-columns-repeated="2" office:value-type="string" calcext:value-type="string">
            <text:p>No</text:p>
          </table:table-cell>
          <table:table-cell table:style-name="ce238" office:value-type="string" calcext:value-type="string">
            <text:p>MADMK</text:p>
          </table:table-cell>
          <table:table-cell office:value-type="string" calcext:value-type="string">
            <text:p>No</text:p>
          </table:table-cell>
          <table:table-cell table:style-name="ce238" office:value-type="string" calcext:value-type="string">
            <text:p>MADMK</text:p>
          </table:table-cell>
          <table:table-cell office:value-type="string" calcext:value-type="string">
            <text:p>No</text:p>
          </table:table-cell>
          <table:table-cell office:value-type="float" office:value="214394" calcext:value-type="float">
            <text:p>214394</text:p>
          </table:table-cell>
          <table:table-cell office:value-type="float" office:value="154597" calcext:value-type="float">
            <text:p>154597</text:p>
          </table:table-cell>
          <table:table-cell table:style-name="ce263" table:formula="of:=([.P186]/[.O186])*100" office:value-type="float" office:value="72.1088276724162" calcext:value-type="float">
            <text:p>72.11</text:p>
          </table:table-cell>
          <table:table-cell table:style-name="ce250" table:formula="of:=[.X186]-[.AC186]" office:value-type="float" office:value="2291" calcext:value-type="float">
            <text:p>2291</text:p>
          </table:table-cell>
          <table:table-cell table:style-name="ce270" table:formula="of:=([.R186]/[.P186])*100" office:value-type="float" office:value="1.48191750163328" calcext:value-type="float">
            <text:p>1.48</text:p>
          </table:table-cell>
          <table:table-cell table:style-name="ce263" table:formula="of:=[.Y186]+[.AD186]" office:value-type="float" office:value="88.9532138398546" calcext:value-type="float">
            <text:p>88.95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Rathinasabhapathy E</text:p>
          </table:table-cell>
          <table:table-cell office:value-type="float" office:value="69905" calcext:value-type="float">
            <text:p>69905</text:p>
          </table:table-cell>
          <table:table-cell table:formula="of:=([.X186]/[.P186])*100" office:value-type="float" office:value="45.2175656707439" calcext:value-type="float">
            <text:p>45.22</text:p>
          </table:table-cell>
          <table:table-cell table:style-name="ce287" office:value-type="string" calcext:value-type="string">
            <text:p>DMK+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Ramachandran T</text:p>
          </table:table-cell>
          <table:table-cell office:value-type="float" office:value="67614" calcext:value-type="float">
            <text:p>67614</text:p>
          </table:table-cell>
          <table:table-cell table:style-name="ce265" table:formula="of:=([.AC186]/[.P186])*100" office:value-type="float" office:value="43.7356481691107" calcext:value-type="float">
            <text:p>43.74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Loganathan P</text:p>
          </table:table-cell>
          <table:table-cell office:value-type="float" office:value="6341" calcext:value-type="float">
            <text:p>6341</text:p>
          </table:table-cell>
          <table:table-cell table:style-name="ce303" table:formula="of:=([.AH186]/[.P186])*100" office:value-type="float" office:value="4.10163198509674" calcext:value-type="float">
            <text:p>4.10</text:p>
          </table:table-cell>
          <table:table-cell/>
          <table:table-cell office:value-type="string" calcext:value-type="string">
            <text:p>SDPI</text:p>
          </table:table-cell>
          <table:table-cell office:value-type="string" calcext:value-type="string">
            <text:p>Kulam Mohamed M</text:p>
          </table:table-cell>
          <table:table-cell office:value-type="float" office:value="1741" calcext:value-type="float">
            <text:p>1741</text:p>
          </table:table-cell>
          <table:table-cell table:formula="of:=([.AM186]/[.P186])*100" office:value-type="float" office:value="1.12615380634812" calcext:value-type="float">
            <text:p>1.13</text:p>
          </table:table-cell>
          <table:table-cell table:number-columns-repeated="2" office:value-type="string" calcext:value-type="string">
            <text:p>Independant</text:p>
          </table:table-cell>
          <table:table-cell office:value-type="string" calcext:value-type="string">
            <text:p>Puviyarasan A</text:p>
          </table:table-cell>
          <table:table-cell office:value-type="float" office:value="1238" calcext:value-type="float">
            <text:p>1238</text:p>
          </table:table-cell>
          <table:table-cell table:formula="of:=([.AR186]/[.P186])*100" office:value-type="float" office:value="0.80079173593278" calcext:value-type="float">
            <text:p>0.80</text:p>
          </table:table-cell>
          <table:table-cell table:number-columns-repeated="1633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Karaikudi</text:p>
          </table:table-cell>
          <table:table-cell office:value-type="string" calcext:value-type="string">
            <text:p>Sivagang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Ramnad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86435" calcext:value-type="float">
            <text:p>286435</text:p>
          </table:table-cell>
          <table:table-cell office:value-type="float" office:value="201355" calcext:value-type="float">
            <text:p>201355</text:p>
          </table:table-cell>
          <table:table-cell table:style-name="ce263" table:formula="of:=([.P187]/[.O187])*100" office:value-type="float" office:value="70.2969260041545" calcext:value-type="float">
            <text:p>70.30</text:p>
          </table:table-cell>
          <table:table-cell table:style-name="ce250" table:formula="of:=[.X187]-[.AC187]" office:value-type="float" office:value="18283" calcext:value-type="float">
            <text:p>18283</text:p>
          </table:table-cell>
          <table:table-cell table:style-name="ce270" table:formula="of:=([.R187]/[.P187])*100" office:value-type="float" office:value="9.07998311439994" calcext:value-type="float">
            <text:p>9.08</text:p>
          </table:table-cell>
          <table:table-cell table:style-name="ce263" table:formula="of:=[.Y187]+[.AD187]" office:value-type="float" office:value="83.7103622954483" calcext:value-type="float">
            <text:p>83.71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Ramasamy Kr</text:p>
          </table:table-cell>
          <table:table-cell office:value-type="float" office:value="93419" calcext:value-type="float">
            <text:p>93419</text:p>
          </table:table-cell>
          <table:table-cell table:formula="of:=([.X187]/[.P187])*100" office:value-type="float" office:value="46.3951727049241" calcext:value-type="float">
            <text:p>46.40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arpagam Ilango</text:p>
          </table:table-cell>
          <table:table-cell office:value-type="float" office:value="75136" calcext:value-type="float">
            <text:p>75136</text:p>
          </table:table-cell>
          <table:table-cell table:style-name="ce265" table:formula="of:=([.AC187]/[.P187])*100" office:value-type="float" office:value="37.3151895905242" calcext:value-type="float">
            <text:p>37.32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MDMK</text:p>
          </table:table-cell>
          <table:table-cell office:value-type="string" calcext:value-type="string">
            <text:p>Sevanthiappan S</text:p>
          </table:table-cell>
          <table:table-cell office:value-type="float" office:value="14279" calcext:value-type="float">
            <text:p>14279</text:p>
          </table:table-cell>
          <table:table-cell table:style-name="ce303" table:formula="of:=([.AH187]/[.P187])*100" office:value-type="float" office:value="7.09145538973455" calcext:value-type="float">
            <text:p>7.09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Parimalam S</text:p>
          </table:table-cell>
          <table:table-cell office:value-type="float" office:value="5344" calcext:value-type="float">
            <text:p>5344</text:p>
          </table:table-cell>
          <table:table-cell table:formula="of:=([.AM187]/[.P187])*100" office:value-type="float" office:value="2.65401902113183" calcext:value-type="float">
            <text:p>2.65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Muthulakshmi V</text:p>
          </table:table-cell>
          <table:table-cell office:value-type="float" office:value="4969" calcext:value-type="float">
            <text:p>4969</text:p>
          </table:table-cell>
          <table:table-cell table:formula="of:=([.AR187]/[.P187])*100" office:value-type="float" office:value="2.4677807851804" calcext:value-type="float">
            <text:p>2.47</text:p>
          </table:table-cell>
          <table:table-cell table:number-columns-repeated="1633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iruppattur</text:p>
          </table:table-cell>
          <table:table-cell office:value-type="string" calcext:value-type="string">
            <text:p>Sivagang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Ramnad</text:p>
          </table:table-cell>
          <table:table-cell office:value-type="string" calcext:value-type="string">
            <text:p>Tow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68126" calcext:value-type="float">
            <text:p>268126</text:p>
          </table:table-cell>
          <table:table-cell office:value-type="float" office:value="198690" calcext:value-type="float">
            <text:p>198690</text:p>
          </table:table-cell>
          <table:table-cell table:style-name="ce263" table:formula="of:=([.P188]/[.O188])*100" office:value-type="float" office:value="74.1032201278504" calcext:value-type="float">
            <text:p>74.10</text:p>
          </table:table-cell>
          <table:table-cell table:style-name="ce250" table:formula="of:=[.X188]-[.AC188]" office:value-type="float" office:value="42004" calcext:value-type="float">
            <text:p>42004</text:p>
          </table:table-cell>
          <table:table-cell table:style-name="ce270" table:formula="of:=([.R188]/[.P188])*100" office:value-type="float" office:value="21.1404700790176" calcext:value-type="float">
            <text:p>21.14</text:p>
          </table:table-cell>
          <table:table-cell table:style-name="ce263" table:formula="of:=[.Y188]+[.AD188]" office:value-type="float" office:value="90.3085208113141" calcext:value-type="float">
            <text:p>90.31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Periakaruppan Kr</text:p>
          </table:table-cell>
          <table:table-cell office:value-type="float" office:value="110719" calcext:value-type="float">
            <text:p>110719</text:p>
          </table:table-cell>
          <table:table-cell table:formula="of:=([.X188]/[.P188])*100" office:value-type="float" office:value="55.7244954451658" calcext:value-type="float">
            <text:p>55.72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Asokan Kr</text:p>
          </table:table-cell>
          <table:table-cell office:value-type="float" office:value="68715" calcext:value-type="float">
            <text:p>68715</text:p>
          </table:table-cell>
          <table:table-cell table:style-name="ce265" table:formula="of:=([.AC188]/[.P188])*100" office:value-type="float" office:value="34.5840253661483" calcext:value-type="float">
            <text:p>34.58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Sathiah N</text:p>
          </table:table-cell>
          <table:table-cell office:value-type="float" office:value="7380" calcext:value-type="float">
            <text:p>7380</text:p>
          </table:table-cell>
          <table:table-cell table:style-name="ce303" table:formula="of:=([.AH188]/[.P188])*100" office:value-type="float" office:value="3.71432885399366" calcext:value-type="float">
            <text:p>3.71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Asaiselvan</text:p>
          </table:table-cell>
          <table:table-cell office:value-type="float" office:value="2801" calcext:value-type="float">
            <text:p>2801</text:p>
          </table:table-cell>
          <table:table-cell table:formula="of:=([.AM188]/[.P188])*100" office:value-type="float" office:value="1.40973375610247" calcext:value-type="float">
            <text:p>1.41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939" calcext:value-type="float">
            <text:p>1939</text:p>
          </table:table-cell>
          <table:table-cell table:formula="of:=([.AR188]/[.P188])*100" office:value-type="float" office:value="0.975892093210529" calcext:value-type="float">
            <text:p>0.98</text:p>
          </table:table-cell>
          <table:table-cell table:number-columns-repeated="1633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Sivagang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Ramnad</text:p>
          </table:table-cell>
          <table:table-cell office:value-type="string" calcext:value-type="string">
            <text:p>Town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INC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273251" calcext:value-type="float">
            <text:p>273251</text:p>
          </table:table-cell>
          <table:table-cell office:value-type="float" office:value="189342" calcext:value-type="float">
            <text:p>189342</text:p>
          </table:table-cell>
          <table:table-cell table:style-name="ce263" table:formula="of:=([.P189]/[.O189])*100" office:value-type="float" office:value="69.2923356181679" calcext:value-type="float">
            <text:p>69.29</text:p>
          </table:table-cell>
          <table:table-cell table:style-name="ce250" table:formula="of:=[.X189]-[.AC189]" office:value-type="float" office:value="6636" calcext:value-type="float">
            <text:p>6636</text:p>
          </table:table-cell>
          <table:table-cell table:style-name="ce270" table:formula="of:=([.R189]/[.P189])*100" office:value-type="float" office:value="3.50476914789112" calcext:value-type="float">
            <text:p>3.50</text:p>
          </table:table-cell>
          <table:table-cell table:style-name="ce263" table:formula="of:=[.Y189]+[.AD189]" office:value-type="float" office:value="82.7909285842549" calcext:value-type="float">
            <text:p>82.79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Baskaran G</text:p>
          </table:table-cell>
          <table:table-cell office:value-type="float" office:value="81697" calcext:value-type="float">
            <text:p>81697</text:p>
          </table:table-cell>
          <table:table-cell table:formula="of:=([.X189]/[.P189])*100" office:value-type="float" office:value="43.147848866073" calcext:value-type="float">
            <text:p>43.15</text:p>
          </table:table-cell>
          <table:table-cell table:style-name="ce287"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athianathan M @ Meppal M Sakthi</text:p>
          </table:table-cell>
          <table:table-cell office:value-type="float" office:value="75061" calcext:value-type="float">
            <text:p>75061</text:p>
          </table:table-cell>
          <table:table-cell table:style-name="ce265" table:formula="of:=([.AC189]/[.P189])*100" office:value-type="float" office:value="39.6430797181819" calcext:value-type="float">
            <text:p>39.64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Gunasekaran S</text:p>
          </table:table-cell>
          <table:table-cell office:value-type="float" office:value="15114" calcext:value-type="float">
            <text:p>15114</text:p>
          </table:table-cell>
          <table:table-cell table:style-name="ce303" table:formula="of:=([.AH189]/[.P189])*100" office:value-type="float" office:value="7.98238108818963" calcext:value-type="float">
            <text:p>7.98</text:p>
          </table:table-cell>
          <table:table-cell office:value-type="string" calcext:value-type="string">
            <text:p>Independant</text:p>
          </table:table-cell>
          <table:table-cell office:value-type="string" calcext:value-type="string">
            <text:p>AIFB(S)</text:p>
          </table:table-cell>
          <table:table-cell office:value-type="string" calcext:value-type="string">
            <text:p>Srithar Vandaiyar G M</text:p>
          </table:table-cell>
          <table:table-cell office:value-type="float" office:value="5214" calcext:value-type="float">
            <text:p>5214</text:p>
          </table:table-cell>
          <table:table-cell table:formula="of:=([.AM189]/[.P189])*100" office:value-type="float" office:value="2.75374718762874" calcext:value-type="float">
            <text:p>2.75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Kottaikumar Rama</text:p>
          </table:table-cell>
          <table:table-cell office:value-type="float" office:value="3118" calcext:value-type="float">
            <text:p>3118</text:p>
          </table:table-cell>
          <table:table-cell table:formula="of:=([.AR189]/[.P189])*100" office:value-type="float" office:value="1.64675560625746" calcext:value-type="float">
            <text:p>1.65</text:p>
          </table:table-cell>
          <table:table-cell table:number-columns-repeated="1633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Manamadurai</text:p>
          </table:table-cell>
          <table:table-cell office:value-type="string" calcext:value-type="string">
            <text:p>Sivagang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Ramnad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255081" calcext:value-type="float">
            <text:p>255081</text:p>
          </table:table-cell>
          <table:table-cell office:value-type="float" office:value="185522" calcext:value-type="float">
            <text:p>185522</text:p>
          </table:table-cell>
          <table:table-cell table:style-name="ce263" table:formula="of:=([.P190]/[.O190])*100" office:value-type="float" office:value="72.7306228217703" calcext:value-type="float">
            <text:p>72.73</text:p>
          </table:table-cell>
          <table:table-cell table:style-name="ce250" table:formula="of:=[.X190]-[.AC190]" office:value-type="float" office:value="14889" calcext:value-type="float">
            <text:p>14889</text:p>
          </table:table-cell>
          <table:table-cell table:style-name="ce270" table:formula="of:=([.R190]/[.P190])*100" office:value-type="float" office:value="8.02546328737293" calcext:value-type="float">
            <text:p>8.03</text:p>
          </table:table-cell>
          <table:table-cell table:style-name="ce263" table:formula="of:=[.Y190]+[.AD190]" office:value-type="float" office:value="88.8827201086664" calcext:value-type="float">
            <text:p>88.88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Mariappankennady S</text:p>
          </table:table-cell>
          <table:table-cell office:value-type="float" office:value="89893" calcext:value-type="float">
            <text:p>89893</text:p>
          </table:table-cell>
          <table:table-cell table:formula="of:=([.X190]/[.P190])*100" office:value-type="float" office:value="48.4540916980196" calcext:value-type="float">
            <text:p>48.45</text:p>
          </table:table-cell>
          <table:table-cell table:style-name="ce287"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Chitraselvi S</text:p>
          </table:table-cell>
          <table:table-cell office:value-type="float" office:value="75004" calcext:value-type="float">
            <text:p>75004</text:p>
          </table:table-cell>
          <table:table-cell table:style-name="ce265" table:formula="of:=([.AC190]/[.P190])*100" office:value-type="float" office:value="40.4286284106467" calcext:value-type="float">
            <text:p>40.43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VCK</text:p>
          </table:table-cell>
          <table:table-cell office:value-type="string" calcext:value-type="string">
            <text:p>Deepa Anbalagan</text:p>
          </table:table-cell>
          <table:table-cell office:value-type="float" office:value="7493" calcext:value-type="float">
            <text:p>7493</text:p>
          </table:table-cell>
          <table:table-cell table:style-name="ce303" table:formula="of:=([.AH190]/[.P190])*100" office:value-type="float" office:value="4.03887409579457" calcext:value-type="float">
            <text:p>4.04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Rajenndran M</text:p>
          </table:table-cell>
          <table:table-cell office:value-type="float" office:value="3493" calcext:value-type="float">
            <text:p>3493</text:p>
          </table:table-cell>
          <table:table-cell table:formula="of:=([.AM190]/[.P190])*100" office:value-type="float" office:value="1.88279557141471" calcext:value-type="float">
            <text:p>1.88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Sathya S</text:p>
          </table:table-cell>
          <table:table-cell office:value-type="float" office:value="2997" calcext:value-type="float">
            <text:p>2997</text:p>
          </table:table-cell>
          <table:table-cell table:formula="of:=([.AR190]/[.P190])*100" office:value-type="float" office:value="1.61544183439161" calcext:value-type="float">
            <text:p>1.62</text:p>
          </table:table-cell>
          <table:table-cell table:number-columns-repeated="1633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Melur</text:p>
          </table:table-cell>
          <table:table-cell office:value-type="string" calcext:value-type="string">
            <text:p>Madur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Town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AIADMK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No</text:p>
          </table:table-cell>
          <table:table-cell office:value-type="float" office:value="232476" calcext:value-type="float">
            <text:p>232476</text:p>
          </table:table-cell>
          <table:table-cell office:value-type="float" office:value="172501" calcext:value-type="float">
            <text:p>172501</text:p>
          </table:table-cell>
          <table:table-cell table:style-name="ce263" table:formula="of:=([.P191]/[.O191])*100" office:value-type="float" office:value="74.2016380185482" calcext:value-type="float">
            <text:p>74.20</text:p>
          </table:table-cell>
          <table:table-cell table:style-name="ce250" table:formula="of:=[.X191]-[.AC191]" office:value-type="float" office:value="19723" calcext:value-type="float">
            <text:p>19723</text:p>
          </table:table-cell>
          <table:table-cell table:style-name="ce270" table:formula="of:=([.R191]/[.P191])*100" office:value-type="float" office:value="11.4335569069165" calcext:value-type="float">
            <text:p>11.43</text:p>
          </table:table-cell>
          <table:table-cell table:style-name="ce263" table:formula="of:=[.Y191]+[.AD191]" office:value-type="float" office:value="91.6487440652518" calcext:value-type="float">
            <text:p>91.65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Periyapullan @ Selvam P</text:p>
          </table:table-cell>
          <table:table-cell office:value-type="float" office:value="88909" calcext:value-type="float">
            <text:p>88909</text:p>
          </table:table-cell>
          <table:table-cell table:formula="of:=([.X191]/[.P191])*100" office:value-type="float" office:value="51.5411504860841" calcext:value-type="float">
            <text:p>51.54</text:p>
          </table:table-cell>
          <table:table-cell table:style-name="ce287"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Ragupthy A P</text:p>
          </table:table-cell>
          <table:table-cell office:value-type="float" office:value="69186" calcext:value-type="float">
            <text:p>69186</text:p>
          </table:table-cell>
          <table:table-cell table:style-name="ce265" table:formula="of:=([.AC191]/[.P191])*100" office:value-type="float" office:value="40.1075935791677" calcext:value-type="float">
            <text:p>40.11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TMC</text:p>
          </table:table-cell>
          <table:table-cell office:value-type="string" calcext:value-type="string">
            <text:p>Bharath Natchiyappan T N</text:p>
          </table:table-cell>
          <table:table-cell office:value-type="float" office:value="4579" calcext:value-type="float">
            <text:p>4579</text:p>
          </table:table-cell>
          <table:table-cell table:style-name="ce303" table:formula="of:=([.AH191]/[.P191])*100" office:value-type="float" office:value="2.65447736534861" calcext:value-type="float">
            <text:p>2.65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Boopathikakkan P V</text:p>
          </table:table-cell>
          <table:table-cell office:value-type="float" office:value="1921" calcext:value-type="float">
            <text:p>1921</text:p>
          </table:table-cell>
          <table:table-cell table:formula="of:=([.AM191]/[.P191])*100" office:value-type="float" office:value="1.11361673265662" calcext:value-type="float">
            <text:p>1.11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Seeman I T</text:p>
          </table:table-cell>
          <table:table-cell office:value-type="float" office:value="1339" calcext:value-type="float">
            <text:p>1339</text:p>
          </table:table-cell>
          <table:table-cell table:formula="of:=([.AR191]/[.P191])*100" office:value-type="float" office:value="0.776227384189077" calcext:value-type="float">
            <text:p>0.78</text:p>
          </table:table-cell>
          <table:table-cell table:number-columns-repeated="1633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Madurai East</text:p>
          </table:table-cell>
          <table:table-cell office:value-type="string" calcext:value-type="string">
            <text:p>Madur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86766" calcext:value-type="float">
            <text:p>286766</text:p>
          </table:table-cell>
          <table:table-cell office:value-type="float" office:value="214473" calcext:value-type="float">
            <text:p>214473</text:p>
          </table:table-cell>
          <table:table-cell table:style-name="ce263" table:formula="of:=([.P192]/[.O192])*100" office:value-type="float" office:value="74.7902471004233" calcext:value-type="float">
            <text:p>74.79</text:p>
          </table:table-cell>
          <table:table-cell table:style-name="ce250" table:formula="of:=[.X192]-[.AC192]" office:value-type="float" office:value="32772" calcext:value-type="float">
            <text:p>32772</text:p>
          </table:table-cell>
          <table:table-cell table:style-name="ce270" table:formula="of:=([.R192]/[.P192])*100" office:value-type="float" office:value="15.2802450658125" calcext:value-type="float">
            <text:p>15.28</text:p>
          </table:table-cell>
          <table:table-cell table:style-name="ce263" table:formula="of:=[.Y192]+[.AD192]" office:value-type="float" office:value="85.9623355853651" calcext:value-type="float">
            <text:p>85.96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Moorthy P</text:p>
          </table:table-cell>
          <table:table-cell office:value-type="float" office:value="108569" calcext:value-type="float">
            <text:p>108569</text:p>
          </table:table-cell>
          <table:table-cell table:formula="of:=([.X192]/[.P192])*100" office:value-type="float" office:value="50.6212903255888" calcext:value-type="float">
            <text:p>50.62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P Pandi</text:p>
          </table:table-cell>
          <table:table-cell office:value-type="float" office:value="75797" calcext:value-type="float">
            <text:p>75797</text:p>
          </table:table-cell>
          <table:table-cell table:style-name="ce265" table:formula="of:=([.AC192]/[.P192])*100" office:value-type="float" office:value="35.3410452597763" calcext:value-type="float">
            <text:p>35.34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Kalithasan P</text:p>
          </table:table-cell>
          <table:table-cell office:value-type="float" office:value="11599" calcext:value-type="float">
            <text:p>11599</text:p>
          </table:table-cell>
          <table:table-cell table:style-name="ce303" table:formula="of:=([.AH192]/[.P192])*100" office:value-type="float" office:value="5.40813995234831" calcext:value-type="float">
            <text:p>5.41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Suseendran M</text:p>
          </table:table-cell>
          <table:table-cell office:value-type="float" office:value="6181" calcext:value-type="float">
            <text:p>6181</text:p>
          </table:table-cell>
          <table:table-cell table:formula="of:=([.AM192]/[.P192])*100" office:value-type="float" office:value="2.88194784425079" calcext:value-type="float">
            <text:p>2.88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Sengannan</text:p>
          </table:table-cell>
          <table:table-cell office:value-type="float" office:value="3296" calcext:value-type="float">
            <text:p>3296</text:p>
          </table:table-cell>
          <table:table-cell table:formula="of:=([.AR192]/[.P192])*100" office:value-type="float" office:value="1.53679017871713" calcext:value-type="float">
            <text:p>1.54</text:p>
          </table:table-cell>
          <table:table-cell table:number-columns-repeated="1633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holavandan</text:p>
          </table:table-cell>
          <table:table-cell office:value-type="string" calcext:value-type="string">
            <text:p>Madur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206488" calcext:value-type="float">
            <text:p>206488</text:p>
          </table:table-cell>
          <table:table-cell office:value-type="float" office:value="166324" calcext:value-type="float">
            <text:p>166324</text:p>
          </table:table-cell>
          <table:table-cell table:style-name="ce263" table:formula="of:=([.P193]/[.O193])*100" office:value-type="float" office:value="80.548990740382" calcext:value-type="float">
            <text:p>80.55</text:p>
          </table:table-cell>
          <table:table-cell table:style-name="ce250" table:formula="of:=[.X193]-[.AC193]" office:value-type="float" office:value="24857" calcext:value-type="float">
            <text:p>24857</text:p>
          </table:table-cell>
          <table:table-cell table:style-name="ce270" table:formula="of:=([.R193]/[.P193])*100" office:value-type="float" office:value="14.944926769438" calcext:value-type="float">
            <text:p>14.94</text:p>
          </table:table-cell>
          <table:table-cell table:style-name="ce263" table:formula="of:=[.Y193]+[.AD193]" office:value-type="float" office:value="89.7230706332219" calcext:value-type="float">
            <text:p>89.72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Manickam K</text:p>
          </table:table-cell>
          <table:table-cell office:value-type="float" office:value="87044" calcext:value-type="float">
            <text:p>87044</text:p>
          </table:table-cell>
          <table:table-cell table:formula="of:=([.X193]/[.P193])*100" office:value-type="float" office:value="52.3339987013299" calcext:value-type="float">
            <text:p>52.33</text:p>
          </table:table-cell>
          <table:table-cell table:style-name="ce287"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Bhavani C</text:p>
          </table:table-cell>
          <table:table-cell office:value-type="float" office:value="62187" calcext:value-type="float">
            <text:p>62187</text:p>
          </table:table-cell>
          <table:table-cell table:style-name="ce265" table:formula="of:=([.AC193]/[.P193])*100" office:value-type="float" office:value="37.389071931892" calcext:value-type="float">
            <text:p>37.39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VCK</text:p>
          </table:table-cell>
          <table:table-cell office:value-type="string" calcext:value-type="string">
            <text:p>Pandiyammal R</text:p>
          </table:table-cell>
          <table:table-cell office:value-type="float" office:value="7357" calcext:value-type="float">
            <text:p>7357</text:p>
          </table:table-cell>
          <table:table-cell table:style-name="ce303" table:formula="of:=([.AH193]/[.P193])*100" office:value-type="float" office:value="4.42329429306655" calcext:value-type="float">
            <text:p>4.42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Palanivel Swamy S</text:p>
          </table:table-cell>
          <table:table-cell office:value-type="float" office:value="2766" calcext:value-type="float">
            <text:p>2766</text:p>
          </table:table-cell>
          <table:table-cell table:formula="of:=([.AM193]/[.P193])*100" office:value-type="float" office:value="1.66301916740819" calcext:value-type="float">
            <text:p>1.66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930" calcext:value-type="float">
            <text:p>1930</text:p>
          </table:table-cell>
          <table:table-cell table:formula="of:=([.AR193]/[.P193])*100" office:value-type="float" office:value="1.16038575310839" calcext:value-type="float">
            <text:p>1.16</text:p>
          </table:table-cell>
          <table:table-cell table:number-columns-repeated="1633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Madurai North</text:p>
          </table:table-cell>
          <table:table-cell office:value-type="string" calcext:value-type="string">
            <text:p>Madur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33129" calcext:value-type="float">
            <text:p>233129</text:p>
          </table:table-cell>
          <table:table-cell office:value-type="float" office:value="154368" calcext:value-type="float">
            <text:p>154368</text:p>
          </table:table-cell>
          <table:table-cell table:style-name="ce263" table:formula="of:=([.P194]/[.O194])*100" office:value-type="float" office:value="66.2157003204235" calcext:value-type="float">
            <text:p>66.22</text:p>
          </table:table-cell>
          <table:table-cell table:style-name="ce250" table:formula="of:=[.X194]-[.AC194]" office:value-type="float" office:value="18839" calcext:value-type="float">
            <text:p>18839</text:p>
          </table:table-cell>
          <table:table-cell table:style-name="ce270" table:formula="of:=([.R194]/[.P194])*100" office:value-type="float" office:value="12.2039541873964" calcext:value-type="float">
            <text:p>12.20</text:p>
          </table:table-cell>
          <table:table-cell table:style-name="ce263" table:formula="of:=[.Y194]+[.AD194]" office:value-type="float" office:value="79.0843957296849" calcext:value-type="float">
            <text:p>79.08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Rajan Chellappa V V</text:p>
          </table:table-cell>
          <table:table-cell office:value-type="float" office:value="70460" calcext:value-type="float">
            <text:p>70460</text:p>
          </table:table-cell>
          <table:table-cell table:formula="of:=([.X194]/[.P194])*100" office:value-type="float" office:value="45.6441749585406" calcext:value-type="float">
            <text:p>45.64</text:p>
          </table:table-cell>
          <table:table-cell table:style-name="ce287" office:value-type="string" calcext:value-type="string">
            <text:p>DMK+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Karthikeyan V</text:p>
          </table:table-cell>
          <table:table-cell office:value-type="float" office:value="51621" calcext:value-type="float">
            <text:p>51621</text:p>
          </table:table-cell>
          <table:table-cell table:style-name="ce265" table:formula="of:=([.AC194]/[.P194])*100" office:value-type="float" office:value="33.4402207711443" calcext:value-type="float">
            <text:p>33.44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Mujupur Rahuman S</text:p>
          </table:table-cell>
          <table:table-cell office:value-type="float" office:value="17732" calcext:value-type="float">
            <text:p>17732</text:p>
          </table:table-cell>
          <table:table-cell table:style-name="ce303" table:formula="of:=([.AH194]/[.P194])*100" office:value-type="float" office:value="11.4868366500829" calcext:value-type="float">
            <text:p>11.49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Saral M</text:p>
          </table:table-cell>
          <table:table-cell office:value-type="float" office:value="3541" calcext:value-type="float">
            <text:p>3541</text:p>
          </table:table-cell>
          <table:table-cell table:formula="of:=([.AM194]/[.P194])*100" office:value-type="float" office:value="2.29386919568823" calcext:value-type="float">
            <text:p>2.29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3479" calcext:value-type="float">
            <text:p>3479</text:p>
          </table:table-cell>
          <table:table-cell table:formula="of:=([.AR194]/[.P194])*100" office:value-type="float" office:value="2.25370543117745" calcext:value-type="float">
            <text:p>2.25</text:p>
          </table:table-cell>
          <table:table-cell table:number-columns-repeated="1633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Madurai South</text:p>
          </table:table-cell>
          <table:table-cell office:value-type="string" calcext:value-type="string">
            <text:p>Madur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19349" calcext:value-type="float">
            <text:p>219349</text:p>
          </table:table-cell>
          <table:table-cell office:value-type="float" office:value="146611" calcext:value-type="float">
            <text:p>146611</text:p>
          </table:table-cell>
          <table:table-cell table:style-name="ce263" table:formula="of:=([.P195]/[.O195])*100" office:value-type="float" office:value="66.8391467478767" calcext:value-type="float">
            <text:p>66.84</text:p>
          </table:table-cell>
          <table:table-cell table:style-name="ce250" table:formula="of:=[.X195]-[.AC195]" office:value-type="float" office:value="23763" calcext:value-type="float">
            <text:p>23763</text:p>
          </table:table-cell>
          <table:table-cell table:style-name="ce270" table:formula="of:=([.R195]/[.P195])*100" office:value-type="float" office:value="16.2081972021199" calcext:value-type="float">
            <text:p>16.21</text:p>
          </table:table-cell>
          <table:table-cell table:style-name="ce263" table:formula="of:=[.Y195]+[.AD195]" office:value-type="float" office:value="69.3010756355253" calcext:value-type="float">
            <text:p>69.30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aravanan S S</text:p>
          </table:table-cell>
          <table:table-cell office:value-type="float" office:value="62683" calcext:value-type="float">
            <text:p>62683</text:p>
          </table:table-cell>
          <table:table-cell table:formula="of:=([.X195]/[.P195])*100" office:value-type="float" office:value="42.7546364188226" calcext:value-type="float">
            <text:p>42.75</text:p>
          </table:table-cell>
          <table:table-cell table:style-name="ce287"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Balachandran M</text:p>
          </table:table-cell>
          <table:table-cell office:value-type="float" office:value="38920" calcext:value-type="float">
            <text:p>38920</text:p>
          </table:table-cell>
          <table:table-cell table:style-name="ce265" table:formula="of:=([.AC195]/[.P195])*100" office:value-type="float" office:value="26.5464392167027" calcext:value-type="float">
            <text:p>26.55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MDMK</text:p>
          </table:table-cell>
          <table:table-cell office:value-type="string" calcext:value-type="string">
            <text:p>Boominathan M</text:p>
          </table:table-cell>
          <table:table-cell office:value-type="float" office:value="19443" calcext:value-type="float">
            <text:p>19443</text:p>
          </table:table-cell>
          <table:table-cell table:style-name="ce303" table:formula="of:=([.AH195]/[.P195])*100" office:value-type="float" office:value="13.2616242983132" calcext:value-type="float">
            <text:p>13.26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Mahalakshmi A R</text:p>
          </table:table-cell>
          <table:table-cell office:value-type="float" office:value="16069" calcext:value-type="float">
            <text:p>16069</text:p>
          </table:table-cell>
          <table:table-cell table:formula="of:=([.AM195]/[.P195])*100" office:value-type="float" office:value="10.9602962942753" calcext:value-type="float">
            <text:p>10.96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2918" calcext:value-type="float">
            <text:p>2918</text:p>
          </table:table-cell>
          <table:table-cell table:formula="of:=([.AR195]/[.P195])*100" office:value-type="float" office:value="1.99030086419164" calcext:value-type="float">
            <text:p>1.99</text:p>
          </table:table-cell>
          <table:table-cell table:number-columns-repeated="1633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Madurai Central</text:p>
          </table:table-cell>
          <table:table-cell office:value-type="string" calcext:value-type="string">
            <text:p>Madur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33084" calcext:value-type="float">
            <text:p>233084</text:p>
          </table:table-cell>
          <table:table-cell office:value-type="float" office:value="151982" calcext:value-type="float">
            <text:p>151982</text:p>
          </table:table-cell>
          <table:table-cell table:style-name="ce263" table:formula="of:=([.P196]/[.O196])*100" office:value-type="float" office:value="65.2048188635857" calcext:value-type="float">
            <text:p>65.20</text:p>
          </table:table-cell>
          <table:table-cell table:style-name="ce250" table:formula="of:=[.X196]-[.AC196]" office:value-type="float" office:value="5762" calcext:value-type="float">
            <text:p>5762</text:p>
          </table:table-cell>
          <table:table-cell table:style-name="ce270" table:formula="of:=([.R196]/[.P196])*100" office:value-type="float" office:value="3.79123843613059" calcext:value-type="float">
            <text:p>3.79</text:p>
          </table:table-cell>
          <table:table-cell table:style-name="ce263" table:formula="of:=[.Y196]+[.AD196]" office:value-type="float" office:value="81.3004171546631" calcext:value-type="float">
            <text:p>81.30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Palanivel Thiagarajan</text:p>
          </table:table-cell>
          <table:table-cell office:value-type="float" office:value="64662" calcext:value-type="float">
            <text:p>64662</text:p>
          </table:table-cell>
          <table:table-cell table:formula="of:=([.X196]/[.P196])*100" office:value-type="float" office:value="42.5458277953968" calcext:value-type="float">
            <text:p>42.55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Jeyabal M</text:p>
          </table:table-cell>
          <table:table-cell office:value-type="float" office:value="58900" calcext:value-type="float">
            <text:p>58900</text:p>
          </table:table-cell>
          <table:table-cell table:style-name="ce265" table:formula="of:=([.AC196]/[.P196])*100" office:value-type="float" office:value="38.7545893592662" calcext:value-type="float">
            <text:p>38.75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Sivamuthukumar D</text:p>
          </table:table-cell>
          <table:table-cell office:value-type="float" office:value="11235" calcext:value-type="float">
            <text:p>11235</text:p>
          </table:table-cell>
          <table:table-cell table:style-name="ce303" table:formula="of:=([.AH196]/[.P196])*100" office:value-type="float" office:value="7.39232277506547" calcext:value-type="float">
            <text:p>7.39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Karthik Prabu M</text:p>
          </table:table-cell>
          <table:table-cell office:value-type="float" office:value="6926" calcext:value-type="float">
            <text:p>6926</text:p>
          </table:table-cell>
          <table:table-cell table:formula="of:=([.AM196]/[.P196])*100" office:value-type="float" office:value="4.55711860615073" calcext:value-type="float">
            <text:p>4.56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Vetrikumaran C</text:p>
          </table:table-cell>
          <table:table-cell office:value-type="float" office:value="2998" calcext:value-type="float">
            <text:p>2998</text:p>
          </table:table-cell>
          <table:table-cell table:formula="of:=([.AR196]/[.P196])*100" office:value-type="float" office:value="1.9726020186601" calcext:value-type="float">
            <text:p>1.97</text:p>
          </table:table-cell>
          <table:table-cell table:number-columns-repeated="1633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Madurai West</text:p>
          </table:table-cell>
          <table:table-cell office:value-type="string" calcext:value-type="string">
            <text:p>Madur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City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GR</text:p>
          </table:table-cell>
          <table:table-cell office:value-type="float" office:value="280863" calcext:value-type="float">
            <text:p>280863</text:p>
          </table:table-cell>
          <table:table-cell office:value-type="float" office:value="184180" calcext:value-type="float">
            <text:p>184180</text:p>
          </table:table-cell>
          <table:table-cell table:style-name="ce263" table:formula="of:=([.P197]/[.O197])*100" office:value-type="float" office:value="65.5764554248869" calcext:value-type="float">
            <text:p>65.58</text:p>
          </table:table-cell>
          <table:table-cell table:style-name="ce250" table:formula="of:=[.X197]-[.AC197]" office:value-type="float" office:value="16398" calcext:value-type="float">
            <text:p>16398</text:p>
          </table:table-cell>
          <table:table-cell table:style-name="ce270" table:formula="of:=([.R197]/[.P197])*100" office:value-type="float" office:value="8.90324682375937" calcext:value-type="float">
            <text:p>8.90</text:p>
          </table:table-cell>
          <table:table-cell table:style-name="ce263" table:formula="of:=[.Y197]+[.AD197]" office:value-type="float" office:value="80.7145184059073" calcext:value-type="float">
            <text:p>80.71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Raju K</text:p>
          </table:table-cell>
          <table:table-cell office:value-type="float" office:value="82529" calcext:value-type="float">
            <text:p>82529</text:p>
          </table:table-cell>
          <table:table-cell table:formula="of:=([.X197]/[.P197])*100" office:value-type="float" office:value="44.8088826148333" calcext:value-type="float">
            <text:p>44.81</text:p>
          </table:table-cell>
          <table:table-cell table:style-name="ce287"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Thalapathi G</text:p>
          </table:table-cell>
          <table:table-cell office:value-type="float" office:value="66131" calcext:value-type="float">
            <text:p>66131</text:p>
          </table:table-cell>
          <table:table-cell table:style-name="ce265" table:formula="of:=([.AC197]/[.P197])*100" office:value-type="float" office:value="35.905635791074" calcext:value-type="float">
            <text:p>35.91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CPIM</text:p>
          </table:table-cell>
          <table:table-cell office:value-type="string" calcext:value-type="string">
            <text:p>Vasuki U</text:p>
          </table:table-cell>
          <table:table-cell office:value-type="float" office:value="19991" calcext:value-type="float">
            <text:p>19991</text:p>
          </table:table-cell>
          <table:table-cell table:style-name="ce303" table:formula="of:=([.AH197]/[.P197])*100" office:value-type="float" office:value="10.8540558149636" calcext:value-type="float">
            <text:p>10.85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Sasikumar A</text:p>
          </table:table-cell>
          <table:table-cell office:value-type="float" office:value="5705" calcext:value-type="float">
            <text:p>5705</text:p>
          </table:table-cell>
          <table:table-cell table:formula="of:=([.AM197]/[.P197])*100" office:value-type="float" office:value="3.09751330220437" calcext:value-type="float">
            <text:p>3.10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Thirunavukkarasu V</text:p>
          </table:table-cell>
          <table:table-cell office:value-type="float" office:value="3454" calcext:value-type="float">
            <text:p>3454</text:p>
          </table:table-cell>
          <table:table-cell table:formula="of:=([.AR197]/[.P197])*100" office:value-type="float" office:value="1.87533934194809" calcext:value-type="float">
            <text:p>1.88</text:p>
          </table:table-cell>
          <table:table-cell table:number-columns-repeated="1633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hiruparankundram</text:p>
          </table:table-cell>
          <table:table-cell office:value-type="string" calcext:value-type="string">
            <text:p>Madur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Town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79599" calcext:value-type="float">
            <text:p>279599</text:p>
          </table:table-cell>
          <table:table-cell office:value-type="float" office:value="197650" calcext:value-type="float">
            <text:p>197650</text:p>
          </table:table-cell>
          <table:table-cell table:style-name="ce263" table:formula="of:=([.P198]/[.O198])*100" office:value-type="float" office:value="70.6905246442226" calcext:value-type="float">
            <text:p>70.69</text:p>
          </table:table-cell>
          <table:table-cell table:style-name="ce250" table:formula="of:=[.X198]-[.AC198]" office:value-type="float" office:value="22992" calcext:value-type="float">
            <text:p>22992</text:p>
          </table:table-cell>
          <table:table-cell table:style-name="ce270" table:formula="of:=([.R198]/[.P198])*100" office:value-type="float" office:value="11.6326840374399" calcext:value-type="float">
            <text:p>11.63</text:p>
          </table:table-cell>
          <table:table-cell table:style-name="ce263" table:formula="of:=[.Y198]+[.AD198]" office:value-type="float" office:value="82.9314444725525" calcext:value-type="float">
            <text:p>82.93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eenivel S M</text:p>
          </table:table-cell>
          <table:table-cell office:value-type="float" office:value="93453" calcext:value-type="float">
            <text:p>93453</text:p>
          </table:table-cell>
          <table:table-cell table:formula="of:=([.X198]/[.P198])*100" office:value-type="float" office:value="47.2820642549962" calcext:value-type="float">
            <text:p>47.28</text:p>
          </table:table-cell>
          <table:table-cell table:style-name="ce287"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Manimaran M</text:p>
          </table:table-cell>
          <table:table-cell office:value-type="float" office:value="70461" calcext:value-type="float">
            <text:p>70461</text:p>
          </table:table-cell>
          <table:table-cell table:style-name="ce265" table:formula="of:=([.AC198]/[.P198])*100" office:value-type="float" office:value="35.6493802175563" calcext:value-type="float">
            <text:p>35.65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Kandasamy K</text:p>
          </table:table-cell>
          <table:table-cell office:value-type="float" office:value="15275" calcext:value-type="float">
            <text:p>15275</text:p>
          </table:table-cell>
          <table:table-cell table:style-name="ce303" table:formula="of:=([.AH198]/[.P198])*100" office:value-type="float" office:value="7.72830761447002" calcext:value-type="float">
            <text:p>7.73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Arumugam S</text:p>
          </table:table-cell>
          <table:table-cell office:value-type="float" office:value="7698" calcext:value-type="float">
            <text:p>7698</text:p>
          </table:table-cell>
          <table:table-cell table:formula="of:=([.AM198]/[.P198])*100" office:value-type="float" office:value="3.89476347078169" calcext:value-type="float">
            <text:p>3.89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3111" calcext:value-type="float">
            <text:p>3111</text:p>
          </table:table-cell>
          <table:table-cell table:formula="of:=([.AR198]/[.P198])*100" office:value-type="float" office:value="1.57399443460663" calcext:value-type="float">
            <text:p>1.57</text:p>
          </table:table-cell>
          <table:table-cell table:number-columns-repeated="1633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Tirumangalam</text:p>
          </table:table-cell>
          <table:table-cell office:value-type="string" calcext:value-type="string">
            <text:p>Madur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est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261622" calcext:value-type="float">
            <text:p>261622</text:p>
          </table:table-cell>
          <table:table-cell office:value-type="float" office:value="204004" calcext:value-type="float">
            <text:p>204004</text:p>
          </table:table-cell>
          <table:table-cell table:style-name="ce263" table:formula="of:=([.P199]/[.O199])*100" office:value-type="float" office:value="77.9766227610828" calcext:value-type="float">
            <text:p>77.98</text:p>
          </table:table-cell>
          <table:table-cell table:style-name="ce250" table:formula="of:=[.X199]-[.AC199]" office:value-type="float" office:value="23590" calcext:value-type="float">
            <text:p>23590</text:p>
          </table:table-cell>
          <table:table-cell table:style-name="ce270" table:formula="of:=([.R199]/[.P199])*100" office:value-type="float" office:value="11.5634987549264" calcext:value-type="float">
            <text:p>11.56</text:p>
          </table:table-cell>
          <table:table-cell table:style-name="ce263" table:formula="of:=[.Y199]+[.AD199]" office:value-type="float" office:value="82.4189721770161" calcext:value-type="float">
            <text:p>82.42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Udhayakumar R B</text:p>
          </table:table-cell>
          <table:table-cell office:value-type="float" office:value="95864" calcext:value-type="float">
            <text:p>95864</text:p>
          </table:table-cell>
          <table:table-cell table:formula="of:=([.X199]/[.P199])*100" office:value-type="float" office:value="46.9912354659713" calcext:value-type="float">
            <text:p>46.99</text:p>
          </table:table-cell>
          <table:table-cell table:style-name="ce287" office:value-type="string" calcext:value-type="string">
            <text:p>DMK+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Jeyaram R</text:p>
          </table:table-cell>
          <table:table-cell office:value-type="float" office:value="72274" calcext:value-type="float">
            <text:p>72274</text:p>
          </table:table-cell>
          <table:table-cell table:style-name="ce265" table:formula="of:=([.AC199]/[.P199])*100" office:value-type="float" office:value="35.4277367110449" calcext:value-type="float">
            <text:p>35.43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Srinivasan M</text:p>
          </table:table-cell>
          <table:table-cell office:value-type="float" office:value="20589" calcext:value-type="float">
            <text:p>20589</text:p>
          </table:table-cell>
          <table:table-cell table:style-name="ce303" table:formula="of:=([.AH199]/[.P199])*100" office:value-type="float" office:value="10.0924491676634" calcext:value-type="float">
            <text:p>10.09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Ramamoorthy V R</text:p>
          </table:table-cell>
          <table:table-cell office:value-type="float" office:value="3261" calcext:value-type="float">
            <text:p>3261</text:p>
          </table:table-cell>
          <table:table-cell table:formula="of:=([.AM199]/[.P199])*100" office:value-type="float" office:value="1.59849806866532" calcext:value-type="float">
            <text:p>1.60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Manikandan K</text:p>
          </table:table-cell>
          <table:table-cell office:value-type="float" office:value="1999" calcext:value-type="float">
            <text:p>1999</text:p>
          </table:table-cell>
          <table:table-cell table:formula="of:=([.AR199]/[.P199])*100" office:value-type="float" office:value="0.97988274739711" calcext:value-type="float">
            <text:p>0.98</text:p>
          </table:table-cell>
          <table:table-cell table:number-columns-repeated="1633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Usilampatti</text:p>
          </table:table-cell>
          <table:table-cell office:value-type="string" calcext:value-type="string">
            <text:p>Madur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Town</text:p>
          </table:table-cell>
          <table:table-cell table:number-columns-repeated="4" office:value-type="string" calcext:value-type="string">
            <text:p>No</text:p>
          </table:table-cell>
          <table:table-cell table:style-name="ce238" office:value-type="string" calcext:value-type="string">
            <text:p>AIFB</text:p>
          </table:table-cell>
          <table:table-cell office:value-type="string" calcext:value-type="string">
            <text:p>No</text:p>
          </table:table-cell>
          <table:table-cell table:style-name="ce238" office:value-type="string" calcext:value-type="string">
            <text:p>AIFB</text:p>
          </table:table-cell>
          <table:table-cell office:value-type="string" calcext:value-type="string">
            <text:p>No</text:p>
          </table:table-cell>
          <table:table-cell office:value-type="float" office:value="269244" calcext:value-type="float">
            <text:p>269244</text:p>
          </table:table-cell>
          <table:table-cell office:value-type="float" office:value="201126" calcext:value-type="float">
            <text:p>201126</text:p>
          </table:table-cell>
          <table:table-cell table:style-name="ce263" table:formula="of:=([.P200]/[.O200])*100" office:value-type="float" office:value="74.7002718723537" calcext:value-type="float">
            <text:p>74.70</text:p>
          </table:table-cell>
          <table:table-cell table:style-name="ce250" table:formula="of:=[.X200]-[.AC200]" office:value-type="float" office:value="32906" calcext:value-type="float">
            <text:p>32906</text:p>
          </table:table-cell>
          <table:table-cell table:style-name="ce270" table:formula="of:=([.R200]/[.P200])*100" office:value-type="float" office:value="16.3608881994372" calcext:value-type="float">
            <text:p>16.36</text:p>
          </table:table-cell>
          <table:table-cell table:style-name="ce263" table:formula="of:=[.Y200]+[.AD200]" office:value-type="float" office:value="89.3927189920746" calcext:value-type="float">
            <text:p>89.39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eethipathi P</text:p>
          </table:table-cell>
          <table:table-cell office:value-type="float" office:value="106349" calcext:value-type="float">
            <text:p>106349</text:p>
          </table:table-cell>
          <table:table-cell table:formula="of:=([.X200]/[.P200])*100" office:value-type="float" office:value="52.8768035957559" calcext:value-type="float">
            <text:p>52.88</text:p>
          </table:table-cell>
          <table:table-cell table:style-name="ce287"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Ilamakezhan K</text:p>
          </table:table-cell>
          <table:table-cell office:value-type="float" office:value="73443" calcext:value-type="float">
            <text:p>73443</text:p>
          </table:table-cell>
          <table:table-cell table:style-name="ce265" table:formula="of:=([.AC200]/[.P200])*100" office:value-type="float" office:value="36.5159153963187" calcext:value-type="float">
            <text:p>36.52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MDMK</text:p>
          </table:table-cell>
          <table:table-cell office:value-type="string" calcext:value-type="string">
            <text:p>Baskara Sethupathy A</text:p>
          </table:table-cell>
          <table:table-cell office:value-type="float" office:value="7079" calcext:value-type="float">
            <text:p>7079</text:p>
          </table:table-cell>
          <table:table-cell table:style-name="ce303" table:formula="of:=([.AH200]/[.P200])*100" office:value-type="float" office:value="3.51968417807742" calcext:value-type="float">
            <text:p>3.52</text:p>
          </table:table-cell>
          <table:table-cell office:value-type="string" calcext:value-type="string">
            <text:p>Independant</text:p>
          </table:table-cell>
          <table:table-cell office:value-type="string" calcext:value-type="string">
            <text:p>AIFB</text:p>
          </table:table-cell>
          <table:table-cell office:value-type="string" calcext:value-type="string">
            <text:p>Kathiravan P V</text:p>
          </table:table-cell>
          <table:table-cell office:value-type="float" office:value="5136" calcext:value-type="float">
            <text:p>5136</text:p>
          </table:table-cell>
          <table:table-cell table:formula="of:=([.AM200]/[.P200])*100" office:value-type="float" office:value="2.5536231019361" calcext:value-type="float">
            <text:p>2.55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Sangli M</text:p>
          </table:table-cell>
          <table:table-cell office:value-type="float" office:value="2860" calcext:value-type="float">
            <text:p>2860</text:p>
          </table:table-cell>
          <table:table-cell table:formula="of:=([.AR200]/[.P200])*100" office:value-type="float" office:value="1.4219941728071" calcext:value-type="float">
            <text:p>1.42</text:p>
          </table:table-cell>
          <table:table-cell table:number-columns-repeated="1633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Andipatti</text:p>
          </table:table-cell>
          <table:table-cell office:value-type="string" calcext:value-type="string">
            <text:p>Then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es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MGR</text:p>
          </table:table-cell>
          <table:table-cell office:value-type="float" office:value="253826" calcext:value-type="float">
            <text:p>253826</text:p>
          </table:table-cell>
          <table:table-cell office:value-type="float" office:value="198609" calcext:value-type="float">
            <text:p>198609</text:p>
          </table:table-cell>
          <table:table-cell table:style-name="ce263" table:formula="of:=([.P201]/[.O201])*100" office:value-type="float" office:value="78.2461213587261" calcext:value-type="float">
            <text:p>78.25</text:p>
          </table:table-cell>
          <table:table-cell table:style-name="ce250" table:formula="of:=[.X201]-[.AC201]" office:value-type="float" office:value="30196" calcext:value-type="float">
            <text:p>30196</text:p>
          </table:table-cell>
          <table:table-cell table:style-name="ce270" table:formula="of:=([.R201]/[.P201])*100" office:value-type="float" office:value="15.2037420257894" calcext:value-type="float">
            <text:p>15.20</text:p>
          </table:table-cell>
          <table:table-cell table:style-name="ce263" table:formula="of:=[.Y201]+[.AD201]" office:value-type="float" office:value="88.6475436661984" calcext:value-type="float">
            <text:p>88.65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Thangatamilselvam</text:p>
          </table:table-cell>
          <table:table-cell office:value-type="float" office:value="103129" calcext:value-type="float">
            <text:p>103129</text:p>
          </table:table-cell>
          <table:table-cell table:formula="of:=([.X201]/[.P201])*100" office:value-type="float" office:value="51.9256428459939" calcext:value-type="float">
            <text:p>51.93</text:p>
          </table:table-cell>
          <table:table-cell table:style-name="ce287" office:value-type="string" calcext:value-type="string">
            <text:p>DMK+</text:p>
          </table:table-cell>
          <table:table-cell table:style-name="ce238" office:value-type="string" calcext:value-type="string">
            <text:p>DMK</text:p>
          </table:table-cell>
          <table:table-cell office:value-type="string" calcext:value-type="string">
            <text:p>Mookaiah L</text:p>
          </table:table-cell>
          <table:table-cell office:value-type="float" office:value="72933" calcext:value-type="float">
            <text:p>72933</text:p>
          </table:table-cell>
          <table:table-cell table:style-name="ce265" table:formula="of:=([.AC201]/[.P201])*100" office:value-type="float" office:value="36.7219008202045" calcext:value-type="float">
            <text:p>36.72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Krishnamoorthy M N</text:p>
          </table:table-cell>
          <table:table-cell office:value-type="float" office:value="10776" calcext:value-type="float">
            <text:p>10776</text:p>
          </table:table-cell>
          <table:table-cell table:style-name="ce303" table:formula="of:=([.AH201]/[.P201])*100" office:value-type="float" office:value="5.42573599383714" calcext:value-type="float">
            <text:p>5.43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Chakkaravarthi R</text:p>
          </table:table-cell>
          <table:table-cell office:value-type="float" office:value="3465" calcext:value-type="float">
            <text:p>3465</text:p>
          </table:table-cell>
          <table:table-cell table:formula="of:=([.AM201]/[.P201])*100" office:value-type="float" office:value="1.74463392897603" calcext:value-type="float">
            <text:p>1.74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909" calcext:value-type="float">
            <text:p>1909</text:p>
          </table:table-cell>
          <table:table-cell table:formula="of:=([.AR201]/[.P201])*100" office:value-type="float" office:value="0.96118504196688" calcext:value-type="float">
            <text:p>0.96</text:p>
          </table:table-cell>
          <table:table-cell table:number-columns-repeated="1633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Periyakulam</text:p>
          </table:table-cell>
          <table:table-cell office:value-type="string" calcext:value-type="string">
            <text:p>Then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257555" calcext:value-type="float">
            <text:p>257555</text:p>
          </table:table-cell>
          <table:table-cell office:value-type="float" office:value="193010" calcext:value-type="float">
            <text:p>193010</text:p>
          </table:table-cell>
          <table:table-cell table:style-name="ce263" table:formula="of:=([.P202]/[.O202])*100" office:value-type="float" office:value="74.9393333462756" calcext:value-type="float">
            <text:p>74.94</text:p>
          </table:table-cell>
          <table:table-cell table:style-name="ce250" table:formula="of:=[.X202]-[.AC202]" office:value-type="float" office:value="14350" calcext:value-type="float">
            <text:p>14350</text:p>
          </table:table-cell>
          <table:table-cell table:style-name="ce270" table:formula="of:=([.R202]/[.P202])*100" office:value-type="float" office:value="7.43484793534014" calcext:value-type="float">
            <text:p>7.43</text:p>
          </table:table-cell>
          <table:table-cell table:style-name="ce263" table:formula="of:=[.Y202]+[.AD202]" office:value-type="float" office:value="86.4452619035283" calcext:value-type="float">
            <text:p>86.45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athirkamu K</text:p>
          </table:table-cell>
          <table:table-cell office:value-type="float" office:value="90599" calcext:value-type="float">
            <text:p>90599</text:p>
          </table:table-cell>
          <table:table-cell table:formula="of:=([.X202]/[.P202])*100" office:value-type="float" office:value="46.9400549194342" calcext:value-type="float">
            <text:p>46.94</text:p>
          </table:table-cell>
          <table:table-cell table:style-name="ce287"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Anbazhagan</text:p>
          </table:table-cell>
          <table:table-cell office:value-type="float" office:value="76249" calcext:value-type="float">
            <text:p>76249</text:p>
          </table:table-cell>
          <table:table-cell table:style-name="ce265" table:formula="of:=([.AC202]/[.P202])*100" office:value-type="float" office:value="39.5052069840941" calcext:value-type="float">
            <text:p>39.51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CPIM</text:p>
          </table:table-cell>
          <table:table-cell office:value-type="string" calcext:value-type="string">
            <text:p>Lazar A</text:p>
          </table:table-cell>
          <table:table-cell office:value-type="float" office:value="13525" calcext:value-type="float">
            <text:p>13525</text:p>
          </table:table-cell>
          <table:table-cell table:style-name="ce303" table:formula="of:=([.AH202]/[.P202])*100" office:value-type="float" office:value="7.00740894254184" calcext:value-type="float">
            <text:p>7.01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Chellam K</text:p>
          </table:table-cell>
          <table:table-cell office:value-type="float" office:value="5015" calcext:value-type="float">
            <text:p>5015</text:p>
          </table:table-cell>
          <table:table-cell table:formula="of:=([.AM202]/[.P202])*100" office:value-type="float" office:value="2.59831096834361" calcext:value-type="float">
            <text:p>2.60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2275" calcext:value-type="float">
            <text:p>2275</text:p>
          </table:table-cell>
          <table:table-cell table:formula="of:=([.AR202]/[.P202])*100" office:value-type="float" office:value="1.17869540438319" calcext:value-type="float">
            <text:p>1.18</text:p>
          </table:table-cell>
          <table:table-cell table:number-columns-repeated="1633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Bodinayakanur</text:p>
          </table:table-cell>
          <table:table-cell office:value-type="string" calcext:value-type="string">
            <text:p>Then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Tow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ma</text:p>
          </table:table-cell>
          <table:table-cell office:value-type="float" office:value="257500" calcext:value-type="float">
            <text:p>257500</text:p>
          </table:table-cell>
          <table:table-cell office:value-type="float" office:value="201579" calcext:value-type="float">
            <text:p>201579</text:p>
          </table:table-cell>
          <table:table-cell table:style-name="ce263" table:formula="of:=([.P203]/[.O203])*100" office:value-type="float" office:value="78.2831067961165" calcext:value-type="float">
            <text:p>78.28</text:p>
          </table:table-cell>
          <table:table-cell table:style-name="ce250" table:formula="of:=[.X203]-[.AC203]" office:value-type="float" office:value="15608" calcext:value-type="float">
            <text:p>15608</text:p>
          </table:table-cell>
          <table:table-cell table:style-name="ce270" table:formula="of:=([.R203]/[.P203])*100" office:value-type="float" office:value="7.7428700410261" calcext:value-type="float">
            <text:p>7.74</text:p>
          </table:table-cell>
          <table:table-cell table:style-name="ce263" table:formula="of:=[.Y203]+[.AD203]" office:value-type="float" office:value="91.00848798734" calcext:value-type="float">
            <text:p>91.01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O Panneerselvam</text:p>
          </table:table-cell>
          <table:table-cell office:value-type="float" office:value="99531" calcext:value-type="float">
            <text:p>99531</text:p>
          </table:table-cell>
          <table:table-cell table:formula="of:=([.X203]/[.P203])*100" office:value-type="float" office:value="49.375679014183" calcext:value-type="float">
            <text:p>49.38</text:p>
          </table:table-cell>
          <table:table-cell table:style-name="ce287"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Laksmanan S</text:p>
          </table:table-cell>
          <table:table-cell office:value-type="float" office:value="83923" calcext:value-type="float">
            <text:p>83923</text:p>
          </table:table-cell>
          <table:table-cell table:style-name="ce265" table:formula="of:=([.AC203]/[.P203])*100" office:value-type="float" office:value="41.6328089731569" calcext:value-type="float">
            <text:p>41.63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Veerabadran A</text:p>
          </table:table-cell>
          <table:table-cell office:value-type="float" office:value="6889" calcext:value-type="float">
            <text:p>6889</text:p>
          </table:table-cell>
          <table:table-cell table:style-name="ce303" table:formula="of:=([.AH203]/[.P203])*100" office:value-type="float" office:value="3.4175186899429" calcext:value-type="float">
            <text:p>3.42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Venkateswaran V</text:p>
          </table:table-cell>
          <table:table-cell office:value-type="float" office:value="3250" calcext:value-type="float">
            <text:p>3250</text:p>
          </table:table-cell>
          <table:table-cell table:formula="of:=([.AM203]/[.P203])*100" office:value-type="float" office:value="1.61227111951146" calcext:value-type="float">
            <text:p>1.61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966" calcext:value-type="float">
            <text:p>1966</text:p>
          </table:table-cell>
          <table:table-cell table:formula="of:=([.AR203]/[.P203])*100" office:value-type="float" office:value="0.975300006449084" calcext:value-type="float">
            <text:p>0.98</text:p>
          </table:table-cell>
          <table:table-cell table:number-columns-repeated="1633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umbum</text:p>
          </table:table-cell>
          <table:table-cell office:value-type="string" calcext:value-type="string">
            <text:p>Then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office:value-type="float" office:value="262868" calcext:value-type="float">
            <text:p>262868</text:p>
          </table:table-cell>
          <table:table-cell office:value-type="float" office:value="194082" calcext:value-type="float">
            <text:p>194082</text:p>
          </table:table-cell>
          <table:table-cell table:style-name="ce263" table:formula="of:=([.P204]/[.O204])*100" office:value-type="float" office:value="73.832493875253" calcext:value-type="float">
            <text:p>73.83</text:p>
          </table:table-cell>
          <table:table-cell table:style-name="ce250" table:formula="of:=[.X204]-[.AC204]" office:value-type="float" office:value="11221" calcext:value-type="float">
            <text:p>11221</text:p>
          </table:table-cell>
          <table:table-cell table:style-name="ce270" table:formula="of:=([.R204]/[.P204])*100" office:value-type="float" office:value="5.78157685926567" calcext:value-type="float">
            <text:p>5.78</text:p>
          </table:table-cell>
          <table:table-cell table:style-name="ce263" table:formula="of:=[.Y204]+[.AD204]" office:value-type="float" office:value="88.0952380952381" calcext:value-type="float">
            <text:p>88.10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 T K Jakkaiyan</text:p>
          </table:table-cell>
          <table:table-cell office:value-type="float" office:value="91099" calcext:value-type="float">
            <text:p>91099</text:p>
          </table:table-cell>
          <table:table-cell table:formula="of:=([.X204]/[.P204])*100" office:value-type="float" office:value="46.9384074772519" calcext:value-type="float">
            <text:p>46.94</text:p>
          </table:table-cell>
          <table:table-cell table:style-name="ce287"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Cumbum N Ramakrishnan</text:p>
          </table:table-cell>
          <table:table-cell office:value-type="float" office:value="79878" calcext:value-type="float">
            <text:p>79878</text:p>
          </table:table-cell>
          <table:table-cell table:style-name="ce265" table:formula="of:=([.AC204]/[.P204])*100" office:value-type="float" office:value="41.1568306179862" calcext:value-type="float">
            <text:p>41.16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TMC</text:p>
          </table:table-cell>
          <table:table-cell office:value-type="string" calcext:value-type="string">
            <text:p>O R Ramachandran</text:p>
          </table:table-cell>
          <table:table-cell office:value-type="float" office:value="10149" calcext:value-type="float">
            <text:p>10149</text:p>
          </table:table-cell>
          <table:table-cell table:style-name="ce303" table:formula="of:=([.AH204]/[.P204])*100" office:value-type="float" office:value="5.2292330046063" calcext:value-type="float">
            <text:p>5.23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N Prabakaran</text:p>
          </table:table-cell>
          <table:table-cell office:value-type="float" office:value="3971" calcext:value-type="float">
            <text:p>3971</text:p>
          </table:table-cell>
          <table:table-cell table:formula="of:=([.AM204]/[.P204])*100" office:value-type="float" office:value="2.04604239445183" calcext:value-type="float">
            <text:p>2.05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2219" calcext:value-type="float">
            <text:p>2219</text:p>
          </table:table-cell>
          <table:table-cell table:formula="of:=([.AR204]/[.P204])*100" office:value-type="float" office:value="1.14333116929957" calcext:value-type="float">
            <text:p>1.14</text:p>
          </table:table-cell>
          <table:table-cell table:number-columns-repeated="1633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Rajapalayam</text:p>
          </table:table-cell>
          <table:table-cell office:value-type="string" calcext:value-type="string">
            <text:p>Virudhunagar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24407" calcext:value-type="float">
            <text:p>224407</text:p>
          </table:table-cell>
          <table:table-cell office:value-type="float" office:value="170688" calcext:value-type="float">
            <text:p>170688</text:p>
          </table:table-cell>
          <table:table-cell table:style-name="ce263" table:formula="of:=([.P205]/[.O205])*100" office:value-type="float" office:value="76.0617984287478" calcext:value-type="float">
            <text:p>76.06</text:p>
          </table:table-cell>
          <table:table-cell table:style-name="ce250" table:formula="of:=[.X205]-[.AC205]" office:value-type="float" office:value="4802" calcext:value-type="float">
            <text:p>4802</text:p>
          </table:table-cell>
          <table:table-cell table:style-name="ce270" table:formula="of:=([.R205]/[.P205])*100" office:value-type="float" office:value="2.81332020997375" calcext:value-type="float">
            <text:p>2.81</text:p>
          </table:table-cell>
          <table:table-cell table:style-name="ce263" table:formula="of:=[.Y205]+[.AD205]" office:value-type="float" office:value="84.8167416572928" calcext:value-type="float">
            <text:p>84.82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Thangappandian S</text:p>
          </table:table-cell>
          <table:table-cell office:value-type="float" office:value="74787" calcext:value-type="float">
            <text:p>74787</text:p>
          </table:table-cell>
          <table:table-cell table:formula="of:=([.X205]/[.P205])*100" office:value-type="float" office:value="43.8150309336333" calcext:value-type="float">
            <text:p>43.82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hyam A A S</text:p>
          </table:table-cell>
          <table:table-cell office:value-type="float" office:value="69985" calcext:value-type="float">
            <text:p>69985</text:p>
          </table:table-cell>
          <table:table-cell table:style-name="ce265" table:formula="of:=([.AC205]/[.P205])*100" office:value-type="float" office:value="41.0017107236595" calcext:value-type="float">
            <text:p>41.00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CPIM</text:p>
          </table:table-cell>
          <table:table-cell office:value-type="string" calcext:value-type="string">
            <text:p>Gurusamy A</text:p>
          </table:table-cell>
          <table:table-cell office:value-type="float" office:value="12505" calcext:value-type="float">
            <text:p>12505</text:p>
          </table:table-cell>
          <table:table-cell table:style-name="ce303" table:formula="of:=([.AH205]/[.P205])*100" office:value-type="float" office:value="7.3262326584177" calcext:value-type="float">
            <text:p>7.33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Ramachandra Raja A N</text:p>
          </table:table-cell>
          <table:table-cell office:value-type="float" office:value="3435" calcext:value-type="float">
            <text:p>3435</text:p>
          </table:table-cell>
          <table:table-cell table:formula="of:=([.AM205]/[.P205])*100" office:value-type="float" office:value="2.01244375703037" calcext:value-type="float">
            <text:p>2.01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Jeyaraj V</text:p>
          </table:table-cell>
          <table:table-cell office:value-type="float" office:value="2414" calcext:value-type="float">
            <text:p>2414</text:p>
          </table:table-cell>
          <table:table-cell table:formula="of:=([.AR205]/[.P205])*100" office:value-type="float" office:value="1.41427634045744" calcext:value-type="float">
            <text:p>1.41</text:p>
          </table:table-cell>
          <table:table-cell table:number-columns-repeated="1633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rivilliputhur</text:p>
          </table:table-cell>
          <table:table-cell office:value-type="string" calcext:value-type="string">
            <text:p>Virudhunagar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C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233156" calcext:value-type="float">
            <text:p>233156</text:p>
          </table:table-cell>
          <table:table-cell office:value-type="float" office:value="178630" calcext:value-type="float">
            <text:p>178630</text:p>
          </table:table-cell>
          <table:table-cell table:style-name="ce263" table:formula="of:=([.P206]/[.O206])*100" office:value-type="float" office:value="76.6139408807837" calcext:value-type="float">
            <text:p>76.61</text:p>
          </table:table-cell>
          <table:table-cell table:style-name="ce250" table:formula="of:=[.X206]-[.AC206]" office:value-type="float" office:value="36673" calcext:value-type="float">
            <text:p>36673</text:p>
          </table:table-cell>
          <table:table-cell table:style-name="ce270" table:formula="of:=([.R206]/[.P206])*100" office:value-type="float" office:value="20.5301461120752" calcext:value-type="float">
            <text:p>20.53</text:p>
          </table:table-cell>
          <table:table-cell table:style-name="ce263" table:formula="of:=[.Y206]+[.AD206]" office:value-type="float" office:value="78.1128589822538" calcext:value-type="float">
            <text:p>78.11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Chandra Prabha M</text:p>
          </table:table-cell>
          <table:table-cell office:value-type="float" office:value="88103" calcext:value-type="float">
            <text:p>88103</text:p>
          </table:table-cell>
          <table:table-cell table:formula="of:=([.X206]/[.P206])*100" office:value-type="float" office:value="49.3215025471645" calcext:value-type="float">
            <text:p>49.32</text:p>
          </table:table-cell>
          <table:table-cell table:style-name="ce287" office:value-type="string" calcext:value-type="string">
            <text:p>DMK+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uthukumar C</text:p>
          </table:table-cell>
          <table:table-cell office:value-type="float" office:value="51430" calcext:value-type="float">
            <text:p>51430</text:p>
          </table:table-cell>
          <table:table-cell table:style-name="ce265" table:formula="of:=([.AC206]/[.P206])*100" office:value-type="float" office:value="28.7913564350893" calcext:value-type="float">
            <text:p>28.79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Lingam P</text:p>
          </table:table-cell>
          <table:table-cell office:value-type="float" office:value="19415" calcext:value-type="float">
            <text:p>19415</text:p>
          </table:table-cell>
          <table:table-cell table:style-name="ce303" table:formula="of:=([.AH206]/[.P206])*100" office:value-type="float" office:value="10.8688350221127" calcext:value-type="float">
            <text:p>10.87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Ramasamy I</text:p>
          </table:table-cell>
          <table:table-cell office:value-type="float" office:value="5497" calcext:value-type="float">
            <text:p>5497</text:p>
          </table:table-cell>
          <table:table-cell table:formula="of:=([.AM206]/[.P206])*100" office:value-type="float" office:value="3.07731064210939" calcext:value-type="float">
            <text:p>3.08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Kalyanasundaram A</text:p>
          </table:table-cell>
          <table:table-cell office:value-type="float" office:value="3833" calcext:value-type="float">
            <text:p>3833</text:p>
          </table:table-cell>
          <table:table-cell table:formula="of:=([.AR206]/[.P206])*100" office:value-type="float" office:value="2.14577618541119" calcext:value-type="float">
            <text:p>2.15</text:p>
          </table:table-cell>
          <table:table-cell table:number-columns-repeated="1633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Sattur</text:p>
          </table:table-cell>
          <table:table-cell office:value-type="string" calcext:value-type="string">
            <text:p>Virudhunagar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es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Kamarajar</text:p>
          </table:table-cell>
          <table:table-cell office:value-type="float" office:value="224931" calcext:value-type="float">
            <text:p>224931</text:p>
          </table:table-cell>
          <table:table-cell office:value-type="float" office:value="175939" calcext:value-type="float">
            <text:p>175939</text:p>
          </table:table-cell>
          <table:table-cell table:style-name="ce263" table:formula="of:=([.P207]/[.O207])*100" office:value-type="float" office:value="78.2190983012568" calcext:value-type="float">
            <text:p>78.22</text:p>
          </table:table-cell>
          <table:table-cell table:style-name="ce250" table:formula="of:=[.X207]-[.AC207]" office:value-type="float" office:value="4427" calcext:value-type="float">
            <text:p>4427</text:p>
          </table:table-cell>
          <table:table-cell table:style-name="ce270" table:formula="of:=([.R207]/[.P207])*100" office:value-type="float" office:value="2.516213005644" calcext:value-type="float">
            <text:p>2.52</text:p>
          </table:table-cell>
          <table:table-cell table:style-name="ce263" table:formula="of:=[.Y207]+[.AD207]" office:value-type="float" office:value="78.7767351184217" calcext:value-type="float">
            <text:p>78.78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ubramanian S G</text:p>
          </table:table-cell>
          <table:table-cell office:value-type="float" office:value="71513" calcext:value-type="float">
            <text:p>71513</text:p>
          </table:table-cell>
          <table:table-cell table:formula="of:=([.X207]/[.P207])*100" office:value-type="float" office:value="40.6464740620329" calcext:value-type="float">
            <text:p>40.65</text:p>
          </table:table-cell>
          <table:table-cell table:style-name="ce287"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rinivasan V</text:p>
          </table:table-cell>
          <table:table-cell office:value-type="float" office:value="67086" calcext:value-type="float">
            <text:p>67086</text:p>
          </table:table-cell>
          <table:table-cell table:style-name="ce265" table:formula="of:=([.AC207]/[.P207])*100" office:value-type="float" office:value="38.1302610563889" calcext:value-type="float">
            <text:p>38.13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MDMK</text:p>
          </table:table-cell>
          <table:table-cell office:value-type="string" calcext:value-type="string">
            <text:p>Raguraman A R</text:p>
          </table:table-cell>
          <table:table-cell office:value-type="float" office:value="25442" calcext:value-type="float">
            <text:p>25442</text:p>
          </table:table-cell>
          <table:table-cell table:style-name="ce303" table:formula="of:=([.AH207]/[.P207])*100" office:value-type="float" office:value="14.4606937631793" calcext:value-type="float">
            <text:p>14.46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Gnanapandithan P</text:p>
          </table:table-cell>
          <table:table-cell office:value-type="float" office:value="3407" calcext:value-type="float">
            <text:p>3407</text:p>
          </table:table-cell>
          <table:table-cell table:formula="of:=([.AM207]/[.P207])*100" office:value-type="float" office:value="1.93646661627041" calcext:value-type="float">
            <text:p>1.94</text:p>
          </table:table-cell>
          <table:table-cell table:number-columns-repeated="2" table:style-name="ce238" office:value-type="string" calcext:value-type="string">
            <text:p>NTK</text:p>
          </table:table-cell>
          <table:table-cell office:value-type="string" calcext:value-type="string">
            <text:p>Muthuvel Nachiar S</text:p>
          </table:table-cell>
          <table:table-cell office:value-type="float" office:value="1520" calcext:value-type="float">
            <text:p>1520</text:p>
          </table:table-cell>
          <table:table-cell table:formula="of:=([.AR207]/[.P207])*100" office:value-type="float" office:value="0.863935795929271" calcext:value-type="float">
            <text:p>0.86</text:p>
          </table:table-cell>
          <table:table-cell table:number-columns-repeated="1633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ivakasi</text:p>
          </table:table-cell>
          <table:table-cell office:value-type="string" calcext:value-type="string">
            <text:p>Virudhunagar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Town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37773" calcext:value-type="float">
            <text:p>237773</text:p>
          </table:table-cell>
          <table:table-cell office:value-type="float" office:value="175702" calcext:value-type="float">
            <text:p>175702</text:p>
          </table:table-cell>
          <table:table-cell table:style-name="ce263" table:formula="of:=([.P208]/[.O208])*100" office:value-type="float" office:value="73.8948492890278" calcext:value-type="float">
            <text:p>73.89</text:p>
          </table:table-cell>
          <table:table-cell table:style-name="ce250" table:formula="of:=[.X208]-[.AC208]" office:value-type="float" office:value="14748" calcext:value-type="float">
            <text:p>14748</text:p>
          </table:table-cell>
          <table:table-cell table:style-name="ce270" table:formula="of:=([.R208]/[.P208])*100" office:value-type="float" office:value="8.39375761232086" calcext:value-type="float">
            <text:p>8.39</text:p>
          </table:table-cell>
          <table:table-cell table:style-name="ce263" table:formula="of:=[.Y208]+[.AD208]" office:value-type="float" office:value="78.9518616748813" calcext:value-type="float">
            <text:p>78.95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Rajenthrabhalaji K T</text:p>
          </table:table-cell>
          <table:table-cell office:value-type="float" office:value="76734" calcext:value-type="float">
            <text:p>76734</text:p>
          </table:table-cell>
          <table:table-cell table:formula="of:=([.X208]/[.P208])*100" office:value-type="float" office:value="43.6728096436011" calcext:value-type="float">
            <text:p>43.67</text:p>
          </table:table-cell>
          <table:table-cell table:style-name="ce287" office:value-type="string" calcext:value-type="string">
            <text:p>DMK+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Sreeraja C</text:p>
          </table:table-cell>
          <table:table-cell office:value-type="float" office:value="61986" calcext:value-type="float">
            <text:p>61986</text:p>
          </table:table-cell>
          <table:table-cell table:style-name="ce265" table:formula="of:=([.AC208]/[.P208])*100" office:value-type="float" office:value="35.2790520312802" calcext:value-type="float">
            <text:p>35.28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Sudhakaran R</text:p>
          </table:table-cell>
          <table:table-cell office:value-type="float" office:value="17379" calcext:value-type="float">
            <text:p>17379</text:p>
          </table:table-cell>
          <table:table-cell table:style-name="ce303" table:formula="of:=([.AH208]/[.P208])*100" office:value-type="float" office:value="9.89117938327395" calcext:value-type="float">
            <text:p>9.89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Parrathashaarathi A G</text:p>
          </table:table-cell>
          <table:table-cell office:value-type="float" office:value="6189" calcext:value-type="float">
            <text:p>6189</text:p>
          </table:table-cell>
          <table:table-cell table:formula="of:=([.AM208]/[.P208])*100" office:value-type="float" office:value="3.52244140647232" calcext:value-type="float">
            <text:p>3.52</text:p>
          </table:table-cell>
          <table:table-cell office:value-type="string" calcext:value-type="string">
            <text:p>NTK</text:p>
          </table:table-cell>
          <table:table-cell table:style-name="ce308" office:value-type="string" calcext:value-type="string">
            <text:p>NTK</text:p>
          </table:table-cell>
          <table:table-cell office:value-type="string" calcext:value-type="string">
            <text:p>Babu T</text:p>
          </table:table-cell>
          <table:table-cell office:value-type="float" office:value="3245" calcext:value-type="float">
            <text:p>3245</text:p>
          </table:table-cell>
          <table:table-cell table:formula="of:=([.AR208]/[.P208])*100" office:value-type="float" office:value="1.84687709872398" calcext:value-type="float">
            <text:p>1.85</text:p>
          </table:table-cell>
          <table:table-cell table:number-columns-repeated="16339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 office:value-type="string" calcext:value-type="string">
            <text:p>Virudhunagar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Tow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Kamarajar</text:p>
          </table:table-cell>
          <table:table-cell office:value-type="float" office:value="208304" calcext:value-type="float">
            <text:p>208304</text:p>
          </table:table-cell>
          <table:table-cell office:value-type="float" office:value="153347" calcext:value-type="float">
            <text:p>153347</text:p>
          </table:table-cell>
          <table:table-cell table:style-name="ce263" table:formula="of:=([.P209]/[.O209])*100" office:value-type="float" office:value="73.616925263077" calcext:value-type="float">
            <text:p>73.62</text:p>
          </table:table-cell>
          <table:table-cell table:style-name="ce250" table:formula="of:=[.X209]-[.AC209]" office:value-type="float" office:value="2870" calcext:value-type="float">
            <text:p>2870</text:p>
          </table:table-cell>
          <table:table-cell table:style-name="ce270" table:formula="of:=([.R209]/[.P209])*100" office:value-type="float" office:value="1.8715723163805" calcext:value-type="float">
            <text:p>1.87</text:p>
          </table:table-cell>
          <table:table-cell table:style-name="ce263" table:formula="of:=[.Y209]+[.AD209]" office:value-type="float" office:value="83.5542919000698" calcext:value-type="float">
            <text:p>83.55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eenivasan A R R</text:p>
          </table:table-cell>
          <table:table-cell office:value-type="float" office:value="65499" calcext:value-type="float">
            <text:p>65499</text:p>
          </table:table-cell>
          <table:table-cell table:formula="of:=([.X209]/[.P209])*100" office:value-type="float" office:value="42.7129321082251" calcext:value-type="float">
            <text:p>42.71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alanithi K</text:p>
          </table:table-cell>
          <table:table-cell office:value-type="float" office:value="62629" calcext:value-type="float">
            <text:p>62629</text:p>
          </table:table-cell>
          <table:table-cell table:style-name="ce265" table:formula="of:=([.AC209]/[.P209])*100" office:value-type="float" office:value="40.8413597918446" calcext:value-type="float">
            <text:p>40.84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Syed Kaja Shareef M</text:p>
          </table:table-cell>
          <table:table-cell office:value-type="float" office:value="10127" calcext:value-type="float">
            <text:p>10127</text:p>
          </table:table-cell>
          <table:table-cell table:style-name="ce303" table:formula="of:=([.AH209]/[.P209])*100" office:value-type="float" office:value="6.60397660208547" calcext:value-type="float">
            <text:p>6.60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Kamatchi S</text:p>
          </table:table-cell>
          <table:table-cell office:value-type="float" office:value="7013" calcext:value-type="float">
            <text:p>7013</text:p>
          </table:table-cell>
          <table:table-cell table:formula="of:=([.AM209]/[.P209])*100" office:value-type="float" office:value="4.57328803302314" calcext:value-type="float">
            <text:p>4.57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2835" calcext:value-type="float">
            <text:p>2835</text:p>
          </table:table-cell>
          <table:table-cell table:formula="of:=([.AR209]/[.P209])*100" office:value-type="float" office:value="1.84874826374171" calcext:value-type="float">
            <text:p>1.85</text:p>
          </table:table-cell>
          <table:table-cell table:number-columns-repeated="1633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Aruppukkottai</text:p>
          </table:table-cell>
          <table:table-cell office:value-type="string" calcext:value-type="string">
            <text:p>Virudhunagar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Town</text:p>
          </table:table-cell>
          <table:table-cell table:number-columns-repeated="7" office:value-type="string" calcext:value-type="string">
            <text:p>No</text:p>
          </table:table-cell>
          <table:table-cell office:value-type="string" calcext:value-type="string">
            <text:p>MGR</text:p>
          </table:table-cell>
          <table:table-cell office:value-type="float" office:value="208309" calcext:value-type="float">
            <text:p>208309</text:p>
          </table:table-cell>
          <table:table-cell office:value-type="float" office:value="164909" calcext:value-type="float">
            <text:p>164909</text:p>
          </table:table-cell>
          <table:table-cell table:style-name="ce263" table:formula="of:=([.P210]/[.O210])*100" office:value-type="float" office:value="79.1655665381717" calcext:value-type="float">
            <text:p>79.17</text:p>
          </table:table-cell>
          <table:table-cell table:style-name="ce250" table:formula="of:=[.X210]-[.AC210]" office:value-type="float" office:value="18054" calcext:value-type="float">
            <text:p>18054</text:p>
          </table:table-cell>
          <table:table-cell table:style-name="ce270" table:formula="of:=([.R210]/[.P210])*100" office:value-type="float" office:value="10.9478560903286" calcext:value-type="float">
            <text:p>10.95</text:p>
          </table:table-cell>
          <table:table-cell table:style-name="ce263" table:formula="of:=[.Y210]+[.AD210]" office:value-type="float" office:value="87.8763439230121" calcext:value-type="float">
            <text:p>87.88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Ramachandran K K S S R</text:p>
          </table:table-cell>
          <table:table-cell office:value-type="float" office:value="81485" calcext:value-type="float">
            <text:p>81485</text:p>
          </table:table-cell>
          <table:table-cell table:formula="of:=([.X210]/[.P210])*100" office:value-type="float" office:value="49.4121000066703" calcext:value-type="float">
            <text:p>49.41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Vaigaichelvan Dr</text:p>
          </table:table-cell>
          <table:table-cell office:value-type="float" office:value="63431" calcext:value-type="float">
            <text:p>63431</text:p>
          </table:table-cell>
          <table:table-cell table:style-name="ce265" table:formula="of:=([.AC210]/[.P210])*100" office:value-type="float" office:value="38.4642439163417" calcext:value-type="float">
            <text:p>38.46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Senthil Kumar S</text:p>
          </table:table-cell>
          <table:table-cell office:value-type="float" office:value="9817" calcext:value-type="float">
            <text:p>9817</text:p>
          </table:table-cell>
          <table:table-cell table:style-name="ce303" table:formula="of:=([.AH210]/[.P210])*100" office:value-type="float" office:value="5.95298012843447" calcext:value-type="float">
            <text:p>5.95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Vetrrivel R</text:p>
          </table:table-cell>
          <table:table-cell office:value-type="float" office:value="3223" calcext:value-type="float">
            <text:p>3223</text:p>
          </table:table-cell>
          <table:table-cell table:formula="of:=([.AM210]/[.P210])*100" office:value-type="float" office:value="1.95441122073386" calcext:value-type="float">
            <text:p>1.95</text:p>
          </table:table-cell>
          <table:table-cell office:value-type="string" calcext:value-type="string">
            <text:p>NOTA</text:p>
          </table:table-cell>
          <table:table-cell table:style-name="ce228" office:value-type="string" calcext:value-type="string">
            <text:p>NOTA</text:p>
          </table:table-cell>
          <table:table-cell office:value-type="string" calcext:value-type="string">
            <text:p>NOTA</text:p>
          </table:table-cell>
          <table:table-cell office:value-type="float" office:value="2509" calcext:value-type="float">
            <text:p>2509</text:p>
          </table:table-cell>
          <table:table-cell table:formula="of:=([.AR210]/[.P210])*100" office:value-type="float" office:value="1.52144516066437" calcext:value-type="float">
            <text:p>1.52</text:p>
          </table:table-cell>
          <table:table-cell table:number-columns-repeated="1633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Tiruchuli</text:p>
          </table:table-cell>
          <table:table-cell office:value-type="string" calcext:value-type="string">
            <text:p>Virudhunagar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Rural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07142" calcext:value-type="float">
            <text:p>207142</text:p>
          </table:table-cell>
          <table:table-cell office:value-type="float" office:value="167742" calcext:value-type="float">
            <text:p>167742</text:p>
          </table:table-cell>
          <table:table-cell table:style-name="ce263" table:formula="of:=([.P211]/[.O211])*100" office:value-type="float" office:value="80.9792316381999" calcext:value-type="float">
            <text:p>80.98</text:p>
          </table:table-cell>
          <table:table-cell table:style-name="ce250" table:formula="of:=[.X211]-[.AC211]" office:value-type="float" office:value="26577" calcext:value-type="float">
            <text:p>26577</text:p>
          </table:table-cell>
          <table:table-cell table:style-name="ce270" table:formula="of:=([.R211]/[.P211])*100" office:value-type="float" office:value="15.8439746753944" calcext:value-type="float">
            <text:p>15.84</text:p>
          </table:table-cell>
          <table:table-cell table:style-name="ce263" table:formula="of:=[.Y211]+[.AD211]" office:value-type="float" office:value="91.3766379320623" calcext:value-type="float">
            <text:p>91.38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Thangam Thenarasu</text:p>
          </table:table-cell>
          <table:table-cell office:value-type="float" office:value="89927" calcext:value-type="float">
            <text:p>89927</text:p>
          </table:table-cell>
          <table:table-cell table:formula="of:=([.X211]/[.P211])*100" office:value-type="float" office:value="53.6103063037284" calcext:value-type="float">
            <text:p>53.61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Dinesh Babu K</text:p>
          </table:table-cell>
          <table:table-cell office:value-type="float" office:value="63350" calcext:value-type="float">
            <text:p>63350</text:p>
          </table:table-cell>
          <table:table-cell table:style-name="ce265" table:formula="of:=([.AC211]/[.P211])*100" office:value-type="float" office:value="37.766331628334" calcext:value-type="float">
            <text:p>37.77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Raju T</text:p>
          </table:table-cell>
          <table:table-cell office:value-type="float" office:value="5799" calcext:value-type="float">
            <text:p>5799</text:p>
          </table:table-cell>
          <table:table-cell table:style-name="ce303" table:formula="of:=([.AH211]/[.P211])*100" office:value-type="float" office:value="3.4570948241943" calcext:value-type="float">
            <text:p>3.46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Ravirajan B</text:p>
          </table:table-cell>
          <table:table-cell office:value-type="float" office:value="1779" calcext:value-type="float">
            <text:p>1779</text:p>
          </table:table-cell>
          <table:table-cell table:formula="of:=([.AM211]/[.P211])*100" office:value-type="float" office:value="1.06055728440104" calcext:value-type="float">
            <text:p>1.06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328" calcext:value-type="float">
            <text:p>1328</text:p>
          </table:table-cell>
          <table:table-cell table:formula="of:=([.AR211]/[.P211])*100" office:value-type="float" office:value="0.791692003195384" calcext:value-type="float">
            <text:p>0.79</text:p>
          </table:table-cell>
          <table:table-cell table:number-columns-repeated="1633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Paramakudi</text:p>
          </table:table-cell>
          <table:table-cell office:value-type="string" calcext:value-type="string">
            <text:p>Ramanathapuram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Ramnad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C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float" office:value="245978" calcext:value-type="float">
            <text:p>245978</text:p>
          </table:table-cell>
          <table:table-cell office:value-type="float" office:value="169009" calcext:value-type="float">
            <text:p>169009</text:p>
          </table:table-cell>
          <table:table-cell table:style-name="ce263" table:formula="of:=([.P212]/[.O212])*100" office:value-type="float" office:value="68.7089902348991" calcext:value-type="float">
            <text:p>68.71</text:p>
          </table:table-cell>
          <table:table-cell table:style-name="ce250" table:formula="of:=[.X212]-[.AC212]" office:value-type="float" office:value="11389" calcext:value-type="float">
            <text:p>11389</text:p>
          </table:table-cell>
          <table:table-cell table:style-name="ce270" table:formula="of:=([.R212]/[.P212])*100" office:value-type="float" office:value="6.73869438905621" calcext:value-type="float">
            <text:p>6.74</text:p>
          </table:table-cell>
          <table:table-cell table:style-name="ce263" table:formula="of:=[.Y212]+[.AD212]" office:value-type="float" office:value="87.0480270281464" calcext:value-type="float">
            <text:p>87.05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Muthiah S Dr</text:p>
          </table:table-cell>
          <table:table-cell office:value-type="float" office:value="79254" calcext:value-type="float">
            <text:p>79254</text:p>
          </table:table-cell>
          <table:table-cell table:formula="of:=([.X212]/[.P212])*100" office:value-type="float" office:value="46.8933607086013" calcext:value-type="float">
            <text:p>46.89</text:p>
          </table:table-cell>
          <table:table-cell table:style-name="ce287"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Thisaiveeran U</text:p>
          </table:table-cell>
          <table:table-cell office:value-type="float" office:value="67865" calcext:value-type="float">
            <text:p>67865</text:p>
          </table:table-cell>
          <table:table-cell table:style-name="ce265" table:formula="of:=([.AC212]/[.P212])*100" office:value-type="float" office:value="40.1546663195451" calcext:value-type="float">
            <text:p>40.15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Balaganapathy V Pon</text:p>
          </table:table-cell>
          <table:table-cell office:value-type="float" office:value="9537" calcext:value-type="float">
            <text:p>9537</text:p>
          </table:table-cell>
          <table:table-cell table:style-name="ce303" table:formula="of:=([.AH212]/[.P212])*100" office:value-type="float" office:value="5.64289475708394" calcext:value-type="float">
            <text:p>5.64</text:p>
          </table:table-cell>
          <table:table-cell office:value-type="string" calcext:value-type="string">
            <text:p>MNK</text:p>
          </table:table-cell>
          <table:table-cell office:value-type="string" calcext:value-type="string">
            <text:p>VCK</text:p>
          </table:table-cell>
          <table:table-cell office:value-type="string" calcext:value-type="string">
            <text:p>Irulan M</text:p>
          </table:table-cell>
          <table:table-cell office:value-type="float" office:value="3780" calcext:value-type="float">
            <text:p>3780</text:p>
          </table:table-cell>
          <table:table-cell table:formula="of:=([.AM212]/[.P212])*100" office:value-type="float" office:value="2.23656728339911" calcext:value-type="float">
            <text:p>2.24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Hemalatha V</text:p>
          </table:table-cell>
          <table:table-cell office:value-type="float" office:value="2655" calcext:value-type="float">
            <text:p>2655</text:p>
          </table:table-cell>
          <table:table-cell table:formula="of:=([.AR212]/[.P212])*100" office:value-type="float" office:value="1.57092225857795" calcext:value-type="float">
            <text:p>1.57</text:p>
          </table:table-cell>
          <table:table-cell table:number-columns-repeated="1633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Tiruvadanai</text:p>
          </table:table-cell>
          <table:table-cell office:value-type="string" calcext:value-type="string">
            <text:p>Ramanathapuram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Ramnad</text:p>
          </table:table-cell>
          <table:table-cell office:value-type="string" calcext:value-type="string">
            <text:p>Rural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No</text:p>
          </table:table-cell>
          <table:table-cell office:value-type="float" office:value="273644" calcext:value-type="float">
            <text:p>273644</text:p>
          </table:table-cell>
          <table:table-cell office:value-type="float" office:value="186649" calcext:value-type="float">
            <text:p>186649</text:p>
          </table:table-cell>
          <table:table-cell table:style-name="ce263" table:formula="of:=([.P213]/[.O213])*100" office:value-type="float" office:value="68.2086945081931" calcext:value-type="float">
            <text:p>68.21</text:p>
          </table:table-cell>
          <table:table-cell table:style-name="ce250" table:formula="of:=[.X213]-[.AC213]" office:value-type="float" office:value="8696" calcext:value-type="float">
            <text:p>8696</text:p>
          </table:table-cell>
          <table:table-cell table:style-name="ce270" table:formula="of:=([.R213]/[.P213])*100" office:value-type="float" office:value="4.65901237081367" calcext:value-type="float">
            <text:p>4.66</text:p>
          </table:table-cell>
          <table:table-cell table:style-name="ce263" table:formula="of:=[.Y213]+[.AD213]" office:value-type="float" office:value="77.6194889873506" calcext:value-type="float">
            <text:p>77.62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arunaas</text:p>
          </table:table-cell>
          <table:table-cell office:value-type="float" office:value="76786" calcext:value-type="float">
            <text:p>76786</text:p>
          </table:table-cell>
          <table:table-cell table:formula="of:=([.X213]/[.P213])*100" office:value-type="float" office:value="41.1392506790821" calcext:value-type="float">
            <text:p>41.14</text:p>
          </table:table-cell>
          <table:table-cell table:style-name="ce287"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Thivakaran S P</text:p>
          </table:table-cell>
          <table:table-cell office:value-type="float" office:value="68090" calcext:value-type="float">
            <text:p>68090</text:p>
          </table:table-cell>
          <table:table-cell table:style-name="ce265" table:formula="of:=([.AC213]/[.P213])*100" office:value-type="float" office:value="36.4802383082685" calcext:value-type="float">
            <text:p>36.48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Dhevanathan Yadav T</text:p>
          </table:table-cell>
          <table:table-cell office:value-type="float" office:value="11842" calcext:value-type="float">
            <text:p>11842</text:p>
          </table:table-cell>
          <table:table-cell table:style-name="ce303" table:formula="of:=([.AH213]/[.P213])*100" office:value-type="float" office:value="6.34452903578374" calcext:value-type="float">
            <text:p>6.34</text:p>
          </table:table-cell>
          <table:table-cell office:value-type="string" calcext:value-type="string">
            <text:p>Independant</text:p>
          </table:table-cell>
          <table:table-cell office:value-type="string" calcext:value-type="string">
            <text:p>TMMK</text:p>
          </table:table-cell>
          <table:table-cell office:value-type="string" calcext:value-type="string">
            <text:p>John Pandian B</text:p>
          </table:table-cell>
          <table:table-cell office:value-type="float" office:value="9597" calcext:value-type="float">
            <text:p>9597</text:p>
          </table:table-cell>
          <table:table-cell table:formula="of:=([.AM213]/[.P213])*100" office:value-type="float" office:value="5.14173662864521" calcext:value-type="float">
            <text:p>5.14</text:p>
          </table:table-cell>
          <table:table-cell office:value-type="string" calcext:value-type="string">
            <text:p>MNK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Manimaran V</text:p>
          </table:table-cell>
          <table:table-cell office:value-type="float" office:value="4913" calcext:value-type="float">
            <text:p>4913</text:p>
          </table:table-cell>
          <table:table-cell table:formula="of:=([.AR213]/[.P213])*100" office:value-type="float" office:value="2.63221340591163" calcext:value-type="float">
            <text:p>2.63</text:p>
          </table:table-cell>
          <table:table-cell table:number-columns-repeated="16339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 office:value-type="string" calcext:value-type="string">
            <text:p>Ramanathapuram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Ramnad</text:p>
          </table:table-cell>
          <table:table-cell office:value-type="string" calcext:value-type="string">
            <text:p>Town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MAMA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284405" calcext:value-type="float">
            <text:p>284405</text:p>
          </table:table-cell>
          <table:table-cell office:value-type="float" office:value="193002" calcext:value-type="float">
            <text:p>193002</text:p>
          </table:table-cell>
          <table:table-cell table:style-name="ce263" table:formula="of:=([.P214]/[.O214])*100" office:value-type="float" office:value="67.8616761308697" calcext:value-type="float">
            <text:p>67.86</text:p>
          </table:table-cell>
          <table:table-cell table:style-name="ce250" table:formula="of:=[.X214]-[.AC214]" office:value-type="float" office:value="33222" calcext:value-type="float">
            <text:p>33222</text:p>
          </table:table-cell>
          <table:table-cell table:style-name="ce270" table:formula="of:=([.R214]/[.P214])*100" office:value-type="float" office:value="17.2132931264961" calcext:value-type="float">
            <text:p>17.21</text:p>
          </table:table-cell>
          <table:table-cell table:style-name="ce263" table:formula="of:=[.Y214]+[.AD214]" office:value-type="float" office:value="75.3919648501052" calcext:value-type="float">
            <text:p>75.39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Manikandan M</text:p>
          </table:table-cell>
          <table:table-cell office:value-type="float" office:value="89365" calcext:value-type="float">
            <text:p>89365</text:p>
          </table:table-cell>
          <table:table-cell table:formula="of:=([.X214]/[.P214])*100" office:value-type="float" office:value="46.3026289883006" calcext:value-type="float">
            <text:p>46.30</text:p>
          </table:table-cell>
          <table:table-cell table:style-name="ce287" office:value-type="string" calcext:value-type="string">
            <text:p>DMK+</text:p>
          </table:table-cell>
          <table:table-cell office:value-type="string" calcext:value-type="string">
            <text:p>MAMAK</text:p>
          </table:table-cell>
          <table:table-cell office:value-type="string" calcext:value-type="string">
            <text:p>Jawahirullah M H</text:p>
          </table:table-cell>
          <table:table-cell office:value-type="float" office:value="56143" calcext:value-type="float">
            <text:p>56143</text:p>
          </table:table-cell>
          <table:table-cell table:style-name="ce265" table:formula="of:=([.AC214]/[.P214])*100" office:value-type="float" office:value="29.0893358618045" calcext:value-type="float">
            <text:p>29.09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Singai Jinnah M A</text:p>
          </table:table-cell>
          <table:table-cell office:value-type="float" office:value="16353" calcext:value-type="float">
            <text:p>16353</text:p>
          </table:table-cell>
          <table:table-cell table:style-name="ce303" table:formula="of:=([.AH214]/[.P214])*100" office:value-type="float" office:value="8.4729691920291" calcext:value-type="float">
            <text:p>8.47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Kannan D</text:p>
          </table:table-cell>
          <table:table-cell office:value-type="float" office:value="15029" calcext:value-type="float">
            <text:p>15029</text:p>
          </table:table-cell>
          <table:table-cell table:formula="of:=([.AM214]/[.P214])*100" office:value-type="float" office:value="7.78696593817681" calcext:value-type="float">
            <text:p>7.79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Sivakumar K</text:p>
          </table:table-cell>
          <table:table-cell office:value-type="float" office:value="4001" calcext:value-type="float">
            <text:p>4001</text:p>
          </table:table-cell>
          <table:table-cell table:formula="of:=([.AR214]/[.P214])*100" office:value-type="float" office:value="2.07303551258536" calcext:value-type="float">
            <text:p>2.07</text:p>
          </table:table-cell>
          <table:table-cell table:number-columns-repeated="1633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Mudhukulathur</text:p>
          </table:table-cell>
          <table:table-cell office:value-type="string" calcext:value-type="string">
            <text:p>Ramanathapuram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Ramnad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est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297394" calcext:value-type="float">
            <text:p>297394</text:p>
          </table:table-cell>
          <table:table-cell office:value-type="float" office:value="203276" calcext:value-type="float">
            <text:p>203276</text:p>
          </table:table-cell>
          <table:table-cell table:style-name="ce263" table:formula="of:=([.P215]/[.O215])*100" office:value-type="float" office:value="68.3524213669408" calcext:value-type="float">
            <text:p>68.35</text:p>
          </table:table-cell>
          <table:table-cell table:style-name="ce250" table:formula="of:=[.X215]-[.AC215]" office:value-type="float" office:value="13348" calcext:value-type="float">
            <text:p>13348</text:p>
          </table:table-cell>
          <table:table-cell table:style-name="ce270" table:formula="of:=([.R215]/[.P215])*100" office:value-type="float" office:value="6.56644168519648" calcext:value-type="float">
            <text:p>6.57</text:p>
          </table:table-cell>
          <table:table-cell table:style-name="ce263" table:formula="of:=[.Y215]+[.AD215]" office:value-type="float" office:value="86.8494067179598" calcext:value-type="float">
            <text:p>86.85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Pandi S</text:p>
          </table:table-cell>
          <table:table-cell office:value-type="float" office:value="94946" calcext:value-type="float">
            <text:p>94946</text:p>
          </table:table-cell>
          <table:table-cell table:formula="of:=([.X215]/[.P215])*100" office:value-type="float" office:value="46.7079242015782" calcext:value-type="float">
            <text:p>46.71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eerthika M</text:p>
          </table:table-cell>
          <table:table-cell office:value-type="float" office:value="81598" calcext:value-type="float">
            <text:p>81598</text:p>
          </table:table-cell>
          <table:table-cell table:style-name="ce265" table:formula="of:=([.AC215]/[.P215])*100" office:value-type="float" office:value="40.1414825163817" calcext:value-type="float">
            <text:p>40.14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MDMK</text:p>
          </table:table-cell>
          <table:table-cell office:value-type="string" calcext:value-type="string">
            <text:p>Rajkumar P</text:p>
          </table:table-cell>
          <table:table-cell office:value-type="float" office:value="8800" calcext:value-type="float">
            <text:p>8800</text:p>
          </table:table-cell>
          <table:table-cell table:style-name="ce303" table:formula="of:=([.AH215]/[.P215])*100" office:value-type="float" office:value="4.32908951376454" calcext:value-type="float">
            <text:p>4.33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Arasakumar B T</text:p>
          </table:table-cell>
          <table:table-cell office:value-type="float" office:value="5408" calcext:value-type="float">
            <text:p>5408</text:p>
          </table:table-cell>
          <table:table-cell table:formula="of:=([.AM215]/[.P215])*100" office:value-type="float" office:value="2.66042228300439" calcext:value-type="float">
            <text:p>2.66</text:p>
          </table:table-cell>
          <table:table-cell table:number-columns-repeated="2" office:value-type="string" calcext:value-type="string">
            <text:p>SDPI</text:p>
          </table:table-cell>
          <table:table-cell office:value-type="string" calcext:value-type="string">
            <text:p>Mohamed Ishak S</text:p>
          </table:table-cell>
          <table:table-cell office:value-type="float" office:value="2103" calcext:value-type="float">
            <text:p>2103</text:p>
          </table:table-cell>
          <table:table-cell table:formula="of:=([.AR215]/[.P215])*100" office:value-type="float" office:value="1.03455400539168" calcext:value-type="float">
            <text:p>1.03</text:p>
          </table:table-cell>
          <table:table-cell table:number-columns-repeated="1633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Vilathikulam</text:p>
          </table:table-cell>
          <table:table-cell office:value-type="string" calcext:value-type="string">
            <text:p>Thoothukud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Rural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float" office:value="205689" calcext:value-type="float">
            <text:p>205689</text:p>
          </table:table-cell>
          <table:table-cell office:value-type="float" office:value="152795" calcext:value-type="float">
            <text:p>152795</text:p>
          </table:table-cell>
          <table:table-cell table:style-name="ce263" table:formula="of:=([.P216]/[.O216])*100" office:value-type="float" office:value="74.2844780226458" calcext:value-type="float">
            <text:p>74.28</text:p>
          </table:table-cell>
          <table:table-cell table:style-name="ce250" table:formula="of:=[.X216]-[.AC216]" office:value-type="float" office:value="18718" calcext:value-type="float">
            <text:p>18718</text:p>
          </table:table-cell>
          <table:table-cell table:style-name="ce270" table:formula="of:=([.R216]/[.P216])*100" office:value-type="float" office:value="12.2504008639026" calcext:value-type="float">
            <text:p>12.25</text:p>
          </table:table-cell>
          <table:table-cell table:style-name="ce263" table:formula="of:=[.Y216]+[.AD216]" office:value-type="float" office:value="81.3338132792303" calcext:value-type="float">
            <text:p>81.33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Uma Maheswari K</text:p>
          </table:table-cell>
          <table:table-cell office:value-type="float" office:value="71496" calcext:value-type="float">
            <text:p>71496</text:p>
          </table:table-cell>
          <table:table-cell table:formula="of:=([.X216]/[.P216])*100" office:value-type="float" office:value="46.7921070715665" calcext:value-type="float">
            <text:p>46.79</text:p>
          </table:table-cell>
          <table:table-cell table:style-name="ce287"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Beemaraj S</text:p>
          </table:table-cell>
          <table:table-cell office:value-type="float" office:value="52778" calcext:value-type="float">
            <text:p>52778</text:p>
          </table:table-cell>
          <table:table-cell table:style-name="ce265" table:formula="of:=([.AC216]/[.P216])*100" office:value-type="float" office:value="34.5417062076639" calcext:value-type="float">
            <text:p>34.54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TMC</text:p>
          </table:table-cell>
          <table:table-cell office:value-type="string" calcext:value-type="string">
            <text:p>Kathirvel P</text:p>
          </table:table-cell>
          <table:table-cell office:value-type="float" office:value="15030" calcext:value-type="float">
            <text:p>15030</text:p>
          </table:table-cell>
          <table:table-cell table:style-name="ce303" table:formula="of:=([.AH216]/[.P216])*100" office:value-type="float" office:value="9.83670931640433" calcext:value-type="float">
            <text:p>9.84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Rama Moorthy P</text:p>
          </table:table-cell>
          <table:table-cell office:value-type="float" office:value="6441" calcext:value-type="float">
            <text:p>6441</text:p>
          </table:table-cell>
          <table:table-cell table:formula="of:=([.AM216]/[.P216])*100" office:value-type="float" office:value="4.2154520763114" calcext:value-type="float">
            <text:p>4.22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Marudhanayagam G N</text:p>
          </table:table-cell>
          <table:table-cell office:value-type="float" office:value="1766" calcext:value-type="float">
            <text:p>1766</text:p>
          </table:table-cell>
          <table:table-cell table:formula="of:=([.AR216]/[.P216])*100" office:value-type="float" office:value="1.15579698288557" calcext:value-type="float">
            <text:p>1.16</text:p>
          </table:table-cell>
          <table:table-cell table:number-columns-repeated="1633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Thoothukkudi</text:p>
          </table:table-cell>
          <table:table-cell office:value-type="string" calcext:value-type="string">
            <text:p>Thoothukud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73187" calcext:value-type="float">
            <text:p>273187</text:p>
          </table:table-cell>
          <table:table-cell office:value-type="float" office:value="189488" calcext:value-type="float">
            <text:p>189488</text:p>
          </table:table-cell>
          <table:table-cell table:style-name="ce263" table:formula="of:=([.P217]/[.O217])*100" office:value-type="float" office:value="69.3620121016007" calcext:value-type="float">
            <text:p>69.36</text:p>
          </table:table-cell>
          <table:table-cell table:style-name="ce250" table:formula="of:=[.X217]-[.AC217]" office:value-type="float" office:value="20908" calcext:value-type="float">
            <text:p>20908</text:p>
          </table:table-cell>
          <table:table-cell table:style-name="ce270" table:formula="of:=([.R217]/[.P217])*100" office:value-type="float" office:value="11.0339441020012" calcext:value-type="float">
            <text:p>11.03</text:p>
          </table:table-cell>
          <table:table-cell table:style-name="ce263" table:formula="of:=[.Y217]+[.AD217]" office:value-type="float" office:value="81.8954234568944" calcext:value-type="float">
            <text:p>81.90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Geetha Jeevan P</text:p>
          </table:table-cell>
          <table:table-cell office:value-type="float" office:value="88045" calcext:value-type="float">
            <text:p>88045</text:p>
          </table:table-cell>
          <table:table-cell table:formula="of:=([.X217]/[.P217])*100" office:value-type="float" office:value="46.4646837794478" calcext:value-type="float">
            <text:p>46.46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Chellapandian S T</text:p>
          </table:table-cell>
          <table:table-cell office:value-type="float" office:value="67137" calcext:value-type="float">
            <text:p>67137</text:p>
          </table:table-cell>
          <table:table-cell table:style-name="ce265" table:formula="of:=([.AC217]/[.P217])*100" office:value-type="float" office:value="35.4307396774466" calcext:value-type="float">
            <text:p>35.43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MDMK</text:p>
          </table:table-cell>
          <table:table-cell office:value-type="string" calcext:value-type="string">
            <text:p>Fatima</text:p>
          </table:table-cell>
          <table:table-cell office:value-type="float" office:value="17798" calcext:value-type="float">
            <text:p>17798</text:p>
          </table:table-cell>
          <table:table-cell table:style-name="ce303" table:formula="of:=([.AH217]/[.P217])*100" office:value-type="float" office:value="9.39267921979228" calcext:value-type="float">
            <text:p>9.39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Kanagaraj M R</text:p>
          </table:table-cell>
          <table:table-cell office:value-type="float" office:value="6250" calcext:value-type="float">
            <text:p>6250</text:p>
          </table:table-cell>
          <table:table-cell table:formula="of:=([.AM217]/[.P217])*100" office:value-type="float" office:value="3.29836190154522" calcext:value-type="float">
            <text:p>3.30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Maria Judy Hema P</text:p>
          </table:table-cell>
          <table:table-cell office:value-type="float" office:value="3733" calcext:value-type="float">
            <text:p>3733</text:p>
          </table:table-cell>
          <table:table-cell table:formula="of:=([.AR217]/[.P217])*100" office:value-type="float" office:value="1.97004559655493" calcext:value-type="float">
            <text:p>1.97</text:p>
          </table:table-cell>
          <table:table-cell table:number-columns-repeated="1633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Tiruchendur</text:p>
          </table:table-cell>
          <table:table-cell office:value-type="string" calcext:value-type="string">
            <text:p>Thoothukud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Rural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27058" calcext:value-type="float">
            <text:p>227058</text:p>
          </table:table-cell>
          <table:table-cell office:value-type="float" office:value="166808" calcext:value-type="float">
            <text:p>166808</text:p>
          </table:table-cell>
          <table:table-cell table:style-name="ce263" table:formula="of:=([.P218]/[.O218])*100" office:value-type="float" office:value="73.464929665548" calcext:value-type="float">
            <text:p>73.46</text:p>
          </table:table-cell>
          <table:table-cell table:style-name="ce250" table:formula="of:=[.X218]-[.AC218]" office:value-type="float" office:value="26001" calcext:value-type="float">
            <text:p>26001</text:p>
          </table:table-cell>
          <table:table-cell table:style-name="ce270" table:formula="of:=([.R218]/[.P218])*100" office:value-type="float" office:value="15.5873819001487" calcext:value-type="float">
            <text:p>15.59</text:p>
          </table:table-cell>
          <table:table-cell table:style-name="ce263" table:formula="of:=[.Y218]+[.AD218]" office:value-type="float" office:value="90.3511821974965" calcext:value-type="float">
            <text:p>90.35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Anitha R Radhakrishnan</text:p>
          </table:table-cell>
          <table:table-cell office:value-type="float" office:value="88357" calcext:value-type="float">
            <text:p>88357</text:p>
          </table:table-cell>
          <table:table-cell table:formula="of:=([.X218]/[.P218])*100" office:value-type="float" office:value="52.9692820488226" calcext:value-type="float">
            <text:p>52.97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arathkumar R</text:p>
          </table:table-cell>
          <table:table-cell office:value-type="float" office:value="62356" calcext:value-type="float">
            <text:p>62356</text:p>
          </table:table-cell>
          <table:table-cell table:style-name="ce265" table:formula="of:=([.AC218]/[.P218])*100" office:value-type="float" office:value="37.3819001486739" calcext:value-type="float">
            <text:p>37.38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Senthilkumar S A</text:p>
          </table:table-cell>
          <table:table-cell office:value-type="float" office:value="6330" calcext:value-type="float">
            <text:p>6330</text:p>
          </table:table-cell>
          <table:table-cell table:style-name="ce303" table:formula="of:=([.AH218]/[.P218])*100" office:value-type="float" office:value="3.79478202484293" calcext:value-type="float">
            <text:p>3.79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Jeyaraman V</text:p>
          </table:table-cell>
          <table:table-cell office:value-type="float" office:value="4289" calcext:value-type="float">
            <text:p>4289</text:p>
          </table:table-cell>
          <table:table-cell table:formula="of:=([.AM218]/[.P218])*100" office:value-type="float" office:value="2.5712196057743" calcext:value-type="float">
            <text:p>2.57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Gloriyan S</text:p>
          </table:table-cell>
          <table:table-cell office:value-type="float" office:value="2041" calcext:value-type="float">
            <text:p>2041</text:p>
          </table:table-cell>
          <table:table-cell table:formula="of:=([.AR218]/[.P218])*100" office:value-type="float" office:value="1.22356241906863" calcext:value-type="float">
            <text:p>1.22</text:p>
          </table:table-cell>
          <table:table-cell table:number-columns-repeated="1633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rivaikuntam</text:p>
          </table:table-cell>
          <table:table-cell office:value-type="string" calcext:value-type="string">
            <text:p>Thoothukud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Rural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No</text:p>
          </table:table-cell>
          <table:table-cell office:value-type="float" office:value="207471" calcext:value-type="float">
            <text:p>207471</text:p>
          </table:table-cell>
          <table:table-cell office:value-type="float" office:value="155366" calcext:value-type="float">
            <text:p>155366</text:p>
          </table:table-cell>
          <table:table-cell table:style-name="ce263" table:formula="of:=([.P219]/[.O219])*100" office:value-type="float" office:value="74.885646668691" calcext:value-type="float">
            <text:p>74.89</text:p>
          </table:table-cell>
          <table:table-cell table:style-name="ce250" table:formula="of:=[.X219]-[.AC219]" office:value-type="float" office:value="3531" calcext:value-type="float">
            <text:p>3531</text:p>
          </table:table-cell>
          <table:table-cell table:style-name="ce270" table:formula="of:=([.R219]/[.P219])*100" office:value-type="float" office:value="2.272698016297" calcext:value-type="float">
            <text:p>2.27</text:p>
          </table:table-cell>
          <table:table-cell table:style-name="ce263" table:formula="of:=[.Y219]+[.AD219]" office:value-type="float" office:value="81.6555745787367" calcext:value-type="float">
            <text:p>81.66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hanmuganathan S P</text:p>
          </table:table-cell>
          <table:table-cell office:value-type="float" office:value="65198" calcext:value-type="float">
            <text:p>65198</text:p>
          </table:table-cell>
          <table:table-cell table:formula="of:=([.X219]/[.P219])*100" office:value-type="float" office:value="41.9641362975168" calcext:value-type="float">
            <text:p>41.96</text:p>
          </table:table-cell>
          <table:table-cell table:style-name="ce287" office:value-type="string" calcext:value-type="string">
            <text:p>DMK+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Rani Venkatesan V</text:p>
          </table:table-cell>
          <table:table-cell office:value-type="float" office:value="61667" calcext:value-type="float">
            <text:p>61667</text:p>
          </table:table-cell>
          <table:table-cell table:style-name="ce265" table:formula="of:=([.AC219]/[.P219])*100" office:value-type="float" office:value="39.6914382812198" calcext:value-type="float">
            <text:p>39.69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Selvaraj S</text:p>
          </table:table-cell>
          <table:table-cell office:value-type="float" office:value="9582" calcext:value-type="float">
            <text:p>9582</text:p>
          </table:table-cell>
          <table:table-cell table:style-name="ce303" table:formula="of:=([.AH219]/[.P219])*100" office:value-type="float" office:value="6.16737252680767" calcext:value-type="float">
            <text:p>6.17</text:p>
          </table:table-cell>
          <table:table-cell office:value-type="string" calcext:value-type="string">
            <text:p>MNK</text:p>
          </table:table-cell>
          <table:table-cell office:value-type="string" calcext:value-type="string">
            <text:p>TMC</text:p>
          </table:table-cell>
          <table:table-cell office:value-type="string" calcext:value-type="string">
            <text:p>Vijayaseelan Sdr</text:p>
          </table:table-cell>
          <table:table-cell office:value-type="float" office:value="6203" calcext:value-type="float">
            <text:p>6203</text:p>
          </table:table-cell>
          <table:table-cell table:formula="of:=([.AM219]/[.P219])*100" office:value-type="float" office:value="3.99250801333625" calcext:value-type="float">
            <text:p>3.99</text:p>
          </table:table-cell>
          <table:table-cell office:value-type="string" calcext:value-type="string">
            <text:p>Independant</text:p>
          </table:table-cell>
          <table:table-cell office:value-type="string" calcext:value-type="string">
            <text:p>AIFB</text:p>
          </table:table-cell>
          <table:table-cell office:value-type="string" calcext:value-type="string">
            <text:p>Muthurammalingam S</text:p>
          </table:table-cell>
          <table:table-cell office:value-type="float" office:value="3764" calcext:value-type="float">
            <text:p>3764</text:p>
          </table:table-cell>
          <table:table-cell table:formula="of:=([.AR219]/[.P219])*100" office:value-type="float" office:value="2.42266647786517" calcext:value-type="float">
            <text:p>2.42</text:p>
          </table:table-cell>
          <table:table-cell table:number-columns-repeated="1633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Ottapidaram</text:p>
          </table:table-cell>
          <table:table-cell office:value-type="string" calcext:value-type="string">
            <text:p>Thoothukud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T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220737" calcext:value-type="float">
            <text:p>220737</text:p>
          </table:table-cell>
          <table:table-cell office:value-type="float" office:value="160395" calcext:value-type="float">
            <text:p>160395</text:p>
          </table:table-cell>
          <table:table-cell table:style-name="ce263" table:formula="of:=([.P220]/[.O220])*100" office:value-type="float" office:value="72.6633958058685" calcext:value-type="float">
            <text:p>72.66</text:p>
          </table:table-cell>
          <table:table-cell table:style-name="ce250" table:formula="of:=[.X220]-[.AC220]" office:value-type="float" office:value="493" calcext:value-type="float">
            <text:p>493</text:p>
          </table:table-cell>
          <table:table-cell table:style-name="ce270" table:formula="of:=([.R220]/[.P220])*100" office:value-type="float" office:value="0.307366189719131" calcext:value-type="float">
            <text:p>0.31</text:p>
          </table:table-cell>
          <table:table-cell table:style-name="ce263" table:formula="of:=[.Y220]+[.AD220]" office:value-type="float" office:value="80.8310732878207" calcext:value-type="float">
            <text:p>80.83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undararaj R</text:p>
          </table:table-cell>
          <table:table-cell office:value-type="float" office:value="65071" calcext:value-type="float">
            <text:p>65071</text:p>
          </table:table-cell>
          <table:table-cell table:formula="of:=([.X220]/[.P220])*100" office:value-type="float" office:value="40.5692197387699" calcext:value-type="float">
            <text:p>40.57</text:p>
          </table:table-cell>
          <table:table-cell table:style-name="ce287" office:value-type="string" calcext:value-type="string">
            <text:p>DMK+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Krishnasamy K Dr</text:p>
          </table:table-cell>
          <table:table-cell office:value-type="float" office:value="64578" calcext:value-type="float">
            <text:p>64578</text:p>
          </table:table-cell>
          <table:table-cell table:style-name="ce265" table:formula="of:=([.AC220]/[.P220])*100" office:value-type="float" office:value="40.2618535490508" calcext:value-type="float">
            <text:p>40.26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Arumuganainar S</text:p>
          </table:table-cell>
          <table:table-cell office:value-type="float" office:value="14127" calcext:value-type="float">
            <text:p>14127</text:p>
          </table:table-cell>
          <table:table-cell table:style-name="ce303" table:formula="of:=([.AH220]/[.P220])*100" office:value-type="float" office:value="8.80763116057234" calcext:value-type="float">
            <text:p>8.81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Santhanakumar A</text:p>
          </table:table-cell>
          <table:table-cell office:value-type="float" office:value="5931" calcext:value-type="float">
            <text:p>5931</text:p>
          </table:table-cell>
          <table:table-cell table:formula="of:=([.AM220]/[.P220])*100" office:value-type="float" office:value="3.69774618909567" calcext:value-type="float">
            <text:p>3.70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Muthukrishan T</text:p>
          </table:table-cell>
          <table:table-cell office:value-type="float" office:value="3792" calcext:value-type="float">
            <text:p>3792</text:p>
          </table:table-cell>
          <table:table-cell table:formula="of:=([.AR220]/[.P220])*100" office:value-type="float" office:value="2.36416347142991" calcext:value-type="float">
            <text:p>2.36</text:p>
          </table:table-cell>
          <table:table-cell table:number-columns-repeated="1633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Kovilpatti</text:p>
          </table:table-cell>
          <table:table-cell office:value-type="string" calcext:value-type="string">
            <text:p>Thoothukud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No</text:p>
          </table:table-cell>
          <table:table-cell office:value-type="float" office:value="248279" calcext:value-type="float">
            <text:p>248279</text:p>
          </table:table-cell>
          <table:table-cell office:value-type="float" office:value="165607" calcext:value-type="float">
            <text:p>165607</text:p>
          </table:table-cell>
          <table:table-cell table:style-name="ce263" table:formula="of:=([.P221]/[.O221])*100" office:value-type="float" office:value="66.701976405576" calcext:value-type="float">
            <text:p>66.70</text:p>
          </table:table-cell>
          <table:table-cell table:style-name="ce250" table:formula="of:=[.X221]-[.AC221]" office:value-type="float" office:value="428" calcext:value-type="float">
            <text:p>428</text:p>
          </table:table-cell>
          <table:table-cell table:style-name="ce270" table:formula="of:=([.R221]/[.P221])*100" office:value-type="float" office:value="0.258443181749564" calcext:value-type="float">
            <text:p>0.26</text:p>
          </table:table-cell>
          <table:table-cell table:style-name="ce263" table:formula="of:=[.Y221]+[.AD221]" office:value-type="float" office:value="77.6537223668082" calcext:value-type="float">
            <text:p>77.65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adambur Raju C</text:p>
          </table:table-cell>
          <table:table-cell office:value-type="float" office:value="64514" calcext:value-type="float">
            <text:p>64514</text:p>
          </table:table-cell>
          <table:table-cell table:formula="of:=([.X221]/[.P221])*100" office:value-type="float" office:value="38.9560827742789" calcext:value-type="float">
            <text:p>38.96</text:p>
          </table:table-cell>
          <table:table-cell table:style-name="ce287"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A Subramanian</text:p>
          </table:table-cell>
          <table:table-cell office:value-type="float" office:value="64086" calcext:value-type="float">
            <text:p>64086</text:p>
          </table:table-cell>
          <table:table-cell table:style-name="ce265" table:formula="of:=([.AC221]/[.P221])*100" office:value-type="float" office:value="38.6976395925293" calcext:value-type="float">
            <text:p>38.70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MDMK</text:p>
          </table:table-cell>
          <table:table-cell office:value-type="string" calcext:value-type="string">
            <text:p>Vinayaka Ramesh</text:p>
          </table:table-cell>
          <table:table-cell office:value-type="float" office:value="28512" calcext:value-type="float">
            <text:p>28512</text:p>
          </table:table-cell>
          <table:table-cell table:style-name="ce303" table:formula="of:=([.AH221]/[.P221])*100" office:value-type="float" office:value="17.2166635468308" calcext:value-type="float">
            <text:p>17.22</text:p>
          </table:table-cell>
          <table:table-cell table:number-columns-repeated="2" table:style-name="ce238" office:value-type="string" calcext:value-type="string">
            <text:p>NOTA</text:p>
          </table:table-cell>
          <table:table-cell office:value-type="string" calcext:value-type="string">
            <text:p>NOTA</text:p>
          </table:table-cell>
          <table:table-cell office:value-type="float" office:value="2350" calcext:value-type="float">
            <text:p>2350</text:p>
          </table:table-cell>
          <table:table-cell table:formula="of:=([.AM221]/[.P221])*100" office:value-type="float" office:value="1.41902214278382" calcext:value-type="float">
            <text:p>1.42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Muthu Mari T</text:p>
          </table:table-cell>
          <table:table-cell office:value-type="float" office:value="2070" calcext:value-type="float">
            <text:p>2070</text:p>
          </table:table-cell>
          <table:table-cell table:formula="of:=([.AR221]/[.P221])*100" office:value-type="float" office:value="1.24994716406915" calcext:value-type="float">
            <text:p>1.25</text:p>
          </table:table-cell>
          <table:table-cell table:number-columns-repeated="1633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ankarankovil</text:p>
          </table:table-cell>
          <table:table-cell office:value-type="string" calcext:value-type="string">
            <text:p>Tenkas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Interes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float" office:value="233672" calcext:value-type="float">
            <text:p>233672</text:p>
          </table:table-cell>
          <table:table-cell office:value-type="float" office:value="177510" calcext:value-type="float">
            <text:p>177510</text:p>
          </table:table-cell>
          <table:table-cell table:style-name="ce263" table:formula="of:=([.P222]/[.O222])*100" office:value-type="float" office:value="75.9654558526482" calcext:value-type="float">
            <text:p>75.97</text:p>
          </table:table-cell>
          <table:table-cell table:style-name="ce250" table:formula="of:=[.X222]-[.AC222]" office:value-type="float" office:value="14489" calcext:value-type="float">
            <text:p>14489</text:p>
          </table:table-cell>
          <table:table-cell table:style-name="ce270" table:formula="of:=([.R222]/[.P222])*100" office:value-type="float" office:value="8.16235705030702" calcext:value-type="float">
            <text:p>8.16</text:p>
          </table:table-cell>
          <table:table-cell table:style-name="ce263" table:formula="of:=[.Y222]+[.AD222]" office:value-type="float" office:value="80.5661652864627" calcext:value-type="float">
            <text:p>80.57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Rajalakshmi M</text:p>
          </table:table-cell>
          <table:table-cell office:value-type="float" office:value="78751" calcext:value-type="float">
            <text:p>78751</text:p>
          </table:table-cell>
          <table:table-cell table:formula="of:=([.X222]/[.P222])*100" office:value-type="float" office:value="44.3642611683849" calcext:value-type="float">
            <text:p>44.36</text:p>
          </table:table-cell>
          <table:table-cell table:style-name="ce287"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Anbumani G</text:p>
          </table:table-cell>
          <table:table-cell office:value-type="float" office:value="64262" calcext:value-type="float">
            <text:p>64262</text:p>
          </table:table-cell>
          <table:table-cell table:style-name="ce265" table:formula="of:=([.AC222]/[.P222])*100" office:value-type="float" office:value="36.2019041180779" calcext:value-type="float">
            <text:p>36.20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MDMK</text:p>
          </table:table-cell>
          <table:table-cell office:value-type="string" calcext:value-type="string">
            <text:p>Sadhan Thirumalaikumar T Dr</text:p>
          </table:table-cell>
          <table:table-cell office:value-type="float" office:value="20807" calcext:value-type="float">
            <text:p>20807</text:p>
          </table:table-cell>
          <table:table-cell table:style-name="ce303" table:formula="of:=([.AH222]/[.P222])*100" office:value-type="float" office:value="11.7215931496817" calcext:value-type="float">
            <text:p>11.72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Gunasekaran K</text:p>
          </table:table-cell>
          <table:table-cell office:value-type="float" office:value="4242" calcext:value-type="float">
            <text:p>4242</text:p>
          </table:table-cell>
          <table:table-cell table:formula="of:=([.AM222]/[.P222])*100" office:value-type="float" office:value="2.38972452256211" calcext:value-type="float">
            <text:p>2.39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Amutha</text:p>
          </table:table-cell>
          <table:table-cell office:value-type="float" office:value="2476" calcext:value-type="float">
            <text:p>2476</text:p>
          </table:table-cell>
          <table:table-cell table:formula="of:=([.AR222]/[.P222])*100" office:value-type="float" office:value="1.39485099431018" calcext:value-type="float">
            <text:p>1.39</text:p>
          </table:table-cell>
          <table:table-cell table:number-columns-repeated="1633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Vasudevanallur</text:p>
          </table:table-cell>
          <table:table-cell office:value-type="string" calcext:value-type="string">
            <text:p>Tenkas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C</text:p>
          </table:table-cell>
          <table:table-cell table:number-columns-repeated="3" office:value-type="string" calcext:value-type="string">
            <text:p>No</text:p>
          </table:table-cell>
          <table:table-cell table:style-name="ce239" office:value-type="string" calcext:value-type="string">
            <text:p>TMC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221225" calcext:value-type="float">
            <text:p>221225</text:p>
          </table:table-cell>
          <table:table-cell office:value-type="float" office:value="164007" calcext:value-type="float">
            <text:p>164007</text:p>
          </table:table-cell>
          <table:table-cell table:style-name="ce263" table:formula="of:=([.P223]/[.O223])*100" office:value-type="float" office:value="74.1358345575771" calcext:value-type="float">
            <text:p>74.14</text:p>
          </table:table-cell>
          <table:table-cell table:style-name="ce250" table:formula="of:=[.X223]-[.AC223]" office:value-type="float" office:value="18758" calcext:value-type="float">
            <text:p>18758</text:p>
          </table:table-cell>
          <table:table-cell table:style-name="ce270" table:formula="of:=([.R223]/[.P223])*100" office:value-type="float" office:value="11.437316699897" calcext:value-type="float">
            <text:p>11.44</text:p>
          </table:table-cell>
          <table:table-cell table:style-name="ce263" table:formula="of:=[.Y223]+[.AD223]" office:value-type="float" office:value="78.6856658557257" calcext:value-type="float">
            <text:p>78.69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Manoharan A</text:p>
          </table:table-cell>
          <table:table-cell office:value-type="float" office:value="73904" calcext:value-type="float">
            <text:p>73904</text:p>
          </table:table-cell>
          <table:table-cell table:formula="of:=([.X223]/[.P223])*100" office:value-type="float" office:value="45.0614912778113" calcext:value-type="float">
            <text:p>45.06</text:p>
          </table:table-cell>
          <table:table-cell table:style-name="ce287" office:value-type="string" calcext:value-type="string">
            <text:p>DMK+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Anbalagan S</text:p>
          </table:table-cell>
          <table:table-cell office:value-type="float" office:value="55146" calcext:value-type="float">
            <text:p>55146</text:p>
          </table:table-cell>
          <table:table-cell table:style-name="ce265" table:formula="of:=([.AC223]/[.P223])*100" office:value-type="float" office:value="33.6241745779144" calcext:value-type="float">
            <text:p>33.62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Samuthirakani R</text:p>
          </table:table-cell>
          <table:table-cell office:value-type="float" office:value="13735" calcext:value-type="float">
            <text:p>13735</text:p>
          </table:table-cell>
          <table:table-cell table:style-name="ce303" table:formula="of:=([.AH223]/[.P223])*100" office:value-type="float" office:value="8.374642545745" calcext:value-type="float">
            <text:p>8.37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Rajkumar N</text:p>
          </table:table-cell>
          <table:table-cell office:value-type="float" office:value="7121" calcext:value-type="float">
            <text:p>7121</text:p>
          </table:table-cell>
          <table:table-cell table:formula="of:=([.AM223]/[.P223])*100" office:value-type="float" office:value="4.34188784625047" calcext:value-type="float">
            <text:p>4.34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Palanisamy G</text:p>
          </table:table-cell>
          <table:table-cell office:value-type="float" office:value="4008" calcext:value-type="float">
            <text:p>4008</text:p>
          </table:table-cell>
          <table:table-cell table:formula="of:=([.AR223]/[.P223])*100" office:value-type="float" office:value="2.4437981305676" calcext:value-type="float">
            <text:p>2.44</text:p>
          </table:table-cell>
          <table:table-cell table:number-columns-repeated="1633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Kadayanallur</text:p>
          </table:table-cell>
          <table:table-cell office:value-type="string" calcext:value-type="string">
            <text:p>Tenkas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Rural</text:p>
          </table:table-cell>
          <table:table-cell table:number-columns-repeated="2" office:value-type="string" calcext:value-type="string">
            <text:p>No</text:p>
          </table:table-cell>
          <table:table-cell table:style-name="ce233" office:value-type="string" calcext:value-type="string">
            <text:p>No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264848" calcext:value-type="float">
            <text:p>264848</text:p>
          </table:table-cell>
          <table:table-cell office:value-type="float" office:value="188737" calcext:value-type="float">
            <text:p>188737</text:p>
          </table:table-cell>
          <table:table-cell table:style-name="ce263" table:formula="of:=([.P224]/[.O224])*100" office:value-type="float" office:value="71.2623844620311" calcext:value-type="float">
            <text:p>71.26</text:p>
          </table:table-cell>
          <table:table-cell table:style-name="ce250" table:formula="of:=[.X224]-[.AC224]" office:value-type="float" office:value="1194" calcext:value-type="float">
            <text:p>1194</text:p>
          </table:table-cell>
          <table:table-cell table:style-name="ce270" table:formula="of:=([.R224]/[.P224])*100" office:value-type="float" office:value="0.632626353073324" calcext:value-type="float">
            <text:p>0.63</text:p>
          </table:table-cell>
          <table:table-cell table:style-name="ce263" table:formula="of:=[.Y224]+[.AD224]" office:value-type="float" office:value="74.3532004853314" calcext:value-type="float">
            <text:p>74.35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IUML</text:p>
          </table:table-cell>
          <table:table-cell office:value-type="string" calcext:value-type="string">
            <text:p>Muhammed Abubacker K A M</text:p>
          </table:table-cell>
          <table:table-cell office:value-type="float" office:value="70763" calcext:value-type="float">
            <text:p>70763</text:p>
          </table:table-cell>
          <table:table-cell table:formula="of:=([.X224]/[.P224])*100" office:value-type="float" office:value="37.4929134192024" calcext:value-type="float">
            <text:p>37.49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heik Dawood S</text:p>
          </table:table-cell>
          <table:table-cell office:value-type="float" office:value="69569" calcext:value-type="float">
            <text:p>69569</text:p>
          </table:table-cell>
          <table:table-cell table:style-name="ce265" table:formula="of:=([.AC224]/[.P224])*100" office:value-type="float" office:value="36.8602870661291" calcext:value-type="float">
            <text:p>36.86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Gothai Mariappan</text:p>
          </table:table-cell>
          <table:table-cell office:value-type="float" office:value="15858" calcext:value-type="float">
            <text:p>15858</text:p>
          </table:table-cell>
          <table:table-cell table:style-name="ce303" table:formula="of:=([.AH224]/[.P224])*100" office:value-type="float" office:value="8.40216809634571" calcext:value-type="float">
            <text:p>8.40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Kathirvelu V</text:p>
          </table:table-cell>
          <table:table-cell office:value-type="float" office:value="14286" calcext:value-type="float">
            <text:p>14286</text:p>
          </table:table-cell>
          <table:table-cell table:formula="of:=([.AM224]/[.P224])*100" office:value-type="float" office:value="7.56926304858083" calcext:value-type="float">
            <text:p>7.57</text:p>
          </table:table-cell>
          <table:table-cell table:number-columns-repeated="2" table:style-name="ce238" office:value-type="string" calcext:value-type="string">
            <text:p>SDPI</text:p>
          </table:table-cell>
          <table:table-cell office:value-type="string" calcext:value-type="string">
            <text:p>Jabar Ali Usmani J</text:p>
          </table:table-cell>
          <table:table-cell office:value-type="float" office:value="5993" calcext:value-type="float">
            <text:p>5993</text:p>
          </table:table-cell>
          <table:table-cell table:formula="of:=([.AR224]/[.P224])*100" office:value-type="float" office:value="3.17531803514944" calcext:value-type="float">
            <text:p>3.18</text:p>
          </table:table-cell>
          <table:table-cell table:number-columns-repeated="16339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 office:value-type="string" calcext:value-type="string">
            <text:p>Tenkas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Rural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63584" calcext:value-type="float">
            <text:p>263584</text:p>
          </table:table-cell>
          <table:table-cell office:value-type="float" office:value="202775" calcext:value-type="float">
            <text:p>202775</text:p>
          </table:table-cell>
          <table:table-cell table:style-name="ce263" table:formula="of:=([.P225]/[.O225])*100" office:value-type="float" office:value="76.9299350491684" calcext:value-type="float">
            <text:p>76.93</text:p>
          </table:table-cell>
          <table:table-cell table:style-name="ce250" table:formula="of:=[.X225]-[.AC225]" office:value-type="float" office:value="462" calcext:value-type="float">
            <text:p>462</text:p>
          </table:table-cell>
          <table:table-cell table:style-name="ce270" table:formula="of:=([.R225]/[.P225])*100" office:value-type="float" office:value="0.227838737516952" calcext:value-type="float">
            <text:p>0.23</text:p>
          </table:table-cell>
          <table:table-cell table:style-name="ce263" table:formula="of:=[.Y225]+[.AD225]" office:value-type="float" office:value="84.9296017753668" calcext:value-type="float">
            <text:p>84.93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elvamohandas Pandian S</text:p>
          </table:table-cell>
          <table:table-cell office:value-type="float" office:value="86339" calcext:value-type="float">
            <text:p>86339</text:p>
          </table:table-cell>
          <table:table-cell table:formula="of:=([.X225]/[.P225])*100" office:value-type="float" office:value="42.5787202564419" calcext:value-type="float">
            <text:p>42.58</text:p>
          </table:table-cell>
          <table:table-cell table:style-name="ce287" office:value-type="string" calcext:value-type="string">
            <text:p>DMK+</text:p>
          </table:table-cell>
          <table:table-cell table:style-name="ce233" office:value-type="string" calcext:value-type="string">
            <text:p>INC</text:p>
          </table:table-cell>
          <table:table-cell office:value-type="string" calcext:value-type="string">
            <text:p>Palani Nadar S</text:p>
          </table:table-cell>
          <table:table-cell office:value-type="float" office:value="85877" calcext:value-type="float">
            <text:p>85877</text:p>
          </table:table-cell>
          <table:table-cell table:style-name="ce265" table:formula="of:=([.AC225]/[.P225])*100" office:value-type="float" office:value="42.3508815189249" calcext:value-type="float">
            <text:p>42.35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Selvi B</text:p>
          </table:table-cell>
          <table:table-cell office:value-type="float" office:value="11716" calcext:value-type="float">
            <text:p>11716</text:p>
          </table:table-cell>
          <table:table-cell table:style-name="ce303" table:formula="of:=([.AH225]/[.P225])*100" office:value-type="float" office:value="5.77783257304895" calcext:value-type="float">
            <text:p>5.78</text:p>
          </table:table-cell>
          <table:table-cell office:value-type="string" calcext:value-type="string">
            <text:p>MNK</text:p>
          </table:table-cell>
          <table:table-cell office:value-type="string" calcext:value-type="string">
            <text:p>TMC</text:p>
          </table:table-cell>
          <table:table-cell office:value-type="string" calcext:value-type="string">
            <text:p>Charles N D S</text:p>
          </table:table-cell>
          <table:table-cell office:value-type="float" office:value="7324" calcext:value-type="float">
            <text:p>7324</text:p>
          </table:table-cell>
          <table:table-cell table:formula="of:=([.AM225]/[.P225])*100" office:value-type="float" office:value="3.61188509431636" calcext:value-type="float">
            <text:p>3.61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3391" calcext:value-type="float">
            <text:p>3391</text:p>
          </table:table-cell>
          <table:table-cell table:formula="of:=([.AR225]/[.P225])*100" office:value-type="float" office:value="1.67229688077919" calcext:value-type="float">
            <text:p>1.67</text:p>
          </table:table-cell>
          <table:table-cell table:number-columns-repeated="1633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Alangulam</text:p>
          </table:table-cell>
          <table:table-cell office:value-type="string" calcext:value-type="string">
            <text:p>Tenkas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Rural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44588" calcext:value-type="float">
            <text:p>244588</text:p>
          </table:table-cell>
          <table:table-cell office:value-type="float" office:value="193326" calcext:value-type="float">
            <text:p>193326</text:p>
          </table:table-cell>
          <table:table-cell table:style-name="ce263" table:formula="of:=([.P226]/[.O226])*100" office:value-type="float" office:value="79.0414901794037" calcext:value-type="float">
            <text:p>79.04</text:p>
          </table:table-cell>
          <table:table-cell table:style-name="ce250" table:formula="of:=[.X226]-[.AC226]" office:value-type="float" office:value="4754" calcext:value-type="float">
            <text:p>4754</text:p>
          </table:table-cell>
          <table:table-cell table:style-name="ce270" table:formula="of:=([.R226]/[.P226])*100" office:value-type="float" office:value="2.45905879188521" calcext:value-type="float">
            <text:p>2.46</text:p>
          </table:table-cell>
          <table:table-cell table:style-name="ce263" table:formula="of:=[.Y226]+[.AD226]" office:value-type="float" office:value="89.5006362310295" calcext:value-type="float">
            <text:p>89.50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Poongothai Aladi Aruna Dr</text:p>
          </table:table-cell>
          <table:table-cell office:value-type="float" office:value="88891" calcext:value-type="float">
            <text:p>88891</text:p>
          </table:table-cell>
          <table:table-cell table:formula="of:=([.X226]/[.P226])*100" office:value-type="float" office:value="45.9798475114573" calcext:value-type="float">
            <text:p>45.98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Hepzi Karthikeyan</text:p>
          </table:table-cell>
          <table:table-cell office:value-type="float" office:value="84137" calcext:value-type="float">
            <text:p>84137</text:p>
          </table:table-cell>
          <table:table-cell table:style-name="ce265" table:formula="of:=([.AC226]/[.P226])*100" office:value-type="float" office:value="43.5207887195721" calcext:value-type="float">
            <text:p>43.52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Rajendranath</text:p>
          </table:table-cell>
          <table:table-cell office:value-type="float" office:value="7784" calcext:value-type="float">
            <text:p>7784</text:p>
          </table:table-cell>
          <table:table-cell table:style-name="ce303" table:formula="of:=([.AH226]/[.P226])*100" office:value-type="float" office:value="4.02635962053733" calcext:value-type="float">
            <text:p>4.03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Anburaj S V</text:p>
          </table:table-cell>
          <table:table-cell office:value-type="float" office:value="4660" calcext:value-type="float">
            <text:p>4660</text:p>
          </table:table-cell>
          <table:table-cell table:formula="of:=([.AM226]/[.P226])*100" office:value-type="float" office:value="2.41043625792703" calcext:value-type="float">
            <text:p>2.41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Vasanthi Ramalingam R</text:p>
          </table:table-cell>
          <table:table-cell office:value-type="float" office:value="2495" calcext:value-type="float">
            <text:p>2495</text:p>
          </table:table-cell>
          <table:table-cell table:formula="of:=([.AR226]/[.P226])*100" office:value-type="float" office:value="1.29056619389011" calcext:value-type="float">
            <text:p>1.29</text:p>
          </table:table-cell>
          <table:table-cell table:number-columns-repeated="16339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string" calcext:value-type="string">
            <text:p>Tirunelvel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ape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68968" calcext:value-type="float">
            <text:p>268968</text:p>
          </table:table-cell>
          <table:table-cell office:value-type="float" office:value="189576" calcext:value-type="float">
            <text:p>189576</text:p>
          </table:table-cell>
          <table:table-cell table:style-name="ce263" table:formula="of:=([.P227]/[.O227])*100" office:value-type="float" office:value="70.4827340055323" calcext:value-type="float">
            <text:p>70.48</text:p>
          </table:table-cell>
          <table:table-cell table:style-name="ce250" table:formula="of:=[.X227]-[.AC227]" office:value-type="float" office:value="601" calcext:value-type="float">
            <text:p>601</text:p>
          </table:table-cell>
          <table:table-cell table:style-name="ce270" table:formula="of:=([.R227]/[.P227])*100" office:value-type="float" office:value="0.317023251888425" calcext:value-type="float">
            <text:p>0.32</text:p>
          </table:table-cell>
          <table:table-cell table:style-name="ce263" table:formula="of:=[.Y227]+[.AD227]" office:value-type="float" office:value="85.9396759083428" calcext:value-type="float">
            <text:p>85.94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Lakshmanan A L S</text:p>
          </table:table-cell>
          <table:table-cell office:value-type="float" office:value="81761" calcext:value-type="float">
            <text:p>81761</text:p>
          </table:table-cell>
          <table:table-cell table:formula="of:=([.X227]/[.P227])*100" office:value-type="float" office:value="43.1283495801156" calcext:value-type="float">
            <text:p>43.13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ainar Nagenthran</text:p>
          </table:table-cell>
          <table:table-cell office:value-type="float" office:value="81160" calcext:value-type="float">
            <text:p>81160</text:p>
          </table:table-cell>
          <table:table-cell table:style-name="ce265" table:formula="of:=([.AC227]/[.P227])*100" office:value-type="float" office:value="42.8113263282272" calcext:value-type="float">
            <text:p>42.81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Madasamy S</text:p>
          </table:table-cell>
          <table:table-cell office:value-type="float" office:value="8640" calcext:value-type="float">
            <text:p>8640</text:p>
          </table:table-cell>
          <table:table-cell table:style-name="ce303" table:formula="of:=([.AH227]/[.P227])*100" office:value-type="float" office:value="4.55753892897835" calcext:value-type="float">
            <text:p>4.56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Maharajan A</text:p>
          </table:table-cell>
          <table:table-cell office:value-type="float" office:value="6017" calcext:value-type="float">
            <text:p>6017</text:p>
          </table:table-cell>
          <table:table-cell table:formula="of:=([.AM227]/[.P227])*100" office:value-type="float" office:value="3.17392496940541" calcext:value-type="float">
            <text:p>3.17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2218" calcext:value-type="float">
            <text:p>2218</text:p>
          </table:table-cell>
          <table:table-cell table:formula="of:=([.AR227]/[.P227])*100" office:value-type="float" office:value="1.16997932227708" calcext:value-type="float">
            <text:p>1.17</text:p>
          </table:table-cell>
          <table:table-cell table:number-columns-repeated="1633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Ambasamudram</text:p>
          </table:table-cell>
          <table:table-cell office:value-type="string" calcext:value-type="string">
            <text:p>Tirunelvel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ape</text:p>
          </table:table-cell>
          <table:table-cell office:value-type="string" calcext:value-type="string">
            <text:p>Town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35065" calcext:value-type="float">
            <text:p>235065</text:p>
          </table:table-cell>
          <table:table-cell office:value-type="float" office:value="171528" calcext:value-type="float">
            <text:p>171528</text:p>
          </table:table-cell>
          <table:table-cell table:style-name="ce263" table:formula="of:=([.P228]/[.O228])*100" office:value-type="float" office:value="72.9704549805373" calcext:value-type="float">
            <text:p>72.97</text:p>
          </table:table-cell>
          <table:table-cell table:style-name="ce250" table:formula="of:=[.X228]-[.AC228]" office:value-type="float" office:value="13166" calcext:value-type="float">
            <text:p>13166</text:p>
          </table:table-cell>
          <table:table-cell table:style-name="ce270" table:formula="of:=([.R228]/[.P228])*100" office:value-type="float" office:value="7.67571475211044" calcext:value-type="float">
            <text:p>7.68</text:p>
          </table:table-cell>
          <table:table-cell table:style-name="ce263" table:formula="of:=[.Y228]+[.AD228]" office:value-type="float" office:value="83.9186605102374" calcext:value-type="float">
            <text:p>83.92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Murugaiah Pandian R</text:p>
          </table:table-cell>
          <table:table-cell office:value-type="float" office:value="78555" calcext:value-type="float">
            <text:p>78555</text:p>
          </table:table-cell>
          <table:table-cell table:formula="of:=([.X228]/[.P228])*100" office:value-type="float" office:value="45.7971876311739" calcext:value-type="float">
            <text:p>45.80</text:p>
          </table:table-cell>
          <table:table-cell table:style-name="ce287"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Avudaiappan R</text:p>
          </table:table-cell>
          <table:table-cell office:value-type="float" office:value="65389" calcext:value-type="float">
            <text:p>65389</text:p>
          </table:table-cell>
          <table:table-cell table:style-name="ce265" table:formula="of:=([.AC228]/[.P228])*100" office:value-type="float" office:value="38.1214728790635" calcext:value-type="float">
            <text:p>38.12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CPIM</text:p>
          </table:table-cell>
          <table:table-cell office:value-type="string" calcext:value-type="string">
            <text:p>Karpagavalli P</text:p>
          </table:table-cell>
          <table:table-cell office:value-type="float" office:value="13690" calcext:value-type="float">
            <text:p>13690</text:p>
          </table:table-cell>
          <table:table-cell table:style-name="ce303" table:formula="of:=([.AH228]/[.P228])*100" office:value-type="float" office:value="7.9812042348771" calcext:value-type="float">
            <text:p>7.98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Sasikala V</text:p>
          </table:table-cell>
          <table:table-cell office:value-type="float" office:value="4711" calcext:value-type="float">
            <text:p>4711</text:p>
          </table:table-cell>
          <table:table-cell table:formula="of:=([.AM228]/[.P228])*100" office:value-type="float" office:value="2.74649036891936" calcext:value-type="float">
            <text:p>2.75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2041" calcext:value-type="float">
            <text:p>2041</text:p>
          </table:table-cell>
          <table:table-cell table:formula="of:=([.AR228]/[.P228])*100" office:value-type="float" office:value="1.18989319528007" calcext:value-type="float">
            <text:p>1.19</text:p>
          </table:table-cell>
          <table:table-cell table:number-columns-repeated="1633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Palayamkottai</text:p>
          </table:table-cell>
          <table:table-cell office:value-type="string" calcext:value-type="string">
            <text:p>Tirunelvel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ape</text:p>
          </table:table-cell>
          <table:table-cell office:value-type="string" calcext:value-type="string">
            <text:p>Town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DMK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53520" calcext:value-type="float">
            <text:p>253520</text:p>
          </table:table-cell>
          <table:table-cell office:value-type="float" office:value="154648" calcext:value-type="float">
            <text:p>154648</text:p>
          </table:table-cell>
          <table:table-cell table:style-name="ce263" table:formula="of:=([.P229]/[.O229])*100" office:value-type="float" office:value="61.000315556958" calcext:value-type="float">
            <text:p>61.00</text:p>
          </table:table-cell>
          <table:table-cell table:style-name="ce250" table:formula="of:=[.X229]-[.AC229]" office:value-type="float" office:value="15872" calcext:value-type="float">
            <text:p>15872</text:p>
          </table:table-cell>
          <table:table-cell table:style-name="ce270" table:formula="of:=([.R229]/[.P229])*100" office:value-type="float" office:value="10.2633076405773" calcext:value-type="float">
            <text:p>10.26</text:p>
          </table:table-cell>
          <table:table-cell table:style-name="ce263" table:formula="of:=[.Y229]+[.AD229]" office:value-type="float" office:value="76.9838601210491" calcext:value-type="float">
            <text:p>76.98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Mohideen Khant P M</text:p>
          </table:table-cell>
          <table:table-cell office:value-type="float" office:value="67463" calcext:value-type="float">
            <text:p>67463</text:p>
          </table:table-cell>
          <table:table-cell table:formula="of:=([.X229]/[.P229])*100" office:value-type="float" office:value="43.6235838808132" calcext:value-type="float">
            <text:p>43.62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Hyder Ali S K A</text:p>
          </table:table-cell>
          <table:table-cell office:value-type="float" office:value="51591" calcext:value-type="float">
            <text:p>51591</text:p>
          </table:table-cell>
          <table:table-cell table:style-name="ce265" table:formula="of:=([.AC229]/[.P229])*100" office:value-type="float" office:value="33.3602762402359" calcext:value-type="float">
            <text:p>33.36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MDMK</text:p>
          </table:table-cell>
          <table:table-cell office:value-type="string" calcext:value-type="string">
            <text:p>Nizam Mohideen K M A</text:p>
          </table:table-cell>
          <table:table-cell office:value-type="float" office:value="12593" calcext:value-type="float">
            <text:p>12593</text:p>
          </table:table-cell>
          <table:table-cell table:style-name="ce303" table:formula="of:=([.AH229]/[.P229])*100" office:value-type="float" office:value="8.14300863897367" calcext:value-type="float">
            <text:p>8.14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Nirmal Singh Yadav M</text:p>
          </table:table-cell>
          <table:table-cell office:value-type="float" office:value="7063" calcext:value-type="float">
            <text:p>7063</text:p>
          </table:table-cell>
          <table:table-cell table:formula="of:=([.AM229]/[.P229])*100" office:value-type="float" office:value="4.56714603486628" calcext:value-type="float">
            <text:p>4.57</text:p>
          </table:table-cell>
          <table:table-cell table:number-columns-repeated="2" office:value-type="string" calcext:value-type="string">
            <text:p>SDPI</text:p>
          </table:table-cell>
          <table:table-cell office:value-type="string" calcext:value-type="string">
            <text:p>Shahul Hameed K S</text:p>
          </table:table-cell>
          <table:table-cell office:value-type="float" office:value="7008" calcext:value-type="float">
            <text:p>7008</text:p>
          </table:table-cell>
          <table:table-cell table:formula="of:=([.AR229]/[.P229])*100" office:value-type="float" office:value="4.5315813977549" calcext:value-type="float">
            <text:p>4.53</text:p>
          </table:table-cell>
          <table:table-cell table:number-columns-repeated="1633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Nanguneri</text:p>
          </table:table-cell>
          <table:table-cell office:value-type="string" calcext:value-type="string">
            <text:p>Tirunelvel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ape</text:p>
          </table:table-cell>
          <table:table-cell office:value-type="string" calcext:value-type="string">
            <text:p>Rural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241732" calcext:value-type="float">
            <text:p>241732</text:p>
          </table:table-cell>
          <table:table-cell office:value-type="float" office:value="172470" calcext:value-type="float">
            <text:p>172470</text:p>
          </table:table-cell>
          <table:table-cell table:style-name="ce263" table:formula="of:=([.P230]/[.O230])*100" office:value-type="float" office:value="71.347608094915" calcext:value-type="float">
            <text:p>71.35</text:p>
          </table:table-cell>
          <table:table-cell table:style-name="ce250" table:formula="of:=[.X230]-[.AC230]" office:value-type="float" office:value="17315" calcext:value-type="float">
            <text:p>17315</text:p>
          </table:table-cell>
          <table:table-cell table:style-name="ce270" table:formula="of:=([.R230]/[.P230])*100" office:value-type="float" office:value="10.0394271467502" calcext:value-type="float">
            <text:p>10.04</text:p>
          </table:table-cell>
          <table:table-cell table:style-name="ce263" table:formula="of:=[.Y230]+[.AD230]" office:value-type="float" office:value="76.8533658027483" calcext:value-type="float">
            <text:p>76.85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Vasanthakumar H</text:p>
          </table:table-cell>
          <table:table-cell office:value-type="float" office:value="74932" calcext:value-type="float">
            <text:p>74932</text:p>
          </table:table-cell>
          <table:table-cell table:formula="of:=([.X230]/[.P230])*100" office:value-type="float" office:value="43.4463964747492" calcext:value-type="float">
            <text:p>43.45</text:p>
          </table:table-cell>
          <table:table-cell table:style-name="ce288"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Vijayakumar M</text:p>
          </table:table-cell>
          <table:table-cell office:value-type="float" office:value="57617" calcext:value-type="float">
            <text:p>57617</text:p>
          </table:table-cell>
          <table:table-cell table:style-name="ce265" table:formula="of:=([.AC230]/[.P230])*100" office:value-type="float" office:value="33.4069693279991" calcext:value-type="float">
            <text:p>33.41</text:p>
          </table:table-cell>
          <table:table-cell office:value-type="string" calcext:value-type="string">
            <text:p>Independant</text:p>
          </table:table-cell>
          <table:table-cell table:style-name="ce301" office:value-type="string" calcext:value-type="string">
            <text:p>AIFB</text:p>
          </table:table-cell>
          <table:table-cell office:value-type="string" calcext:value-type="string">
            <text:p>Suresh Alias Kasinivendan S</text:p>
          </table:table-cell>
          <table:table-cell office:value-type="float" office:value="14203" calcext:value-type="float">
            <text:p>14203</text:p>
          </table:table-cell>
          <table:table-cell table:style-name="ce303" table:formula="of:=([.AH230]/[.P230])*100" office:value-type="float" office:value="8.23505537194875" calcext:value-type="float">
            <text:p>8.24</text:p>
          </table:table-cell>
          <table:table-cell office:value-type="string" calcext:value-type="string">
            <text:p>MNK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Jeyabalan K</text:p>
          </table:table-cell>
          <table:table-cell office:value-type="float" office:value="9446" calcext:value-type="float">
            <text:p>9446</text:p>
          </table:table-cell>
          <table:table-cell table:formula="of:=([.AM230]/[.P230])*100" office:value-type="float" office:value="5.47689453238244" calcext:value-type="float">
            <text:p>5.48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Manikandan V</text:p>
          </table:table-cell>
          <table:table-cell office:value-type="float" office:value="6609" calcext:value-type="float">
            <text:p>6609</text:p>
          </table:table-cell>
          <table:table-cell table:formula="of:=([.AR230]/[.P230])*100" office:value-type="float" office:value="3.83197077752653" calcext:value-type="float">
            <text:p>3.83</text:p>
          </table:table-cell>
          <table:table-cell table:number-columns-repeated="1633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Radhapuram</text:p>
          </table:table-cell>
          <table:table-cell office:value-type="string" calcext:value-type="string">
            <text:p>Tirunelvel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ape</text:p>
          </table:table-cell>
          <table:table-cell office:value-type="string" calcext:value-type="string">
            <text:p>Rural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240072" calcext:value-type="float">
            <text:p>240072</text:p>
          </table:table-cell>
          <table:table-cell office:value-type="float" office:value="171337" calcext:value-type="float">
            <text:p>171337</text:p>
          </table:table-cell>
          <table:table-cell table:style-name="ce263" table:formula="of:=([.P231]/[.O231])*100" office:value-type="float" office:value="71.3690059648772" calcext:value-type="float">
            <text:p>71.37</text:p>
          </table:table-cell>
          <table:table-cell table:style-name="ce250" table:formula="of:=[.X231]-[.AC231]" office:value-type="float" office:value="49" calcext:value-type="float">
            <text:p>49</text:p>
          </table:table-cell>
          <table:table-cell table:style-name="ce270" table:formula="of:=([.R231]/[.P231])*100" office:value-type="float" office:value="0.0285986097573787" calcext:value-type="float">
            <text:p>0.03</text:p>
          </table:table-cell>
          <table:table-cell table:style-name="ce263" table:formula="of:=[.Y231]+[.AD231]" office:value-type="float" office:value="81.20312600314" calcext:value-type="float">
            <text:p>81.20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Inbadurai I S</text:p>
          </table:table-cell>
          <table:table-cell office:value-type="float" office:value="69590" calcext:value-type="float">
            <text:p>69590</text:p>
          </table:table-cell>
          <table:table-cell table:formula="of:=([.X231]/[.P231])*100" office:value-type="float" office:value="40.6158623064487" calcext:value-type="float">
            <text:p>40.62</text:p>
          </table:table-cell>
          <table:table-cell table:style-name="ce287"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Appavu M</text:p>
          </table:table-cell>
          <table:table-cell office:value-type="float" office:value="69541" calcext:value-type="float">
            <text:p>69541</text:p>
          </table:table-cell>
          <table:table-cell table:style-name="ce265" table:formula="of:=([.AC231]/[.P231])*100" office:value-type="float" office:value="40.5872636966913" calcext:value-type="float">
            <text:p>40.59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Kani Amudha S</text:p>
          </table:table-cell>
          <table:table-cell office:value-type="float" office:value="11131" calcext:value-type="float">
            <text:p>11131</text:p>
          </table:table-cell>
          <table:table-cell table:style-name="ce303" table:formula="of:=([.AH231]/[.P231])*100" office:value-type="float" office:value="6.49655357570169" calcext:value-type="float">
            <text:p>6.50</text:p>
          </table:table-cell>
          <table:table-cell office:value-type="string" calcext:value-type="string">
            <text:p>MNK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Sivanantha Perumal S</text:p>
          </table:table-cell>
          <table:table-cell office:value-type="float" office:value="8362" calcext:value-type="float">
            <text:p>8362</text:p>
          </table:table-cell>
          <table:table-cell table:formula="of:=([.AM231]/[.P231])*100" office:value-type="float" office:value="4.88044030186124" calcext:value-type="float">
            <text:p>4.8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Independant</text:p>
          </table:table-cell>
          <table:table-cell office:value-type="string" calcext:value-type="string">
            <text:p>Udayakumar S P</text:p>
          </table:table-cell>
          <table:table-cell office:value-type="float" office:value="4891" calcext:value-type="float">
            <text:p>4891</text:p>
          </table:table-cell>
          <table:table-cell table:formula="of:=([.AR231]/[.P231])*100" office:value-type="float" office:value="2.85460816986407" calcext:value-type="float">
            <text:p>2.85</text:p>
          </table:table-cell>
          <table:table-cell table:number-columns-repeated="16339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 office:value-type="string" calcext:value-type="string">
            <text:p>Kanniyakumar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ape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est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279651" calcext:value-type="float">
            <text:p>279651</text:p>
          </table:table-cell>
          <table:table-cell office:value-type="float" office:value="209924" calcext:value-type="float">
            <text:p>209924</text:p>
          </table:table-cell>
          <table:table-cell table:style-name="ce263" table:formula="of:=([.P232]/[.O232])*100" office:value-type="float" office:value="75.0664220760877" calcext:value-type="float">
            <text:p>75.07</text:p>
          </table:table-cell>
          <table:table-cell table:style-name="ce250" table:formula="of:=[.X232]-[.AC232]" office:value-type="float" office:value="5912" calcext:value-type="float">
            <text:p>5912</text:p>
          </table:table-cell>
          <table:table-cell table:style-name="ce270" table:formula="of:=([.R232]/[.P232])*100" office:value-type="float" office:value="2.81625731217012" calcext:value-type="float">
            <text:p>2.82</text:p>
          </table:table-cell>
          <table:table-cell table:style-name="ce263" table:formula="of:=[.Y232]+[.AD232]" office:value-type="float" office:value="81.998246984623" calcext:value-type="float">
            <text:p>82.00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Austin S</text:p>
          </table:table-cell>
          <table:table-cell office:value-type="float" office:value="89023" calcext:value-type="float">
            <text:p>89023</text:p>
          </table:table-cell>
          <table:table-cell table:formula="of:=([.X232]/[.P232])*100" office:value-type="float" office:value="42.4072521483966" calcext:value-type="float">
            <text:p>42.41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Thalavai Sundaram N</text:p>
          </table:table-cell>
          <table:table-cell office:value-type="float" office:value="83111" calcext:value-type="float">
            <text:p>83111</text:p>
          </table:table-cell>
          <table:table-cell table:style-name="ce265" table:formula="of:=([.AC232]/[.P232])*100" office:value-type="float" office:value="39.5909948362264" calcext:value-type="float">
            <text:p>39.59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Meena Dev M</text:p>
          </table:table-cell>
          <table:table-cell office:value-type="float" office:value="24638" calcext:value-type="float">
            <text:p>24638</text:p>
          </table:table-cell>
          <table:table-cell table:style-name="ce303" table:formula="of:=([.AH232]/[.P232])*100" office:value-type="float" office:value="11.7366284941217" calcext:value-type="float">
            <text:p>11.74</text:p>
          </table:table-cell>
          <table:table-cell office:value-type="string" calcext:value-type="string">
            <text:p>MNK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Aathilinga Perumal D</text:p>
          </table:table-cell>
          <table:table-cell office:value-type="float" office:value="6914" calcext:value-type="float">
            <text:p>6914</text:p>
          </table:table-cell>
          <table:table-cell table:formula="of:=([.AM232]/[.P232])*100" office:value-type="float" office:value="3.29357291210152" calcext:value-type="float">
            <text:p>3.29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Balasubramaniam V</text:p>
          </table:table-cell>
          <table:table-cell office:value-type="float" office:value="1732" calcext:value-type="float">
            <text:p>1732</text:p>
          </table:table-cell>
          <table:table-cell table:formula="of:=([.AR232]/[.P232])*100" office:value-type="float" office:value="0.825060498085021" calcext:value-type="float">
            <text:p>0.83</text:p>
          </table:table-cell>
          <table:table-cell table:number-columns-repeated="1633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Nagercoil</text:p>
          </table:table-cell>
          <table:table-cell office:value-type="string" calcext:value-type="string">
            <text:p>Kanniyakumar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ape</text:p>
          </table:table-cell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INC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263633" calcext:value-type="float">
            <text:p>263633</text:p>
          </table:table-cell>
          <table:table-cell office:value-type="float" office:value="173324" calcext:value-type="float">
            <text:p>173324</text:p>
          </table:table-cell>
          <table:table-cell table:style-name="ce263" table:formula="of:=([.P233]/[.O233])*100" office:value-type="float" office:value="65.7444250150778" calcext:value-type="float">
            <text:p>65.74</text:p>
          </table:table-cell>
          <table:table-cell table:style-name="ce250" table:formula="of:=[.X233]-[.AC233]" office:value-type="float" office:value="20956" calcext:value-type="float">
            <text:p>20956</text:p>
          </table:table-cell>
          <table:table-cell table:style-name="ce270" table:formula="of:=([.R233]/[.P233])*100" office:value-type="float" office:value="12.0906510350557" calcext:value-type="float">
            <text:p>12.09</text:p>
          </table:table-cell>
          <table:table-cell table:style-name="ce263" table:formula="of:=[.Y233]+[.AI233]" office:value-type="float" office:value="65.3071703860978" calcext:value-type="float">
            <text:p>65.31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uresh Rajan N</text:p>
          </table:table-cell>
          <table:table-cell office:value-type="float" office:value="67369" calcext:value-type="float">
            <text:p>67369</text:p>
          </table:table-cell>
          <table:table-cell table:formula="of:=([.X233]/[.P233])*100" office:value-type="float" office:value="38.8688237058919" calcext:value-type="float">
            <text:p>38.87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Gandhi M R</text:p>
          </table:table-cell>
          <table:table-cell office:value-type="float" office:value="46413" calcext:value-type="float">
            <text:p>46413</text:p>
          </table:table-cell>
          <table:table-cell table:style-name="ce265" table:formula="of:=([.AC233]/[.P233])*100" office:value-type="float" office:value="26.7781726708361" calcext:value-type="float">
            <text:p>26.78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anjil Murugesan A</text:p>
          </table:table-cell>
          <table:table-cell office:value-type="float" office:value="45824" calcext:value-type="float">
            <text:p>45824</text:p>
          </table:table-cell>
          <table:table-cell table:style-name="ce303" table:formula="of:=([.AH233]/[.P233])*100" office:value-type="float" office:value="26.4383466802059" calcext:value-type="float">
            <text:p>26.44</text:p>
          </table:table-cell>
          <table:table-cell office:value-type="string" calcext:value-type="string">
            <text:p>MNK</text:p>
          </table:table-cell>
          <table:table-cell office:value-type="string" calcext:value-type="string">
            <text:p>MDMK</text:p>
          </table:table-cell>
          <table:table-cell office:value-type="string" calcext:value-type="string">
            <text:p>Christin Rani S</text:p>
          </table:table-cell>
          <table:table-cell office:value-type="float" office:value="5803" calcext:value-type="float">
            <text:p>5803</text:p>
          </table:table-cell>
          <table:table-cell table:formula="of:=([.AM233]/[.P233])*100" office:value-type="float" office:value="3.34806489580208" calcext:value-type="float">
            <text:p>3.35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Dhanam P M</text:p>
          </table:table-cell>
          <table:table-cell office:value-type="float" office:value="1855" calcext:value-type="float">
            <text:p>1855</text:p>
          </table:table-cell>
          <table:table-cell table:formula="of:=([.AR233]/[.P233])*100" office:value-type="float" office:value="1.07024993653504" calcext:value-type="float">
            <text:p>1.07</text:p>
          </table:table-cell>
          <table:table-cell table:number-columns-repeated="1633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Colachel</text:p>
          </table:table-cell>
          <table:table-cell office:value-type="string" calcext:value-type="string">
            <text:p>Kanniyakumar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ape</text:p>
          </table:table-cell>
          <table:table-cell office:value-type="string" calcext:value-type="string">
            <text:p>Tow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62175" calcext:value-type="float">
            <text:p>262175</text:p>
          </table:table-cell>
          <table:table-cell office:value-type="float" office:value="167205" calcext:value-type="float">
            <text:p>167205</text:p>
          </table:table-cell>
          <table:table-cell table:style-name="ce263" table:formula="of:=([.P234]/[.O234])*100" office:value-type="float" office:value="63.7761037474969" calcext:value-type="float">
            <text:p>63.78</text:p>
          </table:table-cell>
          <table:table-cell table:style-name="ce250" table:formula="of:=[.X234]-[.AC234]" office:value-type="float" office:value="26028" calcext:value-type="float">
            <text:p>26028</text:p>
          </table:table-cell>
          <table:table-cell table:style-name="ce270" table:formula="of:=([.R234]/[.P234])*100" office:value-type="float" office:value="15.566520139948" calcext:value-type="float">
            <text:p>15.57</text:p>
          </table:table-cell>
          <table:table-cell table:style-name="ce263" table:formula="of:=[.Y234]+[.AI234]" office:value-type="float" office:value="63.6422355790796" calcext:value-type="float">
            <text:p>63.64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Prince J G</text:p>
          </table:table-cell>
          <table:table-cell office:value-type="float" office:value="67195" calcext:value-type="float">
            <text:p>67195</text:p>
          </table:table-cell>
          <table:table-cell table:formula="of:=([.X234]/[.P234])*100" office:value-type="float" office:value="40.1871953589905" calcext:value-type="float">
            <text:p>40.19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Rammesh P</text:p>
          </table:table-cell>
          <table:table-cell office:value-type="float" office:value="41167" calcext:value-type="float">
            <text:p>41167</text:p>
          </table:table-cell>
          <table:table-cell table:style-name="ce265" table:formula="of:=([.AC234]/[.P234])*100" office:value-type="float" office:value="24.6206752190425" calcext:value-type="float">
            <text:p>24.62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Patchaimal K T</text:p>
          </table:table-cell>
          <table:table-cell office:value-type="float" office:value="39218" calcext:value-type="float">
            <text:p>39218</text:p>
          </table:table-cell>
          <table:table-cell table:style-name="ce303" table:formula="of:=([.AH234]/[.P234])*100" office:value-type="float" office:value="23.4550402200891" calcext:value-type="float">
            <text:p>23.46</text:p>
          </table:table-cell>
          <table:table-cell office:value-type="string" calcext:value-type="string">
            <text:p>MNK</text:p>
          </table:table-cell>
          <table:table-cell office:value-type="string" calcext:value-type="string">
            <text:p>MDMK</text:p>
          </table:table-cell>
          <table:table-cell office:value-type="string" calcext:value-type="string">
            <text:p>Sambathchandra R</text:p>
          </table:table-cell>
          <table:table-cell office:value-type="float" office:value="12909" calcext:value-type="float">
            <text:p>12909</text:p>
          </table:table-cell>
          <table:table-cell table:formula="of:=([.AM234]/[.P234])*100" office:value-type="float" office:value="7.72046290481744" calcext:value-type="float">
            <text:p>7.72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Prabaharan T</text:p>
          </table:table-cell>
          <table:table-cell office:value-type="float" office:value="2281" calcext:value-type="float">
            <text:p>2281</text:p>
          </table:table-cell>
          <table:table-cell table:formula="of:=([.AR234]/[.P234])*100" office:value-type="float" office:value="1.36419365449598" calcext:value-type="float">
            <text:p>1.36</text:p>
          </table:table-cell>
          <table:table-cell table:number-columns-repeated="1633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Padmanabhapuram</text:p>
          </table:table-cell>
          <table:table-cell office:value-type="string" calcext:value-type="string">
            <text:p>Kanniyakumar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ape</text:p>
          </table:table-cell>
          <table:table-cell office:value-type="string" calcext:value-type="string">
            <text:p>Town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36398" calcext:value-type="float">
            <text:p>236398</text:p>
          </table:table-cell>
          <table:table-cell office:value-type="float" office:value="161560" calcext:value-type="float">
            <text:p>161560</text:p>
          </table:table-cell>
          <table:table-cell table:style-name="ce263" table:formula="of:=([.P235]/[.O235])*100" office:value-type="float" office:value="68.3423717628745" calcext:value-type="float">
            <text:p>68.34</text:p>
          </table:table-cell>
          <table:table-cell table:style-name="ce250" table:formula="of:=[.X235]-[.AC235]" office:value-type="float" office:value="40905" calcext:value-type="float">
            <text:p>40905</text:p>
          </table:table-cell>
          <table:table-cell table:style-name="ce270" table:formula="of:=([.R235]/[.P235])*100" office:value-type="float" office:value="25.31876702154" calcext:value-type="float">
            <text:p>25.32</text:p>
          </table:table-cell>
          <table:table-cell table:style-name="ce263" table:formula="of:=[.Y235]+[.AD235]" office:value-type="float" office:value="69.072171329537" calcext:value-type="float">
            <text:p>69.07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Mano Thangaraj T</text:p>
          </table:table-cell>
          <table:table-cell office:value-type="float" office:value="76249" calcext:value-type="float">
            <text:p>76249</text:p>
          </table:table-cell>
          <table:table-cell table:formula="of:=([.X235]/[.P235])*100" office:value-type="float" office:value="47.1954691755385" calcext:value-type="float">
            <text:p>47.20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Rajendra Prasad K P</text:p>
          </table:table-cell>
          <table:table-cell office:value-type="float" office:value="35344" calcext:value-type="float">
            <text:p>35344</text:p>
          </table:table-cell>
          <table:table-cell table:style-name="ce265" table:formula="of:=([.AC235]/[.P235])*100" office:value-type="float" office:value="21.8767021539985" calcext:value-type="float">
            <text:p>21.88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Sheeba Prasad Su</text:p>
          </table:table-cell>
          <table:table-cell office:value-type="float" office:value="31994" calcext:value-type="float">
            <text:p>31994</text:p>
          </table:table-cell>
          <table:table-cell table:style-name="ce303" table:formula="of:=([.AH235]/[.P235])*100" office:value-type="float" office:value="19.8031691012627" calcext:value-type="float">
            <text:p>19.80</text:p>
          </table:table-cell>
          <table:table-cell office:value-type="string" calcext:value-type="string">
            <text:p>MNK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Jeganathan D</text:p>
          </table:table-cell>
          <table:table-cell office:value-type="float" office:value="13185" calcext:value-type="float">
            <text:p>13185</text:p>
          </table:table-cell>
          <table:table-cell table:formula="of:=([.AM235]/[.P235])*100" office:value-type="float" office:value="8.16105471651399" calcext:value-type="float">
            <text:p>8.16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359" calcext:value-type="float">
            <text:p>1359</text:p>
          </table:table-cell>
          <table:table-cell table:formula="of:=([.AR235]/[.P235])*100" office:value-type="float" office:value="0.841173557811339" calcext:value-type="float">
            <text:p>0.84</text:p>
          </table:table-cell>
          <table:table-cell table:number-columns-repeated="1633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Vilavancode</text:p>
          </table:table-cell>
          <table:table-cell office:value-type="string" calcext:value-type="string">
            <text:p>Kanniyakumar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ape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INC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44388" calcext:value-type="float">
            <text:p>244388</text:p>
          </table:table-cell>
          <table:table-cell office:value-type="float" office:value="162139" calcext:value-type="float">
            <text:p>162139</text:p>
          </table:table-cell>
          <table:table-cell table:style-name="ce263" table:formula="of:=([.P236]/[.O236])*100" office:value-type="float" office:value="66.3449105520729" calcext:value-type="float">
            <text:p>66.34</text:p>
          </table:table-cell>
          <table:table-cell table:style-name="ce250" table:formula="of:=[.X236]-[.AC236]" office:value-type="float" office:value="33143" calcext:value-type="float">
            <text:p>33143</text:p>
          </table:table-cell>
          <table:table-cell table:style-name="ce270" table:formula="of:=([.R236]/[.P236])*100" office:value-type="float" office:value="20.4411030042124" calcext:value-type="float">
            <text:p>20.44</text:p>
          </table:table-cell>
          <table:table-cell table:style-name="ce263" table:formula="of:=[.Y236]+[.AI236]" office:value-type="float" office:value="58.3511678251377" calcext:value-type="float">
            <text:p>58.35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Vijayadharani S</text:p>
          </table:table-cell>
          <table:table-cell office:value-type="float" office:value="68789" calcext:value-type="float">
            <text:p>68789</text:p>
          </table:table-cell>
          <table:table-cell table:formula="of:=([.X236]/[.P236])*100" office:value-type="float" office:value="42.4259431722164" calcext:value-type="float">
            <text:p>42.43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Dharmaraj C</text:p>
          </table:table-cell>
          <table:table-cell office:value-type="float" office:value="35646" calcext:value-type="float">
            <text:p>35646</text:p>
          </table:table-cell>
          <table:table-cell table:style-name="ce265" table:formula="of:=([.AC236]/[.P236])*100" office:value-type="float" office:value="21.984840168004" calcext:value-type="float">
            <text:p>21.98</text:p>
          </table:table-cell>
          <table:table-cell table:style-name="ce299" office:value-type="string" calcext:value-type="string">
            <text:p>MNK</text:p>
          </table:table-cell>
          <table:table-cell office:value-type="string" calcext:value-type="string">
            <text:p>CPIM</text:p>
          </table:table-cell>
          <table:table-cell office:value-type="string" calcext:value-type="string">
            <text:p>Chellaswamy R</text:p>
          </table:table-cell>
          <table:table-cell office:value-type="float" office:value="25821" calcext:value-type="float">
            <text:p>25821</text:p>
          </table:table-cell>
          <table:table-cell table:style-name="ce303" table:formula="of:=([.AH236]/[.P236])*100" office:value-type="float" office:value="15.9252246529213" calcext:value-type="float">
            <text:p>15.93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anjil Domenic Savio George</text:p>
          </table:table-cell>
          <table:table-cell office:value-type="float" office:value="24801" calcext:value-type="float">
            <text:p>24801</text:p>
          </table:table-cell>
          <table:table-cell table:formula="of:=([.AM236]/[.P236])*100" office:value-type="float" office:value="15.2961347979203" calcext:value-type="float">
            <text:p>15.30</text:p>
          </table:table-cell>
          <table:table-cell office:value-type="string" calcext:value-type="string">
            <text:p>NOTA</text:p>
          </table:table-cell>
          <table:table-cell table:style-name="ce317" office:value-type="string" calcext:value-type="string">
            <text:p>NOTA</text:p>
          </table:table-cell>
          <table:table-cell office:value-type="string" calcext:value-type="string">
            <text:p>NOTA</text:p>
          </table:table-cell>
          <table:table-cell office:value-type="float" office:value="1149" calcext:value-type="float">
            <text:p>1149</text:p>
          </table:table-cell>
          <table:table-cell table:formula="of:=([.AR236]/[.P236])*100" office:value-type="float" office:value="0.708651219015783" calcext:value-type="float">
            <text:p>0.71</text:p>
          </table:table-cell>
          <table:table-cell table:number-columns-repeated="1633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Kiliyur</text:p>
          </table:table-cell>
          <table:table-cell office:value-type="string" calcext:value-type="string">
            <text:p>Kanniyakumar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ape</text:p>
          </table:table-cell>
          <table:table-cell office:value-type="string" calcext:value-type="string">
            <text:p>Rural</text:p>
          </table:table-cell>
          <table:table-cell table:number-columns-repeated="4" office:value-type="string" calcext:value-type="string">
            <text:p>No</text:p>
          </table:table-cell>
          <table:table-cell table:style-name="ce239" office:value-type="string" calcext:value-type="string">
            <text:p>TMC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52676" calcext:value-type="float">
            <text:p>252676</text:p>
          </table:table-cell>
          <table:table-cell office:value-type="float" office:value="153273" calcext:value-type="float">
            <text:p>153273</text:p>
          </table:table-cell>
          <table:table-cell table:style-name="ce263" table:formula="of:=([.P237]/[.O237])*100" office:value-type="float" office:value="60.6598964682043" calcext:value-type="float">
            <text:p>60.66</text:p>
          </table:table-cell>
          <table:table-cell table:style-name="ce250" table:formula="of:=[.X237]-[.AC237]" office:value-type="float" office:value="46295" calcext:value-type="float">
            <text:p>46295</text:p>
          </table:table-cell>
          <table:table-cell table:style-name="ce270" table:formula="of:=([.R237]/[.P237])*100" office:value-type="float" office:value="30.2042760303511" calcext:value-type="float">
            <text:p>30.20</text:p>
          </table:table-cell>
          <table:table-cell table:style-name="ce263" table:formula="of:=[.Y237]+[.AI237]" office:value-type="float" office:value="67.3425847996712" calcext:value-type="float">
            <text:p>67.34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Rajesh Kumar S</text:p>
          </table:table-cell>
          <table:table-cell office:value-type="float" office:value="77356" calcext:value-type="float">
            <text:p>77356</text:p>
          </table:table-cell>
          <table:table-cell table:formula="of:=([.X237]/[.P237])*100" office:value-type="float" office:value="50.4694238385104" calcext:value-type="float">
            <text:p>50.47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Pon Vijayaragavan</text:p>
          </table:table-cell>
          <table:table-cell office:value-type="float" office:value="31061" calcext:value-type="float">
            <text:p>31061</text:p>
          </table:table-cell>
          <table:table-cell table:style-name="ce265" table:formula="of:=([.AC237]/[.P237])*100" office:value-type="float" office:value="20.2651478081593" calcext:value-type="float">
            <text:p>20.27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Mary Kamalabai A</text:p>
          </table:table-cell>
          <table:table-cell office:value-type="float" office:value="25862" calcext:value-type="float">
            <text:p>25862</text:p>
          </table:table-cell>
          <table:table-cell table:style-name="ce303" table:formula="of:=([.AH237]/[.P237])*100" office:value-type="float" office:value="16.8731609611608" calcext:value-type="float">
            <text:p>16.87</text:p>
          </table:table-cell>
          <table:table-cell office:value-type="string" calcext:value-type="string">
            <text:p>MNK</text:p>
          </table:table-cell>
          <table:table-cell office:value-type="string" calcext:value-type="string">
            <text:p>TMC</text:p>
          </table:table-cell>
          <table:table-cell office:value-type="string" calcext:value-type="string">
            <text:p>Kumaradas D</text:p>
          </table:table-cell>
          <table:table-cell office:value-type="float" office:value="13704" calcext:value-type="float">
            <text:p>13704</text:p>
          </table:table-cell>
          <table:table-cell table:formula="of:=([.AM237]/[.P237])*100" office:value-type="float" office:value="8.94090935781253" calcext:value-type="float">
            <text:p>8.94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Rethnammal T</text:p>
          </table:table-cell>
          <table:table-cell office:value-type="float" office:value="1328" calcext:value-type="float">
            <text:p>1328</text:p>
          </table:table-cell>
          <table:table-cell table:formula="of:=([.AR237]/[.P237])*100" office:value-type="float" office:value="0.866427877055972" calcext:value-type="float">
            <text:p>0.87</text:p>
          </table:table-cell>
          <table:table-cell table:number-columns-repeated="16339"/>
        </table:table-row>
        <table:table-row table:style-name="ro1" table:number-rows-repeated="1048338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Master.D1:Master.XFD3 Master.V11:Master.W14 Master.BY25:Master.XFD158 Master.D4:Master.N237 Master.AT159:Master.XFD162 Master.AT163:Master.XFD168 Master.AT169:Master.XFD180 Master.A1:Master.C1048576 Master.AT181:Master.XFD190 Master.AT191:Master.XFD200 Master.D163:Master.P237 Master.AT201:Master.XFD204 Master.AT205:Master.XFD215 Master.D238:Master.XFD1048576 Master.AT216:Master.XFD226 Master.AT227:Master.XFD237 Master.P162:Master.P162 Master.AA46:Master.AD60 Master.AT44:Master.AT60 Master.AT141:Master.AT158 Master.AA141:Master.AC176 Master.Z46:Master.Z177 Master.AE62:Master.AH176 Master.U11:Master.U35 Master.U46:Master.U237 Master.V178:Master.X237 Master.AE230:Master.AH231 Master.Z231:Master.Z231 Master.U4:Master.AH4 Master.AE46:Master.AH60 Master.AE178:Master.AH229 Master.AE232:Master.AH237 Master.AJ46:Master.AJ177 Master.AN61:Master.AO62 Master.AK62:Master.AM176 Master.AP62:Master.AS62 Master.AN63:Master.AS176 Master.AO178:Master.AR237 Master.V46:Master.X176 Master.U5:Master.X10 Master.Y46:Master.Y237 Master.Y5:Master.AH42 Master.AA230:Master.AC231 Master.Z178:Master.AC229 Master.Z232:Master.AC237 Master.AD61:Master.AD237 Master.AJ4:Master.XFD5 Master.AS46:Master.AS60 Master.AJ178:Master.AM237 Master.AN6:Master.XFD7 Master.AN177:Master.AN237 Master.AS8:Master.XFD24 Master.AS61:Master.AS61 Master.AS177:Master.AS237 Master.AS25:Master.BX42 Master.U37:Master.U42 Master.AN8:Master.AR44 Master.V15:Master.X42 Master.AJ6:Master.AM44 Master.AU44:Master.BX158 Master.U43:Master.AH45 Master.AK46:Master.AR60 Master.AS43:Master.AS44 Master.AJ45:Master.AS45 Master.V177:Master.V177 Master.AA177:Master.AA177 Master.AF177:Master.AF177 Master.AK177:Master.AL177">
            <calcext:condition calcext:apply-style-name="Untitled5" calcext:value="contains-text(&quot;AIADMK&quot;)" calcext:base-cell-address="Master.A1"/>
          </calcext:conditional-format>
          <calcext:conditional-format calcext:target-range-address="Master.D1:Master.XFD3 Master.V11:Master.W14 Master.BY25:Master.XFD158 Master.D4:Master.N237 Master.AT159:Master.XFD162 Master.AT163:Master.XFD168 Master.AT169:Master.XFD180 Master.A1:Master.C1048576 Master.AT181:Master.XFD190 Master.AT191:Master.XFD200 Master.D163:Master.P237 Master.AT201:Master.XFD204 Master.AT205:Master.XFD215 Master.D238:Master.XFD1048576 Master.AT216:Master.XFD226 Master.AT227:Master.XFD237 Master.P162:Master.P162 Master.AA46:Master.AD60 Master.AT44:Master.AT60 Master.AT141:Master.AT158 Master.AA141:Master.AC176 Master.Z46:Master.Z177 Master.AE62:Master.AH176 Master.U11:Master.U35 Master.U46:Master.U237 Master.V178:Master.X237 Master.AE230:Master.AH231 Master.Z231:Master.Z231 Master.U4:Master.AH4 Master.AE46:Master.AH60 Master.AE178:Master.AH229 Master.AE232:Master.AH237 Master.AJ46:Master.AJ177 Master.AN61:Master.AO62 Master.AK62:Master.AM176 Master.AP62:Master.AS62 Master.AN63:Master.AS176 Master.AO178:Master.AR237 Master.V46:Master.X176 Master.U5:Master.X10 Master.Y46:Master.Y237 Master.Y5:Master.AH42 Master.AA230:Master.AC231 Master.Z178:Master.AC229 Master.Z232:Master.AC237 Master.AD61:Master.AD237 Master.AJ4:Master.XFD5 Master.AS46:Master.AS60 Master.AJ178:Master.AM237 Master.AN6:Master.XFD7 Master.AN177:Master.AN237 Master.AS8:Master.XFD24 Master.AS61:Master.AS61 Master.AS177:Master.AS237 Master.AS25:Master.BX42 Master.U37:Master.U42 Master.AN8:Master.AR44 Master.V15:Master.X42 Master.AJ6:Master.AM44 Master.AU44:Master.BX158 Master.U43:Master.AH45 Master.AK46:Master.AR60 Master.AS43:Master.AS44 Master.AJ45:Master.AS45 Master.V177:Master.V177 Master.AA177:Master.AA177 Master.AF177:Master.AF177 Master.AK177:Master.AL177">
            <calcext:condition calcext:apply-style-name="DMDK" calcext:value="contains-text(&quot;DMDK&quot;)" calcext:base-cell-address="Master.A1"/>
          </calcext:conditional-format>
          <calcext:conditional-format calcext:target-range-address="Master.D1:Master.XFD3 Master.V11:Master.W14 Master.BY25:Master.XFD158 Master.D4:Master.N237 Master.AT159:Master.XFD162 Master.AT163:Master.XFD168 Master.AT169:Master.XFD180 Master.A1:Master.C1048576 Master.AT181:Master.XFD190 Master.AT191:Master.XFD200 Master.D163:Master.P237 Master.AT201:Master.XFD204 Master.AT205:Master.XFD215 Master.D238:Master.XFD1048576 Master.AT216:Master.XFD226 Master.AT227:Master.XFD237 Master.P162:Master.P162 Master.AA46:Master.AD60 Master.AT44:Master.AT60 Master.AT141:Master.AT158 Master.AA141:Master.AC176 Master.Z46:Master.Z177 Master.AE62:Master.AH176 Master.U11:Master.U35 Master.U46:Master.U237 Master.V178:Master.X237 Master.AE230:Master.AH231 Master.Z231:Master.Z231 Master.U4:Master.AH4 Master.AE46:Master.AH60 Master.AE178:Master.AH229 Master.AE232:Master.AH237 Master.AJ46:Master.AJ177 Master.AN61:Master.AO62 Master.AK62:Master.AM176 Master.AP62:Master.AS62 Master.AN63:Master.AS176 Master.AO178:Master.AR237 Master.V46:Master.X176 Master.U5:Master.X10 Master.Y46:Master.Y237 Master.Y5:Master.AH42 Master.AA230:Master.AC231 Master.Z178:Master.AC229 Master.Z232:Master.AC237 Master.AD61:Master.AD237 Master.AJ4:Master.XFD5 Master.AS46:Master.AS60 Master.AJ178:Master.AM237 Master.AN6:Master.XFD7 Master.AN177:Master.AN237 Master.AS8:Master.XFD24 Master.AS61:Master.AS61 Master.AS177:Master.AS237 Master.AS25:Master.BX42 Master.U37:Master.U42 Master.AN8:Master.AR44 Master.V15:Master.X42 Master.AJ6:Master.AM44 Master.AU44:Master.BX158 Master.U43:Master.AH45 Master.AK46:Master.AR60 Master.AS43:Master.AS44 Master.AJ45:Master.AS45 Master.V177:Master.V177 Master.AA177:Master.AA177 Master.AF177:Master.AF177 Master.AK177:Master.AL177">
            <calcext:condition calcext:apply-style-name="MDMK" calcext:value="contains-text(&quot;MDMK&quot;)" calcext:base-cell-address="Master.A1"/>
          </calcext:conditional-format>
          <calcext:conditional-format calcext:target-range-address="Master.D1:Master.XFD3 Master.V11:Master.W14 Master.BY25:Master.XFD158 Master.D4:Master.N237 Master.AT159:Master.XFD162 Master.AT163:Master.XFD168 Master.AT169:Master.XFD180 Master.A1:Master.C1048576 Master.AT181:Master.XFD190 Master.AT191:Master.XFD200 Master.D163:Master.P237 Master.AT201:Master.XFD204 Master.AT205:Master.XFD215 Master.D238:Master.XFD1048576 Master.AT216:Master.XFD226 Master.AT227:Master.XFD237 Master.P162:Master.P162 Master.AA46:Master.AD60 Master.AT44:Master.AT60 Master.AT141:Master.AT158 Master.AA141:Master.AC176 Master.Z46:Master.Z177 Master.AE62:Master.AH176 Master.U11:Master.U35 Master.U46:Master.U237 Master.V178:Master.X237 Master.AE230:Master.AH231 Master.Z231:Master.Z231 Master.U4:Master.AH4 Master.AE46:Master.AH60 Master.AE178:Master.AH229 Master.AE232:Master.AH237 Master.AJ46:Master.AJ177 Master.AN61:Master.AO62 Master.AK62:Master.AM176 Master.AP62:Master.AS62 Master.AN63:Master.AS176 Master.AO178:Master.AR237 Master.V46:Master.X176 Master.U5:Master.X10 Master.Y46:Master.Y237 Master.Y5:Master.AH42 Master.AA230:Master.AC231 Master.Z178:Master.AC229 Master.Z232:Master.AC237 Master.AD61:Master.AD237 Master.AJ4:Master.XFD5 Master.AS46:Master.AS60 Master.AJ178:Master.AM237 Master.AN6:Master.XFD7 Master.AN177:Master.AN237 Master.AS8:Master.XFD24 Master.AS61:Master.AS61 Master.AS177:Master.AS237 Master.AS25:Master.BX42 Master.U37:Master.U42 Master.AN8:Master.AR44 Master.V15:Master.X42 Master.AJ6:Master.AM44 Master.AU44:Master.BX158 Master.U43:Master.AH45 Master.AK46:Master.AR60 Master.AS43:Master.AS44 Master.AJ45:Master.AS45 Master.V177:Master.V177 Master.AA177:Master.AA177 Master.AF177:Master.AF177 Master.AK177:Master.AL177">
            <calcext:condition calcext:apply-style-name="DMK_New" calcext:value="begins-with(&quot;DMK&quot;)" calcext:base-cell-address="Master.A1"/>
          </calcext:conditional-format>
          <calcext:conditional-format calcext:target-range-address="Master.D1:Master.XFD3 Master.V11:Master.W14 Master.BY25:Master.XFD158 Master.D4:Master.N237 Master.AT159:Master.XFD162 Master.AT163:Master.XFD168 Master.AT169:Master.XFD180 Master.A1:Master.C1048576 Master.AT181:Master.XFD190 Master.AT191:Master.XFD200 Master.D163:Master.P237 Master.AT201:Master.XFD204 Master.AT205:Master.XFD215 Master.D238:Master.XFD1048576 Master.AT216:Master.XFD226 Master.AT227:Master.XFD237 Master.P162:Master.P162 Master.AA46:Master.AD60 Master.AT44:Master.AT60 Master.AT141:Master.AT158 Master.AA141:Master.AC176 Master.Z46:Master.Z177 Master.AE62:Master.AH176 Master.U11:Master.U35 Master.U46:Master.U237 Master.V178:Master.X237 Master.AE230:Master.AH231 Master.Z231:Master.Z231 Master.U4:Master.AH4 Master.AE46:Master.AH60 Master.AE178:Master.AH229 Master.AE232:Master.AH237 Master.AJ46:Master.AJ177 Master.AN61:Master.AO62 Master.AK62:Master.AM176 Master.AP62:Master.AS62 Master.AN63:Master.AS176 Master.AO178:Master.AR237 Master.V46:Master.X176 Master.U5:Master.X10 Master.Y46:Master.Y237 Master.Y5:Master.AH42 Master.AA230:Master.AC231 Master.Z178:Master.AC229 Master.Z232:Master.AC237 Master.AD61:Master.AD237 Master.AJ4:Master.XFD5 Master.AS46:Master.AS60 Master.AJ178:Master.AM237 Master.AN6:Master.XFD7 Master.AN177:Master.AN237 Master.AS8:Master.XFD24 Master.AS61:Master.AS61 Master.AS177:Master.AS237 Master.AS25:Master.BX42 Master.U37:Master.U42 Master.AN8:Master.AR44 Master.V15:Master.X42 Master.AJ6:Master.AM44 Master.AU44:Master.BX158 Master.U43:Master.AH45 Master.AK46:Master.AR60 Master.AS43:Master.AS44 Master.AJ45:Master.AS45 Master.V177:Master.V177 Master.AA177:Master.AA177 Master.AF177:Master.AF177 Master.AK177:Master.AL177">
            <calcext:condition calcext:apply-style-name="PMK" calcext:value="=&quot;PMK&quot;" calcext:base-cell-address="Master.A1"/>
          </calcext:conditional-format>
          <calcext:conditional-format calcext:target-range-address="Master.D1:Master.XFD3 Master.V11:Master.W14 Master.BY25:Master.XFD158 Master.D4:Master.N237 Master.AT159:Master.XFD162 Master.AT163:Master.XFD168 Master.AT169:Master.XFD180 Master.A1:Master.C1048576 Master.AT181:Master.XFD190 Master.AT191:Master.XFD200 Master.D163:Master.P237 Master.AT201:Master.XFD204 Master.AT205:Master.XFD215 Master.D238:Master.XFD1048576 Master.AT216:Master.XFD226 Master.AT227:Master.XFD237 Master.P162:Master.P162 Master.AA46:Master.AD60 Master.AT44:Master.AT60 Master.AT141:Master.AT158 Master.AA141:Master.AC176 Master.Z46:Master.Z177 Master.AE62:Master.AH176 Master.U11:Master.U35 Master.U46:Master.U237 Master.V178:Master.X237 Master.AE230:Master.AH231 Master.Z231:Master.Z231 Master.U4:Master.AH4 Master.AE46:Master.AH60 Master.AE178:Master.AH229 Master.AE232:Master.AH237 Master.AJ46:Master.AJ177 Master.AN61:Master.AO62 Master.AK62:Master.AM176 Master.AP62:Master.AS62 Master.AN63:Master.AS176 Master.AO178:Master.AR237 Master.V46:Master.X176 Master.U5:Master.X10 Master.Y46:Master.Y237 Master.Y5:Master.AH42 Master.AA230:Master.AC231 Master.Z178:Master.AC229 Master.Z232:Master.AC237 Master.AD61:Master.AD237 Master.AJ4:Master.XFD5 Master.AS46:Master.AS60 Master.AJ178:Master.AM237 Master.AN6:Master.XFD7 Master.AN177:Master.AN237 Master.AS8:Master.XFD24 Master.AS61:Master.AS61 Master.AS177:Master.AS237 Master.AS25:Master.BX42 Master.U37:Master.U42 Master.AN8:Master.AR44 Master.V15:Master.X42 Master.AJ6:Master.AM44 Master.AU44:Master.BX158 Master.U43:Master.AH45 Master.AK46:Master.AR60 Master.AS43:Master.AS44 Master.AJ45:Master.AS45 Master.V177:Master.V177 Master.AA177:Master.AA177 Master.AF177:Master.AF177 Master.AK177:Master.AL177">
            <calcext:condition calcext:apply-style-name="VCK" calcext:value="=&quot;VCK&quot;" calcext:base-cell-address="Master.A1"/>
          </calcext:conditional-format>
          <calcext:conditional-format calcext:target-range-address="Master.D1:Master.XFD3 Master.V11:Master.W14 Master.BY25:Master.XFD158 Master.D4:Master.N237 Master.AT159:Master.XFD162 Master.AT163:Master.XFD168 Master.AT169:Master.XFD180 Master.A1:Master.C1048576 Master.AT181:Master.XFD190 Master.AT191:Master.XFD200 Master.D163:Master.P237 Master.AT201:Master.XFD204 Master.AT205:Master.XFD215 Master.D238:Master.XFD1048576 Master.AT216:Master.XFD226 Master.AT227:Master.XFD237 Master.P162:Master.P162 Master.AA46:Master.AD60 Master.AT44:Master.AT60 Master.AT141:Master.AT158 Master.AA141:Master.AC176 Master.Z46:Master.Z177 Master.AE62:Master.AH176 Master.U11:Master.U35 Master.U46:Master.U237 Master.V178:Master.X237 Master.AE230:Master.AH231 Master.Z231:Master.Z231 Master.U4:Master.AH4 Master.AE46:Master.AH60 Master.AE178:Master.AH229 Master.AE232:Master.AH237 Master.AJ46:Master.AJ177 Master.AN61:Master.AO62 Master.AK62:Master.AM176 Master.AP62:Master.AS62 Master.AN63:Master.AS176 Master.AO178:Master.AR237 Master.V46:Master.X176 Master.U5:Master.X10 Master.Y46:Master.Y237 Master.Y5:Master.AH42 Master.AA230:Master.AC231 Master.Z178:Master.AC229 Master.Z232:Master.AC237 Master.AD61:Master.AD237 Master.AJ4:Master.XFD5 Master.AS46:Master.AS60 Master.AJ178:Master.AM237 Master.AN6:Master.XFD7 Master.AN177:Master.AN237 Master.AS8:Master.XFD24 Master.AS61:Master.AS61 Master.AS177:Master.AS237 Master.AS25:Master.BX42 Master.U37:Master.U42 Master.AN8:Master.AR44 Master.V15:Master.X42 Master.AJ6:Master.AM44 Master.AU44:Master.BX158 Master.U43:Master.AH45 Master.AK46:Master.AR60 Master.AS43:Master.AS44 Master.AJ45:Master.AS45 Master.V177:Master.V177 Master.AA177:Master.AA177 Master.AF177:Master.AF177 Master.AK177:Master.AL177">
            <calcext:condition calcext:apply-style-name="CPI" calcext:value="contains-text(&quot;CPI&quot;)" calcext:base-cell-address="Master.A1"/>
          </calcext:conditional-format>
          <calcext:conditional-format calcext:target-range-address="Master.D1:Master.XFD3 Master.V11:Master.W14 Master.BY25:Master.XFD158 Master.D4:Master.N237 Master.AT159:Master.XFD162 Master.AT163:Master.XFD168 Master.AT169:Master.XFD180 Master.A1:Master.C1048576 Master.AT181:Master.XFD190 Master.AT191:Master.XFD200 Master.D163:Master.P237 Master.AT201:Master.XFD204 Master.AT205:Master.XFD215 Master.D238:Master.XFD1048576 Master.AT216:Master.XFD226 Master.AT227:Master.XFD237 Master.P162:Master.P162 Master.AA46:Master.AD60 Master.AT44:Master.AT60 Master.AT141:Master.AT158 Master.AA141:Master.AC176 Master.Z46:Master.Z177 Master.AE62:Master.AH176 Master.U11:Master.U35 Master.U46:Master.U237 Master.V178:Master.X237 Master.AE230:Master.AH231 Master.Z231:Master.Z231 Master.U4:Master.AH4 Master.AE46:Master.AH60 Master.AE178:Master.AH229 Master.AE232:Master.AH237 Master.AJ46:Master.AJ177 Master.AN61:Master.AO62 Master.AK62:Master.AM176 Master.AP62:Master.AS62 Master.AN63:Master.AS176 Master.AO178:Master.AR237 Master.V46:Master.X176 Master.U5:Master.X10 Master.Y46:Master.Y237 Master.Y5:Master.AH42 Master.AA230:Master.AC231 Master.Z178:Master.AC229 Master.Z232:Master.AC237 Master.AD61:Master.AD237 Master.AJ4:Master.XFD5 Master.AS46:Master.AS60 Master.AJ178:Master.AM237 Master.AN6:Master.XFD7 Master.AN177:Master.AN237 Master.AS8:Master.XFD24 Master.AS61:Master.AS61 Master.AS177:Master.AS237 Master.AS25:Master.BX42 Master.U37:Master.U42 Master.AN8:Master.AR44 Master.V15:Master.X42 Master.AJ6:Master.AM44 Master.AU44:Master.BX158 Master.U43:Master.AH45 Master.AK46:Master.AR60 Master.AS43:Master.AS44 Master.AJ45:Master.AS45 Master.V177:Master.V177 Master.AA177:Master.AA177 Master.AF177:Master.AF177 Master.AK177:Master.AL177">
            <calcext:condition calcext:apply-style-name="NTK" calcext:value="=&quot;NTK&quot;" calcext:base-cell-address="Master.A1"/>
          </calcext:conditional-format>
          <calcext:conditional-format calcext:target-range-address="Master.D1:Master.XFD3 Master.V11:Master.W14 Master.BY25:Master.XFD158 Master.D4:Master.N237 Master.AT159:Master.XFD162 Master.AT163:Master.XFD168 Master.AT169:Master.XFD180 Master.A1:Master.C1048576 Master.AT181:Master.XFD190 Master.AT191:Master.XFD200 Master.D163:Master.P237 Master.AT201:Master.XFD204 Master.AT205:Master.XFD215 Master.D238:Master.XFD1048576 Master.AT216:Master.XFD226 Master.AT227:Master.XFD237 Master.P162:Master.P162 Master.AA46:Master.AD60 Master.AT44:Master.AT60 Master.AT141:Master.AT158 Master.AA141:Master.AC176 Master.Z46:Master.Z177 Master.AE62:Master.AH176 Master.U11:Master.U35 Master.U46:Master.U237 Master.V178:Master.X237 Master.AE230:Master.AH231 Master.Z231:Master.Z231 Master.U4:Master.AH4 Master.AE46:Master.AH60 Master.AE178:Master.AH229 Master.AE232:Master.AH237 Master.AJ46:Master.AJ177 Master.AN61:Master.AO62 Master.AK62:Master.AM176 Master.AP62:Master.AS62 Master.AN63:Master.AS176 Master.AO178:Master.AR237 Master.V46:Master.X176 Master.U5:Master.X10 Master.Y46:Master.Y237 Master.Y5:Master.AH42 Master.AA230:Master.AC231 Master.Z178:Master.AC229 Master.Z232:Master.AC237 Master.AD61:Master.AD237 Master.AJ4:Master.XFD5 Master.AS46:Master.AS60 Master.AJ178:Master.AM237 Master.AN6:Master.XFD7 Master.AN177:Master.AN237 Master.AS8:Master.XFD24 Master.AS61:Master.AS61 Master.AS177:Master.AS237 Master.AS25:Master.BX42 Master.U37:Master.U42 Master.AN8:Master.AR44 Master.V15:Master.X42 Master.AJ6:Master.AM44 Master.AU44:Master.BX158 Master.U43:Master.AH45 Master.AK46:Master.AR60 Master.AS43:Master.AS44 Master.AJ45:Master.AS45 Master.V177:Master.V177 Master.AA177:Master.AA177 Master.AF177:Master.AF177 Master.AK177:Master.AL177">
            <calcext:condition calcext:apply-style-name="MNK_New" calcext:value="=&quot;MNK&quot;" calcext:base-cell-address="Master.A1"/>
          </calcext:conditional-format>
          <calcext:conditional-format calcext:target-range-address="Master.D1:Master.XFD3 Master.V11:Master.W14 Master.BY25:Master.XFD158 Master.D4:Master.N237 Master.AT159:Master.XFD162 Master.AT163:Master.XFD168 Master.AT169:Master.XFD180 Master.A1:Master.C1048576 Master.AT181:Master.XFD190 Master.AT191:Master.XFD200 Master.D163:Master.P237 Master.AT201:Master.XFD204 Master.AT205:Master.XFD215 Master.D238:Master.XFD1048576 Master.AT216:Master.XFD226 Master.AT227:Master.XFD237 Master.P162:Master.P162 Master.AA46:Master.AD60 Master.AT44:Master.AT60 Master.AT141:Master.AT158 Master.AA141:Master.AC176 Master.Z46:Master.Z177 Master.AE62:Master.AH176 Master.U11:Master.U35 Master.U46:Master.U237 Master.V178:Master.X237 Master.AE230:Master.AH231 Master.Z231:Master.Z231 Master.U4:Master.AH4 Master.AE46:Master.AH60 Master.AE178:Master.AH229 Master.AE232:Master.AH237 Master.AJ46:Master.AJ177 Master.AN61:Master.AO62 Master.AK62:Master.AM176 Master.AP62:Master.AS62 Master.AN63:Master.AS176 Master.AO178:Master.AR237 Master.V46:Master.X176 Master.U5:Master.X10 Master.Y46:Master.Y237 Master.Y5:Master.AH42 Master.AA230:Master.AC231 Master.Z178:Master.AC229 Master.Z232:Master.AC237 Master.AD61:Master.AD237 Master.AJ4:Master.XFD5 Master.AS46:Master.AS60 Master.AJ178:Master.AM237 Master.AN6:Master.XFD7 Master.AN177:Master.AN237 Master.AS8:Master.XFD24 Master.AS61:Master.AS61 Master.AS177:Master.AS237 Master.AS25:Master.BX42 Master.U37:Master.U42 Master.AN8:Master.AR44 Master.V15:Master.X42 Master.AJ6:Master.AM44 Master.AU44:Master.BX158 Master.U43:Master.AH45 Master.AK46:Master.AR60 Master.AS43:Master.AS44 Master.AJ45:Master.AS45 Master.V177:Master.V177 Master.AA177:Master.AA177 Master.AF177:Master.AF177 Master.AK177:Master.AL177">
            <calcext:condition calcext:apply-style-name="Independant" calcext:value="=&quot;Independant&quot;" calcext:base-cell-address="Master.A1"/>
          </calcext:conditional-format>
          <calcext:conditional-format calcext:target-range-address="Master.D1:Master.XFD3 Master.V11:Master.W14 Master.BY25:Master.XFD158 Master.D4:Master.N237 Master.AT159:Master.XFD162 Master.AT163:Master.XFD168 Master.AT169:Master.XFD180 Master.A1:Master.C1048576 Master.AT181:Master.XFD190 Master.AT191:Master.XFD200 Master.D163:Master.P237 Master.AT201:Master.XFD204 Master.AT205:Master.XFD215 Master.D238:Master.XFD1048576 Master.AT216:Master.XFD226 Master.AT227:Master.XFD237 Master.P162:Master.P162 Master.AA46:Master.AD60 Master.AT44:Master.AT60 Master.AT141:Master.AT158 Master.AA141:Master.AC176 Master.Z46:Master.Z177 Master.AE62:Master.AH176 Master.U11:Master.U35 Master.U46:Master.U237 Master.V178:Master.X237 Master.AE230:Master.AH231 Master.Z231:Master.Z231 Master.U4:Master.AH4 Master.AE46:Master.AH60 Master.AE178:Master.AH229 Master.AE232:Master.AH237 Master.AJ46:Master.AJ177 Master.AN61:Master.AO62 Master.AK62:Master.AM176 Master.AP62:Master.AS62 Master.AN63:Master.AS176 Master.AO178:Master.AR237 Master.V46:Master.X176 Master.U5:Master.X10 Master.Y46:Master.Y237 Master.Y5:Master.AH42 Master.AA230:Master.AC231 Master.Z178:Master.AC229 Master.Z232:Master.AC237 Master.AD61:Master.AD237 Master.AJ4:Master.XFD5 Master.AS46:Master.AS60 Master.AJ178:Master.AM237 Master.AN6:Master.XFD7 Master.AN177:Master.AN237 Master.AS8:Master.XFD24 Master.AS61:Master.AS61 Master.AS177:Master.AS237 Master.AS25:Master.BX42 Master.U37:Master.U42 Master.AN8:Master.AR44 Master.V15:Master.X42 Master.AJ6:Master.AM44 Master.AU44:Master.BX158 Master.U43:Master.AH45 Master.AK46:Master.AR60 Master.AS43:Master.AS44 Master.AJ45:Master.AS45 Master.V177:Master.V177 Master.AA177:Master.AA177 Master.AF177:Master.AF177 Master.AK177:Master.AL177">
            <calcext:condition calcext:apply-style-name="NOTA" calcext:value="=&quot;NOTA&quot;" calcext:base-cell-address="Master.A1"/>
          </calcext:conditional-format>
          <calcext:conditional-format calcext:target-range-address="Master.D1:Master.XFD3 Master.V11:Master.W14 Master.BY25:Master.XFD158 Master.D4:Master.N237 Master.AT159:Master.XFD162 Master.AT163:Master.XFD168 Master.AT169:Master.XFD180 Master.A1:Master.C1048576 Master.AT181:Master.XFD190 Master.AT191:Master.XFD200 Master.D163:Master.P237 Master.AT201:Master.XFD204 Master.AT205:Master.XFD215 Master.D238:Master.XFD1048576 Master.AT216:Master.XFD226 Master.AT227:Master.XFD237 Master.P162:Master.P162 Master.AA46:Master.AD60 Master.AT44:Master.AT60 Master.AT141:Master.AT158 Master.AA141:Master.AC176 Master.Z46:Master.Z177 Master.AE62:Master.AH176 Master.U11:Master.U35 Master.U46:Master.U237 Master.V178:Master.X237 Master.AE230:Master.AH231 Master.Z231:Master.Z231 Master.U4:Master.AH4 Master.AE46:Master.AH60 Master.AE178:Master.AH229 Master.AE232:Master.AH237 Master.AJ46:Master.AJ177 Master.AN61:Master.AO62 Master.AK62:Master.AM176 Master.AP62:Master.AS62 Master.AN63:Master.AS176 Master.AO178:Master.AR237 Master.V46:Master.X176 Master.U5:Master.X10 Master.Y46:Master.Y237 Master.Y5:Master.AH42 Master.AA230:Master.AC231 Master.Z178:Master.AC229 Master.Z232:Master.AC237 Master.AD61:Master.AD237 Master.AJ4:Master.XFD5 Master.AS46:Master.AS60 Master.AJ178:Master.AM237 Master.AN6:Master.XFD7 Master.AN177:Master.AN237 Master.AS8:Master.XFD24 Master.AS61:Master.AS61 Master.AS177:Master.AS237 Master.AS25:Master.BX42 Master.U37:Master.U42 Master.AN8:Master.AR44 Master.V15:Master.X42 Master.AJ6:Master.AM44 Master.AU44:Master.BX158 Master.U43:Master.AH45 Master.AK46:Master.AR60 Master.AS43:Master.AS44 Master.AJ45:Master.AS45 Master.V177:Master.V177 Master.AA177:Master.AA177 Master.AF177:Master.AF177 Master.AK177:Master.AL177">
            <calcext:condition calcext:apply-style-name="PFA" calcext:value="=&quot;PFA&quot;" calcext:base-cell-address="Master.A1"/>
          </calcext:conditional-format>
          <calcext:conditional-format calcext:target-range-address="Master.D1:Master.XFD3 Master.V11:Master.W14 Master.BY25:Master.XFD158 Master.D4:Master.N237 Master.AT159:Master.XFD162 Master.AT163:Master.XFD168 Master.AT169:Master.XFD180 Master.A1:Master.C1048576 Master.AT181:Master.XFD190 Master.AT191:Master.XFD200 Master.D163:Master.P237 Master.AT201:Master.XFD204 Master.AT205:Master.XFD215 Master.D238:Master.XFD1048576 Master.AT216:Master.XFD226 Master.AT227:Master.XFD237 Master.P162:Master.P162 Master.AA46:Master.AD60 Master.AT44:Master.AT60 Master.AT141:Master.AT158 Master.AA141:Master.AC176 Master.Z46:Master.Z177 Master.AE62:Master.AH176 Master.U11:Master.U35 Master.U46:Master.U237 Master.V178:Master.X237 Master.AE230:Master.AH231 Master.Z231:Master.Z231 Master.U4:Master.AH4 Master.AE46:Master.AH60 Master.AE178:Master.AH229 Master.AE232:Master.AH237 Master.AJ46:Master.AJ177 Master.AN61:Master.AO62 Master.AK62:Master.AM176 Master.AP62:Master.AS62 Master.AN63:Master.AS176 Master.AO178:Master.AR237 Master.V46:Master.X176 Master.U5:Master.X10 Master.Y46:Master.Y237 Master.Y5:Master.AH42 Master.AA230:Master.AC231 Master.Z178:Master.AC229 Master.Z232:Master.AC237 Master.AD61:Master.AD237 Master.AJ4:Master.XFD5 Master.AS46:Master.AS60 Master.AJ178:Master.AM237 Master.AN6:Master.XFD7 Master.AN177:Master.AN237 Master.AS8:Master.XFD24 Master.AS61:Master.AS61 Master.AS177:Master.AS237 Master.AS25:Master.BX42 Master.U37:Master.U42 Master.AN8:Master.AR44 Master.V15:Master.X42 Master.AJ6:Master.AM44 Master.AU44:Master.BX158 Master.U43:Master.AH45 Master.AK46:Master.AR60 Master.AS43:Master.AS44 Master.AJ45:Master.AS45 Master.V177:Master.V177 Master.AA177:Master.AA177 Master.AF177:Master.AF177 Master.AK177:Master.AL177">
            <calcext:condition calcext:apply-style-name="Fascists" calcext:value="=&quot;BJP&quot;" calcext:base-cell-address="Master.A1"/>
          </calcext:conditional-format>
          <calcext:conditional-format calcext:target-range-address="Master.D1:Master.XFD3 Master.V11:Master.W14 Master.BY25:Master.XFD158 Master.D4:Master.N237 Master.AT159:Master.XFD162 Master.AT163:Master.XFD168 Master.AT169:Master.XFD180 Master.A1:Master.C1048576 Master.AT181:Master.XFD190 Master.AT191:Master.XFD200 Master.D163:Master.P237 Master.AT201:Master.XFD204 Master.AT205:Master.XFD215 Master.D238:Master.XFD1048576 Master.AT216:Master.XFD226 Master.AT227:Master.XFD237 Master.P162:Master.P162 Master.AA46:Master.AD60 Master.AT44:Master.AT60 Master.AT141:Master.AT158 Master.AA141:Master.AC176 Master.Z46:Master.Z177 Master.AE62:Master.AH176 Master.U11:Master.U35 Master.U46:Master.U237 Master.V178:Master.X237 Master.AE230:Master.AH231 Master.Z231:Master.Z231 Master.U4:Master.AH4 Master.AE46:Master.AH60 Master.AE178:Master.AH229 Master.AE232:Master.AH237 Master.AJ46:Master.AJ177 Master.AN61:Master.AO62 Master.AK62:Master.AM176 Master.AP62:Master.AS62 Master.AN63:Master.AS176 Master.AO178:Master.AR237 Master.V46:Master.X176 Master.U5:Master.X10 Master.Y46:Master.Y237 Master.Y5:Master.AH42 Master.AA230:Master.AC231 Master.Z178:Master.AC229 Master.Z232:Master.AC237 Master.AD61:Master.AD237 Master.AJ4:Master.XFD5 Master.AS46:Master.AS60 Master.AJ178:Master.AM237 Master.AN6:Master.XFD7 Master.AN177:Master.AN237 Master.AS8:Master.XFD24 Master.AS61:Master.AS61 Master.AS177:Master.AS237 Master.AS25:Master.BX42 Master.U37:Master.U42 Master.AN8:Master.AR44 Master.V15:Master.X42 Master.AJ6:Master.AM44 Master.AU44:Master.BX158 Master.U43:Master.AH45 Master.AK46:Master.AR60 Master.AS43:Master.AS44 Master.AJ45:Master.AS45 Master.V177:Master.V177 Master.AA177:Master.AA177 Master.AF177:Master.AF177 Master.AK177:Master.AL177">
            <calcext:condition calcext:apply-style-name="INC" calcext:value="=&quot;INC&quot;" calcext:base-cell-address="Master.A1"/>
          </calcext:conditional-format>
          <calcext:conditional-format calcext:target-range-address="Master.AI4:Master.AI237">
            <calcext:condition calcext:apply-style-name="Untitled5" calcext:value="contains-text(&quot;AIADMK&quot;)" calcext:base-cell-address="Master.AI4"/>
          </calcext:conditional-format>
          <calcext:conditional-format calcext:target-range-address="Master.AI4:Master.AI237">
            <calcext:condition calcext:apply-style-name="DMDK" calcext:value="contains-text(&quot;DMDK&quot;)" calcext:base-cell-address="Master.AI4"/>
          </calcext:conditional-format>
          <calcext:conditional-format calcext:target-range-address="Master.AI4:Master.AI237">
            <calcext:condition calcext:apply-style-name="MDMK" calcext:value="contains-text(&quot;MDMK&quot;)" calcext:base-cell-address="Master.AI4"/>
          </calcext:conditional-format>
          <calcext:conditional-format calcext:target-range-address="Master.AI4:Master.AI237">
            <calcext:condition calcext:apply-style-name="DMK_New" calcext:value="begins-with(&quot;DMK&quot;)" calcext:base-cell-address="Master.AI4"/>
          </calcext:conditional-format>
          <calcext:conditional-format calcext:target-range-address="Master.AI4:Master.AI237">
            <calcext:condition calcext:apply-style-name="PMK" calcext:value="=&quot;PMK&quot;" calcext:base-cell-address="Master.AI4"/>
          </calcext:conditional-format>
          <calcext:conditional-format calcext:target-range-address="Master.AI4:Master.AI237">
            <calcext:condition calcext:apply-style-name="VCK" calcext:value="=&quot;VCK&quot;" calcext:base-cell-address="Master.AI4"/>
          </calcext:conditional-format>
          <calcext:conditional-format calcext:target-range-address="Master.AI4:Master.AI237">
            <calcext:condition calcext:apply-style-name="CPI" calcext:value="contains-text(&quot;CPI&quot;)" calcext:base-cell-address="Master.AI4"/>
          </calcext:conditional-format>
          <calcext:conditional-format calcext:target-range-address="Master.AI4:Master.AI237">
            <calcext:condition calcext:apply-style-name="NTK" calcext:value="=&quot;NTK&quot;" calcext:base-cell-address="Master.AI4"/>
          </calcext:conditional-format>
          <calcext:conditional-format calcext:target-range-address="Master.AI4:Master.AI237">
            <calcext:condition calcext:apply-style-name="MNK_New" calcext:value="=&quot;MNK&quot;" calcext:base-cell-address="Master.AI4"/>
          </calcext:conditional-format>
          <calcext:conditional-format calcext:target-range-address="Master.AI4:Master.AI237">
            <calcext:condition calcext:apply-style-name="Independant" calcext:value="=&quot;Independant&quot;" calcext:base-cell-address="Master.AI4"/>
          </calcext:conditional-format>
          <calcext:conditional-format calcext:target-range-address="Master.AI4:Master.AI237">
            <calcext:condition calcext:apply-style-name="NOTA" calcext:value="=&quot;NOTA&quot;" calcext:base-cell-address="Master.AI4"/>
          </calcext:conditional-format>
          <calcext:conditional-format calcext:target-range-address="Master.AI4:Master.AI237">
            <calcext:condition calcext:apply-style-name="People's Front" calcext:value="=&quot;People's Front&quot;" calcext:base-cell-address="Master.AI4"/>
          </calcext:conditional-format>
          <calcext:conditional-format calcext:target-range-address="Master.AI4:Master.AI237">
            <calcext:condition calcext:apply-style-name="PFA" calcext:value="=&quot;PFA&quot;" calcext:base-cell-address="Master.AI4"/>
          </calcext:conditional-format>
          <calcext:conditional-format calcext:target-range-address="Master.AI4:Master.AI237">
            <calcext:condition calcext:apply-style-name="Fascists" calcext:value="=&quot;BJP&quot;" calcext:base-cell-address="Master.AI4"/>
          </calcext:conditional-format>
          <calcext:conditional-format calcext:target-range-address="Master.AI4:Master.AI237">
            <calcext:condition calcext:apply-style-name="INC" calcext:value="=&quot;INC&quot;" calcext:base-cell-address="Master.AI4"/>
          </calcext:conditional-format>
          <calcext:conditional-format calcext:target-range-address="Master.D1:Master.XFD3 Master.U11:Master.W14 Master.BY6:Master.XFD60 Master.AU61:Master.XFD140 Master.AJ58:Master.AJ59 Master.D4:Master.N237 Master.A1:Master.C1048576 Master.D163:Master.P237 Master.D238:Master.XFD1048576 Master.P162:Master.P162 Master.AS177:Master.XFD237 Master.U141:Master.X141 Master.U15:Master.U35 Master.U46:Master.U140 Master.U142:Master.U237 Master.Z60:Master.Z142 Master.Z46:Master.AC59 Master.AA141:Master.AC142 Master.Z143:Master.AC176 Master.Z178:Master.AC229 Master.U4:Master.AI4 Master.AJ13:Master.AJ18 Master.AJ20:Master.AJ21 Master.AJ26:Master.AJ28 Master.AJ33:Master.AJ34 Master.AJ37:Master.AJ37 Master.AJ46:Master.AJ46 Master.AJ50:Master.AJ50 Master.AD151:Master.AH151 Master.AD160:Master.AH160 Master.AF161:Master.AH162 Master.AE163:Master.AH165 Master.AD168:Master.AH168 Master.AN61:Master.AO62 Master.AN65:Master.AO65 Master.AN68:Master.AO68 Master.AN70:Master.AO70 Master.AO72:Master.AO75 Master.AO78:Master.AO79 Master.AO83:Master.AO85 Master.AN87:Master.AO87 Master.AN89:Master.AO89 Master.AO94:Master.AO98 Master.AN100:Master.AO100 Master.AO102:Master.AO106 Master.AN110:Master.AO110 Master.AO113:Master.AO114 Master.AO119:Master.AO120 Master.AN123:Master.AO123 Master.AO129:Master.AO130 Master.AN132:Master.AO132 Master.AN134:Master.AO134 Master.AN136:Master.AO136 Master.AO139:Master.AO140 Master.AT141:Master.XFD150 Master.AO178:Master.AR182 Master.AN183:Master.AR237 Master.U5:Master.X10 Master.V46:Master.X140 Master.V142:Master.X176 Master.V178:Master.X237 Master.Y46:Master.Y237 Master.AA60:Master.AC60 Master.Z231:Master.AC237 Master.AD46:Master.AH60 Master.AD61:Master.AD150 Master.AD152:Master.AD159 Master.AD161:Master.AD167 Master.AD169:Master.AD172 Master.AD174:Master.AD182 Master.AD184:Master.AD218 Master.AD220:Master.AD224 Master.AD226:Master.AD229 Master.AD236:Master.AD236 Master.AF166:Master.AH167 Master.AF169:Master.AH172 Master.AE212:Master.AH213 Master.AD219:Master.AH219 Master.AF174:Master.AH176 Master.AF214:Master.AH218 Master.AF220:Master.AH224 Master.AD231:Master.AH235 Master.AD237:Master.AH237 Master.AF141:Master.AH150 Master.AF152:Master.AH159 Master.AD173:Master.AH173 Master.AF178:Master.AH182 Master.AD183:Master.AH183 Master.AF184:Master.AH211 Master.AD225:Master.AH225 Master.AF226:Master.AH229 Master.AF236:Master.AH236 Master.AA230:Master.AH230 Master.AI46:Master.AI237 Master.AK4:Master.XFD5 Master.AK46:Master.BX60 Master.AJ9:Master.AN10 Master.AJ141:Master.AM150 Master.AJ178:Master.AM237 Master.AK6:Master.AN8 Master.AN63:Master.AN64 Master.AN66:Master.AN67 Master.AN69:Master.AN69 Master.AN71:Master.AN86 Master.AN88:Master.AN88 Master.AN90:Master.AN99 Master.AN101:Master.AN109 Master.AN111:Master.AN122 Master.AN124:Master.AN131 Master.AN133:Master.AN133 Master.AN135:Master.AN135 Master.AN137:Master.AN150 Master.AN177:Master.AN182 Master.AO141:Master.AR150 Master.AK162:Master.XFD165 Master.AK168:Master.XFD168 Master.AJ166:Master.XFD167 Master.AJ169:Master.XFD176 Master.AK151:Master.XFD151 Master.AJ152:Master.XFD159 Master.AK160:Master.XFD160 Master.AJ161:Master.XFD161 Master.AS61:Master.AS150 Master.AO6:Master.BX42 Master.U37:Master.U42 Master.V15:Master.X42 Master.Y5:Master.AI42 Master.AK11:Master.AN42 Master.AT44:Master.BX45 Master.U43:Master.AI44 Master.AK43:Master.AS44 Master.U45:Master.AS45 Master.V177:Master.V177 Master.Z177:Master.AA177 Master.AF177:Master.AF177 Master.AJ177:Master.AL177">
            <calcext:condition calcext:apply-style-name="MNM" calcext:value="=&quot;MNM&quot;" calcext:base-cell-address="Master.A1"/>
          </calcext:conditional-format>
          <calcext:conditional-format calcext:target-range-address="Master.D1:Master.XFD3 Master.U11:Master.W14 Master.BY6:Master.XFD60 Master.AU61:Master.XFD140 Master.AJ58:Master.AJ59 Master.D4:Master.N237 Master.A1:Master.C1048576 Master.D163:Master.P237 Master.D238:Master.XFD1048576 Master.P162:Master.P162 Master.AS177:Master.XFD237 Master.U141:Master.X141 Master.U15:Master.U35 Master.U46:Master.U140 Master.U142:Master.U237 Master.Z60:Master.Z142 Master.Z46:Master.AC59 Master.AA141:Master.AC142 Master.Z143:Master.AC176 Master.Z178:Master.AC229 Master.U4:Master.AI4 Master.AJ13:Master.AJ18 Master.AJ20:Master.AJ21 Master.AJ26:Master.AJ28 Master.AJ33:Master.AJ34 Master.AJ37:Master.AJ37 Master.AJ46:Master.AJ46 Master.AJ50:Master.AJ50 Master.AD151:Master.AH151 Master.AD160:Master.AH160 Master.AF161:Master.AH162 Master.AE163:Master.AH165 Master.AD168:Master.AH168 Master.AN61:Master.AO62 Master.AN65:Master.AO65 Master.AN68:Master.AO68 Master.AN70:Master.AO70 Master.AO72:Master.AO75 Master.AO78:Master.AO79 Master.AO83:Master.AO85 Master.AN87:Master.AO87 Master.AN89:Master.AO89 Master.AO94:Master.AO98 Master.AN100:Master.AO100 Master.AO102:Master.AO106 Master.AN110:Master.AO110 Master.AO113:Master.AO114 Master.AO119:Master.AO120 Master.AN123:Master.AO123 Master.AO129:Master.AO130 Master.AN132:Master.AO132 Master.AN134:Master.AO134 Master.AN136:Master.AO136 Master.AO139:Master.AO140 Master.AT141:Master.XFD150 Master.AO178:Master.AR182 Master.AN183:Master.AR237 Master.U5:Master.X10 Master.V46:Master.X140 Master.V142:Master.X176 Master.V178:Master.X237 Master.Y46:Master.Y237 Master.AA60:Master.AC60 Master.Z231:Master.AC237 Master.AD46:Master.AH60 Master.AD61:Master.AD150 Master.AD152:Master.AD159 Master.AD161:Master.AD167 Master.AD169:Master.AD172 Master.AD174:Master.AD182 Master.AD184:Master.AD218 Master.AD220:Master.AD224 Master.AD226:Master.AD229 Master.AD236:Master.AD236 Master.AF166:Master.AH167 Master.AF169:Master.AH172 Master.AE212:Master.AH213 Master.AD219:Master.AH219 Master.AF174:Master.AH176 Master.AF214:Master.AH218 Master.AF220:Master.AH224 Master.AD231:Master.AH235 Master.AD237:Master.AH237 Master.AF141:Master.AH150 Master.AF152:Master.AH159 Master.AD173:Master.AH173 Master.AF178:Master.AH182 Master.AD183:Master.AH183 Master.AF184:Master.AH211 Master.AD225:Master.AH225 Master.AF226:Master.AH229 Master.AF236:Master.AH236 Master.AA230:Master.AH230 Master.AI46:Master.AI237 Master.AK4:Master.XFD5 Master.AK46:Master.BX60 Master.AJ9:Master.AN10 Master.AJ141:Master.AM150 Master.AJ178:Master.AM237 Master.AK6:Master.AN8 Master.AN63:Master.AN64 Master.AN66:Master.AN67 Master.AN69:Master.AN69 Master.AN71:Master.AN86 Master.AN88:Master.AN88 Master.AN90:Master.AN99 Master.AN101:Master.AN109 Master.AN111:Master.AN122 Master.AN124:Master.AN131 Master.AN133:Master.AN133 Master.AN135:Master.AN135 Master.AN137:Master.AN150 Master.AN177:Master.AN182 Master.AO141:Master.AR150 Master.AK162:Master.XFD165 Master.AK168:Master.XFD168 Master.AJ166:Master.XFD167 Master.AJ169:Master.XFD176 Master.AK151:Master.XFD151 Master.AJ152:Master.XFD159 Master.AK160:Master.XFD160 Master.AJ161:Master.XFD161 Master.AS61:Master.AS150 Master.AO6:Master.BX42 Master.U37:Master.U42 Master.V15:Master.X42 Master.Y5:Master.AI42 Master.AK11:Master.AN42 Master.AT44:Master.BX45 Master.U43:Master.AI44 Master.AK43:Master.AS44 Master.U45:Master.AS45 Master.V177:Master.V177 Master.Z177:Master.AA177 Master.AF177:Master.AF177 Master.AJ177:Master.AL177">
            <calcext:condition calcext:apply-style-name="AMMK" calcext:value="=&quot;AMMK&quot;" calcext:base-cell-address="Master.A1"/>
          </calcext:conditional-format>
          <calcext:conditional-format calcext:target-range-address="Master.X11:Master.X14">
            <calcext:condition calcext:apply-style-name="Untitled5" calcext:value="contains-text(&quot;AIADMK&quot;)" calcext:base-cell-address="Master.X11"/>
          </calcext:conditional-format>
          <calcext:conditional-format calcext:target-range-address="Master.X11:Master.X14">
            <calcext:condition calcext:apply-style-name="DMDK" calcext:value="contains-text(&quot;DMDK&quot;)" calcext:base-cell-address="Master.X11"/>
          </calcext:conditional-format>
          <calcext:conditional-format calcext:target-range-address="Master.X11:Master.X14">
            <calcext:condition calcext:apply-style-name="MDMK" calcext:value="contains-text(&quot;MDMK&quot;)" calcext:base-cell-address="Master.X11"/>
          </calcext:conditional-format>
          <calcext:conditional-format calcext:target-range-address="Master.X11:Master.X14">
            <calcext:condition calcext:apply-style-name="DMK_New" calcext:value="begins-with(&quot;DMK&quot;)" calcext:base-cell-address="Master.X11"/>
          </calcext:conditional-format>
          <calcext:conditional-format calcext:target-range-address="Master.X11:Master.X14">
            <calcext:condition calcext:apply-style-name="PMK" calcext:value="=&quot;PMK&quot;" calcext:base-cell-address="Master.X11"/>
          </calcext:conditional-format>
          <calcext:conditional-format calcext:target-range-address="Master.X11:Master.X14">
            <calcext:condition calcext:apply-style-name="VCK" calcext:value="=&quot;VCK&quot;" calcext:base-cell-address="Master.X11"/>
          </calcext:conditional-format>
          <calcext:conditional-format calcext:target-range-address="Master.X11:Master.X14">
            <calcext:condition calcext:apply-style-name="CPI" calcext:value="contains-text(&quot;CPI&quot;)" calcext:base-cell-address="Master.X11"/>
          </calcext:conditional-format>
          <calcext:conditional-format calcext:target-range-address="Master.X11:Master.X14">
            <calcext:condition calcext:apply-style-name="NTK" calcext:value="=&quot;NTK&quot;" calcext:base-cell-address="Master.X11"/>
          </calcext:conditional-format>
          <calcext:conditional-format calcext:target-range-address="Master.X11:Master.X14">
            <calcext:condition calcext:apply-style-name="MNK_New" calcext:value="=&quot;MNK&quot;" calcext:base-cell-address="Master.X11"/>
          </calcext:conditional-format>
          <calcext:conditional-format calcext:target-range-address="Master.X11:Master.X14">
            <calcext:condition calcext:apply-style-name="Independant" calcext:value="=&quot;Independant&quot;" calcext:base-cell-address="Master.X11"/>
          </calcext:conditional-format>
          <calcext:conditional-format calcext:target-range-address="Master.X11:Master.X14">
            <calcext:condition calcext:apply-style-name="NOTA" calcext:value="=&quot;NOTA&quot;" calcext:base-cell-address="Master.X11"/>
          </calcext:conditional-format>
          <calcext:conditional-format calcext:target-range-address="Master.X11:Master.X14">
            <calcext:condition calcext:apply-style-name="People's Front" calcext:value="=&quot;People's Front&quot;" calcext:base-cell-address="Master.X11"/>
          </calcext:conditional-format>
          <calcext:conditional-format calcext:target-range-address="Master.X11:Master.X14">
            <calcext:condition calcext:apply-style-name="PFA" calcext:value="=&quot;PFA&quot;" calcext:base-cell-address="Master.X11"/>
          </calcext:conditional-format>
          <calcext:conditional-format calcext:target-range-address="Master.X11:Master.X14">
            <calcext:condition calcext:apply-style-name="Fascists" calcext:value="=&quot;BJP&quot;" calcext:base-cell-address="Master.X11"/>
          </calcext:conditional-format>
          <calcext:conditional-format calcext:target-range-address="Master.X11:Master.X14">
            <calcext:condition calcext:apply-style-name="INC" calcext:value="=&quot;INC&quot;" calcext:base-cell-address="Master.X11"/>
          </calcext:conditional-format>
          <calcext:conditional-format calcext:target-range-address="Master.X11:Master.X14">
            <calcext:condition calcext:apply-style-name="MNM" calcext:value="=&quot;MNM&quot;" calcext:base-cell-address="Master.X11"/>
          </calcext:conditional-format>
          <calcext:conditional-format calcext:target-range-address="Master.X11:Master.X14">
            <calcext:condition calcext:apply-style-name="AMMK" calcext:value="=&quot;AMMK&quot;" calcext:base-cell-address="Master.X11"/>
          </calcext:conditional-format>
          <calcext:conditional-format calcext:target-range-address="Master.D1:Master.XFD3 Master.BY8:Master.XFD60 Master.AU61:Master.XFD140 Master.D4:Master.N237 Master.A1:Master.C1048576 Master.D163:Master.P237 Master.D238:Master.XFD1048576 Master.P162:Master.P162 Master.AS177:Master.XFD237 Master.U141:Master.X141 Master.U25:Master.U35 Master.U46:Master.U140 Master.U142:Master.U237 Master.Z60:Master.Z142 Master.AO6:Master.XFD7 Master.AA141:Master.AC142 Master.Z143:Master.AC176 Master.Z178:Master.AC229 Master.U4:Master.AI4 Master.AN46:Master.BX60 Master.AD151:Master.AH151 Master.AD160:Master.AH160 Master.AF161:Master.AH162 Master.AE163:Master.AH165 Master.AD168:Master.AH168 Master.AN61:Master.AO62 Master.AN65:Master.AO65 Master.AN68:Master.AO68 Master.AN70:Master.AO70 Master.AO72:Master.AO75 Master.AO78:Master.AO79 Master.AO83:Master.AO85 Master.AN87:Master.AO87 Master.AN89:Master.AO89 Master.AO94:Master.AO98 Master.AN100:Master.AO100 Master.AO102:Master.AO106 Master.AN110:Master.AO110 Master.AO113:Master.AO114 Master.AO119:Master.AO120 Master.AN123:Master.AO123 Master.AO129:Master.AO130 Master.AN132:Master.AO132 Master.AN134:Master.AO134 Master.AN136:Master.AO136 Master.AO139:Master.AO140 Master.AT141:Master.XFD150 Master.AO178:Master.AR182 Master.AN183:Master.AR237 Master.V142:Master.X176 Master.V178:Master.X237 Master.U5:Master.X24 Master.V46:Master.X140 Master.Y46:Master.Y237 Master.AA60:Master.AH60 Master.Z231:Master.AC237 Master.AD61:Master.AD150 Master.AD152:Master.AD159 Master.AD161:Master.AD167 Master.AD169:Master.AD172 Master.AD174:Master.AD182 Master.AD184:Master.AD218 Master.AD220:Master.AD224 Master.AD226:Master.AD229 Master.AD236:Master.AD236 Master.Z46:Master.AH59 Master.AF166:Master.AH167 Master.AF169:Master.AH172 Master.AE212:Master.AH213 Master.AD219:Master.AH219 Master.AF174:Master.AH176 Master.AF214:Master.AH218 Master.AF220:Master.AH224 Master.AD231:Master.AH235 Master.AD237:Master.AH237 Master.AF141:Master.AH150 Master.AF152:Master.AH159 Master.AD173:Master.AH173 Master.AF178:Master.AH182 Master.AD183:Master.AH183 Master.AF184:Master.AH211 Master.AD225:Master.AH225 Master.AF226:Master.AH229 Master.AF236:Master.AH236 Master.AA230:Master.AH230 Master.AI46:Master.AI237 Master.AK4:Master.XFD5 Master.AJ9:Master.AN10 Master.AJ26:Master.AM28 Master.AK22:Master.AM25 Master.AJ33:Master.AM34 Master.AJ13:Master.AN18 Master.AK11:Master.AN12 Master.AJ20:Master.AN21 Master.AK19:Master.AN19 Master.AK29:Master.AM32 Master.AJ37:Master.AM37 Master.AK35:Master.AM36 Master.AJ46:Master.AM46 Master.AJ50:Master.AM50 Master.AK47:Master.AM49 Master.AJ58:Master.AM59 Master.AK38:Master.AM42 Master.AK51:Master.AM57 Master.AK60:Master.AM60 Master.AJ141:Master.AM150 Master.AJ178:Master.AM237 Master.AK6:Master.AN8 Master.AN22:Master.AN24 Master.AN63:Master.AN64 Master.AN66:Master.AN67 Master.AN69:Master.AN69 Master.AN71:Master.AN86 Master.AN88:Master.AN88 Master.AN90:Master.AN99 Master.AN101:Master.AN109 Master.AN111:Master.AN122 Master.AN124:Master.AN131 Master.AN133:Master.AN133 Master.AN135:Master.AN135 Master.AN137:Master.AN150 Master.AN177:Master.AN182 Master.AO8:Master.AS24 Master.AO141:Master.AR150 Master.AK162:Master.XFD165 Master.AK168:Master.XFD168 Master.AJ166:Master.XFD167 Master.AJ169:Master.XFD176 Master.AK151:Master.XFD151 Master.AJ152:Master.XFD159 Master.AK160:Master.XFD160 Master.AJ161:Master.XFD161 Master.AS61:Master.AS150 Master.U37:Master.U42 Master.AN25:Master.AS42 Master.V25:Master.X42 Master.Y5:Master.AI42 Master.AT8:Master.BX42 Master.AT44:Master.BX45 Master.U43:Master.AI44 Master.AK43:Master.AS44 Master.U45:Master.AS45 Master.V177:Master.V177 Master.Z177:Master.AA177 Master.AF177:Master.AF177 Master.AJ177:Master.AL177">
            <calcext:condition calcext:apply-style-name="AMMK" calcext:value="=&quot;People's Front&quot;" calcext:base-cell-address="Master.A1"/>
          </calcext:conditional-format>
          <calcext:conditional-format calcext:target-range-address="Master.D1:Master.XFD3 Master.A1:Master.C1048576 Master.D4:Master.N162 Master.Z60:Master.Z142 Master.AU61:Master.XFD140 Master.D238:Master.XFD1048576 Master.U176:Master.U237 Master.AS177:Master.XFD237 Master.P162:Master.P162 Master.U4:Master.U35 Master.U46:Master.U167 Master.AA141:Master.AC142 Master.Z143:Master.AC176 Master.Z178:Master.AC229 Master.V4:Master.AI42 Master.AD151:Master.AH151 Master.AD160:Master.AH160 Master.AF161:Master.AH162 Master.AE163:Master.AH165 Master.AD168:Master.AH168 Master.BY6:Master.XFD60 Master.AN61:Master.AO62 Master.AN65:Master.AO65 Master.AN68:Master.AO68 Master.AN70:Master.AO70 Master.AO72:Master.AO75 Master.AO78:Master.AO79 Master.AO83:Master.AO85 Master.AN87:Master.AO87 Master.AN89:Master.AO89 Master.AO94:Master.AO98 Master.AN100:Master.AO100 Master.AO102:Master.AO106 Master.AN110:Master.AO110 Master.AO113:Master.AO114 Master.AO119:Master.AO120 Master.AN123:Master.AO123 Master.AO129:Master.AO130 Master.AN132:Master.AO132 Master.AN134:Master.AO134 Master.AN136:Master.AO136 Master.AO139:Master.AO140 Master.AT141:Master.XFD150 Master.AO178:Master.AR182 Master.AN183:Master.AR237 Master.D163:Master.P237 Master.U168:Master.X175 Master.V176:Master.X176 Master.V178:Master.X237 Master.V46:Master.X167 Master.Y46:Master.Y237 Master.AA60:Master.AH60 Master.Z231:Master.AC237 Master.AD61:Master.AD150 Master.AD152:Master.AD159 Master.AD161:Master.AD167 Master.AD169:Master.AD172 Master.AD174:Master.AD182 Master.AD184:Master.AD218 Master.AD220:Master.AD224 Master.AD226:Master.AD229 Master.AD236:Master.AD236 Master.Z46:Master.AH59 Master.AF166:Master.AH167 Master.AF169:Master.AH172 Master.AE212:Master.AH213 Master.AD219:Master.AH219 Master.AF174:Master.AH176 Master.AF214:Master.AH218 Master.AF220:Master.AH224 Master.AD231:Master.AH235 Master.AD237:Master.AH237 Master.AF141:Master.AH150 Master.AF152:Master.AH159 Master.AD173:Master.AH173 Master.AF178:Master.AH182 Master.AD183:Master.AH183 Master.AF184:Master.AH211 Master.AD225:Master.AH225 Master.AF226:Master.AH229 Master.AF236:Master.AH236 Master.AA230:Master.AH230 Master.AI46:Master.AI237 Master.AK4:Master.XFD5 Master.AJ9:Master.AN10 Master.AJ13:Master.AN18 Master.AK11:Master.AN12 Master.AJ20:Master.AN21 Master.AK19:Master.AN19 Master.AJ26:Master.AN28 Master.AK22:Master.AN25 Master.AJ33:Master.AN34 Master.AK29:Master.AN32 Master.AJ37:Master.AN37 Master.AK35:Master.AN36 Master.AJ46:Master.AN46 Master.AJ50:Master.AN50 Master.AK47:Master.AN49 Master.AJ58:Master.AN59 Master.AK38:Master.AN42 Master.AK51:Master.AN57 Master.AK60:Master.AN60 Master.AJ141:Master.AM150 Master.AJ178:Master.AM237 Master.AK6:Master.AN8 Master.AN63:Master.AN64 Master.AN66:Master.AN67 Master.AN69:Master.AN69 Master.AN71:Master.AN86 Master.AN88:Master.AN88 Master.AN90:Master.AN99 Master.AN101:Master.AN109 Master.AN111:Master.AN122 Master.AN124:Master.AN131 Master.AN133:Master.AN133 Master.AN135:Master.AN135 Master.AN137:Master.AN150 Master.AN177:Master.AN182 Master.AO141:Master.AR150 Master.AK168:Master.XFD168 Master.AK162:Master.XFD165 Master.AJ166:Master.XFD167 Master.AJ169:Master.XFD176 Master.AK151:Master.XFD151 Master.AJ152:Master.XFD159 Master.AK160:Master.XFD160 Master.AJ161:Master.XFD161 Master.AS61:Master.AS150 Master.U37:Master.U42 Master.AO6:Master.BX42 Master.AO46:Master.BX60 Master.AT44:Master.BX45 Master.U43:Master.AI44 Master.AK43:Master.AS44 Master.U45:Master.AS45 Master.V177:Master.V177 Master.Z177:Master.AA177 Master.AF177:Master.AF177 Master.AJ177:Master.AL177">
            <calcext:condition calcext:apply-style-name="AMMK" calcext:value="=&quot;PF&quot;" calcext:base-cell-address="Master.A1"/>
          </calcext:conditional-format>
          <calcext:conditional-format calcext:target-range-address="Master.N1:Master.N1048576">
            <calcext:condition calcext:apply-style-name="Untitled4" calcext:value="=&quot;Amma&quot;" calcext:base-cell-address="Master.N1"/>
          </calcext:conditional-format>
          <calcext:conditional-format calcext:target-range-address="Master.N1:Master.N1048576">
            <calcext:condition calcext:apply-style-name="Untitled4" calcext:value="=&quot;MGR&quot;" calcext:base-cell-address="Master.N1"/>
          </calcext:conditional-format>
          <calcext:conditional-format calcext:target-range-address="Master.N1:Master.N1048576">
            <calcext:condition calcext:apply-style-name="DMK" calcext:value="=&quot;Kalignar&quot;" calcext:base-cell-address="Master.N1"/>
          </calcext:conditional-format>
          <calcext:conditional-format calcext:target-range-address="Master.N1:Master.N1048576">
            <calcext:condition calcext:apply-style-name="DMK" calcext:value="=&quot;Anna&quot;" calcext:base-cell-address="Master.N1"/>
            <calcext:condition calcext:apply-style-name="DMDK" calcext:value="=&quot;Captain&quot;" calcext:base-cell-address="Master.N1"/>
            <calcext:condition calcext:apply-style-name="INC" calcext:value="=&quot;Kamarajar&quot;" calcext:base-cell-address="Master.N1"/>
          </calcext:conditional-format>
          <calcext:conditional-format calcext:target-range-address="Master.O4:Master.R45 Master.O46:Master.P83 Master.Q46:Master.R237 Master.T4:Master.T237">
            <calcext:condition calcext:apply-style-name="Untitled5" calcext:value="contains-text(&quot;AIADMK&quot;)" calcext:base-cell-address="Master.O4"/>
          </calcext:conditional-format>
          <calcext:conditional-format calcext:target-range-address="Master.O4:Master.R45 Master.O46:Master.P83 Master.Q46:Master.R237 Master.T4:Master.T237">
            <calcext:condition calcext:apply-style-name="DMDK" calcext:value="contains-text(&quot;DMDK&quot;)" calcext:base-cell-address="Master.O4"/>
          </calcext:conditional-format>
          <calcext:conditional-format calcext:target-range-address="Master.O4:Master.R45 Master.O46:Master.P83 Master.Q46:Master.R237 Master.T4:Master.T237">
            <calcext:condition calcext:apply-style-name="MDMK" calcext:value="contains-text(&quot;MDMK&quot;)" calcext:base-cell-address="Master.O4"/>
          </calcext:conditional-format>
          <calcext:conditional-format calcext:target-range-address="Master.O4:Master.R45 Master.O46:Master.P83 Master.Q46:Master.R237 Master.T4:Master.T237">
            <calcext:condition calcext:apply-style-name="DMK_New" calcext:value="begins-with(&quot;DMK&quot;)" calcext:base-cell-address="Master.O4"/>
          </calcext:conditional-format>
          <calcext:conditional-format calcext:target-range-address="Master.O4:Master.R45 Master.O46:Master.P83 Master.Q46:Master.R237 Master.T4:Master.T237">
            <calcext:condition calcext:apply-style-name="PMK" calcext:value="=&quot;PMK&quot;" calcext:base-cell-address="Master.O4"/>
          </calcext:conditional-format>
          <calcext:conditional-format calcext:target-range-address="Master.O4:Master.R45 Master.O46:Master.P83 Master.Q46:Master.R237 Master.T4:Master.T237">
            <calcext:condition calcext:apply-style-name="VCK" calcext:value="=&quot;VCK&quot;" calcext:base-cell-address="Master.O4"/>
          </calcext:conditional-format>
          <calcext:conditional-format calcext:target-range-address="Master.O4:Master.R45 Master.O46:Master.P83 Master.Q46:Master.R237 Master.T4:Master.T237">
            <calcext:condition calcext:apply-style-name="CPI" calcext:value="contains-text(&quot;CPI&quot;)" calcext:base-cell-address="Master.O4"/>
          </calcext:conditional-format>
          <calcext:conditional-format calcext:target-range-address="Master.O4:Master.R45 Master.O46:Master.P83 Master.Q46:Master.R237 Master.T4:Master.T237">
            <calcext:condition calcext:apply-style-name="NTK" calcext:value="=&quot;NTK&quot;" calcext:base-cell-address="Master.O4"/>
          </calcext:conditional-format>
          <calcext:conditional-format calcext:target-range-address="Master.O4:Master.R45 Master.O46:Master.P83 Master.Q46:Master.R237 Master.T4:Master.T237">
            <calcext:condition calcext:apply-style-name="MNK_New" calcext:value="=&quot;MNK&quot;" calcext:base-cell-address="Master.O4"/>
          </calcext:conditional-format>
          <calcext:conditional-format calcext:target-range-address="Master.O4:Master.R45 Master.O46:Master.P83 Master.Q46:Master.R237 Master.T4:Master.T237">
            <calcext:condition calcext:apply-style-name="Independant" calcext:value="=&quot;Independant&quot;" calcext:base-cell-address="Master.O4"/>
          </calcext:conditional-format>
          <calcext:conditional-format calcext:target-range-address="Master.O4:Master.R45 Master.O46:Master.P83 Master.Q46:Master.R237 Master.T4:Master.T237">
            <calcext:condition calcext:apply-style-name="NOTA" calcext:value="=&quot;NOTA&quot;" calcext:base-cell-address="Master.O4"/>
          </calcext:conditional-format>
          <calcext:conditional-format calcext:target-range-address="Master.O4:Master.R45 Master.O46:Master.P83 Master.Q46:Master.R237 Master.T4:Master.T237">
            <calcext:condition calcext:apply-style-name="PFA" calcext:value="=&quot;PFA&quot;" calcext:base-cell-address="Master.O4"/>
          </calcext:conditional-format>
          <calcext:conditional-format calcext:target-range-address="Master.O4:Master.R45 Master.O46:Master.P83 Master.Q46:Master.R237 Master.T4:Master.T237">
            <calcext:condition calcext:apply-style-name="Fascists" calcext:value="=&quot;BJP&quot;" calcext:base-cell-address="Master.O4"/>
          </calcext:conditional-format>
          <calcext:conditional-format calcext:target-range-address="Master.O4:Master.R45 Master.O46:Master.P83 Master.Q46:Master.R237 Master.T4:Master.T237">
            <calcext:condition calcext:apply-style-name="INC" calcext:value="=&quot;INC&quot;" calcext:base-cell-address="Master.O4"/>
          </calcext:conditional-format>
          <calcext:conditional-format calcext:target-range-address="Master.O4:Master.R45 Master.O46:Master.P83 Master.Q46:Master.R237 Master.T4:Master.T237">
            <calcext:condition calcext:apply-style-name="MNM" calcext:value="=&quot;MNM&quot;" calcext:base-cell-address="Master.O4"/>
          </calcext:conditional-format>
          <calcext:conditional-format calcext:target-range-address="Master.O4:Master.R45 Master.O46:Master.P83 Master.Q46:Master.R237 Master.T4:Master.T237">
            <calcext:condition calcext:apply-style-name="AMMK" calcext:value="=&quot;AMMK&quot;" calcext:base-cell-address="Master.O4"/>
          </calcext:conditional-format>
          <calcext:conditional-format calcext:target-range-address="Master.O4:Master.R45 Master.O46:Master.P83 Master.Q46:Master.R237 Master.T4:Master.T237">
            <calcext:condition calcext:apply-style-name="AMMK" calcext:value="=&quot;People's Front&quot;" calcext:base-cell-address="Master.O4"/>
          </calcext:conditional-format>
          <calcext:conditional-format calcext:target-range-address="Master.S4:Master.S237">
            <calcext:condition calcext:apply-style-name="Untitled5" calcext:value="contains-text(&quot;AIADMK&quot;)" calcext:base-cell-address="Master.S4"/>
          </calcext:conditional-format>
          <calcext:conditional-format calcext:target-range-address="Master.S4:Master.S237">
            <calcext:condition calcext:apply-style-name="DMDK" calcext:value="contains-text(&quot;DMDK&quot;)" calcext:base-cell-address="Master.S4"/>
          </calcext:conditional-format>
          <calcext:conditional-format calcext:target-range-address="Master.S4:Master.S237">
            <calcext:condition calcext:apply-style-name="MDMK" calcext:value="contains-text(&quot;MDMK&quot;)" calcext:base-cell-address="Master.S4"/>
          </calcext:conditional-format>
          <calcext:conditional-format calcext:target-range-address="Master.S4:Master.S237">
            <calcext:condition calcext:apply-style-name="DMK_New" calcext:value="begins-with(&quot;DMK&quot;)" calcext:base-cell-address="Master.S4"/>
          </calcext:conditional-format>
          <calcext:conditional-format calcext:target-range-address="Master.S4:Master.S237">
            <calcext:condition calcext:apply-style-name="PMK" calcext:value="=&quot;PMK&quot;" calcext:base-cell-address="Master.S4"/>
          </calcext:conditional-format>
          <calcext:conditional-format calcext:target-range-address="Master.S4:Master.S237">
            <calcext:condition calcext:apply-style-name="VCK" calcext:value="=&quot;VCK&quot;" calcext:base-cell-address="Master.S4"/>
          </calcext:conditional-format>
          <calcext:conditional-format calcext:target-range-address="Master.S4:Master.S237">
            <calcext:condition calcext:apply-style-name="CPI" calcext:value="contains-text(&quot;CPI&quot;)" calcext:base-cell-address="Master.S4"/>
          </calcext:conditional-format>
          <calcext:conditional-format calcext:target-range-address="Master.S4:Master.S237">
            <calcext:condition calcext:apply-style-name="NTK" calcext:value="=&quot;NTK&quot;" calcext:base-cell-address="Master.S4"/>
          </calcext:conditional-format>
          <calcext:conditional-format calcext:target-range-address="Master.S4:Master.S237">
            <calcext:condition calcext:apply-style-name="MNK_New" calcext:value="=&quot;MNK&quot;" calcext:base-cell-address="Master.S4"/>
          </calcext:conditional-format>
          <calcext:conditional-format calcext:target-range-address="Master.S4:Master.S237">
            <calcext:condition calcext:apply-style-name="Independant" calcext:value="=&quot;Independant&quot;" calcext:base-cell-address="Master.S4"/>
          </calcext:conditional-format>
          <calcext:conditional-format calcext:target-range-address="Master.S4:Master.S237">
            <calcext:condition calcext:apply-style-name="NOTA" calcext:value="=&quot;NOTA&quot;" calcext:base-cell-address="Master.S4"/>
          </calcext:conditional-format>
          <calcext:conditional-format calcext:target-range-address="Master.S4:Master.S237">
            <calcext:condition calcext:apply-style-name="PFA" calcext:value="=&quot;PFA&quot;" calcext:base-cell-address="Master.S4"/>
          </calcext:conditional-format>
          <calcext:conditional-format calcext:target-range-address="Master.S4:Master.S237">
            <calcext:condition calcext:apply-style-name="Fascists" calcext:value="=&quot;BJP&quot;" calcext:base-cell-address="Master.S4"/>
          </calcext:conditional-format>
          <calcext:conditional-format calcext:target-range-address="Master.S4:Master.S237">
            <calcext:condition calcext:apply-style-name="INC" calcext:value="=&quot;INC&quot;" calcext:base-cell-address="Master.S4"/>
          </calcext:conditional-format>
          <calcext:conditional-format calcext:target-range-address="Master.S4:Master.S237">
            <calcext:condition calcext:apply-style-name="MNM" calcext:value="=&quot;MNM&quot;" calcext:base-cell-address="Master.S4"/>
          </calcext:conditional-format>
          <calcext:conditional-format calcext:target-range-address="Master.S4:Master.S237">
            <calcext:condition calcext:apply-style-name="AMMK" calcext:value="=&quot;AMMK&quot;" calcext:base-cell-address="Master.S4"/>
          </calcext:conditional-format>
          <calcext:conditional-format calcext:target-range-address="Master.S4:Master.S237">
            <calcext:condition calcext:apply-style-name="AMMK" calcext:value="=&quot;People's Front&quot;" calcext:base-cell-address="Master.S4"/>
          </calcext:conditional-format>
          <calcext:conditional-format calcext:target-range-address="Master.O4:Master.T45 Master.O46:Master.P83 Master.Q46:Master.T237">
            <calcext:condition calcext:apply-style-name="AMMK" calcext:value="=&quot;PF&quot;" calcext:base-cell-address="Master.O4"/>
          </calcext:conditional-format>
          <calcext:conditional-format calcext:target-range-address="Master.O84:Master.P92">
            <calcext:condition calcext:apply-style-name="Untitled5" calcext:value="contains-text(&quot;AIADMK&quot;)" calcext:base-cell-address="Master.O84"/>
          </calcext:conditional-format>
          <calcext:conditional-format calcext:target-range-address="Master.O84:Master.P92">
            <calcext:condition calcext:apply-style-name="DMDK" calcext:value="contains-text(&quot;DMDK&quot;)" calcext:base-cell-address="Master.O84"/>
          </calcext:conditional-format>
          <calcext:conditional-format calcext:target-range-address="Master.O84:Master.P92">
            <calcext:condition calcext:apply-style-name="MDMK" calcext:value="contains-text(&quot;MDMK&quot;)" calcext:base-cell-address="Master.O84"/>
          </calcext:conditional-format>
          <calcext:conditional-format calcext:target-range-address="Master.O84:Master.P92">
            <calcext:condition calcext:apply-style-name="DMK_New" calcext:value="begins-with(&quot;DMK&quot;)" calcext:base-cell-address="Master.O84"/>
          </calcext:conditional-format>
          <calcext:conditional-format calcext:target-range-address="Master.O84:Master.P92">
            <calcext:condition calcext:apply-style-name="PMK" calcext:value="=&quot;PMK&quot;" calcext:base-cell-address="Master.O84"/>
          </calcext:conditional-format>
          <calcext:conditional-format calcext:target-range-address="Master.O84:Master.P92">
            <calcext:condition calcext:apply-style-name="VCK" calcext:value="=&quot;VCK&quot;" calcext:base-cell-address="Master.O84"/>
          </calcext:conditional-format>
          <calcext:conditional-format calcext:target-range-address="Master.O84:Master.P92">
            <calcext:condition calcext:apply-style-name="CPI" calcext:value="contains-text(&quot;CPI&quot;)" calcext:base-cell-address="Master.O84"/>
          </calcext:conditional-format>
          <calcext:conditional-format calcext:target-range-address="Master.O84:Master.P92">
            <calcext:condition calcext:apply-style-name="NTK" calcext:value="=&quot;NTK&quot;" calcext:base-cell-address="Master.O84"/>
          </calcext:conditional-format>
          <calcext:conditional-format calcext:target-range-address="Master.O84:Master.P92">
            <calcext:condition calcext:apply-style-name="MNK_New" calcext:value="=&quot;MNK&quot;" calcext:base-cell-address="Master.O84"/>
          </calcext:conditional-format>
          <calcext:conditional-format calcext:target-range-address="Master.O84:Master.P92">
            <calcext:condition calcext:apply-style-name="Independant" calcext:value="=&quot;Independant&quot;" calcext:base-cell-address="Master.O84"/>
          </calcext:conditional-format>
          <calcext:conditional-format calcext:target-range-address="Master.O84:Master.P92">
            <calcext:condition calcext:apply-style-name="NOTA" calcext:value="=&quot;NOTA&quot;" calcext:base-cell-address="Master.O84"/>
          </calcext:conditional-format>
          <calcext:conditional-format calcext:target-range-address="Master.O84:Master.P92">
            <calcext:condition calcext:apply-style-name="PFA" calcext:value="=&quot;PFA&quot;" calcext:base-cell-address="Master.O84"/>
          </calcext:conditional-format>
          <calcext:conditional-format calcext:target-range-address="Master.O84:Master.P92">
            <calcext:condition calcext:apply-style-name="Fascists" calcext:value="=&quot;BJP&quot;" calcext:base-cell-address="Master.O84"/>
          </calcext:conditional-format>
          <calcext:conditional-format calcext:target-range-address="Master.O84:Master.P92">
            <calcext:condition calcext:apply-style-name="INC" calcext:value="=&quot;INC&quot;" calcext:base-cell-address="Master.O84"/>
          </calcext:conditional-format>
          <calcext:conditional-format calcext:target-range-address="Master.O84:Master.P92">
            <calcext:condition calcext:apply-style-name="MNM" calcext:value="=&quot;MNM&quot;" calcext:base-cell-address="Master.O84"/>
          </calcext:conditional-format>
          <calcext:conditional-format calcext:target-range-address="Master.O84:Master.P92">
            <calcext:condition calcext:apply-style-name="AMMK" calcext:value="=&quot;AMMK&quot;" calcext:base-cell-address="Master.O84"/>
          </calcext:conditional-format>
          <calcext:conditional-format calcext:target-range-address="Master.O84:Master.P92">
            <calcext:condition calcext:apply-style-name="AMMK" calcext:value="=&quot;People's Front&quot;" calcext:base-cell-address="Master.O84"/>
          </calcext:conditional-format>
          <calcext:conditional-format calcext:target-range-address="Master.O84:Master.P92">
            <calcext:condition calcext:apply-style-name="AMMK" calcext:value="=&quot;PF&quot;" calcext:base-cell-address="Master.O84"/>
          </calcext:conditional-format>
          <calcext:conditional-format calcext:target-range-address="Master.O93:Master.P97 Master.O99:Master.P146 Master.P147:Master.P161">
            <calcext:condition calcext:apply-style-name="Untitled5" calcext:value="contains-text(&quot;AIADMK&quot;)" calcext:base-cell-address="Master.O93"/>
          </calcext:conditional-format>
          <calcext:conditional-format calcext:target-range-address="Master.O93:Master.P97 Master.O99:Master.P146 Master.P147:Master.P161">
            <calcext:condition calcext:apply-style-name="DMDK" calcext:value="contains-text(&quot;DMDK&quot;)" calcext:base-cell-address="Master.O93"/>
          </calcext:conditional-format>
          <calcext:conditional-format calcext:target-range-address="Master.O93:Master.P97 Master.O99:Master.P146 Master.P147:Master.P161">
            <calcext:condition calcext:apply-style-name="MDMK" calcext:value="contains-text(&quot;MDMK&quot;)" calcext:base-cell-address="Master.O93"/>
          </calcext:conditional-format>
          <calcext:conditional-format calcext:target-range-address="Master.O93:Master.P97 Master.O99:Master.P146 Master.P147:Master.P161">
            <calcext:condition calcext:apply-style-name="DMK_New" calcext:value="begins-with(&quot;DMK&quot;)" calcext:base-cell-address="Master.O93"/>
          </calcext:conditional-format>
          <calcext:conditional-format calcext:target-range-address="Master.O93:Master.P97 Master.O99:Master.P146 Master.P147:Master.P161">
            <calcext:condition calcext:apply-style-name="PMK" calcext:value="=&quot;PMK&quot;" calcext:base-cell-address="Master.O93"/>
          </calcext:conditional-format>
          <calcext:conditional-format calcext:target-range-address="Master.O93:Master.P97 Master.O99:Master.P146 Master.P147:Master.P161">
            <calcext:condition calcext:apply-style-name="VCK" calcext:value="=&quot;VCK&quot;" calcext:base-cell-address="Master.O93"/>
          </calcext:conditional-format>
          <calcext:conditional-format calcext:target-range-address="Master.O93:Master.P97 Master.O99:Master.P146 Master.P147:Master.P161">
            <calcext:condition calcext:apply-style-name="CPI" calcext:value="contains-text(&quot;CPI&quot;)" calcext:base-cell-address="Master.O93"/>
          </calcext:conditional-format>
          <calcext:conditional-format calcext:target-range-address="Master.O93:Master.P97 Master.O99:Master.P146 Master.P147:Master.P161">
            <calcext:condition calcext:apply-style-name="NTK" calcext:value="=&quot;NTK&quot;" calcext:base-cell-address="Master.O93"/>
          </calcext:conditional-format>
          <calcext:conditional-format calcext:target-range-address="Master.O93:Master.P97 Master.O99:Master.P146 Master.P147:Master.P161">
            <calcext:condition calcext:apply-style-name="MNK_New" calcext:value="=&quot;MNK&quot;" calcext:base-cell-address="Master.O93"/>
          </calcext:conditional-format>
          <calcext:conditional-format calcext:target-range-address="Master.O93:Master.P97 Master.O99:Master.P146 Master.P147:Master.P161">
            <calcext:condition calcext:apply-style-name="Independant" calcext:value="=&quot;Independant&quot;" calcext:base-cell-address="Master.O93"/>
          </calcext:conditional-format>
          <calcext:conditional-format calcext:target-range-address="Master.O93:Master.P97 Master.O99:Master.P146 Master.P147:Master.P161">
            <calcext:condition calcext:apply-style-name="NOTA" calcext:value="=&quot;NOTA&quot;" calcext:base-cell-address="Master.O93"/>
          </calcext:conditional-format>
          <calcext:conditional-format calcext:target-range-address="Master.O93:Master.P97 Master.O99:Master.P146 Master.P147:Master.P161">
            <calcext:condition calcext:apply-style-name="PFA" calcext:value="=&quot;PFA&quot;" calcext:base-cell-address="Master.O93"/>
          </calcext:conditional-format>
          <calcext:conditional-format calcext:target-range-address="Master.O93:Master.P97 Master.O99:Master.P146 Master.P147:Master.P161">
            <calcext:condition calcext:apply-style-name="Fascists" calcext:value="=&quot;BJP&quot;" calcext:base-cell-address="Master.O93"/>
          </calcext:conditional-format>
          <calcext:conditional-format calcext:target-range-address="Master.O93:Master.P97 Master.O99:Master.P146 Master.P147:Master.P161">
            <calcext:condition calcext:apply-style-name="INC" calcext:value="=&quot;INC&quot;" calcext:base-cell-address="Master.O93"/>
          </calcext:conditional-format>
          <calcext:conditional-format calcext:target-range-address="Master.O93:Master.P97 Master.O99:Master.P146 Master.P147:Master.P161">
            <calcext:condition calcext:apply-style-name="MNM" calcext:value="=&quot;MNM&quot;" calcext:base-cell-address="Master.O93"/>
          </calcext:conditional-format>
          <calcext:conditional-format calcext:target-range-address="Master.O93:Master.P97 Master.O99:Master.P146 Master.P147:Master.P161">
            <calcext:condition calcext:apply-style-name="AMMK" calcext:value="=&quot;AMMK&quot;" calcext:base-cell-address="Master.O93"/>
          </calcext:conditional-format>
          <calcext:conditional-format calcext:target-range-address="Master.O93:Master.P97 Master.O99:Master.P146 Master.P147:Master.P161">
            <calcext:condition calcext:apply-style-name="AMMK" calcext:value="=&quot;People's Front&quot;" calcext:base-cell-address="Master.O93"/>
          </calcext:conditional-format>
          <calcext:conditional-format calcext:target-range-address="Master.O93:Master.P97 Master.O99:Master.P146 Master.P147:Master.P161">
            <calcext:condition calcext:apply-style-name="AMMK" calcext:value="=&quot;PF&quot;" calcext:base-cell-address="Master.O93"/>
          </calcext:conditional-format>
          <calcext:conditional-format calcext:target-range-address="Master.P98:Master.P98">
            <calcext:condition calcext:apply-style-name="Untitled5" calcext:value="contains-text(&quot;AIADMK&quot;)" calcext:base-cell-address="Master.P98"/>
          </calcext:conditional-format>
          <calcext:conditional-format calcext:target-range-address="Master.P98:Master.P98">
            <calcext:condition calcext:apply-style-name="DMDK" calcext:value="contains-text(&quot;DMDK&quot;)" calcext:base-cell-address="Master.P98"/>
          </calcext:conditional-format>
          <calcext:conditional-format calcext:target-range-address="Master.P98:Master.P98">
            <calcext:condition calcext:apply-style-name="MDMK" calcext:value="contains-text(&quot;MDMK&quot;)" calcext:base-cell-address="Master.P98"/>
          </calcext:conditional-format>
          <calcext:conditional-format calcext:target-range-address="Master.P98:Master.P98">
            <calcext:condition calcext:apply-style-name="DMK_New" calcext:value="begins-with(&quot;DMK&quot;)" calcext:base-cell-address="Master.P98"/>
          </calcext:conditional-format>
          <calcext:conditional-format calcext:target-range-address="Master.P98:Master.P98">
            <calcext:condition calcext:apply-style-name="PMK" calcext:value="=&quot;PMK&quot;" calcext:base-cell-address="Master.P98"/>
          </calcext:conditional-format>
          <calcext:conditional-format calcext:target-range-address="Master.P98:Master.P98">
            <calcext:condition calcext:apply-style-name="VCK" calcext:value="=&quot;VCK&quot;" calcext:base-cell-address="Master.P98"/>
          </calcext:conditional-format>
          <calcext:conditional-format calcext:target-range-address="Master.P98:Master.P98">
            <calcext:condition calcext:apply-style-name="CPI" calcext:value="contains-text(&quot;CPI&quot;)" calcext:base-cell-address="Master.P98"/>
          </calcext:conditional-format>
          <calcext:conditional-format calcext:target-range-address="Master.P98:Master.P98">
            <calcext:condition calcext:apply-style-name="NTK" calcext:value="=&quot;NTK&quot;" calcext:base-cell-address="Master.P98"/>
          </calcext:conditional-format>
          <calcext:conditional-format calcext:target-range-address="Master.P98:Master.P98">
            <calcext:condition calcext:apply-style-name="MNK_New" calcext:value="=&quot;MNK&quot;" calcext:base-cell-address="Master.P98"/>
          </calcext:conditional-format>
          <calcext:conditional-format calcext:target-range-address="Master.P98:Master.P98">
            <calcext:condition calcext:apply-style-name="Independant" calcext:value="=&quot;Independant&quot;" calcext:base-cell-address="Master.P98"/>
          </calcext:conditional-format>
          <calcext:conditional-format calcext:target-range-address="Master.P98:Master.P98">
            <calcext:condition calcext:apply-style-name="NOTA" calcext:value="=&quot;NOTA&quot;" calcext:base-cell-address="Master.P98"/>
          </calcext:conditional-format>
          <calcext:conditional-format calcext:target-range-address="Master.P98:Master.P98">
            <calcext:condition calcext:apply-style-name="PFA" calcext:value="=&quot;PFA&quot;" calcext:base-cell-address="Master.P98"/>
          </calcext:conditional-format>
          <calcext:conditional-format calcext:target-range-address="Master.P98:Master.P98">
            <calcext:condition calcext:apply-style-name="Fascists" calcext:value="=&quot;BJP&quot;" calcext:base-cell-address="Master.P98"/>
          </calcext:conditional-format>
          <calcext:conditional-format calcext:target-range-address="Master.P98:Master.P98">
            <calcext:condition calcext:apply-style-name="INC" calcext:value="=&quot;INC&quot;" calcext:base-cell-address="Master.P98"/>
          </calcext:conditional-format>
          <calcext:conditional-format calcext:target-range-address="Master.P98:Master.P98">
            <calcext:condition calcext:apply-style-name="MNM" calcext:value="=&quot;MNM&quot;" calcext:base-cell-address="Master.P98"/>
          </calcext:conditional-format>
          <calcext:conditional-format calcext:target-range-address="Master.P98:Master.P98">
            <calcext:condition calcext:apply-style-name="AMMK" calcext:value="=&quot;AMMK&quot;" calcext:base-cell-address="Master.P98"/>
          </calcext:conditional-format>
          <calcext:conditional-format calcext:target-range-address="Master.P98:Master.P98">
            <calcext:condition calcext:apply-style-name="AMMK" calcext:value="=&quot;People's Front&quot;" calcext:base-cell-address="Master.P98"/>
          </calcext:conditional-format>
          <calcext:conditional-format calcext:target-range-address="Master.P98:Master.P98">
            <calcext:condition calcext:apply-style-name="AMMK" calcext:value="=&quot;PF&quot;" calcext:base-cell-address="Master.P98"/>
          </calcext:conditional-format>
          <calcext:conditional-format calcext:target-range-address="Master.O98:Master.O98">
            <calcext:condition calcext:apply-style-name="Untitled5" calcext:value="contains-text(&quot;AIADMK&quot;)" calcext:base-cell-address="Master.O98"/>
          </calcext:conditional-format>
          <calcext:conditional-format calcext:target-range-address="Master.O98:Master.O98">
            <calcext:condition calcext:apply-style-name="DMDK" calcext:value="contains-text(&quot;DMDK&quot;)" calcext:base-cell-address="Master.O98"/>
          </calcext:conditional-format>
          <calcext:conditional-format calcext:target-range-address="Master.O98:Master.O98">
            <calcext:condition calcext:apply-style-name="MDMK" calcext:value="contains-text(&quot;MDMK&quot;)" calcext:base-cell-address="Master.O98"/>
          </calcext:conditional-format>
          <calcext:conditional-format calcext:target-range-address="Master.O98:Master.O98">
            <calcext:condition calcext:apply-style-name="DMK_New" calcext:value="begins-with(&quot;DMK&quot;)" calcext:base-cell-address="Master.O98"/>
          </calcext:conditional-format>
          <calcext:conditional-format calcext:target-range-address="Master.O98:Master.O98">
            <calcext:condition calcext:apply-style-name="PMK" calcext:value="=&quot;PMK&quot;" calcext:base-cell-address="Master.O98"/>
          </calcext:conditional-format>
          <calcext:conditional-format calcext:target-range-address="Master.O98:Master.O98">
            <calcext:condition calcext:apply-style-name="VCK" calcext:value="=&quot;VCK&quot;" calcext:base-cell-address="Master.O98"/>
          </calcext:conditional-format>
          <calcext:conditional-format calcext:target-range-address="Master.O98:Master.O98">
            <calcext:condition calcext:apply-style-name="CPI" calcext:value="contains-text(&quot;CPI&quot;)" calcext:base-cell-address="Master.O98"/>
          </calcext:conditional-format>
          <calcext:conditional-format calcext:target-range-address="Master.O98:Master.O98">
            <calcext:condition calcext:apply-style-name="NTK" calcext:value="=&quot;NTK&quot;" calcext:base-cell-address="Master.O98"/>
          </calcext:conditional-format>
          <calcext:conditional-format calcext:target-range-address="Master.O98:Master.O98">
            <calcext:condition calcext:apply-style-name="MNK_New" calcext:value="=&quot;MNK&quot;" calcext:base-cell-address="Master.O98"/>
          </calcext:conditional-format>
          <calcext:conditional-format calcext:target-range-address="Master.O98:Master.O98">
            <calcext:condition calcext:apply-style-name="Independant" calcext:value="=&quot;Independant&quot;" calcext:base-cell-address="Master.O98"/>
          </calcext:conditional-format>
          <calcext:conditional-format calcext:target-range-address="Master.O98:Master.O98">
            <calcext:condition calcext:apply-style-name="NOTA" calcext:value="=&quot;NOTA&quot;" calcext:base-cell-address="Master.O98"/>
          </calcext:conditional-format>
          <calcext:conditional-format calcext:target-range-address="Master.O98:Master.O98">
            <calcext:condition calcext:apply-style-name="PFA" calcext:value="=&quot;PFA&quot;" calcext:base-cell-address="Master.O98"/>
          </calcext:conditional-format>
          <calcext:conditional-format calcext:target-range-address="Master.O98:Master.O98">
            <calcext:condition calcext:apply-style-name="Fascists" calcext:value="=&quot;BJP&quot;" calcext:base-cell-address="Master.O98"/>
          </calcext:conditional-format>
          <calcext:conditional-format calcext:target-range-address="Master.O98:Master.O98">
            <calcext:condition calcext:apply-style-name="INC" calcext:value="=&quot;INC&quot;" calcext:base-cell-address="Master.O98"/>
          </calcext:conditional-format>
          <calcext:conditional-format calcext:target-range-address="Master.O98:Master.O98">
            <calcext:condition calcext:apply-style-name="MNM" calcext:value="=&quot;MNM&quot;" calcext:base-cell-address="Master.O98"/>
          </calcext:conditional-format>
          <calcext:conditional-format calcext:target-range-address="Master.O98:Master.O98">
            <calcext:condition calcext:apply-style-name="AMMK" calcext:value="=&quot;AMMK&quot;" calcext:base-cell-address="Master.O98"/>
          </calcext:conditional-format>
          <calcext:conditional-format calcext:target-range-address="Master.O98:Master.O98">
            <calcext:condition calcext:apply-style-name="AMMK" calcext:value="=&quot;People's Front&quot;" calcext:base-cell-address="Master.O98"/>
          </calcext:conditional-format>
          <calcext:conditional-format calcext:target-range-address="Master.O98:Master.O98">
            <calcext:condition calcext:apply-style-name="AMMK" calcext:value="=&quot;PF&quot;" calcext:base-cell-address="Master.O98"/>
          </calcext:conditional-format>
          <calcext:conditional-format calcext:target-range-address="Master.O162:Master.O162">
            <calcext:condition calcext:apply-style-name="Untitled5" calcext:value="contains-text(&quot;AIADMK&quot;)" calcext:base-cell-address="Master.O162"/>
          </calcext:conditional-format>
          <calcext:conditional-format calcext:target-range-address="Master.O162:Master.O162">
            <calcext:condition calcext:apply-style-name="DMDK" calcext:value="contains-text(&quot;DMDK&quot;)" calcext:base-cell-address="Master.O162"/>
          </calcext:conditional-format>
          <calcext:conditional-format calcext:target-range-address="Master.O162:Master.O162">
            <calcext:condition calcext:apply-style-name="MDMK" calcext:value="contains-text(&quot;MDMK&quot;)" calcext:base-cell-address="Master.O162"/>
          </calcext:conditional-format>
          <calcext:conditional-format calcext:target-range-address="Master.O162:Master.O162">
            <calcext:condition calcext:apply-style-name="DMK_New" calcext:value="begins-with(&quot;DMK&quot;)" calcext:base-cell-address="Master.O162"/>
          </calcext:conditional-format>
          <calcext:conditional-format calcext:target-range-address="Master.O162:Master.O162">
            <calcext:condition calcext:apply-style-name="PMK" calcext:value="=&quot;PMK&quot;" calcext:base-cell-address="Master.O162"/>
          </calcext:conditional-format>
          <calcext:conditional-format calcext:target-range-address="Master.O162:Master.O162">
            <calcext:condition calcext:apply-style-name="VCK" calcext:value="=&quot;VCK&quot;" calcext:base-cell-address="Master.O162"/>
          </calcext:conditional-format>
          <calcext:conditional-format calcext:target-range-address="Master.O162:Master.O162">
            <calcext:condition calcext:apply-style-name="CPI" calcext:value="contains-text(&quot;CPI&quot;)" calcext:base-cell-address="Master.O162"/>
          </calcext:conditional-format>
          <calcext:conditional-format calcext:target-range-address="Master.O162:Master.O162">
            <calcext:condition calcext:apply-style-name="NTK" calcext:value="=&quot;NTK&quot;" calcext:base-cell-address="Master.O162"/>
          </calcext:conditional-format>
          <calcext:conditional-format calcext:target-range-address="Master.O162:Master.O162">
            <calcext:condition calcext:apply-style-name="MNK_New" calcext:value="=&quot;MNK&quot;" calcext:base-cell-address="Master.O162"/>
          </calcext:conditional-format>
          <calcext:conditional-format calcext:target-range-address="Master.O162:Master.O162">
            <calcext:condition calcext:apply-style-name="Independant" calcext:value="=&quot;Independant&quot;" calcext:base-cell-address="Master.O162"/>
          </calcext:conditional-format>
          <calcext:conditional-format calcext:target-range-address="Master.O162:Master.O162">
            <calcext:condition calcext:apply-style-name="NOTA" calcext:value="=&quot;NOTA&quot;" calcext:base-cell-address="Master.O162"/>
          </calcext:conditional-format>
          <calcext:conditional-format calcext:target-range-address="Master.O162:Master.O162">
            <calcext:condition calcext:apply-style-name="PFA" calcext:value="=&quot;PFA&quot;" calcext:base-cell-address="Master.O162"/>
          </calcext:conditional-format>
          <calcext:conditional-format calcext:target-range-address="Master.O162:Master.O162">
            <calcext:condition calcext:apply-style-name="Fascists" calcext:value="=&quot;BJP&quot;" calcext:base-cell-address="Master.O162"/>
          </calcext:conditional-format>
          <calcext:conditional-format calcext:target-range-address="Master.O162:Master.O162">
            <calcext:condition calcext:apply-style-name="INC" calcext:value="=&quot;INC&quot;" calcext:base-cell-address="Master.O162"/>
          </calcext:conditional-format>
          <calcext:conditional-format calcext:target-range-address="Master.O162:Master.O162">
            <calcext:condition calcext:apply-style-name="MNM" calcext:value="=&quot;MNM&quot;" calcext:base-cell-address="Master.O162"/>
          </calcext:conditional-format>
          <calcext:conditional-format calcext:target-range-address="Master.O162:Master.O162">
            <calcext:condition calcext:apply-style-name="AMMK" calcext:value="=&quot;AMMK&quot;" calcext:base-cell-address="Master.O162"/>
          </calcext:conditional-format>
          <calcext:conditional-format calcext:target-range-address="Master.O162:Master.O162">
            <calcext:condition calcext:apply-style-name="AMMK" calcext:value="=&quot;People's Front&quot;" calcext:base-cell-address="Master.O162"/>
          </calcext:conditional-format>
          <calcext:conditional-format calcext:target-range-address="Master.O162:Master.O162">
            <calcext:condition calcext:apply-style-name="AMMK" calcext:value="=&quot;PF&quot;" calcext:base-cell-address="Master.O162"/>
          </calcext:conditional-format>
          <calcext:conditional-format calcext:target-range-address="Master.O147:Master.O161">
            <calcext:condition calcext:apply-style-name="Untitled5" calcext:value="contains-text(&quot;AIADMK&quot;)" calcext:base-cell-address="Master.O147"/>
          </calcext:conditional-format>
          <calcext:conditional-format calcext:target-range-address="Master.O147:Master.O161">
            <calcext:condition calcext:apply-style-name="DMDK" calcext:value="contains-text(&quot;DMDK&quot;)" calcext:base-cell-address="Master.O147"/>
          </calcext:conditional-format>
          <calcext:conditional-format calcext:target-range-address="Master.O147:Master.O161">
            <calcext:condition calcext:apply-style-name="MDMK" calcext:value="contains-text(&quot;MDMK&quot;)" calcext:base-cell-address="Master.O147"/>
          </calcext:conditional-format>
          <calcext:conditional-format calcext:target-range-address="Master.O147:Master.O161">
            <calcext:condition calcext:apply-style-name="DMK_New" calcext:value="begins-with(&quot;DMK&quot;)" calcext:base-cell-address="Master.O147"/>
          </calcext:conditional-format>
          <calcext:conditional-format calcext:target-range-address="Master.O147:Master.O161">
            <calcext:condition calcext:apply-style-name="PMK" calcext:value="=&quot;PMK&quot;" calcext:base-cell-address="Master.O147"/>
          </calcext:conditional-format>
          <calcext:conditional-format calcext:target-range-address="Master.O147:Master.O161">
            <calcext:condition calcext:apply-style-name="VCK" calcext:value="=&quot;VCK&quot;" calcext:base-cell-address="Master.O147"/>
          </calcext:conditional-format>
          <calcext:conditional-format calcext:target-range-address="Master.O147:Master.O161">
            <calcext:condition calcext:apply-style-name="CPI" calcext:value="contains-text(&quot;CPI&quot;)" calcext:base-cell-address="Master.O147"/>
          </calcext:conditional-format>
          <calcext:conditional-format calcext:target-range-address="Master.O147:Master.O161">
            <calcext:condition calcext:apply-style-name="NTK" calcext:value="=&quot;NTK&quot;" calcext:base-cell-address="Master.O147"/>
          </calcext:conditional-format>
          <calcext:conditional-format calcext:target-range-address="Master.O147:Master.O161">
            <calcext:condition calcext:apply-style-name="MNK_New" calcext:value="=&quot;MNK&quot;" calcext:base-cell-address="Master.O147"/>
          </calcext:conditional-format>
          <calcext:conditional-format calcext:target-range-address="Master.O147:Master.O161">
            <calcext:condition calcext:apply-style-name="Independant" calcext:value="=&quot;Independant&quot;" calcext:base-cell-address="Master.O147"/>
          </calcext:conditional-format>
          <calcext:conditional-format calcext:target-range-address="Master.O147:Master.O161">
            <calcext:condition calcext:apply-style-name="NOTA" calcext:value="=&quot;NOTA&quot;" calcext:base-cell-address="Master.O147"/>
          </calcext:conditional-format>
          <calcext:conditional-format calcext:target-range-address="Master.O147:Master.O161">
            <calcext:condition calcext:apply-style-name="PFA" calcext:value="=&quot;PFA&quot;" calcext:base-cell-address="Master.O147"/>
          </calcext:conditional-format>
          <calcext:conditional-format calcext:target-range-address="Master.O147:Master.O161">
            <calcext:condition calcext:apply-style-name="Fascists" calcext:value="=&quot;BJP&quot;" calcext:base-cell-address="Master.O147"/>
          </calcext:conditional-format>
          <calcext:conditional-format calcext:target-range-address="Master.O147:Master.O161">
            <calcext:condition calcext:apply-style-name="INC" calcext:value="=&quot;INC&quot;" calcext:base-cell-address="Master.O147"/>
          </calcext:conditional-format>
          <calcext:conditional-format calcext:target-range-address="Master.O147:Master.O161">
            <calcext:condition calcext:apply-style-name="MNM" calcext:value="=&quot;MNM&quot;" calcext:base-cell-address="Master.O147"/>
          </calcext:conditional-format>
          <calcext:conditional-format calcext:target-range-address="Master.O147:Master.O161">
            <calcext:condition calcext:apply-style-name="AMMK" calcext:value="=&quot;AMMK&quot;" calcext:base-cell-address="Master.O147"/>
          </calcext:conditional-format>
          <calcext:conditional-format calcext:target-range-address="Master.O147:Master.O161">
            <calcext:condition calcext:apply-style-name="AMMK" calcext:value="=&quot;People's Front&quot;" calcext:base-cell-address="Master.O147"/>
          </calcext:conditional-format>
          <calcext:conditional-format calcext:target-range-address="Master.O147:Master.O161">
            <calcext:condition calcext:apply-style-name="AMMK" calcext:value="=&quot;PF&quot;" calcext:base-cell-address="Master.O147"/>
          </calcext:conditional-format>
          <calcext:conditional-format calcext:target-range-address="Master.AA61:Master.AC140 Master.AT61:Master.AT140 Master.AO91:Master.AR93 Master.AP61:Master.AR61 Master.AO63:Master.AR64 Master.AP62:Master.AR62 Master.AE61:Master.AH61 Master.AE63:Master.AH138 Master.AO90:Master.AR90 Master.AF139:Master.AH140 Master.AE139:Master.AE150 Master.AE152:Master.AE159 Master.AE161:Master.AE162 Master.AE166:Master.AE167 Master.AE169:Master.AE172 Master.AE174:Master.AE176 Master.AE178:Master.AE182 Master.AE184:Master.AE211 Master.AE214:Master.AE218 Master.AE220:Master.AE224 Master.AE226:Master.AE229 Master.AE236:Master.AE236 Master.AJ4:Master.AJ8 Master.AJ11:Master.AJ12 Master.AJ19:Master.AJ19 Master.AJ22:Master.AJ25 Master.AJ29:Master.AJ32 Master.AJ35:Master.AJ36 Master.AJ38:Master.AJ44 Master.AJ47:Master.AJ49 Master.AJ51:Master.AJ57 Master.AJ60:Master.AJ60 Master.AJ90:Master.AJ140 Master.AJ151:Master.AJ151 Master.AJ160:Master.AJ160 Master.AJ162:Master.AJ165 Master.AJ168:Master.AJ168 Master.AO66:Master.AR67 Master.AP65:Master.AR65 Master.AO69:Master.AR69 Master.AP68:Master.AR68 Master.AO71:Master.AR71 Master.AP70:Master.AR70 Master.AO76:Master.AR77 Master.AP72:Master.AR75 Master.AO80:Master.AR82 Master.AP78:Master.AR79 Master.AO86:Master.AR86 Master.AP83:Master.AR85 Master.AO88:Master.AR88 Master.AP87:Master.AR87 Master.AJ61:Master.AM89 Master.AP89:Master.AR89 Master.AO99:Master.AR99 Master.AP94:Master.AR98 Master.AO101:Master.AR101 Master.AP100:Master.AR100 Master.AO107:Master.AR109 Master.AP102:Master.AR106 Master.AO111:Master.AR112 Master.AP110:Master.AR110 Master.AO115:Master.AR118 Master.AP113:Master.AR114 Master.AO121:Master.AR122 Master.AP119:Master.AR120 Master.AO124:Master.AR128 Master.AP123:Master.AR123 Master.AO131:Master.AR131 Master.AP129:Master.AR130 Master.AO133:Master.AR133 Master.AP132:Master.AR132 Master.AO135:Master.AR135 Master.AP134:Master.AR134 Master.AO137:Master.AR138 Master.AP136:Master.AR136 Master.AP140:Master.AR140 Master.AK91:Master.AM140 Master.AP139:Master.AR139">
            <calcext:condition calcext:apply-style-name="Untitled5" calcext:value="contains-text(&quot;AIADMK&quot;)" calcext:base-cell-address="Master.AA4"/>
          </calcext:conditional-format>
          <calcext:conditional-format calcext:target-range-address="Master.AA61:Master.AC140 Master.AT61:Master.AT140 Master.AO91:Master.AR93 Master.AP61:Master.AR61 Master.AO63:Master.AR64 Master.AP62:Master.AR62 Master.AE61:Master.AH61 Master.AE63:Master.AH138 Master.AO90:Master.AR90 Master.AF139:Master.AH140 Master.AE139:Master.AE150 Master.AE152:Master.AE159 Master.AE161:Master.AE162 Master.AE166:Master.AE167 Master.AE169:Master.AE172 Master.AE174:Master.AE176 Master.AE178:Master.AE182 Master.AE184:Master.AE211 Master.AE214:Master.AE218 Master.AE220:Master.AE224 Master.AE226:Master.AE229 Master.AE236:Master.AE236 Master.AJ4:Master.AJ8 Master.AJ11:Master.AJ12 Master.AJ19:Master.AJ19 Master.AJ22:Master.AJ25 Master.AJ29:Master.AJ32 Master.AJ35:Master.AJ36 Master.AJ38:Master.AJ44 Master.AJ47:Master.AJ49 Master.AJ51:Master.AJ57 Master.AJ60:Master.AJ60 Master.AJ90:Master.AJ140 Master.AJ151:Master.AJ151 Master.AJ160:Master.AJ160 Master.AJ162:Master.AJ165 Master.AJ168:Master.AJ168 Master.AO66:Master.AR67 Master.AP65:Master.AR65 Master.AO69:Master.AR69 Master.AP68:Master.AR68 Master.AO71:Master.AR71 Master.AP70:Master.AR70 Master.AO76:Master.AR77 Master.AP72:Master.AR75 Master.AO80:Master.AR82 Master.AP78:Master.AR79 Master.AO86:Master.AR86 Master.AP83:Master.AR85 Master.AO88:Master.AR88 Master.AP87:Master.AR87 Master.AJ61:Master.AM89 Master.AP89:Master.AR89 Master.AO99:Master.AR99 Master.AP94:Master.AR98 Master.AO101:Master.AR101 Master.AP100:Master.AR100 Master.AO107:Master.AR109 Master.AP102:Master.AR106 Master.AO111:Master.AR112 Master.AP110:Master.AR110 Master.AO115:Master.AR118 Master.AP113:Master.AR114 Master.AO121:Master.AR122 Master.AP119:Master.AR120 Master.AO124:Master.AR128 Master.AP123:Master.AR123 Master.AO131:Master.AR131 Master.AP129:Master.AR130 Master.AO133:Master.AR133 Master.AP132:Master.AR132 Master.AO135:Master.AR135 Master.AP134:Master.AR134 Master.AO137:Master.AR138 Master.AP136:Master.AR136 Master.AP140:Master.AR140 Master.AK91:Master.AM140 Master.AP139:Master.AR139">
            <calcext:condition calcext:apply-style-name="DMDK" calcext:value="contains-text(&quot;DMDK&quot;)" calcext:base-cell-address="Master.AA4"/>
          </calcext:conditional-format>
          <calcext:conditional-format calcext:target-range-address="Master.AA61:Master.AC140 Master.AT61:Master.AT140 Master.AO91:Master.AR93 Master.AP61:Master.AR61 Master.AO63:Master.AR64 Master.AP62:Master.AR62 Master.AE61:Master.AH61 Master.AE63:Master.AH138 Master.AO90:Master.AR90 Master.AF139:Master.AH140 Master.AE139:Master.AE150 Master.AE152:Master.AE159 Master.AE161:Master.AE162 Master.AE166:Master.AE167 Master.AE169:Master.AE172 Master.AE174:Master.AE176 Master.AE178:Master.AE182 Master.AE184:Master.AE211 Master.AE214:Master.AE218 Master.AE220:Master.AE224 Master.AE226:Master.AE229 Master.AE236:Master.AE236 Master.AJ4:Master.AJ8 Master.AJ11:Master.AJ12 Master.AJ19:Master.AJ19 Master.AJ22:Master.AJ25 Master.AJ29:Master.AJ32 Master.AJ35:Master.AJ36 Master.AJ38:Master.AJ44 Master.AJ47:Master.AJ49 Master.AJ51:Master.AJ57 Master.AJ60:Master.AJ60 Master.AJ90:Master.AJ140 Master.AJ151:Master.AJ151 Master.AJ160:Master.AJ160 Master.AJ162:Master.AJ165 Master.AJ168:Master.AJ168 Master.AO66:Master.AR67 Master.AP65:Master.AR65 Master.AO69:Master.AR69 Master.AP68:Master.AR68 Master.AO71:Master.AR71 Master.AP70:Master.AR70 Master.AO76:Master.AR77 Master.AP72:Master.AR75 Master.AO80:Master.AR82 Master.AP78:Master.AR79 Master.AO86:Master.AR86 Master.AP83:Master.AR85 Master.AO88:Master.AR88 Master.AP87:Master.AR87 Master.AJ61:Master.AM89 Master.AP89:Master.AR89 Master.AO99:Master.AR99 Master.AP94:Master.AR98 Master.AO101:Master.AR101 Master.AP100:Master.AR100 Master.AO107:Master.AR109 Master.AP102:Master.AR106 Master.AO111:Master.AR112 Master.AP110:Master.AR110 Master.AO115:Master.AR118 Master.AP113:Master.AR114 Master.AO121:Master.AR122 Master.AP119:Master.AR120 Master.AO124:Master.AR128 Master.AP123:Master.AR123 Master.AO131:Master.AR131 Master.AP129:Master.AR130 Master.AO133:Master.AR133 Master.AP132:Master.AR132 Master.AO135:Master.AR135 Master.AP134:Master.AR134 Master.AO137:Master.AR138 Master.AP136:Master.AR136 Master.AP140:Master.AR140 Master.AK91:Master.AM140 Master.AP139:Master.AR139">
            <calcext:condition calcext:apply-style-name="MDMK" calcext:value="contains-text(&quot;MDMK&quot;)" calcext:base-cell-address="Master.AA4"/>
          </calcext:conditional-format>
          <calcext:conditional-format calcext:target-range-address="Master.AA61:Master.AC140 Master.AT61:Master.AT140 Master.AO91:Master.AR93 Master.AP61:Master.AR61 Master.AO63:Master.AR64 Master.AP62:Master.AR62 Master.AE61:Master.AH61 Master.AE63:Master.AH138 Master.AO90:Master.AR90 Master.AF139:Master.AH140 Master.AE139:Master.AE150 Master.AE152:Master.AE159 Master.AE161:Master.AE162 Master.AE166:Master.AE167 Master.AE169:Master.AE172 Master.AE174:Master.AE176 Master.AE178:Master.AE182 Master.AE184:Master.AE211 Master.AE214:Master.AE218 Master.AE220:Master.AE224 Master.AE226:Master.AE229 Master.AE236:Master.AE236 Master.AJ4:Master.AJ8 Master.AJ11:Master.AJ12 Master.AJ19:Master.AJ19 Master.AJ22:Master.AJ25 Master.AJ29:Master.AJ32 Master.AJ35:Master.AJ36 Master.AJ38:Master.AJ44 Master.AJ47:Master.AJ49 Master.AJ51:Master.AJ57 Master.AJ60:Master.AJ60 Master.AJ90:Master.AJ140 Master.AJ151:Master.AJ151 Master.AJ160:Master.AJ160 Master.AJ162:Master.AJ165 Master.AJ168:Master.AJ168 Master.AO66:Master.AR67 Master.AP65:Master.AR65 Master.AO69:Master.AR69 Master.AP68:Master.AR68 Master.AO71:Master.AR71 Master.AP70:Master.AR70 Master.AO76:Master.AR77 Master.AP72:Master.AR75 Master.AO80:Master.AR82 Master.AP78:Master.AR79 Master.AO86:Master.AR86 Master.AP83:Master.AR85 Master.AO88:Master.AR88 Master.AP87:Master.AR87 Master.AJ61:Master.AM89 Master.AP89:Master.AR89 Master.AO99:Master.AR99 Master.AP94:Master.AR98 Master.AO101:Master.AR101 Master.AP100:Master.AR100 Master.AO107:Master.AR109 Master.AP102:Master.AR106 Master.AO111:Master.AR112 Master.AP110:Master.AR110 Master.AO115:Master.AR118 Master.AP113:Master.AR114 Master.AO121:Master.AR122 Master.AP119:Master.AR120 Master.AO124:Master.AR128 Master.AP123:Master.AR123 Master.AO131:Master.AR131 Master.AP129:Master.AR130 Master.AO133:Master.AR133 Master.AP132:Master.AR132 Master.AO135:Master.AR135 Master.AP134:Master.AR134 Master.AO137:Master.AR138 Master.AP136:Master.AR136 Master.AP140:Master.AR140 Master.AK91:Master.AM140 Master.AP139:Master.AR139">
            <calcext:condition calcext:apply-style-name="DMK_New" calcext:value="begins-with(&quot;DMK&quot;)" calcext:base-cell-address="Master.AA4"/>
          </calcext:conditional-format>
          <calcext:conditional-format calcext:target-range-address="Master.AA61:Master.AC140 Master.AT61:Master.AT140 Master.AO91:Master.AR93 Master.AP61:Master.AR61 Master.AO63:Master.AR64 Master.AP62:Master.AR62 Master.AE61:Master.AH61 Master.AE63:Master.AH138 Master.AO90:Master.AR90 Master.AF139:Master.AH140 Master.AE139:Master.AE150 Master.AE152:Master.AE159 Master.AE161:Master.AE162 Master.AE166:Master.AE167 Master.AE169:Master.AE172 Master.AE174:Master.AE176 Master.AE178:Master.AE182 Master.AE184:Master.AE211 Master.AE214:Master.AE218 Master.AE220:Master.AE224 Master.AE226:Master.AE229 Master.AE236:Master.AE236 Master.AJ4:Master.AJ8 Master.AJ11:Master.AJ12 Master.AJ19:Master.AJ19 Master.AJ22:Master.AJ25 Master.AJ29:Master.AJ32 Master.AJ35:Master.AJ36 Master.AJ38:Master.AJ44 Master.AJ47:Master.AJ49 Master.AJ51:Master.AJ57 Master.AJ60:Master.AJ60 Master.AJ90:Master.AJ140 Master.AJ151:Master.AJ151 Master.AJ160:Master.AJ160 Master.AJ162:Master.AJ165 Master.AJ168:Master.AJ168 Master.AO66:Master.AR67 Master.AP65:Master.AR65 Master.AO69:Master.AR69 Master.AP68:Master.AR68 Master.AO71:Master.AR71 Master.AP70:Master.AR70 Master.AO76:Master.AR77 Master.AP72:Master.AR75 Master.AO80:Master.AR82 Master.AP78:Master.AR79 Master.AO86:Master.AR86 Master.AP83:Master.AR85 Master.AO88:Master.AR88 Master.AP87:Master.AR87 Master.AJ61:Master.AM89 Master.AP89:Master.AR89 Master.AO99:Master.AR99 Master.AP94:Master.AR98 Master.AO101:Master.AR101 Master.AP100:Master.AR100 Master.AO107:Master.AR109 Master.AP102:Master.AR106 Master.AO111:Master.AR112 Master.AP110:Master.AR110 Master.AO115:Master.AR118 Master.AP113:Master.AR114 Master.AO121:Master.AR122 Master.AP119:Master.AR120 Master.AO124:Master.AR128 Master.AP123:Master.AR123 Master.AO131:Master.AR131 Master.AP129:Master.AR130 Master.AO133:Master.AR133 Master.AP132:Master.AR132 Master.AO135:Master.AR135 Master.AP134:Master.AR134 Master.AO137:Master.AR138 Master.AP136:Master.AR136 Master.AP140:Master.AR140 Master.AK91:Master.AM140 Master.AP139:Master.AR139">
            <calcext:condition calcext:apply-style-name="PMK" calcext:value="=&quot;PMK&quot;" calcext:base-cell-address="Master.AA4"/>
          </calcext:conditional-format>
          <calcext:conditional-format calcext:target-range-address="Master.AA61:Master.AC140 Master.AT61:Master.AT140 Master.AO91:Master.AR93 Master.AP61:Master.AR61 Master.AO63:Master.AR64 Master.AP62:Master.AR62 Master.AE61:Master.AH61 Master.AE63:Master.AH138 Master.AO90:Master.AR90 Master.AF139:Master.AH140 Master.AE139:Master.AE150 Master.AE152:Master.AE159 Master.AE161:Master.AE162 Master.AE166:Master.AE167 Master.AE169:Master.AE172 Master.AE174:Master.AE176 Master.AE178:Master.AE182 Master.AE184:Master.AE211 Master.AE214:Master.AE218 Master.AE220:Master.AE224 Master.AE226:Master.AE229 Master.AE236:Master.AE236 Master.AJ4:Master.AJ8 Master.AJ11:Master.AJ12 Master.AJ19:Master.AJ19 Master.AJ22:Master.AJ25 Master.AJ29:Master.AJ32 Master.AJ35:Master.AJ36 Master.AJ38:Master.AJ44 Master.AJ47:Master.AJ49 Master.AJ51:Master.AJ57 Master.AJ60:Master.AJ60 Master.AJ90:Master.AJ140 Master.AJ151:Master.AJ151 Master.AJ160:Master.AJ160 Master.AJ162:Master.AJ165 Master.AJ168:Master.AJ168 Master.AO66:Master.AR67 Master.AP65:Master.AR65 Master.AO69:Master.AR69 Master.AP68:Master.AR68 Master.AO71:Master.AR71 Master.AP70:Master.AR70 Master.AO76:Master.AR77 Master.AP72:Master.AR75 Master.AO80:Master.AR82 Master.AP78:Master.AR79 Master.AO86:Master.AR86 Master.AP83:Master.AR85 Master.AO88:Master.AR88 Master.AP87:Master.AR87 Master.AJ61:Master.AM89 Master.AP89:Master.AR89 Master.AO99:Master.AR99 Master.AP94:Master.AR98 Master.AO101:Master.AR101 Master.AP100:Master.AR100 Master.AO107:Master.AR109 Master.AP102:Master.AR106 Master.AO111:Master.AR112 Master.AP110:Master.AR110 Master.AO115:Master.AR118 Master.AP113:Master.AR114 Master.AO121:Master.AR122 Master.AP119:Master.AR120 Master.AO124:Master.AR128 Master.AP123:Master.AR123 Master.AO131:Master.AR131 Master.AP129:Master.AR130 Master.AO133:Master.AR133 Master.AP132:Master.AR132 Master.AO135:Master.AR135 Master.AP134:Master.AR134 Master.AO137:Master.AR138 Master.AP136:Master.AR136 Master.AP140:Master.AR140 Master.AK91:Master.AM140 Master.AP139:Master.AR139">
            <calcext:condition calcext:apply-style-name="VCK" calcext:value="=&quot;VCK&quot;" calcext:base-cell-address="Master.AA4"/>
          </calcext:conditional-format>
          <calcext:conditional-format calcext:target-range-address="Master.AA61:Master.AC140 Master.AT61:Master.AT140 Master.AO91:Master.AR93 Master.AP61:Master.AR61 Master.AO63:Master.AR64 Master.AP62:Master.AR62 Master.AE61:Master.AH61 Master.AE63:Master.AH138 Master.AO90:Master.AR90 Master.AF139:Master.AH140 Master.AE139:Master.AE150 Master.AE152:Master.AE159 Master.AE161:Master.AE162 Master.AE166:Master.AE167 Master.AE169:Master.AE172 Master.AE174:Master.AE176 Master.AE178:Master.AE182 Master.AE184:Master.AE211 Master.AE214:Master.AE218 Master.AE220:Master.AE224 Master.AE226:Master.AE229 Master.AE236:Master.AE236 Master.AJ4:Master.AJ8 Master.AJ11:Master.AJ12 Master.AJ19:Master.AJ19 Master.AJ22:Master.AJ25 Master.AJ29:Master.AJ32 Master.AJ35:Master.AJ36 Master.AJ38:Master.AJ44 Master.AJ47:Master.AJ49 Master.AJ51:Master.AJ57 Master.AJ60:Master.AJ60 Master.AJ90:Master.AJ140 Master.AJ151:Master.AJ151 Master.AJ160:Master.AJ160 Master.AJ162:Master.AJ165 Master.AJ168:Master.AJ168 Master.AO66:Master.AR67 Master.AP65:Master.AR65 Master.AO69:Master.AR69 Master.AP68:Master.AR68 Master.AO71:Master.AR71 Master.AP70:Master.AR70 Master.AO76:Master.AR77 Master.AP72:Master.AR75 Master.AO80:Master.AR82 Master.AP78:Master.AR79 Master.AO86:Master.AR86 Master.AP83:Master.AR85 Master.AO88:Master.AR88 Master.AP87:Master.AR87 Master.AJ61:Master.AM89 Master.AP89:Master.AR89 Master.AO99:Master.AR99 Master.AP94:Master.AR98 Master.AO101:Master.AR101 Master.AP100:Master.AR100 Master.AO107:Master.AR109 Master.AP102:Master.AR106 Master.AO111:Master.AR112 Master.AP110:Master.AR110 Master.AO115:Master.AR118 Master.AP113:Master.AR114 Master.AO121:Master.AR122 Master.AP119:Master.AR120 Master.AO124:Master.AR128 Master.AP123:Master.AR123 Master.AO131:Master.AR131 Master.AP129:Master.AR130 Master.AO133:Master.AR133 Master.AP132:Master.AR132 Master.AO135:Master.AR135 Master.AP134:Master.AR134 Master.AO137:Master.AR138 Master.AP136:Master.AR136 Master.AP140:Master.AR140 Master.AK91:Master.AM140 Master.AP139:Master.AR139">
            <calcext:condition calcext:apply-style-name="CPI" calcext:value="contains-text(&quot;CPI&quot;)" calcext:base-cell-address="Master.AA4"/>
          </calcext:conditional-format>
          <calcext:conditional-format calcext:target-range-address="Master.AA61:Master.AC140 Master.AT61:Master.AT140 Master.AO91:Master.AR93 Master.AP61:Master.AR61 Master.AO63:Master.AR64 Master.AP62:Master.AR62 Master.AE61:Master.AH61 Master.AE63:Master.AH138 Master.AO90:Master.AR90 Master.AF139:Master.AH140 Master.AE139:Master.AE150 Master.AE152:Master.AE159 Master.AE161:Master.AE162 Master.AE166:Master.AE167 Master.AE169:Master.AE172 Master.AE174:Master.AE176 Master.AE178:Master.AE182 Master.AE184:Master.AE211 Master.AE214:Master.AE218 Master.AE220:Master.AE224 Master.AE226:Master.AE229 Master.AE236:Master.AE236 Master.AJ4:Master.AJ8 Master.AJ11:Master.AJ12 Master.AJ19:Master.AJ19 Master.AJ22:Master.AJ25 Master.AJ29:Master.AJ32 Master.AJ35:Master.AJ36 Master.AJ38:Master.AJ44 Master.AJ47:Master.AJ49 Master.AJ51:Master.AJ57 Master.AJ60:Master.AJ60 Master.AJ90:Master.AJ140 Master.AJ151:Master.AJ151 Master.AJ160:Master.AJ160 Master.AJ162:Master.AJ165 Master.AJ168:Master.AJ168 Master.AO66:Master.AR67 Master.AP65:Master.AR65 Master.AO69:Master.AR69 Master.AP68:Master.AR68 Master.AO71:Master.AR71 Master.AP70:Master.AR70 Master.AO76:Master.AR77 Master.AP72:Master.AR75 Master.AO80:Master.AR82 Master.AP78:Master.AR79 Master.AO86:Master.AR86 Master.AP83:Master.AR85 Master.AO88:Master.AR88 Master.AP87:Master.AR87 Master.AJ61:Master.AM89 Master.AP89:Master.AR89 Master.AO99:Master.AR99 Master.AP94:Master.AR98 Master.AO101:Master.AR101 Master.AP100:Master.AR100 Master.AO107:Master.AR109 Master.AP102:Master.AR106 Master.AO111:Master.AR112 Master.AP110:Master.AR110 Master.AO115:Master.AR118 Master.AP113:Master.AR114 Master.AO121:Master.AR122 Master.AP119:Master.AR120 Master.AO124:Master.AR128 Master.AP123:Master.AR123 Master.AO131:Master.AR131 Master.AP129:Master.AR130 Master.AO133:Master.AR133 Master.AP132:Master.AR132 Master.AO135:Master.AR135 Master.AP134:Master.AR134 Master.AO137:Master.AR138 Master.AP136:Master.AR136 Master.AP140:Master.AR140 Master.AK91:Master.AM140 Master.AP139:Master.AR139">
            <calcext:condition calcext:apply-style-name="NTK" calcext:value="=&quot;NTK&quot;" calcext:base-cell-address="Master.AA4"/>
          </calcext:conditional-format>
          <calcext:conditional-format calcext:target-range-address="Master.AA61:Master.AC140 Master.AT61:Master.AT140 Master.AO91:Master.AR93 Master.AP61:Master.AR61 Master.AO63:Master.AR64 Master.AP62:Master.AR62 Master.AE61:Master.AH61 Master.AE63:Master.AH138 Master.AO90:Master.AR90 Master.AF139:Master.AH140 Master.AE139:Master.AE150 Master.AE152:Master.AE159 Master.AE161:Master.AE162 Master.AE166:Master.AE167 Master.AE169:Master.AE172 Master.AE174:Master.AE176 Master.AE178:Master.AE182 Master.AE184:Master.AE211 Master.AE214:Master.AE218 Master.AE220:Master.AE224 Master.AE226:Master.AE229 Master.AE236:Master.AE236 Master.AJ4:Master.AJ8 Master.AJ11:Master.AJ12 Master.AJ19:Master.AJ19 Master.AJ22:Master.AJ25 Master.AJ29:Master.AJ32 Master.AJ35:Master.AJ36 Master.AJ38:Master.AJ44 Master.AJ47:Master.AJ49 Master.AJ51:Master.AJ57 Master.AJ60:Master.AJ60 Master.AJ90:Master.AJ140 Master.AJ151:Master.AJ151 Master.AJ160:Master.AJ160 Master.AJ162:Master.AJ165 Master.AJ168:Master.AJ168 Master.AO66:Master.AR67 Master.AP65:Master.AR65 Master.AO69:Master.AR69 Master.AP68:Master.AR68 Master.AO71:Master.AR71 Master.AP70:Master.AR70 Master.AO76:Master.AR77 Master.AP72:Master.AR75 Master.AO80:Master.AR82 Master.AP78:Master.AR79 Master.AO86:Master.AR86 Master.AP83:Master.AR85 Master.AO88:Master.AR88 Master.AP87:Master.AR87 Master.AJ61:Master.AM89 Master.AP89:Master.AR89 Master.AO99:Master.AR99 Master.AP94:Master.AR98 Master.AO101:Master.AR101 Master.AP100:Master.AR100 Master.AO107:Master.AR109 Master.AP102:Master.AR106 Master.AO111:Master.AR112 Master.AP110:Master.AR110 Master.AO115:Master.AR118 Master.AP113:Master.AR114 Master.AO121:Master.AR122 Master.AP119:Master.AR120 Master.AO124:Master.AR128 Master.AP123:Master.AR123 Master.AO131:Master.AR131 Master.AP129:Master.AR130 Master.AO133:Master.AR133 Master.AP132:Master.AR132 Master.AO135:Master.AR135 Master.AP134:Master.AR134 Master.AO137:Master.AR138 Master.AP136:Master.AR136 Master.AP140:Master.AR140 Master.AK91:Master.AM140 Master.AP139:Master.AR139">
            <calcext:condition calcext:apply-style-name="MNK_New" calcext:value="=&quot;MNK&quot;" calcext:base-cell-address="Master.AA4"/>
          </calcext:conditional-format>
          <calcext:conditional-format calcext:target-range-address="Master.AA61:Master.AC140 Master.AT61:Master.AT140 Master.AO91:Master.AR93 Master.AP61:Master.AR61 Master.AO63:Master.AR64 Master.AP62:Master.AR62 Master.AE61:Master.AH61 Master.AE63:Master.AH138 Master.AO90:Master.AR90 Master.AF139:Master.AH140 Master.AE139:Master.AE150 Master.AE152:Master.AE159 Master.AE161:Master.AE162 Master.AE166:Master.AE167 Master.AE169:Master.AE172 Master.AE174:Master.AE176 Master.AE178:Master.AE182 Master.AE184:Master.AE211 Master.AE214:Master.AE218 Master.AE220:Master.AE224 Master.AE226:Master.AE229 Master.AE236:Master.AE236 Master.AJ4:Master.AJ8 Master.AJ11:Master.AJ12 Master.AJ19:Master.AJ19 Master.AJ22:Master.AJ25 Master.AJ29:Master.AJ32 Master.AJ35:Master.AJ36 Master.AJ38:Master.AJ44 Master.AJ47:Master.AJ49 Master.AJ51:Master.AJ57 Master.AJ60:Master.AJ60 Master.AJ90:Master.AJ140 Master.AJ151:Master.AJ151 Master.AJ160:Master.AJ160 Master.AJ162:Master.AJ165 Master.AJ168:Master.AJ168 Master.AO66:Master.AR67 Master.AP65:Master.AR65 Master.AO69:Master.AR69 Master.AP68:Master.AR68 Master.AO71:Master.AR71 Master.AP70:Master.AR70 Master.AO76:Master.AR77 Master.AP72:Master.AR75 Master.AO80:Master.AR82 Master.AP78:Master.AR79 Master.AO86:Master.AR86 Master.AP83:Master.AR85 Master.AO88:Master.AR88 Master.AP87:Master.AR87 Master.AJ61:Master.AM89 Master.AP89:Master.AR89 Master.AO99:Master.AR99 Master.AP94:Master.AR98 Master.AO101:Master.AR101 Master.AP100:Master.AR100 Master.AO107:Master.AR109 Master.AP102:Master.AR106 Master.AO111:Master.AR112 Master.AP110:Master.AR110 Master.AO115:Master.AR118 Master.AP113:Master.AR114 Master.AO121:Master.AR122 Master.AP119:Master.AR120 Master.AO124:Master.AR128 Master.AP123:Master.AR123 Master.AO131:Master.AR131 Master.AP129:Master.AR130 Master.AO133:Master.AR133 Master.AP132:Master.AR132 Master.AO135:Master.AR135 Master.AP134:Master.AR134 Master.AO137:Master.AR138 Master.AP136:Master.AR136 Master.AP140:Master.AR140 Master.AK91:Master.AM140 Master.AP139:Master.AR139">
            <calcext:condition calcext:apply-style-name="Independant" calcext:value="=&quot;Independant&quot;" calcext:base-cell-address="Master.AA4"/>
          </calcext:conditional-format>
          <calcext:conditional-format calcext:target-range-address="Master.AA61:Master.AC140 Master.AT61:Master.AT140 Master.AO91:Master.AR93 Master.AP61:Master.AR61 Master.AO63:Master.AR64 Master.AP62:Master.AR62 Master.AE61:Master.AH61 Master.AE63:Master.AH138 Master.AO90:Master.AR90 Master.AF139:Master.AH140 Master.AE139:Master.AE150 Master.AE152:Master.AE159 Master.AE161:Master.AE162 Master.AE166:Master.AE167 Master.AE169:Master.AE172 Master.AE174:Master.AE176 Master.AE178:Master.AE182 Master.AE184:Master.AE211 Master.AE214:Master.AE218 Master.AE220:Master.AE224 Master.AE226:Master.AE229 Master.AE236:Master.AE236 Master.AJ4:Master.AJ8 Master.AJ11:Master.AJ12 Master.AJ19:Master.AJ19 Master.AJ22:Master.AJ25 Master.AJ29:Master.AJ32 Master.AJ35:Master.AJ36 Master.AJ38:Master.AJ44 Master.AJ47:Master.AJ49 Master.AJ51:Master.AJ57 Master.AJ60:Master.AJ60 Master.AJ90:Master.AJ140 Master.AJ151:Master.AJ151 Master.AJ160:Master.AJ160 Master.AJ162:Master.AJ165 Master.AJ168:Master.AJ168 Master.AO66:Master.AR67 Master.AP65:Master.AR65 Master.AO69:Master.AR69 Master.AP68:Master.AR68 Master.AO71:Master.AR71 Master.AP70:Master.AR70 Master.AO76:Master.AR77 Master.AP72:Master.AR75 Master.AO80:Master.AR82 Master.AP78:Master.AR79 Master.AO86:Master.AR86 Master.AP83:Master.AR85 Master.AO88:Master.AR88 Master.AP87:Master.AR87 Master.AJ61:Master.AM89 Master.AP89:Master.AR89 Master.AO99:Master.AR99 Master.AP94:Master.AR98 Master.AO101:Master.AR101 Master.AP100:Master.AR100 Master.AO107:Master.AR109 Master.AP102:Master.AR106 Master.AO111:Master.AR112 Master.AP110:Master.AR110 Master.AO115:Master.AR118 Master.AP113:Master.AR114 Master.AO121:Master.AR122 Master.AP119:Master.AR120 Master.AO124:Master.AR128 Master.AP123:Master.AR123 Master.AO131:Master.AR131 Master.AP129:Master.AR130 Master.AO133:Master.AR133 Master.AP132:Master.AR132 Master.AO135:Master.AR135 Master.AP134:Master.AR134 Master.AO137:Master.AR138 Master.AP136:Master.AR136 Master.AP140:Master.AR140 Master.AK91:Master.AM140 Master.AP139:Master.AR139">
            <calcext:condition calcext:apply-style-name="NOTA" calcext:value="=&quot;NOTA&quot;" calcext:base-cell-address="Master.AA4"/>
          </calcext:conditional-format>
          <calcext:conditional-format calcext:target-range-address="Master.AA61:Master.AC140 Master.AT61:Master.AT140 Master.AO91:Master.AR93 Master.AP61:Master.AR61 Master.AO63:Master.AR64 Master.AP62:Master.AR62 Master.AE61:Master.AH61 Master.AE63:Master.AH138 Master.AO90:Master.AR90 Master.AF139:Master.AH140 Master.AE139:Master.AE150 Master.AE152:Master.AE159 Master.AE161:Master.AE162 Master.AE166:Master.AE167 Master.AE169:Master.AE172 Master.AE174:Master.AE176 Master.AE178:Master.AE182 Master.AE184:Master.AE211 Master.AE214:Master.AE218 Master.AE220:Master.AE224 Master.AE226:Master.AE229 Master.AE236:Master.AE236 Master.AJ4:Master.AJ8 Master.AJ11:Master.AJ12 Master.AJ19:Master.AJ19 Master.AJ22:Master.AJ25 Master.AJ29:Master.AJ32 Master.AJ35:Master.AJ36 Master.AJ38:Master.AJ44 Master.AJ47:Master.AJ49 Master.AJ51:Master.AJ57 Master.AJ60:Master.AJ60 Master.AJ90:Master.AJ140 Master.AJ151:Master.AJ151 Master.AJ160:Master.AJ160 Master.AJ162:Master.AJ165 Master.AJ168:Master.AJ168 Master.AO66:Master.AR67 Master.AP65:Master.AR65 Master.AO69:Master.AR69 Master.AP68:Master.AR68 Master.AO71:Master.AR71 Master.AP70:Master.AR70 Master.AO76:Master.AR77 Master.AP72:Master.AR75 Master.AO80:Master.AR82 Master.AP78:Master.AR79 Master.AO86:Master.AR86 Master.AP83:Master.AR85 Master.AO88:Master.AR88 Master.AP87:Master.AR87 Master.AJ61:Master.AM89 Master.AP89:Master.AR89 Master.AO99:Master.AR99 Master.AP94:Master.AR98 Master.AO101:Master.AR101 Master.AP100:Master.AR100 Master.AO107:Master.AR109 Master.AP102:Master.AR106 Master.AO111:Master.AR112 Master.AP110:Master.AR110 Master.AO115:Master.AR118 Master.AP113:Master.AR114 Master.AO121:Master.AR122 Master.AP119:Master.AR120 Master.AO124:Master.AR128 Master.AP123:Master.AR123 Master.AO131:Master.AR131 Master.AP129:Master.AR130 Master.AO133:Master.AR133 Master.AP132:Master.AR132 Master.AO135:Master.AR135 Master.AP134:Master.AR134 Master.AO137:Master.AR138 Master.AP136:Master.AR136 Master.AP140:Master.AR140 Master.AK91:Master.AM140 Master.AP139:Master.AR139">
            <calcext:condition calcext:apply-style-name="PFA" calcext:value="=&quot;PFA&quot;" calcext:base-cell-address="Master.AA4"/>
          </calcext:conditional-format>
          <calcext:conditional-format calcext:target-range-address="Master.AA61:Master.AC140 Master.AT61:Master.AT140 Master.AO91:Master.AR93 Master.AP61:Master.AR61 Master.AO63:Master.AR64 Master.AP62:Master.AR62 Master.AE61:Master.AH61 Master.AE63:Master.AH138 Master.AO90:Master.AR90 Master.AF139:Master.AH140 Master.AE139:Master.AE150 Master.AE152:Master.AE159 Master.AE161:Master.AE162 Master.AE166:Master.AE167 Master.AE169:Master.AE172 Master.AE174:Master.AE176 Master.AE178:Master.AE182 Master.AE184:Master.AE211 Master.AE214:Master.AE218 Master.AE220:Master.AE224 Master.AE226:Master.AE229 Master.AE236:Master.AE236 Master.AJ4:Master.AJ8 Master.AJ11:Master.AJ12 Master.AJ19:Master.AJ19 Master.AJ22:Master.AJ25 Master.AJ29:Master.AJ32 Master.AJ35:Master.AJ36 Master.AJ38:Master.AJ44 Master.AJ47:Master.AJ49 Master.AJ51:Master.AJ57 Master.AJ60:Master.AJ60 Master.AJ90:Master.AJ140 Master.AJ151:Master.AJ151 Master.AJ160:Master.AJ160 Master.AJ162:Master.AJ165 Master.AJ168:Master.AJ168 Master.AO66:Master.AR67 Master.AP65:Master.AR65 Master.AO69:Master.AR69 Master.AP68:Master.AR68 Master.AO71:Master.AR71 Master.AP70:Master.AR70 Master.AO76:Master.AR77 Master.AP72:Master.AR75 Master.AO80:Master.AR82 Master.AP78:Master.AR79 Master.AO86:Master.AR86 Master.AP83:Master.AR85 Master.AO88:Master.AR88 Master.AP87:Master.AR87 Master.AJ61:Master.AM89 Master.AP89:Master.AR89 Master.AO99:Master.AR99 Master.AP94:Master.AR98 Master.AO101:Master.AR101 Master.AP100:Master.AR100 Master.AO107:Master.AR109 Master.AP102:Master.AR106 Master.AO111:Master.AR112 Master.AP110:Master.AR110 Master.AO115:Master.AR118 Master.AP113:Master.AR114 Master.AO121:Master.AR122 Master.AP119:Master.AR120 Master.AO124:Master.AR128 Master.AP123:Master.AR123 Master.AO131:Master.AR131 Master.AP129:Master.AR130 Master.AO133:Master.AR133 Master.AP132:Master.AR132 Master.AO135:Master.AR135 Master.AP134:Master.AR134 Master.AO137:Master.AR138 Master.AP136:Master.AR136 Master.AP140:Master.AR140 Master.AK91:Master.AM140 Master.AP139:Master.AR139">
            <calcext:condition calcext:apply-style-name="Fascists" calcext:value="=&quot;BJP&quot;" calcext:base-cell-address="Master.AA4"/>
          </calcext:conditional-format>
          <calcext:conditional-format calcext:target-range-address="Master.AA61:Master.AC140 Master.AT61:Master.AT140 Master.AO91:Master.AR93 Master.AP61:Master.AR61 Master.AO63:Master.AR64 Master.AP62:Master.AR62 Master.AE61:Master.AH61 Master.AE63:Master.AH138 Master.AO90:Master.AR90 Master.AF139:Master.AH140 Master.AE139:Master.AE150 Master.AE152:Master.AE159 Master.AE161:Master.AE162 Master.AE166:Master.AE167 Master.AE169:Master.AE172 Master.AE174:Master.AE176 Master.AE178:Master.AE182 Master.AE184:Master.AE211 Master.AE214:Master.AE218 Master.AE220:Master.AE224 Master.AE226:Master.AE229 Master.AE236:Master.AE236 Master.AJ4:Master.AJ8 Master.AJ11:Master.AJ12 Master.AJ19:Master.AJ19 Master.AJ22:Master.AJ25 Master.AJ29:Master.AJ32 Master.AJ35:Master.AJ36 Master.AJ38:Master.AJ44 Master.AJ47:Master.AJ49 Master.AJ51:Master.AJ57 Master.AJ60:Master.AJ60 Master.AJ90:Master.AJ140 Master.AJ151:Master.AJ151 Master.AJ160:Master.AJ160 Master.AJ162:Master.AJ165 Master.AJ168:Master.AJ168 Master.AO66:Master.AR67 Master.AP65:Master.AR65 Master.AO69:Master.AR69 Master.AP68:Master.AR68 Master.AO71:Master.AR71 Master.AP70:Master.AR70 Master.AO76:Master.AR77 Master.AP72:Master.AR75 Master.AO80:Master.AR82 Master.AP78:Master.AR79 Master.AO86:Master.AR86 Master.AP83:Master.AR85 Master.AO88:Master.AR88 Master.AP87:Master.AR87 Master.AJ61:Master.AM89 Master.AP89:Master.AR89 Master.AO99:Master.AR99 Master.AP94:Master.AR98 Master.AO101:Master.AR101 Master.AP100:Master.AR100 Master.AO107:Master.AR109 Master.AP102:Master.AR106 Master.AO111:Master.AR112 Master.AP110:Master.AR110 Master.AO115:Master.AR118 Master.AP113:Master.AR114 Master.AO121:Master.AR122 Master.AP119:Master.AR120 Master.AO124:Master.AR128 Master.AP123:Master.AR123 Master.AO131:Master.AR131 Master.AP129:Master.AR130 Master.AO133:Master.AR133 Master.AP132:Master.AR132 Master.AO135:Master.AR135 Master.AP134:Master.AR134 Master.AO137:Master.AR138 Master.AP136:Master.AR136 Master.AP140:Master.AR140 Master.AK91:Master.AM140 Master.AP139:Master.AR139">
            <calcext:condition calcext:apply-style-name="INC" calcext:value="=&quot;INC&quot;" calcext:base-cell-address="Master.AA4"/>
          </calcext:conditional-format>
          <calcext:conditional-format calcext:target-range-address="Master.AT63:Master.AT64 Master.AT84:Master.AT92 Master.AO86:Master.AR86 Master.AO90:Master.AR93 Master.AJ61:Master.AM61 Master.AJ62:Master.AM62 Master.AE139:Master.AE150 Master.AE152:Master.AE159 Master.AE161:Master.AE162 Master.AE166:Master.AE167 Master.AE169:Master.AE172 Master.AE174:Master.AE176 Master.AE178:Master.AE182 Master.AE184:Master.AE211 Master.AE214:Master.AE218 Master.AE220:Master.AE224 Master.AE226:Master.AE229 Master.AE236:Master.AE236 Master.AJ4:Master.AJ8 Master.AJ11:Master.AJ12 Master.AJ19:Master.AJ19 Master.AJ22:Master.AJ25 Master.AJ29:Master.AJ32 Master.AJ35:Master.AJ36 Master.AJ38:Master.AJ44 Master.AJ47:Master.AJ49 Master.AJ51:Master.AJ57 Master.AJ60:Master.AJ60 Master.AJ63:Master.AJ91 Master.AT93:Master.AT93 Master.AT101:Master.AT101 Master.AT140:Master.AT140 Master.AJ151:Master.AJ151 Master.AJ160:Master.AJ160 Master.AJ162:Master.AJ165 Master.AJ168:Master.AJ168 Master.AT61:Master.AT62 Master.AT66:Master.AT67 Master.AT65:Master.AT65 Master.AT69:Master.AT69 Master.AT68:Master.AT68 Master.AT71:Master.AT71 Master.AT70:Master.AT70 Master.AT76:Master.AT77 Master.AT72:Master.AT75 Master.AT80:Master.AT82 Master.AT78:Master.AT79 Master.AT83:Master.AT83 Master.AP83:Master.AR85 Master.AO88:Master.AR88 Master.AP87:Master.AR87 Master.AK63:Master.AM89 Master.AP89:Master.AR89 Master.AT99:Master.AT99 Master.AT94:Master.AT98 Master.AT100:Master.AT100 Master.AT107:Master.AT109 Master.AT102:Master.AT106 Master.AT111:Master.AT112 Master.AT110:Master.AT110 Master.AT115:Master.AT118 Master.AT113:Master.AT114 Master.AT121:Master.AT122 Master.AT119:Master.AT120 Master.AT124:Master.AT128 Master.AT123:Master.AT123 Master.AT131:Master.AT131 Master.AT129:Master.AT130 Master.AT133:Master.AT133 Master.AT132:Master.AT132 Master.AT135:Master.AT135 Master.AT134:Master.AT134 Master.AT137:Master.AT138 Master.AT136:Master.AT136 Master.AT139:Master.AT139 Master.AA61:Master.AC140 Master.AE61:Master.AH61 Master.AE63:Master.AH138 Master.AF139:Master.AH140 Master.AJ92:Master.AM140 Master.AK91:Master.AM91 Master.AO63:Master.AR64 Master.AO101:Master.AR101 Master.AP139:Master.AR140 Master.AP61:Master.AR62 Master.AO66:Master.AR67 Master.AP65:Master.AR65 Master.AO69:Master.AR69 Master.AP68:Master.AR68 Master.AO71:Master.AR71 Master.AP70:Master.AR70 Master.AO76:Master.AR77 Master.AP72:Master.AR75 Master.AO80:Master.AR82 Master.AP78:Master.AR79 Master.AO99:Master.AR99 Master.AP94:Master.AR98 Master.AP100:Master.AR100 Master.AO107:Master.AR109 Master.AP102:Master.AR106 Master.AO111:Master.AR112 Master.AP110:Master.AR110 Master.AO115:Master.AR118 Master.AP113:Master.AR114 Master.AO121:Master.AR122 Master.AP119:Master.AR120 Master.AO124:Master.AR128 Master.AP123:Master.AR123 Master.AO131:Master.AR131 Master.AP129:Master.AR130 Master.AO133:Master.AR133 Master.AP132:Master.AR132 Master.AO135:Master.AR135 Master.AP134:Master.AR134 Master.AO137:Master.AR138 Master.AP136:Master.AR136">
            <calcext:condition calcext:apply-style-name="MNM" calcext:value="=&quot;MNM&quot;" calcext:base-cell-address="Master.AA4"/>
          </calcext:conditional-format>
          <calcext:conditional-format calcext:target-range-address="Master.AT63:Master.AT64 Master.AT84:Master.AT92 Master.AO86:Master.AR86 Master.AO90:Master.AR93 Master.AJ61:Master.AM61 Master.AJ62:Master.AM62 Master.AE139:Master.AE150 Master.AE152:Master.AE159 Master.AE161:Master.AE162 Master.AE166:Master.AE167 Master.AE169:Master.AE172 Master.AE174:Master.AE176 Master.AE178:Master.AE182 Master.AE184:Master.AE211 Master.AE214:Master.AE218 Master.AE220:Master.AE224 Master.AE226:Master.AE229 Master.AE236:Master.AE236 Master.AJ4:Master.AJ8 Master.AJ11:Master.AJ12 Master.AJ19:Master.AJ19 Master.AJ22:Master.AJ25 Master.AJ29:Master.AJ32 Master.AJ35:Master.AJ36 Master.AJ38:Master.AJ44 Master.AJ47:Master.AJ49 Master.AJ51:Master.AJ57 Master.AJ60:Master.AJ60 Master.AJ63:Master.AJ91 Master.AT93:Master.AT93 Master.AT101:Master.AT101 Master.AT140:Master.AT140 Master.AJ151:Master.AJ151 Master.AJ160:Master.AJ160 Master.AJ162:Master.AJ165 Master.AJ168:Master.AJ168 Master.AT61:Master.AT62 Master.AT66:Master.AT67 Master.AT65:Master.AT65 Master.AT69:Master.AT69 Master.AT68:Master.AT68 Master.AT71:Master.AT71 Master.AT70:Master.AT70 Master.AT76:Master.AT77 Master.AT72:Master.AT75 Master.AT80:Master.AT82 Master.AT78:Master.AT79 Master.AT83:Master.AT83 Master.AP83:Master.AR85 Master.AO88:Master.AR88 Master.AP87:Master.AR87 Master.AK63:Master.AM89 Master.AP89:Master.AR89 Master.AT99:Master.AT99 Master.AT94:Master.AT98 Master.AT100:Master.AT100 Master.AT107:Master.AT109 Master.AT102:Master.AT106 Master.AT111:Master.AT112 Master.AT110:Master.AT110 Master.AT115:Master.AT118 Master.AT113:Master.AT114 Master.AT121:Master.AT122 Master.AT119:Master.AT120 Master.AT124:Master.AT128 Master.AT123:Master.AT123 Master.AT131:Master.AT131 Master.AT129:Master.AT130 Master.AT133:Master.AT133 Master.AT132:Master.AT132 Master.AT135:Master.AT135 Master.AT134:Master.AT134 Master.AT137:Master.AT138 Master.AT136:Master.AT136 Master.AT139:Master.AT139 Master.AA61:Master.AC140 Master.AE61:Master.AH61 Master.AE63:Master.AH138 Master.AF139:Master.AH140 Master.AJ92:Master.AM140 Master.AK91:Master.AM91 Master.AO63:Master.AR64 Master.AO101:Master.AR101 Master.AP139:Master.AR140 Master.AP61:Master.AR62 Master.AO66:Master.AR67 Master.AP65:Master.AR65 Master.AO69:Master.AR69 Master.AP68:Master.AR68 Master.AO71:Master.AR71 Master.AP70:Master.AR70 Master.AO76:Master.AR77 Master.AP72:Master.AR75 Master.AO80:Master.AR82 Master.AP78:Master.AR79 Master.AO99:Master.AR99 Master.AP94:Master.AR98 Master.AP100:Master.AR100 Master.AO107:Master.AR109 Master.AP102:Master.AR106 Master.AO111:Master.AR112 Master.AP110:Master.AR110 Master.AO115:Master.AR118 Master.AP113:Master.AR114 Master.AO121:Master.AR122 Master.AP119:Master.AR120 Master.AO124:Master.AR128 Master.AP123:Master.AR123 Master.AO131:Master.AR131 Master.AP129:Master.AR130 Master.AO133:Master.AR133 Master.AP132:Master.AR132 Master.AO135:Master.AR135 Master.AP134:Master.AR134 Master.AO137:Master.AR138 Master.AP136:Master.AR136">
            <calcext:condition calcext:apply-style-name="AMMK" calcext:value="=&quot;AMMK&quot;" calcext:base-cell-address="Master.AA4"/>
          </calcext:conditional-format>
          <calcext:conditional-format calcext:target-range-address="Master.AT63:Master.AT64 Master.AT84:Master.AT92 Master.AO86:Master.AR86 Master.AO90:Master.AR93 Master.AJ61:Master.AM61 Master.AJ62:Master.AM62 Master.AE139:Master.AE150 Master.AE152:Master.AE159 Master.AE161:Master.AE162 Master.AE166:Master.AE167 Master.AE169:Master.AE172 Master.AE174:Master.AE176 Master.AE178:Master.AE182 Master.AE184:Master.AE211 Master.AE214:Master.AE218 Master.AE220:Master.AE224 Master.AE226:Master.AE229 Master.AE236:Master.AE236 Master.AJ4:Master.AJ8 Master.AJ11:Master.AJ12 Master.AJ19:Master.AJ19 Master.AJ22:Master.AJ25 Master.AJ29:Master.AJ32 Master.AJ35:Master.AJ36 Master.AJ38:Master.AJ44 Master.AJ47:Master.AJ49 Master.AJ51:Master.AJ57 Master.AJ60:Master.AJ60 Master.AJ63:Master.AJ91 Master.AT93:Master.AT93 Master.AT101:Master.AT101 Master.AT140:Master.AT140 Master.AJ151:Master.AJ151 Master.AJ160:Master.AJ160 Master.AJ162:Master.AJ165 Master.AJ168:Master.AJ168 Master.AT61:Master.AT62 Master.AT66:Master.AT67 Master.AT65:Master.AT65 Master.AT69:Master.AT69 Master.AT68:Master.AT68 Master.AT71:Master.AT71 Master.AT70:Master.AT70 Master.AT76:Master.AT77 Master.AT72:Master.AT75 Master.AT80:Master.AT82 Master.AT78:Master.AT79 Master.AT83:Master.AT83 Master.AP83:Master.AR85 Master.AO88:Master.AR88 Master.AP87:Master.AR87 Master.AK63:Master.AM89 Master.AP89:Master.AR89 Master.AT99:Master.AT99 Master.AT94:Master.AT98 Master.AT100:Master.AT100 Master.AT107:Master.AT109 Master.AT102:Master.AT106 Master.AT111:Master.AT112 Master.AT110:Master.AT110 Master.AT115:Master.AT118 Master.AT113:Master.AT114 Master.AT121:Master.AT122 Master.AT119:Master.AT120 Master.AT124:Master.AT128 Master.AT123:Master.AT123 Master.AT131:Master.AT131 Master.AT129:Master.AT130 Master.AT133:Master.AT133 Master.AT132:Master.AT132 Master.AT135:Master.AT135 Master.AT134:Master.AT134 Master.AT137:Master.AT138 Master.AT136:Master.AT136 Master.AT139:Master.AT139 Master.AA61:Master.AC140 Master.AE61:Master.AH61 Master.AE63:Master.AH138 Master.AF139:Master.AH140 Master.AJ92:Master.AM140 Master.AK91:Master.AM91 Master.AO63:Master.AR64 Master.AO101:Master.AR101 Master.AP139:Master.AR140 Master.AP61:Master.AR62 Master.AO66:Master.AR67 Master.AP65:Master.AR65 Master.AO69:Master.AR69 Master.AP68:Master.AR68 Master.AO71:Master.AR71 Master.AP70:Master.AR70 Master.AO76:Master.AR77 Master.AP72:Master.AR75 Master.AO80:Master.AR82 Master.AP78:Master.AR79 Master.AO99:Master.AR99 Master.AP94:Master.AR98 Master.AP100:Master.AR100 Master.AO107:Master.AR109 Master.AP102:Master.AR106 Master.AO111:Master.AR112 Master.AP110:Master.AR110 Master.AO115:Master.AR118 Master.AP113:Master.AR114 Master.AO121:Master.AR122 Master.AP119:Master.AR120 Master.AO124:Master.AR128 Master.AP123:Master.AR123 Master.AO131:Master.AR131 Master.AP129:Master.AR130 Master.AO133:Master.AR133 Master.AP132:Master.AR132 Master.AO135:Master.AR135 Master.AP134:Master.AR134 Master.AO137:Master.AR138 Master.AP136:Master.AR136">
            <calcext:condition calcext:apply-style-name="AMMK" calcext:value="=&quot;People's Front&quot;" calcext:base-cell-address="Master.AA4"/>
          </calcext:conditional-format>
          <calcext:conditional-format calcext:target-range-address="Master.AE139:Master.AE150 Master.AE152:Master.AE159 Master.AE161:Master.AE162 Master.AE166:Master.AE167 Master.AE169:Master.AE172 Master.AE174:Master.AE176 Master.AE178:Master.AE182 Master.AE184:Master.AE211 Master.AE214:Master.AE218 Master.AE220:Master.AE224 Master.AE226:Master.AE229 Master.AE236:Master.AE236 Master.AJ4:Master.AJ8 Master.AJ11:Master.AJ12 Master.AJ19:Master.AJ19 Master.AJ22:Master.AJ25 Master.AJ29:Master.AJ32 Master.AJ35:Master.AJ36 Master.AJ38:Master.AJ44 Master.AJ47:Master.AJ49 Master.AJ51:Master.AJ57 Master.AJ60:Master.AJ63 Master.AT63:Master.AT63 Master.AT64:Master.AT64 Master.AT140:Master.AT140 Master.AJ151:Master.AJ151 Master.AJ160:Master.AJ160 Master.AJ162:Master.AJ165 Master.AJ168:Master.AJ168 Master.AK61:Master.AM63 Master.AT61:Master.AT62 Master.AT66:Master.AT67 Master.AT65:Master.AT65 Master.AT69:Master.AT69 Master.AT68:Master.AT68 Master.AT71:Master.AT71 Master.AT70:Master.AT70 Master.AT76:Master.AT77 Master.AT72:Master.AT75 Master.AT80:Master.AT82 Master.AT78:Master.AT79 Master.AT86:Master.AT86 Master.AT83:Master.AT85 Master.AT88:Master.AT88 Master.AT87:Master.AT87 Master.AT90:Master.AT93 Master.AT89:Master.AT89 Master.AT99:Master.AT99 Master.AT94:Master.AT98 Master.AT101:Master.AT101 Master.AT100:Master.AT100 Master.AT107:Master.AT109 Master.AT102:Master.AT106 Master.AT111:Master.AT112 Master.AT110:Master.AT110 Master.AT115:Master.AT118 Master.AT113:Master.AT114 Master.AT121:Master.AT122 Master.AT119:Master.AT120 Master.AT124:Master.AT128 Master.AT123:Master.AT123 Master.AT131:Master.AT131 Master.AT129:Master.AT130 Master.AT133:Master.AT133 Master.AT132:Master.AT132 Master.AT135:Master.AT135 Master.AT134:Master.AT134 Master.AT137:Master.AT138 Master.AT136:Master.AT136 Master.AJ64:Master.AM140 Master.AT139:Master.AT139 Master.AA61:Master.AC140 Master.AE61:Master.AH138 Master.AF139:Master.AH140 Master.AO63:Master.AR64 Master.AP139:Master.AR140 Master.AP61:Master.AR62 Master.AO66:Master.AR67 Master.AP65:Master.AR65 Master.AO69:Master.AR69 Master.AP68:Master.AR68 Master.AO71:Master.AR71 Master.AP70:Master.AR70 Master.AO76:Master.AR77 Master.AP72:Master.AR75 Master.AO80:Master.AR82 Master.AP78:Master.AR79 Master.AO86:Master.AR86 Master.AP83:Master.AR85 Master.AO88:Master.AR88 Master.AP87:Master.AR87 Master.AO90:Master.AR93 Master.AP89:Master.AR89 Master.AO99:Master.AR99 Master.AP94:Master.AR98 Master.AO101:Master.AR101 Master.AP100:Master.AR100 Master.AO107:Master.AR109 Master.AP102:Master.AR106 Master.AO111:Master.AR112 Master.AP110:Master.AR110 Master.AO115:Master.AR118 Master.AP113:Master.AR114 Master.AO121:Master.AR122 Master.AP119:Master.AR120 Master.AO124:Master.AR128 Master.AP123:Master.AR123 Master.AO131:Master.AR131 Master.AP129:Master.AR130 Master.AO133:Master.AR133 Master.AP132:Master.AR132 Master.AO135:Master.AR135 Master.AP134:Master.AR134 Master.AO137:Master.AR138 Master.AP136:Master.AR136">
            <calcext:condition calcext:apply-style-name="AMMK" calcext:value="=&quot;PF&quot;" calcext:base-cell-address="Master.AA4"/>
          </calcext:conditional-format>
          <calcext:conditional-format calcext:target-range-address="Master.V7:Master.V7">
            <calcext:condition calcext:apply-style-name="DMK" calcext:value="contains-text(&quot;&quot;dmk&quot;&quot;)" calcext:base-cell-address="Master.V7"/>
          </calcext:conditional-format>
          <calcext:conditional-format calcext:target-range-address="Master.U36:Master.U36">
            <calcext:condition calcext:apply-style-name="Untitled5" calcext:value="contains-text(&quot;AIADMK&quot;)" calcext:base-cell-address="Master.U36"/>
          </calcext:conditional-format>
          <calcext:conditional-format calcext:target-range-address="Master.U36:Master.U36">
            <calcext:condition calcext:apply-style-name="DMDK" calcext:value="contains-text(&quot;DMDK&quot;)" calcext:base-cell-address="Master.U36"/>
          </calcext:conditional-format>
          <calcext:conditional-format calcext:target-range-address="Master.U36:Master.U36">
            <calcext:condition calcext:apply-style-name="MDMK" calcext:value="contains-text(&quot;MDMK&quot;)" calcext:base-cell-address="Master.U36"/>
          </calcext:conditional-format>
          <calcext:conditional-format calcext:target-range-address="Master.U36:Master.U36">
            <calcext:condition calcext:apply-style-name="DMK_New" calcext:value="begins-with(&quot;DMK&quot;)" calcext:base-cell-address="Master.U36"/>
          </calcext:conditional-format>
          <calcext:conditional-format calcext:target-range-address="Master.U36:Master.U36">
            <calcext:condition calcext:apply-style-name="PMK" calcext:value="=&quot;PMK&quot;" calcext:base-cell-address="Master.U36"/>
          </calcext:conditional-format>
          <calcext:conditional-format calcext:target-range-address="Master.U36:Master.U36">
            <calcext:condition calcext:apply-style-name="VCK" calcext:value="=&quot;VCK&quot;" calcext:base-cell-address="Master.U36"/>
          </calcext:conditional-format>
          <calcext:conditional-format calcext:target-range-address="Master.U36:Master.U36">
            <calcext:condition calcext:apply-style-name="CPI" calcext:value="contains-text(&quot;CPI&quot;)" calcext:base-cell-address="Master.U36"/>
          </calcext:conditional-format>
          <calcext:conditional-format calcext:target-range-address="Master.U36:Master.U36">
            <calcext:condition calcext:apply-style-name="NTK" calcext:value="=&quot;NTK&quot;" calcext:base-cell-address="Master.U36"/>
          </calcext:conditional-format>
          <calcext:conditional-format calcext:target-range-address="Master.U36:Master.U36">
            <calcext:condition calcext:apply-style-name="MNK_New" calcext:value="=&quot;MNK&quot;" calcext:base-cell-address="Master.U36"/>
          </calcext:conditional-format>
          <calcext:conditional-format calcext:target-range-address="Master.U36:Master.U36">
            <calcext:condition calcext:apply-style-name="Independant" calcext:value="=&quot;Independant&quot;" calcext:base-cell-address="Master.U36"/>
          </calcext:conditional-format>
          <calcext:conditional-format calcext:target-range-address="Master.U36:Master.U36">
            <calcext:condition calcext:apply-style-name="NOTA" calcext:value="=&quot;NOTA&quot;" calcext:base-cell-address="Master.U36"/>
          </calcext:conditional-format>
          <calcext:conditional-format calcext:target-range-address="Master.U36:Master.U36">
            <calcext:condition calcext:apply-style-name="PFA" calcext:value="=&quot;PFA&quot;" calcext:base-cell-address="Master.U36"/>
          </calcext:conditional-format>
          <calcext:conditional-format calcext:target-range-address="Master.U36:Master.U36">
            <calcext:condition calcext:apply-style-name="Fascists" calcext:value="=&quot;BJP&quot;" calcext:base-cell-address="Master.U36"/>
          </calcext:conditional-format>
          <calcext:conditional-format calcext:target-range-address="Master.U36:Master.U36">
            <calcext:condition calcext:apply-style-name="INC" calcext:value="=&quot;INC&quot;" calcext:base-cell-address="Master.U36"/>
          </calcext:conditional-format>
          <calcext:conditional-format calcext:target-range-address="Master.U36:Master.U36">
            <calcext:condition calcext:apply-style-name="MNM" calcext:value="=&quot;MNM&quot;" calcext:base-cell-address="Master.U36"/>
          </calcext:conditional-format>
          <calcext:conditional-format calcext:target-range-address="Master.U36:Master.U36">
            <calcext:condition calcext:apply-style-name="AMMK" calcext:value="=&quot;AMMK&quot;" calcext:base-cell-address="Master.U36"/>
          </calcext:conditional-format>
          <calcext:conditional-format calcext:target-range-address="Master.U36:Master.U36">
            <calcext:condition calcext:apply-style-name="AMMK" calcext:value="=&quot;People's Front&quot;" calcext:base-cell-address="Master.U36"/>
          </calcext:conditional-format>
          <calcext:conditional-format calcext:target-range-address="Master.U36:Master.U36">
            <calcext:condition calcext:apply-style-name="AMMK" calcext:value="=&quot;PF&quot;" calcext:base-cell-address="Master.U36"/>
          </calcext:conditional-format>
          <calcext:conditional-format calcext:target-range-address="Master.Z72:Master.AD75 Master.AA70:Master.AD71 Master.Z78:Master.AD79 Master.AA76:Master.AD77 Master.Z101:Master.AD101 Master.AA102:Master.AD106 Master.Z133:Master.AD133 Master.Z138:Master.AD141 Master.AA142:Master.AD142 Master.Z146:Master.AD146 Master.Z149:Master.AD149 Master.AA147:Master.AD148 Master.A238:Master.XFD1048576 Master.A1:Master.XFD4 Master.A5:Master.N237 Master.AA64:Master.AD64 Master.Z69:Master.AD69 Master.Z81:Master.AD82 Master.AA80:Master.AD80 Master.Z86:Master.AD86 Master.Z89:Master.AD90 Master.AA87:Master.AD88 Master.Z107:Master.AD107 Master.Z120:Master.AD121 Master.Z154:Master.AD155 Master.AA156:Master.AD157 Master.Z173:Master.AD174 Master.AB176:Master.AD178 Master.Z187:Master.AD188 Master.AA144:Master.AD145 Master.Z152:Master.AD152 Master.Z158:Master.AD158 Master.Z167:Master.AD167 Master.Z169:Master.AD171 Master.Z183:Master.AD185 Master.AA186:Master.AD186 Master.AA189:Master.AD191 Master.Z192:Master.AD192 Master.AA197:Master.AH204 Master.Z65:Master.AD67 Master.AA99:Master.AD100 Master.AA114:Master.AD119 Master.AA150:Master.AD151 Master.AA163:Master.AD166 Master.AA168:Master.AD168 Master.AA175:Master.AD175 Master.Z196:Master.AH196 Master.Z205:Master.AH205 Master.AA206:Master.AH208 Master.Z209:Master.AH211 Master.AA68:Master.AD68 Master.AA83:Master.AD83 Master.Z84:Master.AD84 Master.AA85:Master.AD85 Master.AA91:Master.AD97 Master.Z98:Master.AD98 Master.AA108:Master.AD112 Master.Z113:Master.AD113 Master.AA122:Master.AD132 Master.AA134:Master.AD137 Master.Z143:Master.AD143 Master.AA153:Master.AD153 Master.AA159:Master.AD161 Master.Z162:Master.AD162 Master.AA172:Master.AD172 Master.AA179:Master.AD182 Master.AA193:Master.AD195 Master.Z46:Master.AD63 Master.AA212:Master.AH214 Master.Z217:Master.AH218 Master.Z226:Master.AH227 Master.AA230:Master.AH231 Master.Z215:Master.AH215 Master.AA216:Master.AH216 Master.AA219:Master.AH223 Master.Z224:Master.AH224 Master.Z229:Master.AH229 Master.AA225:Master.AH225 Master.AA228:Master.AH228 Master.Z232:Master.AH237 Master.BY5:Master.XFD237 Master.O5:Master.BX42 Master.AT44:Master.BX45 Master.O43:Master.AS45 Master.O46:Master.Y237 Master.Z176:Master.AA176 Master.Z178:Master.AA178 Master.AA177:Master.AA177 Master.AE46:Master.AH195 Master.AI46:Master.BX237">
            <calcext:condition calcext:apply-style-name="PMK" calcext:value="=&quot;MMA&quot;" calcext:base-cell-address="Master.A1"/>
          </calcext:conditional-format>
          <calcext:conditional-format calcext:target-range-address="Master.Z72:Master.AD75 Master.AA70:Master.AD71 Master.Z78:Master.AD79 Master.AA76:Master.AD77 Master.Z101:Master.AD101 Master.AA102:Master.AD106 Master.Z133:Master.AD133 Master.Z138:Master.AD141 Master.AA142:Master.AD142 Master.Z146:Master.AD146 Master.Z149:Master.AD149 Master.AA147:Master.AD148 Master.A238:Master.XFD1048576 Master.A1:Master.XFD4 Master.A5:Master.N237 Master.AA64:Master.AD64 Master.Z69:Master.AD69 Master.Z81:Master.AD82 Master.AA80:Master.AD80 Master.Z86:Master.AD86 Master.Z89:Master.AD90 Master.AA87:Master.AD88 Master.Z107:Master.AD107 Master.Z120:Master.AD121 Master.Z154:Master.AD155 Master.AA156:Master.AD157 Master.Z173:Master.AD174 Master.AB176:Master.AD178 Master.Z187:Master.AD188 Master.AA144:Master.AD145 Master.Z152:Master.AD152 Master.Z158:Master.AD158 Master.Z167:Master.AD167 Master.Z169:Master.AD171 Master.Z183:Master.AD185 Master.AA186:Master.AD186 Master.AA189:Master.AD191 Master.Z192:Master.AD192 Master.AA197:Master.AH204 Master.Z65:Master.AD67 Master.AA99:Master.AD100 Master.AA114:Master.AD119 Master.AA150:Master.AD151 Master.AA163:Master.AD166 Master.AA168:Master.AD168 Master.AA175:Master.AD175 Master.Z196:Master.AH196 Master.Z205:Master.AH205 Master.AA206:Master.AH208 Master.Z209:Master.AH211 Master.AA68:Master.AD68 Master.AA83:Master.AD83 Master.Z84:Master.AD84 Master.AA85:Master.AD85 Master.AA91:Master.AD97 Master.Z98:Master.AD98 Master.AA108:Master.AD112 Master.Z113:Master.AD113 Master.AA122:Master.AD132 Master.AA134:Master.AD137 Master.Z143:Master.AD143 Master.AA153:Master.AD153 Master.AA159:Master.AD161 Master.Z162:Master.AD162 Master.AA172:Master.AD172 Master.AA179:Master.AD182 Master.AA193:Master.AD195 Master.Z46:Master.AD63 Master.AA212:Master.AH214 Master.Z217:Master.AH218 Master.Z226:Master.AH227 Master.AA230:Master.AH231 Master.Z215:Master.AH215 Master.AA216:Master.AH216 Master.AA219:Master.AH223 Master.Z224:Master.AH224 Master.Z229:Master.AH229 Master.AA225:Master.AH225 Master.AA228:Master.AH228 Master.Z232:Master.AH237 Master.BY5:Master.XFD237 Master.O5:Master.BX42 Master.AT44:Master.BX45 Master.O43:Master.AS45 Master.O46:Master.Y237 Master.Z176:Master.AA176 Master.Z178:Master.AA178 Master.AA177:Master.AA177 Master.AE46:Master.AH195 Master.AI46:Master.BX237">
            <calcext:condition calcext:apply-style-name="Fascists" calcext:value="=&quot;NDA&quot;" calcext:base-cell-address="Master.A1"/>
          </calcext:conditional-format>
          <calcext:conditional-format calcext:target-range-address="Master.Z72:Master.AD75 Master.AA70:Master.AD71 Master.Z78:Master.AD79 Master.AA76:Master.AD77 Master.Z101:Master.AD101 Master.AA102:Master.AD106 Master.Z133:Master.AD133 Master.Z138:Master.AD141 Master.AA142:Master.AD142 Master.Z146:Master.AD146 Master.Z149:Master.AD149 Master.AA147:Master.AD148 Master.A238:Master.XFD1048576 Master.A1:Master.XFD4 Master.A5:Master.N237 Master.AA64:Master.AD64 Master.Z69:Master.AD69 Master.Z81:Master.AD82 Master.AA80:Master.AD80 Master.Z86:Master.AD86 Master.Z89:Master.AD90 Master.AA87:Master.AD88 Master.Z107:Master.AD107 Master.Z120:Master.AD121 Master.Z154:Master.AD155 Master.AA156:Master.AD157 Master.Z173:Master.AD174 Master.AB176:Master.AD178 Master.Z187:Master.AD188 Master.AA144:Master.AD145 Master.Z152:Master.AD152 Master.Z158:Master.AD158 Master.Z167:Master.AD167 Master.Z169:Master.AD171 Master.Z183:Master.AD185 Master.AA186:Master.AD186 Master.AA189:Master.AD191 Master.Z192:Master.AD192 Master.AA197:Master.AH204 Master.Z65:Master.AD67 Master.AA99:Master.AD100 Master.AA114:Master.AD119 Master.AA150:Master.AD151 Master.AA163:Master.AD166 Master.AA168:Master.AD168 Master.AA175:Master.AD175 Master.Z196:Master.AH196 Master.Z205:Master.AH205 Master.AA206:Master.AH208 Master.Z209:Master.AH211 Master.AA68:Master.AD68 Master.AA83:Master.AD83 Master.Z84:Master.AD84 Master.AA85:Master.AD85 Master.AA91:Master.AD97 Master.Z98:Master.AD98 Master.AA108:Master.AD112 Master.Z113:Master.AD113 Master.AA122:Master.AD132 Master.AA134:Master.AD137 Master.Z143:Master.AD143 Master.AA153:Master.AD153 Master.AA159:Master.AD161 Master.Z162:Master.AD162 Master.AA172:Master.AD172 Master.AA179:Master.AD182 Master.AA193:Master.AD195 Master.Z46:Master.AD63 Master.AA212:Master.AH214 Master.Z217:Master.AH218 Master.Z226:Master.AH227 Master.AA230:Master.AH231 Master.Z215:Master.AH215 Master.AA216:Master.AH216 Master.AA219:Master.AH223 Master.Z224:Master.AH224 Master.Z229:Master.AH229 Master.AA225:Master.AH225 Master.AA228:Master.AH228 Master.Z232:Master.AH237 Master.BY5:Master.XFD237 Master.O5:Master.BX42 Master.AT44:Master.BX45 Master.O43:Master.AS45 Master.O46:Master.Y237 Master.Z176:Master.AA176 Master.Z178:Master.AA178 Master.AA177:Master.AA177 Master.AE46:Master.AH195 Master.AI46:Master.BX237">
            <calcext:condition calcext:apply-style-name="DMDK" calcext:value="=&quot;MNK&quot;" calcext:base-cell-address="Master.A1"/>
          </calcext:conditional-format>
          <calcext:conditional-format calcext:target-range-address="Master.Z230:Master.Z230">
            <calcext:condition calcext:apply-style-name="Untitled5" calcext:value="contains-text(&quot;AIADMK&quot;)" calcext:base-cell-address="Master.Z230"/>
          </calcext:conditional-format>
          <calcext:conditional-format calcext:target-range-address="Master.Z230:Master.Z230">
            <calcext:condition calcext:apply-style-name="DMDK" calcext:value="contains-text(&quot;DMDK&quot;)" calcext:base-cell-address="Master.Z230"/>
          </calcext:conditional-format>
          <calcext:conditional-format calcext:target-range-address="Master.Z230:Master.Z230">
            <calcext:condition calcext:apply-style-name="MDMK" calcext:value="contains-text(&quot;MDMK&quot;)" calcext:base-cell-address="Master.Z230"/>
          </calcext:conditional-format>
          <calcext:conditional-format calcext:target-range-address="Master.Z230:Master.Z230">
            <calcext:condition calcext:apply-style-name="DMK_New" calcext:value="begins-with(&quot;DMK&quot;)" calcext:base-cell-address="Master.Z230"/>
          </calcext:conditional-format>
          <calcext:conditional-format calcext:target-range-address="Master.Z230:Master.Z230">
            <calcext:condition calcext:apply-style-name="PMK" calcext:value="=&quot;PMK&quot;" calcext:base-cell-address="Master.Z230"/>
          </calcext:conditional-format>
          <calcext:conditional-format calcext:target-range-address="Master.Z230:Master.Z230">
            <calcext:condition calcext:apply-style-name="VCK" calcext:value="=&quot;VCK&quot;" calcext:base-cell-address="Master.Z230"/>
          </calcext:conditional-format>
          <calcext:conditional-format calcext:target-range-address="Master.Z230:Master.Z230">
            <calcext:condition calcext:apply-style-name="CPI" calcext:value="contains-text(&quot;CPI&quot;)" calcext:base-cell-address="Master.Z230"/>
          </calcext:conditional-format>
          <calcext:conditional-format calcext:target-range-address="Master.Z230:Master.Z230">
            <calcext:condition calcext:apply-style-name="NTK" calcext:value="=&quot;NTK&quot;" calcext:base-cell-address="Master.Z230"/>
          </calcext:conditional-format>
          <calcext:conditional-format calcext:target-range-address="Master.Z230:Master.Z230">
            <calcext:condition calcext:apply-style-name="MNK_New" calcext:value="=&quot;MNK&quot;" calcext:base-cell-address="Master.Z230"/>
          </calcext:conditional-format>
          <calcext:conditional-format calcext:target-range-address="Master.Z230:Master.Z230">
            <calcext:condition calcext:apply-style-name="Independant" calcext:value="=&quot;Independant&quot;" calcext:base-cell-address="Master.Z230"/>
          </calcext:conditional-format>
          <calcext:conditional-format calcext:target-range-address="Master.Z230:Master.Z230">
            <calcext:condition calcext:apply-style-name="NOTA" calcext:value="=&quot;NOTA&quot;" calcext:base-cell-address="Master.Z230"/>
          </calcext:conditional-format>
          <calcext:conditional-format calcext:target-range-address="Master.Z230:Master.Z230">
            <calcext:condition calcext:apply-style-name="PFA" calcext:value="=&quot;PFA&quot;" calcext:base-cell-address="Master.Z230"/>
          </calcext:conditional-format>
          <calcext:conditional-format calcext:target-range-address="Master.Z230:Master.Z230">
            <calcext:condition calcext:apply-style-name="Fascists" calcext:value="=&quot;BJP&quot;" calcext:base-cell-address="Master.Z230"/>
          </calcext:conditional-format>
          <calcext:conditional-format calcext:target-range-address="Master.Z230:Master.Z230">
            <calcext:condition calcext:apply-style-name="INC" calcext:value="=&quot;INC&quot;" calcext:base-cell-address="Master.Z230"/>
          </calcext:conditional-format>
          <calcext:conditional-format calcext:target-range-address="Master.Z230:Master.Z230">
            <calcext:condition calcext:apply-style-name="MNM" calcext:value="=&quot;MNM&quot;" calcext:base-cell-address="Master.Z230"/>
          </calcext:conditional-format>
          <calcext:conditional-format calcext:target-range-address="Master.Z230:Master.Z230">
            <calcext:condition calcext:apply-style-name="AMMK" calcext:value="=&quot;AMMK&quot;" calcext:base-cell-address="Master.Z230"/>
          </calcext:conditional-format>
          <calcext:conditional-format calcext:target-range-address="Master.Z230:Master.Z230">
            <calcext:condition calcext:apply-style-name="AMMK" calcext:value="=&quot;People's Front&quot;" calcext:base-cell-address="Master.Z230"/>
          </calcext:conditional-format>
          <calcext:conditional-format calcext:target-range-address="Master.Z230:Master.Z230">
            <calcext:condition calcext:apply-style-name="AMMK" calcext:value="=&quot;PF&quot;" calcext:base-cell-address="Master.Z230"/>
          </calcext:conditional-format>
          <calcext:conditional-format calcext:target-range-address="Master.Z230:Master.Z230">
            <calcext:condition calcext:apply-style-name="PMK" calcext:value="=&quot;MMA&quot;" calcext:base-cell-address="Master.Z230"/>
          </calcext:conditional-format>
          <calcext:conditional-format calcext:target-range-address="Master.Z230:Master.Z230">
            <calcext:condition calcext:apply-style-name="Fascists" calcext:value="=&quot;NDA&quot;" calcext:base-cell-address="Master.Z230"/>
          </calcext:conditional-format>
          <calcext:conditional-format calcext:target-range-address="Master.A1:Master.XFD42 Master.A43:Master.AS45 Master.AT44:Master.XFD45 Master.BY43:Master.XFD43 Master.A46:Master.XFD1048576">
            <calcext:condition calcext:apply-style-name="DMDK" calcext:value="=&quot;MNK&quot;" calcext:base-cell-address="Master.A1"/>
          </calcext:conditional-format>
        </calcext:conditional-formats>
      </table:table>
      <table:named-expressions/>
      <table:database-ranges>
        <table:database-range table:name="__Anonymous_Sheet_DB__0" table:target-range-address="Master.A1:Master.AS92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y Underwood" svg:font-family="'My Underwood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9">
      <number:number number:decimal-places="1" number:min-decimal-places="1" number:min-integer-digits="1"/>
      <number:text>%</number:text>
    </number:percentage-style>
    <number:number-style style:name="N120">
      <number:number number:decimal-places="1" number:min-decimal-places="1" number:min-integer-digits="1"/>
    </number:number-style>
    <number:date-style style:name="N121">
      <number:day number:style="long"/>
      <number:text>-</number:text>
      <number:month number:textual="true"/>
      <number:text>-</number:text>
      <number:year/>
    </number:date-style>
    <number:date-style style:name="N122">
      <number:day number:style="long"/>
      <number:text>-</number:text>
      <number:month number:textual="true"/>
    </number:date-style>
    <number:date-style style:name="N123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2" style:volatile="true">
      <number:text loext:blank-width-char="-"> </number:text>
      <number:fill-character> </number:fill-character>
      <number:text>- _-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7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7P2" style:volatile="true">
      <number:text loext:blank-width-char="-"> £</number:text>
      <number:fill-character> </number:fill-character>
      <number:text>- _-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5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5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0000"/>
    </style:style>
    <style:style style:name="Untitled3" style:family="table-cell" style:parent-style-name="Default">
      <style:table-cell-properties fo:background-color="#c9211e" style:diagonal-bl-tr="none" style:diagonal-tl-br="none"/>
      <style:text-properties fo:color="#000000"/>
    </style:style>
    <style:style style:name="Untitled4" style:family="table-cell" style:parent-style-name="Default">
      <style:table-cell-properties fo:background-color="#127622"/>
    </style:style>
    <style:style style:name="Untitled5" style:family="table-cell" style:parent-style-name="Default">
      <style:table-cell-properties fo:background-color="#127622"/>
    </style:style>
    <style:style style:name="DMDK" style:family="table-cell" style:parent-style-name="Default">
      <style:table-cell-properties fo:background-color="#4b2204"/>
    </style:style>
    <style:style style:name="MDMK" style:family="table-cell" style:parent-style-name="Default">
      <style:table-cell-properties fo:background-color="#611729"/>
    </style:style>
    <style:style style:name="DMK" style:family="table-cell" style:parent-style-name="Default">
      <style:table-cell-properties fo:background-color="#c9211e"/>
    </style:style>
    <style:style style:name="PMK" style:family="table-cell" style:parent-style-name="Default">
      <style:table-cell-properties fo:background-color="#e6e905"/>
      <style:text-properties fo:color="#000000"/>
    </style:style>
    <style:style style:name="VCK" style:family="table-cell" style:parent-style-name="Default">
      <style:table-cell-properties fo:background-color="#3465a4"/>
      <style:text-properties fo:color="#000000"/>
    </style:style>
    <style:style style:name="CPI" style:family="table-cell" style:parent-style-name="Default">
      <style:table-cell-properties fo:background-color="#ff0000"/>
    </style:style>
    <style:style style:name="NTK" style:family="table-cell" style:parent-style-name="Default">
      <style:table-cell-properties fo:background-color="#666666"/>
    </style:style>
    <style:style style:name="MNK" style:family="table-cell" style:parent-style-name="Default">
      <style:table-cell-properties fo:background-color="#8e86ae"/>
    </style:style>
    <style:style style:name="Independant" style:family="table-cell" style:parent-style-name="Default">
      <style:table-cell-properties fo:background-color="#dddddd" style:diagonal-bl-tr="none" style:diagonal-tl-br="none"/>
      <style:text-properties fo:color="#000000"/>
    </style:style>
    <style:style style:name="DMK_5f_New" style:display-name="DMK_New" style:family="table-cell" style:parent-style-name="Default">
      <style:table-cell-properties fo:background-color="#c9211e"/>
      <style:text-properties fo:color="#000000"/>
    </style:style>
    <style:style style:name="NOTA" style:family="table-cell" style:parent-style-name="Default">
      <style:table-cell-properties fo:background-color="#ffffff"/>
      <style:text-properties fo:color="#000000"/>
    </style:style>
    <style:style style:name="People_27_s_20_Front" style:display-name="People's Front" style:family="table-cell" style:parent-style-name="Default">
      <style:table-cell-properties fo:background-color="#3faf46"/>
      <style:text-properties fo:color="#000000"/>
    </style:style>
    <style:style style:name="PFA" style:family="table-cell" style:parent-style-name="Default">
      <style:table-cell-properties fo:background-color="#ffffa6"/>
      <style:text-properties fo:color="#000000"/>
    </style:style>
    <style:style style:name="Fascists" style:family="table-cell" style:parent-style-name="Default">
      <style:table-cell-properties fo:background-color="#ffb66c"/>
      <style:text-properties fo:color="#000000"/>
    </style:style>
    <style:style style:name="MNK_5f_New" style:display-name="MNK_New" style:family="table-cell" style:parent-style-name="Default">
      <style:table-cell-properties fo:background-color="#dddddd"/>
      <style:text-properties fo:color="#000000"/>
    </style:style>
    <style:style style:name="INC" style:family="table-cell" style:parent-style-name="Default">
      <style:table-cell-properties fo:background-color="#2a6099" style:diagonal-bl-tr="none" style:diagonal-tl-br="none"/>
    </style:style>
    <style:style style:name="MNM" style:family="table-cell" style:parent-style-name="Default">
      <style:table-cell-properties fo:background-color="#d62e4e"/>
      <style:text-properties fo:color="#000000"/>
    </style:style>
    <style:style style:name="AMMK" style:family="table-cell" style:parent-style-name="Default">
      <style:table-cell-properties fo:background-color="#5eb91e"/>
      <style:text-properties fo:color="#000000"/>
    </style:style>
    <style:style style:name="ConditionalStyle_5f_1" style:display-name="ConditionalStyle_1" style:family="table-cell" style:parent-style-name="Default">
      <style:table-cell-properties fo:background-color="#8d281e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able-cell-properties fo:background-color="#395511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3" style:display-name="ConditionalStyle_3" style:family="table-cell" style:parent-style-name="Default">
      <style:table-cell-properties fo:background-color="#2a6099" style:diagonal-bl-tr="none" style:diagonal-tl-br="none" fo:border="none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4" style:display-name="ConditionalStyle_4" style:family="table-cell" style:parent-style-name="Default">
      <style:table-cell-properties fo:background-color="#3465a4"/>
      <style:text-properties fo:color="#000000" style:font-name="Arial" fo:font-family="Arial" style:font-family-generic="swiss" style:font-name-complex="Arial" style:font-family-complex="Arial" style:font-family-generic-complex="swiss"/>
    </style:style>
    <style:style style:name="ConditionalStyle_5f_5" style:display-name="ConditionalStyle_5" style:family="table-cell" style:parent-style-name="Default">
      <style:table-cell-properties fo:background-color="#ff0000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6" style:display-name="ConditionalStyle_6" style:family="table-cell" style:parent-style-name="Default">
      <style:table-cell-properties fo:background-color="#ffb66c"/>
      <style:text-properties fo:color="#000000" style:font-name="Arial" fo:font-family="Arial" style:font-family-generic="swiss" style:font-name-complex="Arial" style:font-family-complex="Arial" style:font-family-generic-complex="swiss"/>
    </style:style>
    <style:style style:name="ConditionalStyle_5f_7" style:display-name="ConditionalStyle_7" style:family="table-cell" style:parent-style-name="Default">
      <style:table-cell-properties fo:background-color="#e6e905"/>
      <style:text-properties fo:color="#000000" style:font-name="Arial" fo:font-family="Arial" style:font-family-generic="swiss" style:font-name-complex="Arial" style:font-family-complex="Arial" style:font-family-generic-complex="swiss"/>
    </style:style>
    <style:style style:name="ConditionalStyle_5f_8" style:display-name="ConditionalStyle_8" style:family="table-cell" style:parent-style-name="Default">
      <style:table-cell-properties fo:background-color="#5eb91e"/>
      <style:text-properties fo:color="#000000" style:font-name="Arial" fo:font-family="Arial" style:font-family-generic="swiss" style:font-name-complex="Arial" style:font-family-complex="Arial" style:font-family-generic-complex="swiss"/>
    </style:style>
    <style:style style:name="ConditionalStyle_5f_9" style:display-name="ConditionalStyle_9" style:family="table-cell" style:parent-style-name="Default">
      <style:table-cell-properties fo:background-color="#4b2204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10" style:display-name="ConditionalStyle_10" style:family="table-cell" style:parent-style-name="Default">
      <style:table-cell-properties fo:background-color="#611729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ffffff"/>
      <style:text-properties fo:color="#0000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666666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13" style:display-name="ConditionalStyle_13" style:family="table-cell" style:parent-style-name="Default">
      <style:table-cell-properties fo:background-color="#729fcf"/>
      <style:text-properties style:font-name="Arial" fo:font-family="Arial" style:font-family-generic="swiss" style:font-name-complex="Arial" style:font-family-complex="Arial" style:font-family-generic-complex="swiss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5">00/00/0000</text:date>, <text:time style:data-style-name="N2" text:time-value="08:39:47.1299827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4T17:00:02.041472304</meta:creation-date>
    <dc:date>2026-03-25T09:11:38.633409805</dc:date>
    <meta:editing-duration>PT18H28M19S</meta:editing-duration>
    <meta:editing-cycles>146</meta:editing-cycles>
    <meta:generator>LibreOffice/25.8.5.2$Linux_X86_64 LibreOffice_project/580$Build-2</meta:generator>
    <meta:document-statistic meta:table-count="1" meta:cell-count="10582" meta:object-count="0"/>
  </office:meta>
</office:document-meta>
</file>